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Microsoft Sans Serif Greek" svg:font-family="'Microsoft Sans Serif Greek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5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6" style:family="paragraph" style:parent-style-name="Normal">
      <style:paragraph-properties fo:break-before="page">
        <style:tab-stops>
          <style:tab-stop style:position="7.828cm"/>
        </style:tab-stops>
      </style:paragraph-properties>
    </style:style>
    <style:style style:name="P7" style:family="paragraph" style:parent-style-name="Normal">
      <style:paragraph-properties>
        <style:tab-stops>
          <style:tab-stop style:position="7.382cm"/>
        </style:tab-stops>
      </style:paragraph-properties>
    </style:style>
    <style:style style:name="P8" style:family="paragraph" style:parent-style-name="Normal">
      <style:paragraph-properties>
        <style:tab-stops>
          <style:tab-stop style:position="0.586cm"/>
        </style:tab-stops>
      </style:paragraph-properties>
    </style:style>
    <style:style style:name="P9" style:family="paragraph" style:parent-style-name="Normal">
      <style:paragraph-properties>
        <style:tab-stops>
          <style:tab-stop style:position="2.302cm"/>
          <style:tab-stop style:position="4.957cm"/>
          <style:tab-stop style:position="5.849cm"/>
        </style:tab-stops>
      </style:paragraph-properties>
    </style:style>
    <style:style style:name="P10" style:family="paragraph" style:parent-style-name="Normal">
      <style:paragraph-properties fo:margin-left="0.635cm" fo:margin-right="0cm" fo:text-indent="-0.635cm" style:auto-text-indent="false">
        <style:tab-stops>
          <style:tab-stop style:position="7.424cm"/>
        </style:tab-stops>
      </style:paragraph-properties>
    </style:style>
    <style:style style:name="P11" style:family="paragraph" style:parent-style-name="Normal">
      <style:paragraph-properties fo:margin-left="0.635cm" fo:margin-right="0cm" fo:text-indent="-0.635cm" style:auto-text-indent="false">
        <style:tab-stops>
          <style:tab-stop style:position="3.006cm"/>
        </style:tab-stops>
      </style:paragraph-properties>
    </style:style>
    <style:style style:name="P12" style:family="paragraph" style:parent-style-name="Normal">
      <style:paragraph-properties fo:margin-left="0.635cm" fo:margin-right="0cm" fo:text-indent="-0.635cm" style:auto-text-indent="false">
        <style:tab-stops>
          <style:tab-stop style:position="5.445cm"/>
        </style:tab-stops>
      </style:paragraph-properties>
    </style:style>
    <style:style style:name="P13" style:family="paragraph" style:parent-style-name="Normal">
      <style:paragraph-properties fo:break-before="page">
        <style:tab-stops>
          <style:tab-stop style:position="5.627cm"/>
        </style:tab-stops>
      </style:paragraph-properties>
    </style:style>
    <style:style style:name="P14" style:family="paragraph" style:parent-style-name="Normal">
      <style:paragraph-properties fo:break-before="page">
        <style:tab-stops>
          <style:tab-stop style:position="2.425cm"/>
          <style:tab-stop style:position="3.224cm"/>
          <style:tab-stop style:position="3.879cm"/>
        </style:tab-stops>
      </style:paragraph-properties>
    </style:style>
    <style:style style:name="P15" style:family="paragraph" style:parent-style-name="Normal">
      <style:paragraph-properties fo:margin-left="0cm" fo:margin-right="0cm" fo:text-indent="0.635cm" style:auto-text-indent="false">
        <style:tab-stops>
          <style:tab-stop style:position="8.648cm"/>
        </style:tab-stops>
      </style:paragraph-properties>
    </style:style>
    <style:style style:name="P16" style:family="paragraph" style:parent-style-name="Normal">
      <style:paragraph-properties fo:break-before="page">
        <style:tab-stops>
          <style:tab-stop style:position="5.939cm"/>
        </style:tab-stops>
      </style:paragraph-properties>
    </style:style>
    <style:style style:name="P17" style:family="paragraph" style:parent-style-name="Normal">
      <style:paragraph-properties fo:margin-left="0cm" fo:margin-right="0cm" fo:text-indent="0.635cm" style:auto-text-indent="false">
        <style:tab-stops>
          <style:tab-stop style:position="7.872cm"/>
        </style:tab-stops>
      </style:paragraph-properties>
    </style:style>
    <style:style style:name="P18" style:family="paragraph" style:parent-style-name="Normal">
      <style:paragraph-properties fo:margin-left="0.635cm" fo:margin-right="0cm" fo:text-indent="-0.635cm" style:auto-text-indent="false">
        <style:tab-stops>
          <style:tab-stop style:position="4.798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3.695cm"/>
          <style:tab-stop style:position="4.286cm"/>
        </style:tab-stops>
      </style:paragraph-properties>
    </style:style>
    <style:style style:name="P20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983cm"/>
          <style:tab-stop style:position="6.41cm"/>
          <style:tab-stop style:position="10.262cm"/>
        </style:tab-stops>
      </style:paragraph-properties>
    </style:style>
    <style:style style:name="P21" style:family="paragraph" style:parent-style-name="Normal">
      <style:paragraph-properties fo:margin-left="0.635cm" fo:margin-right="0cm" fo:text-indent="-0.635cm" style:auto-text-indent="false">
        <style:tab-stops>
          <style:tab-stop style:position="6.978cm"/>
        </style:tab-stops>
      </style:paragraph-properties>
    </style:style>
    <style:style style:name="P22" style:family="paragraph" style:parent-style-name="Normal">
      <style:paragraph-properties fo:margin-left="0.635cm" fo:margin-right="0cm" fo:text-indent="-0.635cm" style:auto-text-indent="false">
        <style:tab-stops>
          <style:tab-stop style:position="3.992cm"/>
          <style:tab-stop style:position="6.077cm"/>
        </style:tab-stops>
      </style:paragraph-properties>
    </style:style>
    <style:style style:name="P23" style:family="paragraph" style:parent-style-name="Normal">
      <style:paragraph-properties fo:margin-left="0cm" fo:margin-right="0cm" fo:text-indent="0.635cm" style:auto-text-indent="false">
        <style:tab-stops>
          <style:tab-stop style:position="2.448cm"/>
          <style:tab-stop style:position="6.327cm"/>
        </style:tab-stops>
      </style:paragraph-properties>
    </style:style>
    <style:style style:name="P24" style:family="paragraph" style:parent-style-name="Normal">
      <style:paragraph-properties fo:margin-left="0.635cm" fo:margin-right="0cm" fo:text-indent="-0.635cm" style:auto-text-indent="false">
        <style:tab-stops>
          <style:tab-stop style:position="3.514cm"/>
        </style:tab-stops>
      </style:paragraph-properties>
    </style:style>
    <style:style style:name="P25" style:family="paragraph" style:parent-style-name="Normal">
      <style:paragraph-properties fo:break-before="page">
        <style:tab-stops>
          <style:tab-stop style:position="6.481cm"/>
        </style:tab-stops>
      </style:paragraph-properties>
    </style:style>
    <style:style style:name="P26" style:family="paragraph" style:parent-style-name="Normal">
      <style:paragraph-properties fo:break-before="page">
        <style:tab-stops>
          <style:tab-stop style:position="6.727cm"/>
        </style:tab-stops>
      </style:paragraph-properties>
    </style:style>
    <style:style style:name="P27" style:family="paragraph" style:parent-style-name="Normal">
      <style:paragraph-properties fo:break-before="page">
        <style:tab-stops>
          <style:tab-stop style:position="8.112cm"/>
        </style:tab-stops>
      </style:paragraph-properties>
    </style:style>
    <style:style style:name="P28" style:family="paragraph" style:parent-style-name="Normal">
      <style:paragraph-properties fo:break-before="page">
        <style:tab-stops>
          <style:tab-stop style:position="6.027cm"/>
          <style:tab-stop style:position="7.396cm"/>
          <style:tab-stop style:position="8.036cm"/>
        </style:tab-stops>
      </style:paragraph-properties>
    </style:style>
    <style:style style:name="P29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4.771cm"/>
        </style:tab-stops>
      </style:paragraph-properties>
    </style:style>
    <style:style style:name="P30" style:family="paragraph" style:parent-style-name="Normal">
      <style:paragraph-properties fo:break-before="page">
        <style:tab-stops>
          <style:tab-stop style:position="5.334cm"/>
        </style:tab-stops>
      </style:paragraph-properties>
    </style:style>
    <style:style style:name="P31" style:family="paragraph" style:parent-style-name="Normal">
      <style:paragraph-properties fo:break-before="page">
        <style:tab-stops>
          <style:tab-stop style:position="5.872cm"/>
        </style:tab-stops>
      </style:paragraph-properties>
    </style:style>
    <style:style style:name="P32" style:family="paragraph" style:parent-style-name="Normal">
      <style:paragraph-properties fo:margin-left="0.635cm" fo:margin-right="0cm" fo:text-indent="-0.635cm" style:auto-text-indent="false">
        <style:tab-stops>
          <style:tab-stop style:position="3.124cm"/>
          <style:tab-stop style:position="4.54cm"/>
          <style:tab-stop style:position="5.419cm"/>
        </style:tab-stops>
      </style:paragraph-properties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 style:master-page-name="Standard">
      <style:paragraph-properties style:page-number="auto"/>
    </style:style>
    <style:style style:name="P36" style:family="paragraph" style:parent-style-name="Heading_20_2">
      <style:text-properties officeooo:paragraph-rsid="000deeed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2"/>
    <style:style style:name="P40" style:family="paragraph" style:parent-style-name="Heading_20_2">
      <style:paragraph-properties fo:break-before="page"/>
      <style:text-properties officeooo:paragraph-rsid="000fb9fc"/>
    </style:style>
    <style:style style:name="P41" style:family="paragraph" style:parent-style-name="Heading_20_2">
      <style:text-properties officeooo:paragraph-rsid="000fb9fc"/>
    </style:style>
    <style:style style:name="P42" style:family="paragraph" style:parent-style-name="Heading_20_2">
      <style:text-properties officeooo:paragraph-rsid="0017524d"/>
    </style:style>
    <style:style style:name="P43" style:family="paragraph" style:parent-style-name="Normal">
      <style:paragraph-properties fo:break-before="page"/>
    </style:style>
    <style:style style:name="P44" style:family="paragraph" style:parent-style-name="Normal">
      <style:paragraph-properties fo:margin-left="0cm" fo:margin-right="0cm" fo:text-indent="0.635cm" style:auto-text-indent="false" fo:break-before="page"/>
    </style:style>
    <style:style style:name="P45" style:family="paragraph" style:parent-style-name="Normal">
      <style:paragraph-properties fo:break-before="page"/>
      <style:text-properties officeooo:paragraph-rsid="000fb9fc"/>
    </style:style>
    <style:style style:name="P46" style:family="paragraph" style:parent-style-name="Normal">
      <style:paragraph-properties fo:break-before="page">
        <style:tab-stops>
          <style:tab-stop style:position="7.467cm"/>
        </style:tab-stops>
      </style:paragraph-properties>
    </style:style>
    <style:style style:name="P47" style:family="paragraph" style:parent-style-name="Normal">
      <style:paragraph-properties fo:margin-left="0cm" fo:margin-right="0cm" fo:text-indent="0.635cm" style:auto-text-indent="false"/>
      <style:text-properties officeooo:paragraph-rsid="0017524d"/>
    </style:style>
    <style:style style:name="P48" style:family="paragraph" style:parent-style-name="Normal" style:master-page-name="MP0">
      <style:paragraph-properties style:page-number="auto" fo:break-before="page"/>
      <style:text-properties officeooo:paragraph-rsid="001801a9"/>
    </style:style>
    <style:style style:name="P49" style:family="paragraph" style:parent-style-name="Normal">
      <style:paragraph-properties fo:break-before="page"/>
      <style:text-properties officeooo:paragraph-rsid="001801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09f43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9f43" style:font-style-asian="italic" style:font-style-complex="italic"/>
    </style:style>
    <style:style style:name="T8" style:family="text">
      <style:text-properties fo:font-style="italic" officeooo:rsid="0014359e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T10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1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2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13" style:family="text">
      <style:text-properties fo:language="el" fo:country="GR" style:language-asian="el" style:country-asian="GR" style:language-complex="el" style:country-complex="GR"/>
    </style:style>
    <style:style style:name="T14" style:family="text">
      <style:text-properties fo:language="it" fo:country="IT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15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6" style:family="text">
      <style:text-properties fo:language="it" fo:country="IT" style:language-asian="el" style:country-asian="GR" style:language-complex="el" style:country-complex="GR"/>
    </style:style>
    <style:style style:name="T17" style:family="text">
      <style:text-properties fo:language="fr" fo:country="FR" fo:font-weight="bold" style:language-asian="el" style:country-asian="GR" style:font-weight-asian="bold" style:language-complex="el" style:country-complex="GR" style:font-weight-complex="bold"/>
    </style:style>
    <style:style style:name="T18" style:family="text">
      <style:text-properties fo:language="fr" fo:country="FR" style:language-asian="el" style:country-asian="GR" style:language-complex="el" style:country-complex="GR"/>
    </style:style>
    <style:style style:name="T19" style:family="text">
      <style:text-properties style:language-asian="el" style:country-asian="GR" style:language-complex="el" style:country-complex="GR"/>
    </style:style>
    <style:style style:name="T20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1" style:family="text">
      <style:text-properties fo:language="en" fo:country="GB" style:language-asian="el" style:country-asian="GR" style:language-complex="el" style:country-complex="G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bookmark-start text:name="bookmark0"/><text:span text:style-name="Default_20_Paragraph_20_Font">HIPPOCRATIS PROGNOSTICON<text:line-break/>ET GALENI IN EUM LIBRUM<text:line-break/>COMMENTARIUS I.</text:span><text:bookmark-end text:name="bookmark0"/></text:h>
      <text:h text:style-name="P36" text:outline-level="2"><text:span text:style-name="Default_20_Paragraph_20_Font"><text:span text:style-name="T1">I.</text:span></text:span></text:h>
      <text:p text:style-name="Normal"><text:span text:style-name="Default_20_Paragraph_20_Font"><text:span text:style-name="T1"><text:line-break/></text:span></text:span><text:span text:style-name="Default_20_Paragraph_20_Font"><text:span text:style-name="T3">Medicum providen</text:span></text:span><text:span text:style-name="Default_20_Paragraph_20_Font"><text:span text:style-name="T1">t</text:span></text:span><text:span text:style-name="Default_20_Paragraph_20_Font"><text:span text:style-name="T3">iae studio</text:span></text:span><text:span text:style-name="Default_20_Paragraph_20_Font"><text:span text:style-name="T1"> i</text:span></text:span><text:span text:style-name="Default_20_Paragraph_20_Font"><text:span text:style-name="T3">ncumbere op</text:span></text:span><text:span text:style-name="Default_20_Paragraph_20_Font"><text:span text:style-name="T1">tim</text:span></text:span><text:span text:style-name="Default_20_Paragraph_20_Font"><text:span text:style-name="T3">um este<text:line-break/></text:span></text:span><text:span text:style-name="Default_20_Paragraph_20_Font"><text:span text:style-name="T1">mi</text:span></text:span><text:span text:style-name="Default_20_Paragraph_20_Font"><text:span text:style-name="T3">hi v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t</text:span></text:span><text:span text:style-name="Default_20_Paragraph_20_Font"><text:span text:style-name="T3">ur.</text:span></text:span></text:p>
      <text:p text:style-name="P1"><text:span text:style-name="Default_20_Paragraph_20_Font"><text:span text:style-name="T1">Pro praenotione dixisse providentiam perspicuum esu<text:line-break/>Snbjungit namque, </text:span></text:span><text:span text:style-name="Default_20_Paragraph_20_Font"><text:span text:style-name="T3">praenoscen</text:span></text:span><text:span text:style-name="Default_20_Paragraph_20_Font"><text:span text:style-name="T1">s </text:span></text:span><text:span text:style-name="Default_20_Paragraph_20_Font"><text:span text:style-name="T3">en</text:span></text:span><text:span text:style-name="Default_20_Paragraph_20_Font"><text:span text:style-name="T1">im </text:span></text:span><text:span text:style-name="Default_20_Paragraph_20_Font"><text:span text:style-name="T3">et praedicen</text:span></text:span><text:span text:style-name="Default_20_Paragraph_20_Font"><text:span text:style-name="T1">s </text:span></text:span><text:span text:style-name="Default_20_Paragraph_20_Font"><text:span text:style-name="T3">apud<text:line-break/>aegro</text:span></text:span><text:span text:style-name="Default_20_Paragraph_20_Font"><text:span text:style-name="T1">s. At huic operi praefationem praetexuit necessa-<text:line-break/>riam , quamquam non admodum utatur praefationibus , ob</text:span></text:span></text:p>
      <text:p text:style-name="P3"><text:span text:style-name="Default_20_Paragraph_20_Font"><text:span text:style-name="T1">quosdam ut par est medicos, qui illius saeculo extiterunt,<text:line-break/>quales et nunc fiunt qui fele methodicos nominant, asse-<text:line-break/>runtque medici officium esse aut praesentem tueri santia-<text:line-break/>tem ut bene valentibus aut ut aegrotantibus deperditam<text:line-break/>restituere, vatis vero praedicere futura. Itaque Hippo-<text:line-break/>crates hac praefatione demonstrat perutilem medico prae-<text:line-break/>notionem esse ast tres praecipuas causas oratione deducta :<text:line-break/>prima quod aegrotos mandatis suis magis obsequentes ha-.<text:line-break/>luturus sit: secunda, quod qui praeviderit aegrotantibus<text:line-break/>eventura, multo se ante tempore adversus ea apparaverit :<text:line-break/>tertia , quod mortis aegrotantium auctor ipse non aesti-<text:line-break/>matus fuerit. Vult autem haud id minus ipsi esse ac<text:line-break/>sanitatis causam aestimari. Jam itaque verbis mentem<text:line-break/>adhibeamus, quibus praecipuas illis causas adstruit.</text:span></text:span></text:p>
      <text:h text:style-name="P37" text:outline-level="2"><text:bookmark-start text:name="bookmark2"/><text:span text:style-name="Default_20_Paragraph_20_Font">II.</text:span><text:bookmark-end text:name="bookmark2"/></text:h>
      <text:p text:style-name="P4"><text:span text:style-name="Default_20_Paragraph_20_Font"><text:span text:style-name="T1">P</text:span></text:span><text:span text:style-name="Default_20_Paragraph_20_Font"><text:span text:style-name="T3">raenoscens en</text:span></text:span><text:span text:style-name="Default_20_Paragraph_20_Font"><text:span text:style-name="T1">i</text:span></text:span><text:span text:style-name="Default_20_Paragraph_20_Font"><text:span text:style-name="T3">m ac praedicens apud aegr</text:span></text:span><text:span text:style-name="Default_20_Paragraph_20_Font"><text:span text:style-name="T1">o</text:span></text:span><text:span text:style-name="Default_20_Paragraph_20_Font"><text:span text:style-name="T3">tos et prae/en-<text:line-break/>tia et praeterita et sutura, qua</text:span></text:span><text:span text:style-name="Default_20_Paragraph_20_Font"><text:span text:style-name="T1">e</text:span></text:span><text:span text:style-name="Default_20_Paragraph_20_Font"><text:span text:style-name="T3">que aegr</text:span></text:span><text:span text:style-name="Default_20_Paragraph_20_Font"><text:span text:style-name="T1">i </text:span></text:span><text:span text:style-name="Default_20_Paragraph_20_Font"><text:span text:style-name="T3">praeter</text:span></text:span><text:span text:style-name="Default_20_Paragraph_20_Font"><text:span text:style-name="T1">mit</text:span></text:span><text:span text:style-name="Default_20_Paragraph_20_Font"><text:span text:style-name="T3">tunt<text:line-break/>exponen</text:span></text:span><text:span text:style-name="Default_20_Paragraph_20_Font"><text:span text:style-name="T1">s, 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utique aegrotan</text:span></text:span><text:span text:style-name="Default_20_Paragraph_20_Font"><text:span text:style-name="T1">ti</text:span></text:span><text:span text:style-name="Default_20_Paragraph_20_Font"><text:span text:style-name="T3">um</text:span></text:span><text:span text:style-name="Default_20_Paragraph_20_Font"><text:span text:style-name="T1"> m</text:span></text:span><text:span text:style-name="Default_20_Paragraph_20_Font"><text:span text:style-name="T3">ag</text:span></text:span><text:span text:style-name="Default_20_Paragraph_20_Font"><text:span text:style-name="T1">i</text:span></text:span><text:span text:style-name="Default_20_Paragraph_20_Font"><text:span text:style-name="T3">s agnoscere cre-<text:line-break/>de</text:span></text:span><text:span text:style-name="Default_20_Paragraph_20_Font"><text:span text:style-name="T1">t</text:span></text:span><text:span text:style-name="Default_20_Paragraph_20_Font"><text:span text:style-name="T3">ur, adeo ut sese h</text:span></text:span><text:span text:style-name="Default_20_Paragraph_20_Font"><text:span text:style-name="T1">omi</text:span></text:span><text:span text:style-name="Default_20_Paragraph_20_Font"><text:span text:style-name="T3">n</text:span></text:span><text:span text:style-name="Default_20_Paragraph_20_Font"><text:span text:style-name="T1">es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o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nii </text:span></text:span><text:span text:style-name="Default_20_Paragraph_20_Font"><text:span text:style-name="T3">tereaudeant.</text:span></text:span></text:p>
      <text:p text:style-name="P1"><text:span text:style-name="Default_20_Paragraph_20_Font"><text:span text:style-name="T1">Primam rationem hoc loco constituit dicens, </text:span></text:span><text:span text:style-name="Default_20_Paragraph_20_Font"><text:span text:style-name="T3">audere<text:line-break/>magi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siesu medico credere pr</text:span></text:span><text:span text:style-name="Default_20_Paragraph_20_Font"><text:span text:style-name="T1">o</text:span></text:span><text:span text:style-name="Default_20_Paragraph_20_Font"><text:span text:style-name="T3">p</text:span></text:span><text:span text:style-name="Default_20_Paragraph_20_Font"><text:span text:style-name="T1">t</text:span></text:span><text:span text:style-name="Default_20_Paragraph_20_Font"><text:span text:style-name="T3">er praedicend</text:span></text:span><text:span text:style-name="Default_20_Paragraph_20_Font"><text:span text:style-name="T1">i<text:line-break/></text:span></text:span><text:span text:style-name="Default_20_Paragraph_20_Font"><text:span text:style-name="T3">certitud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m. ob eam namque medicus certo putatur res<text:line-break/>omnes aegrotantium ad unguem nosse, hoc est qualifnam<text:line-break/>fit morbi quo tenentur constitutio. Est autem demonstra-<text:line-break/>tinnis structura ejusmodi. Medicus ex his quae praedicit -<text:line-break/>hanc sibi fidem conciliat, ut morbi naturam novisse videa-<text:line-break/>tur. llle de quo concepta talis opinio est, aegros magis<text:line-break/>obsequentes habet. Cui magis aegri parent, . is facilius<text:line-break/>morbos curat. </text:span></text:span><text:span text:style-name="Default_20_Paragraph_20_Font"><text:span text:style-name="T3">Et quae</text:span></text:span><text:span text:style-name="Default_20_Paragraph_20_Font"><text:span text:style-name="T1"> i</text:span></text:span><text:span text:style-name="Default_20_Paragraph_20_Font"><text:span text:style-name="T3">lli praeterm</text:span></text:span><text:span text:style-name="Default_20_Paragraph_20_Font"><text:span text:style-name="T1">itt</text:span></text:span><text:span text:style-name="Default_20_Paragraph_20_Font"><text:span text:style-name="T3">unt exp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it. Prae-</text:span></text:span></text:p>
      <text:p text:style-name="P3"><text:span text:style-name="Default_20_Paragraph_20_Font"><text:span text:style-name="T1">termittunt aegri non ea quidem quae prorsus ignorant,<text:line-break/>ut interpretum quorundam sententia est, </text:span></text:span><text:span text:style-name="Default_20_Paragraph_20_Font"><text:span text:style-name="T3">n</text:span></text:span><text:span text:style-name="Default_20_Paragraph_20_Font"><text:span text:style-name="T1">empe locos imo<text:line-break/>in corpore affectos aut earum caulas et dispofitiones, .sed<text:line-break/>potius ex causis quidem antecedentes tantum, quas </text:span></text:span><text:span text:style-name="Default_20_Paragraph_20_Font"><text:span text:style-name="T10">προ</text:span></text:span><text:span text:style-name="Default_20_Paragraph_20_Font"><text:span text:style-name="T2">-<text:line-break/></text:span></text:span><text:span text:style-name="Default_20_Paragraph_20_Font"><text:span text:style-name="T10">καταρκτικὰς</text:span></text:span><text:span text:style-name="Default_20_Paragraph_20_Font"><text:span text:style-name="T2"> </text:span></text:span><text:span text:style-name="Default_20_Paragraph_20_Font"><text:span text:style-name="T1">appellant, e corporis autem symptomatis ea<text:line-break/>quae conspicua sunt; veluti genae rubrae in peripneumo-<text:line-break/>nicis ; horum enim quaedam praetermittunt. Quorum ali-<text:line-break/>qua a medicis recenseri si aegri audierint, quae ipsi inter<text:line-break/>narrandum omiserant, eos merito admirantur. Quod qua<text:line-break/>ratione fieri possit progressu sermonis explicabo.</text:span></text:span></text:p>
      <text:h text:style-name="Heading_20_2" text:outline-level="2"><text:span text:style-name="Default_20_Paragraph_20_Font">III.</text:span></text:h>
      <text:p text:style-name="P4"><text:span text:style-name="Default_20_Paragraph_20_Font"><text:span text:style-name="T3">Curat</text:span></text:span><text:span text:style-name="Default_20_Paragraph_20_Font"><text:span text:style-name="T1">i</text:span></text:span><text:span text:style-name="Default_20_Paragraph_20_Font"><text:span text:style-name="T3">onem aute</text:span></text:span><text:span text:style-name="Default_20_Paragraph_20_Font"><text:span text:style-name="T1">m o</text:span></text:span><text:span text:style-name="Default_20_Paragraph_20_Font"><text:span text:style-name="T3">pt</text:span></text:span><text:span text:style-name="Default_20_Paragraph_20_Font"><text:span text:style-name="T1">i</text:span></text:span><text:span text:style-name="Default_20_Paragraph_20_Font"><text:span text:style-name="T3">me instituet qui ex praes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text:line-break/></text:span></text:span><text:span text:style-name="Default_20_Paragraph_20_Font"><text:span text:style-name="T3">affec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futur</text:span></text:span><text:span text:style-name="Default_20_Paragraph_20_Font"><text:span text:style-name="T1">o</text:span></text:span><text:span text:style-name="Default_20_Paragraph_20_Font"><text:span text:style-name="T3">s praev</text:span></text:span><text:span text:style-name="Default_20_Paragraph_20_Font"><text:span text:style-name="T1">i</text:span></text:span><text:span text:style-name="Default_20_Paragraph_20_Font"><text:span text:style-name="T3">der</text:span></text:span><text:span text:style-name="Default_20_Paragraph_20_Font"><text:span text:style-name="T1">it</text:span></text:span><text:span text:style-name="Default_20_Paragraph_20_Font"><text:span text:style-name="T3">; sonos eten</text:span></text:span><text:span text:style-name="Default_20_Paragraph_20_Font"><text:span text:style-name="T1">i</text:span></text:span><text:span text:style-name="Default_20_Paragraph_20_Font"><text:span text:style-name="T3">m omnes ae-<text:line-break/>grot</text:span></text:span><text:span text:style-name="Default_20_Paragraph_20_Font"><text:span text:style-name="T1">os </text:span></text:span><text:span text:style-name="Default_20_Paragraph_20_Font"><text:span text:style-name="T3">efficere nemo p</text:span></text:span><text:span text:style-name="Default_20_Paragraph_20_Font"><text:span text:style-name="T1">ot</text:span></text:span><text:span text:style-name="Default_20_Paragraph_20_Font"><text:span text:style-name="T3">est. id en</text:span></text:span><text:span text:style-name="Default_20_Paragraph_20_Font"><text:span text:style-name="T1">im </text:span></text:span><text:span text:style-name="Default_20_Paragraph_20_Font"><text:span text:style-name="T3">furet praestan</text:span></text:span><text:span text:style-name="Default_20_Paragraph_20_Font"><text:span text:style-name="T1">ti</text:span></text:span><text:span text:style-name="Default_20_Paragraph_20_Font"><text:span text:style-name="T3">us<text:line-break/>qua</text:span></text:span><text:span text:style-name="Default_20_Paragraph_20_Font"><text:span text:style-name="T1">m sut</text:span></text:span><text:span text:style-name="Default_20_Paragraph_20_Font"><text:span text:style-name="T3">ura praen</text:span></text:span><text:span text:style-name="Default_20_Paragraph_20_Font"><text:span text:style-name="T1">o</text:span></text:span><text:span text:style-name="Default_20_Paragraph_20_Font"><text:span text:style-name="T3">scere.</text:span></text:span></text:p>
      <text:p text:style-name="P2"><text:span text:style-name="Default_20_Paragraph_20_Font"><text:span text:style-name="T1">Urum praecognitionis fecundum hoc loco explicat;<text:line-break/>nam explorato diligenter aegrotantis affectu, alios quidem<text:line-break/>affectus isti succedere Inlitos vetabit, aliorum vero magni-<text:line-break/>tudinem imminuet. Breviter omnibus strenue adveriabi-<text:line-break/>fur, multo jam ante instructus, perinde ac bonus guber-<text:line-break/>nator imminente tempestate.</text:span></text:span></text:p>
      <text:h text:style-name="Heading_20_2" text:outline-level="2"><text:span text:style-name="Default_20_Paragraph_20_Font">.t .<text:tab/>IV.</text:span></text:h>
      <text:p text:style-name="P4"><text:span text:style-name="Default_20_Paragraph_20_Font"><text:span text:style-name="T3">. Quu</text:span></text:span><text:span text:style-name="Default_20_Paragraph_20_Font"><text:span text:style-name="T1">m </text:span></text:span><text:span text:style-name="Default_20_Paragraph_20_Font"><text:span text:style-name="T3">vero h</text:span></text:span><text:span text:style-name="Default_20_Paragraph_20_Font"><text:span text:style-name="T1">o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intereant , al</text:span></text:span><text:span text:style-name="Default_20_Paragraph_20_Font"><text:span text:style-name="T1">ii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 v</text:span></text:span><text:span text:style-name="Default_20_Paragraph_20_Font"><text:span text:style-name="T1">i m</text:span></text:span><text:span text:style-name="Default_20_Paragraph_20_Font"><text:span text:style-name="T3">orb</text:span></text:span><text:span text:style-name="Default_20_Paragraph_20_Font"><text:span text:style-name="T1">i </text:span></text:span><text:span text:style-name="Default_20_Paragraph_20_Font"><text:span text:style-name="T3">priu</text:span></text:span><text:span text:style-name="Default_20_Paragraph_20_Font"><text:span text:style-name="T1">s<text:line-break/></text:span></text:span><text:span text:style-name="Default_20_Paragraph_20_Font"><text:span text:style-name="T3">quam</text:span></text:span><text:span text:style-name="Default_20_Paragraph_20_Font"><text:span text:style-name="T1"> m</text:span></text:span><text:span text:style-name="Default_20_Paragraph_20_Font"><text:span text:style-name="T3">edicum arcessent deten</text:span></text:span><text:span text:style-name="Default_20_Paragraph_20_Font"><text:span text:style-name="T1">t</text:span></text:span><text:span text:style-name="Default_20_Paragraph_20_Font"><text:span text:style-name="T3">i , al</text:span></text:span><text:span text:style-name="Default_20_Paragraph_20_Font"><text:span text:style-name="T1">ii </text:span></text:span><text:span text:style-name="Default_20_Paragraph_20_Font"><text:span text:style-name="T3">vero e</text:span></text:span><text:span text:style-name="Default_20_Paragraph_20_Font"><text:span text:style-name="T1">t</text:span></text:span><text:span text:style-name="Default_20_Paragraph_20_Font"><text:span text:style-name="T3">iam</text:span></text:span><text:span text:style-name="Default_20_Paragraph_20_Font"><text:span text:style-name="T1"> io-<text:line-break/></text:span></text:span><text:span text:style-name="Default_20_Paragraph_20_Font"><text:span text:style-name="T3">ca</text:span></text:span><text:span text:style-name="Default_20_Paragraph_20_Font"><text:span text:style-name="T1">to </text:span></text:span><text:span text:style-name="Default_20_Paragraph_20_Font"><text:span text:style-name="T3">medic</text:span></text:span><text:span text:style-name="Default_20_Paragraph_20_Font"><text:span text:style-name="T1">o </text:span></text:span><text:span text:style-name="Default_20_Paragraph_20_Font"><text:span text:style-name="T3">repente, h</text:span></text:span><text:span text:style-name="Default_20_Paragraph_20_Font"><text:span text:style-name="T1">i i</text:span></text:span><text:span text:style-name="Default_20_Paragraph_20_Font"><text:span text:style-name="T3">ntra p</text:span></text:span><text:span text:style-name="Default_20_Paragraph_20_Font"><text:span text:style-name="T1">rim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m</text:span></text:span><text:span text:style-name="Default_20_Paragraph_20_Font"><text:span text:style-name="T1">, illi </text:span></text:span><text:span text:style-name="Default_20_Paragraph_20_Font"><text:span text:style-name="T3">post<text:line-break/>p</text:span></text:span><text:span text:style-name="Default_20_Paragraph_20_Font"><text:span text:style-name="T1">l</text:span></text:span><text:span text:style-name="Default_20_Paragraph_20_Font"><text:span text:style-name="T3">ure</text:span></text:span><text:span text:style-name="Default_20_Paragraph_20_Font"><text:span text:style-name="T1">s </text:span></text:span><text:span text:style-name="Default_20_Paragraph_20_Font"><text:span text:style-name="T3">a</text:span></text:span><text:span text:style-name="Default_20_Paragraph_20_Font"><text:span text:style-name="T1">li</text:span></text:span><text:span text:style-name="Default_20_Paragraph_20_Font"><text:span text:style-name="T3">quot d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untur, p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qua</text:span></text:span><text:span text:style-name="Default_20_Paragraph_20_Font"><text:span text:style-name="T1">m </text:span></text:span><text:span text:style-name="Default_20_Paragraph_20_Font"><text:span text:style-name="T3">medicu</text:span></text:span><text:span text:style-name="Default_20_Paragraph_20_Font"><text:span text:style-name="T1">s </text:span></text:span><text:span text:style-name="Default_20_Paragraph_20_Font"><text:span text:style-name="T3">ad-<text:line-break/>versu</text:span></text:span><text:span text:style-name="Default_20_Paragraph_20_Font"><text:span text:style-name="T1">s </text:span></text:span><text:span text:style-name="Default_20_Paragraph_20_Font"><text:span text:style-name="T3">singu</text:span></text:span><text:span text:style-name="Default_20_Paragraph_20_Font"><text:span text:style-name="T1">los m</text:span></text:span><text:span text:style-name="Default_20_Paragraph_20_Font"><text:span text:style-name="T3">orb</text:span></text:span><text:span text:style-name="Default_20_Paragraph_20_Font"><text:span text:style-name="T1">os </text:span></text:span><text:span text:style-name="Default_20_Paragraph_20_Font"><text:span text:style-name="T3">arte resistat, debet ut</text:span></text:span><text:span text:style-name="Default_20_Paragraph_20_Font"><text:span text:style-name="T1">i</text:span></text:span><text:span text:style-name="Default_20_Paragraph_20_Font"><text:span text:style-name="T3">que me-<text:line-break/>d</text:span></text:span><text:span text:style-name="Default_20_Paragraph_20_Font"><text:span text:style-name="T1">ir</text:span></text:span><text:span text:style-name="Default_20_Paragraph_20_Font"><text:span text:style-name="T3">u</text:span></text:span><text:span text:style-name="Default_20_Paragraph_20_Font"><text:span text:style-name="T1">s m</text:span></text:span><text:span text:style-name="Default_20_Paragraph_20_Font"><text:span text:style-name="T3">orborum eju</text:span></text:span><text:span text:style-name="Default_20_Paragraph_20_Font"><text:span text:style-name="T1">smo</text:span></text:span><text:span text:style-name="Default_20_Paragraph_20_Font"><text:span text:style-name="T3">d</text:span></text:span><text:span text:style-name="Default_20_Paragraph_20_Font"><text:span text:style-name="T1">i </text:span></text:span><text:span text:style-name="Default_20_Paragraph_20_Font"><text:span text:style-name="T3">natura</text:span></text:span><text:span text:style-name="Default_20_Paragraph_20_Font"><text:span text:style-name="T1">s </text:span></text:span><text:span text:style-name="Default_20_Paragraph_20_Font"><text:span text:style-name="T3">cognoscere , quan</text:span></text:span><text:span text:style-name="Default_20_Paragraph_20_Font"><text:span text:style-name="T1">t</text:span></text:span><text:span text:style-name="Default_20_Paragraph_20_Font"><text:span text:style-name="T3">um<text:line-break/>corpori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exsuperent, simulque et si quid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 m</text:span></text:span><text:span text:style-name="Default_20_Paragraph_20_Font"><text:span text:style-name="T3">orbi,<text:line-break/>d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um</text:span></text:span><text:span text:style-name="Default_20_Paragraph_20_Font"><text:span text:style-name="T1"> i</text:span></text:span><text:span text:style-name="Default_20_Paragraph_20_Font"><text:span text:style-name="T3">nsit, huju</text:span></text:span><text:span text:style-name="Default_20_Paragraph_20_Font"><text:span text:style-name="T1">s </text:span></text:span><text:span text:style-name="Default_20_Paragraph_20_Font"><text:span text:style-name="T3">prov</text:span></text:span><text:span text:style-name="Default_20_Paragraph_20_Font"><text:span text:style-name="T1">i</text:span></text:span><text:span text:style-name="Default_20_Paragraph_20_Font"><text:span text:style-name="T3">dentiam ed</text:span></text:span><text:span text:style-name="Default_20_Paragraph_20_Font"><text:span text:style-name="T1">i</text:span></text:span><text:span text:style-name="Default_20_Paragraph_20_Font"><text:span text:style-name="T3">scere. Debet au-<text:line-break/></text:span></text:span><text:span text:style-name="Default_20_Paragraph_20_Font"><text:span text:style-name="T1">t </text:span></text:span><text:span text:style-name="Default_20_Paragraph_20_Font"><text:span text:style-name="T3">em d</text:span></text:span><text:span text:style-name="Default_20_Paragraph_20_Font"><text:span text:style-name="T1">i</text:span></text:span><text:span text:style-name="Default_20_Paragraph_20_Font"><text:span text:style-name="T3">fferen</text:span></text:span><text:span text:style-name="Default_20_Paragraph_20_Font"><text:span text:style-name="T1">ti</text:span></text:span><text:span text:style-name="Default_20_Paragraph_20_Font"><text:span text:style-name="T3">a</text:span></text:span><text:span text:style-name="Default_20_Paragraph_20_Font"><text:span text:style-name="T1">s mo</text:span></text:span><text:span text:style-name="Default_20_Paragraph_20_Font"><text:span text:style-name="T3">rboru</text:span></text:span><text:span text:style-name="Default_20_Paragraph_20_Font"><text:span text:style-name="T1">m </text:span></text:span><text:span text:style-name="Default_20_Paragraph_20_Font"><text:span text:style-name="T3">a/stdue in vu</text:span></text:span><text:span text:style-name="Default_20_Paragraph_20_Font"><text:span text:style-name="T1">l</text:span></text:span><text:span text:style-name="Default_20_Paragraph_20_Font"><text:span text:style-name="T3">gu</text:span></text:span><text:span text:style-name="Default_20_Paragraph_20_Font"><text:span text:style-name="T1">s </text:span></text:span><text:span text:style-name="Default_20_Paragraph_20_Font"><text:span text:style-name="T3">gra</text:span></text:span><text:span text:style-name="Default_20_Paragraph_20_Font"><text:span text:style-name="T1">t</text:span></text:span><text:span text:style-name="Default_20_Paragraph_20_Font"><text:span text:style-name="T3">antiu</text:span></text:span><text:span text:style-name="Default_20_Paragraph_20_Font"><text:span text:style-name="T1">m</text:span></text:span></text:p>
      <text:p text:style-name="P2"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to an</text:span></text:span><text:span text:style-name="Default_20_Paragraph_20_Font"><text:span text:style-name="T1">i</text:span></text:span><text:span text:style-name="Default_20_Paragraph_20_Font"><text:span text:style-name="T3">madver</text:span></text:span><text:span text:style-name="Default_20_Paragraph_20_Font"><text:span text:style-name="T1">t</text:span></text:span><text:span text:style-name="Default_20_Paragraph_20_Font"><text:span text:style-name="T3">ere neo tem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s </text:span></text:span><text:span text:style-name="Default_20_Paragraph_20_Font"><text:span text:style-name="T3">st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ignorare. </text:span></text:span><text:span text:style-name="Default_20_Paragraph_20_Font"><text:span text:style-name="T1">Ai</text:span></text:span><text:span text:style-name="Default_20_Paragraph_20_Font"><text:span text:style-name="T3">c<text:line-break/>en</text:span></text:span><text:span text:style-name="Default_20_Paragraph_20_Font"><text:span text:style-name="T1">i</text:span></text:span><text:span text:style-name="Default_20_Paragraph_20_Font"><text:span text:style-name="T3">m eu</text:span></text:span><text:span text:style-name="Default_20_Paragraph_20_Font"><text:span text:style-name="T1">m </text:span></text:span><text:span text:style-name="Default_20_Paragraph_20_Font"><text:span text:style-name="T3">omne</text:span></text:span><text:span text:style-name="Default_20_Paragraph_20_Font"><text:span text:style-name="T1">s </text:span></text:span><text:span text:style-name="Default_20_Paragraph_20_Font"><text:span text:style-name="T3">merito adm</text:span></text:span><text:span text:style-name="Default_20_Paragraph_20_Font"><text:span text:style-name="T1">i</text:span></text:span><text:span text:style-name="Default_20_Paragraph_20_Font"><text:span text:style-name="T3">rabuntur et</text:span></text:span><text:span text:style-name="Default_20_Paragraph_20_Font"><text:span text:style-name="T1"> m</text:span></text:span><text:span text:style-name="Default_20_Paragraph_20_Font"><text:span text:style-name="T3">edicu</text:span></text:span><text:span text:style-name="Default_20_Paragraph_20_Font"><text:span text:style-name="T1">s </text:span></text:span><text:span text:style-name="Default_20_Paragraph_20_Font"><text:span text:style-name="T3">opti-<text:line-break/></text:span></text:span><text:span text:style-name="Default_20_Paragraph_20_Font"><text:span text:style-name="T1">m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censeb</text:span></text:span><text:span text:style-name="Default_20_Paragraph_20_Font"><text:span text:style-name="T1">i</text:span></text:span><text:span text:style-name="Default_20_Paragraph_20_Font"><text:span text:style-name="T3">tur. Na</text:span></text:span><text:span text:style-name="Default_20_Paragraph_20_Font"><text:span text:style-name="T1">m</text:span></text:span><text:span text:style-name="Default_20_Paragraph_20_Font"><text:span text:style-name="T3">que e</text:span></text:span><text:span text:style-name="Default_20_Paragraph_20_Font"><text:span text:style-name="T1">t </text:span></text:span><text:span text:style-name="Default_20_Paragraph_20_Font"><text:span text:style-name="T3">e</text:span></text:span><text:span text:style-name="Default_20_Paragraph_20_Font"><text:span text:style-name="T1">o</text:span></text:span><text:span text:style-name="Default_20_Paragraph_20_Font"><text:span text:style-name="T3">s qu</text:span></text:span><text:span text:style-name="Default_20_Paragraph_20_Font"><text:span text:style-name="T1">i </text:span></text:span><text:span text:style-name="Default_20_Paragraph_20_Font"><text:span text:style-name="T3">servar</text:span></text:span><text:span text:style-name="Default_20_Paragraph_20_Font"><text:span text:style-name="T1">i </text:span></text:span><text:span text:style-name="Default_20_Paragraph_20_Font"><text:span text:style-name="T3">p</text:span></text:span><text:span text:style-name="Default_20_Paragraph_20_Font"><text:span text:style-name="T1">osse</text:span></text:span><text:span text:style-name="Default_20_Paragraph_20_Font"><text:span text:style-name="T3">nt<text:line-break/>mul</text:span></text:span><text:span text:style-name="Default_20_Paragraph_20_Font"><text:span text:style-name="T1">to </text:span></text:span><text:span text:style-name="Default_20_Paragraph_20_Font"><text:span text:style-name="T3">e</text:span></text:span><text:span text:style-name="Default_20_Paragraph_20_Font"><text:span text:style-name="T1">t</text:span></text:span><text:span text:style-name="Default_20_Paragraph_20_Font"><text:span text:style-name="T3">iam me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ervare poter</text:span></text:span><text:span text:style-name="Default_20_Paragraph_20_Font"><text:span text:style-name="T1">i</text:span></text:span><text:span text:style-name="Default_20_Paragraph_20_Font"><text:span text:style-name="T3">t , longe an</text:span></text:span><text:span text:style-name="Default_20_Paragraph_20_Font"><text:span text:style-name="T1">t</text:span></text:span><text:span text:style-name="Default_20_Paragraph_20_Font"><text:span text:style-name="T3">e singd-<text:line-break/>lorum curat</text:span></text:span><text:span text:style-name="Default_20_Paragraph_20_Font"><text:span text:style-name="T1">i</text:span></text:span><text:span text:style-name="Default_20_Paragraph_20_Font"><text:span text:style-name="T3">onem praemed</text:span></text:span><text:span text:style-name="Default_20_Paragraph_20_Font"><text:span text:style-name="T1">it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eo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tum</text:span></text:span><text:span text:style-name="Default_20_Paragraph_20_Font"><text:span text:style-name="T1"> o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tur</text:span></text:span><text:span text:style-name="Default_20_Paragraph_20_Font"><text:span text:style-name="T1">i<text:line-break/>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tem, </text:span></text:span><text:span text:style-name="Default_20_Paragraph_20_Font"><text:span text:style-name="T1">t</text:span></text:span><text:span text:style-name="Default_20_Paragraph_20_Font"><text:span text:style-name="T3">um evasur</text:span></text:span><text:span text:style-name="Default_20_Paragraph_20_Font"><text:span text:style-name="T1">i </text:span></text:span><text:span text:style-name="Default_20_Paragraph_20_Font"><text:span text:style-name="T3">sint si praev</text:span></text:span><text:span text:style-name="Default_20_Paragraph_20_Font"><text:span text:style-name="T1">i</text:span></text:span><text:span text:style-name="Default_20_Paragraph_20_Font"><text:span text:style-name="T3">der</text:span></text:span><text:span text:style-name="Default_20_Paragraph_20_Font"><text:span text:style-name="T1">i</text:span></text:span><text:span text:style-name="Default_20_Paragraph_20_Font"><text:span text:style-name="T3">t; praedixeri</text:span></text:span><text:span text:style-name="Default_20_Paragraph_20_Font"><text:span text:style-name="T1">t</text:span></text:span><text:span text:style-name="Default_20_Paragraph_20_Font"><text:span text:style-name="T3">que,<text:line-break/>omni prorsu</text:span></text:span><text:span text:style-name="Default_20_Paragraph_20_Font"><text:span text:style-name="T1">s </text:span></text:span><text:span text:style-name="Default_20_Paragraph_20_Font"><text:span text:style-name="T3">culpa vacab</text:span></text:span><text:span text:style-name="Default_20_Paragraph_20_Font"><text:span text:style-name="T1">i</text:span></text:span><text:span text:style-name="Default_20_Paragraph_20_Font"><text:span text:style-name="T3">t.</text:span></text:span></text:p>
      <text:p text:style-name="P1"><text:span text:style-name="Default_20_Paragraph_20_Font"><text:span text:style-name="T1">Hac oratione duos, quos ante explicavimus praecog-<text:line-break/>nitionis utus , denuo confirmat : atque tertium insuper ad-<text:line-break/>Iecit, medico neminem vitio daturum, si eos qui mortem<text:line-break/>evasuri sunt et obituri praedixerit. Nuper enim ex me-<text:line-break/>dicis quidam adolescentem cui jam madores , quales in<text:line-break/>animi deliquiis sicut, toto corpore prodire coeperant,<text:line-break/>ignarus in balneum intromisit. Deinde qunm. linior co-<text:line-break/>pictus provenisset, ipse sibi vehementer gratulatus est,<text:line-break/>quasi lavandi opportunum tempus optime conjectasseti<text:line-break/>Verum juvenis ipfe non multo post obiit, ejusque assi-</text:span></text:span></text:p>
      <text:p text:style-name="P3"><text:span text:style-name="Default_20_Paragraph_20_Font"><text:span text:style-name="T1">nes medicum de caede postea accusarunt. Hactenus prae- ,<text:line-break/>sationem excepta tantum divini significatione brevissime<text:line-break/>interpretati sumus; quod quidem interpretandi genus iis<text:line-break/>convenit, qui prima jam callent voluntque statim ex libro<text:line-break/>fructum capere. At qui linguae Graecae ignari funi vel<text:line-break/>orationis consequentiam non intelligunt vel optima qui-<text:line-break/>dem negligunt, in sophisticis autem etiam nunc aride<text:line-break/>versantur , alius magis convenit interpretationis modus,<text:line-break/>qui longioribus verbis absolvitur, quem tamen totum illis<text:line-break/>licet qui compendio utilitatem quaerunt praetermittere,<text:line-break/>si quae in hujus libelli medio scripta funi praetereant<text:line-break/>usque ad haec verba. </text:span></text:span><text:span text:style-name="Default_20_Paragraph_20_Font"><text:span text:style-name="T3">sunt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haec</text:span></text:span><text:span text:style-name="Default_20_Paragraph_20_Font"><text:span text:style-name="T1"> i</text:span></text:span><text:span text:style-name="Default_20_Paragraph_20_Font"><text:span text:style-name="T3">n acu</text:span></text:span><text:span text:style-name="Default_20_Paragraph_20_Font"><text:span text:style-name="T1">tis m</text:span></text:span><text:span text:style-name="Default_20_Paragraph_20_Font"><text:span text:style-name="T3">orbis<text:line-break/>c</text:span></text:span><text:span text:style-name="Default_20_Paragraph_20_Font"><text:span text:style-name="T1">o</text:span></text:span><text:span text:style-name="Default_20_Paragraph_20_Font"><text:span text:style-name="T3">nsideranda. Med</text:span></text:span><text:span text:style-name="Default_20_Paragraph_20_Font"><text:span text:style-name="T1">i</text:span></text:span><text:span text:style-name="Default_20_Paragraph_20_Font"><text:span text:style-name="T3">co providen</text:span></text:span><text:span text:style-name="Default_20_Paragraph_20_Font"><text:span text:style-name="T1">t</text:span></text:span><text:span text:style-name="Default_20_Paragraph_20_Font"><text:span text:style-name="T3">iae stu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, </text:span></text:span><text:span text:style-name="Default_20_Paragraph_20_Font"><text:span text:style-name="T3">u</text:span></text:span><text:span text:style-name="Default_20_Paragraph_20_Font"><text:span text:style-name="T1">t </text:span></text:span><text:span text:style-name="Default_20_Paragraph_20_Font"><text:span text:style-name="T3">mih</text:span></text:span><text:span text:style-name="Default_20_Paragraph_20_Font"><text:span text:style-name="T1">i </text:span></text:span><text:span text:style-name="Default_20_Paragraph_20_Font"><text:span text:style-name="T3">qu</text:span></text:span><text:span text:style-name="Default_20_Paragraph_20_Font"><text:span text:style-name="T1">i-<text:line-break/></text:span></text:span><text:span text:style-name="Default_20_Paragraph_20_Font"><text:span text:style-name="T3">dem videtur, opt</text:span></text:span><text:span text:style-name="Default_20_Paragraph_20_Font"><text:span text:style-name="T1">i</text:span></text:span><text:span text:style-name="Default_20_Paragraph_20_Font"><text:span text:style-name="T3">mu</text:span></text:span><text:span text:style-name="Default_20_Paragraph_20_Font"><text:span text:style-name="T1">m </text:span></text:span><text:span text:style-name="Default_20_Paragraph_20_Font"><text:span text:style-name="T3">esu</text:span></text:span><text:span text:style-name="Default_20_Paragraph_20_Font"><text:span text:style-name="T1"> Non videtur Hippocrates com-<text:line-break/>muni Graecorum more usus esse providentiae vocabulo.<text:line-break/>Hoc enim nomine curam et sollicitudinem significant, quo-<text:line-break/>modo etiam- videtur hoc versu Euripides usurpasse :</text:span></text:span></text:p>
      <text:p text:style-name="P3"><text:span text:style-name="Default_20_Paragraph_20_Font"><text:span text:style-name="T3">At</text:span></text:span><text:span text:style-name="Default_20_Paragraph_20_Font"><text:span text:style-name="T1"> i</text:span></text:span><text:span text:style-name="Default_20_Paragraph_20_Font"><text:span text:style-name="T3">l</text:span></text:span><text:span text:style-name="Default_20_Paragraph_20_Font"><text:span text:style-name="T1">li </text:span></text:span><text:span text:style-name="Default_20_Paragraph_20_Font"><text:span text:style-name="T3">sum moriens tamen<text:line-break/>soll</text:span></text:span><text:span text:style-name="Default_20_Paragraph_20_Font"><text:span text:style-name="T1">i</text:span></text:span><text:span text:style-name="Default_20_Paragraph_20_Font"><text:span text:style-name="T3">cita multum est conde</text:span></text:span><text:span text:style-name="Default_20_Paragraph_20_Font"><text:span text:style-name="T1">r</text:span></text:span><text:span text:style-name="Default_20_Paragraph_20_Font"><text:span text:style-name="T3">entur ut cadat.</text:span></text:span></text:p>
      <text:p text:style-name="Normal"><text:span text:style-name="Default_20_Paragraph_20_Font"><text:span text:style-name="T1">Quin etiam providere verbum secundum omnes modos<text:line-break/>infinitas habet apud Graecos significationes. .Significat<text:line-break/>enim .et. curam habere et quod utile sit ante praeparare.<text:line-break/>Sed et vulgatum illud p</text:span></text:span><text:span text:style-name="Default_20_Paragraph_20_Font"><text:span text:style-name="T3">r</text:span></text:span><text:span text:style-name="Default_20_Paragraph_20_Font"><text:span text:style-name="T1">oblema, mundum </text:span></text:span><text:span text:style-name="Default_20_Paragraph_20_Font"><text:span text:style-name="T10">προνοία</text:span></text:span><text:span text:style-name="Default_20_Paragraph_20_Font"><text:span text:style-name="T2">; </text:span></text:span><text:span text:style-name="Default_20_Paragraph_20_Font"><text:span text:style-name="T3">pro-<text:line-break/>v</text:span></text:span><text:span text:style-name="Default_20_Paragraph_20_Font"><text:span text:style-name="T1">i</text:span></text:span><text:span text:style-name="Default_20_Paragraph_20_Font"><text:span text:style-name="T3">den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, gubernari, eandem significationem habet. Verum<text:line-break/>Hippocrates non hoc modo , fed </text:span></text:span><text:span text:style-name="Default_20_Paragraph_20_Font"><text:span text:style-name="T10">τὴν</text:span></text:span><text:span text:style-name="Default_20_Paragraph_20_Font"><text:span text:style-name="T2"> </text:span></text:span><text:span text:style-name="Default_20_Paragraph_20_Font"><text:span text:style-name="T10">πρόνοιαν</text:span></text:span><text:span text:style-name="Default_20_Paragraph_20_Font"><text:span text:style-name="T2"> </text:span></text:span><text:span text:style-name="Default_20_Paragraph_20_Font"><text:span text:style-name="T1">pro prae-<text:line-break/>cognitione usurpavit, nec id quidem uti mihi videtur sim-<text:line-break/>pliciter, fed ex significato quodam, quod communiter<text:line-break/>utrique appellationi inest. siquidem verbum </text:span></text:span><text:span text:style-name="Default_20_Paragraph_20_Font"><text:span text:style-name="T10">πρ</text:span></text:span><text:span text:style-name="Default_20_Paragraph_20_Font"><text:span text:style-name="T11">ο</text:span></text:span><text:span text:style-name="Default_20_Paragraph_20_Font"><text:span text:style-name="T10">νοεῖσθαι</text:span></text:span><text:span text:style-name="Default_20_Paragraph_20_Font"><text:span text:style-name="T2"><text:line-break/></text:span></text:span><text:span text:style-name="Default_20_Paragraph_20_Font"><text:span text:style-name="T1">atque item </text:span></text:span><text:span text:style-name="Default_20_Paragraph_20_Font"><text:span text:style-name="T10">τῆς</text:span></text:span><text:span text:style-name="Default_20_Paragraph_20_Font"><text:span text:style-name="T2"> </text:span></text:span><text:span text:style-name="Default_20_Paragraph_20_Font"><text:span text:style-name="T10">πρ</text:span></text:span><text:span text:style-name="Default_20_Paragraph_20_Font"><text:span text:style-name="T11">ο</text:span></text:span><text:span text:style-name="Default_20_Paragraph_20_Font"><text:span text:style-name="T10">νοίας</text:span></text:span><text:span text:style-name="Default_20_Paragraph_20_Font"><text:span text:style-name="T2">, </text:span></text:span><text:span text:style-name="Default_20_Paragraph_20_Font"><text:span text:style-name="T1">hoc est providentiae, nomen ab<text:line-break/>Humero inventa sunt, </text:span></text:span><text:span text:style-name="Default_20_Paragraph_20_Font"><text:span text:style-name="T10">ἀπὸ</text:span></text:span><text:span text:style-name="Default_20_Paragraph_20_Font"><text:span text:style-name="T2"> </text:span></text:span><text:span text:style-name="Default_20_Paragraph_20_Font"><text:span text:style-name="T10">τ</text:span></text:span><text:span text:style-name="Default_20_Paragraph_20_Font"><text:span text:style-name="T11">ο</text:span></text:span><text:span text:style-name="Default_20_Paragraph_20_Font"><text:span text:style-name="T10">ύ</text:span></text:span><text:span text:style-name="Default_20_Paragraph_20_Font"><text:span text:style-name="T2"> </text:span></text:span><text:span text:style-name="Default_20_Paragraph_20_Font"><text:span text:style-name="T10">νοῆσαι</text:span></text:span><text:span text:style-name="Default_20_Paragraph_20_Font"><text:span text:style-name="T2"> </text:span></text:span><text:span text:style-name="Default_20_Paragraph_20_Font"><text:span text:style-name="T10">τὰ</text:span></text:span><text:span text:style-name="Default_20_Paragraph_20_Font"><text:span text:style-name="T2"> </text:span></text:span><text:span text:style-name="Default_20_Paragraph_20_Font"><text:span text:style-name="T10">πράγματα</text:span></text:span><text:span text:style-name="Default_20_Paragraph_20_Font"><text:span text:style-name="T2"> </text:span></text:span><text:span text:style-name="Default_20_Paragraph_20_Font"><text:span text:style-name="T10">πρὶν</text:span></text:span><text:span text:style-name="Default_20_Paragraph_20_Font"><text:span text:style-name="T2"><text:line-break/></text:span></text:span><text:span text:style-name="Default_20_Paragraph_20_Font"><text:span text:style-name="T10">ἔσεσθαι</text:span></text:span><text:span text:style-name="Default_20_Paragraph_20_Font"><text:span text:style-name="T2">, </text:span></text:span><text:span text:style-name="Default_20_Paragraph_20_Font"><text:span text:style-name="T1">hoc est quod res ante quam fiant videamus.<text:line-break/>Eandem vero originem habent </text:span></text:span><text:span text:style-name="Default_20_Paragraph_20_Font"><text:span text:style-name="T10">τὸ</text:span></text:span><text:span text:style-name="Default_20_Paragraph_20_Font"><text:span text:style-name="T2"> </text:span></text:span><text:span text:style-name="Default_20_Paragraph_20_Font"><text:span text:style-name="T10">πρ</text:span></text:span><text:span text:style-name="Default_20_Paragraph_20_Font"><text:span text:style-name="T11">ο</text:span></text:span><text:span text:style-name="Default_20_Paragraph_20_Font"><text:span text:style-name="T10">γνῶναι</text:span></text:span><text:span text:style-name="Default_20_Paragraph_20_Font"><text:span text:style-name="T2"> </text:span></text:span><text:span text:style-name="Default_20_Paragraph_20_Font"><text:span text:style-name="T10">καὶ</text:span></text:span><text:span text:style-name="Default_20_Paragraph_20_Font"><text:span text:style-name="T2"> </text:span></text:span><text:span text:style-name="Default_20_Paragraph_20_Font"><text:span text:style-name="T10">ἡ</text:span></text:span><text:span text:style-name="Default_20_Paragraph_20_Font"><text:span text:style-name="T2"> </text:span></text:span><text:span text:style-name="Default_20_Paragraph_20_Font"><text:span text:style-name="T10">πρό</text:span></text:span><text:span text:style-name="Default_20_Paragraph_20_Font"><text:span text:style-name="T2">-<text:line-break/></text:span></text:span><text:span text:style-name="Default_20_Paragraph_20_Font"><text:span text:style-name="T10">γνωσις</text:span></text:span><text:span text:style-name="Default_20_Paragraph_20_Font"><text:span text:style-name="T2"> , </text:span></text:span><text:span text:style-name="Default_20_Paragraph_20_Font"><text:span text:style-name="T1">hoc est praecognoscere et praecognitio. Quaecun-<text:line-break/>que igitur natura quidem sub </text:span></text:span><text:span text:style-name="Default_20_Paragraph_20_Font"><text:span text:style-name="T3">t</text:span></text:span><text:span text:style-name="Default_20_Paragraph_20_Font"><text:span text:style-name="T1">ensum cadunt, prius autem<text:line-break/>quam ipsa oculis intueamur, ratione inquirimus, haec me-</text:span></text:span></text:p>
      <text:p text:style-name="P3"><text:span text:style-name="Default_20_Paragraph_20_Font"><text:span text:style-name="T1">rito </text:span></text:span><text:span text:style-name="Default_20_Paragraph_20_Font"><text:span text:style-name="T10">προ</text:span></text:span><text:span text:style-name="Default_20_Paragraph_20_Font"><text:span text:style-name="T11">ν</text:span></text:span><text:span text:style-name="Default_20_Paragraph_20_Font"><text:span text:style-name="T10">οεῖν</text:span></text:span><text:span text:style-name="Default_20_Paragraph_20_Font"><text:span text:style-name="T2">,; </text:span></text:span><text:span text:style-name="Default_20_Paragraph_20_Font"><text:span text:style-name="T1">hoc est praevidere, dicimus, verbo. ipfo in-<text:line-break/>dicantes </text:span></text:span><text:span text:style-name="Default_20_Paragraph_20_Font"><text:span text:style-name="T10">τὸ</text:span></text:span><text:span text:style-name="Default_20_Paragraph_20_Font"><text:span text:style-name="T2"> </text:span></text:span><text:span text:style-name="Default_20_Paragraph_20_Font"><text:span text:style-name="T10">πρὶν</text:span></text:span><text:span text:style-name="Default_20_Paragraph_20_Font"><text:span text:style-name="T2"> </text:span></text:span><text:span text:style-name="Default_20_Paragraph_20_Font"><text:span text:style-name="T10">ἔσεσθαι</text:span></text:span><text:span text:style-name="Default_20_Paragraph_20_Font"><text:span text:style-name="T2"> </text:span></text:span><text:span text:style-name="Default_20_Paragraph_20_Font"><text:span text:style-name="T10">νοεῖν</text:span></text:span><text:span text:style-name="Default_20_Paragraph_20_Font"><text:span text:style-name="T2">, </text:span></text:span><text:span text:style-name="Default_20_Paragraph_20_Font"><text:span text:style-name="T1">id est quod ea ante quam<text:line-break/>sint videamus. Quocirca et res eas, quae derepente fiunt,,<text:line-break/></text:span></text:span><text:span text:style-name="Default_20_Paragraph_20_Font"><text:span text:style-name="T10">ἀκ</text:span></text:span><text:span text:style-name="Default_20_Paragraph_20_Font"><text:span text:style-name="T11">ο</text:span></text:span><text:span text:style-name="Default_20_Paragraph_20_Font"><text:span text:style-name="T10">ύσια</text:span></text:span><text:span text:style-name="Default_20_Paragraph_20_Font"><text:span text:style-name="T2"> </text:span></text:span><text:span text:style-name="Default_20_Paragraph_20_Font"><text:span text:style-name="T10">καὶ</text:span></text:span><text:span text:style-name="Default_20_Paragraph_20_Font"><text:span text:style-name="T2"> </text:span></text:span><text:span text:style-name="Default_20_Paragraph_20_Font"><text:span text:style-name="T10">ἀπρονόητα</text:span></text:span><text:span text:style-name="Default_20_Paragraph_20_Font"><text:span text:style-name="T2">, </text:span></text:span><text:span text:style-name="Default_20_Paragraph_20_Font"><text:span text:style-name="T1">id est invito et improviso, quae<text:line-break/>autem consulto su </text:span></text:span><text:span text:style-name="Default_20_Paragraph_20_Font"><text:span text:style-name="T10">προνοίας</text:span></text:span><text:span text:style-name="Default_20_Paragraph_20_Font"><text:span text:style-name="T2"> </text:span></text:span><text:span text:style-name="Default_20_Paragraph_20_Font"><text:span text:style-name="T1">factas esse dicunt. In eadem<text:line-break/>porro significatione sumptum est quod a Solone dicitur,<text:line-break/>Iudices autem Areo panitae cognoscant de caede, vulnere,<text:line-break/>incendio </text:span></text:span><text:span text:style-name="Default_20_Paragraph_20_Font"><text:span text:style-name="T10">ἐκ</text:span></text:span><text:span text:style-name="Default_20_Paragraph_20_Font"><text:span text:style-name="T2">- </text:span></text:span><text:span text:style-name="Default_20_Paragraph_20_Font"><text:span text:style-name="T10">πρ</text:span></text:span><text:span text:style-name="Default_20_Paragraph_20_Font"><text:span text:style-name="T11">ο</text:span></text:span><text:span text:style-name="Default_20_Paragraph_20_Font"><text:span text:style-name="T10">νοίας</text:span></text:span><text:span text:style-name="Default_20_Paragraph_20_Font"><text:span text:style-name="T2"> </text:span></text:span><text:span text:style-name="Default_20_Paragraph_20_Font"><text:span text:style-name="T1">, hoe est providentia consultoque per-<text:line-break/>patratis,: deque eo, qui exhibito medicamento homicidium<text:line-break/>fecerit. Sest antiquos etiam rhetoras videas nominibus<text:line-break/>verbisque istiusmodi frequentissime usos., apud quos quae<text:line-break/></text:span></text:span><text:span text:style-name="Default_20_Paragraph_20_Font"><text:span text:style-name="T10">ἐκ</text:span></text:span><text:span text:style-name="Default_20_Paragraph_20_Font"><text:span text:style-name="T2"> </text:span></text:span><text:span text:style-name="Default_20_Paragraph_20_Font"><text:span text:style-name="T10">προνοίας</text:span></text:span><text:span text:style-name="Default_20_Paragraph_20_Font"><text:span text:style-name="T2"> </text:span></text:span><text:span text:style-name="Default_20_Paragraph_20_Font"><text:span text:style-name="T1">facta sunt, illis quae nullo ante initu consilio<text:line-break/>provenere opponuntur. Veluti si: quis nolens aliquem<text:line-break/>mutilaverit aut iratus percusserit. Haec enim non </text:span></text:span><text:span text:style-name="Default_20_Paragraph_20_Font"><text:span text:style-name="T10">ἐκ</text:span></text:span><text:span text:style-name="Default_20_Paragraph_20_Font"><text:span text:style-name="T2"><text:line-break/></text:span></text:span><text:span text:style-name="Default_20_Paragraph_20_Font"><text:span text:style-name="T10">πρ</text:span></text:span><text:span text:style-name="Default_20_Paragraph_20_Font"><text:span text:style-name="T11">ο</text:span></text:span><text:span text:style-name="Default_20_Paragraph_20_Font"><text:span text:style-name="T10">ν</text:span></text:span><text:span text:style-name="Default_20_Paragraph_20_Font"><text:span text:style-name="T11">ο</text:span></text:span><text:span text:style-name="Default_20_Paragraph_20_Font"><text:span text:style-name="T10">ίας</text:span></text:span><text:span text:style-name="Default_20_Paragraph_20_Font"><text:span text:style-name="T2">, </text:span></text:span><text:span text:style-name="Default_20_Paragraph_20_Font"><text:span text:style-name="T1">. hoc est providentia consultoque facta esse di-<text:line-break/>eunt. Si autem aliquis multo ante meditatus rationem<text:line-break/>sucum inierit, qua facinus auderet, admiferitque </text:span></text:span><text:span text:style-name="Default_20_Paragraph_20_Font"><text:span text:style-name="T10">ἐκ</text:span></text:span><text:span text:style-name="Default_20_Paragraph_20_Font"><text:span text:style-name="T2"> </text:span></text:span><text:span text:style-name="Default_20_Paragraph_20_Font"><text:span text:style-name="T10">προ</text:span></text:span><text:span text:style-name="Default_20_Paragraph_20_Font"><text:span text:style-name="T2">-<text:line-break/></text:span></text:span><text:span text:style-name="Default_20_Paragraph_20_Font"><text:span text:style-name="T10">νοἰας</text:span></text:span><text:span text:style-name="Default_20_Paragraph_20_Font"><text:span text:style-name="T2">, </text:span></text:span><text:span text:style-name="Default_20_Paragraph_20_Font"><text:span text:style-name="T1">jam factum id fuisse loquuntur. Est igitur </text:span></text:span><text:span text:style-name="Default_20_Paragraph_20_Font"><text:span text:style-name="T10">τῆς</text:span></text:span><text:span text:style-name="Default_20_Paragraph_20_Font"><text:span text:style-name="T2"> </text:span></text:span><text:span text:style-name="Default_20_Paragraph_20_Font"><text:span text:style-name="T10">προ</text:span></text:span><text:span text:style-name="Default_20_Paragraph_20_Font"><text:span text:style-name="T2">-<text:line-break/></text:span></text:span><text:span text:style-name="Default_20_Paragraph_20_Font"><text:span text:style-name="T10">νοίας</text:span></text:span><text:span text:style-name="Default_20_Paragraph_20_Font"><text:span text:style-name="T2"> </text:span></text:span><text:span text:style-name="Default_20_Paragraph_20_Font"><text:span text:style-name="T1">nomen apud Graecos commune rebus bene maleque</text:span></text:span></text:p>
      <text:p text:style-name="P48">gestis nec, ut aliqui putant, in bonis tantum solet usur-<text:line-break/>pari. Nam hoc ipsum problema quo quaeritur mundusne<text:line-break/>fortuna gubernetur, an <text:span text:style-name="Default_20_Paragraph_20_Font"><text:span text:style-name="T13">ἐκ</text:span></text:span><text:span text:style-name="Default_20_Paragraph_20_Font"><text:span text:style-name="T19"> </text:span></text:span><text:span text:style-name="Default_20_Paragraph_20_Font"><text:span text:style-name="T13">προνοίας</text:span></text:span><text:span text:style-name="Default_20_Paragraph_20_Font"><text:span text:style-name="T19">, </text:span></text:span>hoc est providentia<text:line-break/>fecundum communem significationem dictum est , id quod<text:line-break/>ex fortunae oppositi<text:span text:style-name="Default_20_Paragraph_20_Font"><text:span text:style-name="T6">o</text:span></text:span>ne patet. Quamquam s<text:span text:style-name="Default_20_Paragraph_20_Font"><text:span text:style-name="T6">u</text:span></text:span>nt qui non<text:line-break/>fortunam, sed casum <text:span text:style-name="Default_20_Paragraph_20_Font"><text:span text:style-name="T13">τῃ</text:span></text:span><text:span text:style-name="Default_20_Paragraph_20_Font"><text:span text:style-name="T19"> </text:span></text:span><text:span text:style-name="Default_20_Paragraph_20_Font"><text:span text:style-name="T13">προνοια</text:span></text:span><text:span text:style-name="Default_20_Paragraph_20_Font"><text:span text:style-name="T19"> </text:span></text:span>adversum statuant, idem<text:line-break/>plane utroque nomine significantes. Praeterea saepe dici-<text:line-break/>tur a philosophis mundum <text:span text:style-name="Default_20_Paragraph_20_Font"><text:span text:style-name="T13">τῃ</text:span></text:span><text:span text:style-name="Default_20_Paragraph_20_Font"><text:span text:style-name="T19"> </text:span></text:span><text:span text:style-name="Default_20_Paragraph_20_Font"><text:span text:style-name="T13">τοῦ</text:span></text:span><text:span text:style-name="Default_20_Paragraph_20_Font"><text:span text:style-name="T19"> </text:span></text:span><text:span text:style-name="Default_20_Paragraph_20_Font"><text:span text:style-name="T13">βελτίοτου</text:span></text:span><text:span text:style-name="Default_20_Paragraph_20_Font"><text:span text:style-name="T19"> </text:span></text:span><text:span text:style-name="Default_20_Paragraph_20_Font"><text:span text:style-name="T13">προνοία</text:span></text:span><text:span text:style-name="Default_20_Paragraph_20_Font"><text:span text:style-name="T19"> </text:span></text:span>gu-<text:line-break/>bernam. Add<text:span text:style-name="Default_20_Paragraph_20_Font"><text:span text:style-name="T6">u</text:span></text:span>nt autem <text:span text:style-name="Default_20_Paragraph_20_Font"><text:span text:style-name="T13">τοῦ</text:span></text:span><text:span text:style-name="Default_20_Paragraph_20_Font"><text:span text:style-name="T19"> </text:span></text:span><text:span text:style-name="Default_20_Paragraph_20_Font"><text:span text:style-name="T13">βελτίστου</text:span></text:span><text:span text:style-name="Default_20_Paragraph_20_Font"><text:span text:style-name="T19">, </text:span></text:span>id est optimi, pro-<text:line-break/>pterea quod providentiae nomen boni malique commune<text:line-break/>esse inteIligunt. Itaque si <text:span text:style-name="Default_20_Paragraph_20_Font"><text:span text:style-name="T13">τῆς</text:span></text:span><text:span text:style-name="Default_20_Paragraph_20_Font"><text:span text:style-name="T19"> </text:span></text:span><text:span text:style-name="Default_20_Paragraph_20_Font"><text:span text:style-name="T13">προνοίας</text:span></text:span><text:span text:style-name="Default_20_Paragraph_20_Font"><text:span text:style-name="T19"> </text:span></text:span>nomen hoc modo<text:line-break/>commune sit, perspicuum est <text:span text:style-name="Default_20_Paragraph_20_Font"><text:span text:style-name="T13">ἀπὸ</text:span></text:span><text:span text:style-name="Default_20_Paragraph_20_Font"><text:span text:style-name="T19"> </text:span></text:span><text:span text:style-name="Default_20_Paragraph_20_Font"><text:span text:style-name="T13">τοῦ</text:span></text:span><text:span text:style-name="Default_20_Paragraph_20_Font"><text:span text:style-name="T19"> </text:span></text:span><text:span text:style-name="Default_20_Paragraph_20_Font"><text:span text:style-name="T13">πρὶν</text:span></text:span><text:span text:style-name="Default_20_Paragraph_20_Font"><text:span text:style-name="T19"> </text:span></text:span><text:span text:style-name="Default_20_Paragraph_20_Font"><text:span text:style-name="T13">ἐσεσιθαι</text:span></text:span><text:span text:style-name="Default_20_Paragraph_20_Font"><text:span text:style-name="T19"> </text:span></text:span><text:span text:style-name="Default_20_Paragraph_20_Font"><text:span text:style-name="T13">νοειν</text:span></text:span><text:span text:style-name="Default_20_Paragraph_20_Font"><text:span text:style-name="T19"><text:line-break/></text:span></text:span>inditum iIIi nomen fuisse. Est vero <text:span text:style-name="Default_20_Paragraph_20_Font"><text:span text:style-name="T13">τῆς</text:span></text:span><text:span text:style-name="Default_20_Paragraph_20_Font"><text:span text:style-name="T19"> </text:span></text:span><text:span text:style-name="Default_20_Paragraph_20_Font"><text:span text:style-name="T13">προγνώσεως</text:span></text:span><text:span text:style-name="Default_20_Paragraph_20_Font"><text:span text:style-name="T19">, </text:span></text:span>hoc<text:line-break/>est praecognilionis, origo eadem. Nam quae cum sensibus<text:line-break/>apprehendere possimus, signis tamen quibusdam investiga-<text:line-break/>mus, merito talia <text:span text:style-name="Default_20_Paragraph_20_Font"><text:span text:style-name="T13">προνοεὶν</text:span></text:span><text:span text:style-name="Default_20_Paragraph_20_Font"><text:span text:style-name="T19">, </text:span></text:span>hoc est praevidere dicimus,<text:line-break/>perinde ac si diceremus ea nos videre animoque concipere<text:line-break/>prius quam oculis subiiciantur et spectentur. Mihi vero<text:line-break/>videtur eam <text:span text:style-name="Default_20_Paragraph_20_Font"><text:span text:style-name="T13">πρόνοιαν</text:span></text:span><text:span text:style-name="Default_20_Paragraph_20_Font"><text:span text:style-name="T16">, </text:span></text:span>quae fortu<text:span text:style-name="Default_20_Paragraph_20_Font"><text:span text:style-name="T6">n</text:span></text:span>ae ex adverso opponi-</text:p>
      <text:p text:style-name="P49">tur, non habere communem illam significationem. Talis<text:line-break/>enim <text:span text:style-name="Default_20_Paragraph_20_Font"><text:span text:style-name="T13">πρόνοια</text:span></text:span><text:span text:style-name="Default_20_Paragraph_20_Font"><text:span text:style-name="T19"> </text:span></text:span>bonorum tantum est, quando universi <text:span text:style-name="Default_20_Paragraph_20_Font"><text:span text:style-name="T13">πρὸ</text:span></text:span><text:span text:style-name="Default_20_Paragraph_20_Font"><text:span text:style-name="T19">-<text:line-break/></text:span></text:span>vo<text:span text:style-name="Default_20_Paragraph_20_Font"><text:span text:style-name="T6">ta</text:span></text:span> malum opus esse non potest. Est igitur rerum fe-<text:line-break/>eundum tria tempora, non tantum futuri praecognitis<text:line-break/>Nec vero minus laudis meretur vates, qui praeterita quae<text:line-break/>non viderit perinde ac si nunc essent recenset, q<text:span text:style-name="Default_20_Paragraph_20_Font"><text:span text:style-name="T6">u</text:span></text:span>am qui<text:line-break/>futura praedicit. Sed et q<text:span text:style-name="Default_20_Paragraph_20_Font"><text:span text:style-name="T6">u</text:span></text:span>i ea dicit, quae nunc fiunt,<text:line-break/>prius quam viderit, nulla in re illis interior vates elI.<text:line-break/>Id quod ipse Hippocrates his verbis indicavit: <text:span text:style-name="Default_20_Paragraph_20_Font"><text:span text:style-name="T6">nam qui<text:line-break/>praecognoscit et aegris praedicit, quae praesentia sunt,<text:line-break/>quae praecessere quaeque sutura sunt.</text:span></text:span> Itaque ejusdem<text:line-break/>artis est praeterita, quae nunquam videris dicere, quemad-<text:line-break/>modum facta sint et praesentia futuraque exponere. Issa<text:line-break/>tamen permultum inter fe disserunt. Est enim futurorum<text:line-break/>praecognita utilissima, praeteritorum autem cum ad alias<text:line-break/>quidem res inutilis sit, illi modo, qui artem suam osten-<text:line-break/>tare cupit, utilia esse potest. Caeterum quae hactenus a<text:line-break/>me dicta funt etsi minime ad artem medicam pertinent,</text:p>
      <text:section text:style-name="Sect1" text:name="TextSection">
        <text:p text:style-name="P2"><text:span text:style-name="Default_20_Paragraph_20_Font"><text:span text:style-name="T1">non sunt tamen ab enarratione aliena , quae nominum<text:line-break/>significationes exponit. At vero illa quae interpretum<text:line-break/>plerique de auctoris moribus prodidere, ut aliqua in re<text:line-break/>utilia sint, enarrationis modum excedunt, veluti quum<text:line-break/>hoc loco ejus modestiam commendant,. quod dixerit sibi<text:line-break/>videri optimum esse. Ajunt enim eum sic dicere potuisse.<text:line-break/>Medico providentiae studium optimum esu Ipse tamen<text:line-break/>addidit sibi videri, quamvis id ipsum postea demonstraturus<text:line-break/>esset. Verum quae Herophilus de discrimine praecognitio-<text:line-break/>n is et praedictionis. disseruit, non modo nihil utilitatis<text:line-break/>habent et improprie dicta sunt, fed etiam . sophistica sunt<text:line-break/>atque falsa. Atqui ipse rerum differentias fe tradere, non<text:line-break/>novas significationes comminisci arbitratur. Qua in re<text:line-break/>boe primum ille quidem peccat, quod ignoret fe de nor<text:line-break/>minum significatione, non de natura rerum quae ad me-<text:line-break/>-dicinam conferunt disserere. Siquidem cognitio quae in<text:line-break/>praecognitionis nomine continetur, ut plurimum in re<text:line-break/>. certa flabilique solet usurpari, quae tamen si quid etiam</text:span></text:span></text:p>
        <text:p text:style-name="P3"><text:span text:style-name="Default_20_Paragraph_20_Font"><text:span text:style-name="T1">aliquando illi deest, quo minus certissima sit, ne tum qui-<text:line-break/>dem nomen -amittit. Itaque qui eam exponunt, aliquando<text:line-break/>cum adjuncto vel exactam vel certam vel firmam vel etiam<text:line-break/>perpetuam cognitionem appellant; ex adjuncto ipso indi-<text:line-break/>cantes non semper certam rem cognitionis nomine de-.<text:line-break/>signari. Est igitur et praecognitio gemina certa quidem,<text:line-break/>ut post hiemem futurum ver deinde aestatem, postea au-<text:line-break/>alumnum , non certa autem eorum , quae de luna scripsit<text:line-break/>Aratus :</text:span></text:span></text:p>
        <text:h text:style-name="Heading_20_2" text:outline-level="2"><text:span text:style-name="Default_20_Paragraph_20_Font">l<text:tab/>...<text:tab/>i</text:span></text:h>
        <text:p text:style-name="P1"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bene prom</text:span></text:span><text:span text:style-name="Default_20_Paragraph_20_Font"><text:span text:style-name="T1">i</text:span></text:span><text:span text:style-name="Default_20_Paragraph_20_Font"><text:span text:style-name="T3">neant sub</text:span></text:span><text:span text:style-name="Default_20_Paragraph_20_Font"><text:span text:style-name="T1">limi</text:span></text:span><text:span text:style-name="Default_20_Paragraph_20_Font"><text:span text:style-name="T3">a cornua,</text:span></text:span></text:p>
        <text:p text:style-name="P1"><text:span text:style-name="Default_20_Paragraph_20_Font"><text:span text:style-name="T3">ri</text:span></text:span><text:span text:style-name="Default_20_Paragraph_20_Font"><text:span text:style-name="T1">m </text:span></text:span><text:span text:style-name="Default_20_Paragraph_20_Font"><text:span text:style-name="T3">Porcae exspectes, austru</text:span></text:span><text:span text:style-name="Default_20_Paragraph_20_Font"><text:span text:style-name="T1">m </text:span></text:span><text:span text:style-name="Default_20_Paragraph_20_Font"><text:span text:style-name="T3">resup</text:span></text:span><text:span text:style-name="Default_20_Paragraph_20_Font"><text:span text:style-name="T1">i</text:span></text:span><text:span text:style-name="Default_20_Paragraph_20_Font"><text:span text:style-name="T3">na ciebunt.</text:span></text:span></text:p>
        <text:p text:style-name="Normal"><text:span text:style-name="Default_20_Paragraph_20_Font"><text:span text:style-name="T1">Sic enim ut plurimum evenire observatum est, sed tamen<text:line-break/>aliter nonnunquam accidit, Existimat autem Herophilus<text:line-break/>praecognitionem quidem certam esse , praedictionem vero<text:line-break/>non item. Dicit enim multa praedici, quae non eveniunt.<text:line-break/>Quasi vero praedicere aliquis ea possit, quae non auto</text:span></text:span></text:p>
        <text:p text:style-name="P3"><text:span text:style-name="Default_20_Paragraph_20_Font"><text:span text:style-name="T1">cognoverit aut aliquid voce enunciare , quod animo prius<text:line-break/>non perceperit. Quod si nolint cognitum appellare, uti-<text:line-break/>que </text:span></text:span><text:span text:style-name="Default_20_Paragraph_20_Font"><text:span text:style-name="T10">δοξαζόμενον</text:span></text:span><text:span text:style-name="Default_20_Paragraph_20_Font"><text:span text:style-name="T2">, </text:span></text:span><text:span text:style-name="Default_20_Paragraph_20_Font"><text:span text:style-name="T1">id est existimatum vocabunt, ita tamen<text:line-break/>ut primum in animo extiterit praedicentis, atque fi non<text:line-break/>praecognitionem, at certe </text:span></text:span><text:span text:style-name="Default_20_Paragraph_20_Font"><text:span text:style-name="T10">προδόξασιν</text:span></text:span><text:span text:style-name="Default_20_Paragraph_20_Font"><text:span text:style-name="T2">, </text:span></text:span><text:span text:style-name="Default_20_Paragraph_20_Font"><text:span text:style-name="T1">hoc est si dicere li--<text:line-break/>ceat, praeexistimationem , quo tamen nomine ut Graeci<text:line-break/>nunquam usi videntur, sic nec ipfe Herophilus, etiamsi plu-<text:line-break/>rimum barbare loquatur. Itaque vel nomen. istud </text:span></text:span><text:span text:style-name="Default_20_Paragraph_20_Font"><text:span text:style-name="T10">προδο</text:span></text:span><text:span text:style-name="Default_20_Paragraph_20_Font"><text:span text:style-name="T2">-<text:line-break/></text:span></text:span><text:span text:style-name="Default_20_Paragraph_20_Font"><text:span text:style-name="T10">ξάσεως</text:span></text:span><text:span text:style-name="Default_20_Paragraph_20_Font"><text:span text:style-name="T2"> </text:span></text:span><text:span text:style-name="Default_20_Paragraph_20_Font"><text:span text:style-name="T1">imponat , quod aliquid a praecognitione diversum<text:line-break/>significet simulque hominibus persuadeat, ut novum hoc<text:line-break/>nomen recipiant vel si efficere id non potest, significationes<text:line-break/>nominum intelligat et longo jam usu receptas admittat.<text:line-break/>Usitatum vero receptumque est fpem quae de futuris ut<text:line-break/>plurimum habetur et eam quidem certam vocari praecog<text:line-break/>ultroneus. Verum non decet praestantem medicum difqui-.-<text:line-break/>rendis ejusmodi rebus distineri; sed rationem potius inire,<text:line-break/>qua praedicens aegris futura , saepe vera dicere et raro.<text:line-break/>aberrare possit Haec quidem vox una. est., qua dicitur</text:span></text:span></text:p>
        <text:p text:style-name="P3"><text:span text:style-name="Default_20_Paragraph_20_Font"><text:span text:style-name="T1">ut plurimum, sed quae res plurimas magis minusque diffe-<text:line-break/>rentes et -multiplices comprehendat. Si quis. enim-. ex<text:line-break/>viginti praedictionibus unam mode falsam proferat, verum.<text:line-break/>quidem perpetuo non dixit, attamen .illi praestat., qui bia,<text:line-break/>aberravit atque iste illi, qui ter, ut et is rursus illo qui<text:line-break/>quater male praedixit longe verior esu .Inter fe tamen<text:line-break/>omnes conveniunt , sic rem ut plurimum cecidisse, quo-<text:line-break/>modo praedixerant. i itaque praecepta ejusmodi ex quibus.<text:line-break/>verius allero . praedicere quis potest., amplecti et tractare<text:line-break/>convenit, inutile autem supervacaueumque illud de nomi-<text:line-break/>num significationibus studium aversari et fugere, quod<text:line-break/>Prodiens ille. tantus </text:span></text:span><text:span text:style-name="Default_20_Paragraph_20_Font"><text:span text:style-name="T3">s</text:span></text:span><text:span text:style-name="Default_20_Paragraph_20_Font"><text:span text:style-name="T1">ophista quia plus aequo amplexatus<text:line-break/>est, doctorum omnium odium in fe. concitavit, atque apud .<text:line-break/>Platonem scommatis a Socrate saepissime lacessitur, vir<text:line-break/>alioqui multum. celebris et laudatus. Sed ego fortasse<text:line-break/>reprehensione. dignus sim, qui statim ab initio Herophili<text:line-break/>mentionem fecerim. Siquidem his qui ad artis operam.:<text:line-break/>festinant, veritatem quam celerrime exponere praestat .</text:span></text:span><text:span text:style-name="Default_20_Paragraph_20_Font"><text:span text:style-name="T3">n</text:span></text:span><text:span text:style-name="Default_20_Paragraph_20_Font"><text:span text:style-name="T1">ec<text:line-break/>ipsos decet sophistarum nugas partim exponendo, partim</text:span></text:span></text:p>
        <text:p text:style-name="P2"><text:span text:style-name="Default_20_Paragraph_20_Font"><text:span text:style-name="T1">etiam refellendo remorari. Itaque commodissime facturus<text:line-break/>videor, si his commentariis utilia tantum persequar, po-<text:line-break/>stea vero. alio opere, quum plus erit otii; quae Heropbi-<text:line-break/>lus contra Hippocratis prognosticnm conscripsit examinem</text:span></text:span></text:p>
        <text:p text:style-name="Normal"><text:span text:style-name="Default_20_Paragraph_20_Font"><text:span text:style-name="T1">-atque explorem. </text:span></text:span><text:span text:style-name="Default_20_Paragraph_20_Font"><text:span text:style-name="T3">E; quae ill</text:span></text:span><text:span text:style-name="Default_20_Paragraph_20_Font"><text:span text:style-name="T1">i </text:span></text:span><text:span text:style-name="Default_20_Paragraph_20_Font"><text:span text:style-name="T3">prae</text:span></text:span><text:span text:style-name="Default_20_Paragraph_20_Font"><text:span text:style-name="T1">t</text:span></text:span><text:span text:style-name="Default_20_Paragraph_20_Font"><text:span text:style-name="T3">ermit</text:span></text:span><text:span text:style-name="Default_20_Paragraph_20_Font"><text:span text:style-name="T1">t</text:span></text:span><text:span text:style-name="Default_20_Paragraph_20_Font"><text:span text:style-name="T3">unt expon</text:span></text:span><text:span text:style-name="Default_20_Paragraph_20_Font"><text:span text:style-name="T1">i</text:span></text:span><text:span text:style-name="Default_20_Paragraph_20_Font"><text:span text:style-name="T3">t,<text:line-break/>creditur aegrotant</text:span></text:span><text:span text:style-name="Default_20_Paragraph_20_Font"><text:span text:style-name="T1">i</text:span></text:span><text:span text:style-name="Default_20_Paragraph_20_Font"><text:span text:style-name="T3">um re</text:span></text:span><text:span text:style-name="Default_20_Paragraph_20_Font"><text:span text:style-name="T1">s </text:span></text:span><text:span text:style-name="Default_20_Paragraph_20_Font"><text:span text:style-name="T3">rect</text:span></text:span><text:span text:style-name="Default_20_Paragraph_20_Font"><text:span text:style-name="T1">is</text:span></text:span><text:span text:style-name="Default_20_Paragraph_20_Font"><text:span text:style-name="T3">sime</text:span></text:span><text:span text:style-name="Default_20_Paragraph_20_Font"><text:span text:style-name="T1"> i</text:span></text:span><text:span text:style-name="Default_20_Paragraph_20_Font"><text:span text:style-name="T3">ntell</text:span></text:span><text:span text:style-name="Default_20_Paragraph_20_Font"><text:span text:style-name="T1">i</text:span></text:span><text:span text:style-name="Default_20_Paragraph_20_Font"><text:span text:style-name="T3">gere. </text:span></text:span><text:span text:style-name="Default_20_Paragraph_20_Font"><text:span text:style-name="T1">Qui ali- .<text:line-break/>quid ejusmodi explicare conantur, eos non prius decet<text:line-break/>animum ad scribendum appellere quam opere id ipfum<text:line-break/>demonstrarint. Est enim facile cuivis quod voles scribere,<text:line-break/>fed difficile admodum est rationem viamque ejusmodi ex-<text:line-break/>plicare, ut qui aegrotantibus non modo praedicit futura,<text:line-break/>verum etiam praeterita refert , quibus dum fierent non r<text:line-break/>intererat, atque illa similiter quae nunc aegro accidere,<text:line-break/>quae nec ab illo intellexit nec ipse vidit magna ex parte<text:line-break/>verax sit. Sed scriptis .quidem nostris fides haud temere<text:line-break/>adhiberi potest , ut qui re ipsa quam vera .sit haec con-<text:line-break/>templario ante comprobaverimns. Verum ne quae scripta<text:line-break/>sunt a nobis in hujus praefationis expositione, postea quum</text:span></text:span></text:p>
        <text:p text:style-name="P2"><text:span text:style-name="Default_20_Paragraph_20_Font"><text:span text:style-name="T1">particulatim singulas sententias interpretabimur denuo feri-<text:line-break/>bere compellamur, optime facturus rideor, si de his om-<text:line-break/>nibus dicere supersedeam donec medica vocabula quae<text:line-break/>hoc in libro passim habentur enarrem , eoque potissimum<text:line-break/>quod quum apprime necessarium id sit nemo ex inter-<text:line-break/>pretibus praestitit. Quid enim sit in quo Hippocrates me-<text:line-break/>dicum exerceri cupit, hoc quidem loco praetermisit nec<text:line-break/>.-ostendit quoque praeterita aut praesentia quidem, sed quae<text:line-break/>nullo fensu agnoverimus, praecognoscere oporteat. </text:span></text:span><text:span text:style-name="Default_20_Paragraph_20_Font"><text:span text:style-name="T3">.s</text:span></text:span><text:span text:style-name="Default_20_Paragraph_20_Font"><text:span text:style-name="T1">i</text:span></text:span><text:span text:style-name="Default_20_Paragraph_20_Font"><text:span text:style-name="T3">mul-<text:line-break/>que praev</text:span></text:span><text:span text:style-name="Default_20_Paragraph_20_Font"><text:span text:style-name="T1">i</text:span></text:span><text:span text:style-name="Default_20_Paragraph_20_Font"><text:span text:style-name="T3">dere si quid in morb</text:span></text:span><text:span text:style-name="Default_20_Paragraph_20_Font"><text:span text:style-name="T1">i</text:span></text:span><text:span text:style-name="Default_20_Paragraph_20_Font"><text:span text:style-name="T3">s d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a</text:span></text:span><text:span text:style-name="Default_20_Paragraph_20_Font"><text:span text:style-name="T3">m</text:span></text:span><text:span text:style-name="Default_20_Paragraph_20_Font"><text:span text:style-name="T1"> i</text:span></text:span><text:span text:style-name="Default_20_Paragraph_20_Font"><text:span text:style-name="T3">nsi</text:span></text:span><text:span text:style-name="Default_20_Paragraph_20_Font"><text:span text:style-name="T1">t. Quidnam<text:line-break/>divinum hoc sit quod Hippocrates vult praevideri, non<text:line-break/>convenit inter hujus libri interpretes. Sunt enim quior—<text:line-break/>bitrentur ira aliqua demum homines morbo corripi, cujus<text:line-break/>rei faciunt quidem ex historiis fidem, sed nullam rationem<text:line-break/>adducunt, nec probant eam mentem Hippocrati -fuisse,<text:line-break/>quod tamen bonus interpres facere debuisset. Neque enim<text:line-break/>interpreti protinus dicendum est quicquid ipsi verum esse</text:span></text:span></text:p>
        <text:p text:style-name="P3"><text:span text:style-name="Default_20_Paragraph_20_Font"><text:span text:style-name="T1">videtur , sed quod cum auctoris sententia congruat, etiam<text:line-break/>si fortasse falsum est, dicere oportet. Atqui Hippocrates<text:line-break/>nullo prorsus lu libro visus est morbi causam ad Deos<text:line-break/>retulisse, quippe qui tum libro de victu in morbis acutis,<text:line-break/>de quo certe nullus dubitat, quin germanus sit, cur quos<text:line-break/>Graeci vocant </text:span></text:span><text:span text:style-name="Default_20_Paragraph_20_Font"><text:span text:style-name="T10">βλήτούς</text:span></text:span><text:span text:style-name="Default_20_Paragraph_20_Font"><text:span text:style-name="T2">, </text:span></text:span><text:span text:style-name="Default_20_Paragraph_20_Font"><text:span text:style-name="T1">id est numine percussos, veteres<text:line-break/>sic appellarint exposuerit, tum libello quem de sacro<text:line-break/>morbo scripsit, plura contra eos dixerit qui morbos a diis<text:line-break/>immitti arbitrantur. . Quamobrem nec epilepsiam nec amo.-<text:line-break/>rem sacros esse divinosque morbos putamus. Nam hi qui-<text:line-break/>dem quibus amorem ejusmodi esse risum est, veram qui-<text:line-break/>dem historiam recitant regis silium prae amore aegrotasse,<text:line-break/>usque ab Erasistrato deprehensum fuisse. Non tamen osten-<text:line-break/>dunt Erasistratum aut Hippocratem aut alium quemuis<text:line-break/>medicum amorem divinum nuncupasse. Verum eos qui<text:line-break/>prae amore vel emaciati funt vel pallent vel vigilant vel<text:line-break/>etiam febricitant sub eo libri capite veteres comprehen-<text:line-break/>dunt, quo de antecedentibus causis tractatur. Quae quum</text:span></text:span></text:p>
        <text:p text:style-name="P3"><text:span text:style-name="Default_20_Paragraph_20_Font"><text:span text:style-name="T1">genere plures sint, inter eas moeror annumeratur. Moesti<text:line-break/>autem fuut alii ob mortem liberorum, familiarium, cogna-<text:line-break/>torum aut amicorum, alii quod fe fo</text:span></text:span><text:span text:style-name="Default_20_Paragraph_20_Font"><text:span text:style-name="T3">t</text:span></text:span><text:span text:style-name="Default_20_Paragraph_20_Font"><text:span text:style-name="T1">os malo affectum<text:line-break/>iri aut totlus etiam patriae eversionem metuant. Moeror<text:line-break/>quoque pecuniarum cupidos corripit si pecuniam perdant,<text:line-break/>similiter ambitiosos si honorem, atque alios eodem modo.<text:line-break/>Sunt autem et qui propter amorem moerore afficiuntur,<text:line-break/>nihil quidem divini perpessi, fed humanitus affecti. Nisi<text:line-break/>forte Anis fidem adhibeat fabulis et credat a parvo quo-<text:line-break/>dam et recens nato daemone ardentes faces gestanti ho-<text:line-break/>mines aliquos in hunc affectum trahi. Qui autem dies<text:line-break/>decreturios divinum illud esse asseruit, animum quidem.<text:line-break/></text:span></text:span><text:span text:style-name="Default_20_Paragraph_20_Font"><text:span text:style-name="T3">t</text:span></text:span><text:span text:style-name="Default_20_Paragraph_20_Font"><text:span text:style-name="T1">uum explicavit , mentem tamen Hippocrati^ non exposuit.<text:line-break/>Non enim quaecunque incognitas aut ab omnium opinione<text:line-break/>multum diversas habent causas, simpliciter divina nuncu-<text:line-break/>pamus, fed forsitan admiranda dumtaxat recte dici post-<text:line-break/>sunt. Neque vero Hippocrates dierum decretoriorum cau-<text:line-break/>sas ignorarit, sicut a nobis in libris quos de ipsis edidi-</text:span></text:span></text:p>
        <text:p text:style-name="P2"><text:span text:style-name="Default_20_Paragraph_20_Font"><text:span text:style-name="T1">mus, demonstratum est. Caeterum quod ante dixi </text:span></text:span><text:span text:style-name="Default_20_Paragraph_20_Font"><text:span text:style-name="T3">n</text:span></text:span><text:span text:style-name="Default_20_Paragraph_20_Font"><text:span text:style-name="T1">on<text:line-break/>esse his commentariis omnia quae perperam dicta sunt<text:line-break/>. inserenda, sed quae aliquam habent cum vero similitudi-<text:line-break/>nem, qua ego de causa adductus. ea quae Herophilus in<text:line-break/>Hippocratis proguosticum falso objecit, discutere imprae-<text:line-break/>sentiamur nolui , id ipsum nu</text:span></text:span><text:span text:style-name="Default_20_Paragraph_20_Font"><text:span text:style-name="T3">n</text:span></text:span><text:span text:style-name="Default_20_Paragraph_20_Font"><text:span text:style-name="T1">c quoque et toto hoc libro<text:line-break/>praestabo, aliosque qui in haec inciderint idem ut agant<text:line-break/>rogabo, ne mihi succenseant, quod multa ab interpretibus.<text:line-break/>perperam dicta praetermittam. Quod si diligenter scripta<text:line-break/>nostra legant, de illis ipsi per fe statuere et judicare po-<text:line-break/>terunt. Quamobrem omissis illis qui de divino nugantur<text:line-break/>demus operam ut quid Hippocrates fenserit reperiamus.<text:line-break/>Quod igitur. divinum illud protius ad medicam artem per-<text:line-break/>lineat nec cognitionem ipsius ab Hippocrate probatam<text:line-break/>modo esse , verum etiam proditam omnibus manifestum<text:line-break/>esu lneptus enim sit omnino auctor ille oportet, qui. rei<text:line-break/>alienius cognitionem commendat, quam penitus non do-<text:line-break/>cuerit. Itaque scriptam esse ah Hippocrate divini ipsius</text:span></text:span></text:p>
        <text:p text:style-name="P2"><text:span text:style-name="Default_20_Paragraph_20_Font"><text:span text:style-name="T1">praecognitronem necesse esu Audeamus igitur dicere id<text:line-break/>non esse aliud quam ambientis nos aeris constitutionem,<text:line-break/>de qua scripsit hunc in modum in aphorismis: </text:span></text:span><text:span text:style-name="Default_20_Paragraph_20_Font"><text:span text:style-name="T3">st hie</text:span></text:span><text:span text:style-name="Default_20_Paragraph_20_Font"><text:span text:style-name="T1">ms<text:line-break/></text:span></text:span><text:span text:style-name="Default_20_Paragraph_20_Font"><text:span text:style-name="T3">sicca septentriona</text:span></text:span><text:span text:style-name="Default_20_Paragraph_20_Font"><text:span text:style-name="T1">l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ven</text:span></text:span><text:span text:style-name="Default_20_Paragraph_20_Font"><text:span text:style-name="T1">tos </text:span></text:span><text:span text:style-name="Default_20_Paragraph_20_Font"><text:span text:style-name="T3">habuit, ver aute</text:span></text:span><text:span text:style-name="Default_20_Paragraph_20_Font"><text:span text:style-name="T1">m </text:span></text:span><text:span text:style-name="Default_20_Paragraph_20_Font"><text:span text:style-name="T3">austr</text:span></text:span><text:span text:style-name="Default_20_Paragraph_20_Font"><text:span text:style-name="T1">os </text:span></text:span><text:span text:style-name="Default_20_Paragraph_20_Font"><text:span text:style-name="T3">et<text:line-break/>pl</text:span></text:span><text:span text:style-name="Default_20_Paragraph_20_Font"><text:span text:style-name="T1">u</text:span></text:span><text:span text:style-name="Default_20_Paragraph_20_Font"><text:span text:style-name="T3">vias exh</text:span></text:span><text:span text:style-name="Default_20_Paragraph_20_Font"><text:span text:style-name="T1">i</text:span></text:span><text:span text:style-name="Default_20_Paragraph_20_Font"><text:span text:style-name="T3">bet, necesse est aestate; acu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febre</text:span></text:span><text:span text:style-name="Default_20_Paragraph_20_Font"><text:span text:style-name="T1">s, </text:span></text:span><text:span text:style-name="Default_20_Paragraph_20_Font"><text:span text:style-name="T3">ophthal-<text:line-break/></text:span></text:span><text:span text:style-name="Default_20_Paragraph_20_Font"><text:span text:style-name="T1">m</text:span></text:span><text:span text:style-name="Default_20_Paragraph_20_Font"><text:span text:style-name="T3">ia</text:span></text:span><text:span text:style-name="Default_20_Paragraph_20_Font"><text:span text:style-name="T1">s </text:span></text:span><text:span text:style-name="Default_20_Paragraph_20_Font"><text:span text:style-name="T3">et d</text:span></text:span><text:span text:style-name="Default_20_Paragraph_20_Font"><text:span text:style-name="T1">y</text:span></text:span><text:span text:style-name="Default_20_Paragraph_20_Font"><text:span text:style-name="T3">senter</text:span></text:span><text:span text:style-name="Default_20_Paragraph_20_Font"><text:span text:style-name="T1">i</text:span></text:span><text:span text:style-name="Default_20_Paragraph_20_Font"><text:span text:style-name="T3">as exc</text:span></text:span><text:span text:style-name="Default_20_Paragraph_20_Font"><text:span text:style-name="T1">it</text:span></text:span><text:span text:style-name="Default_20_Paragraph_20_Font"><text:span text:style-name="T3">ar</text:span></text:span><text:span text:style-name="Default_20_Paragraph_20_Font"><text:span text:style-name="T1">i </text:span></text:span><text:span text:style-name="Default_20_Paragraph_20_Font"><text:span text:style-name="T3">maximeque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i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t<text:line-break/>hu</text:span></text:span><text:span text:style-name="Default_20_Paragraph_20_Font"><text:span text:style-name="T1">mi</text:span></text:span><text:span text:style-name="Default_20_Paragraph_20_Font"><text:span text:style-name="T3">dioribus na</text:span></text:span><text:span text:style-name="Default_20_Paragraph_20_Font"><text:span text:style-name="T1">t</text:span></text:span><text:span text:style-name="Default_20_Paragraph_20_Font"><text:span text:style-name="T3">ura c</text:span></text:span><text:span text:style-name="Default_20_Paragraph_20_Font"><text:span text:style-name="T1">o</text:span></text:span><text:span text:style-name="Default_20_Paragraph_20_Font"><text:span text:style-name="T3">rporibus. </text:span></text:span><text:span text:style-name="Default_20_Paragraph_20_Font"><text:span text:style-name="T1">Haec et quae postea fori-<text:line-break/>buntur praecognitiones sunt eorum quae in nobis cir-<text:line-break/>cumfusus aer suscitat ; de quibus brevissime quidem in<text:line-break/>aphorifmis, multo autem copiosius iu libris epidemion<text:line-break/>disseruit Quae tamen in hoc ipso proguostico prorsus<text:line-break/>omisit, quamvis ad praesentem speculationem pertinerent.<text:line-break/>Praestitisset igitur causam inquirere cur .nihil de divino<text:line-break/>dixerit quam male interpretari. Sed mihi quidem vide-<text:line-break/>tur propter instituti operis magnitudinem huic libro mor- ;<text:line-break/>horum vulgarium disciplinam non inseruisse; namque isto<text:line-break/>jam abfoluto haec ad extremum fubjuuxit: </text:span></text:span><text:span text:style-name="Default_20_Paragraph_20_Font"><text:span text:style-name="T3">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t aute</text:span></text:span><text:span text:style-name="Default_20_Paragraph_20_Font"><text:span text:style-name="T1">m<text:line-break/></text:span></text:span><text:span text:style-name="Default_20_Paragraph_20_Font"><text:span text:style-name="T3">. perpetuo adven</text:span></text:span><text:span text:style-name="Default_20_Paragraph_20_Font"><text:span text:style-name="T1">t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pulare</text:span></text:span><text:span text:style-name="Default_20_Paragraph_20_Font"><text:span text:style-name="T1">s </text:span></text:span><text:span text:style-name="Default_20_Paragraph_20_Font"><text:span text:style-name="T3">morb</text:span></text:span><text:span text:style-name="Default_20_Paragraph_20_Font"><text:span text:style-name="T1">os </text:span></text:span><text:span text:style-name="Default_20_Paragraph_20_Font"><text:span text:style-name="T3">prot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agnoscere .</text:span></text:span></text:p>
        <text:p text:style-name="P5"><text:span text:style-name="Default_20_Paragraph_20_Font"><text:span text:style-name="T14">. </text:span></text:span><text:span text:style-name="Default_20_Paragraph_20_Font"><text:span text:style-name="T3">nec</text:span></text:span><text:span text:style-name="Default_20_Paragraph_20_Font"><text:span text:style-name="T1"> i</text:span></text:span><text:span text:style-name="Default_20_Paragraph_20_Font"><text:span text:style-name="T3">gnorare tempo</text:span></text:span><text:span text:style-name="Default_20_Paragraph_20_Font"><text:span text:style-name="T1">ris </text:span></text:span><text:span text:style-name="Default_20_Paragraph_20_Font"><text:span text:style-name="T3">ann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st</text:span></text:span><text:span text:style-name="Default_20_Paragraph_20_Font"><text:span text:style-name="T1">it</text:span></text:span><text:span text:style-name="Default_20_Paragraph_20_Font"><text:span text:style-name="T3">ut</text:span></text:span><text:span text:style-name="Default_20_Paragraph_20_Font"><text:span text:style-name="T1">io</text:span></text:span><text:span text:style-name="Default_20_Paragraph_20_Font"><text:span text:style-name="T3">nem.</text:span></text:span><text:span text:style-name="Default_20_Paragraph_20_Font"><text:span text:style-name="T1"> Quibus verbis<text:line-break/>ostendit medico, ut alia omnia quae ad praemonitionem<text:line-break/>maxime conducunt, sic morborum populariter vagantium<text:line-break/>generationem cognitam esse debere. Eam autem ipsis feor-<text:line-break/>sum docuit in aphorismis quid em compendiose, quemad-<text:line-break/>modum diximus, fusius autem multo in libris epidemion,<text:line-break/>eam que ob rem interpretum plerique merito post librum<text:line-break/>hunc epidemion libros enarrarunt, quos certe hac lu re<text:line-break/>etiam imitabimur.</text:span></text:span></text:p>
        <text:h text:style-name="Heading_20_2" text:outline-level="2"><text:bookmark-start text:name="bookmark4"/><text:span text:style-name="Default_20_Paragraph_20_Font">V</text:span><text:bookmark-end text:name="bookmark4"/></text:h>
        <text:p text:style-name="P4"><text:span text:style-name="Default_20_Paragraph_20_Font"><text:span text:style-name="T3">sun</text:span></text:span><text:span text:style-name="Default_20_Paragraph_20_Font"><text:span text:style-name="T1">t </text:span></text:span><text:span text:style-name="Default_20_Paragraph_20_Font"><text:span text:style-name="T3">aute</text:span></text:span><text:span text:style-name="Default_20_Paragraph_20_Font"><text:span text:style-name="T1">m </text:span></text:span><text:span text:style-name="Default_20_Paragraph_20_Font"><text:span text:style-name="T3">haec</text:span></text:span><text:span text:style-name="Default_20_Paragraph_20_Font"><text:span text:style-name="T1"> i</text:span></text:span><text:span text:style-name="Default_20_Paragraph_20_Font"><text:span text:style-name="T3">n acutis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s </text:span></text:span><text:span text:style-name="Default_20_Paragraph_20_Font"><text:span text:style-name="T3">consideranda; p</text:span></text:span><text:span text:style-name="Default_20_Paragraph_20_Font"><text:span text:style-name="T1">rim</text:span></text:span><text:span text:style-name="Default_20_Paragraph_20_Font"><text:span text:style-name="T3">um<text:line-break/>qu</text:span></text:span><text:span text:style-name="Default_20_Paragraph_20_Font"><text:span text:style-name="T1">i</text:span></text:span><text:span text:style-name="Default_20_Paragraph_20_Font"><text:span text:style-name="T3">dem an e</text:span></text:span><text:span text:style-name="Default_20_Paragraph_20_Font"><text:span text:style-name="T1">j</text:span></text:span><text:span text:style-name="Default_20_Paragraph_20_Font"><text:span text:style-name="T3">us qu</text:span></text:span><text:span text:style-name="Default_20_Paragraph_20_Font"><text:span text:style-name="T1">i </text:span></text:span><text:span text:style-name="Default_20_Paragraph_20_Font"><text:span text:style-name="T3">aegr</text:span></text:span><text:span text:style-name="Default_20_Paragraph_20_Font"><text:span text:style-name="T1">o</text:span></text:span><text:span text:style-name="Default_20_Paragraph_20_Font"><text:span text:style-name="T3">tat ia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simi</text:span></text:span><text:span text:style-name="Default_20_Paragraph_20_Font"><text:span text:style-name="T3">l</text:span></text:span><text:span text:style-name="Default_20_Paragraph_20_Font"><text:span text:style-name="T1">is </text:span></text:span><text:span text:style-name="Default_20_Paragraph_20_Font"><text:span text:style-name="T3">sit bene va-<text:line-break/>len</text:span></text:span><text:span text:style-name="Default_20_Paragraph_20_Font"><text:span text:style-name="T1">t</text:span></text:span><text:span text:style-name="Default_20_Paragraph_20_Font"><text:span text:style-name="T3">ium, sed max</text:span></text:span><text:span text:style-name="Default_20_Paragraph_20_Font"><text:span text:style-name="T1">i</text:span></text:span><text:span text:style-name="Default_20_Paragraph_20_Font"><text:span text:style-name="T3">me an sib</text:span></text:span><text:span text:style-name="Default_20_Paragraph_20_Font"><text:span text:style-name="T1">i i</text:span></text:span><text:span text:style-name="Default_20_Paragraph_20_Font"><text:span text:style-name="T3">psi; ta</text:span></text:span><text:span text:style-name="Default_20_Paragraph_20_Font"><text:span text:style-name="T1">li</text:span></text:span><text:span text:style-name="Default_20_Paragraph_20_Font"><text:span text:style-name="T3">s namque opt</text:span></text:span><text:span text:style-name="Default_20_Paragraph_20_Font"><text:span text:style-name="T1">i</text:span></text:span><text:span text:style-name="Default_20_Paragraph_20_Font"><text:span text:style-name="T3">ma<text:line-break/>est.</text:span></text:span><text:span text:style-name="Default_20_Paragraph_20_Font"><text:span text:style-name="T1"> P</text:span></text:span><text:span text:style-name="Default_20_Paragraph_20_Font"><text:span text:style-name="T3">e</text:span></text:span><text:span text:style-name="Default_20_Paragraph_20_Font"><text:span text:style-name="T1">j</text:span></text:span><text:span text:style-name="Default_20_Paragraph_20_Font"><text:span text:style-name="T3">sima autem ea quae sim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 </text:span></text:span><text:span text:style-name="Default_20_Paragraph_20_Font"><text:span text:style-name="T3">prorsu</text:span></text:span><text:span text:style-name="Default_20_Paragraph_20_Font"><text:span text:style-name="T1">s </text:span></text:span><text:span text:style-name="Default_20_Paragraph_20_Font"><text:span text:style-name="T3">contrar</text:span></text:span><text:span text:style-name="Default_20_Paragraph_20_Font"><text:span text:style-name="T1">i</text:span></text:span><text:span text:style-name="Default_20_Paragraph_20_Font"><text:span text:style-name="T3">a esu</text:span></text:span></text:p>
        <text:p text:style-name="P2"><text:span text:style-name="Default_20_Paragraph_20_Font"><text:span text:style-name="T1">Dicturum fe hoc libro de morbis acutis ostendit evi-.<text:line-break/>dentissime; incipit autem a signis quae in facie conspi-<text:line-break/>ciuntur, quod ea tum cernantur primum tum vires magnas<text:line-break/>habeant. Ea quidem prima videri omnibus perspicuum<text:line-break/>est, quantum autem ad praesagiendum conferant, ex fe-<text:line-break/>quentibus intelliges. At primum lu memoriam velim re-<text:line-break/>voces ipsius praefationem universae arti communem; quae<text:line-break/>fcripta est in libro cui titulus est </text:span></text:span><text:span text:style-name="Default_20_Paragraph_20_Font"><text:span text:style-name="T10">καἀ</text:span></text:span><text:span text:style-name="Default_20_Paragraph_20_Font"><text:span text:style-name="T2"> </text:span></text:span><text:span text:style-name="Default_20_Paragraph_20_Font"><text:span text:style-name="T10">ἰητρεῖον</text:span></text:span><text:span text:style-name="Default_20_Paragraph_20_Font"><text:span text:style-name="T2">. </text:span></text:span><text:span text:style-name="Default_20_Paragraph_20_Font"><text:span text:style-name="T1">An simi-<text:line-break/>lia an dissimilia primum a maximis, deinde a facillimis<text:line-break/>ab iis quae ex tuto et usquequaque accedunt et quae<text:line-break/>contueri licet visio, tactu, auditu, lingua et animo usirr-<text:line-break/>pare. Siquidem non modo praecognitio , sed etiam agen-<text:line-break/>dorum indicatio ab illis i</text:span></text:span><text:span text:style-name="Default_20_Paragraph_20_Font"><text:span text:style-name="T3">n</text:span></text:span><text:span text:style-name="Default_20_Paragraph_20_Font"><text:span text:style-name="T1">itium desumit. Ac de his qui-<text:line-break/>dem quae agere convenit dictum est in libris methodi<text:line-break/>medendi. De praecognitione autem hoc ipso libro rideto,<text:line-break/>istud rursirs memoria tenens, non futura modo, fed quae<text:line-break/>etiam praecessere, quaeque nunc in corpore sunt signis<text:line-break/>quibusdam investigare ad partem medicinae prognosticam</text:span></text:span></text:p>
        <text:p text:style-name="P3"><text:span text:style-name="Default_20_Paragraph_20_Font"><text:span text:style-name="T1">pertinere. Verumtamen praesentium rerum cognitionem<text:line-break/>proprio nomine </text:span></text:span><text:span text:style-name="Default_20_Paragraph_20_Font"><text:span text:style-name="T10">διάγνωσι</text:span></text:span><text:span text:style-name="Default_20_Paragraph_20_Font"><text:span text:style-name="T11">ν</text:span></text:span><text:span text:style-name="Default_20_Paragraph_20_Font"><text:span text:style-name="T5">, </text:span></text:span><text:span text:style-name="Default_20_Paragraph_20_Font"><text:span text:style-name="T1">hoc est dignotionem, appellare.<text:line-break/>consuevimus. Caeterum jubet Hippocrates aegri faciem<text:line-break/>primum considerandam esse similifne sit an dissimilis ab<text:line-break/>ea quam sani gerunt, praesertim vero an sibi ipsi. Hoc<text:line-break/>enim ex placitis Hippocrati^ est, omnia non solum ex<text:line-break/>natura quae communis est, fed etiam ea quae cuique est<text:line-break/>peculiaris fecundum artum expendenda esse. Namque ubi<text:line-break/>praecepit affectas partes cum sanis comparare, no</text:span></text:span><text:span text:style-name="Default_20_Paragraph_20_Font"><text:span text:style-name="T3">n</text:span></text:span><text:span text:style-name="Default_20_Paragraph_20_Font"><text:span text:style-name="T1"> con-<text:line-break/>futuit aliorum inspiciendas esse, sed ejus ipsius qui morbo<text:line-break/>correptus .est, Itaque illius fames optima est quae sibi<text:line-break/>.ipsi quam simillima perseverat, pessima vero quae ab ea<text:line-break/>longissime distat; quae vero in medio optimi- pessimique<text:line-break/>sunt,...tibi jmn incumbit definitis extremis qualesnam sint<text:line-break/>iudicare. Nam quae ad optimam magis accedunt meliores<text:line-break/>sunt, quae vero ad pessimam pejores. Sunt autem inter<text:line-break/>utramque mediae,- quae ab una magis quam altera.nou<text:line-break/>recedunt. Quare optimam .faciem breviter complexus est</text:span></text:span></text:p>
        <text:p text:style-name="P3"><text:span text:style-name="Default_20_Paragraph_20_Font"><text:span text:style-name="T1">et designavit: quae enim naturali quam simillima est<text:line-break/>optima censetur : pessima vero quae maxime contraria est;<text:line-break/>ut quae nebis non fit congenita. Quae vero ex his prae-<text:line-break/>.fagis habeantur, ipse ex particularibus notis ostendit, de<text:line-break/>quarum singulis seorsum postea edisseram.</text:span></text:span></text:p>
        <text:h text:style-name="P42" text:outline-level="2"><text:span text:style-name="Default_20_Paragraph_20_Font"><text:span text:style-name="T1">VI. </text:span></text:span><text:span text:style-name="Default_20_Paragraph_20_Font"><text:span text:style-name="T3">r .r</text:span></text:span></text:h>
        <text:p text:style-name="Normal"><text:span text:style-name="Default_20_Paragraph_20_Font"><text:span text:style-name="T3"><text:line-break/></text:span></text:span><text:span text:style-name="Default_20_Paragraph_20_Font"><text:span text:style-name="T1">F</text:span></text:span><text:span text:style-name="Default_20_Paragraph_20_Font"><text:span text:style-name="T3">uer</text:span></text:span><text:span text:style-name="Default_20_Paragraph_20_Font"><text:span text:style-name="T1">i</text:span></text:span><text:span text:style-name="Default_20_Paragraph_20_Font"><text:span text:style-name="T3">t au</text:span></text:span><text:span text:style-name="Default_20_Paragraph_20_Font"><text:span text:style-name="T1">t</text:span></text:span><text:span text:style-name="Default_20_Paragraph_20_Font"><text:span text:style-name="T3">em ejusmod</text:span></text:span><text:span text:style-name="Default_20_Paragraph_20_Font"><text:span text:style-name="T1">i </text:span></text:span><text:span text:style-name="Default_20_Paragraph_20_Font"><text:span text:style-name="T3">nasu</text:span></text:span><text:span text:style-name="Default_20_Paragraph_20_Font"><text:span text:style-name="T1">s </text:span></text:span><text:span text:style-name="Default_20_Paragraph_20_Font"><text:span text:style-name="T3">ac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.</text:span></text:span></text:p>
        <text:p text:style-name="Normal"><text:span text:style-name="Default_20_Paragraph_20_Font">Inter signa mala hoc unum primum , acutum nasum,<text:line-break/>commemoravit. . Sed illum cum eo qui cuique fecundum<text:line-break/>naturam est, quemadmodum ante diximus, conferre opor-<text:line-break/>tet. Nam et qui natura simus est et qui aquilinus et qui<text:line-break/>rectum etiam habet, illi protius nasus acutior videbitur.<text:line-break/>Hoc autem perpetuo tenendum. est, ut quantum ipfe a<text:line-break/>naturali forma recesserit, tanto deterior existimetur. . Ap-<text:line-break/>paret autem manifesto nasus acutior iis, qui ex diuturno<text:line-break/>morbo maciem contraxerunt., item nimio labore accisis</text:span></text:p>
        <text:p text:style-name="P3"><text:span text:style-name="Default_20_Paragraph_20_Font"><text:span text:style-name="T1">aut alio quovis modo exsolutis aut a</text:span></text:span><text:span text:style-name="Default_20_Paragraph_20_Font"><text:span text:style-name="T3">n</text:span></text:span><text:span text:style-name="Default_20_Paragraph_20_Font"><text:span text:style-name="T1">imo deficientibus<text:line-break/>atque adeo mortuis omnibus. Ex quo non absurde possit<text:line-break/>aliquis communi omnium hominum ratione usus epilo-<text:line-break/>gifmo concludere malum hoc signum esse, quoties in ma-<text:line-break/>ligno aliquo affectu acciderit. Quaenam autem illa asse-<text:line-break/>etio sit , in qua nasus acuitur , jam ad dogmaticam fpecu-<text:line-break/>lationem attinet, tantumque analogismo deprehendi potest.<text:line-break/>Analogismus vero ratio est, quae ab evidentia auspicatur<text:line-break/>rei obscurae faciens cognitionem. Epilogrsmus vero com-<text:line-break/>munis ratio est et omnium assensa conspecta. Sed pri-<text:line-break/>mum epilogistice de singulis consideremus indiciis ; rectius<text:line-break/>e</text:span></text:span><text:span text:style-name="Default_20_Paragraph_20_Font"><text:span text:style-name="T3">n</text:span></text:span><text:span text:style-name="Default_20_Paragraph_20_Font"><text:span text:style-name="T1">im est ex confessa communione omnium hominum ra-<text:line-break/>tione facere principium doctrinae, quam statim inter lui-<text:line-break/>tia ad analogismum venire.</text:span></text:span></text:p>
        <text:h text:style-name="Heading_20_2" text:outline-level="2"><text:bookmark-start text:name="bookmark6"/><text:span text:style-name="Default_20_Paragraph_20_Font">Vssi</text:span><text:bookmark-end text:name="bookmark6"/></text:h>
        <text:p text:style-name="Normal"><text:span text:style-name="Default_20_Paragraph_20_Font"><text:span text:style-name="T3">ocul</text:span></text:span><text:span text:style-name="Default_20_Paragraph_20_Font"><text:span text:style-name="T1">i </text:span></text:span><text:span text:style-name="Default_20_Paragraph_20_Font"><text:span text:style-name="T3">concavi, tempora c</text:span></text:span><text:span text:style-name="Default_20_Paragraph_20_Font"><text:span text:style-name="T1">o</text:span></text:span><text:span text:style-name="Default_20_Paragraph_20_Font"><text:span text:style-name="T3">llapsa, aure</text:span></text:span><text:span text:style-name="Default_20_Paragraph_20_Font"><text:span text:style-name="T1">s </text:span></text:span><text:span text:style-name="Default_20_Paragraph_20_Font"><text:span text:style-name="T3">fulgidae et con-<text:line-break/>t rae</text:span></text:span><text:span text:style-name="Default_20_Paragraph_20_Font"><text:span text:style-name="T1">t</text:span></text:span><text:span text:style-name="Default_20_Paragraph_20_Font"><text:span text:style-name="T3">ae et</text:span></text:span><text:span text:style-name="Default_20_Paragraph_20_Font"><text:span text:style-name="T1"> i</text:span></text:span><text:span text:style-name="Default_20_Paragraph_20_Font"><text:span text:style-name="T3">mi</text:span></text:span><text:span text:style-name="Default_20_Paragraph_20_Font"><text:span text:style-name="T1">s </text:span></text:span><text:span text:style-name="Default_20_Paragraph_20_Font"><text:span text:style-name="T3">par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inve</text:span></text:span><text:span text:style-name="Default_20_Paragraph_20_Font"><text:span text:style-name="T1">r</text:span></text:span><text:span text:style-name="Default_20_Paragraph_20_Font"><text:span text:style-name="T3">sae. Ad haec cuti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a</text:span></text:span></text:p>
        <text:p text:style-name="P2"><text:span text:style-name="Default_20_Paragraph_20_Font"><text:span text:style-name="T3">spontem dura</text:span></text:span><text:span text:style-name="Default_20_Paragraph_20_Font"><text:span text:style-name="T1">, i</text:span></text:span><text:span text:style-name="Default_20_Paragraph_20_Font"><text:span text:style-name="T3">ntenta et ar</text:span></text:span><text:span text:style-name="Default_20_Paragraph_20_Font"><text:span text:style-name="T1">i</text:span></text:span><text:span text:style-name="Default_20_Paragraph_20_Font"><text:span text:style-name="T3">da , colorque totiu</text:span></text:span><text:span text:style-name="Default_20_Paragraph_20_Font"><text:span text:style-name="T1">s </text:span></text:span><text:span text:style-name="Default_20_Paragraph_20_Font"><text:span text:style-name="T3">facie</text:span></text:span><text:span text:style-name="Default_20_Paragraph_20_Font"><text:span text:style-name="T1">i<text:line-break/>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ger</text:span></text:span><text:span text:style-name="Default_20_Paragraph_20_Font"><text:span text:style-name="T1"> a</text:span></text:span><text:span text:style-name="Default_20_Paragraph_20_Font"><text:span text:style-name="T3">ut et</text:span></text:span><text:span text:style-name="Default_20_Paragraph_20_Font"><text:span text:style-name="T1">i</text:span></text:span><text:span text:style-name="Default_20_Paragraph_20_Font"><text:span text:style-name="T3">am pall</text:span></text:span><text:span text:style-name="Default_20_Paragraph_20_Font"><text:span text:style-name="T1">i</text:span></text:span><text:span text:style-name="Default_20_Paragraph_20_Font"><text:span text:style-name="T3">du</text:span></text:span><text:span text:style-name="Default_20_Paragraph_20_Font"><text:span text:style-name="T1">s </text:span></text:span><text:span text:style-name="Default_20_Paragraph_20_Font"><text:span text:style-name="T3">et lividus aut plumbeus.</text:span></text:span></text:p>
        <text:p text:style-name="P1"><text:span text:style-name="Default_20_Paragraph_20_Font"><text:span text:style-name="T1">Et omnia quidem signa haec in diuturnis morbis et<text:line-break/>laboribus et animi deliquiis et .morte potissimum appare</text:span></text:span><text:span text:style-name="Default_20_Paragraph_20_Font"><text:span text:style-name="T3">n</text:span></text:span><text:span text:style-name="Default_20_Paragraph_20_Font"><text:span text:style-name="T1">t<text:line-break/>in facie. Licet autem facile epilogismo colligere, quae .a<text:line-break/>naturalibus dissimilia sunt, aliquid mali designare posito<text:line-break/>eo , quod statim ab initio nemo non potest nem fateri,<text:line-break/>nimirum letalia esse quaecunque naturalibus: adversissima<text:line-break/>funi, similia autem salutaria. Haec ergo de illis epilogi-<text:line-break/>stice dicta sint a nobis. Iam vero universam eorum na-<text:line-break/>turam diligenter expendamus. Proveniunt quidem ii asse-<text:line-break/>otus aut ab. aliquo, quod exedit et carnosas animalium<text:line-break/>partes absumit, aut imbecillitate caloris nativi, qui ad<text:line-break/>extremas usque corporis partes proferre fe et exserere non<text:line-break/>potest, sed solis in vlsceribus exiguus remanet. Quo sit</text:span></text:span></text:p>
        <text:p text:style-name="P2"><text:span text:style-name="Default_20_Paragraph_20_Font"><text:span text:style-name="T1">ut tantum sanguinis fpir i tuaque in extremas corporis par-<text:line-break/>tes amplius non influat, quantum antea quum fecundum<text:line-break/>naturale fe habebant, influebat. Eam igitur ob causam<text:line-break/>facies a naturali permultum immutata manifesto cernitur.<text:line-break/>Quum etiam partes tum osseaetum humidiores tum car-.<text:line-break/>nolae sibi mutuo adjaceant ac osseae quidem quod ter-<text:line-break/>. rena earum substantia sit, sibi similes perpetuo existant,<text:line-break/>humidiores autem atque carnosae absumi facillime possint<text:line-break/>. et spiritus atque sanguinis inopia in fe ipsas concidere,<text:line-break/>affectus evidentissimus est. Siquidem nas</text:span></text:span><text:span text:style-name="Default_20_Paragraph_20_Font"><text:span text:style-name="T3">o</text:span></text:span><text:span text:style-name="Default_20_Paragraph_20_Font"><text:span text:style-name="T1">s tantum qua<text:line-break/>alas habet carnulus est, reliquis autem omnibus partibus<text:line-break/>osseus. Quare quum vel carnosa ejus portio contabuerit<text:line-break/>vel vacuata conciderit; extrema sui parte non fine. causa<text:line-break/>tenuis apparet. . Ad eundem . quoque modum, si sit vehe-<text:line-break/>menter etiam refrigeratus , sicut illis accidit qui vita fun-<text:line-break/>cti sunt. Namque carnosae partes frigore densatae., - haud<text:line-break/>immerito summis partibus extenuantur. Nec vero alium<text:line-break/>- acutum nasum dicimus quam qui extrema parte tenuis</text:span></text:span></text:p>
        <text:p text:style-name="P2"><text:span text:style-name="Default_20_Paragraph_20_Font"><text:span text:style-name="T1">est; hae quidem sunt acuti nasi causae. Oculi porro ab<text:line-break/>iisdem causis excavantur , fed tanto magis. quanto sunt<text:line-break/>extremo na</text:span></text:span><text:span text:style-name="Default_20_Paragraph_20_Font"><text:span text:style-name="T3">t</text:span></text:span><text:span text:style-name="Default_20_Paragraph_20_Font"><text:span text:style-name="T1">o humidiores atque molliores.. Quin et illi<text:line-break/>plurimum animalis. spiritus et calorem,non exiguum con-<text:line-break/>tinent, quibus si quando destituantur, non: praeter ratio-<text:line-break/>nem contrahuntur. Id autem est oculorum caritas. Ad<text:line-break/>eundem vero modum etiam tempora collabuntur, musculos:<text:line-break/>enim ex universo capite sola habent, quos </text:span></text:span><text:span text:style-name="Default_20_Paragraph_20_Font"><text:span text:style-name="T10">κροταφίτας</text:span></text:span><text:span text:style-name="Default_20_Paragraph_20_Font"><text:span text:style-name="T2">,.<text:line-break/></text:span></text:span><text:span text:style-name="Default_20_Paragraph_20_Font"><text:span text:style-name="T1">hoc esit temporales appellant, quumoreliqunm omne caput.<text:line-break/>carne prorsus careat. Aures porro. frigent et contrahunt-<text:line-break/>tur, quod cartilagineae et sine carne sint, parumque san-<text:line-break/>guinis habeant. Itaque ocissime: refrigerantur, ad asse-,<text:line-break/>ctum sua natura propensae. Verum quid causae est cor<text:line-break/>imae. earum partes invertuntur ? Au quod mollior sit illa-<text:line-break/>ru m substantia quam reliquarum partium, quae non aliud<text:line-break/>sunt, quam tenuissima cartilago tenui cute obducta? Ob<text:line-break/>has quidem praedictas causas infimae aurium partes ex-<text:line-break/>. tenuantur; invertuntur, sicciores denfioresque evadunt.</text:span></text:span></text:p>
        <text:p text:style-name="P3"><text:span text:style-name="Default_20_Paragraph_20_Font"><text:span text:style-name="T1">Deinde retrahuntur et quam maxime possunt ad originem<text:line-break/>nervorum recurrunt, a quibus </text:span></text:span><text:span text:style-name="Default_20_Paragraph_20_Font"><text:span text:style-name="T3">t</text:span></text:span><text:span text:style-name="Default_20_Paragraph_20_Font"><text:span text:style-name="T1">ensum accepere. Convelli<text:line-break/>namque coriaceis omnibus exsiccatis commune est, ad<text:line-break/>partem autem illam </text:span></text:span><text:span text:style-name="Default_20_Paragraph_20_Font"><text:span text:style-name="T3">r</text:span></text:span><text:span text:style-name="Default_20_Paragraph_20_Font"><text:span text:style-name="T1">eflecti potius et reverti. Unde nervi<text:line-break/>qui in ipsam inseruntur originem ducunt, prorsum est<text:line-break/>singularum corporis partium. Hoc namque etiam in digi-<text:line-break/>tis apertissime potest rideri. Nam si tendo internus ali-<text:line-break/>qua de caula male affectus fuerit, rideas aperte digitos<text:line-break/>inflecti, si vero externus, diste</text:span></text:span><text:span text:style-name="Default_20_Paragraph_20_Font"><text:span text:style-name="T3">n</text:span></text:span><text:span text:style-name="Default_20_Paragraph_20_Font"><text:span text:style-name="T1">di. Est autem illa ipsis<text:line-break/>siccitas adstrictioque causa cur tota cutis faciei dura ten-<text:line-break/>stupre siti Quod tamen in fronte multo cernitur eviden-<text:line-break/>tius, quoniam illic caro admodum tenuis cuti fubjecta esu<text:line-break/>Afficitur vero a praedictis causis multo facilius caro quam<text:line-break/>cutis. At vero coloris mutatio lu nigrum quidem omnium<text:line-break/>pessima est, ut quae sanguine refrigerato proveniat. non<text:line-break/>aliter quam quum extra vasa effusus in grumos concre-<text:line-break/>vit. Quae vero ad eum sit colorem, quem Graeci </text:span></text:span><text:span text:style-name="Default_20_Paragraph_20_Font"><text:span text:style-name="T10">χλωρὸν</text:span></text:span></text:p>
        <text:p text:style-name="P3"><text:span text:style-name="Default_20_Paragraph_20_Font"><text:span text:style-name="T1">vocant, mitior multo esu Sic autem veteres vocare con-,<text:line-break/>sueverunt alias pallidum, alias viride, quomodo multi<text:line-break/>brassicam et lactucam virides appellant, qui certe color<text:line-break/>nigrior est quam ruber et veluti initium quoddam nigri-<text:line-break/>tiei et livoris, a .frigiditate sumit et color niger prove-.<text:line-break/>mens. Quamobrem haud temere facies his omnibus, quae<text:line-break/>dictae funi foedata notis, letalis censetur. Atque in lon-<text:line-break/>gis quidem morbis saepenumero per initia autem morbo-<text:line-break/>rum raro talis evadit, eamque ob causam periculosissima<text:line-break/>est, ut quae temporis longitudini accepta referri non<text:line-break/>possit. Namque mora temporis longiore et corpus conta-<text:line-break/>hescere et extremas aliquot corporis partes refrigerari,<text:line-break/>non debet cuiquam mirum videri. In recenti vero morbo<text:line-break/>maximeque acuto omnino exitiale est, ussi forte talis<text:line-break/>aliam quandam ob causam evaserit; quae autem id effi-<text:line-break/>cere possint, ipfe postea dicturus esu Nunc autem quod<text:line-break/>ab eo praetermissum videtur quodque adliciendum a me<text:line-break/>est, prius ausculta. Nam quemadmodum per longos mor-</text:span></text:span></text:p>
        <text:p text:style-name="P46"><text:span text:style-name="Default_20_Paragraph_20_Font"><text:span text:style-name="T1">bos faciem talem evadere non est admodum perniciosum,<text:line-break/>ita nec lu regione frigida et hieme et frigido caeli statu<text:line-break/>et fenili aetate; sicut in aphorismis didicimus, in morbis<text:line-break/>minus periculi este, qui naturae, aetati, habitui, tempori-<text:line-break/>que anni magis congruunt, quam qui nulla in re cum<text:line-break/>istis conveniunt.</text:span></text:span></text:p>
        <text:p text:style-name="P4"><text:span text:style-name="Default_20_Paragraph_20_Font"><text:span text:style-name="T1">I</text:span></text:span><text:span text:style-name="Default_20_Paragraph_20_Font"><text:span text:style-name="T3">taque st princip</text:span></text:span><text:span text:style-name="Default_20_Paragraph_20_Font"><text:span text:style-name="T1">io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 </text:span></text:span><text:span text:style-name="Default_20_Paragraph_20_Font"><text:span text:style-name="T3">faciet tal</text:span></text:span><text:span text:style-name="Default_20_Paragraph_20_Font"><text:span text:style-name="T1">is </text:span></text:span><text:span text:style-name="Default_20_Paragraph_20_Font"><text:span text:style-name="T3">est et n</text:span></text:span><text:span text:style-name="Default_20_Paragraph_20_Font"><text:span text:style-name="T1">o</text:span></text:span><text:span text:style-name="Default_20_Paragraph_20_Font"><text:span text:style-name="T3">ndum potest<text:line-break/>al</text:span></text:span><text:span text:style-name="Default_20_Paragraph_20_Font"><text:span text:style-name="T1">iis </text:span></text:span><text:span text:style-name="Default_20_Paragraph_20_Font"><text:span text:style-name="T3">ex n</text:span></text:span><text:span text:style-name="Default_20_Paragraph_20_Font"><text:span text:style-name="T1">otis u</text:span></text:span><text:span text:style-name="Default_20_Paragraph_20_Font"><text:span text:style-name="T3">lla haber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fec</text:span></text:span><text:span text:style-name="Default_20_Paragraph_20_Font"><text:span text:style-name="T1">t</text:span></text:span><text:span text:style-name="Default_20_Paragraph_20_Font"><text:span text:style-name="T3">ura</text:span></text:span><text:span text:style-name="Default_20_Paragraph_20_Font"><text:span text:style-name="T1">, i</text:span></text:span><text:span text:style-name="Default_20_Paragraph_20_Font"><text:span text:style-name="T3">nterr</text:span></text:span><text:span text:style-name="Default_20_Paragraph_20_Font"><text:span text:style-name="T1">o</text:span></text:span><text:span text:style-name="Default_20_Paragraph_20_Font"><text:span text:style-name="T3">gare ap</text:span></text:span><text:span text:style-name="Default_20_Paragraph_20_Font"><text:span text:style-name="T1">o</text:span></text:span><text:span text:style-name="Default_20_Paragraph_20_Font"><text:span text:style-name="T3">r-<text:line-break/>tet, an v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a praecesser</text:span></text:span><text:span text:style-name="Default_20_Paragraph_20_Font"><text:span text:style-name="T1">i</text:span></text:span><text:span text:style-name="Default_20_Paragraph_20_Font"><text:span text:style-name="T3">t, an vent</text:span></text:span><text:span text:style-name="Default_20_Paragraph_20_Font"><text:span text:style-name="T1">ris </text:span></text:span><text:span text:style-name="Default_20_Paragraph_20_Font"><text:span text:style-name="T3">resolut</text:span></text:span><text:span text:style-name="Default_20_Paragraph_20_Font"><text:span text:style-name="T1">i</text:span></text:span><text:span text:style-name="Default_20_Paragraph_20_Font"><text:span text:style-name="T3">o, an in--<text:line-break/>edia. Ac si eoru</text:span></text:span><text:span text:style-name="Default_20_Paragraph_20_Font"><text:span text:style-name="T1">m </text:span></text:span><text:span text:style-name="Default_20_Paragraph_20_Font"><text:span text:style-name="T3">aliquid fe</text:span></text:span><text:span text:style-name="Default_20_Paragraph_20_Font"><text:span text:style-name="T1">t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ur, </text:span></text:span><text:span text:style-name="Default_20_Paragraph_20_Font"><text:span text:style-name="T1">m</text:span></text:span><text:span text:style-name="Default_20_Paragraph_20_Font"><text:span text:style-name="T3">inu</text:span></text:span><text:span text:style-name="Default_20_Paragraph_20_Font"><text:span text:style-name="T1">s </text:span></text:span><text:span text:style-name="Default_20_Paragraph_20_Font"><text:span text:style-name="T3">per</text:span></text:span><text:span text:style-name="Default_20_Paragraph_20_Font"><text:span text:style-name="T1">i</text:span></text:span><text:span text:style-name="Default_20_Paragraph_20_Font"><text:span text:style-name="T3">culi<text:line-break/>subesse arb</text:span></text:span><text:span text:style-name="Default_20_Paragraph_20_Font"><text:span text:style-name="T1">i</text:span></text:span><text:span text:style-name="Default_20_Paragraph_20_Font"><text:span text:style-name="T3">trandum esu An vero ea</text:span></text:span><text:span text:style-name="Default_20_Paragraph_20_Font"><text:span text:style-name="T1">s </text:span></text:span><text:span text:style-name="Default_20_Paragraph_20_Font"><text:span text:style-name="T3">ob causa</text:span></text:span><text:span text:style-name="Default_20_Paragraph_20_Font"><text:span text:style-name="T1">s /</text:span></text:span><text:span text:style-name="Default_20_Paragraph_20_Font"><text:span text:style-name="T3">a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<text:line-break/></text:span></text:span><text:span text:style-name="Default_20_Paragraph_20_Font"><text:span text:style-name="T3">tal</text:span></text:span><text:span text:style-name="Default_20_Paragraph_20_Font"><text:span text:style-name="T1">is </text:span></text:span><text:span text:style-name="Default_20_Paragraph_20_Font"><text:span text:style-name="T3">evaserit, una die nocteque iud</text:span></text:span><text:span text:style-name="Default_20_Paragraph_20_Font"><text:span text:style-name="T1">i</text:span></text:span><text:span text:style-name="Default_20_Paragraph_20_Font"><text:span text:style-name="T3">catur. s</text:span></text:span><text:span text:style-name="Default_20_Paragraph_20_Font"><text:span text:style-name="T1">i</text:span></text:span><text:span text:style-name="Default_20_Paragraph_20_Font"><text:span text:style-name="T3">n au</text:span></text:span><text:span text:style-name="Default_20_Paragraph_20_Font"><text:span text:style-name="T1">t</text:span></text:span><text:span text:style-name="Default_20_Paragraph_20_Font"><text:span text:style-name="T3">em<text:line-break/>negat qu</text:span></text:span><text:span text:style-name="Default_20_Paragraph_20_Font"><text:span text:style-name="T1">i</text:span></text:span><text:span text:style-name="Default_20_Paragraph_20_Font"><text:span text:style-name="T3">cqua</text:span></text:span><text:span text:style-name="Default_20_Paragraph_20_Font"><text:span text:style-name="T1">m </text:span></text:span><text:span text:style-name="Default_20_Paragraph_20_Font"><text:span text:style-name="T3">horu</text:span></text:span><text:span text:style-name="Default_20_Paragraph_20_Font"><text:span text:style-name="T1">m </text:span></text:span><text:span text:style-name="Default_20_Paragraph_20_Font"><text:span text:style-name="T3">praece</text:span></text:span><text:span text:style-name="Default_20_Paragraph_20_Font"><text:span text:style-name="T1">s</text:span></text:span><text:span text:style-name="Default_20_Paragraph_20_Font"><text:span text:style-name="T3">sisse nec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ra</text:span></text:span><text:span text:style-name="Default_20_Paragraph_20_Font"><text:span text:style-name="T1"> i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us<text:line-break/>praedictum desin</text:span></text:span><text:span text:style-name="Default_20_Paragraph_20_Font"><text:span text:style-name="T1">it, </text:span></text:span><text:span text:style-name="Default_20_Paragraph_20_Font"><text:span text:style-name="T3">signum hoc</text:span></text:span><text:span text:style-name="Default_20_Paragraph_20_Font"><text:span text:style-name="T1"> m</text:span></text:span><text:span text:style-name="Default_20_Paragraph_20_Font"><text:span text:style-name="T3">ort</text:span></text:span><text:span text:style-name="Default_20_Paragraph_20_Font"><text:span text:style-name="T1">i</text:span></text:span><text:span text:style-name="Default_20_Paragraph_20_Font"><text:span text:style-name="T3">ferum esse dub</text:span></text:span><text:span text:style-name="Default_20_Paragraph_20_Font"><text:span text:style-name="T1">i-<text:line-break/></text:span></text:span><text:span text:style-name="Default_20_Paragraph_20_Font"><text:span text:style-name="T3">tandum. n</text:span></text:span><text:span text:style-name="Default_20_Paragraph_20_Font"><text:span text:style-name="T1">o</text:span></text:span><text:span text:style-name="Default_20_Paragraph_20_Font"><text:span text:style-name="T3">n est.</text:span></text:span></text:p>
        <text:p text:style-name="P2"><text:span text:style-name="Default_20_Paragraph_20_Font"><text:span text:style-name="T17">1. </text:span></text:span><text:span text:style-name="Default_20_Paragraph_20_Font"><text:span text:style-name="T1">Periculosissimus morbus est et prorsus incurabilis, in<text:line-break/>quo. statim a principio facies letalis nullam externam ob<text:line-break/>cau</text:span></text:span><text:span text:style-name="Default_20_Paragraph_20_Font"><text:span text:style-name="T3">t</text:span></text:span><text:span text:style-name="Default_20_Paragraph_20_Font"><text:span text:style-name="T1">am evasit. Si vero evidens aliqua caula, ut immode-<text:line-break/>rata vigilia aut inedia . aut alui profluvium antecesserit,<text:line-break/>minus inest periculi. Nam praestaret quidem nec ab his<text:line-break/>causis vires per initia morborum ta</text:span></text:span><text:span text:style-name="Default_20_Paragraph_20_Font"><text:span text:style-name="T3">n</text:span></text:span><text:span text:style-name="Default_20_Paragraph_20_Font"><text:span text:style-name="T1">topere exsclutas esse,<text:line-break/>at multo minus periculi fuerit ab- aliqua ejusmodi causa<text:line-break/>quam a morbi malignitate exsclutas fuisse. Quae autem<text:line-break/>corporis affectio sit, quae primis diebus faciem tam de-<text:line-break/>formem reddit, jam tibi aperte breviterque exponam.<text:line-break/>Quum retentrix, quae in animali est, facultas imbecilla<text:line-break/>extiterit, simulque humores tenues cum febre calida fetu-<text:line-break/>per quidem aliquid , quod propter pravitatem oculis cerni<text:line-break/>non potest , effluentibus nimirum tenuibus humoribus ex-<text:line-break/>tra cutem vacuatur, febris vero tenuissimos quidem hu-<text:line-break/>mores etiam magis absumit, crassiores autem extenuat,<text:line-break/>adeo ut mora nulla vacuationi interponatur nec multum<text:line-break/>differat ab assiduis vomitibus aut profluviis alvi aut im-</text:span></text:span></text:p>
        <text:p text:style-name="P3"><text:span text:style-name="Default_20_Paragraph_20_Font"><text:span text:style-name="T1">moderata per urinas vacuatione, nisi quod hae fen</text:span></text:span><text:span text:style-name="Default_20_Paragraph_20_Font"><text:span text:style-name="T3">t</text:span></text:span><text:span text:style-name="Default_20_Paragraph_20_Font"><text:span text:style-name="T1">a de-<text:line-break/>prehendi possunt, et in hoc quidem posita est eorum diffe-<text:line-break/>rentia , illa autem de qua modo dixi propter eorum quae<text:line-break/>vacuantur tenuitatem vi</text:span></text:span><text:span text:style-name="Default_20_Paragraph_20_Font"><text:span text:style-name="T3">t</text:span></text:span><text:span text:style-name="Default_20_Paragraph_20_Font"><text:span text:style-name="T1">um. fugit. . Nunquam ergo facies<text:line-break/>talis contigit in morbo pituitosc, ubi nec in plethorico,<text:line-break/>propter sanguinis redundantiam. -lndigentiam potius in<text:line-break/>corpore esse et labores curafque praecessisse oportet. Sic<text:line-break/>enim aliquis plurimum biliosi humoris accumulat. Si vero<text:line-break/>regio praeterea calida est et tempus anni aestivum- caeli-<text:line-break/>qne status calidus et siccus, tunc certe etiam facilius est<text:line-break/>affectu isto prehendi, et mullo adhuc magis si homo fua<text:line-break/>natura ad bilem propensior esu Sunt autem et quorum<text:line-break/>corpora resolvuntur atque difflantur perfacile, sunt etiam<text:line-break/>qui ventriculi os imbecillum habent, quae si cum lupe- t<text:line-break/>rictibus concurrerint, eo affectu corripi facillimum est, a<text:line-break/>quo letalis hic vultus nascitur.: Itaque qui ista noverit,<text:line-break/>non modo momentum magnum: ad praecognoscendum, ve-<text:line-break/>rum etiam ad curandam erit consequutus; scopum hunc</text:span></text:span></text:p>
        <text:p text:style-name="P2"><text:span text:style-name="Default_20_Paragraph_20_Font"><text:span text:style-name="T1">habens cibis ventriculo optimis, </text:span></text:span><text:span text:style-name="Default_20_Paragraph_20_Font"><text:span text:style-name="T10">εύστομάχ</text:span></text:span><text:span text:style-name="Default_20_Paragraph_20_Font"><text:span text:style-name="T11">ον</text:span></text:span><text:span text:style-name="Default_20_Paragraph_20_Font"><text:span text:style-name="T10">ς</text:span></text:span><text:span text:style-name="Default_20_Paragraph_20_Font"><text:span text:style-name="T17"> </text:span></text:span><text:span text:style-name="Default_20_Paragraph_20_Font"><text:span text:style-name="T1">Graeci vocant,<text:line-break/>vires confirmare. Verum ista quasi viae haud breve. di-<text:line-break/>verticulum dicta sinti Jam vero de externis causis aceo-<text:line-break/>ratius disserendum. Sunt autem illae quas ego nomina-<text:line-break/>tim recensui , inedia , vigilia et alvi resolutio. Quibus<text:line-break/>addes, su libet, alsa ipsis similia, ut immodicam sanguinis<text:line-break/>e naribusaut utero aut haemorrhoidibus aut vulnere aut<text:line-break/>alio quovis modo yacuationem. Praeterea tristitiam mag-<text:line-break/>nam quaecunque eam occasio. invexerit. Sed hanc forte<text:line-break/>sub vigiliis ab Hippocrate comprehensam non absurde<text:line-break/>existimari possit. Namque ut alias oh causas, sic sclent<text:line-break/>etiam .et multo quidem frequentius a tristitia excitari. -<text:line-break/>Quamobrem illam fub vigilia contineri recte dici potest.<text:line-break/>Sic et alvus plurimum profluens omnis -immoderatae va-.<text:line-break/>errationis exemplum esu Ac ille quidem qui: diligenter<text:line-break/>in artis operibus venatus est et in singularum rerum turma<text:line-break/>multum tritus exercitatusque., causam. saepenumero aguo-<text:line-break/>fcit quae faciem ejusmodi induxerit, earum tamen notas</text:span></text:span></text:p>
        <text:p text:style-name="P2"><text:span text:style-name="Default_20_Paragraph_20_Font"><text:span text:style-name="T1">verbis explicare difficile est, ob idque ex medicis per-<text:line-break/>multi quamvis nossent, fcripto tamen docere destiterunt.^<text:line-break/>Nos autem omnes propriis locis, ubi eas tractari oportuit,.<text:line-break/>explicavimus. Quas tu quoque si nosti, poteris aliquando<text:line-break/>. ad aegrum accedens caulas illi aperire, a . quibus facies<text:line-break/>ejusmodi profecta est, maxime si nota tibi iit victus om-,<text:line-break/>mis ratio quam tenuit, atque insuper attenderis: qualenam:<text:line-break/>sit ipsius temperamentum et multo etiam facllius, sterte-.<text:line-break/>viarum motum et febris qualitatem habueris exploratam.</text:span></text:span></text:p>
        <text:p text:style-name="P1"><text:span text:style-name="Default_20_Paragraph_20_Font"><text:span text:style-name="T1">Esto enim, exempli gratia, qui aestate calido siccoque,<text:line-break/>caeli statu, aetate juvenis et natura biliosus ex labore et<text:line-break/>inedia et moerore coeperit aegrotare. Esse praeterea calor<text:line-break/>ejusmodi qui tactum nostrum vehementer mordicet, urina-<text:line-break/>biliosa, pulsus denique virium imbecillitatem prae fe ferat,-<text:line-break/>eum quidem . sic affectum iri quemadmodum hic dicitur,<text:line-break/>faciemque mortiferam brevi habiturum existima, nisi prius<text:line-break/>opportune alatur. Age vero ista nec praecesserint in ae-</text:span></text:span></text:p>
        <text:p text:style-name="P3">gro nec primo et secundo die apparuerint, sed tertio ubi<text:line-break/>ad eum accesseris, facies qualem nunc Hippocrates deseri-<text:line-break/>psit videatur. Scito hunc externam aliquam ob causam<text:line-break/>sic affectum fuisse. Tecum igitur expende quid potius illi<text:line-break/>accidere potuerit, magnane aliqua vacuatio an vigilia.<text:line-break/>Namque ex inedia talis derepente non eva<text:span text:style-name="Default_20_Paragraph_20_Font"><text:span text:style-name="T6">s</text:span></text:span>erit, nullo<text:line-break/>ejusmodi morbum praecedente quale recensuimus nec ea<text:line-break/><text:span text:style-name="Default_20_Paragraph_20_Font"><text:span text:style-name="T6">q</text:span></text:span>uam de<text:span text:style-name="Default_20_Paragraph_20_Font"><text:span text:style-name="T6">s</text:span></text:span>cripsi natura praeditus. Ac si quidem eum pri-<text:line-break/>die videras, latere te non potuit magna sponte <text:span text:style-name="Default_20_Paragraph_20_Font"><text:span text:style-name="T6">s</text:span></text:span>ua vacua-<text:line-break/>tio ventura, quippe certissimae sunt ipsius notae et a no-<text:line-break/>bis traditae libris^ de crisibus , atque aliis in quibus doce-<text:line-break/>tar , quae sit ex pulsibus praecogniti^. Itaque quum p ri-<text:line-break/>mum videris hominem , constanter asseverare potes eum<text:line-break/>maxime pervigilem fuisse. Siquidem oculos ejus permul-<text:line-break/>tam siccos intueberis, quod ab immodicis vacuationibus<text:line-break/>quae sensibus usurpari possunt, sicut a vigilia provenire<text:line-break/>non solet. Ad haec videbis palpebras vix attolli posse,</text:p>
        <text:p text:style-name="P3"><text:span text:style-name="Default_20_Paragraph_20_Font"><text:span text:style-name="T15">- </text:span></text:span><text:span text:style-name="Default_20_Paragraph_20_Font"><text:span text:style-name="T1">sed demitti et immotas manere , imn aliter quam in vigili<text:line-break/>fopore, qui </text:span></text:span><text:span text:style-name="Default_20_Paragraph_20_Font"><text:span text:style-name="T10">κῶμα</text:span></text:span><text:span text:style-name="Default_20_Paragraph_20_Font"><text:span text:style-name="T15"> </text:span></text:span><text:span text:style-name="Default_20_Paragraph_20_Font"><text:span text:style-name="T1">a Graecis nuncupatur. Ac quamvis tunc<text:line-break/>primum et nunquam ante aegrum videris, tamen et ex<text:line-break/>notis ejusmodi atque etiam pulsibus poteris judicare.. Si<text:line-break/>namque hanc faciem vacuatae immodica conciliavit, super--<text:line-break/>. erit procul dubio, etiamsi parvum id signum est, in pulsu<text:line-break/>aliquid quod ipfam prodat. Sin autem vigiliae salem in-<text:line-break/>vexerunt, intentae chordae speciem feret. Cui vero ex<text:line-break/>inedia </text:span></text:span><text:span text:style-name="Default_20_Paragraph_20_Font"><text:span text:style-name="T3">t</text:span></text:span><text:span text:style-name="Default_20_Paragraph_20_Font"><text:span text:style-name="T1">ela facies talis evasit, nulla ex praedictis signa ad-<text:line-break/>-sunt, quae vel </text:span></text:span><text:span text:style-name="Default_20_Paragraph_20_Font"><text:span text:style-name="T3">t</text:span></text:span><text:span text:style-name="Default_20_Paragraph_20_Font"><text:span text:style-name="T1"> amationem vel vigiliam testari solent.<text:line-break/>Quare ex iis potius, quae accidere, quam ex propriis<text:line-break/>notis eorum quibus cibi abstinentia faciem hunc inmo-<text:line-break/>dum affecit petenda praecognitae est, maxime si diligenter<text:line-break/>considerandi tibi caloris in halitum digerentis proprieta-<text:line-break/>tem febris non vehemeus esse videatur. Nam si talis<text:line-break/>apparet, ah ea potius quam aliaulla externa causa fa-<text:line-break/>ciem tam gracilem factam esse existimandum est. Decet</text:span></text:span></text:p>
        <text:p text:style-name="P2"><text:span text:style-name="Default_20_Paragraph_20_Font"><text:span text:style-name="T1">autem tangentem diutius immorari, totaque manu aegri<text:line-break/>non modo brachiale, fed superiores etiam partes appre-<text:line-break/>hendere, atque animum diligenter advertere, an non io-<text:line-break/>lum acris sit, verum etiam. coniciam tecum substantiam<text:line-break/>corpoream instar flammae evehat, quae et manus tuae;<text:line-break/>qua aegrum tangis , cutem pervadat et in imam quoque<text:line-break/>manum manifesto subeat et penetret. Febres enim a qui-<text:line-break/>bus praedicta facies inducitur ejusmodi sunt. Haec autem<text:line-break/>quemadmodum dicebam, doceri quidem difficulter possunt,<text:line-break/>non tamen nullo prorsus modo explicari aut ab exercita-<text:line-break/>tis cognosci, atque ab illis etiam qui saepius ea me prae-<text:line-break/>fagientem viderunt, ac potissimum quibus curae fuit ea,<text:line-break/>quae ex prognosticorum commentariis didicerunt facto ex-<text:line-break/>plorare. Qui Iane quum vident ea evenisse quae praedi-<text:line-break/>cebantur, re ipsa intelligunt fieri illa posse nec animum<text:line-break/>interdum despondent, qum haec aliquando cognituri sint,<text:line-break/>quorum cognitio principio perdifficilis videbatur. Nemo<text:line-break/>enim geminos inter su simillimos fratres semel tantum<text:line-break/>atque iterum visos discernere. potest, quos tamen nemo</text:span></text:span></text:p>
        <text:p text:style-name="P2"><text:span text:style-name="Default_20_Paragraph_20_Font"><text:span text:style-name="T1">domesticorum non dignoscit. Ista quidem a me dicta Iun t,<text:line-break/>quo Iuvenes. adhorter eos praesertim, qui me talia prae-<text:line-break/>dieentem non spectarunt . Nam non solum ad vigilias<text:line-break/>causam referre possunt, fed etiam ad tristitiam hac vel<text:line-break/>ista de causis contractant. Erasistratus enim non propterea<text:line-break/>juvenem amore captum deprehendit, quod cornices aut<text:line-break/>corvos volantes vidisset nec quod juvenis arterias, ut ple-<text:line-break/>ri que scripsere, sensisset amatorium quiddam pulsantes,<text:line-break/>nullus enim pulsus est amori proprius et peculiaris, fed<text:line-break/>quemadmodum ego quoque aliquando comperi, posteaquam<text:line-break/>manum brachiali laborantis admovissem et ipfe mulierem<text:line-break/>quandam inter alias domi vidisset. Nam confestim tuae-<text:line-break/>qualis et inordinatus pulsus evasit, paulo autem postea-<text:line-break/>quam illa discessit, in statum rediit naturalem. Pulsus<text:line-break/>namque hoc modo immutatus, affectu aliquo in universum<text:line-break/>aegri animum perturbatum esse testatur. Quis vero ille<text:line-break/>sit; ex his quae cum ipsi, partim dicuntur partim vi-<text:line-break/>dentur investigare convenit. Nam dictis etiam quibusdam</text:span></text:span></text:p>
        <text:p text:style-name="P3"><text:span text:style-name="Default_20_Paragraph_20_Font"><text:span text:style-name="T2">. </text:span></text:span><text:span text:style-name="Default_20_Paragraph_20_Font"><text:span text:style-name="T1">pulsus inaequales fiunt, aegris ob ea quae audierint per-<text:line-break/>turbatis. t Sed de his quidem alio libro particulatim. a me<text:line-break/>dictum est; qui de praecognofcendo inscribitur. Nunc. ad<text:line-break/>institutum redeamus. Erat autum ejusmodi; medicumlau-<text:line-break/>. dem magnam posse apud aegros consequi. si multa quae<text:line-break/>ante facta- </text:span></text:span><text:span text:style-name="Default_20_Paragraph_20_Font"><text:span text:style-name="T3">t</text:span></text:span><text:span text:style-name="Default_20_Paragraph_20_Font"><text:span text:style-name="T1">unsi, quaeque adhuc fiunt exponat, sicut. ea<text:line-break/>de quibus nunc dicebamus, vigiliam, alvi. profluvium ec<text:line-break/>famem. Sed eorum quidem unum determinate dicere<text:line-break/>difficile interdum est. Duorum vero alterum aut ex tribus<text:line-break/>omnino unum esse facile praesciri potest. Nam et ab<text:line-break/>audientibus laudatur is, qui praecognoscendi caula inter-<text:line-break/>rogat hunc in modum. .Non</text:span></text:span><text:span text:style-name="Default_20_Paragraph_20_Font"><text:span text:style-name="T3">n</text:span></text:span><text:span text:style-name="Default_20_Paragraph_20_Font"><text:span text:style-name="T1">e quod nimium vigilaverit<text:line-break/>aut diutius cibo abstinuerit sic extenuatus est? Et saepe<text:line-break/>quidem utrumque .annuunt et medicum duas ob caulas<text:line-break/>admirantur. Nonnunquam vero alterum tantum respon-<text:line-break/>dent et in hoc etiam admirantur. Hoc igitur est quod<text:line-break/>ab Hippocrate dicitur interrogandum esse in vigilia, an<text:line-break/>ventris magna resulutio an inedia praecesserit. Deinde</text:span></text:span></text:p>
        <text:p text:style-name="P3"><text:span text:style-name="Default_20_Paragraph_20_Font"><text:span text:style-name="T1">quid ait? Ac si eorum aliquid fateatur, minus periculi<text:line-break/>subesse arbitrandum esu Praestaret enim vires tam vali- .<text:line-break/>das esse, ut nulla externa causa dejici possint, Minus<text:line-break/>tamen mali fuerit ab aliqua earum ,. quam morbi maligni-<text:line-break/>tate faciem in tantum contabuisse. Quum vero et externa<text:line-break/>aliqua causa, ut dictum est, corpori infesta et febris quo</text:span></text:span><text:span text:style-name="Default_20_Paragraph_20_Font"><text:span text:style-name="T3">r<text:line-break/></text:span></text:span><text:span text:style-name="Default_20_Paragraph_20_Font"><text:span text:style-name="T1">que eolliquans simul esse et concurrere possint , die nocte-<text:line-break/>que sequentibus id ipsum discernito. Nam si ab externa<text:line-break/>dumtaxat causa facies qualem descripsimus provenerit,<text:line-break/>diei noctisque unius spatio emendari potest: si vero eam<text:line-break/>corporis affectus excitarit; vel similis perseverabit aut de-<text:line-break/>terror etiam evadet. Isse quidem omnia rectissime videtur<text:line-break/>dixisse Hippocrates. Cur vero dixerit: it</text:span></text:span><text:span text:style-name="Default_20_Paragraph_20_Font"><text:span text:style-name="T3">aque si pri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o<text:line-break/></text:span></text:span><text:span text:style-name="Default_20_Paragraph_20_Font"><text:span text:style-name="T3">morb</text:span></text:span><text:span text:style-name="Default_20_Paragraph_20_Font"><text:span text:style-name="T1">i </text:span></text:span><text:span text:style-name="Default_20_Paragraph_20_Font"><text:span text:style-name="T3">facie</text:span></text:span><text:span text:style-name="Default_20_Paragraph_20_Font"><text:span text:style-name="T1">s t</text:span></text:span><text:span text:style-name="Default_20_Paragraph_20_Font"><text:span text:style-name="T3">al</text:span></text:span><text:span text:style-name="Default_20_Paragraph_20_Font"><text:span text:style-name="T1">is </text:span></text:span><text:span text:style-name="Default_20_Paragraph_20_Font"><text:span text:style-name="T3">est et n</text:span></text:span><text:span text:style-name="Default_20_Paragraph_20_Font"><text:span text:style-name="T1">o</text:span></text:span><text:span text:style-name="Default_20_Paragraph_20_Font"><text:span text:style-name="T3">ndu</text:span></text:span><text:span text:style-name="Default_20_Paragraph_20_Font"><text:span text:style-name="T1">m; </text:span></text:span><text:span text:style-name="Default_20_Paragraph_20_Font"><text:span text:style-name="T3">p</text:span></text:span><text:span text:style-name="Default_20_Paragraph_20_Font"><text:span text:style-name="T1">ot</text:span></text:span><text:span text:style-name="Default_20_Paragraph_20_Font"><text:span text:style-name="T3">est a</text:span></text:span><text:span text:style-name="Default_20_Paragraph_20_Font"><text:span text:style-name="T1">liis </text:span></text:span><text:span text:style-name="Default_20_Paragraph_20_Font"><text:span text:style-name="T3">ex noti</text:span></text:span><text:span text:style-name="Default_20_Paragraph_20_Font"><text:span text:style-name="T1">s </text:span></text:span><text:span text:style-name="Default_20_Paragraph_20_Font"><text:span text:style-name="T3">ulla<text:line-break/>haber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ectura</text:span></text:span><text:span text:style-name="Default_20_Paragraph_20_Font"><text:span text:style-name="T1">, deinceps expendamus. Duorum enim<text:line-break/>alterum consequi necesse est, signis ejusmodi non posse<text:line-break/>res dubias explicari, vel quod non existant ab initio vel</text:span></text:span></text:p>
        <text:p text:style-name="P3"><text:span text:style-name="Default_20_Paragraph_20_Font"><text:span text:style-name="T6">q</text:span></text:span>uod nihil certi denotent. Et mihi quidem videntur illa<text:line-break/>nec fieri perpetuo nec si fiant certo aliquid prodere.<text:line-break/>Quod ita se habere in horum quae sequuntur verborum<text:line-break/>interpretatione docebo.</text:p>
        <text:h text:style-name="Heading_20_2" text:outline-level="2"><text:span text:style-name="Default_20_Paragraph_20_Font">IX.</text:span></text:h>
        <text:p text:style-name="P4"><text:span text:style-name="Default_20_Paragraph_20_Font"><text:span text:style-name="T6">Si</text:span></text:span> a<text:span text:style-name="Default_20_Paragraph_20_Font"><text:span text:style-name="T6">ero morbo</text:span></text:span> j<text:span text:style-name="Default_20_Paragraph_20_Font"><text:span text:style-name="T6">am vetustiore quam triduo aut quatriduo<text:line-break/></text:span></text:span>fer<text:span text:style-name="Default_20_Paragraph_20_Font"><text:span text:style-name="T6">ies talis est, tum ea quae praecepi quaerere conve-<text:line-break/>n</text:span></text:span>i<text:span text:style-name="Default_20_Paragraph_20_Font"><text:span text:style-name="T6">et , tum signa et</text:span></text:span>i<text:span text:style-name="Default_20_Paragraph_20_Font"><text:span text:style-name="T6">am alia considerare , quae et in tota<text:line-break/>sac</text:span></text:span>r<text:span text:style-name="Default_20_Paragraph_20_Font"><text:span text:style-name="T6">e et in corpore et in aculis.</text:span></text:span></text:p>
        <text:p text:style-name="P1">Principii nomen tum primam illam morbi accessionem<text:line-break/>significat, quae nullam prors<text:span text:style-name="Default_20_Paragraph_20_Font"><text:span text:style-name="T6">u</text:span></text:span>s habet latitudinem, tum<text:line-break/>eam etiam quae ad aliquod temporis spati<text:span text:style-name="Default_20_Paragraph_20_Font"><text:span text:style-name="T6">u</text:span></text:span>m , non tamen<text:line-break/>multum producta esu Praeterea primum illud morbi tem-<text:line-break/>pus, a quo secundum numerant incrementum, tertium<text:line-break/>summum vigorem et quartum declinationem. Quare quum</text:p>
        <text:p text:style-name="P6"><text:span text:style-name="Default_20_Paragraph_20_Font"><text:span text:style-name="T1">paulo ante Hippocrates dixisset: </text:span></text:span><text:span text:style-name="Default_20_Paragraph_20_Font"><text:span text:style-name="T3">itaque si pri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o morbi<text:line-break/>fa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. </text:span></text:span><text:span text:style-name="Default_20_Paragraph_20_Font"><text:span text:style-name="T3">talis est</text:span></text:span><text:span text:style-name="Default_20_Paragraph_20_Font"><text:span text:style-name="T1">, illic quidem non ostendit, quodnam ex<text:line-break/>.tribus: illis principiis intelligat. Nunc autem quum leri-.<text:line-break/>p ferit: </text:span></text:span><text:span text:style-name="Default_20_Paragraph_20_Font"><text:span text:style-name="T3">. si vero in morbo ve</text:span></text:span><text:span text:style-name="Default_20_Paragraph_20_Font"><text:span text:style-name="T1">t</text:span></text:span><text:span text:style-name="Default_20_Paragraph_20_Font"><text:span text:style-name="T3">ere</text:span></text:span><text:span text:style-name="Default_20_Paragraph_20_Font"><text:span text:style-name="T1"> i</text:span></text:span><text:span text:style-name="Default_20_Paragraph_20_Font"><text:span text:style-name="T3">am plu</text:span></text:span><text:span text:style-name="Default_20_Paragraph_20_Font"><text:span text:style-name="T1">s </text:span></text:span><text:span text:style-name="Default_20_Paragraph_20_Font"><text:span text:style-name="T3">quam</text:span></text:span><text:span text:style-name="Default_20_Paragraph_20_Font"><text:span text:style-name="T1"> t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du</text:span></text:span><text:span text:style-name="Default_20_Paragraph_20_Font"><text:span text:style-name="T1">o </text:span></text:span><text:span text:style-name="Default_20_Paragraph_20_Font"><text:span text:style-name="T3">aut<text:line-break/>qua</text:span></text:span><text:span text:style-name="Default_20_Paragraph_20_Font"><text:span text:style-name="T1">tri</text:span></text:span><text:span text:style-name="Default_20_Paragraph_20_Font"><text:span text:style-name="T3">duo facie</text:span></text:span><text:span text:style-name="Default_20_Paragraph_20_Font"><text:span text:style-name="T1">s </text:span></text:span><text:span text:style-name="Default_20_Paragraph_20_Font"><text:span text:style-name="T3">tal</text:span></text:span><text:span text:style-name="Default_20_Paragraph_20_Font"><text:span text:style-name="T1">is </text:span></text:span><text:span text:style-name="Default_20_Paragraph_20_Font"><text:span text:style-name="T3">est , </text:span></text:span><text:span text:style-name="Default_20_Paragraph_20_Font"><text:span text:style-name="T1">manifesto indicavit verba se<text:line-break/>prius de illo fecisse; quod habet latitudinem; hoc enim<text:line-break/>ad tertium usque diem producitur. Tunc autem notis<text:line-break/>illis quarum antea fecit mentionem , vult alias quoque ab<text:line-break/>universo corpore adjuugr, de quibus dixerat, et nondum<text:line-break/>potest. aliis ex notis ulla -haberi coniectura. Eas autem<text:line-break/>deinceps enumerat scribens hunc in modum.</text:span></text:span></text:p>
        <text:p text:style-name="P4"><text:span text:style-name="Default_20_Paragraph_20_Font"><text:span text:style-name="T3">si namque lumen refugiant aut sine v</text:span></text:span><text:span text:style-name="Default_20_Paragraph_20_Font"><text:span text:style-name="T1">o</text:span></text:span><text:span text:style-name="Default_20_Paragraph_20_Font"><text:span text:style-name="T3">luntate</text:span></text:span><text:span text:style-name="Default_20_Paragraph_20_Font"><text:span text:style-name="T1"> i</text:span></text:span><text:span text:style-name="Default_20_Paragraph_20_Font"><text:span text:style-name="T3">llacr</text:span></text:span><text:span text:style-name="Default_20_Paragraph_20_Font"><text:span text:style-name="T1">y-<text:line-break/>m</text:span></text:span><text:span text:style-name="Default_20_Paragraph_20_Font"><text:span text:style-name="T3">ens aut. pervertantur au</text:span></text:span><text:span text:style-name="Default_20_Paragraph_20_Font"><text:span text:style-name="T1">t </text:span></text:span><text:span text:style-name="Default_20_Paragraph_20_Font"><text:span text:style-name="T3">unu</text:span></text:span><text:span text:style-name="Default_20_Paragraph_20_Font"><text:span text:style-name="T1">s </text:span></text:span><text:span text:style-name="Default_20_Paragraph_20_Font"><text:span text:style-name="T3">a</text:span></text:span><text:span text:style-name="Default_20_Paragraph_20_Font"><text:span text:style-name="T1">l</text:span></text:span><text:span text:style-name="Default_20_Paragraph_20_Font"><text:span text:style-name="T3">tero m</text:span></text:span><text:span text:style-name="Default_20_Paragraph_20_Font"><text:span text:style-name="T1">i</text:span></text:span><text:span text:style-name="Default_20_Paragraph_20_Font"><text:span text:style-name="T3">nor sit aut<text:line-break/>quae</text:span></text:span><text:span text:style-name="Default_20_Paragraph_20_Font"><text:span text:style-name="T1"> i</text:span></text:span><text:span text:style-name="Default_20_Paragraph_20_Font"><text:span text:style-name="T3">n his alba este deben</text:span></text:span><text:span text:style-name="Default_20_Paragraph_20_Font"><text:span text:style-name="T1">t </text:span></text:span><text:span text:style-name="Default_20_Paragraph_20_Font"><text:span text:style-name="T3">rubescant a</text:span></text:span><text:span text:style-name="Default_20_Paragraph_20_Font"><text:span text:style-name="T1">t</text:span></text:span><text:span text:style-name="Default_20_Paragraph_20_Font"><text:span text:style-name="T3">que in i</text:span></text:span><text:span text:style-name="Default_20_Paragraph_20_Font"><text:span text:style-name="T1">i</text:span></text:span><text:span text:style-name="Default_20_Paragraph_20_Font"><text:span text:style-name="T3">sdem<text:line-break/>venulae liv</text:span></text:span><text:span text:style-name="Default_20_Paragraph_20_Font"><text:span text:style-name="T1">i</text:span></text:span><text:span text:style-name="Default_20_Paragraph_20_Font"><text:span text:style-name="T3">dae vel n</text:span></text:span><text:span text:style-name="Default_20_Paragraph_20_Font"><text:span text:style-name="T1">i</text:span></text:span><text:span text:style-name="Default_20_Paragraph_20_Font"><text:span text:style-name="T3">grae sint aut sorde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rcum ocu-<text:line-break/>b</text:span></text:span><text:span text:style-name="Default_20_Paragraph_20_Font"><text:span text:style-name="T1">o</text:span></text:span><text:span text:style-name="Default_20_Paragraph_20_Font"><text:span text:style-name="T3">s appareant aut fac</text:span></text:span><text:span text:style-name="Default_20_Paragraph_20_Font"><text:span text:style-name="T1">ti </text:span></text:span><text:span text:style-name="Default_20_Paragraph_20_Font"><text:span text:style-name="T3">subl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ores sint vel promineant</text:span></text:span></text:p>
        <text:p text:style-name="P2"><text:span text:style-name="Default_20_Paragraph_20_Font"><text:span text:style-name="T3">vel vehementer subsederint au</text:span></text:span><text:span text:style-name="Default_20_Paragraph_20_Font"><text:span text:style-name="T1">t </text:span></text:span><text:span text:style-name="Default_20_Paragraph_20_Font"><text:span text:style-name="T3">superc</text:span></text:span><text:span text:style-name="Default_20_Paragraph_20_Font"><text:span text:style-name="T1">i</text:span></text:span><text:span text:style-name="Default_20_Paragraph_20_Font"><text:span text:style-name="T3">lia curva aut ri-<text:line-break/>g</text:span></text:span><text:span text:style-name="Default_20_Paragraph_20_Font"><text:span text:style-name="T1">i</text:span></text:span><text:span text:style-name="Default_20_Paragraph_20_Font"><text:span text:style-name="T3">da</text:span></text:span><text:span text:style-name="Default_20_Paragraph_20_Font"><text:span text:style-name="T1"> m</text:span></text:span><text:span text:style-name="Default_20_Paragraph_20_Font"><text:span text:style-name="T3">aculosa au</text:span></text:span><text:span text:style-name="Default_20_Paragraph_20_Font"><text:span text:style-name="T1">t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sus siqual</text:span></text:span><text:span text:style-name="Default_20_Paragraph_20_Font"><text:span text:style-name="T1">i</text:span></text:span><text:span text:style-name="Default_20_Paragraph_20_Font"><text:span text:style-name="T3">dus et sine splendore et<text:line-break/>vultu</text:span></text:span><text:span text:style-name="Default_20_Paragraph_20_Font"><text:span text:style-name="T1">s li</text:span></text:span><text:span text:style-name="Default_20_Paragraph_20_Font"><text:span text:style-name="T3">vidu</text:span></text:span><text:span text:style-name="Default_20_Paragraph_20_Font"><text:span text:style-name="T1">s </text:span></text:span><text:span text:style-name="Default_20_Paragraph_20_Font"><text:span text:style-name="T3">et adspectu terr</text:span></text:span><text:span text:style-name="Default_20_Paragraph_20_Font"><text:span text:style-name="T1">i</text:span></text:span><text:span text:style-name="Default_20_Paragraph_20_Font"><text:span text:style-name="T3">bi</text:span></text:span><text:span text:style-name="Default_20_Paragraph_20_Font"><text:span text:style-name="T1">lis </text:span></text:span><text:span text:style-name="Default_20_Paragraph_20_Font"><text:span text:style-name="T3">et dente</text:span></text:span><text:span text:style-name="Default_20_Paragraph_20_Font"><text:span text:style-name="T1">s 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di stant<text:line-break/>au</text:span></text:span><text:span text:style-name="Default_20_Paragraph_20_Font"><text:span text:style-name="T1">t </text:span></text:span><text:span text:style-name="Default_20_Paragraph_20_Font"><text:span text:style-name="T3">calor totiu</text:span></text:span><text:span text:style-name="Default_20_Paragraph_20_Font"><text:span text:style-name="T1">s </text:span></text:span><text:span text:style-name="Default_20_Paragraph_20_Font"><text:span text:style-name="T3">fa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i i</text:span></text:span><text:span text:style-name="Default_20_Paragraph_20_Font"><text:span text:style-name="T3">mmutatu</text:span></text:span><text:span text:style-name="Default_20_Paragraph_20_Font"><text:span text:style-name="T1">s su , </text:span></text:span><text:span text:style-name="Default_20_Paragraph_20_Font"><text:span text:style-name="T3">haec o</text:span></text:span><text:span text:style-name="Default_20_Paragraph_20_Font"><text:span text:style-name="T1">m</text:span></text:span><text:span text:style-name="Default_20_Paragraph_20_Font"><text:span text:style-name="T3">nia mala<text:line-break/>esse et pern</text:span></text:span><text:span text:style-name="Default_20_Paragraph_20_Font"><text:span text:style-name="T1">iri</text:span></text:span><text:span text:style-name="Default_20_Paragraph_20_Font"><text:span text:style-name="T3">osuex</text:span></text:span><text:span text:style-name="Default_20_Paragraph_20_Font"><text:span text:style-name="T1">i</text:span></text:span><text:span text:style-name="Default_20_Paragraph_20_Font"><text:span text:style-name="T3">stimandum esu - </text:span></text:span><text:span text:style-name="Default_20_Paragraph_20_Font"><text:span text:style-name="T1">t</text:span></text:span></text:p>
        <text:p text:style-name="P1"><text:span text:style-name="Default_20_Paragraph_20_Font"><text:span text:style-name="T1">Quae recensuit symptomata commune quidem hoc ha-<text:line-break/>Hent quod praeter naturam sint.. Differunt autem ab in-<text:line-break/>vicem quod alia iis quae secundum naturam sunt adversa<text:line-break/>tantum sint, alia vero quemadmodum ipse prius dixit ad-<text:line-break/>verfissima. Quamobrem per communem epilogismum om-<text:line-break/>nia quidem perniciosa esse putare oportet, prout vero<text:line-break/>magis minusve adversa fuerlut, etiam magis minusve per-<text:line-break/>viciosa este. At vero affectus a quibus haec oriuntur ex— .<text:line-break/>pendere praestiterit, a placitis Hippocratis non recedentes<text:line-break/>Itaque lumen refugere hoc est aversari ab imbecillitate<text:line-break/>facultatis -videndi provenit, interdum quidem ob i n sim- </text:span></text:span><text:span text:style-name="Default_20_Paragraph_20_Font"><text:span text:style-name="T3">r<text:line-break/></text:span></text:span><text:span text:style-name="Default_20_Paragraph_20_Font"><text:span text:style-name="T1">mensorum affectionem laborantis, quemadmodum in in-.</text:span></text:span></text:p>
        <text:p text:style-name="P3"><text:span text:style-name="Default_20_Paragraph_20_Font"><text:span text:style-name="T1">stammationibus oculorum, interdum vero, et tunc quidem<text:line-break/>exitiale signum est, per. fe ipsam affectae. Similiter etla-<text:line-break/>crymae si . inflammatis oculis decidunt .aut ex fluxione<text:line-break/>aliqua </text:span></text:span><text:span text:style-name="Default_20_Paragraph_20_Font"><text:span text:style-name="T3">d</text:span></text:span><text:span text:style-name="Default_20_Paragraph_20_Font"><text:span text:style-name="T1"> capite oriuntur, contra naturam quidem est, non<text:line-break/>tamen prorsus mortiferum. Si vero ab imbecillitate re-<text:line-break/>tentricis facultatis , perniciosum -atque letale est. Porro<text:line-break/>oculi: pervertuntur convulsis a quibus moventur musculis,<text:line-break/>qui allectus si illorum tantum est, susque deque habendum,<text:line-break/>si vero- principii nervorum , . id est cerebri , extremam<text:line-break/>perniciem significat. Siquidem principii passiones proximi^<text:line-break/>nervi ante alios sentiunt, modo quidem illi qui in oculis<text:line-break/>siti funt, de quibus nunc loquitur, modo vero temporales,<text:line-break/>qui a Graecis </text:span></text:span><text:span text:style-name="Default_20_Paragraph_20_Font"><text:span text:style-name="T10">κροταφῖται</text:span></text:span><text:span text:style-name="Default_20_Paragraph_20_Font"><text:span text:style-name="T2"> </text:span></text:span><text:span text:style-name="Default_20_Paragraph_20_Font"><text:span text:style-name="T1">dicuntur, de quibus libro de<text:line-break/>articulis tractavit. Quin etiam alterum. oculum minorem<text:line-break/>esse quam -natura factus sit, symptoma mortiferum est, ut<text:line-break/>quod indicet eam qua regebatur facultatem periisse. ocu-<text:line-break/>lorum vero alba rubescere, quemadmodum per eorum in-.<text:line-break/>flammationes et plerisque. temulentis accidit,. magnam ce-</text:span></text:span></text:p>
        <text:p text:style-name="P3"><text:span text:style-name="Default_20_Paragraph_20_Font"><text:span text:style-name="T1">rebri atque meningum. plenitudinem prodit, ac nonnun-<text:line-break/>quam etiam in illis excitatam inflammationem. Siquidem<text:line-break/>utroque in affectu fanguis ad oculorum venas truditur et<text:line-break/>proinde quae in illis alba esse debent rubra videntur.<text:line-break/>Est autem album oculorum pars ea quae vocatam coro-<text:line-break/>nam ambit, cui scimus ex anatome omnes oculi membra-<text:line-break/>nas tuuicafque coniunctas esse. Scimus vero et in eam<text:line-break/>membranae extremum quae calvariam ambit una cum ve- ,<text:line-break/>nis quas continet excurrere. Quod autum ab his quoque<text:line-break/>candidum oculorum rubere intellexeris, ex iis quae fub-<text:line-break/>pinxit indicavit apertissime., atque si in iisdem venulae<text:line-break/>lividae vel nigrae sint, id quod omnium perniciosissimum<text:line-break/>est. Siquidem venae illae rubent vel a copia, sicut dice-<text:line-break/>bam, vel cerebri inflammatione. Nigrae vero livrdaeque<text:line-break/>fiunt quia refrigerantur. Refrigerantur autum quod in<text:line-break/>propinquo mors sit. Quare colores ejusmodi nunquam non<text:line-break/>exitiales fuut. At vero sordes circum oculos tum insita-<text:line-break/>mentis ipsis affectis, et nunc quidem nihil habent periculi,</text:span></text:span></text:p>
        <text:p text:style-name="P3"><text:span text:style-name="Default_20_Paragraph_20_Font"><text:span text:style-name="T1">ut inflammatis oculis aut alio morbi genere laborantibus<text:line-break/>tum ab imbecillitate naturalis quae oculum moderatur<text:line-break/>facultatis eorum alimentum concoquere non valentis ex-<text:line-break/>citari scimus. ostenfum enim est eas semicocti nutrimenti<text:line-break/>excrementum esse. Atqui inflammatis oculis tam propter<text:line-break/>humoris qui praeter naturam est copiam quam organa.<text:line-break/>ipsa male affecta, eorum alimentum recte concoqui non<text:line-break/>posse haud abfurdum videtur. Quum vero penuria quam<text:line-break/>cavitas prodit manifesta est, tunc ad copiam cau</text:span></text:span><text:span text:style-name="Default_20_Paragraph_20_Font"><text:span text:style-name="T3">t</text:span></text:span><text:span text:style-name="Default_20_Paragraph_20_Font"><text:span text:style-name="T1">a referri<text:line-break/>nullo modo potest, sola autem superest facultatis imbe-.<text:line-break/>militas et ea quidem non levis, sed prorsus maxima, ut<text:line-break/>quae vel modicum oculorum nutrimentum concoquere non -<text:line-break/>possit. Caeterum oculi sublimes qui hoc loco </text:span></text:span><text:span text:style-name="Default_20_Paragraph_20_Font"><text:span text:style-name="T10">ἐναιωρούμε</text:span></text:span><text:span text:style-name="Default_20_Paragraph_20_Font"><text:span text:style-name="T2">-<text:line-break/></text:span></text:span><text:span text:style-name="Default_20_Paragraph_20_Font"><text:span text:style-name="T1">voi ab Hippocrate dicuntur, hoc est instabiles et perpetuo.<text:line-break/>motu agitati, delirium vel musculorum oculi tremorem<text:line-break/>designant, quorum .utrumque in proposito affectu mortale<text:line-break/>est. Deliria namque gravissima sunt quae ob defectum<text:line-break/>proveniunt.. Tremores item qui ab instrumentorum sicci-<text:line-break/>tale oriuntur prorsus sunt incurabiles. Praeterea promi-</text:span></text:span></text:p>
        <text:p text:style-name="P3"><text:span text:style-name="Default_20_Paragraph_20_Font"><text:span text:style-name="T1">nentes oculos vel- qui vehementer subf</text:span></text:span><text:span text:style-name="Default_20_Paragraph_20_Font"><text:span text:style-name="T3">o</text:span></text:span><text:span text:style-name="Default_20_Paragraph_20_Font"><text:span text:style-name="T1">derunt cavique<text:line-break/></text:span></text:span><text:span text:style-name="Default_20_Paragraph_20_Font"><text:span text:style-name="T3">t</text:span></text:span><text:span text:style-name="Default_20_Paragraph_20_Font"><text:span text:style-name="T1">unt damnati Prominent autem aliquando etiam principio<text:line-break/>morbi iis praesertim, qui post ciborum potusque inglu-<text:line-break/>viem evomuerunt. Non tamen hanc ob caulam multum<text:line-break/>subsidere </text:span></text:span><text:span text:style-name="Default_20_Paragraph_20_Font"><text:span text:style-name="T3">t</text:span></text:span><text:span text:style-name="Default_20_Paragraph_20_Font"><text:span text:style-name="T1">alenti Quo.factum est ut neque id neque illud<text:line-break/>initio adscripserit, quum dixit: </text:span></text:span><text:span text:style-name="Default_20_Paragraph_20_Font"><text:span text:style-name="T3">nasu</text:span></text:span><text:span text:style-name="Default_20_Paragraph_20_Font"><text:span text:style-name="T1">s </text:span></text:span><text:span text:style-name="Default_20_Paragraph_20_Font"><text:span text:style-name="T3">acutu</text:span></text:span><text:span text:style-name="Default_20_Paragraph_20_Font"><text:span text:style-name="T1">s, o</text:span></text:span><text:span text:style-name="Default_20_Paragraph_20_Font"><text:span text:style-name="T3">culi con-<text:line-break/>cav</text:span></text:span><text:span text:style-name="Default_20_Paragraph_20_Font"><text:span text:style-name="T1">i. ll.lud enim nunquam. in letali vultu principio appa-<text:line-break/>ret, nam qui fieri potest oculos simul cavos lesse et pro-<text:line-break/>minere? hoc vero tunc nullo modo effici potest. Sed<text:line-break/>forte quod de prominentibus oculis dixit, cum praeceden-<text:line-break/>tibus pugnare videbitur. Quum enim de letali vultu di-<text:line-break/>xerit: </text:span></text:span><text:span text:style-name="Default_20_Paragraph_20_Font"><text:span text:style-name="T3">nasum acutu</text:span></text:span><text:span text:style-name="Default_20_Paragraph_20_Font"><text:span text:style-name="T1">m.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oculo</text:span></text:span><text:span text:style-name="Default_20_Paragraph_20_Font"><text:span text:style-name="T1">s </text:span></text:span><text:span text:style-name="Default_20_Paragraph_20_Font"><text:span text:style-name="T3">concavo</text:span></text:span><text:span text:style-name="Default_20_Paragraph_20_Font"><text:span text:style-name="T1">s, deinde illa cer-<text:line-break/>tius drjudicet et discernat iis quae tertium post diem ap-<text:line-break/>parent, non recte prominentes adsumti Verum quid bis.<text:line-break/>verbis feusisse Hippocrates videatur, id jam ego immutatis<text:line-break/>hunc in modumipfius verbis explicabo. Ai </text:span></text:span><text:span text:style-name="Default_20_Paragraph_20_Font"><text:span text:style-name="T3">vero morbo<text:line-break/>ve</text:span></text:span><text:span text:style-name="Default_20_Paragraph_20_Font"><text:span text:style-name="T1">t</text:span></text:span><text:span text:style-name="Default_20_Paragraph_20_Font"><text:span text:style-name="T3">ere sum plu</text:span></text:span><text:span text:style-name="Default_20_Paragraph_20_Font"><text:span text:style-name="T1">s </text:span></text:span><text:span text:style-name="Default_20_Paragraph_20_Font"><text:span text:style-name="T3">quam triduo fa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ta</text:span></text:span><text:span text:style-name="Default_20_Paragraph_20_Font"><text:span text:style-name="T1">lis </text:span></text:span><text:span text:style-name="Default_20_Paragraph_20_Font"><text:span text:style-name="T3">est tum ea quae<text:line-break/>praecep</text:span></text:span><text:span text:style-name="Default_20_Paragraph_20_Font"><text:span text:style-name="T1">i </text:span></text:span><text:span text:style-name="Default_20_Paragraph_20_Font"><text:span text:style-name="T3">quaerere conven</text:span></text:span><text:span text:style-name="Default_20_Paragraph_20_Font"><text:span text:style-name="T1">i</text:span></text:span><text:span text:style-name="Default_20_Paragraph_20_Font"><text:span text:style-name="T3">et</text:span></text:span><text:span text:style-name="Default_20_Paragraph_20_Font"><text:span text:style-name="T1"> 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signa e</text:span></text:span><text:span text:style-name="Default_20_Paragraph_20_Font"><text:span text:style-name="T1">t</text:span></text:span><text:span text:style-name="Default_20_Paragraph_20_Font"><text:span text:style-name="T3">iam al</text:span></text:span><text:span text:style-name="Default_20_Paragraph_20_Font"><text:span text:style-name="T1">i</text:span></text:span><text:span text:style-name="Default_20_Paragraph_20_Font"><text:span text:style-name="T3">a conside-</text:span></text:span></text:p>
        <text:p text:style-name="P3"><text:span text:style-name="Default_20_Paragraph_20_Font"><text:span text:style-name="T3">rare , quae in rel</text:span></text:span><text:span text:style-name="Default_20_Paragraph_20_Font"><text:span text:style-name="T1">i</text:span></text:span><text:span text:style-name="Default_20_Paragraph_20_Font"><text:span text:style-name="T3">quo corpore et in oculi</text:span></text:span><text:span text:style-name="Default_20_Paragraph_20_Font"><text:span text:style-name="T1">s </text:span></text:span><text:span text:style-name="Default_20_Paragraph_20_Font"><text:span text:style-name="T3">apparent. </text:span></text:span><text:span text:style-name="Default_20_Paragraph_20_Font"><text:span text:style-name="T1">Sunt<text:line-break/>autem haec in oculis signa post tertium diem letalia, lu-<text:line-break/>cem refugere, illacrymari, perverti, unum altero mino-<text:line-break/>rem esse, eorum alba videri rubra, venas habere vel ni-<text:line-break/>gras vel lividas, sordibus scatere; sublimes esse aut pro-<text:line-break/>minentes vel vehementer subsedisse, atque immutatum esse<text:line-break/>tutius famei colorem. Haec enim omnia mortifera sunt,<text:line-break/>quorum si aliquod in descripta facie emerserit , non par-<text:line-break/>vum praebet futurae mortis argumentum. lsto quidem<text:line-break/>fen</text:span></text:span><text:span text:style-name="Default_20_Paragraph_20_Font"><text:span text:style-name="T3">t</text:span></text:span><text:span text:style-name="Default_20_Paragraph_20_Font"><text:span text:style-name="T1">a etiam prominentes oculos una cum aliis signis, quae<text:line-break/>in letali vultu simul concurrere possunt, videtur mihi<text:line-break/>annumerasse, etiam su una cum aliis nequeant existere<text:line-break/>propterea quod non solum de iis, quae simul in letali<text:line-break/>vultu concurrere possunt, dicere instituerit, verum alia<text:line-break/>etiam omnia mortalia quae in facie cernuntur signa re-.<text:line-break/>ceufere. Quare si non modo unum, sed etiam plura eo-<text:line-break/>rum quae enumeravit, non possunt simul in mortifero</text:span></text:span></text:p>
        <text:p text:style-name="P3"><text:span text:style-name="Default_20_Paragraph_20_Font"><text:span text:style-name="T1">vultu convenire, non videtur sucum Hippocrates pugnare,<text:line-break/>quippe qui ad doctrinam omnium signorum exitialium<text:line-break/>orationem jam converterit. Quod autem recte ab eo di-<text:line-break/>ctum sit, et nondum potest aliis ex notis ulla haberi con-<text:line-break/>pectora , hac una brevi comtnunique ratione adducta fa-<text:line-break/>ciant ut intelligas. omnia quae dicta funt aut non fiunt<text:line-break/>recente morbo aut non semper letalia funt; id quod ve-<text:line-break/>rissimum esse judicabis, si lingula scor</text:span></text:span><text:span text:style-name="Default_20_Paragraph_20_Font"><text:span text:style-name="T3">t</text:span></text:span><text:span text:style-name="Default_20_Paragraph_20_Font"><text:span text:style-name="T1">um expenderis.<text:line-break/>Nam plerumque ex potu largiore et magnis vomitionibus<text:line-break/>aegri lucem quum primum aegrotare coeperint refugiunt<text:line-break/>et illis aeque oculi illacrimant, pervertuntur, sublimes<text:line-break/>sunt aut prominent vel venas habent rubras. Atqui livi-<text:line-break/>dae aut nigrae per initia morbi venae nunquam evaseri</text:span></text:span><text:span text:style-name="Default_20_Paragraph_20_Font"><text:span text:style-name="T3">t</text:span></text:span><text:span text:style-name="Default_20_Paragraph_20_Font"><text:span text:style-name="T1">rt-<text:line-break/>nec similiter immensa illa cavitas nec sordes provenerint,<text:line-break/>-ut quae dies ad. minimum tres aut quatuor ad generatio-<text:line-break/>nem requirant.</text:span></text:span></text:p>
        <text:h text:style-name="P38" text:outline-level="2"><text:bookmark-start text:name="bookmark8"/><text:span text:style-name="Default_20_Paragraph_20_Font">xI.</text:span><text:bookmark-end text:name="bookmark8"/></text:h>
        <text:p text:style-name="Normal"><text:span text:style-name="Default_20_Paragraph_20_Font"><text:span text:style-name="T3">sed e</text:span></text:span><text:span text:style-name="Default_20_Paragraph_20_Font"><text:span text:style-name="T1">t i</text:span></text:span><text:span text:style-name="Default_20_Paragraph_20_Font"><text:span text:style-name="T3">psus praeterea ocul</text:span></text:span><text:span text:style-name="Default_20_Paragraph_20_Font"><text:span text:style-name="T1">o</text:span></text:span><text:span text:style-name="Default_20_Paragraph_20_Font"><text:span text:style-name="T3">ru</text:span></text:span><text:span text:style-name="Default_20_Paragraph_20_Font"><text:span text:style-name="T1">m </text:span></text:span><text:span text:style-name="Default_20_Paragraph_20_Font"><text:span text:style-name="T3">h</text:span></text:span><text:span text:style-name="Default_20_Paragraph_20_Font"><text:span text:style-name="T1">y</text:span></text:span><text:span text:style-name="Default_20_Paragraph_20_Font"><text:span text:style-name="T3">pophasias per so</text:span></text:span><text:span text:style-name="Default_20_Paragraph_20_Font"><text:span text:style-name="T1">m</text:span></text:span><text:span text:style-name="Default_20_Paragraph_20_Font"><text:span text:style-name="T3">no</text:span></text:span><text:span text:style-name="Default_20_Paragraph_20_Font"><text:span text:style-name="T1">s<text:line-break/>i</text:span></text:span><text:span text:style-name="Default_20_Paragraph_20_Font"><text:span text:style-name="T3">n hunc</text:span></text:span><text:span text:style-name="Default_20_Paragraph_20_Font"><text:span text:style-name="T1"> mo</text:span></text:span><text:span text:style-name="Default_20_Paragraph_20_Font"><text:span text:style-name="T3">dum 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lari oporte</text:span></text:span><text:span text:style-name="Default_20_Paragraph_20_Font"><text:span text:style-name="T1">t. </text:span></text:span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namque pal-<text:line-break/>pebrae non com</text:span></text:span><text:span text:style-name="Default_20_Paragraph_20_Font"><text:span text:style-name="T1">m</text:span></text:span><text:span text:style-name="Default_20_Paragraph_20_Font"><text:span text:style-name="T3">i</text:span></text:span><text:span text:style-name="Default_20_Paragraph_20_Font"><text:span text:style-name="T1">tt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, sed</text:span></text:span><text:span text:style-name="Default_20_Paragraph_20_Font"><text:span text:style-name="T1"> i</text:span></text:span><text:span text:style-name="Default_20_Paragraph_20_Font"><text:span text:style-name="T3">nter has ex albo oculo-<text:line-break/>.. ru</text:span></text:span><text:span text:style-name="Default_20_Paragraph_20_Font"><text:span text:style-name="T1">m </text:span></text:span><text:span text:style-name="Default_20_Paragraph_20_Font"><text:span text:style-name="T3">aliqu</text:span></text:span><text:span text:style-name="Default_20_Paragraph_20_Font"><text:span text:style-name="T1">i</text:span></text:span><text:span text:style-name="Default_20_Paragraph_20_Font"><text:span text:style-name="T3">d apparet, neque id stuens alvu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a-<text:line-break/>mentum expresser</text:span></text:span><text:span text:style-name="Default_20_Paragraph_20_Font"><text:span text:style-name="T1">i</text:span></text:span><text:span text:style-name="Default_20_Paragraph_20_Font"><text:span text:style-name="T3">t nec aeger h</text:span></text:span><text:span text:style-name="Default_20_Paragraph_20_Font"><text:span text:style-name="T1">o</text:span></text:span><text:span text:style-name="Default_20_Paragraph_20_Font"><text:span text:style-name="T3">c modo dor</text:span></text:span><text:span text:style-name="Default_20_Paragraph_20_Font"><text:span text:style-name="T1">mi</text:span></text:span><text:span text:style-name="Default_20_Paragraph_20_Font"><text:span text:style-name="T3">r</text:span></text:span><text:span text:style-name="Default_20_Paragraph_20_Font"><text:span text:style-name="T1">e </text:span></text:span><text:span text:style-name="Default_20_Paragraph_20_Font"><text:span text:style-name="T3">sal</text:span></text:span><text:span text:style-name="Default_20_Paragraph_20_Font"><text:span text:style-name="T1">i</text:span></text:span><text:span text:style-name="Default_20_Paragraph_20_Font"><text:span text:style-name="T3">tus<text:line-break/></text:span></text:span><text:span text:style-name="Default_20_Paragraph_20_Font"><text:span text:style-name="T1">sit, </text:span></text:span><text:span text:style-name="Default_20_Paragraph_20_Font"><text:span text:style-name="T3">signum malum e</text:span></text:span><text:span text:style-name="Default_20_Paragraph_20_Font"><text:span text:style-name="T1">t </text:span></text:span><text:span text:style-name="Default_20_Paragraph_20_Font"><text:span text:style-name="T3">ad</text:span></text:span><text:span text:style-name="Default_20_Paragraph_20_Font"><text:span text:style-name="T1">m</text:span></text:span><text:span text:style-name="Default_20_Paragraph_20_Font"><text:span text:style-name="T3">odu</text:span></text:span><text:span text:style-name="Default_20_Paragraph_20_Font"><text:span text:style-name="T1">m </text:span></text:span><text:span text:style-name="Default_20_Paragraph_20_Font"><text:span text:style-name="T3">ex</text:span></text:span><text:span text:style-name="Default_20_Paragraph_20_Font"><text:span text:style-name="T1">iti</text:span></text:span><text:span text:style-name="Default_20_Paragraph_20_Font"><text:span text:style-name="T3">ale est.</text:span></text:span></text:p>
        <text:p text:style-name="P1"><text:span text:style-name="Default_20_Paragraph_20_Font"><text:span text:style-name="T1">A verbo </text:span></text:span><text:span text:style-name="Default_20_Paragraph_20_Font"><text:span text:style-name="T10">ύποφαί</text:span></text:span><text:span text:style-name="Default_20_Paragraph_20_Font"><text:span text:style-name="T11">ν</text:span></text:span><text:span text:style-name="Default_20_Paragraph_20_Font"><text:span text:style-name="T10">εσθαι</text:span></text:span><text:span text:style-name="Default_20_Paragraph_20_Font"><text:span text:style-name="T2"> </text:span></text:span><text:span text:style-name="Default_20_Paragraph_20_Font"><text:span text:style-name="T1">Hippocrates </text:span></text:span><text:span text:style-name="Default_20_Paragraph_20_Font"><text:span text:style-name="T10">τὴ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10">ύπόφασι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1">no-<text:line-break/>men fecit, cujus pluralis est </text:span></text:span><text:span text:style-name="Default_20_Paragraph_20_Font"><text:span text:style-name="T10">αἱ</text:span></text:span><text:span text:style-name="Default_20_Paragraph_20_Font"><text:span text:style-name="T2"> </text:span></text:span><text:span text:style-name="Default_20_Paragraph_20_Font"><text:span text:style-name="T10">ύποφάσεις</text:span></text:span><text:span text:style-name="Default_20_Paragraph_20_Font"><text:span text:style-name="T2">, </text:span></text:span><text:span text:style-name="Default_20_Paragraph_20_Font"><text:span text:style-name="T1">ex quo per<text:line-break/>divisionem Ionicam </text:span></text:span><text:span text:style-name="Default_20_Paragraph_20_Font"><text:span text:style-name="T10">αἱ</text:span></text:span><text:span text:style-name="Default_20_Paragraph_20_Font"><text:span text:style-name="T2"> </text:span></text:span><text:span text:style-name="Default_20_Paragraph_20_Font"><text:span text:style-name="T10">ύποφάσιες</text:span></text:span><text:span text:style-name="Default_20_Paragraph_20_Font"><text:span text:style-name="T2">. </text:span></text:span><text:span text:style-name="Default_20_Paragraph_20_Font"><text:span text:style-name="T1">Sed nescio quid Arte-<text:line-break/>mulorum et Diofcoridem impulerit , ut </text:span></text:span><text:span text:style-name="Default_20_Paragraph_20_Font"><text:span text:style-name="T10">ύπ</text:span></text:span><text:span text:style-name="Default_20_Paragraph_20_Font"><text:span text:style-name="T11">ο</text:span></text:span><text:span text:style-name="Default_20_Paragraph_20_Font"><text:span text:style-name="T10">φύσιας</text:span></text:span><text:span text:style-name="Default_20_Paragraph_20_Font"><text:span text:style-name="T2"> </text:span></text:span><text:span text:style-name="Default_20_Paragraph_20_Font"><text:span text:style-name="T1">cum n<text:line-break/>scriberent, quum quid ipfe Hippocrates dicat perspicuum<text:line-break/>sit. Explicavit enim quid per </text:span></text:span><text:span text:style-name="Default_20_Paragraph_20_Font"><text:span text:style-name="T10">ύπόφασιν</text:span></text:span><text:span text:style-name="Default_20_Paragraph_20_Font"><text:span text:style-name="T2"> </text:span></text:span><text:span text:style-name="Default_20_Paragraph_20_Font"><text:span text:style-name="T1">intelligat dicens,<text:line-break/>si namque palpebrae per somnum non committuntur, sed<text:line-break/>inter has ex albo oculorum aliquid apparet. Quod ut<text:line-break/>melius etiam intelligeretur, adjecit ad distinctionem: </text:span></text:span><text:span text:style-name="Default_20_Paragraph_20_Font"><text:span text:style-name="T3">ne-<text:line-break/>que</text:span></text:span><text:span text:style-name="Default_20_Paragraph_20_Font"><text:span text:style-name="T1"> i</text:span></text:span><text:span text:style-name="Default_20_Paragraph_20_Font"><text:span text:style-name="T3">d stuen</text:span></text:span><text:span text:style-name="Default_20_Paragraph_20_Font"><text:span text:style-name="T1">s </text:span></text:span><text:span text:style-name="Default_20_Paragraph_20_Font"><text:span text:style-name="T3">alvu</text:span></text:span><text:span text:style-name="Default_20_Paragraph_20_Font"><text:span text:style-name="T1">s </text:span></text:span><text:span text:style-name="Default_20_Paragraph_20_Font"><text:span text:style-name="T3">aut</text:span></text:span><text:span text:style-name="Default_20_Paragraph_20_Font"><text:span text:style-name="T1"> m</text:span></text:span><text:span text:style-name="Default_20_Paragraph_20_Font"><text:span text:style-name="T3">ed</text:span></text:span><text:span text:style-name="Default_20_Paragraph_20_Font"><text:span text:style-name="T1">i</text:span></text:span><text:span text:style-name="Default_20_Paragraph_20_Font"><text:span text:style-name="T3">camentum expresserit. </text:span></text:span><text:span text:style-name="Default_20_Paragraph_20_Font"><text:span text:style-name="T1">Con-</text:span></text:span></text:p>
        <text:p text:style-name="P3"><text:span text:style-name="Default_20_Paragraph_20_Font"><text:span text:style-name="T1">venit autem praeterea alia quoque omnia, quae pares cum<text:line-break/>istis vires habent, subaudire. Dicere enim aliquis omnia<text:line-break/>verbo uno complexus possit, ab imbecillitate palpebras<text:line-break/>moventis facultatis symptoma istud excitari. Quod. sane<text:line-break/>quum nulla ipsimi externa causa invexerit, perniciosum est.<text:line-break/>Haec autem procul dubio . natura oportet esse ejusmodi,<text:line-break/>ut vires exsolvant, sicut alvi profluvium est aut purgatio.<text:line-break/>per medicamentum aut tristitia ingens aut vigiliae aut ali-<text:line-break/>menti penuria aut copiosa sanguinis profusio aut alia brea<text:line-break/>viter immoderata vacuasse. Quod autem paulo ante dis<text:line-break/>cebam recenseri ab eo signa omnia mortalia non ea tan-<text:line-break/>tum quae exitioso in vultu oriuntur , hoc loco ostendit<text:line-break/>evidentissime adjiciens istud nec alvi profluvio nec medi-<text:line-break/>cemento accidisse. Hac enim etiam prius in mortifero<text:line-break/>vultu exceptione u</text:span></text:span><text:span text:style-name="Default_20_Paragraph_20_Font"><text:span text:style-name="T3">t</text:span></text:span><text:span text:style-name="Default_20_Paragraph_20_Font"><text:span text:style-name="T1">us erat, quum dixit, an ventris refo-<text:line-break/>lotio praecesserit. Resolvitur enim alvus tam profluvio<text:line-break/>quam medicamento. Quia vere rarius alio sumpto exor- .</text:span></text:span></text:p>
        <text:p text:style-name="P3"><text:span text:style-name="Default_20_Paragraph_20_Font"><text:span text:style-name="T1">dio signa omnia exitialia recen</text:span></text:span><text:span text:style-name="Default_20_Paragraph_20_Font"><text:span text:style-name="T3">s</text:span></text:span><text:span text:style-name="Default_20_Paragraph_20_Font"><text:span text:style-name="T1">et, recte singulis proprias<text:line-break/>adhibet exceptiones.</text:span></text:span></text:p>
        <text:h text:style-name="Heading_20_1" text:outline-level="1">xll.</text:h>
        <text:p text:style-name="Normal"><text:span text:style-name="Default_20_Paragraph_20_Font"><text:span text:style-name="T3">si vero palpebrae aut labra aut nare</text:span></text:span><text:span text:style-name="Default_20_Paragraph_20_Font"><text:span text:style-name="T1">s </text:span></text:span><text:span text:style-name="Default_20_Paragraph_20_Font"><text:span text:style-name="T3">una cu</text:span></text:span><text:span text:style-name="Default_20_Paragraph_20_Font"><text:span text:style-name="T1">m </text:span></text:span><text:span text:style-name="Default_20_Paragraph_20_Font"><text:span text:style-name="T3">cusu</text:span></text:span><text:span text:style-name="Default_20_Paragraph_20_Font"><text:span text:style-name="T1">s</text:span></text:span><text:span text:style-name="Default_20_Paragraph_20_Font"><text:span text:style-name="T3">dam<text:line-break/>al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ign</text:span></text:span><text:span text:style-name="Default_20_Paragraph_20_Font"><text:span text:style-name="T1">i </text:span></text:span><text:span text:style-name="Default_20_Paragraph_20_Font"><text:span text:style-name="T3">accessione perver</text:span></text:span><text:span text:style-name="Default_20_Paragraph_20_Font"><text:span text:style-name="T1">t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ur aut l</text:span></text:span><text:span text:style-name="Default_20_Paragraph_20_Font"><text:span text:style-name="T1">i</text:span></text:span><text:span text:style-name="Default_20_Paragraph_20_Font"><text:span text:style-name="T3">vescan</text:span></text:span><text:span text:style-name="Default_20_Paragraph_20_Font"><text:span text:style-name="T1">t </text:span></text:span><text:span text:style-name="Default_20_Paragraph_20_Font"><text:span text:style-name="T3">aut<text:line-break/>. palleant, </text:span></text:span><text:span text:style-name="Default_20_Paragraph_20_Font"><text:span text:style-name="T1">m</text:span></text:span><text:span text:style-name="Default_20_Paragraph_20_Font"><text:span text:style-name="T3">ortem non longe abesse sc</text:span></text:span><text:span text:style-name="Default_20_Paragraph_20_Font"><text:span text:style-name="T1">i</text:span></text:span><text:span text:style-name="Default_20_Paragraph_20_Font"><text:span text:style-name="T3">to. M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ale vero<text:line-break/>est e</text:span></text:span><text:span text:style-name="Default_20_Paragraph_20_Font"><text:span text:style-name="T1">t </text:span></text:span><text:span text:style-name="Default_20_Paragraph_20_Font"><text:span text:style-name="T3">labra resalu</text:span></text:span><text:span text:style-name="Default_20_Paragraph_20_Font"><text:span text:style-name="T1">t</text:span></text:span><text:span text:style-name="Default_20_Paragraph_20_Font"><text:span text:style-name="T3">a,. suspensu , fu</text:span></text:span><text:span text:style-name="Default_20_Paragraph_20_Font"><text:span text:style-name="T1">l</text:span></text:span><text:span text:style-name="Default_20_Paragraph_20_Font"><text:span text:style-name="T3">gida albaque videri.</text:span></text:span></text:p>
        <text:p text:style-name="P1"><text:span text:style-name="Default_20_Paragraph_20_Font"><text:span text:style-name="T1">In plurimis quidem codicibus sic habet hujus fenten-<text:line-break/>riae initium. Aliqui vero non </text:span></text:span><text:span text:style-name="Default_20_Paragraph_20_Font"><text:span text:style-name="T10">καμπύλον</text:span></text:span><text:span text:style-name="Default_20_Paragraph_20_Font"><text:span text:style-name="T2"> </text:span></text:span><text:span text:style-name="Default_20_Paragraph_20_Font"><text:span text:style-name="T3">recurvum, </text:span></text:span><text:span text:style-name="Default_20_Paragraph_20_Font"><text:span text:style-name="T1">fed<text:line-break/></text:span></text:span><text:span text:style-name="Default_20_Paragraph_20_Font"><text:span text:style-name="T10">ῥικνὸ</text:span></text:span><text:span text:style-name="Default_20_Paragraph_20_Font"><text:span text:style-name="T11">ν</text:span></text:span><text:span text:style-name="Default_20_Paragraph_20_Font"><text:span text:style-name="T5"> </text:span></text:span><text:span text:style-name="Default_20_Paragraph_20_Font"><text:span text:style-name="T3">rig</text:span></text:span><text:span text:style-name="Default_20_Paragraph_20_Font"><text:span text:style-name="T1">i</text:span></text:span><text:span text:style-name="Default_20_Paragraph_20_Font"><text:span text:style-name="T3">dum</text:span></text:span><text:span text:style-name="Default_20_Paragraph_20_Font"><text:span text:style-name="T1"> habent, ut hac voce contractum significe-<text:line-break/>tur, sicut a- gelu vehementer refrigeratis accidere sidet.<text:line-break/>Hoc igitur extincti emortuique caloris signum est aeque<text:line-break/>ac lividum. Perversum vero vel tensionis cujusdam con-<text:line-break/>vulsoriae vel resolutionis unius aut alterius musculi qui<text:line-break/>oculum claudit. Caeterum utrumque perniciosum est, si<text:line-break/>aliorum etiam signorum testimoniis confirmentur, quod</text:span></text:span></text:p>
        <text:p text:style-name="P3"><text:span text:style-name="Default_20_Paragraph_20_Font"><text:span text:style-name="T1">ipse ostendit. dicens, una cum cuiusdam alterius signi ac-<text:line-break/>cessione, quasi unum ex his solum mortem non possit certo<text:line-break/>denunciare.</text:span></text:span></text:p>
        <text:h text:style-name="Heading_20_2" text:outline-level="2"><text:span text:style-name="Default_20_Paragraph_20_Font">XIII. V</text:span></text:h>
        <text:p text:style-name="P4"><text:span text:style-name="Default_20_Paragraph_20_Font"><text:span text:style-name="T1">D</text:span></text:span><text:span text:style-name="Default_20_Paragraph_20_Font"><text:span text:style-name="T3">ebet autem med</text:span></text:span><text:span text:style-name="Default_20_Paragraph_20_Font"><text:span text:style-name="T1">i</text:span></text:span><text:span text:style-name="Default_20_Paragraph_20_Font"><text:span text:style-name="T3">cu</text:span></text:span><text:span text:style-name="Default_20_Paragraph_20_Font"><text:span text:style-name="T1">s </text:span></text:span><text:span text:style-name="Default_20_Paragraph_20_Font"><text:span text:style-name="T3">aegrum deprehendere</text:span></text:span><text:span text:style-name="Default_20_Paragraph_20_Font"><text:span text:style-name="T1"> i</text:span></text:span><text:span text:style-name="Default_20_Paragraph_20_Font"><text:span text:style-name="T3">n dextrum aut<text:line-break/>sin</text:span></text:span><text:span text:style-name="Default_20_Paragraph_20_Font"><text:span text:style-name="T1">i</text:span></text:span><text:span text:style-name="Default_20_Paragraph_20_Font"><text:span text:style-name="T3">strum l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/</text:span></text:span><text:span text:style-name="Default_20_Paragraph_20_Font"><text:span text:style-name="T3">acentem , ma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llo cruribu</text:span></text:span><text:span text:style-name="Default_20_Paragraph_20_Font"><text:span text:style-name="T1">s</text:span></text:span><text:span text:style-name="Default_20_Paragraph_20_Font"><text:span text:style-name="T3">que pa-<text:line-break/>ru</text:span></text:span><text:span text:style-name="Default_20_Paragraph_20_Font"><text:span text:style-name="T1">m </text:span></text:span><text:span text:style-name="Default_20_Paragraph_20_Font"><text:span text:style-name="T3">reduc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et</text:span></text:span><text:span text:style-name="Default_20_Paragraph_20_Font"><text:span text:style-name="T1"> t</text:span></text:span><text:span text:style-name="Default_20_Paragraph_20_Font"><text:span text:style-name="T3">ot</text:span></text:span><text:span text:style-name="Default_20_Paragraph_20_Font"><text:span text:style-name="T1">o </text:span></text:span><text:span text:style-name="Default_20_Paragraph_20_Font"><text:span text:style-name="T3">corpore hu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m. s</text:span></text:span><text:span text:style-name="Default_20_Paragraph_20_Font"><text:span text:style-name="T1">i</text:span></text:span><text:span text:style-name="Default_20_Paragraph_20_Font"><text:span text:style-name="T3">c en</text:span></text:span><text:span text:style-name="Default_20_Paragraph_20_Font"><text:span text:style-name="T1">i</text:span></text:span><text:span text:style-name="Default_20_Paragraph_20_Font"><text:span text:style-name="T3">m pla-<text:line-break/></text:span></text:span><text:span text:style-name="Default_20_Paragraph_20_Font"><text:span text:style-name="T1">simi </text:span></text:span><text:span text:style-name="Default_20_Paragraph_20_Font"><text:span text:style-name="T3">sunt cubant. Cubare au</text:span></text:span><text:span text:style-name="Default_20_Paragraph_20_Font"><text:span text:style-name="T1">t</text:span></text:span><text:span text:style-name="Default_20_Paragraph_20_Font"><text:span text:style-name="T3">em quo mod</text:span></text:span><text:span text:style-name="Default_20_Paragraph_20_Font"><text:span text:style-name="T1">o </text:span></text:span><text:span text:style-name="Default_20_Paragraph_20_Font"><text:span text:style-name="T3">fani solent<text:line-break/>opt</text:span></text:span><text:span text:style-name="Default_20_Paragraph_20_Font"><text:span text:style-name="T1">im</text:span></text:span><text:span text:style-name="Default_20_Paragraph_20_Font"><text:span text:style-name="T3">um.</text:span></text:span></text:p>
        <text:p text:style-name="P1"><text:span text:style-name="Default_20_Paragraph_20_Font"><text:span text:style-name="T1">Et hoc quidem argumentum est in hae tota libri parte<text:line-break/>mortifera signa recenseri, </text:span></text:span><text:span text:style-name="Default_20_Paragraph_20_Font"><text:span text:style-name="T3">A</text:span></text:span><text:span text:style-name="Default_20_Paragraph_20_Font"><text:span text:style-name="T1">p</text:span></text:span><text:span text:style-name="Default_20_Paragraph_20_Font"><text:span text:style-name="T3">t</text:span></text:span><text:span text:style-name="Default_20_Paragraph_20_Font"><text:span text:style-name="T1">e namque hoc etiam loco<text:line-break/>de signis quae tuto corpore emergunt non fusi alio titulo<text:line-break/>disserere, fed ea eum prius enumeratis coniungere mani-<text:line-break/>festo videtur. Quum enim antea letali in vultu admo-<text:line-break/>unisset alia insuper signa esse consideranda , quae tum in</text:span></text:span></text:p>
        <text:p text:style-name="P3"><text:span text:style-name="Default_20_Paragraph_20_Font"><text:span text:style-name="T1">universo corpore tum in oculis consisterent, de omnibus<text:line-break/>deinceps perpetua oratione disserit. Quod vero ait aegrum<text:line-break/>a medicis qui eum invisunt non supino corpore ceu refo-<text:line-break/>lutis viribus jaceutem, fed in alterum latus quo tempore<text:line-break/>medicus ad illum accesserit reperiri debere, signum qui-<text:line-break/>dem propterea bonum est quod robur facultatis significet,<text:line-break/>quae corpus per musculos firmat et stabilit, sicut e con-<text:line-break/>trario imbecillitatis a</text:span></text:span><text:span text:style-name="Default_20_Paragraph_20_Font"><text:span text:style-name="T3">r</text:span></text:span><text:span text:style-name="Default_20_Paragraph_20_Font"><text:span text:style-name="T1">gumentum est, si in alterum latus<text:line-break/>facere non possit. Porro autem Hippocrates communem<text:line-break/>addidit epilogismum, dicens hoc modo permultos fanos<text:line-break/>cubare. Quod quidem de tempore quo medicus ipsus in-<text:line-break/>visit intelligendum esse perspicuum esu Imo vero id in<text:line-break/>hac oratione subaudire praestiterit , ut quod potestate ab<text:line-break/>eo dictum sit et sub his verbis comprehensum quibus ait,<text:line-break/>aegrum cubantem a medico deprehendi debere. Neque<text:line-break/>enim nude dixit hominem in latus cubare oportere, fed<text:line-break/>hoc modo jacentem a medico deprehe</text:span></text:span><text:span text:style-name="Default_20_Paragraph_20_Font"><text:span text:style-name="T3">n</text:span></text:span><text:span text:style-name="Default_20_Paragraph_20_Font"><text:span text:style-name="T1">di. Addit autem:<text:line-break/></text:span></text:span><text:span text:style-name="Default_20_Paragraph_20_Font"><text:span text:style-name="T3">ma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ollo cruribu</text:span></text:span><text:span text:style-name="Default_20_Paragraph_20_Font"><text:span text:style-name="T1">s</text:span></text:span><text:span text:style-name="Default_20_Paragraph_20_Font"><text:span text:style-name="T3">que paru</text:span></text:span><text:span text:style-name="Default_20_Paragraph_20_Font"><text:span text:style-name="T1">m </text:span></text:span><text:span text:style-name="Default_20_Paragraph_20_Font"><text:span text:style-name="T3">reducti</text:span></text:span><text:span text:style-name="Default_20_Paragraph_20_Font"><text:span text:style-name="T1">s. Sic enim plo-</text:span></text:span></text:p>
        <text:p text:style-name="P3"><text:span text:style-name="Default_20_Paragraph_20_Font"><text:span text:style-name="T1">fimi fani cubare consueverunt. Caeterum quum plurimos<text:line-break/>adjecit, aliam tibi exceptionem significavit per quam mag-<text:line-break/>nus saepe est ad praecognoscendum usus, quaeque metuo-.<text:line-break/>tria tibi tenenda semper est,- etiam si aliquando fuerit<text:line-break/>praetermissa. Quae autem illa sit jam dicam. .Quae dui-<text:line-break/>vis aegro praeter caeteros propria et peculiaria sunt, illa<text:line-break/>haud perfunctorie contemplari convenit. Etenim si eum<text:line-break/>cubantem reperias: quo modo sanorum plerique cubaut,<text:line-break/>probandum: sin plane. aliter, non protinus .ut malum<text:line-break/>signum damnandum, fed num aeger hoc modo jacere fo-<text:line-break/>litus sit interrogare conveniet. Quod autem corpore<text:line-break/>humentem jacere dixit, ad ejus differentiam qui artus<text:line-break/>quatuor distentos habet dixit., perinde ac si ita scripsisset;<text:line-break/>crura manusque parumper reducta sint, totumque corpus<text:line-break/>similiter .jaceat, nulla extrema figura compositum. Dicun- .<text:line-break/>tur autem extremae figurae, quae summam extensionem<text:line-break/>aut flexum habent, sive artuum sint sive spinalis medul-</text:span></text:span></text:p>
        <text:p text:style-name="P3"><text:span text:style-name="Default_20_Paragraph_20_Font"><text:span text:style-name="T1">lae cujus pars fiunt ipfae colli vertebrae. Itaque extre-<text:line-break/>mae -quidem figurae extensis supra modum nervis fiunt,<text:line-break/>sicut in libello de motu musculorum ostendimus. Quae<text:line-break/>vero inter extremas media est tonsionem non habet, atque<text:line-break/>.idcirco eam humidam appellavit. Quippe humida corpora<text:line-break/>tendi natura non solent.</text:span></text:span></text:p>
        <text:h text:style-name="Heading_20_2" text:outline-level="2"><text:bookmark-start text:name="bookmark10"/><text:span text:style-name="Default_20_Paragraph_20_Font"><text:span text:style-name="T1">... xIU. - </text:span></text:span><text:span text:style-name="Default_20_Paragraph_20_Font"><text:span text:style-name="T6">r... ; -</text:span></text:span><text:bookmark-end text:name="bookmark10"/></text:h>
        <text:p text:style-name="P4"><text:span text:style-name="Default_20_Paragraph_20_Font"><text:span text:style-name="T3">.sup</text:span></text:span><text:span text:style-name="Default_20_Paragraph_20_Font"><text:span text:style-name="T1">i</text:span></text:span><text:span text:style-name="Default_20_Paragraph_20_Font"><text:span text:style-name="T3">num vero /acere man</text:span></text:span><text:span text:style-name="Default_20_Paragraph_20_Font"><text:span text:style-name="T1">i</text:span></text:span><text:span text:style-name="Default_20_Paragraph_20_Font"><text:span text:style-name="T3">bus c</text:span></text:span><text:span text:style-name="Default_20_Paragraph_20_Font"><text:span text:style-name="T1">o</text:span></text:span><text:span text:style-name="Default_20_Paragraph_20_Font"><text:span text:style-name="T3">sto crursou</text:span></text:span><text:span text:style-name="Default_20_Paragraph_20_Font"><text:span text:style-name="T1">s</text:span></text:span><text:span text:style-name="Default_20_Paragraph_20_Font"><text:span text:style-name="T3">que</text:span></text:span><text:span text:style-name="Default_20_Paragraph_20_Font"><text:span text:style-name="T1"> p</text:span></text:span><text:span text:style-name="Default_20_Paragraph_20_Font"><text:span text:style-name="T3">orrect</text:span></text:span><text:span text:style-name="Default_20_Paragraph_20_Font"><text:span text:style-name="T1">is<text:line-break/>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bonum.</text:span></text:span></text:p>
        <text:p text:style-name="P1"><text:span text:style-name="Default_20_Paragraph_20_Font"><text:span text:style-name="T1">Decubitus iste nullo modo -bonus est, proinde nec<text:line-break/>minus bonus recte dici videtur. Nam qui bonus esse<text:line-break/>nullo modo potest, quomodo recte minus bonus esse di-<text:line-break/>catur? Quod autem nullo prorsus modo bonus sit, ad-<text:line-break/>scriptis deinceps verbis etiam ipse profitetur: </text:span></text:span><text:span text:style-name="Default_20_Paragraph_20_Font"><text:span text:style-name="T3">quod si de-<text:line-break/>cl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s </text:span></text:span><text:span text:style-name="Default_20_Paragraph_20_Font"><text:span text:style-name="T3">est et a culc</text:span></text:span><text:span text:style-name="Default_20_Paragraph_20_Font"><text:span text:style-name="T1">i</text:span></text:span><text:span text:style-name="Default_20_Paragraph_20_Font"><text:span text:style-name="T3">tra ad pedes de</text:span></text:span><text:span text:style-name="Default_20_Paragraph_20_Font"><text:span text:style-name="T1">l</text:span></text:span><text:span text:style-name="Default_20_Paragraph_20_Font"><text:span text:style-name="T3">ab</text:span></text:span><text:span text:style-name="Default_20_Paragraph_20_Font"><text:span text:style-name="T1">it</text:span></text:span><text:span text:style-name="Default_20_Paragraph_20_Font"><text:span text:style-name="T3">ur, peju</text:span></text:span><text:span text:style-name="Default_20_Paragraph_20_Font"><text:span text:style-name="T1">s. Sic enim<text:line-break/>hunc pejorem esse dixit, quasi malus esset qui ante dictus</text:span></text:span></text:p>
        <text:p text:style-name="P3"><text:span text:style-name="Default_20_Paragraph_20_Font"><text:span text:style-name="T1">esu Verum mea quidem lenientis decubitum hune inter<text:line-break/>ambigua signa reponit, quae nec ad salutem nec ad per-<text:line-break/>nicie</text:span></text:span><text:span text:style-name="Default_20_Paragraph_20_Font"><text:span text:style-name="T3">t</text:span></text:span><text:span text:style-name="Default_20_Paragraph_20_Font"><text:span text:style-name="T1">n magnopere pertinere possunt, sed vel exquisite<text:line-break/>media funt vel non multum in alterutram partem pro-<text:line-break/>pensa adeo, ut qui de ipsis negligentius dicat cum am-<text:line-break/>bobus ea possit comparare. Quod et hoc loco Hippocra-<text:line-break/>tes fecisse videtur dicens decubitum ejusmodi minus<text:line-break/>quidem eo, quem ante descripserat, bonum esse, fed tamen<text:line-break/>illo pejorem alium de quo postea dicturus esset. Ubi et<text:line-break/>hoc interea admonet, in omnibus ejusmodi distinguendum<text:line-break/>esse num aeger lupinus jacere consueverit. Nam si ita<text:line-break/>res habeat nec magna illi cura. sit ingredientis medici,<text:line-break/>tunc ne medius quidem hic inter bonum malumque decu-<text:line-break/>lutus recte censebitur, sed potius inter bonos numerandus<text:line-break/>venit. Sin autem aeger nec hoc jacere modo et medicum<text:line-break/>revereri solitus est, haud bonum signum est, praesertim si<text:line-break/>ipse natura pudoris multum habet. Quare talis jacentis<text:line-break/>habitus quantum ad ipsum spectat , inter bonum .malum-</text:span></text:span></text:p>
        <text:p text:style-name="P3"><text:span text:style-name="Default_20_Paragraph_20_Font"><text:span text:style-name="T1">que collocandus est, qui tamen in utramque partem pro<text:line-break/>natura ejus qui aegrotat concidere et transferri potest.</text:span></text:span></text:p>
        <text:h text:style-name="Heading_20_2" text:outline-level="2"><text:span text:style-name="Default_20_Paragraph_20_Font">XVI.</text:span></text:h>
        <text:p text:style-name="Normal"><text:span text:style-name="Default_20_Paragraph_20_Font"><text:span text:style-name="T3">Quod si dec</text:span></text:span><text:span text:style-name="Default_20_Paragraph_20_Font"><text:span text:style-name="T1">l</text:span></text:span><text:span text:style-name="Default_20_Paragraph_20_Font"><text:span text:style-name="T3">iv</text:span></text:span><text:span text:style-name="Default_20_Paragraph_20_Font"><text:span text:style-name="T1">is </text:span></text:span><text:span text:style-name="Default_20_Paragraph_20_Font"><text:span text:style-name="T3">est et a culcitra ad pede</text:span></text:span><text:span text:style-name="Default_20_Paragraph_20_Font"><text:span text:style-name="T1">s </text:span></text:span><text:span text:style-name="Default_20_Paragraph_20_Font"><text:span text:style-name="T3">de</text:span></text:span><text:span text:style-name="Default_20_Paragraph_20_Font"><text:span text:style-name="T1">l</text:span></text:span><text:span text:style-name="Default_20_Paragraph_20_Font"><text:span text:style-name="T3">ab</text:span></text:span><text:span text:style-name="Default_20_Paragraph_20_Font"><text:span text:style-name="T1">i</text:span></text:span><text:span text:style-name="Default_20_Paragraph_20_Font"><text:span text:style-name="T3">tur pe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.</text:span></text:span></text:p>
        <text:p text:style-name="P1"><text:span text:style-name="Default_20_Paragraph_20_Font"><text:span text:style-name="T1">Ut Iacere in latus aliquid adhuc roboris prae sc fert,<text:line-break/>sic et supinus in summa lecti parte decubitus, quomodo<text:line-break/>omnes quoque cubamus. Proinde etiam si cadaver in la-<text:line-break/>tus alterum collocaveris , pronum tamen aut supinum om-<text:line-break/>nino recidet, ^quemadmodum si summo quoque in lecto<text:line-break/>sublime statueris. In pedes namque etiam sic relabatur.<text:line-break/>Jure igitur signum hoc perniciosum esse dixit, quod fa-<text:line-break/>cultatis corpus gubernantis interitum declaret.</text:span></text:span></text:p>
        <text:h text:style-name="P38" text:outline-level="2"><text:bookmark-start text:name="bookmark12"/><text:span text:style-name="Default_20_Paragraph_20_Font">XVI.</text:span><text:bookmark-end text:name="bookmark12"/></text:h>
        <text:p text:style-name="P4"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nud</text:span></text:span><text:span text:style-name="Default_20_Paragraph_20_Font"><text:span text:style-name="T1">i</text:span></text:span><text:span text:style-name="Default_20_Paragraph_20_Font"><text:span text:style-name="T3">s 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ped</text:span></text:span><text:span text:style-name="Default_20_Paragraph_20_Font"><text:span text:style-name="T1">i</text:span></text:span><text:span text:style-name="Default_20_Paragraph_20_Font"><text:span text:style-name="T3">bus deprehendatur nec tamen<text:line-break/>multum .calid</text:span></text:span><text:span text:style-name="Default_20_Paragraph_20_Font"><text:span text:style-name="T1">i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manus , collum cruraque inaequal</text:span></text:span><text:span text:style-name="Default_20_Paragraph_20_Font"><text:span text:style-name="T1">i</text:span></text:span><text:span text:style-name="Default_20_Paragraph_20_Font"><text:span text:style-name="T3">ter<text:line-break/>d</text:span></text:span><text:span text:style-name="Default_20_Paragraph_20_Font"><text:span text:style-name="T1">i</text:span></text:span><text:span text:style-name="Default_20_Paragraph_20_Font"><text:span text:style-name="T3">sperse et nuda habea</text:span></text:span><text:span text:style-name="Default_20_Paragraph_20_Font"><text:span text:style-name="T1">t, </text:span></text:span><text:span text:style-name="Default_20_Paragraph_20_Font"><text:span text:style-name="T3">malum. </text:span></text:span><text:span text:style-name="Default_20_Paragraph_20_Font"><text:span text:style-name="T1">I</text:span></text:span><text:span text:style-name="Default_20_Paragraph_20_Font"><text:span text:style-name="T3">nqu</text:span></text:span><text:span text:style-name="Default_20_Paragraph_20_Font"><text:span text:style-name="T1">i</text:span></text:span><text:span text:style-name="Default_20_Paragraph_20_Font"><text:span text:style-name="T3">etud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m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.</text:span></text:span></text:p>
        <text:p text:style-name="Normal"><text:span text:style-name="Default_20_Paragraph_20_Font"><text:span text:style-name="T3">. significat, hoc est summam in sto</text:span></text:span><text:span text:style-name="Default_20_Paragraph_20_Font"><text:span text:style-name="T1">m</text:span></text:span><text:span text:style-name="Default_20_Paragraph_20_Font"><text:span text:style-name="T3">acho moles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.</text:span></text:span></text:p>
        <text:p text:style-name="P1"><text:span text:style-name="Default_20_Paragraph_20_Font"><text:span text:style-name="T1">Rectissime exceptionem hanc sermoni adjecit: </text:span></text:span><text:span text:style-name="Default_20_Paragraph_20_Font"><text:span text:style-name="T3">nec ta-<text:line-break/>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 m</text:span></text:span><text:span text:style-name="Default_20_Paragraph_20_Font"><text:span text:style-name="T3">ultum cal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s, siquidem in febribus calidissimis una<text:line-break/>cum reliquis partibus etiam pedes peruruntur: quo fit ut<text:line-break/>nudare fe aegri cogantur. At si febris tanta non est, is<text:line-break/>qui pedes nudat fe vel mollem vel inquietum. arguit. Si<text:line-break/>vero manus , collum , cruraque non eo modo composita<text:line-break/>habere videatur, sicut ante exposuit, sed ea inaequaliter<text:line-break/>dispergat , signum malum esu Ait enim ex eo </text:span></text:span><text:span text:style-name="Default_20_Paragraph_20_Font"><text:span text:style-name="T10">ἀλυσμὸ</text:span></text:span><text:span text:style-name="Default_20_Paragraph_20_Font"><text:span text:style-name="T11">ν</text:span></text:span><text:span text:style-name="Default_20_Paragraph_20_Font"><text:span text:style-name="T5">,<text:line-break/></text:span></text:span><text:span text:style-name="Default_20_Paragraph_20_Font"><text:span text:style-name="T1">hoc est .inquietudinem, significari. Quo quidem nomine<text:line-break/>intelligit molestum gravemque esse omnem situm et sub-</text:span></text:span></text:p>
        <text:p text:style-name="P2"><text:span text:style-name="Default_20_Paragraph_20_Font"><text:span text:style-name="T1">inde mutari. Ac siquidem tecpraefeute aeger eo quo dr-<text:line-break/>ctum est modo cubans protinus se in aliam figuram in-<text:line-break/>vertat et artus praeterea collumque inaequaliter jaetet,<text:line-break/>scito orium vel. vitio oris ventriculi vel propter virium<text:line-break/>. imbecillitatem sic inquietum esse, modo prius diligenter<text:line-break/>expenderis , num animo molli sit et delicato et vel levis-<text:line-break/>sima de causa statim remisso fractoque.</text:span></text:span></text:p>
        <text:h text:style-name="Heading_20_2" text:outline-level="2"><text:span text:style-name="Default_20_Paragraph_20_Font">XVII.</text:span></text:h>
        <text:p text:style-name="P1"><text:span text:style-name="Default_20_Paragraph_20_Font"><text:span text:style-name="T3">Letale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est 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ore h</text:span></text:span><text:span text:style-name="Default_20_Paragraph_20_Font"><text:span text:style-name="T1">i</text:span></text:span><text:span text:style-name="Default_20_Paragraph_20_Font"><text:span text:style-name="T3">ant</text:span></text:span><text:span text:style-name="Default_20_Paragraph_20_Font"><text:span text:style-name="T1">i </text:span></text:span><text:span text:style-name="Default_20_Paragraph_20_Font"><text:span text:style-name="T3">assid</text:span></text:span><text:span text:style-name="Default_20_Paragraph_20_Font"><text:span text:style-name="T1">u</text:span></text:span><text:span text:style-name="Default_20_Paragraph_20_Font"><text:span text:style-name="T3">e dormire.</text:span></text:span></text:p>
        <text:p text:style-name="P1"><text:span text:style-name="Default_20_Paragraph_20_Font"><text:span text:style-name="T1">Ex hoc quoque iusirmos esse musculos testatur, qui<text:line-break/>os claudunt, quemadmodum paulo ante deliis dictum est,<text:line-break/>qui palpebras committunt. Sic quidem scriptum^ suit,<text:line-break/>quemadmodum nunc a me scriptum est, nec aliud habetur<text:line-break/>in vetustis exemplaribus. Aliqua tamen, ut ea quibus est<text:line-break/>usus Dioscorides, non eo molo, sed isto habent: </text:span></text:span><text:span text:style-name="Default_20_Paragraph_20_Font"><text:span text:style-name="T3">grave</text:span></text:span></text:p>
        <text:p text:style-name="P3"><text:span text:style-name="Default_20_Paragraph_20_Font"><text:span text:style-name="T3">autem est etiam ore h</text:span></text:span><text:span text:style-name="Default_20_Paragraph_20_Font"><text:span text:style-name="T1">i</text:span></text:span><text:span text:style-name="Default_20_Paragraph_20_Font"><text:span text:style-name="T3">ant</text:span></text:span><text:span text:style-name="Default_20_Paragraph_20_Font"><text:span text:style-name="T1">i</text:span></text:span><text:span text:style-name="Default_20_Paragraph_20_Font"><text:span text:style-name="T3">dormicescmpem</text:span></text:span><text:span text:style-name="Default_20_Paragraph_20_Font"><text:span text:style-name="T1"> In qua duo<text:line-break/>simul pinguntur signa, unum hiare femper, alterum dormire<text:line-break/>semper. Quod quidem malum esse, etiam si nullus hiatus<text:line-break/>sit, ex eo ipso aphorismo perspicuum fecit quo scribit</text:span></text:span><text:span text:style-name="Default_20_Paragraph_20_Font"><text:span text:style-name="T3">e<text:line-break/>somnum atque vig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</text:span></text:span><text:span text:style-name="Default_20_Paragraph_20_Font"><text:span text:style-name="T3">amb</text:span></text:span><text:span text:style-name="Default_20_Paragraph_20_Font"><text:span text:style-name="T1">o </text:span></text:span><text:span text:style-name="Default_20_Paragraph_20_Font"><text:span text:style-name="T3">mala este, si modu</text:span></text:span><text:span text:style-name="Default_20_Paragraph_20_Font"><text:span text:style-name="T1">m </text:span></text:span><text:span text:style-name="Default_20_Paragraph_20_Font"><text:span text:style-name="T3">excesse-<text:line-break/>rint. </text:span></text:span><text:span text:style-name="Default_20_Paragraph_20_Font"><text:span text:style-name="T1">Sed verisimilius est hiatum illum oris inter dor-<text:line-break/>miendum intelligi. Sic enim frequenter videtur fieri.<text:line-break/>Quod si quis non dormiens nihilominus hiet, malum certe<text:line-break/>multo majus iudicabit.</text:span></text:span></text:p>
        <text:h text:style-name="Heading_20_2" text:outline-level="2"><text:span text:style-name="Default_20_Paragraph_20_Font">XVIII.</text:span></text:h>
        <text:p text:style-name="P4"><text:span text:style-name="Default_20_Paragraph_20_Font"><text:span text:style-name="T3">E</text:span></text:span><text:span text:style-name="Default_20_Paragraph_20_Font"><text:span text:style-name="T1">o</text:span></text:span><text:span text:style-name="Default_20_Paragraph_20_Font"><text:span text:style-name="T3">que sup</text:span></text:span><text:span text:style-name="Default_20_Paragraph_20_Font"><text:span text:style-name="T1">i</text:span></text:span><text:span text:style-name="Default_20_Paragraph_20_Font"><text:span text:style-name="T3">no</text:span></text:span><text:span text:style-name="Default_20_Paragraph_20_Font"><text:span text:style-name="T1"> j</text:span></text:span><text:span text:style-name="Default_20_Paragraph_20_Font"><text:span text:style-name="T3">acente crura mul</text:span></text:span><text:span text:style-name="Default_20_Paragraph_20_Font"><text:span text:style-name="T1">t</text:span></text:span><text:span text:style-name="Default_20_Paragraph_20_Font"><text:span text:style-name="T3">um contrac</text:span></text:span><text:span text:style-name="Default_20_Paragraph_20_Font"><text:span text:style-name="T1">t</text:span></text:span><text:span text:style-name="Default_20_Paragraph_20_Font"><text:span text:style-name="T3">a disiuncta-<text:line-break/>. que este.</text:span></text:span></text:p>
        <text:p text:style-name="P1"><text:span text:style-name="Default_20_Paragraph_20_Font"><text:span text:style-name="T1">Participium quo utitur Hippocrates potest eum </text:span></text:span><text:span text:style-name="Default_20_Paragraph_20_Font"><text:span text:style-name="T10">γ</text:span></text:span><text:span text:style-name="Default_20_Paragraph_20_Font"><text:span text:style-name="T2"> </text:span></text:span><text:span text:style-name="Default_20_Paragraph_20_Font"><text:span text:style-name="T1">vel<text:line-break/>eum </text:span></text:span><text:span text:style-name="Default_20_Paragraph_20_Font"><text:span text:style-name="T10">λ</text:span></text:span><text:span text:style-name="Default_20_Paragraph_20_Font"><text:span text:style-name="T2"> </text:span></text:span><text:span text:style-name="Default_20_Paragraph_20_Font"><text:span text:style-name="T1">utroque modo scribi. Significat autem plurimum<text:line-break/>inter fe distantia. Sed isto quidem modo decumbere per-<text:line-break/>abfurdum est, adeo ut delirium portendat, quum nemo</text:span></text:span></text:p>
        <text:p text:style-name="P3"><text:span text:style-name="Default_20_Paragraph_20_Font"><text:span text:style-name="T1">sic jacere consueverit. Nec vero aliter iudicandum, si<text:line-break/></text:span></text:span><text:span text:style-name="Default_20_Paragraph_20_Font"><text:span text:style-name="T10">περιπεπλεγμἐνα</text:span></text:span><text:span text:style-name="Default_20_Paragraph_20_Font"><text:span text:style-name="T15">, </text:span></text:span><text:span text:style-name="Default_20_Paragraph_20_Font"><text:span text:style-name="T1">hoc est implicata, scribatur. Nam et hic -<text:line-break/>iacentis habitus longe anesum more abhorret, ut quis<text:line-break/>fupinus ;aeens contrahat crura sibique invicem implicet..</text:span></text:span></text:p>
        <text:h text:style-name="Heading_20_2" text:outline-level="2"><text:bookmark-start text:name="bookmark14"/><text:span text:style-name="Default_20_Paragraph_20_Font"><text:span text:style-name="T1">-XIX. </text:span></text:span><text:span text:style-name="Default_20_Paragraph_20_Font"><text:span text:style-name="T6">s<text:tab/>...</text:span></text:span><text:bookmark-end text:name="bookmark14"/></text:h>
        <text:p text:style-name="P7"><text:span text:style-name="Default_20_Paragraph_20_Font"><text:span text:style-name="T1">P</text:span></text:span><text:span text:style-name="Default_20_Paragraph_20_Font"><text:span text:style-name="T3">r</text:span></text:span><text:span text:style-name="Default_20_Paragraph_20_Font"><text:span text:style-name="T1">o</text:span></text:span><text:span text:style-name="Default_20_Paragraph_20_Font"><text:span text:style-name="T3">num v</text:span></text:span><text:span text:style-name="Default_20_Paragraph_20_Font"><text:span text:style-name="T1">e</text:span></text:span><text:span text:style-name="Default_20_Paragraph_20_Font"><text:span text:style-name="T3">r</text:span></text:span><text:span text:style-name="Default_20_Paragraph_20_Font"><text:span text:style-name="T1">o </text:span></text:span><text:span text:style-name="Default_20_Paragraph_20_Font"><text:span text:style-name="T3">in ventrem cubare, si mod</text:span></text:span><text:span text:style-name="Default_20_Paragraph_20_Font"><text:span text:style-name="T1">o </text:span></text:span><text:span text:style-name="Default_20_Paragraph_20_Font"><text:span text:style-name="T3">per san</text:span></text:span><text:span text:style-name="Default_20_Paragraph_20_Font"><text:span text:style-name="T1">it</text:span></text:span><text:span text:style-name="Default_20_Paragraph_20_Font"><text:span text:style-name="T3">atem<text:line-break/>. non ^/sueverit, aut delir</text:span></text:span><text:span text:style-name="Default_20_Paragraph_20_Font"><text:span text:style-name="T1">i</text:span></text:span><text:span text:style-name="Default_20_Paragraph_20_Font"><text:span text:style-name="T3">um au</text:span></text:span><text:span text:style-name="Default_20_Paragraph_20_Font"><text:span text:style-name="T1">t </text:span></text:span><text:span text:style-name="Default_20_Paragraph_20_Font"><text:span text:style-name="T3">partiu</text:span></text:span><text:span text:style-name="Default_20_Paragraph_20_Font"><text:span text:style-name="T1">m </text:span></text:span><text:span text:style-name="Default_20_Paragraph_20_Font"><text:span text:style-name="T3">ad ven</text:span></text:span><text:span text:style-name="Default_20_Paragraph_20_Font"><text:span text:style-name="T1">i</text:span></text:span><text:span text:style-name="Default_20_Paragraph_20_Font"><text:span text:style-name="T3">re</text:span></text:span><text:span text:style-name="Default_20_Paragraph_20_Font"><text:span text:style-name="T1">m<text:line-break/></text:span></text:span><text:span text:style-name="Default_20_Paragraph_20_Font"><text:span text:style-name="T3">att</text:span></text:span><text:span text:style-name="Default_20_Paragraph_20_Font"><text:span text:style-name="T1">i</text:span></text:span><text:span text:style-name="Default_20_Paragraph_20_Font"><text:span text:style-name="T3">nen</text:span></text:span><text:span text:style-name="Default_20_Paragraph_20_Font"><text:span text:style-name="T1">ti</text:span></text:span><text:span text:style-name="Default_20_Paragraph_20_Font"><text:span text:style-name="T3">um dolorem designa</text:span></text:span><text:span text:style-name="Default_20_Paragraph_20_Font"><text:span text:style-name="T1">t.</text:span></text:span></text:p>
        <text:p text:style-name="P1"><text:span text:style-name="Default_20_Paragraph_20_Font"><text:span text:style-name="T1">Perpetuo nobis in memoriam reducit exceptionem<text:line-break/>illam quam rebus in omnibus adhibet, ut spectemus an<text:line-break/>sit consuetum. Nam nunc quoque in ventrem praeter -<text:line-break/>morem procumbere vel delirium quemadmodum et ante<text:line-break/>dictus decubitus portendit vel dolorem aliquem qui sitas<text:line-break/>illic partes quasdam fatiget. Est enim manifestum pluri-<text:line-break/>mis quibus dolor ventrem occuparit ejusmodi situm placere.</text:span></text:span></text:p>
        <text:h text:style-name="P37" text:outline-level="2"><text:span text:style-name="Default_20_Paragraph_20_Font">XX.</text:span></text:h>
        <text:p text:style-name="P4"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st dum m</text:span></text:span><text:span text:style-name="Default_20_Paragraph_20_Font"><text:span text:style-name="T1">o</text:span></text:span><text:span text:style-name="Default_20_Paragraph_20_Font"><text:span text:style-name="T3">rbu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get aegrotu</text:span></text:span><text:span text:style-name="Default_20_Paragraph_20_Font"><text:span text:style-name="T1">s </text:span></text:span><text:span text:style-name="Default_20_Paragraph_20_Font"><text:span text:style-name="T3">ve</text:span></text:span><text:span text:style-name="Default_20_Paragraph_20_Font"><text:span text:style-name="T1">li</text:span></text:span><text:span text:style-name="Default_20_Paragraph_20_Font"><text:span text:style-name="T3">t residere, hoc in<text:line-break/>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idem acut</text:span></text:span><text:span text:style-name="Default_20_Paragraph_20_Font"><text:span text:style-name="T1">is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s m</text:span></text:span><text:span text:style-name="Default_20_Paragraph_20_Font"><text:span text:style-name="T3">alum, in pulmon</text:span></text:span><text:span text:style-name="Default_20_Paragraph_20_Font"><text:span text:style-name="T1">is </text:span></text:span><text:span text:style-name="Default_20_Paragraph_20_Font"><text:span text:style-name="T3">vero<text:line-break/></text:span></text:span><text:span text:style-name="Default_20_Paragraph_20_Font"><text:span text:style-name="T1">i</text:span></text:span><text:span text:style-name="Default_20_Paragraph_20_Font"><text:span text:style-name="T3">nsia</text:span></text:span><text:span text:style-name="Default_20_Paragraph_20_Font"><text:span text:style-name="T1">m</text:span></text:span><text:span text:style-name="Default_20_Paragraph_20_Font"><text:span text:style-name="T3">mat</text:span></text:span><text:span text:style-name="Default_20_Paragraph_20_Font"><text:span text:style-name="T1">i</text:span></text:span><text:span text:style-name="Default_20_Paragraph_20_Font"><text:span text:style-name="T3">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e</text:span></text:span><text:span text:style-name="Default_20_Paragraph_20_Font"><text:span text:style-name="T1">ssim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su</text:span></text:span></text:p>
        <text:p text:style-name="P1"><text:span text:style-name="Default_20_Paragraph_20_Font"><text:span text:style-name="T1">Qui pulmonis inflammatione laborant, queruntur an-<text:line-break/>gusiia </text:span></text:span><text:span text:style-name="Default_20_Paragraph_20_Font"><text:span text:style-name="T3">t</text:span></text:span><text:span text:style-name="Default_20_Paragraph_20_Font"><text:span text:style-name="T1">e magna in thorace et pulmone premi, si quando<text:line-break/>supini Iaceant, facilius autem multo, si resideant, spiritum<text:line-break/>ducere. Supinis enim pectus quodammodo lu spinam pro-<text:line-break/>cumbit, eamque ob cau</text:span></text:span><text:span text:style-name="Default_20_Paragraph_20_Font"><text:span text:style-name="T3">t</text:span></text:span><text:span text:style-name="Default_20_Paragraph_20_Font"><text:span text:style-name="T1">am et pulmo majori in angustia<text:line-break/>est nec potest sufficientem aerem inspirando admittere.<text:line-break/>At per alios morbos dum vige</text:span></text:span><text:span text:style-name="Default_20_Paragraph_20_Font"><text:span text:style-name="T3">n</text:span></text:span><text:span text:style-name="Default_20_Paragraph_20_Font"><text:span text:style-name="T1">t quidem illi, namque hoc<text:line-break/>non temere adjectum esse existimare debes, aegrum resi-<text:line-break/>- dere velle pessimum esu Etenim qui laborant, solent id<text:line-break/>maxime temporis immoti jacere, ac si quis eos excitet,<text:line-break/>indignari. Itaque si vigente morbo aeger sedere cenabis</text:span></text:span></text:p>
        <text:p text:style-name="P3"><text:span text:style-name="Default_20_Paragraph_20_Font"><text:span text:style-name="T1">tur, conficito id vel a magna Intrandi difficultate vel in-.<text:line-break/>quietudine vel delirio procedere.</text:span></text:span></text:p>
        <text:h text:style-name="Heading_20_2" text:outline-level="2"><text:span text:style-name="Default_20_Paragraph_20_Font">XXI.</text:span></text:h>
        <text:p text:style-name="P4"><text:span text:style-name="Default_20_Paragraph_20_Font"><text:span text:style-name="T3">s</text:span></text:span><text:span text:style-name="Default_20_Paragraph_20_Font"><text:span text:style-name="T1">tri</text:span></text:span><text:span text:style-name="Default_20_Paragraph_20_Font"><text:span text:style-name="T3">dere au</text:span></text:span><text:span text:style-name="Default_20_Paragraph_20_Font"><text:span text:style-name="T1">t</text:span></text:span><text:span text:style-name="Default_20_Paragraph_20_Font"><text:span text:style-name="T3">em den</text:span></text:span><text:span text:style-name="Default_20_Paragraph_20_Font"><text:span text:style-name="T1">t</text:span></text:span><text:span text:style-name="Default_20_Paragraph_20_Font"><text:span text:style-name="T3">ibus n</text:span></text:span><text:span text:style-name="Default_20_Paragraph_20_Font"><text:span text:style-name="T1">i</text:span></text:span><text:span text:style-name="Default_20_Paragraph_20_Font"><text:span text:style-name="T3">si qu</text:span></text:span><text:span text:style-name="Default_20_Paragraph_20_Font"><text:span text:style-name="T1">i</text:span></text:span><text:span text:style-name="Default_20_Paragraph_20_Font"><text:span text:style-name="T3">s a puero consuever</text:span></text:span><text:span text:style-name="Default_20_Paragraph_20_Font"><text:span text:style-name="T1">i</text:span></text:span><text:span text:style-name="Default_20_Paragraph_20_Font"><text:span text:style-name="T3">t,<text:line-break/></text:span></text:span><text:span text:style-name="Default_20_Paragraph_20_Font"><text:span text:style-name="T1">i</text:span></text:span><text:span text:style-name="Default_20_Paragraph_20_Font"><text:span text:style-name="T3">nsu</text:span></text:span><text:span text:style-name="Default_20_Paragraph_20_Font"><text:span text:style-name="T1">m</text:span></text:span><text:span text:style-name="Default_20_Paragraph_20_Font"><text:span text:style-name="T3">am e</text:span></text:span><text:span text:style-name="Default_20_Paragraph_20_Font"><text:span text:style-name="T1">t </text:span></text:span><text:span text:style-name="Default_20_Paragraph_20_Font"><text:span text:style-name="T3">mortem. por</text:span></text:span><text:span text:style-name="Default_20_Paragraph_20_Font"><text:span text:style-name="T1">t</text:span></text:span><text:span text:style-name="Default_20_Paragraph_20_Font"><text:span text:style-name="T3">end</text:span></text:span><text:span text:style-name="Default_20_Paragraph_20_Font"><text:span text:style-name="T1">it. </text:span></text:span><text:span text:style-name="Default_20_Paragraph_20_Font"><text:span text:style-name="T3">sed quantu</text:span></text:span><text:span text:style-name="Default_20_Paragraph_20_Font"><text:span text:style-name="T1">m </text:span></text:span><text:span text:style-name="Default_20_Paragraph_20_Font"><text:span text:style-name="T3">quidem<text:line-break/>ab utroque per</text:span></text:span><text:span text:style-name="Default_20_Paragraph_20_Font"><text:span text:style-name="T1">i</text:span></text:span><text:span text:style-name="Default_20_Paragraph_20_Font"><text:span text:style-name="T3">cul</text:span></text:span><text:span text:style-name="Default_20_Paragraph_20_Font"><text:span text:style-name="T1">i i</text:span></text:span><text:span text:style-name="Default_20_Paragraph_20_Font"><text:span text:style-name="T3">mm</text:span></text:span><text:span text:style-name="Default_20_Paragraph_20_Font"><text:span text:style-name="T1">i</text:span></text:span><text:span text:style-name="Default_20_Paragraph_20_Font"><text:span text:style-name="T3">nea</text:span></text:span><text:span text:style-name="Default_20_Paragraph_20_Font"><text:span text:style-name="T1">t </text:span></text:span><text:span text:style-name="Default_20_Paragraph_20_Font"><text:span text:style-name="T3">praedicendu</text:span></text:span><text:span text:style-name="Default_20_Paragraph_20_Font"><text:span text:style-name="T1">m. .si </text:span></text:span><text:span text:style-name="Default_20_Paragraph_20_Font"><text:span text:style-name="T3">ver</text:span></text:span><text:span text:style-name="Default_20_Paragraph_20_Font"><text:span text:style-name="T1">o<text:line-break/></text:span></text:span><text:span text:style-name="Default_20_Paragraph_20_Font"><text:span text:style-name="T3">e</text:span></text:span><text:span text:style-name="Default_20_Paragraph_20_Font"><text:span text:style-name="T1">t</text:span></text:span><text:span text:style-name="Default_20_Paragraph_20_Font"><text:span text:style-name="T3">iam deliran</text:span></text:span><text:span text:style-name="Default_20_Paragraph_20_Font"><text:span text:style-name="T1">s </text:span></text:span><text:span text:style-name="Default_20_Paragraph_20_Font"><text:span text:style-name="T3">hoc agat</text:span></text:span><text:span text:style-name="Default_20_Paragraph_20_Font"><text:span text:style-name="T1">, i</text:span></text:span><text:span text:style-name="Default_20_Paragraph_20_Font"><text:span text:style-name="T3">d su</text:span></text:span><text:span text:style-name="Default_20_Paragraph_20_Font"><text:span text:style-name="T1">m </text:span></text:span><text:span text:style-name="Default_20_Paragraph_20_Font"><text:span text:style-name="T3">valde pern</text:span></text:span><text:span text:style-name="Default_20_Paragraph_20_Font"><text:span text:style-name="T1">i</text:span></text:span><text:span text:style-name="Default_20_Paragraph_20_Font"><text:span text:style-name="T3">ci</text:span></text:span><text:span text:style-name="Default_20_Paragraph_20_Font"><text:span text:style-name="T1">o</text:span></text:span><text:span text:style-name="Default_20_Paragraph_20_Font"><text:span text:style-name="T3">sum est.</text:span></text:span></text:p>
        <text:p text:style-name="P8"><text:span text:style-name="Default_20_Paragraph_20_Font"><text:span text:style-name="T1">:<text:tab/>Dentium stridor provenit musculis tum temporum</text:span></text:span></text:p>
        <text:p text:style-name="Normal"><text:span text:style-name="Default_20_Paragraph_20_Font"><text:span text:style-name="T1">tum maxillarum eonvulforie motis. Idque interdum ipsis<text:line-break/>felis vel a prima generatione vel postea aliquam ob can-<text:line-break/>sam affectis, interdum vero nervorum principio in affectus<text:line-break/>ejusmodi consortium eos trahente, unde qui ab ipfo na-<text:line-break/>scuntur nervi maxime convelli possint. Contemplari enim<text:line-break/>et considerare oportet cujusque particulae constructionem,<text:line-break/>quam ab initio peculiarem obtinuit, de qua quoniam alibi<text:line-break/>copiosius disputatum est, nunc uno verbo dixisse sufficiet</text:span></text:span></text:p>
        <text:p text:style-name="P3"><text:span text:style-name="Default_20_Paragraph_20_Font"><text:span text:style-name="T1">et monere ut reliqua diligenter pensitamus, ne mirari<text:line-break/>rubeat, quomodo communi nervorum omnium principio<text:line-break/>affecto musculus alias alius aut tremore corripiatur aut<text:line-break/>convulsione. Nam sicut manifesto cernimus aliis quidem<text:line-break/>corporibus crura optime. composita esse, aliis vero statim<text:line-break/>ab ortu pessime, sic ut illi quidem ocissime currant, isti<text:line-break/>vero vix pestibus consistant , atque alias firmiter corporis<text:line-break/>partus, ad eundem modum quod vel levissima occasione<text:line-break/>in nonnullis crura prompte noxam sentiunt, in aliis vero<text:line-break/>imi pedes aut oculi aut caput aut alia quaevis particula<text:line-break/>facile . offendatur, id certe a primo naturae exordio ob<text:line-break/>vitiosam corporum constitutionem provenit. Non igitur<text:line-break/>mirum si ex musculis quoque nunc quidem illi qui oculos<text:line-break/>agunt, nunc vero quibus maxillae moventur quibusdam<text:line-break/>imbecilli sint, adeo ut horum quidem vitio vel semper<text:line-break/>vel exigua saltem de causa dentium stridor oriatur, illo-:<text:line-break/>rum vero perpetuus sit oculorum motus. -Dentibus enim<text:line-break/>a natura stridere persimile est affectioni illi oculorum quam<text:line-break/>introi, hoc est equum appellant, una cum quibusdam ge-</text:span></text:span></text:p>
        <text:p text:style-name="P2"><text:span text:style-name="Default_20_Paragraph_20_Font"><text:span text:style-name="T1">nisae et ex utero simul prodeunti per quam ne temporis<text:line-break/>quidem momento oculi firmari et quiescere nequeunt, sed<text:line-break/>quasi trementes perpetuo dimove</text:span></text:span><text:span text:style-name="Default_20_Paragraph_20_Font"><text:span text:style-name="T3">a</text:span></text:span><text:span text:style-name="Default_20_Paragraph_20_Font"><text:span text:style-name="T1">tur. Caeterum per fe-<text:line-break/>brises morbos eos male affecta sua origine convelli, per-<text:line-break/>simile rursum est illi musculorum qui lu oculis sunt con-<text:line-break/>structioni, de quibus dixit, aut facti sublimiores sint. - Sunt<text:line-break/>- enim corpora quaedam in quibus oculorum musculi pro-<text:line-break/>clivius affecta prima origine noxam participant, alia vero<text:line-break/>in quibus temporum aut maxillarum. Quere rectissime<text:line-break/>dixit symptoma hoc insaniam mortemque portendere. In-<text:line-break/>Paulam quidem peri</text:span></text:span><text:span text:style-name="Default_20_Paragraph_20_Font"><text:span text:style-name="T3">n</text:span></text:span><text:span text:style-name="Default_20_Paragraph_20_Font"><text:span text:style-name="T1">de ac si maximam mentis desipientiam<text:line-break/>dixisset; mortem vero , quia prima origo laesa sit. Sed<text:line-break/>non absurde quaeri potest cur quum dixerit ab eo per-<text:line-break/>tendi insaniam tamen subiungat , si vero etiam delirans<text:line-break/>hoc agat , id jam valde perniciosum esse. Nam si dentium<text:line-break/>stridor delirium denunciat ubi jam delirare coeperit, non<text:line-break/>modo non desinet, fed etiam ingruet vehementius, prae-<text:line-break/>fertim quum alios insuper quosdam musculos idem malum</text:span></text:span></text:p>
        <text:p text:style-name="P2"><text:span text:style-name="Default_20_Paragraph_20_Font"><text:span text:style-name="T1">pervaserit. Quamobrem quod ait sic intelligendum vide-<text:line-break/>tur. Dentium stridor qui praeter morem est, symptoma<text:line-break/>est futuri delirii. Quare si quando ad aegrum accesseris<text:line-break/>et delirantem stridentemque dentibus rideris, tam morti<text:line-break/>propinquum esse con licito. Verbis ergo prioribus quando<text:line-break/>scilicet aeger nondum delirans stridet dentibus, id susum.<text:line-break/>simpliciter indicatur, insaniam nimirum mortemque signi-<text:line-break/>-sicari</text:span></text:span><text:span text:style-name="Default_20_Paragraph_20_Font"><text:span text:style-name="T3">e</text:span></text:span><text:span text:style-name="Default_20_Paragraph_20_Font"><text:span text:style-name="T1"> Quum vero jam delirat simulque stridet dentibus,<text:line-break/>. haud procul abesse mortem. Id quod evidenter ipfe osten-<text:line-break/>dit addens jam. Siquidem mortiserum hoc symptoma esse<text:line-break/>.verbis etiam prioribus dixerat. Posterioribus autem addi-<text:line-break/>dit valde et jam dicens, valde jam perniciosum esse, hoc<text:line-break/>est admodum perniciosum, quod videlicet non multo post,<text:line-break/>fed perbrevi aeger interiturus sit.</text:span></text:span></text:p>
        <text:h text:style-name="P37" text:outline-level="2"><text:span text:style-name="Default_20_Paragraph_20_Font">XXII.</text:span></text:h>
        <text:p text:style-name="P9"><text:span text:style-name="Default_20_Paragraph_20_Font"><text:span text:style-name="T1">N</text:span></text:span><text:span text:style-name="Default_20_Paragraph_20_Font"><text:span text:style-name="T3">ec vero ignorandum an ul</text:span></text:span><text:span text:style-name="Default_20_Paragraph_20_Font"><text:span text:style-name="T1">c</text:span></text:span><text:span text:style-name="Default_20_Paragraph_20_Font"><text:span text:style-name="T3">ere vel ante morbum ve</text:span></text:span><text:span text:style-name="Default_20_Paragraph_20_Font"><text:span text:style-name="T1">l </text:span></text:span><text:span text:style-name="Default_20_Paragraph_20_Font"><text:span text:style-name="T3">in<text:line-break/></text:span></text:span><text:span text:style-name="Default_20_Paragraph_20_Font"><text:span text:style-name="T1">i</text:span></text:span><text:span text:style-name="Default_20_Paragraph_20_Font"><text:span text:style-name="T3">pse morbo nato laboret. Nam si aeger mori</text:span></text:span><text:span text:style-name="Default_20_Paragraph_20_Font"><text:span text:style-name="T1">t</text:span></text:span><text:span text:style-name="Default_20_Paragraph_20_Font"><text:span text:style-name="T3">uru</text:span></text:span><text:span text:style-name="Default_20_Paragraph_20_Font"><text:span text:style-name="T1">s </text:span></text:span><text:span text:style-name="Default_20_Paragraph_20_Font"><text:span text:style-name="T3">est;<text:line-break/>liv</text:span></text:span><text:span text:style-name="Default_20_Paragraph_20_Font"><text:span text:style-name="T1">i</text:span></text:span><text:span text:style-name="Default_20_Paragraph_20_Font"><text:span text:style-name="T3">dum et siccum au</text:span></text:span><text:span text:style-name="Default_20_Paragraph_20_Font"><text:span text:style-name="T1">t </text:span></text:span><text:span text:style-name="Default_20_Paragraph_20_Font"><text:span text:style-name="T3">pa</text:span></text:span><text:span text:style-name="Default_20_Paragraph_20_Font"><text:span text:style-name="T1">l</text:span></text:span><text:span text:style-name="Default_20_Paragraph_20_Font"><text:span text:style-name="T3">lidum et siccum ante evadet.</text:span></text:span></text:p>
        <text:p text:style-name="P1"><text:span text:style-name="Default_20_Paragraph_20_Font"><text:span text:style-name="T1">Siccum quidem omnino erit ulcus ob imbecillitatem<text:line-break/>.corpus alentis facultatis. Color autem nunquam semper<text:line-break/>unus erit , sed eum partim quod plurimum corpora humo-<text:line-break/>tribus a fe invicem differant,- partim ob noxae magnitu-<text:line-break/>d in em immutari necesse est. Si namque humores biliosi<text:line-break/>exsuperent, color erit pallidus; si vero melancholici aut<text:line-break/>lividus aut altero </text:span></text:span><text:span text:style-name="Default_20_Paragraph_20_Font"><text:span text:style-name="T10">τού</text:span></text:span><text:span text:style-name="Default_20_Paragraph_20_Font"><text:span text:style-name="T2"> </text:span></text:span><text:span text:style-name="Default_20_Paragraph_20_Font"><text:span text:style-name="T10">χλωρού</text:span></text:span><text:span text:style-name="Default_20_Paragraph_20_Font"><text:span text:style-name="T2"> </text:span></text:span><text:span text:style-name="Default_20_Paragraph_20_Font"><text:span text:style-name="T1">significatu aeruginofus. Di-<text:line-break/>ximus vero antea idem nonnunquam </text:span></text:span><text:span text:style-name="Default_20_Paragraph_20_Font"><text:span text:style-name="T10">τὸ</text:span></text:span><text:span text:style-name="Default_20_Paragraph_20_Font"><text:span text:style-name="T2"> </text:span></text:span><text:span text:style-name="Default_20_Paragraph_20_Font"><text:span text:style-name="T10">χλωρὸν</text:span></text:span><text:span text:style-name="Default_20_Paragraph_20_Font"><text:span text:style-name="T2"> </text:span></text:span><text:span text:style-name="Default_20_Paragraph_20_Font"><text:span text:style-name="T1">significare<text:line-break/>quod pallidum, aliquando vero colorem fere aerugini si-<text:line-break/>utilem , quo quidem significatu etiam brassicam homines<text:line-break/>Graeci </text:span></text:span><text:span text:style-name="Default_20_Paragraph_20_Font"><text:span text:style-name="T10">χλωρὰν</text:span></text:span><text:span text:style-name="Default_20_Paragraph_20_Font"><text:span text:style-name="T2"> </text:span></text:span><text:span text:style-name="Default_20_Paragraph_20_Font"><text:span text:style-name="T1">dicere solent. Ad eundem modum ipsa<text:line-break/>quoque noxa major quidem colorem lividum, accedit<text:line-break/>enim is ad nigrum, minor vero rubrum atque pallidum</text:span></text:span></text:p>
        <text:p text:style-name="P3">generate Eamque ob rem plerique extremum sententiae<text:line-break/>scribunt hoc modo <text:span text:style-name="Default_20_Paragraph_20_Font"><text:span text:style-name="T13">ἢ</text:span></text:span><text:span text:style-name="Default_20_Paragraph_20_Font"><text:span text:style-name="T19"> </text:span></text:span><text:span text:style-name="Default_20_Paragraph_20_Font"><text:span text:style-name="T13">ῶχρόν</text:span></text:span><text:span text:style-name="Default_20_Paragraph_20_Font"><text:span text:style-name="T19"> </text:span></text:span><text:span text:style-name="Default_20_Paragraph_20_Font"><text:span text:style-name="T13">τε</text:span></text:span><text:span text:style-name="Default_20_Paragraph_20_Font"><text:span text:style-name="T19"> </text:span></text:span><text:span text:style-name="Default_20_Paragraph_20_Font"><text:span text:style-name="T13">καὶ</text:span></text:span><text:span text:style-name="Default_20_Paragraph_20_Font"><text:span text:style-name="T19"> ^</text:span></text:span><text:span text:style-name="Default_20_Paragraph_20_Font"><text:span text:style-name="T13">ηρὸν</text:span></text:span><text:span text:style-name="Default_20_Paragraph_20_Font"><text:span text:style-name="T19">, </text:span></text:span>id est aut pal-<text:line-break/>fidum et siccum, alii vero illo <text:span text:style-name="Default_20_Paragraph_20_Font"><text:span text:style-name="T13">ἢ</text:span></text:span><text:span text:style-name="Default_20_Paragraph_20_Font"><text:span text:style-name="T19"> </text:span></text:span><text:span text:style-name="Default_20_Paragraph_20_Font"><text:span text:style-name="T13">χλωρόν</text:span></text:span><text:span text:style-name="Default_20_Paragraph_20_Font"><text:span text:style-name="T19"> </text:span></text:span><text:span text:style-name="Default_20_Paragraph_20_Font"><text:span text:style-name="T13">τε</text:span></text:span><text:span text:style-name="Default_20_Paragraph_20_Font"><text:span text:style-name="T19"> </text:span></text:span><text:span text:style-name="Default_20_Paragraph_20_Font"><text:span text:style-name="T13">καὶ</text:span></text:span><text:span text:style-name="Default_20_Paragraph_20_Font"><text:span text:style-name="T19"> ^</text:span></text:span><text:span text:style-name="Default_20_Paragraph_20_Font"><text:span text:style-name="T13">ηρόν</text:span></text:span><text:span text:style-name="Default_20_Paragraph_20_Font"><text:span text:style-name="T19">.</text:span></text:span></text:p>
        <text:h text:style-name="Heading_20_2" text:outline-level="2"><text:span text:style-name="Default_20_Paragraph_20_Font">XXIII.</text:span></text:h>
        <text:p text:style-name="P4"><text:span text:style-name="Default_20_Paragraph_20_Font"><text:span text:style-name="T1">C</text:span></text:span><text:span text:style-name="Default_20_Paragraph_20_Font"><text:span text:style-name="T6">aeterum de manuum gest</text:span></text:span><text:span text:style-name="Default_20_Paragraph_20_Font"><text:span text:style-name="T1">t</text:span></text:span><text:span text:style-name="Default_20_Paragraph_20_Font"><text:span text:style-name="T6">bus sic statuendum est. Quo-<text:line-break/>ties in acuta febre au</text:span></text:span><text:span text:style-name="Default_20_Paragraph_20_Font"><text:span text:style-name="T1">t </text:span></text:span><text:span text:style-name="Default_20_Paragraph_20_Font"><text:span text:style-name="T6">pulmonis in</text:span></text:span><text:span text:style-name="Default_20_Paragraph_20_Font"><text:span text:style-name="T1">f</text:span></text:span><text:span text:style-name="Default_20_Paragraph_20_Font"><text:span text:style-name="T6">lammatione aut in-<text:line-break/>sania aut capitis dolore aegrum</text:span></text:span><text:span text:style-name="Default_20_Paragraph_20_Font"><text:span text:style-name="T1"> n</text:span></text:span><text:span text:style-name="Default_20_Paragraph_20_Font"><text:span text:style-name="T6">idoris manus ante su-<text:line-break/>ciem attollere et quasi muscas inani opera cenari et<text:line-break/>festucas carpere atque stoccos a cestibus oel ab ad-<text:line-break/></text:span></text:span><text:span text:style-name="Default_20_Paragraph_20_Font"><text:span text:style-name="T1">i</text:span></text:span><text:span text:style-name="Default_20_Paragraph_20_Font"><text:span text:style-name="T6">uncto pariete, st qua minuta eminent vellere, ea omnia<text:line-break/>mala esse et mortifera censendum.</text:span></text:span></text:p>
        <text:p text:style-name="P1">Gestus manuump hoc est actiones et motus, quos hoc<text:line-break/>loco recensuit, eodem modo atque in his qui suffusione,<text:line-break/>quam <text:span text:style-name="Default_20_Paragraph_20_Font"><text:span text:style-name="T13">ύπόχυσιν</text:span></text:span><text:span text:style-name="Default_20_Paragraph_20_Font"><text:span text:style-name="T19"> </text:span></text:span>Graeci dicunt, laborant ab imaginatione<text:line-break/>proveniunt. Cuncta enim quae inter crystallo simiIem<text:line-break/>humorem et corneam quae pupillam ambit tunicam hi</text:p>
        <text:p text:style-name="P3"><text:span text:style-name="Default_20_Paragraph_20_Font"><text:span text:style-name="T1">vident, foris posita esse arbitra</text:span></text:span><text:span text:style-name="Default_20_Paragraph_20_Font"><text:span text:style-name="T3">n</text:span></text:span><text:span text:style-name="Default_20_Paragraph_20_Font"><text:span text:style-name="T1">tur, propterea quod dum<text:line-break/>recte valerent , omnia </text:span></text:span><text:span text:style-name="Default_20_Paragraph_20_Font"><text:span text:style-name="T3">s</text:span></text:span><text:span text:style-name="Default_20_Paragraph_20_Font"><text:span text:style-name="T1">oliti </text:span></text:span><text:span text:style-name="Default_20_Paragraph_20_Font"><text:span text:style-name="T3">s</text:span></text:span><text:span text:style-name="Default_20_Paragraph_20_Font"><text:span text:style-name="T1">emper erant in adver</text:span></text:span><text:span text:style-name="Default_20_Paragraph_20_Font"><text:span text:style-name="T3">t</text:span></text:span><text:span text:style-name="Default_20_Paragraph_20_Font"><text:span text:style-name="T1">o aere<text:line-break/>conspicere. Illi vero de quibus nunc Hippocrates scripsit,<text:line-break/>eodem modo in febre acuta, pulmonis inflammatione, in-<text:line-break/>sania, quae Graecis </text:span></text:span><text:span text:style-name="Default_20_Paragraph_20_Font"><text:span text:style-name="T10">φρενῖτις</text:span></text:span><text:span text:style-name="Default_20_Paragraph_20_Font"><text:span text:style-name="T2"> </text:span></text:span><text:span text:style-name="Default_20_Paragraph_20_Font"><text:span text:style-name="T1">dicitur et dolore capitis ea<text:line-break/>quae intra oculos funt , quasi extra sint videre sibi viden-<text:line-break/>tur. Ostenfum enim est spiritum illum quo videtur fplen-<text:line-break/>-didum lucentemque assimilare sibi humorem illum , qui<text:line-break/>inter tunicam crystallo similem et pupillam medius con-<text:line-break/>tinetur, tenuem procul dubio purumque et illi persimilem<text:line-break/>quem ovis inesse cernimus, quo etiam contra oculorum<text:line-break/>inflammationes utimur. Demonstratum vero aeque est<text:line-break/>fpiritum ipsum per humorem hunc perque pupillae fora-<text:line-break/>menis circumfusum nobis aerem, cui contiguum illud est,<text:line-break/>deferri. Quod vero etiam aere isto pariter luce</text:span></text:span><text:span text:style-name="Default_20_Paragraph_20_Font"><text:span text:style-name="T3">n</text:span></text:span><text:span text:style-name="Default_20_Paragraph_20_Font"><text:span text:style-name="T1">te utatur<text:line-break/>tanquam congenito instrumento, eandem prorsus vim ha-<text:line-break/>fiente, qualem in corpore nervus habet, demonstratum<text:line-break/>est, conscripta privatim de visu disputatione libro uimi-<text:line-break/>rum decimo tertio de demonstratione et septimo de pla-</text:span></text:span></text:p>
        <text:p text:style-name="P3"><text:span text:style-name="Default_20_Paragraph_20_Font"><text:span text:style-name="T1">citis Hippocratis et Platonis. Quin etiam decimo de usu<text:line-break/>partium libro non pauca de ipso diximus. ltaque quem-<text:line-break/>admodum cerebrum affectus, verbi gratia, digiti pedis,<text:line-break/>per nervum </text:span></text:span><text:span text:style-name="Default_20_Paragraph_20_Font"><text:span text:style-name="T3">t</text:span></text:span><text:span text:style-name="Default_20_Paragraph_20_Font"><text:span text:style-name="T1">entis, sic per circumfusum aerem res visuri-<text:line-break/>Ies foris positas quae longius quam par sit non distant.<text:line-break/>Ac suffusiones quidem in eo humore quem candidae te-<text:line-break/>nuiorique parti evi consimilem esse dicebamus , quique in- .<text:line-break/>ter pupillam et alterum crystallo similem medius est ex-<text:line-break/>uitantur. lu eodem vero nonnullis etiam qui male con-<text:line-break/>coxerunt imaginationes suffusis aut dissimiles oriuntur.<text:line-break/>Quum enim humor aliquis niger aut crass</text:span></text:span><text:span text:style-name="Default_20_Paragraph_20_Font"><text:span text:style-name="T3">a</text:span></text:span><text:span text:style-name="Default_20_Paragraph_20_Font"><text:span text:style-name="T1">s medium fele<text:line-break/>opponens vetarit quominus visivus splendor foras exeat,<text:line-break/>illic nascuntur imagines pro natura impacti humoris. Si-<text:line-break/>quidem interdum velut pilos quosdam vel tomentum vel<text:line-break/>stamen vel filum ; interdum nigros culices aut muscas<text:line-break/>praetervolantes videre fe imaginantur, aliquando vero alia<text:line-break/>lentibus miliisve nigris similia. Sic certe quidem accidit<text:line-break/>per febres acutas inflamma tionesqu e pulmonis ut sublatis</text:span></text:span></text:p>
        <text:p text:style-name="P2"><text:span text:style-name="Default_20_Paragraph_20_Font"><text:span text:style-name="T1">in caput humoribus, eorum vapore humor etiam ille pu-<text:line-break/>rus quem pupilla complectitur, inficiatur. Quo autem<text:line-break/>ipse modo locoque turbidus effectus fuerit praedictae<text:line-break/>imagines oboriuntur. Verum in vehementi dolere capitis<text:line-break/>. et insania similiter illa eadem symptomata fiunt, partim<text:line-break/>ob capitis repletionem., partim etiam ^uo humores in ocu-<text:line-break/>los conscenderint. Et inde quidem verba illa a Graecis<text:line-break/>medicis in phreniticis maxime usurpari folita </text:span></text:span><text:span text:style-name="Default_20_Paragraph_20_Font"><text:span text:style-name="T10">κροκυδίζειν</text:span></text:span><text:span text:style-name="Default_20_Paragraph_20_Font"><text:span text:style-name="T2"><text:line-break/></text:span></text:span><text:span text:style-name="Default_20_Paragraph_20_Font"><text:span text:style-name="T1">atque </text:span></text:span><text:span text:style-name="Default_20_Paragraph_20_Font"><text:span text:style-name="T10">καρφολογεῖν</text:span></text:span><text:span text:style-name="Default_20_Paragraph_20_Font"><text:span text:style-name="T2"> </text:span></text:span><text:span text:style-name="Default_20_Paragraph_20_Font"><text:span text:style-name="T1">, quae significant tomentum et festucas<text:line-break/>Legere, originem acceperunt. Sed enim plerique nobis<text:line-break/>fomentorum et stipularum ejusmodi imaginationem tum<text:line-break/>interim dum fieret:, tum postea quam facta. esset, ejus<text:line-break/>etiamnum memores exposuere, Habent autem duplicem<text:line-break/>differentiam. Alii namque scnsifioa lacu state laesa delira-<text:line-break/>runt., incolumi salvoque judicio, alii vero funt qui cum<text:line-break/>judicio parum vacillarint, ob eximiam tamen qua prae-<text:line-break/>diti sunt prudentiam, non multo post judicandi vim rece-<text:line-break/>perunt et recuperarunt-adeo , ut vincerent, profligarent</text:span></text:span></text:p>
        <text:p text:style-name="P2"><text:span text:style-name="Default_20_Paragraph_20_Font"><text:span text:style-name="T1">et intelligerent, quaecunque accidissent. Et illi quidem<text:line-break/>ipsi nobis indicarunt quibusnam visis manus movissent,<text:line-break/>sicut Peribit Hippocrates. Vestium enim villi multis locis<text:line-break/>excedere illis videbantur et stipulae parietibus haerere,<text:line-break/>faece vero etiam festucas plurimas per stragula spar</text:span></text:span><text:span text:style-name="Default_20_Paragraph_20_Font"><text:span text:style-name="T3">t</text:span></text:span><text:span text:style-name="Default_20_Paragraph_20_Font"><text:span text:style-name="T1">as<text:line-break/>- ^cernere, atque ante oculos parva animalis praetervolare.</text:span></text:span></text:p>
        <text:p text:style-name="P1"><text:span text:style-name="Default_20_Paragraph_20_Font"><text:span text:style-name="T1">Quae dum sectari et comprehendere conantur, circumse-<text:line-break/>runt manus, alia vero quae ipsi eminere putant, partim a<text:line-break/>vestimentis tollere, partim ab adjuncto pariete avellere<text:line-break/>contendunt. Caeterum graves sunt . merito affectus illi<text:line-break/>qui pariunt ejusmodi symptomata. Nam .febris quidem<text:line-break/>acuta et pulmonis inflammatio et dolor: capitis propter<text:line-break/>humorum abundantiam illa parit, insania vero propter</text:span></text:span></text:p>
        <text:p text:style-name="P10"><text:span text:style-name="Default_20_Paragraph_20_Font"><text:span text:style-name="T1">- affectae partis. dignitatem. Haec enim toto genere pesti-<text:line-break/>fera est, febres autem et pulmonis capitisque dolores,<text:line-break/>sicut ante dictum est ob magnitudinem.<text:tab/></text:span></text:span><text:span text:style-name="Default_20_Paragraph_20_Font"><text:span text:style-name="T3">r</text:span></text:span></text:p>
        <text:h text:style-name="P37" text:outline-level="2"><text:span text:style-name="Default_20_Paragraph_20_Font">XXIV.</text:span></text:h>
        <text:p text:style-name="P4"><text:span text:style-name="Default_20_Paragraph_20_Font"><text:span text:style-name="T3">porro au</text:span></text:span><text:span text:style-name="Default_20_Paragraph_20_Font"><text:span text:style-name="T1">t</text:span></text:span><text:span text:style-name="Default_20_Paragraph_20_Font"><text:span text:style-name="T3">em sp</text:span></text:span><text:span text:style-name="Default_20_Paragraph_20_Font"><text:span text:style-name="T1">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s </text:span></text:span><text:span text:style-name="Default_20_Paragraph_20_Font"><text:span text:style-name="T3">faequen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dolorem aut parti</text:span></text:span><text:span text:style-name="Default_20_Paragraph_20_Font"><text:span text:style-name="T1">s<text:line-break/></text:span></text:span><text:span text:style-name="Default_20_Paragraph_20_Font"><text:span text:style-name="T3">alie usu</text:span></text:span><text:span text:style-name="Default_20_Paragraph_20_Font"><text:span text:style-name="T1">s </text:span></text:span><text:span text:style-name="Default_20_Paragraph_20_Font"><text:span text:style-name="T3">supra septum</text:span></text:span><text:span text:style-name="Default_20_Paragraph_20_Font"><text:span text:style-name="T1"> t</text:span></text:span><text:span text:style-name="Default_20_Paragraph_20_Font"><text:span text:style-name="T3">ransversum instamma</text:span></text:span><text:span text:style-name="Default_20_Paragraph_20_Font"><text:span text:style-name="T1">t</text:span></text:span><text:span text:style-name="Default_20_Paragraph_20_Font"><text:span text:style-name="T3">ione</text:span></text:span><text:span text:style-name="Default_20_Paragraph_20_Font"><text:span text:style-name="T1">m </text:span></text:span><text:span text:style-name="Default_20_Paragraph_20_Font"><text:span text:style-name="T3">sign</text:span></text:span><text:span text:style-name="Default_20_Paragraph_20_Font"><text:span text:style-name="T1">i-<text:line-break/></text:span></text:span><text:span text:style-name="Default_20_Paragraph_20_Font"><text:span text:style-name="T3">stca</text:span></text:span><text:span text:style-name="Default_20_Paragraph_20_Font"><text:span text:style-name="T1">t. </text:span></text:span><text:span text:style-name="Default_20_Paragraph_20_Font"><text:span text:style-name="T3">Magnu</text:span></text:span><text:span text:style-name="Default_20_Paragraph_20_Font"><text:span text:style-name="T1">s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et long</text:span></text:span><text:span text:style-name="Default_20_Paragraph_20_Font"><text:span text:style-name="T1">o </text:span></text:span><text:span text:style-name="Default_20_Paragraph_20_Font"><text:span text:style-name="T3">te</text:span></text:span><text:span text:style-name="Default_20_Paragraph_20_Font"><text:span text:style-name="T1">m</text:span></text:span><text:span text:style-name="Default_20_Paragraph_20_Font"><text:span text:style-name="T3">pore</text:span></text:span><text:span text:style-name="Default_20_Paragraph_20_Font"><text:span text:style-name="T1"> i</text:span></text:span><text:span text:style-name="Default_20_Paragraph_20_Font"><text:span text:style-name="T3">nspir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del</text:span></text:span><text:span text:style-name="Default_20_Paragraph_20_Font"><text:span text:style-name="T1">i-<text:line-break/></text:span></text:span><text:span text:style-name="Default_20_Paragraph_20_Font"><text:span text:style-name="T3">r</text:span></text:span><text:span text:style-name="Default_20_Paragraph_20_Font"><text:span text:style-name="T1">ia</text:span></text:span><text:span text:style-name="Default_20_Paragraph_20_Font"><text:span text:style-name="T3">m</text:span></text:span><text:span text:style-name="Default_20_Paragraph_20_Font"><text:span text:style-name="T1"> o</text:span></text:span><text:span text:style-name="Default_20_Paragraph_20_Font"><text:span text:style-name="T3">stend</text:span></text:span><text:span text:style-name="Default_20_Paragraph_20_Font"><text:span text:style-name="T1">i</text:span></text:span><text:span text:style-name="Default_20_Paragraph_20_Font"><text:span text:style-name="T3">t. Quod si vero /r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du</text:span></text:span><text:span text:style-name="Default_20_Paragraph_20_Font"><text:span text:style-name="T1">s </text:span></text:span><text:span text:style-name="Default_20_Paragraph_20_Font"><text:span text:style-name="T3">naribus et o</text:span></text:span><text:span text:style-name="Default_20_Paragraph_20_Font"><text:span text:style-name="T1">n</text:span></text:span><text:span text:style-name="Default_20_Paragraph_20_Font"><text:span text:style-name="T3">e<text:line-break/>exsp</text:span></text:span><text:span text:style-name="Default_20_Paragraph_20_Font"><text:span text:style-name="T1">i</text:span></text:span><text:span text:style-name="Default_20_Paragraph_20_Font"><text:span text:style-name="T3">re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; i</text:span></text:span><text:span text:style-name="Default_20_Paragraph_20_Font"><text:span text:style-name="T3">d</text:span></text:span><text:span text:style-name="Default_20_Paragraph_20_Font"><text:span text:style-name="T1"> j</text:span></text:span><text:span text:style-name="Default_20_Paragraph_20_Font"><text:span text:style-name="T3">am valde pern</text:span></text:span><text:span text:style-name="Default_20_Paragraph_20_Font"><text:span text:style-name="T1">ici</text:span></text:span><text:span text:style-name="Default_20_Paragraph_20_Font"><text:span text:style-name="T3">osu</text:span></text:span><text:span text:style-name="Default_20_Paragraph_20_Font"><text:span text:style-name="T1">m </text:span></text:span><text:span text:style-name="Default_20_Paragraph_20_Font"><text:span text:style-name="T3">esi.</text:span></text:span></text:p>
        <text:p text:style-name="P1"><text:span text:style-name="Default_20_Paragraph_20_Font"><text:span text:style-name="T1">Totam hanc sententiam accuratissime libro secundo<text:line-break/>de fpirandi difficultate explicavimus, proinde stola nunc<text:line-break/>- capita persequar. Spiritum hoc loco Hippocrates totam<text:line-break/>- respirationem appellat , quam quidem si frequens sit , in-<text:line-break/>. terdum dolorem significare dicit , interdum vero inflamma-<text:line-break/>-tionem, quam </text:span></text:span><text:span text:style-name="Default_20_Paragraph_20_Font"><text:span text:style-name="T10">φλόγωσιν</text:span></text:span><text:span text:style-name="Default_20_Paragraph_20_Font"><text:span text:style-name="T2"> </text:span></text:span><text:span text:style-name="Default_20_Paragraph_20_Font"><text:span text:style-name="T1">Graeci nuncupant, partium quae<text:line-break/>intra thoracem continentur , cordis scilicet et pulmonis,<text:line-break/>quae </text:span></text:span><text:span text:style-name="Default_20_Paragraph_20_Font"><text:span text:style-name="T3">t</text:span></text:span><text:span text:style-name="Default_20_Paragraph_20_Font"><text:span text:style-name="T1">unt supra transversum septum collocata. Siquidem<text:line-break/></text:span></text:span><text:span text:style-name="Default_20_Paragraph_20_Font"><text:span text:style-name="T10">φρένας</text:span></text:span><text:span text:style-name="Default_20_Paragraph_20_Font"><text:span text:style-name="T2"> </text:span></text:span><text:span text:style-name="Default_20_Paragraph_20_Font"><text:span text:style-name="T1">atque </text:span></text:span><text:span text:style-name="Default_20_Paragraph_20_Font"><text:span text:style-name="T10">διάφραγμα</text:span></text:span><text:span text:style-name="Default_20_Paragraph_20_Font"><text:span text:style-name="T2"> </text:span></text:span><text:span text:style-name="Default_20_Paragraph_20_Font"><text:span text:style-name="T1">idem Graeci veteres appellabam.<text:line-break/>Ac in doloribus quidem ostendit spiritum parvum frequen-<text:line-break/>temque duci, in phlogosi autem, quam inflammationem</text:span></text:span></text:p>
        <text:p text:style-name="P3"><text:span text:style-name="Default_20_Paragraph_20_Font"><text:span text:style-name="T1">interpretere , namque phlogosin veteres phlegmonas solent<text:line-break/>vocare, frequentem et magnum. Spiritus vere rarus, hoc<text:line-break/>est longis intervallis repetitus, cum magnitudine quidem<text:line-break/>delirium, cum pravitate vero exstinctum calorem nativum .<text:line-break/>prodit. Sed et hanc sane affectionem ex accidenti indi- .<text:line-break/>cavit scribens. </text:span></text:span><text:span text:style-name="Default_20_Paragraph_20_Font"><text:span text:style-name="T3">Quodsi su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dus na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t ore exsp</text:span></text:span><text:span text:style-name="Default_20_Paragraph_20_Font"><text:span text:style-name="T1">i</text:span></text:span><text:span text:style-name="Default_20_Paragraph_20_Font"><text:span text:style-name="T3">retur,<text:line-break/></text:span></text:span><text:span text:style-name="Default_20_Paragraph_20_Font"><text:span text:style-name="T1">i</text:span></text:span><text:span text:style-name="Default_20_Paragraph_20_Font"><text:span text:style-name="T3">d ja</text:span></text:span><text:span text:style-name="Default_20_Paragraph_20_Font"><text:span text:style-name="T1">m </text:span></text:span><text:span text:style-name="Default_20_Paragraph_20_Font"><text:span text:style-name="T3">valde pern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osu</text:span></text:span><text:span text:style-name="Default_20_Paragraph_20_Font"><text:span text:style-name="T1">m </text:span></text:span><text:span text:style-name="Default_20_Paragraph_20_Font"><text:span text:style-name="T3">esse. </text:span></text:span><text:span text:style-name="Default_20_Paragraph_20_Font"><text:span text:style-name="T1">Quod autem in prognostico<text:line-break/>de morbis acutis. disserens has tantum spirandi difficulta-<text:line-break/>tes breviter exposuerit, libris autem epidemion de pluri-<text:line-break/>bus aliis fecerit mentionem , libro sic difficultate spirandi<text:line-break/>tertio ostensum esu</text:span></text:span></text:p>
        <text:h text:style-name="Heading_20_2" text:outline-level="2"><text:span text:style-name="Default_20_Paragraph_20_Font">XXV.</text:span></text:h>
        <text:p text:style-name="P4"><text:span text:style-name="Default_20_Paragraph_20_Font"><text:span text:style-name="T3">sp</text:span></text:span><text:span text:style-name="Default_20_Paragraph_20_Font"><text:span text:style-name="T1">i</text:span></text:span><text:span text:style-name="Default_20_Paragraph_20_Font"><text:span text:style-name="T3">randi vero fac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ta</text:span></text:span><text:span text:style-name="Default_20_Paragraph_20_Font"><text:span text:style-name="T1">t</text:span></text:span><text:span text:style-name="Default_20_Paragraph_20_Font"><text:span text:style-name="T3">em exist</text:span></text:span><text:span text:style-name="Default_20_Paragraph_20_Font"><text:span text:style-name="T1">im</text:span></text:span><text:span text:style-name="Default_20_Paragraph_20_Font"><text:span text:style-name="T3">are oportet valde magnam<text:line-break/>v</text:span></text:span><text:span text:style-name="Default_20_Paragraph_20_Font"><text:span text:style-name="T1">im </text:span></text:span><text:span text:style-name="Default_20_Paragraph_20_Font"><text:span text:style-name="T3">ad salutem habere in omnibu</text:span></text:span><text:span text:style-name="Default_20_Paragraph_20_Font"><text:span text:style-name="T1">s </text:span></text:span><text:span text:style-name="Default_20_Paragraph_20_Font"><text:span text:style-name="T3">acutis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</text:span></text:span><text:span text:style-name="Default_20_Paragraph_20_Font"><text:span text:style-name="T3">s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text:line-break/></text:span></text:span><text:span text:style-name="Default_20_Paragraph_20_Font"><text:span text:style-name="T3">conjuncta febr</text:span></text:span><text:span text:style-name="Default_20_Paragraph_20_Font"><text:span text:style-name="T1">i</text:span></text:span><text:span text:style-name="Default_20_Paragraph_20_Font"><text:span text:style-name="T3">s est, qu</text:span></text:span><text:span text:style-name="Default_20_Paragraph_20_Font"><text:span text:style-name="T1">i</text:span></text:span><text:span text:style-name="Default_20_Paragraph_20_Font"><text:span text:style-name="T3">que d</text:span></text:span><text:span text:style-name="Default_20_Paragraph_20_Font"><text:span text:style-name="T1">i</text:span></text:span><text:span text:style-name="Default_20_Paragraph_20_Font"><text:span text:style-name="T3">ebus quadra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 i</text:span></text:span><text:span text:style-name="Default_20_Paragraph_20_Font"><text:span text:style-name="T3">udicantur.</text:span></text:span></text:p>
        <text:p text:style-name="P2"><text:span text:style-name="Default_20_Paragraph_20_Font"><text:span text:style-name="T1">Respirationem secundum naturam in</text:span></text:span><text:span text:style-name="Default_20_Paragraph_20_Font"><text:span text:style-name="T3">t</text:span></text:span><text:span text:style-name="Default_20_Paragraph_20_Font"><text:span text:style-name="T1">randi facilitatem<text:line-break/>appellavit, ex qua nec thoracem nec eor nec pulmonem<text:line-break/>nec praecordia nec ullam aliam partem quae ipsis connexa<text:line-break/>sit, dolore vexari cognoscitur. Nam sive tententur phle-<text:line-break/>gmone sive alio quovis dolorifico affectu teneantur, dolent<text:line-break/>quum per .respirationem noventur. Haec autem fiunt<text:line-break/>ventriculus, lien et jecur. Si quando igitur nulla earum<text:line-break/>laborat nec caloris copia tanta est ut exuri atque ardere<text:line-break/>videatur, nec contra penuria lenta ut jam exstinguatur<text:line-break/>nativus calor, quis non fateatur permultum: aegro spei<text:line-break/>esse ad recuperandam etiam ab acutis. morbis sanitatem,<text:line-break/>a quibus vel ob magnitudinem febris vel dietam proprie<text:line-break/>phlegmouem pericula imminent? Diuturni </text:span></text:span><text:span text:style-name="Default_20_Paragraph_20_Font"><text:span text:style-name="T3">t</text:span></text:span><text:span text:style-name="Default_20_Paragraph_20_Font"><text:span text:style-name="T1">ane morbi<text:line-break/>quamvis horum expertes quia tamen vires dissolvu</text:span></text:span><text:span text:style-name="Default_20_Paragraph_20_Font"><text:span text:style-name="T3">n</text:span></text:span><text:span text:style-name="Default_20_Paragraph_20_Font"><text:span text:style-name="T1">t, non<text:line-break/>carent periculo eamque ob causam ipfos excepit Hippo-<text:line-break/>crates, folofque acutos morbos nominatim expressit. Quo-<text:line-break/>rum quum sit duplex differentia, sirnt enim alii simplici-<text:line-break/>ter primumque acuti , alii autem ex istis decidui funi,</text:span></text:span></text:p>
        <text:p text:style-name="P3"><text:span text:style-name="Default_20_Paragraph_20_Font"><text:span text:style-name="T1">utrumque spfe complexus est, scribens quibus conjuncta<text:line-break/>febris est, quique diebus quadraginta judicantur. Ubi -<text:line-break/>coniunctam quidem febrem esse addidit, quo eos separaret<text:line-break/>a convulsione; distentione, cholera, atque aliis acutis<text:line-break/>morbis qui febris expertes sunt. Addidit vero et diebus<text:line-break/>quadraginta Iudicari, ut acutos morbos ex aliis deciduos,<text:line-break/>una cum his qui simpliciter et proprie acuti dicuntur,<text:line-break/>annumeraret. Sunt autem illi initio quidem acuti, postea<text:line-break/>vero decimo et quarto die vel etiam maturius crisin im-<text:line-break/>perfectam experiuntur, atque ex ea reliquiae quaedam<text:line-break/>morbi ad diem quadragesimum supersunt. Morbi namque<text:line-break/>acuti qui imperfecte Iudicati suere , non in eos modo, sed<text:line-break/>etiam in diuturnos et maxime in marafmum, quartanam,<text:line-break/>suppurationem, phthoem, atque hydropas degenerant. Sed<text:line-break/>hos tamen impraesentiarum Hippocrates excludit, asserens<text:line-break/>solis simpliciter acutis quibus conjuncta febris est, atque<text:line-break/>aliis pariter deciduis qui ad quadragesimum diem perve-<text:line-break/>niunt , signum optimum esse spirandi facilitatem non au-</text:span></text:span></text:p>
        <text:p text:style-name="P2"><text:span text:style-name="Default_20_Paragraph_20_Font"><text:span text:style-name="T1">tem acutis omnibus qui febre carent nec item longis, ita-.<text:line-break/>que tria sunt omnia morborum genera temporum spatiis<text:line-break/>differentia : acutum quidem unum quod diebus . quatuor-<text:line-break/>decim judicatur, cui ex . adverso oppositi sunt diuturni p</text:span></text:span></text:p>
        <text:p text:style-name="P4"><text:span text:style-name="Default_20_Paragraph_20_Font"><text:span text:style-name="T1">. tertium vero ambiguum et veluti in utriusque confinio<text:line-break/>positum , cujus extremus inter eos .qui judicandi vi pol-<text:line-break/>lent quadragesimus dies esu Haec quidem in aegris tam<text:line-break/>manifesta fiunt ut .nemo illa non fateatur: quae. si quis<text:line-break/>diligentius in illis expenderit, intelliget plane rem fe isto<text:line-break/>habere modo. Caeterum qui dicunt antiquum illum vi- .<text:line-break/>rutu , quum scribit acutos .morbos diebus quatuordecim<text:line-break/>judicari, docere nos dierum judicantium numerum, non</text:span></text:span></text:p>
        <text:p text:style-name="P4"><text:span text:style-name="Default_20_Paragraph_20_Font"><text:span text:style-name="T1">, modo non noverunt. quae maxime eos scire oportuit,<text:line-break/>fed ne dictiones quidem ipsas intelligunt. Si namque hoc<text:line-break/>ipfum diebus quatuordecim acutos morbos judicari de-<text:line-break/>signat dierum judicantium multitudinem, certe et quod<text:line-break/>nunc ait intra dies quadraginta judicari , dierum judican-<text:line-break/>tium numerum significabit. Quaerant igitur an quod in -</text:span></text:span></text:p>
        <text:p text:style-name="P3"><text:span text:style-name="Default_20_Paragraph_20_Font"><text:span text:style-name="T6">q</text:span></text:span>uatuordecim diebus faciunt usque ad quadragesimum,<text:line-break/>idem in dictis quadraginta diebus efficere possint.</text:p>
        <text:h text:style-name="Heading_20_2" text:outline-level="2">XXVI.</text:h>
        <text:p text:style-name="P4"><text:span text:style-name="Default_20_Paragraph_20_Font"><text:span text:style-name="T6">Sudores in omnibus acutis morbis optimi sunt, quum et<text:line-break/>diebus critic</text:span></text:span>i<text:span text:style-name="Default_20_Paragraph_20_Font"><text:span text:style-name="T6">s proveniunt et febrem prorsus auferunt.<text:line-break/></text:span></text:span>B<text:span text:style-name="Default_20_Paragraph_20_Font"><text:span text:style-name="T6">oni quoque qui toto corpore manant faciuntque ut<text:line-break/>homo sucinus ferat morbum. Qui</text:span></text:span> r<text:span text:style-name="Default_20_Paragraph_20_Font"><text:span text:style-name="T6">ero nihil eorum<text:line-break/></text:span></text:span>f<text:span text:style-name="Default_20_Paragraph_20_Font"><text:span text:style-name="T6">ecerint, haud quaquam commodi indentur. Pessimi<text:line-break/>autem sunt frigidi et qui circum caput tantum et faciem<text:line-break/>et cor</text:span></text:span>n<text:span text:style-name="Default_20_Paragraph_20_Font"><text:span text:style-name="T6">icem oriuntur. esti enim cum febre quidem acuta<text:line-break/>mortem, cum mitior</text:span></text:span>i <text:span text:style-name="Default_20_Paragraph_20_Font"><text:span text:style-name="T6">cero morbi longitudinem denun-<text:line-break/>ciant. Similiter et qui in toto corpore eodem, quo et<text:line-break/>in capite modo proveniunt. At qui milii instar pro-<text:line-break/>deunt quique solo in collo emergunt mali sunt. Boni<text:line-break/></text:span></text:span>v<text:span text:style-name="Default_20_Paragraph_20_Font"><text:span text:style-name="T6">ero qu</text:span></text:span>i <text:span text:style-name="Default_20_Paragraph_20_Font"><text:span text:style-name="T6">guttatim stillant et</text:span></text:span> n<text:span text:style-name="Default_20_Paragraph_20_Font"><text:span text:style-name="T6">aporem tollunt. Cete-<text:line-break/>rum</text:span></text:span> s<text:span text:style-name="Default_20_Paragraph_20_Font"><text:span text:style-name="T6">e</text:span></text:span>u<text:span text:style-name="Default_20_Paragraph_20_Font"><text:span text:style-name="T6">oersalem sudorum rationem notasse oportet. Alii</text:span></text:span></text:p>
        <text:p text:style-name="P3"><text:span text:style-name="Default_20_Paragraph_20_Font"><text:span text:style-name="T3">namque exsolutis corpor</text:span></text:span><text:span text:style-name="Default_20_Paragraph_20_Font"><text:span text:style-name="T1">i</text:span></text:span><text:span text:style-name="Default_20_Paragraph_20_Font"><text:span text:style-name="T3">bus, ali</text:span></text:span><text:span text:style-name="Default_20_Paragraph_20_Font"><text:span text:style-name="T1">i </text:span></text:span><text:span text:style-name="Default_20_Paragraph_20_Font"><text:span text:style-name="T3">vero propter phlegmo-<text:line-break/>ne</text:span></text:span><text:span text:style-name="Default_20_Paragraph_20_Font"><text:span text:style-name="T1">s </text:span></text:span><text:span text:style-name="Default_20_Paragraph_20_Font"><text:span text:style-name="T3">vehement</text:span></text:span><text:span text:style-name="Default_20_Paragraph_20_Font"><text:span text:style-name="T1">i</text:span></text:span><text:span text:style-name="Default_20_Paragraph_20_Font"><text:span text:style-name="T3">am salens exc</text:span></text:span><text:span text:style-name="Default_20_Paragraph_20_Font"><text:span text:style-name="T1">i</text:span></text:span><text:span text:style-name="Default_20_Paragraph_20_Font"><text:span text:style-name="T3">tar</text:span></text:span><text:span text:style-name="Default_20_Paragraph_20_Font"><text:span text:style-name="T1">i.</text:span></text:span></text:p>
        <text:p text:style-name="P1"><text:span text:style-name="Default_20_Paragraph_20_Font"><text:span text:style-name="T1">Sudoris optimi duas notas scripsit , tertiam vero prae-<text:line-break/>ternrisit, quasi neqessario priores consequatur. Qui enim<text:line-break/>tum criticis diebus fiunt tum aegro febrem prorsus ad-<text:line-break/>imunt, tuto profecto corpore manant. Verum inter notas<text:line-break/>boni quidem , non tamen optimi sudoris scribens eum toto<text:line-break/>corpore prodire et partem aliquam morbi adimere, nihil<text:line-break/>praeterea de diebus criticis adjecit, quasi id etiam neces-<text:line-break/>fatio fudores bonos. concomitaretur, Porro alius ordo<text:line-break/>tertius est sudorum qui modice mali ruat, de quibus di-<text:line-break/>xit, qui vero nihil eorum effecerint , haud quaquam com-<text:line-break/>modi ridentur , hoc est nisi toto corpore profluxerint et<text:line-break/>aeger postea morbum facilius ferat. Perspicuum autum est<text:line-break/>fudores illos quibus nihil tale acciderit deterlores esse,<text:line-break/>quibus. vero alterum tantum, meliores. Ex his rursum</text:span></text:span></text:p>
        <text:p text:style-name="P3">meliores illos esse, qui morbum reddunt tolerabiliorem,<text:line-break/>quamvis toto corpore non diflluant, deteriores vero a qui-<text:line-break/>bos ingravescit morbus etsi toto corpore ludetur. Ac om-<text:line-break/>nes quidem ii sudores calidi sunt, eamqne ob causam<text:line-break/>dum tres eos ordines statueret, id ipsum non expressit,<text:line-break/>quippe qui ea quae necessario aliqua consequuntur quae-<text:line-break/>que facile ex eorum quae subiiciuntur oppositione intel-<text:line-break/>ligi possent, praetermittere consueverit. Atqui sudoribus<text:line-break/>omnibus de quibus primum hoc in loco dixit frigidos<text:line-break/>opponit scribens ad hunc modum, pessimi autem sunt fri-<text:line-break/>gidi; atque simul cum illis malos esse commemorat qui<text:line-break/>circum caput tantum et faciem et cervicem oriuntur,<text:line-break/>etiam si frigidi non sint. Hi namque animi deliquium<text:line-break/>minitantur. Qui sane partibus etiam istis, si frigidi vi-<text:line-break/>deantur, omnium pessimi sunt. Neque enim amplius <text:span text:style-name="Default_20_Paragraph_20_Font"><text:span text:style-name="T6">s</text:span></text:span>u-<text:line-break/>turam syncopen , sed jam incipientem ostendunt. Caete-<text:line-break/>rnm ex febris vehementia distinguuntur. Quippe si febris<text:line-break/>acuta est, tam frigidi illi sudores, etiam si toto e corpore</text:p>
        <text:p text:style-name="P2">prodeant, quam alii qui cervicem tantum atque caput<text:line-break/>quamvis sorte calidi occupant, certam perniciem afferunt.<text:line-break/>Sin autem mitis est poter<text:span text:style-name="Default_20_Paragraph_20_Font"><text:span text:style-name="T6">u</text:span></text:span>nt tandem vires vitiosos humo-<text:line-break/>res spatio coquere, modo ne prius fabris vehementia pef-<text:line-break/>sumdentur. Nullam vero Hippocrates, quum de aliis sudo-<text:line-break/>rin<text:span text:style-name="Default_20_Paragraph_20_Font"><text:span text:style-name="T6">o</text:span></text:span>s diceret, mentionem dierum criticorum fecit, de qui-<text:line-break/>bus tamen initio loquutus erat , cum optimos describeret,<text:line-break/>tum qu<text:span text:style-name="Default_20_Paragraph_20_Font"><text:span text:style-name="T6">o</text:span></text:span>d dierum iudicantium vim proprio libro explica-<text:line-break/>turus esset, tum quod in hac ipsa quam interpretamur<text:line-break/><text:span text:style-name="Default_20_Paragraph_20_Font"><text:span text:style-name="T6">.. s</text:span></text:span>ententia eos non obscure subiudicarit. Est enim eorum<text:line-break/>virtus una crisin fidam proferre, sive bonus sive malus<text:line-break/>exitus illam consequatur. Sciendum autem est propositae<text:line-break/>nobis sententiae extremum a Dioscoride scribi hunc in<text:line-break/>modum : <text:span text:style-name="Default_20_Paragraph_20_Font"><text:span text:style-name="T6">pess</text:span></text:span>i<text:span text:style-name="Default_20_Paragraph_20_Font"><text:span text:style-name="T6">mi autem sunt</text:span></text:span> f<text:span text:style-name="Default_20_Paragraph_20_Font"><text:span text:style-name="T6">rigidi et qui circum caput<text:line-break/>tantum cer</text:span></text:span>n<text:span text:style-name="Default_20_Paragraph_20_Font"><text:span text:style-name="T6">icemque oriuntur. Mortem enim aut longitu-<text:line-break/>dinem morbi stgnstcant.</text:span></text:span> Quo quidem modo perspicuum<text:line-break/>est omnia dici compendiosi<text:span text:style-name="Default_20_Paragraph_20_Font"><text:span text:style-name="T6">u</text:span></text:span>s quam alioqui supra fori-<text:line-break/>ptum est, vim autem utrinque eandem este et interpret<text:span text:style-name="Default_20_Paragraph_20_Font"><text:span text:style-name="T6">t</text:span></text:span></text:p>
        <text:p text:style-name="P3">addendum id, quod priore modo jam expressam est, suili-<text:line-break/>ctt cum febre quidem acuta mortem, cum mitiori vero<text:line-break/>morbi longitudinem. Adscribuntur postea nonnulla de<text:line-break/>sudoribus quae in omnib<text:span text:style-name="Default_20_Paragraph_20_Font"><text:span text:style-name="T6">u</text:span></text:span>s codicibus non reperias et quae<text:line-break/>recte cum alii t<text:span text:style-name="Default_20_Paragraph_20_Font"><text:span text:style-name="T6">u</text:span></text:span>m vero Artemidorus et Dioscorides<text:line-break/>tanquam notha exemere.</text:p>
        <text:h text:style-name="Heading_20_2" text:outline-level="2">XXVII.</text:h>
        <text:p text:style-name="P4"><text:span text:style-name="Default_20_Paragraph_20_Font"><text:span text:style-name="T6">Cptimum</text:span></text:span><text:span text:style-name="Default_20_Paragraph_20_Font"><text:span text:style-name="T1"> u</text:span></text:span><text:span text:style-name="Default_20_Paragraph_20_Font"><text:span text:style-name="T6">ero est st h</text:span></text:span><text:span text:style-name="Default_20_Paragraph_20_Font"><text:span text:style-name="T1">y</text:span></text:span><text:span text:style-name="Default_20_Paragraph_20_Font"><text:span text:style-name="T6">pochondria sine ullo sensu doloris<text:line-break/>aequaliter mollia in utraque parte sint. Sin autem<text:line-break/>phlegmone laborent aut dolorem asserant aut tensa sint<text:line-break/>aut dextrum a sinistro</text:span></text:span><text:span text:style-name="Default_20_Paragraph_20_Font"><text:span text:style-name="T1"> n</text:span></text:span><text:span text:style-name="Default_20_Paragraph_20_Font"><text:span text:style-name="T6">arium aut sinistrum a dextro et<text:line-break/>inaequale haec omnia oerer</text:span></text:span><text:span text:style-name="Default_20_Paragraph_20_Font"><text:span text:style-name="T1">i </text:span></text:span><text:span text:style-name="Default_20_Paragraph_20_Font"><text:span text:style-name="T6">conveniet.</text:span></text:span></text:p>
        <text:p text:style-name="P1">Perbrevi quidem oratione rem totam complectendo<text:line-break/>dici potest optime praecordia se habere, q<text:span text:style-name="Default_20_Paragraph_20_Font"><text:span text:style-name="T6">u</text:span></text:span>ae naturalibus<text:line-break/><text:span text:style-name="Default_20_Paragraph_20_Font"><text:span text:style-name="T6">q</text:span></text:span>uam simillima funt. Verum Hippocrates sigiIlatim notas<text:line-break/>omnes persequitur, quarum primam ex his desumit, quae</text:p>
        <text:p text:style-name="P3">non insunt quae recentiores medici <text:span text:style-name="Default_20_Paragraph_20_Font"><text:span text:style-name="T13">ἀποσυμβεβηκότα</text:span></text:span><text:span text:style-name="Default_20_Paragraph_20_Font"><text:span text:style-name="T16"> </text:span></text:span>solent<text:line-break/>appellare. Reliq<text:span text:style-name="Default_20_Paragraph_20_Font"><text:span text:style-name="T6">u</text:span></text:span>as autem duas ab his quae praecordiis<text:line-break/>accidunt. Doloris namque expers esse sumptum ab eo est<text:line-break/>quod non accidit, molle vero et aequabiIe ab illis quae<text:line-break/>insunt; sed molle quidem ex moderato renixu cognosci-<text:line-break/>tur. Huic enim contrarium quod scilicet vehementer re-<text:line-break/>nititur, durum est. Aequale vero non hac modo nota^<text:line-break/>deprehenditur. Nam possunt quidem omnia aeque mollia<text:line-break/>esse, quae tamen vel aliqua parte doloris erunt expertia,<text:line-break/>alia vero dolore afficientur vel alio loco calidiora, alio<text:line-break/>frigidiora quam debeant aut sublimiora uno et altero ma-<text:line-break/>gis depressa sunt. Quare optimo et aequali opponens no-<text:line-break/>tas pessimi atque inaequalis: <text:span text:style-name="Default_20_Paragraph_20_Font"><text:span text:style-name="T6">sin phlegmone</text:span></text:span>, inquit<text:span text:style-name="Default_20_Paragraph_20_Font"><text:span text:style-name="T6">, labo-<text:line-break/>rent aut dolorem asperant aut tensa sint aut dextrum a<text:line-break/>stnstro aut sinistrum a dextro</text:span></text:span> n<text:span text:style-name="Default_20_Paragraph_20_Font"><text:span text:style-name="T6">arium et inaequale. </text:span></text:span>Ubi<text:line-break/>quod dixit phlegmone laborare de hypochondrio intelligi-<text:line-break/>tur. Est autem phlegmone laborare idem quod uri , in-<text:line-break/>flammari et succendi. Aeque vero et dolorem afferre de</text:p>
        <text:p text:style-name="P3">toto dicitur hypoehondrio, quemadmodum et tensum, quod<text:line-break/>de ipfo etiam toto dictum est. Dicitur vero inaequaliter<text:line-break/>allectum esse, quoties totum hypochondrium eandem non<text:line-break/>habet vel caloris vel frigoris vel doloris vel indolentiae<text:line-break/>Vel gracilitatis vel laxitatis vel tensionis affectionem. Ten-<text:line-break/>dit<text:span text:style-name="Default_20_Paragraph_20_Font"><text:span text:style-name="T6">o</text:span></text:span>r enim plerumque hypochondrium, ut tamen proprie<text:line-break/>dicta phlegmone nulIa sit, idque vel ob insignem quan-<text:line-break/>dstm siccitatem non ipsius modo hypochondrii , sed etiam<text:line-break/>membranae costas succingentis et septi transversi vel quod<text:line-break/>musculi hypochondrii phlegmone , quae tumorem excitet<text:line-break/>nec tamen proprie phlegmone sit, quae dolorificus tumor<text:line-break/>est afficiantur.</text:p>
        <text:h text:style-name="Heading_20_2" text:outline-level="2">. XXVIII. .</text:h>
        <text:p text:style-name="P4"><text:span text:style-name="Default_20_Paragraph_20_Font"><text:span text:style-name="T6">(l</text:span></text:span>a<text:span text:style-name="Default_20_Paragraph_20_Font"><text:span text:style-name="T6">od st in praecordiis pulsus quoque insit, perturbationis<text:line-break/>vel deliri</text:span></text:span>i <text:span text:style-name="Default_20_Paragraph_20_Font"><text:span text:style-name="T6">indicium est. Ferum oculos eorum intueri</text:span></text:span></text:p>
        <text:p text:style-name="P2"><text:span text:style-name="Default_20_Paragraph_20_Font"><text:span text:style-name="T6">oportet. </text:span></text:span>a^<text:span text:style-name="Default_20_Paragraph_20_Font"><text:span text:style-name="T6">i namque crebro moveantur, e</text:span></text:span>x<text:span text:style-name="Default_20_Paragraph_20_Font"><text:span text:style-name="T6">spectanda in-<text:line-break/>sania est.</text:span></text:span></text:p>
        <text:p text:style-name="P1">In quibusdam exemplaribus non pulsus, fed palpitatio<text:line-break/>scribitur. Eam autem a flatulent<text:span text:style-name="Default_20_Paragraph_20_Font"><text:span text:style-name="T6">a</text:span></text:span> spiritu generari com-<text:line-break/>portum habemus. Verum plurima pullum scriptum ha-<text:line-break/>hent sive ille sit, qui magnas inflammationes comitatur,<text:line-break/>sive ille aegro <text:span text:style-name="Default_20_Paragraph_20_Font"><text:span text:style-name="T6">s</text:span></text:span>ensibilis motus arteriae ^magnae qua spi-<text:line-break/>nam peroptat, ut vir ille dixit libro secundo epidemion:<text:line-break/><text:span text:style-name="Default_20_Paragraph_20_Font"><text:span text:style-name="T6">quum vena quae in cubito est pulsaverit, insanum fori-<text:line-break/>bundumque est. </text:span></text:span>Certum enim est pulsum etiam ab eo<text:line-break/>appellari magnum illum et vehementem arteriarum mo-<text:line-break/>tum, quem vel solus aeger vel qui lili assistunt non ad-<text:line-break/>mota etiam manu manifesto percipiunt. Sed quidquid ho-<text:line-break/>rum acciderit non bonum signum est, siq<text:span text:style-name="Default_20_Paragraph_20_Font"><text:span text:style-name="T6">u</text:span></text:span>idem tum magna<text:line-break/>arteria tum ventriculus tum jecur atque ipsum adeo trans-<text:line-break/>versum septum inter partes principes habentur, quorum</text:p>
        <text:p text:style-name="P3">anum necessario affectum esse oportet, sive palpitationem<text:line-break/>fiVe puls<text:span text:style-name="Default_20_Paragraph_20_Font"><text:span text:style-name="T6">u</text:span></text:span>m legerimus. Verumtamen transversum septum<text:line-break/>delirium promptissime suscitat, eamque ob ca<text:span text:style-name="Default_20_Paragraph_20_Font"><text:span text:style-name="T6">u</text:span></text:span>sam <text:span text:style-name="Default_20_Paragraph_20_Font"><text:span text:style-name="T13">φρένας</text:span></text:span><text:span text:style-name="Default_20_Paragraph_20_Font"><text:span text:style-name="T19">,<text:line-break/></text:span></text:span><text:span text:style-name="Default_20_Paragraph_20_Font"><text:span text:style-name="T6">q</text:span></text:span>uod mentem interpretere , vocatum a veterib<text:span text:style-name="Default_20_Paragraph_20_Font"><text:span text:style-name="T6">u</text:span></text:span>s este di-<text:line-break/>eunt, atque ipso non minus ventriculi os, si quando<text:line-break/>magna ipsum phlegmone invadat. Reliquae vero partes<text:line-break/><text:span text:style-name="Default_20_Paragraph_20_Font"><text:span text:style-name="T6">q</text:span></text:span>uae illic s<text:span text:style-name="Default_20_Paragraph_20_Font"><text:span text:style-name="T6">u</text:span></text:span>nt, si aliquo ex praedictis affectibus corri-<text:line-break/>piantur, plurimum habent periculi. Itaque Hippocrates<text:line-break/>ab hoc symptomate vel perturbationem vel delirium im-<text:line-break/>pendere haud temere videtur affirmasse: perturbationem<text:line-break/><text:span text:style-name="Default_20_Paragraph_20_Font"><text:span text:style-name="T6">q</text:span></text:span>uidem quod haec pericula omnia ex aequo consequatur,<text:line-break/><text:span text:style-name="Default_20_Paragraph_20_Font"><text:span text:style-name="T6">q</text:span></text:span>uibus non aegri solum, verum etiam medici perturbati<text:line-break/>solent: delirium vero propter septum transversum et os<text:line-break/>ventriculi. At vero de hypochondrii musculis consideran-<text:line-break/>dtlm est, hi enim nec pulsantes nec palpitantes delirium<text:line-break/>sat periculum necessario arcessiunt. Quare non est vul-<text:line-break/>gari fensu verbum <text:span text:style-name="Default_20_Paragraph_20_Font"><text:span text:style-name="T6">insit</text:span></text:span> interpretandum, quo usus est hoc<text:line-break/>ia loco Hippocrates scr<text:span text:style-name="Default_20_Paragraph_20_Font"><text:span text:style-name="T6">i</text:span></text:span>bens, quod si in praecordiis pul-</text:p>
        <text:p text:style-name="P2">sus quoque insit. Quippe eo verbo palpitationem aut pul-<text:line-break/>sum q<text:span text:style-name="Default_20_Paragraph_20_Font"><text:span text:style-name="T6">u</text:span></text:span>i in ima praecordiorum fede fiat, designare voluit.<text:line-break/>Verum oculos eorum intueri oportet. Si namque crebro<text:line-break/>moveantur, exspectanda insania esu Nam cum eo sym-<text:line-break/>plumato perturbationem vel delirium portendi dixisset,<text:line-break/>nunc distinguit et docet, quando delirium, quando pertur-<text:line-break/>balio consequatur. Est autem distinctio ab ocul<text:span text:style-name="Default_20_Paragraph_20_Font"><text:span text:style-name="T6">o</text:span></text:span>rum motu,<text:line-break/>quos non nunc modo , sed aliis omnibus in symptomatis<text:line-break/>a quibus delirium fore metuis diligentissime contemplare.<text:line-break/>Ipsum enim instabiles illi praesagiunt. At hoc loco non<text:line-break/>solum simpliciter delirium , sed insaniam exspectandam<text:line-break/>esse pronunciavit, indicans ab his notis vehemens delirium<text:line-break/>venturum. Quod autem creber oculorum motus delirii<text:line-break/>suspicionem confirmet, potes, ut ego arbitror, facile ex iis<text:line-break/>colligere , quae modo retulimus quum musculos affectiones<text:line-break/>cerebri primos sentire ostenderemus. Cerebrum vero ips<text:span text:style-name="Default_20_Paragraph_20_Font"><text:span text:style-name="T6">u</text:span></text:span>m<text:line-break/>cum ab aliis nervosis partibus tum a septo transverso et</text:p>
        <text:p text:style-name="P3">o<text:span text:style-name="Default_20_Paragraph_20_Font"><text:span text:style-name="T6">s</text:span></text:span>e ventriculi afficitur. Quum enim ab eo nervi omnes<text:line-break/>oriantur, quae partes nervos plures aut maximos reci-<text:line-break/>piunt, illae principium suum in consortium mali haud<text:line-break/>fine rasione pertrahunt.</text:p>
        <text:h text:style-name="Heading_20_2" text:outline-level="2">XXIX.</text:h>
        <text:p text:style-name="P4"><text:span text:style-name="Default_20_Paragraph_20_Font"><text:span text:style-name="T6">At vero tumor in hypochondrio durus et doloristcus pest</text:span></text:span>i-<text:line-break/><text:span text:style-name="Default_20_Paragraph_20_Font"><text:span text:style-name="T6">mus est , st totum hypochondrium occuparit. Sin autem<text:line-break/>alteram tantum partem peroaferit, periculi minus habet<text:line-break/>qui stntstram.</text:span></text:span></text:p>
        <text:p text:style-name="P1">Hippocrates <text:span text:style-name="Default_20_Paragraph_20_Font"><text:span text:style-name="T13">οιδημα</text:span></text:span><text:span text:style-name="Default_20_Paragraph_20_Font"><text:span text:style-name="T19"> </text:span></text:span>, quo nomine hic est us<text:span text:style-name="Default_20_Paragraph_20_Font"><text:span text:style-name="T6">o</text:span></text:span>s, nos<text:line-break/>tumorem vertimus, vocare consuevit tumorem omnem<text:line-break/>praeter naturam. Medici vero recentiores unum tantum,<text:line-break/>qui si comprimatur nullum dolorem insert et mollis est.<text:line-break/>sursum quam illi proprie appellant phlegmonen , eam<text:line-break/>Hippocrates composita dictione durum et d<text:span text:style-name="Default_20_Paragraph_20_Font"><text:span text:style-name="T6">o</text:span></text:span>lorificum tu-<text:line-break/>diorem vocat. Namque phlegmones nomine pro phlogosi</text:p>
        <text:p text:style-name="P3">utebatur. Perspicuum autem est hujusmodi affect<text:span text:style-name="Default_20_Paragraph_20_Font"><text:span text:style-name="T6">u</text:span></text:span>m in<text:line-break/>praecordiis excitatum parte quidem dextra propter jecur<text:line-break/>deteriorem esse , sinistra vero mitiorem propter lienem,<text:line-break/>simul vero in utroque latere consistentem pessimum.</text:p>
        <text:h text:style-name="Heading_20_2" text:outline-level="2">XXX.</text:h>
        <text:p text:style-name="P4"><text:span text:style-name="Default_20_Paragraph_20_Font"><text:span text:style-name="T6">Verum tumores e</text:span></text:span><text:span text:style-name="Default_20_Paragraph_20_Font"><text:span text:style-name="T1">j</text:span></text:span><text:span text:style-name="Default_20_Paragraph_20_Font"><text:span text:style-name="T6">usmodi per initia quidem nati mortem<text:line-break/>brevi suturam stgnipcan</text:span></text:span><text:span text:style-name="Default_20_Paragraph_20_Font"><text:span text:style-name="T7">t.</text:span></text:span></text:p>
        <text:p text:style-name="P1">Scribit Hippocrates tumores illos duros et dolorem<text:line-break/>cientes, quos recentiores medici proprio nomine phlegm<text:span text:style-name="Default_20_Paragraph_20_Font"><text:span text:style-name="T6">a-<text:line-break/></text:span></text:span>nas appellant, qui praecordia occupare dicebantur, mor-<text:line-break/>tem brevi futuram portendere. Quod sane falsum est,<text:line-break/>nisi internarum quoque partium aliqua simul affecta fue-<text:line-break/>riI. Internas vero esse novimus jecur, ventriculum, lie-<text:line-break/>nem et septum transversum. Musculi namq<text:span text:style-name="Default_20_Paragraph_20_Font"><text:span text:style-name="T6">u</text:span></text:span>e praecordio-<text:line-break/>ruat phlegmone obsessi tollere hominem e vita non pol-<text:line-break/>funt, nisi, q<text:span text:style-name="Default_20_Paragraph_20_Font"><text:span text:style-name="T6">u</text:span></text:span>od raro accidit, vel phlegmones magnitudo</text:p>
        <text:p text:style-name="P3">eximia fuerit vel vires admod<text:span text:style-name="Default_20_Paragraph_20_Font"><text:span text:style-name="T6">u</text:span></text:span>m imbecillae vel perperam<text:line-break/>caretur a medicis vel ipse etiam aeger deliquerit. Pro-<text:line-break/>inde confuse et indistincte scripta haec sententia est.</text:p>
        <text:h text:style-name="Heading_20_2" text:outline-level="2">XXXI.</text:h>
        <text:p text:style-name="P4"><text:span text:style-name="Default_20_Paragraph_20_Font"><text:span text:style-name="T6">^i vero febris vigesimum diem superet nec tumor interea<text:line-break/>c</text:span></text:span><text:span text:style-name="Default_20_Paragraph_20_Font"><text:span text:style-name="T1">o</text:span></text:span><text:span text:style-name="Default_20_Paragraph_20_Font"><text:span text:style-name="T6">nfidat, in suppurationem</text:span></text:span><text:span text:style-name="Default_20_Paragraph_20_Font"><text:span text:style-name="T1"> u</text:span></text:span><text:span text:style-name="Default_20_Paragraph_20_Font"><text:span text:style-name="T6">ertitur.</text:span></text:span></text:p>
        <text:p text:style-name="P1">Omnes praeter naturam tumores resolutis a quibus<text:line-break/>fiunt humoribus, curantur atque considunt Quare si non<text:line-break/>consederint humores procul dubio remanent, eosque tan-<text:line-break/>dem secundum qualitatem immutari necesse est et vel pu-<text:line-break/>trescere , si natura veluti in morticino corpore, nullam<text:line-break/>eorum concoctionem prae imbecillitate moliatur aut, si illa<text:line-break/>valid<text:span text:style-name="Default_20_Paragraph_20_Font"><text:span text:style-name="T6">a</text:span></text:span> est, in p<text:span text:style-name="Default_20_Paragraph_20_Font"><text:span text:style-name="T6">u</text:span></text:span>s converti. Quamobrem rectissime dixisse<text:line-break/>Videtur Hippocrates : <text:span text:style-name="Default_20_Paragraph_20_Font"><text:span text:style-name="T6">st partes phlegmone laborantes non<text:line-break/></text:span></text:span>r<text:span text:style-name="Default_20_Paragraph_20_Font"><text:span text:style-name="T6">esederint stmulque febris detineat, in pus mutar</text:span></text:span>i. Sedata</text:p>
        <text:p text:style-name="P2">namque febre videndum ne phlegmone aliqua fcirrhodes<text:line-break/>oboriatur. Sic enim plerumque accidere solet, quum te-<text:line-break/>unior quidem humorum portio, qui phIegmonem excita-<text:line-break/>runt, in ambientem evanuerit; crassa vero tantaque in ipsis<text:line-break/>affectorum corporum majoribus spatiis minutatim impacta<text:line-break/>est. Cur vero vigesimum diem talium abscesseum suppu-<text:line-break/>rationis terminum statuerit, dicemus libro de diebus ori-<text:line-break/>ticis fecundo.</text:p>
        <text:h text:style-name="Heading_20_2" text:outline-level="2">XXXII.</text:h>
        <text:p text:style-name="P4"><text:span text:style-name="Default_20_Paragraph_20_Font"><text:span text:style-name="T6">Accidit autem his</text:span></text:span> i<text:span text:style-name="Default_20_Paragraph_20_Font"><text:span text:style-name="T6">n primo circuitu etiam sanguinis e<text:line-break/>naribus prostuvium, et plurimum confert, interrogare cero<text:line-break/>oportet an capite doleant aut hebetes sentiant oculos.<text:line-break/>sSi quid enim eorum adsit, illuc fertur.</text:span></text:span></text:p>
        <text:p text:style-name="P1">Quod quidem de praecordiorum phlegmonis indistincte<text:line-break/>loquntns sit ex his etiam verbis perspicuum est, quibus<text:line-break/>eas ipse distinguit. Nam et in ipsis sanguinis e naribus</text:p>
        <text:p text:style-name="P2">lssofluvia dicit evenire et inde juvari plurimum. Quod<text:line-break/>eerte illis praesertim inflammationibus accidit, quae jecur<text:line-break/>et lienem occupant. In quibus etiam alibi sanguinis <text:span text:style-name="Default_20_Paragraph_20_Font"><text:span text:style-name="T13">καἔ</text:span></text:span><text:span text:style-name="Default_20_Paragraph_20_Font"><text:span text:style-name="T19"><text:line-break/></text:span></text:span><text:span text:style-name="Default_20_Paragraph_20_Font"><text:span text:style-name="T6">sar</text:span></text:span>, hoc est e directo, fluxionem commendant, eam autem</text:p>
        <text:p text:style-name="P1"><text:span text:style-name="Default_20_Paragraph_20_Font"><text:span text:style-name="T6">q</text:span></text:span>aste <text:span text:style-name="Default_20_Paragraph_20_Font"><text:span text:style-name="T13">ἀνάπαλιν</text:span></text:span><text:span text:style-name="Default_20_Paragraph_20_Font"><text:span text:style-name="T19">, </text:span></text:span>h<text:span text:style-name="Default_20_Paragraph_20_Font"><text:span text:style-name="T6">o</text:span></text:span>c est e contrario, fit, vituperat expo-<text:line-break/>nens quid per <text:span text:style-name="Default_20_Paragraph_20_Font"><text:span text:style-name="T13">τὸ</text:span></text:span><text:span text:style-name="Default_20_Paragraph_20_Font"><text:span text:style-name="T19"> </text:span></text:span><text:span text:style-name="Default_20_Paragraph_20_Font"><text:span text:style-name="T13">ἀνάπαλιν</text:span></text:span><text:span text:style-name="Default_20_Paragraph_20_Font"><text:span text:style-name="T19"> </text:span></text:span>intelligat, sicut quum in magno<text:line-break/>liene fanguis e dextra nare disiluit. Scribit autem in<text:line-break/>Inmo circuitu, dierum videlicet criticorum, sanguinis ac-<text:line-break/>Fidere fluxiones, quod duobus scribitur modis, singulari<text:line-break/>at<text:span text:style-name="Default_20_Paragraph_20_Font"><text:span text:style-name="T6">q</text:span></text:span>ue plurali numero: singulari quidem in primo cir-<text:line-break/>usta, plurali vero in primis circuitibus. Si numero sin-<text:line-break/>saliri scriptum est, septenarium circuitum indicat, sin pln-<text:line-break/>taliter, potest quidem et septenarius ipse significari: qui-<text:line-break/>sasdam enim secunda etiam septimana sanguis fluit: ve-<text:line-break/>tumtamen quaternarii circuitus videntur potius intelligendi.<text:line-break/>Quidem plurimis sanguis profluit primis septem diebus,<text:line-break/>Illicis nono atque undecimo, paucissimis decimo quarto.<text:line-break/>sano quod sursum humores serantur , ex quo sanguinis</text:p>
        <text:p text:style-name="P3">fluxiones fieri solent notas adjicit, tum capitis dolorem<text:line-break/>tum oculorum hebetudinem. Sed de his postea absiolu-<text:line-break/>tius disseret, quo Ioco nos etiam disputationem omnem de<text:line-break/>sanguinis fluxione absolvemus.</text:p>
        <text:h text:style-name="Heading_20_2" text:outline-level="2">XXXIII.</text:h>
        <text:p text:style-name="P4"><text:span text:style-name="Default_20_Paragraph_20_Font"><text:span text:style-name="T6">Verum potius</text:span></text:span> i<text:span text:style-name="Default_20_Paragraph_20_Font"><text:span text:style-name="T6">n</text:span></text:span> i<text:span text:style-name="Default_20_Paragraph_20_Font"><text:span text:style-name="T6">unioribus qui trigesimum quintum annum<text:line-break/>agunt, sanguinis prostu</text:span></text:span>n<text:span text:style-name="Default_20_Paragraph_20_Font"><text:span text:style-name="T6">ium exspectandum, senioribus<text:line-break/>vero suppuratio.</text:span></text:span></text:p>
        <text:p text:style-name="P1">Docet quomodo ex aetate fluxio sanguinis praevideri<text:line-break/>possit. Sperandas videlicet magis esse sang<text:span text:style-name="Default_20_Paragraph_20_Font"><text:span text:style-name="T6">u</text:span></text:span>inis fluxiones<text:line-break/>in junioribus, qui quinque et triginta annos agunt. Si-<text:line-break/>quidem id aetatis tum sanguinis pl<text:span text:style-name="Default_20_Paragraph_20_Font"><text:span text:style-name="T6">u</text:span></text:span>rimum est tum vires<text:line-break/>valentissimae tum calor exuberans.</text:p>
        <text:h text:style-name="P37" text:outline-level="2">XXXIV.</text:h>
        <text:p text:style-name="P4">T<text:span text:style-name="Default_20_Paragraph_20_Font"><text:span text:style-name="T6">umores vero molles et doloris expertes quique digito dum<text:line-break/>premuntur cedunt, multo tardius</text:span></text:span> i<text:span text:style-name="Default_20_Paragraph_20_Font"><text:span text:style-name="T6">udicantur, suntque<text:line-break/></text:span></text:span>m<text:span text:style-name="Default_20_Paragraph_20_Font"><text:span text:style-name="T6">inus quam illi perniciosa</text:span></text:span></text:p>
        <text:p text:style-name="P1">Isti sunt quos recentiores medici oedemata proprie<text:line-break/>appellant, quos quum veteres nominare volunt, hoc tan-<text:line-break/>tum dicunt tumores mollis, interdum vero addunt dolo-<text:line-break/>ris expertes; quod si quando omiserint, id tanquam a<text:line-break/>molli s<text:span text:style-name="Default_20_Paragraph_20_Font"><text:span text:style-name="T6">u</text:span></text:span>bindicatum omittunt. Mollia namque non cient<text:line-break/>dolorem. Hippocrates autem non istud modo sed et ce-<text:line-break/>dentes addidit, ratus mollis etiam nomine ista omnia com-<text:line-break/>prehendi. Nisi forte quae compressu cavantur nunc in-<text:line-break/>telligat , id quod non omnibus simpliciter accidit, quae<text:line-break/>cedunt, sed a quibus cutis ipsa intumuit. Quia vero<text:line-break/>omnes ejusmodi tumores pituitosi s<text:span text:style-name="Default_20_Paragraph_20_Font"><text:span text:style-name="T6">u</text:span></text:span>nt, idcirco et diutius<text:line-break/>perseverant et minus habent periculi. Ac diuturniores<text:line-break/>quidem lu<text:span text:style-name="Default_20_Paragraph_20_Font"><text:span text:style-name="T6">a</text:span></text:span>t, quia frigidiores. Calore namque concoctio</text:p>
        <text:p text:style-name="P2"><text:span text:style-name="Default_20_Paragraph_20_Font"><text:span text:style-name="T1">perficitur. Minus vero periculosi, quia nihil habent do-<text:line-break/>loris. Dolor enim vires exsulvit.</text:span></text:span></text:p>
        <text:h text:style-name="Heading_20_2" text:outline-level="2"><text:span text:style-name="Default_20_Paragraph_20_Font"><text:span text:style-name="T1">XxXU</text:span></text:span><text:span text:style-name="Default_20_Paragraph_20_Font"><text:span text:style-name="T3">i</text:span></text:span>A .</text:h>
        <text:p text:style-name="P1"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si</text:span></text:span><text:span text:style-name="Default_20_Paragraph_20_Font"><text:span text:style-name="T1"> f</text:span></text:span><text:span text:style-name="Default_20_Paragraph_20_Font"><text:span text:style-name="T3">eb</text:span></text:span><text:span text:style-name="Default_20_Paragraph_20_Font"><text:span text:style-name="T1">ris 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ra sexagesimum diem det</text:span></text:span><text:span text:style-name="Default_20_Paragraph_20_Font"><text:span text:style-name="T1">i</text:span></text:span><text:span text:style-name="Default_20_Paragraph_20_Font"><text:span text:style-name="T3">neat et tu</text:span></text:span><text:span text:style-name="Default_20_Paragraph_20_Font"><text:span text:style-name="T1">m</text:span></text:span><text:span text:style-name="Default_20_Paragraph_20_Font"><text:span text:style-name="T3">or<text:line-break/>in</text:span></text:span><text:span text:style-name="Default_20_Paragraph_20_Font"><text:span text:style-name="T1">i</text:span></text:span><text:span text:style-name="Default_20_Paragraph_20_Font"><text:span text:style-name="T3">erim </text:span></text:span><text:span text:style-name="Default_20_Paragraph_20_Font"><text:span text:style-name="T11">η</text:span></text:span><text:span text:style-name="Default_20_Paragraph_20_Font"><text:span text:style-name="T10">ͻφ</text:span></text:span><text:span text:style-name="Default_20_Paragraph_20_Font"><text:span text:style-name="T2"> </text:span></text:span><text:span text:style-name="Default_20_Paragraph_20_Font"><text:span text:style-name="T3">resideat, in suppurationem vertendum este<text:line-break/></text:span></text:span><text:span text:style-name="Default_20_Paragraph_20_Font"><text:span text:style-name="T1">... i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cium est nec eu</text:span></text:span><text:span text:style-name="Default_20_Paragraph_20_Font"><text:span text:style-name="T1">m.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modo., sed</text:span></text:span><text:span text:style-name="Default_20_Paragraph_20_Font"><text:span text:style-name="T1"> i</text:span></text:span><text:span text:style-name="Default_20_Paragraph_20_Font"><text:span text:style-name="T3">llum si</text:span></text:span><text:span text:style-name="Default_20_Paragraph_20_Font"><text:span text:style-name="T1">m</text:span></text:span><text:span text:style-name="Default_20_Paragraph_20_Font"><text:span text:style-name="T3">iliter<text:line-break/>qui in re</text:span></text:span><text:span text:style-name="Default_20_Paragraph_20_Font"><text:span text:style-name="T1">l</text:span></text:span><text:span text:style-name="Default_20_Paragraph_20_Font"><text:span text:style-name="T3">iquo ventre c</text:span></text:span><text:span text:style-name="Default_20_Paragraph_20_Font"><text:span text:style-name="T1">o</text:span></text:span><text:span text:style-name="Default_20_Paragraph_20_Font"><text:span text:style-name="T3">nstiteris.</text:span></text:span></text:p>
        <text:p text:style-name="P1"><text:span text:style-name="Default_20_Paragraph_20_Font"><text:span text:style-name="T1">Prius dixerat in oedematis phlegmonosis ut quae ca-<text:line-break/>Iidiora sint suturam suppurationem , si subria post xigesi-<text:line-break/>mumdiem non desierit; nunc vero in frigidioribus sup-<text:line-break/>- pu</text:span></text:span><text:span text:style-name="Default_20_Paragraph_20_Font"><text:span text:style-name="T3">t</text:span></text:span><text:span text:style-name="Default_20_Paragraph_20_Font"><text:span text:style-name="T1">ationis terminum sexagesimum diem statuit. Sunt au-<text:line-break/>tem et alii. quidam inter istos medii, quorum terminus ast<text:line-break/>quadragesimus dies. Sed de his quidem omnibus, donec<text:line-break/>de diebus decretoriis tractemus, dicere distuli. Caeterum<text:line-break/>non eos modo tumores qui diutius in praecordiis immo-<text:line-break/>. ra</text:span></text:span><text:span text:style-name="Default_20_Paragraph_20_Font"><text:span text:style-name="T3">n</text:span></text:span><text:span text:style-name="Default_20_Paragraph_20_Font"><text:span text:style-name="T1">tur, in pus vertendos dicit, verum illos etiam qui in</text:span></text:span></text:p>
        <text:p text:style-name="P2"><text:span text:style-name="Default_20_Paragraph_20_Font"><text:span text:style-name="T1">reliquo ventre constiterint, quasi secundum aliquam signi-<text:line-break/>ficatiouem etiam praecordia inter ventris partes ceu-<text:line-break/>feantur.</text:span></text:span></text:p>
        <text:h text:style-name="Heading_20_2" text:outline-level="2"><text:span text:style-name="Default_20_Paragraph_20_Font">XXXVL</text:span></text:h>
        <text:p text:style-name="P1"><text:span text:style-name="Default_20_Paragraph_20_Font"><text:span text:style-name="T1">It</text:span></text:span><text:span text:style-name="Default_20_Paragraph_20_Font"><text:span text:style-name="T3">aque qui tumores do</text:span></text:span><text:span text:style-name="Default_20_Paragraph_20_Font"><text:span text:style-name="T1">lo</text:span></text:span><text:span text:style-name="Default_20_Paragraph_20_Font"><text:span text:style-name="T3">rem</text:span></text:span><text:span text:style-name="Default_20_Paragraph_20_Font"><text:span text:style-name="T1"> c</text:span></text:span><text:span text:style-name="Default_20_Paragraph_20_Font"><text:span text:style-name="T3">ient et dur</text:span></text:span><text:span text:style-name="Default_20_Paragraph_20_Font"><text:span text:style-name="T1">i </text:span></text:span><text:span text:style-name="Default_20_Paragraph_20_Font"><text:span text:style-name="T3">magn</text:span></text:span><text:span text:style-name="Default_20_Paragraph_20_Font"><text:span text:style-name="T1">i</text:span></text:span><text:span text:style-name="Default_20_Paragraph_20_Font"><text:span text:style-name="T3">que sunt,<text:line-break/>mor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periculum haud longe abesto significant. Qu</text:span></text:span><text:span text:style-name="Default_20_Paragraph_20_Font"><text:span text:style-name="T1">i<text:line-break/></text:span></text:span><text:span text:style-name="Default_20_Paragraph_20_Font"><text:span text:style-name="T3">. vero mol</text:span></text:span><text:span text:style-name="Default_20_Paragraph_20_Font"><text:span text:style-name="T1">l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sunt et experte</text:span></text:span><text:span text:style-name="Default_20_Paragraph_20_Font"><text:span text:style-name="T1">s </text:span></text:span><text:span text:style-name="Default_20_Paragraph_20_Font"><text:span text:style-name="T3">dolor</text:span></text:span><text:span text:style-name="Default_20_Paragraph_20_Font"><text:span text:style-name="T1">is </text:span></text:span><text:span text:style-name="Default_20_Paragraph_20_Font"><text:span text:style-name="T3">et d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o c</text:span></text:span><text:span text:style-name="Default_20_Paragraph_20_Font"><text:span text:style-name="T1">o</text:span></text:span><text:span text:style-name="Default_20_Paragraph_20_Font"><text:span text:style-name="T3">mpressi<text:line-break/>cedunt;</text:span></text:span><text:span text:style-name="Default_20_Paragraph_20_Font"><text:span text:style-name="T1"> il</text:span></text:span><text:span text:style-name="Default_20_Paragraph_20_Font"><text:span text:style-name="T3">l</text:span></text:span><text:span text:style-name="Default_20_Paragraph_20_Font"><text:span text:style-name="T1">i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turn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ex</text:span></text:span><text:span text:style-name="Default_20_Paragraph_20_Font"><text:span text:style-name="T1">i</text:span></text:span><text:span text:style-name="Default_20_Paragraph_20_Font"><text:span text:style-name="T3">stunt.</text:span></text:span></text:p>
        <text:p text:style-name="P1"><text:span text:style-name="Default_20_Paragraph_20_Font"><text:span text:style-name="T1">Nihil praeterea his verbis docet quam quod docue-<text:line-break/>rat superioribus, nisi quod dolorem cientibus et duris ad.-<text:line-break/>jecit magnitudinem, quam nos etiam ante adjeceramus,<text:line-break/>quum diceremus musculorum hypochondrii inflammationes<text:line-break/>nihil prorfus afferre periculi , nisi </text:span></text:span><text:span text:style-name="Default_20_Paragraph_20_Font"><text:span text:style-name="T3">t</text:span></text:span><text:span text:style-name="Default_20_Paragraph_20_Font"><text:span text:style-name="T1">upm modum magnae<text:line-break/>fuerint.</text:span></text:span></text:p>
        <text:h text:style-name="P37" text:outline-level="2"><text:span text:style-name="Default_20_Paragraph_20_Font">XXXVII.</text:span></text:h>
        <text:p text:style-name="P11"><text:span text:style-name="Default_20_Paragraph_20_Font"><text:span text:style-name="T3">Qui vero ven</text:span></text:span><text:span text:style-name="Default_20_Paragraph_20_Font"><text:span text:style-name="T1">t</text:span></text:span><text:span text:style-name="Default_20_Paragraph_20_Font"><text:span text:style-name="T3">rem occupant tu</text:span></text:span><text:span text:style-name="Default_20_Paragraph_20_Font"><text:span text:style-name="T1">mo</text:span></text:span><text:span text:style-name="Default_20_Paragraph_20_Font"><text:span text:style-name="T3">res non tam absce</text:span></text:span><text:span text:style-name="Default_20_Paragraph_20_Font"><text:span text:style-name="T1">s</text:span></text:span><text:span text:style-name="Default_20_Paragraph_20_Font"><text:span text:style-name="T3">sus<text:line-break/>fac</text:span></text:span><text:span text:style-name="Default_20_Paragraph_20_Font"><text:span text:style-name="T1">i</text:span></text:span><text:span text:style-name="Default_20_Paragraph_20_Font"><text:span text:style-name="T3">unt , quam - qu</text:span></text:span><text:span text:style-name="Default_20_Paragraph_20_Font"><text:span text:style-name="T1">i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sistunt</text:span></text:span><text:span text:style-name="Default_20_Paragraph_20_Font"><text:span text:style-name="T1"> i</text:span></text:span><text:span text:style-name="Default_20_Paragraph_20_Font"><text:span text:style-name="T3">n praec</text:span></text:span><text:span text:style-name="Default_20_Paragraph_20_Font"><text:span text:style-name="T1">o</text:span></text:span><text:span text:style-name="Default_20_Paragraph_20_Font"><text:span text:style-name="T3">rdi</text:span></text:span><text:span text:style-name="Default_20_Paragraph_20_Font"><text:span text:style-name="T1">is. 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m</text:span></text:span><text:span text:style-name="Default_20_Paragraph_20_Font"><text:span text:style-name="T3">e<text:line-break/>ver</text:span></text:span><text:span text:style-name="Default_20_Paragraph_20_Font"><text:span text:style-name="T1">o </text:span></text:span><text:span text:style-name="Default_20_Paragraph_20_Font"><text:span text:style-name="T3">omn</text:span></text:span><text:span text:style-name="Default_20_Paragraph_20_Font"><text:span text:style-name="T1">i</text:span></text:span><text:span text:style-name="Default_20_Paragraph_20_Font"><text:span text:style-name="T3">um qu</text:span></text:span><text:span text:style-name="Default_20_Paragraph_20_Font"><text:span text:style-name="T1">i </text:span></text:span><text:span text:style-name="Default_20_Paragraph_20_Font"><text:span text:style-name="T3">sub umbilico sunt</text:span></text:span><text:span text:style-name="Default_20_Paragraph_20_Font"><text:span text:style-name="T1"> i</text:span></text:span><text:span text:style-name="Default_20_Paragraph_20_Font"><text:span text:style-name="T3">n suppurat</text:span></text:span><text:span text:style-name="Default_20_Paragraph_20_Font"><text:span text:style-name="T1">io</text:span></text:span><text:span text:style-name="Default_20_Paragraph_20_Font"><text:span text:style-name="T3">nem<text:line-break/>vertun</text:span></text:span><text:span text:style-name="Default_20_Paragraph_20_Font"><text:span text:style-name="T1">t</text:span></text:span><text:span text:style-name="Default_20_Paragraph_20_Font"><text:span text:style-name="T3">ur.</text:span></text:span></text:p>
        <text:p text:style-name="P1"><text:span text:style-name="Default_20_Paragraph_20_Font"><text:span text:style-name="T1">. Tumorum qui digesti non sunt suppurationes .. non<text:line-break/>modo citius, fed etiam magis in hypochondrio contingunt,<text:line-break/>propterea quod calidior Iocus ille -sit , a quo . quicunque<text:line-break/>longius ad insumas partes recedunt, etiam serius minus-<text:line-break/>que suppurant. Quare qui sub umbilico est, raro .in pus<text:line-break/>convertitur,</text:span></text:span></text:p>
        <text:h text:style-name="Heading_20_2" text:outline-level="2"><text:span text:style-name="Default_20_Paragraph_20_Font">:<text:tab/>XXXVIII.</text:span></text:h>
        <text:p text:style-name="P12"><text:span text:style-name="Default_20_Paragraph_20_Font"><text:span text:style-name="T3">sed sanguinis prostuviu</text:span></text:span><text:span text:style-name="Default_20_Paragraph_20_Font"><text:span text:style-name="T1">m </text:span></text:span><text:span text:style-name="Default_20_Paragraph_20_Font"><text:span text:style-name="T3">e supern</text:span></text:span><text:span text:style-name="Default_20_Paragraph_20_Font"><text:span text:style-name="T1">i</text:span></text:span><text:span text:style-name="Default_20_Paragraph_20_Font"><text:span text:style-name="T3">s partibu</text:span></text:span><text:span text:style-name="Default_20_Paragraph_20_Font"><text:span text:style-name="T1">s m</text:span></text:span><text:span text:style-name="Default_20_Paragraph_20_Font"><text:span text:style-name="T3">ax</text:span></text:span><text:span text:style-name="Default_20_Paragraph_20_Font"><text:span text:style-name="T1">im</text:span></text:span><text:span text:style-name="Default_20_Paragraph_20_Font"><text:span text:style-name="T3">e ex-<text:line-break/>spectare op</text:span></text:span><text:span text:style-name="Default_20_Paragraph_20_Font"><text:span text:style-name="T1">o</text:span></text:span><text:span text:style-name="Default_20_Paragraph_20_Font"><text:span text:style-name="T3">rtet,</text:span></text:span></text:p>
        <text:p text:style-name="P1"><text:span text:style-name="Default_20_Paragraph_20_Font"><text:span text:style-name="T1">In quibusdam exemplaribus adscripta est coniunctio<text:line-break/></text:span></text:span><text:span text:style-name="Default_20_Paragraph_20_Font"><text:span text:style-name="T3">et</text:span></text:span><text:span text:style-name="Default_20_Paragraph_20_Font"><text:span text:style-name="T1">, per quam significatur sanguinis e naribus effluvium non<text:line-break/>affectis modo praecordiis, verum aliis etiam partibus in-</text:span></text:span></text:p>
        <text:p text:style-name="P13"><text:span text:style-name="Default_20_Paragraph_20_Font"><text:span text:style-name="T1">femoribus futurum. Sunt-.. autum quae coniunctionem et<text:line-break/>non habeant, quod illis quoque, sed minus significati In<text:line-break/>aliis vero exemplaribus adverbium </text:span></text:span><text:span text:style-name="Default_20_Paragraph_20_Font"><text:span text:style-name="T3">max</text:span></text:span><text:span text:style-name="Default_20_Paragraph_20_Font"><text:span text:style-name="T1">i</text:span></text:span><text:span text:style-name="Default_20_Paragraph_20_Font"><text:span text:style-name="T3">me</text:span></text:span><text:span text:style-name="Default_20_Paragraph_20_Font"><text:span text:style-name="T1"> non habetur,^<text:line-break/>sied hunc in modum legitur: </text:span></text:span><text:span text:style-name="Default_20_Paragraph_20_Font"><text:span text:style-name="T3">sed sanguin</text:span></text:span><text:span text:style-name="Default_20_Paragraph_20_Font"><text:span text:style-name="T1">is </text:span></text:span><text:span text:style-name="Default_20_Paragraph_20_Font"><text:span text:style-name="T3">prostuviu</text:span></text:span><text:span text:style-name="Default_20_Paragraph_20_Font"><text:span text:style-name="T1">m </text:span></text:span><text:span text:style-name="Default_20_Paragraph_20_Font"><text:span text:style-name="T3">e<text:line-break/>supernis pa</text:span></text:span><text:span text:style-name="Default_20_Paragraph_20_Font"><text:span text:style-name="T1">v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i</text:span></text:span><text:span text:style-name="Default_20_Paragraph_20_Font"><text:span text:style-name="T3">s exspectare opor</text:span></text:span><text:span text:style-name="Default_20_Paragraph_20_Font"><text:span text:style-name="T1">t</text:span></text:span><text:span text:style-name="Default_20_Paragraph_20_Font"><text:span text:style-name="T3">et. </text:span></text:span><text:span text:style-name="Default_20_Paragraph_20_Font"><text:span text:style-name="T1">Neque enim ttrmo-<text:line-break/>res qui iufernas partes occuparunt censet sanguinis flo- -<text:line-break/>xiones excitare.- Sic autem veritas habet,- a tumoribus<text:line-break/>qui umbilicum circumstant, sanguinis fluxiones contingere,<text:line-break/>fed si illi quidem in superioribus partibus consistant, ma-<text:line-break/>gis, si vero in supremis, maxime. Dicet autem etiam postea<text:line-break/>de sanguinis profluvio, quo sane loco disputationem om-<text:line-break/>nem retexemus et absolvemus.</text:span></text:span></text:p>
        <text:h text:style-name="Heading_20_2" text:outline-level="2"><text:span text:style-name="Default_20_Paragraph_20_Font"><text:span text:style-name="T3">- --<text:tab/>.r., - , c</text:span></text:span><text:span text:style-name="Default_20_Paragraph_20_Font"><text:span text:style-name="T1"> XXXIX.</text:span></text:span></text:h>
        <text:p text:style-name="P4"><text:span text:style-name="Default_20_Paragraph_20_Font"><text:span text:style-name="T3">omn</text:span></text:span><text:span text:style-name="Default_20_Paragraph_20_Font"><text:span text:style-name="T1">i</text:span></text:span><text:span text:style-name="Default_20_Paragraph_20_Font"><text:span text:style-name="T3">um autem tumoru</text:span></text:span><text:span text:style-name="Default_20_Paragraph_20_Font"><text:span text:style-name="T1">m, </text:span></text:span><text:span text:style-name="Default_20_Paragraph_20_Font"><text:span text:style-name="T3">qui d</text:span></text:span><text:span text:style-name="Default_20_Paragraph_20_Font"><text:span text:style-name="T1">i</text:span></text:span><text:span text:style-name="Default_20_Paragraph_20_Font"><text:span text:style-name="T3">utius</text:span></text:span><text:span text:style-name="Default_20_Paragraph_20_Font"><text:span text:style-name="T1"> istis i</text:span></text:span><text:span text:style-name="Default_20_Paragraph_20_Font"><text:span text:style-name="T3">n par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man-<text:line-break/>surint, suppura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templar</text:span></text:span><text:span text:style-name="Default_20_Paragraph_20_Font"><text:span text:style-name="T1">i </text:span></text:span><text:span text:style-name="Default_20_Paragraph_20_Font"><text:span text:style-name="T3">oportet.</text:span></text:span></text:p>
        <text:p text:style-name="Normal"><text:span text:style-name="Default_20_Paragraph_20_Font"><text:span text:style-name="T1">..v Uno verbo complexus est omnia quae sigillatim ante</text:span></text:span></text:p>
        <text:p text:style-name="P3">explicaverat, proinde non eget hic Iocus nova inter-<text:line-break/>pre talione.</text:p>
        <text:h text:style-name="Heading_20_2" text:outline-level="2">Xsu</text:h>
        <text:p text:style-name="P4"><text:span text:style-name="Default_20_Paragraph_20_Font"><text:span text:style-name="T1">P</text:span></text:span><text:span text:style-name="Default_20_Paragraph_20_Font"><text:span text:style-name="T6">orro suppurationes quae ab ipsis prodeunt expendet hoc<text:line-break/>modo. Quae forus quidem abscedunt, tum quae parcae<text:line-break/>sunt et permultum prominent atque in acutum attol-<text:line-break/>fantur optimae sunt. Magnae vero et latae nec in<text:line-break/>acutum sustigiatae pessimae.</text:span></text:span></text:p>
        <text:p text:style-name="P1">Quod quidem Hippocrates quum pus univers<text:span text:style-name="Default_20_Paragraph_20_Font"><text:span text:style-name="T6">u</text:span></text:span>m tu-<text:line-break/>more aliquo praeter naturam concocto collectum fuerit,<text:line-break/>symptomata ejusmodi <text:span text:style-name="Default_20_Paragraph_20_Font"><text:span text:style-name="T13">ἐμπυὴματα</text:span></text:span><text:span text:style-name="Default_20_Paragraph_20_Font"><text:span text:style-name="T19"> </text:span></text:span>atque <text:span text:style-name="Default_20_Paragraph_20_Font"><text:span text:style-name="T13">διαπυὴματα</text:span></text:span><text:span text:style-name="Default_20_Paragraph_20_Font"><text:span text:style-name="T19"> </text:span></text:span>, hoc<text:line-break/>est suppurationes appellet, facile intelliges, si totam eam<text:line-break/>sententiam perlegeris, qua ipse de praecordiorum tumori-<text:line-break/>bus disseruit. Ceterum puris in eo fit abscessio, inter-<text:line-break/>dum quidem sub cute, saepe vero in prosnndo, idque ge-<text:line-break/>minam ob caulam , quod vel pars quae s<text:span text:style-name="Default_20_Paragraph_20_Font"><text:span text:style-name="T6">u</text:span></text:span>ppurat intra</text:p>
        <text:p text:style-name="P3"><text:span text:style-name="Default_20_Paragraph_20_Font"><text:span text:style-name="T1">peritonaeum posita sit verpus ip</text:span></text:span><text:span text:style-name="Default_20_Paragraph_20_Font"><text:span text:style-name="T3">t</text:span></text:span><text:span text:style-name="Default_20_Paragraph_20_Font"><text:span text:style-name="T1">um etiamsi musculus sit<text:line-break/>qui laborat, </text:span></text:span><text:span text:style-name="Default_20_Paragraph_20_Font"><text:span text:style-name="T3">t</text:span></text:span><text:span text:style-name="Default_20_Paragraph_20_Font"><text:span text:style-name="T1">uli involucris ejus detineatur, nec possit foras<text:line-break/>propter lentorem aut crassitiem aut tunicae, quae ipsum<text:line-break/>comprehendit, densitatem egredi. Siquidem natura pus<text:line-break/>excernere et ab afflictis partibus abigere nititur, idque<text:line-break/>persaepe illa efficit, quum ulmeos ad excernendum mea-<text:line-break/>tua ceu canales quosdam nacta fuerit. Verum quum ta-<text:line-break/>lea non femper habeantur, in propinqua spatia pus pro-<text:line-break/>pellit, quae si exigua fueri</text:span></text:span><text:span text:style-name="Default_20_Paragraph_20_Font"><text:span text:style-name="T3">t</text:span></text:span><text:span text:style-name="Default_20_Paragraph_20_Font"><text:span text:style-name="T1">is, integumentum eorum ero-<text:line-break/>dit, quodque illi subest spatium dilatat. Ex his igitur<text:line-break/>quae hoc medo suppurant, illa multo leviora esse perfpi-<text:line-break/>cuum est , quae feras et non intro abscedunt, tum quae<text:line-break/>non magnum occupaut locum nec late extenduntur, </text:span></text:span><text:span text:style-name="Default_20_Paragraph_20_Font"><text:span text:style-name="T3">t</text:span></text:span><text:span text:style-name="Default_20_Paragraph_20_Font"><text:span text:style-name="T1">est<text:line-break/>ita contracta funi, ut in fastigium tendant et coni figu-<text:line-break/>ram repraesentent. Haec autem et robullam esse facultatem<text:line-break/>ostendunt quae pus foras propellit et non magnam corpo-<text:line-break/>rum quae exedunt partem corrumpunt. Verum sive hoc<text:line-break/>loco scriptum sit ab Hippocrate </text:span></text:span><text:span text:style-name="Default_20_Paragraph_20_Font"><text:span text:style-name="T10">εἰς</text:span></text:span><text:span text:style-name="Default_20_Paragraph_20_Font"><text:span text:style-name="T2"> </text:span></text:span><text:span text:style-name="Default_20_Paragraph_20_Font"><text:span text:style-name="T10">όξύ</text:span></text:span><text:span text:style-name="Default_20_Paragraph_20_Font"><text:span text:style-name="T2"> </text:span></text:span><text:span text:style-name="Default_20_Paragraph_20_Font"><text:span text:style-name="T10">ἀποκυρτούμενα</text:span></text:span><text:span text:style-name="Default_20_Paragraph_20_Font"><text:span text:style-name="T2"> </text:span></text:span><text:span text:style-name="Default_20_Paragraph_20_Font"><text:span text:style-name="T1">sive</text:span></text:span></text:p>
        <text:p text:style-name="P14"><text:span text:style-name="Default_20_Paragraph_20_Font"><text:span text:style-name="T10">εἰς</text:span></text:span><text:span text:style-name="Default_20_Paragraph_20_Font"><text:span text:style-name="T2"> </text:span></text:span><text:span text:style-name="Default_20_Paragraph_20_Font"><text:span text:style-name="T10">ὸξυ</text:span></text:span><text:span text:style-name="Default_20_Paragraph_20_Font"><text:span text:style-name="T2"> </text:span></text:span><text:span text:style-name="Default_20_Paragraph_20_Font"><text:span text:style-name="T10">ἀποκορυφούμενα</text:span></text:span><text:span text:style-name="Default_20_Paragraph_20_Font"><text:span text:style-name="T2">, </text:span></text:span><text:span text:style-name="Default_20_Paragraph_20_Font"><text:span text:style-name="T1">palam est idem ab utroque sig.-<text:line-break/>nificari.</text:span></text:span></text:p>
        <text:h text:style-name="Heading_20_2" text:outline-level="2"><text:span text:style-name="Default_20_Paragraph_20_Font">XLI.</text:span></text:h>
        <text:p text:style-name="Normal"><text:span text:style-name="Default_20_Paragraph_20_Font"><text:span text:style-name="T3">Quae ver</text:span></text:span><text:span text:style-name="Default_20_Paragraph_20_Font"><text:span text:style-name="T1">o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us rumpun</text:span></text:span><text:span text:style-name="Default_20_Paragraph_20_Font"><text:span text:style-name="T1">t</text:span></text:span><text:span text:style-name="Default_20_Paragraph_20_Font"><text:span text:style-name="T3">ur optimae qu</text:span></text:span><text:span text:style-name="Default_20_Paragraph_20_Font"><text:span text:style-name="T1">i</text:span></text:span><text:span text:style-name="Default_20_Paragraph_20_Font"><text:span text:style-name="T3">dem</text:span></text:span><text:span text:style-name="Default_20_Paragraph_20_Font"><text:span text:style-name="T1"> i</text:span></text:span><text:span text:style-name="Default_20_Paragraph_20_Font"><text:span text:style-name="T3">llae sunt,<text:line-break/>qu</text:span></text:span><text:span text:style-name="Default_20_Paragraph_20_Font"><text:span text:style-name="T1">i</text:span></text:span><text:span text:style-name="Default_20_Paragraph_20_Font"><text:span text:style-name="T3">bus cu</text:span></text:span><text:span text:style-name="Default_20_Paragraph_20_Font"><text:span text:style-name="T1">m </text:span></text:span><text:span text:style-name="Default_20_Paragraph_20_Font"><text:span text:style-name="T3">externo spa</text:span></text:span><text:span text:style-name="Default_20_Paragraph_20_Font"><text:span text:style-name="T1">t</text:span></text:span><text:span text:style-name="Default_20_Paragraph_20_Font"><text:span text:style-name="T3">io c</text:span></text:span><text:span text:style-name="Default_20_Paragraph_20_Font"><text:span text:style-name="T1">o</text:span></text:span><text:span text:style-name="Default_20_Paragraph_20_Font"><text:span text:style-name="T3">mmun</text:span></text:span><text:span text:style-name="Default_20_Paragraph_20_Font"><text:span text:style-name="T1">i</text:span></text:span><text:span text:style-name="Default_20_Paragraph_20_Font"><text:span text:style-name="T3">ca</text:span></text:span><text:span text:style-name="Default_20_Paragraph_20_Font"><text:span text:style-name="T1">t</text:span></text:span><text:span text:style-name="Default_20_Paragraph_20_Font"><text:span text:style-name="T3">io est. sun</text:span></text:span><text:span text:style-name="Default_20_Paragraph_20_Font"><text:span text:style-name="T1">t </text:span></text:span><text:span text:style-name="Default_20_Paragraph_20_Font"><text:span text:style-name="T3">au-<text:line-break/>orem ea c</text:span></text:span><text:span text:style-name="Default_20_Paragraph_20_Font"><text:span text:style-name="T1">o</text:span></text:span><text:span text:style-name="Default_20_Paragraph_20_Font"><text:span text:style-name="T3">ntracta e</text:span></text:span><text:span text:style-name="Default_20_Paragraph_20_Font"><text:span text:style-name="T1">t </text:span></text:span><text:span text:style-name="Default_20_Paragraph_20_Font"><text:span text:style-name="T3">d</text:span></text:span><text:span text:style-name="Default_20_Paragraph_20_Font"><text:span text:style-name="T1">o</text:span></text:span><text:span text:style-name="Default_20_Paragraph_20_Font"><text:span text:style-name="T3">loris expertia, </text:span></text:span><text:span text:style-name="Default_20_Paragraph_20_Font"><text:span text:style-name="T1">t</text:span></text:span><text:span text:style-name="Default_20_Paragraph_20_Font"><text:span text:style-name="T3">o</text:span></text:span><text:span text:style-name="Default_20_Paragraph_20_Font"><text:span text:style-name="T1">t</text:span></text:span><text:span text:style-name="Default_20_Paragraph_20_Font"><text:span text:style-name="T3">aque loci facies<text:line-break/>exterior</text:span></text:span><text:span text:style-name="Default_20_Paragraph_20_Font"><text:span text:style-name="T1">,. c</text:span></text:span><text:span text:style-name="Default_20_Paragraph_20_Font"><text:span text:style-name="T3">oncolor apparet.</text:span></text:span></text:p>
        <text:p text:style-name="P1"><text:span text:style-name="Default_20_Paragraph_20_Font"><text:span text:style-name="T1">Suppurationes istae non sunt simpliciter optimae, sed<text:line-break/>. inter eas optimae quae interius exteriusque rumpuntur.<text:line-break/>siquidem deteriores illae sunt his quae foras exeunt.<text:line-break/>Namque illa in multo nobiliores praecordiorum cute par-<text:line-break/>tus eruptio fit. Praetereaque curent medicamenta intus<text:line-break/>ruptis aeque admovere non possumus et pus dum per lu-<text:line-break/>testula vacuatur, ea mordet et abradit dyscnteriamque<text:line-break/>concitat. Ac si forte per jejunum aut tenuia intestina<text:line-break/>feratur, cibi in corpus digestionem vitiat, si vero per</text:span></text:span></text:p>
        <text:p text:style-name="P2"><text:span text:style-name="Default_20_Paragraph_20_Font"><text:span text:style-name="T1">ventriculum, etiam ipsi concoctioni detrimentum affert.<text:line-break/>Itaque perspicuum est eas omnium pessimas esse, quae in<text:line-break/>partem utramque, tum internam tum externam, erupere.<text:line-break/>Sic enim geminatum malum esu Nullam namque tune<text:line-break/>habet natura sedem nullumque, ut ita loquar, principium<text:line-break/>renutritionis , quo ruptis possit opitulari et veluti in solo<text:line-break/>quodam firma jacere regenerandae carnis sundamenta.</text:span></text:span></text:p>
        <text:p text:style-name="P4"><text:span text:style-name="Default_20_Paragraph_20_Font"><text:span text:style-name="T3">Est au</text:span></text:span><text:span text:style-name="Default_20_Paragraph_20_Font"><text:span text:style-name="T1">t</text:span></text:span><text:span text:style-name="Default_20_Paragraph_20_Font"><text:span text:style-name="T3">em pu</text:span></text:span><text:span text:style-name="Default_20_Paragraph_20_Font"><text:span text:style-name="T1">s </text:span></text:span><text:span text:style-name="Default_20_Paragraph_20_Font"><text:span text:style-name="T3">op</text:span></text:span><text:span text:style-name="Default_20_Paragraph_20_Font"><text:span text:style-name="T1">ti</text:span></text:span><text:span text:style-name="Default_20_Paragraph_20_Font"><text:span text:style-name="T3">mum quod album aequale laeveque est<text:line-break/>e</text:span></text:span><text:span text:style-name="Default_20_Paragraph_20_Font"><text:span text:style-name="T1">t m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me sue</text:span></text:span><text:span text:style-name="Default_20_Paragraph_20_Font"><text:span text:style-name="T1">n</text:span></text:span><text:span text:style-name="Default_20_Paragraph_20_Font"><text:span text:style-name="T3">dum, qu</text:span></text:span><text:span text:style-name="Default_20_Paragraph_20_Font"><text:span text:style-name="T1">o</text:span></text:span><text:span text:style-name="Default_20_Paragraph_20_Font"><text:span text:style-name="T3">d autem e con</text:span></text:span><text:span text:style-name="Default_20_Paragraph_20_Font"><text:span text:style-name="T1">t</text:span></text:span><text:span text:style-name="Default_20_Paragraph_20_Font"><text:span text:style-name="T3">rar</text:span></text:span><text:span text:style-name="Default_20_Paragraph_20_Font"><text:span text:style-name="T1">io </text:span></text:span><text:span text:style-name="Default_20_Paragraph_20_Font"><text:span text:style-name="T3">su habet,<text:line-break/>deterrimu</text:span></text:span><text:span text:style-name="Default_20_Paragraph_20_Font"><text:span text:style-name="T1">m </text:span></text:span><text:span text:style-name="Default_20_Paragraph_20_Font"><text:span text:style-name="T3">est.</text:span></text:span></text:p>
        <text:p text:style-name="P1"><text:span text:style-name="Default_20_Paragraph_20_Font"><text:span text:style-name="T1">Quod quidem pus minime foetidum esse oporteat,<text:line-break/>manifestum est. Namque immensus foetor putredinis po-<text:line-break/>tius quam concoctionis nota esse sisset.. Quod vero etiam<text:line-break/>album esse debeat, si generationem ejus noveris, ex iis,<text:line-break/>quae alibi demonstrata funi, intelliges. omnia siquidem<text:line-break/>omnibus locis demonstrare, sutilia notius dicentis est quam</text:span></text:span></text:p>
        <text:p text:style-name="P2"><text:span text:style-name="Default_20_Paragraph_20_Font"><text:span text:style-name="T1">docentis. Sunt autem haec aliis demonstrata .libris , ut<text:line-break/>libro quidem de facultatibus naturalibus, earum unam<text:line-break/>alteratricem esse., quae alimentum tum in ventriculo tum<text:line-break/>in jocinore concoquit, in hoc quidem ipsum in sanguinem<text:line-break/>convertens, in illo vero succum ex alimento gignens Ian-<text:line-break/>. guini faciendo accommodum ; praeterea sicgulas animalis</text:span></text:span></text:p>
        <text:p text:style-name="P15"><text:span text:style-name="Default_20_Paragraph_20_Font"><text:span text:style-name="T1">partes in Iuam naturam succum ipsis proximum conver-<text:line-break/>tere. , Novissima enim. concoctio nutrientis appositione<text:line-break/>cumque eo quod alitur, assimilatione .perficitur. Quam-<text:line-break/>obrem quo similitudo ista concilietur, non est dubium<text:line-break/>multo illud ante tempore praeparari oportere. Diximus<text:line-break/>autem etiam in libris de semine in vasorum tunicis ex<text:line-break/>quibus testes nutrimentum hauriunt, saepenumero fanguis<text:line-break/>neorjam ante in- femen commutatum manifesto videri.<text:line-break/>Neque enim falas vasorum tunicas alio quodam nutriri<text:line-break/>.verisimile esu Et eum quidem humorem ex Graecis me-<text:line-break/>.dicis nonnulli </text:span></text:span><text:span text:style-name="Default_20_Paragraph_20_Font"><text:span text:style-name="T10">θορώδη</text:span></text:span><text:span text:style-name="Default_20_Paragraph_20_Font"><text:span text:style-name="T2"> </text:span></text:span><text:span text:style-name="Default_20_Paragraph_20_Font"><text:span text:style-name="T1">appellant, atque ob id sumen etiam<text:line-break/>ipsum </text:span></text:span><text:span text:style-name="Default_20_Paragraph_20_Font"><text:span text:style-name="T10">θορὸν</text:span></text:span><text:span text:style-name="Default_20_Paragraph_20_Font"><text:span text:style-name="T2"> </text:span></text:span><text:span text:style-name="Default_20_Paragraph_20_Font"><text:span text:style-name="T1">vocant, illi praesertim qui </text:span></text:span><text:span text:style-name="Default_20_Paragraph_20_Font"><text:span text:style-name="T10">σπέρματος</text:span></text:span><text:span text:style-name="Default_20_Paragraph_20_Font"><text:span text:style-name="T2">, </text:span></text:span><text:span text:style-name="Default_20_Paragraph_20_Font"><text:span text:style-name="T1">hoc</text:span></text:span></text:p>
        <text:p text:style-name="P3">est feminis nomine non corpoream quidem substantiam,<text:line-break/>sed ipsius vim facultatemque significari volunt. Enimvero<text:line-break/>phlegmonas quoque ostendimus sanguine in partes phle-<text:line-break/>^mone laborantes decumbente excitari, qui primum qui-<text:line-break/>dem ipsa solum vasa repleat et distendat, m<text:span text:style-name="Default_20_Paragraph_20_Font"><text:span text:style-name="T6">o</text:span></text:span>x vero etiam<text:line-break/>vicina ipsis inania spatia, quae singulis in partibus plu-<text:line-break/>lima exiguaque sunt occupet. Sunt autem e<text:span text:style-name="Default_20_Paragraph_20_Font"><text:span text:style-name="T6">q</text:span></text:span> a nobis<text:line-break/>demonstrata libello de tumoribus praeter naturam et di-<text:line-break/>ctum aeque de illis in eo, quem de inaequali intemperie<text:line-break/>scripsimus. Sanguis igitur ille qui in partibus phlegmone<text:line-break/>afflicti^ per minimas particulas dispersus est, redire qui-<text:line-break/>dem in priorem naturam non potest, ut qui extra vasa<text:line-break/>sua fit, immutatur autem et putrescit, non aliter quam<text:line-break/>omnia quae alieno in loco vehementius incalescunt. Ita-<text:line-break/><text:span text:style-name="Default_20_Paragraph_20_Font"><text:span text:style-name="T6">q</text:span></text:span>ue si nativus quidem calor a propria temperie plurimum<text:line-break/>recesserit, sanguis ut in morticino corpore putrescit. Sin<text:line-break/>autem ille vim adhuc aliquam retinet, mixta quaedam<text:line-break/>linguinis mutatio fit, partim quidem ab ea quae praeter<text:line-break/>staturam partim vero ab ea , quae <text:span text:style-name="Default_20_Paragraph_20_Font"><text:span text:style-name="T6">s</text:span></text:span>ecundum naturam causa</text:p>
        <text:p text:style-name="P3">esu Quarum ut illa pulresacit, sic ista concoquit. Earum<text:line-break/>vero utravis praevaluerit , protinus indicia tum in col<text:span text:style-name="Default_20_Paragraph_20_Font"><text:span text:style-name="T6">o</text:span></text:span>re<text:line-break/>tum in odore tum in substantia necessario consequuntur.<text:line-break/>Quum ergo ista aliis commentariis, quemadmodum dixi,<text:line-break/>demonstrata sint , consequens est an recte fanguis in<text:line-break/>pus versus sit ratione investigare. Cujus sane rei pri-<text:line-break/>mum testimonium est, quod non computruerit, sed potius<text:line-break/>concoctum sit; secundum quod tametsi notae quaedam<text:line-break/>putredinis praeter naturam conceptae in eo appareant,<text:line-break/>leves istae quidem sint et, sicut ait Hippocrates, minimum<text:line-break/>foeteat. Nam quod ipse dixit <text:span text:style-name="Default_20_Paragraph_20_Font"><text:span text:style-name="T13">ὥς</text:span></text:span><text:span text:style-name="Default_20_Paragraph_20_Font"><text:span text:style-name="T19"> </text:span></text:span><text:span text:style-name="Default_20_Paragraph_20_Font"><text:span text:style-name="T13">ῆκιστα</text:span></text:span><text:span text:style-name="Default_20_Paragraph_20_Font"><text:span text:style-name="T19">, </text:span></text:span>significat idem<text:line-break/>quod <text:span text:style-name="Default_20_Paragraph_20_Font"><text:span text:style-name="T13">ὼς</text:span></text:span><text:span text:style-name="Default_20_Paragraph_20_Font"><text:span text:style-name="T19"> </text:span></text:span><text:span text:style-name="Default_20_Paragraph_20_Font"><text:span text:style-name="T13">ἰλάχιστα</text:span></text:span><text:span text:style-name="Default_20_Paragraph_20_Font"><text:span text:style-name="T19">. </text:span></text:span>Ad haec colore ips<text:span text:style-name="Default_20_Paragraph_20_Font"><text:span text:style-name="T6">u</text:span></text:span>m decet esse fe-<text:line-break/>mini persimile nec tamen tam exacte candidum quam nix<text:line-break/>ipsa videtur. Siquidem tum semini tum puri natura co-<text:line-break/>forem solidorum corporum inducit, sed illi quidem ex-<text:line-break/>quisitum, huic vero ad certum quendam modum. Nulla<text:line-break/>namq<text:span text:style-name="Default_20_Paragraph_20_Font"><text:span text:style-name="T6">u</text:span></text:span>e in femine causa praeter naturam est, quae ipsum<text:line-break/>afficiat, in pure autem ut non semper vis ejus par, sicut<text:line-break/>diximus, ita certe aliquid prorsus inest, q<text:span text:style-name="Default_20_Paragraph_20_Font"><text:span text:style-name="T6">u</text:span></text:span>um fanguis</text:p>
        <text:p text:style-name="P3"><text:span text:style-name="Default_20_Paragraph_20_Font"><text:span text:style-name="T1">extra sua vafa j aceat. Et haec quidem caula est, cur et.<text:line-break/>semen et pus alba .fiant. Nam pus quoque solidis etiam<text:line-break/>corporibus. quodammodo assimilatur;. quae funt valorum<text:line-break/>tunicae, nervi, ligamenta, membranae, cartilagines et<text:line-break/>ossa. Est vero eandem etiam ob causam candidum quod<text:line-break/>in urinis subsidet. Habet enim puri similem originem,<text:line-break/>nimirum illius et humorum qui. fecundum naturam funt<text:line-break/>mediam. Quidquid enim alimenti dum in sanguinem ver-<text:line-break/>teretur, naturae aetionem declinavit, subsidet in urinis<text:line-break/>non immutatum quidem a natura, sicut sanguis, nec tamen<text:line-break/>ut pus a cau</text:span></text:span><text:span text:style-name="Default_20_Paragraph_20_Font"><text:span text:style-name="T3">t</text:span></text:span><text:span text:style-name="Default_20_Paragraph_20_Font"><text:span text:style-name="T1">a praeter .naturam in ipsa generatione vi-<text:line-break/>tialum.</text:span></text:span></text:p>
        <text:h text:style-name="P34" text:outline-level="1"><text:span text:style-name="Default_20_Paragraph_20_Font"><text:span text:style-name="T1">HIPPOCRATIS PROGNOSTICON<text:line-break/>ET </text:span></text:span><text:span text:style-name="Default_20_Paragraph_20_Font"><text:span text:style-name="T6">C</text:span></text:span><text:span text:style-name="Default_20_Paragraph_20_Font"><text:span text:style-name="T1">ALENI IN EUM LIBRUM<text:line-break/>COMMENTARIUS II.<text:line-break/>c .sum .</text:span></text:span></text:h>
        <text:h text:style-name="Heading_20_2" text:outline-level="2">t .</text:h>
        <text:p text:style-name="P4"><text:span text:style-name="Default_20_Paragraph_20_Font"><text:span text:style-name="T3">A</text:span></text:span><text:span text:style-name="Default_20_Paragraph_20_Font"><text:span text:style-name="T1">y</text:span></text:span><text:span text:style-name="Default_20_Paragraph_20_Font"><text:span text:style-name="T3">dropes ex acu</text:span></text:span><text:span text:style-name="Default_20_Paragraph_20_Font"><text:span text:style-name="T1">tis </text:span></text:span><text:span text:style-name="Default_20_Paragraph_20_Font"><text:span text:style-name="T3">morb</text:span></text:span><text:span text:style-name="Default_20_Paragraph_20_Font"><text:span text:style-name="T1">i</text:span></text:span><text:span text:style-name="Default_20_Paragraph_20_Font"><text:span text:style-name="T3">s omne</text:span></text:span><text:span text:style-name="Default_20_Paragraph_20_Font"><text:span text:style-name="T1">s </text:span></text:span><text:span text:style-name="Default_20_Paragraph_20_Font"><text:span text:style-name="T3">mal</text:span></text:span><text:span text:style-name="Default_20_Paragraph_20_Font"><text:span text:style-name="T1">i, </text:span></text:span><text:span text:style-name="Default_20_Paragraph_20_Font"><text:span text:style-name="T3">neque enim fa-<text:line-break/>brem solvun</text:span></text:span><text:span text:style-name="Default_20_Paragraph_20_Font"><text:span text:style-name="T1">t </text:span></text:span><text:span text:style-name="Default_20_Paragraph_20_Font"><text:span text:style-name="T3">et cum d</text:span></text:span><text:span text:style-name="Default_20_Paragraph_20_Font"><text:span text:style-name="T1">o</text:span></text:span><text:span text:style-name="Default_20_Paragraph_20_Font"><text:span text:style-name="T3">lore sunt vehe</text:span></text:span><text:span text:style-name="Default_20_Paragraph_20_Font"><text:span text:style-name="T1">m</text:span></text:span><text:span text:style-name="Default_20_Paragraph_20_Font"><text:span text:style-name="T3">ent</text:span></text:span><text:span text:style-name="Default_20_Paragraph_20_Font"><text:span text:style-name="T1">i </text:span></text:span><text:span text:style-name="Default_20_Paragraph_20_Font"><text:span text:style-name="T3">ac le</text:span></text:span><text:span text:style-name="Default_20_Paragraph_20_Font"><text:span text:style-name="T1">t</text:span></text:span><text:span text:style-name="Default_20_Paragraph_20_Font"><text:span text:style-name="T3">ale</text:span></text:span><text:span text:style-name="Default_20_Paragraph_20_Font"><text:span text:style-name="T1">s.<text:line-break/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piun</text:span></text:span><text:span text:style-name="Default_20_Paragraph_20_Font"><text:span text:style-name="T1">t </text:span></text:span><text:span text:style-name="Default_20_Paragraph_20_Font"><text:span text:style-name="T3">autem plur</text:span></text:span><text:span text:style-name="Default_20_Paragraph_20_Font"><text:span text:style-name="T1">im</text:span></text:span><text:span text:style-name="Default_20_Paragraph_20_Font"><text:span text:style-name="T3">i ab il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t lumb</text:span></text:span><text:span text:style-name="Default_20_Paragraph_20_Font"><text:span text:style-name="T1">is,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am<text:line-break/>vero a iecore.</text:span></text:span></text:p>
        <text:p text:style-name="P1"><text:span text:style-name="Default_20_Paragraph_20_Font"><text:span text:style-name="T1">Dixerat Hippocrales initio hujus libri; sunt autem<text:line-break/>haec in acutis morbis consideranda, primum quidem an</text:span></text:span></text:p>
        <text:p text:style-name="P3"><text:span text:style-name="Default_20_Paragraph_20_Font"><text:span text:style-name="T1">aegri facies similis sit, bene valenti</text:span></text:span><text:span text:style-name="Default_20_Paragraph_20_Font"><text:span text:style-name="T3">n</text:span></text:span><text:span text:style-name="Default_20_Paragraph_20_Font"><text:span text:style-name="T1">us. Ex quo plerique<text:line-break/>existimarunt non de mortifera facte tantum in acute morbo<text:line-break/>contracta, sed etiam de reliquis omnibus institutam ab<text:line-break/>eo disputationem suesse. Sed non legere, arbitror, quod<text:line-break/>ipse extremo libro subjunxit his. verbis-: </text:span></text:span><text:span text:style-name="Default_20_Paragraph_20_Font"><text:span text:style-name="T3">haec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dic</text:span></text:span><text:span text:style-name="Default_20_Paragraph_20_Font"><text:span text:style-name="T1">o<text:line-break/></text:span></text:span><text:span text:style-name="Default_20_Paragraph_20_Font"><text:span text:style-name="T3">de morbis acut</text:span></text:span><text:span text:style-name="Default_20_Paragraph_20_Font"><text:span text:style-name="T1">is </text:span></text:span><text:span text:style-name="Default_20_Paragraph_20_Font"><text:span text:style-name="T3">atque al</text:span></text:span><text:span text:style-name="Default_20_Paragraph_20_Font"><text:span text:style-name="T1">iis </text:span></text:span><text:span text:style-name="Default_20_Paragraph_20_Font"><text:span text:style-name="T3">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i ex</text:span></text:span><text:span text:style-name="Default_20_Paragraph_20_Font"><text:span text:style-name="T1"> i</text:span></text:span><text:span text:style-name="Default_20_Paragraph_20_Font"><text:span text:style-name="T3">psi</text:span></text:span><text:span text:style-name="Default_20_Paragraph_20_Font"><text:span text:style-name="T1">s </text:span></text:span><text:span text:style-name="Default_20_Paragraph_20_Font"><text:span text:style-name="T3">habent<text:line-break/>or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nem. </text:span></text:span><text:span text:style-name="Default_20_Paragraph_20_Font"><text:span text:style-name="T1">Attamen et de suppurationibus loquutnm esse<text:line-break/>constat, non iis modo quae vigesimo die- abrumpi debent,<text:line-break/>verum illis etiam quae est trigesimum, quadragesimum et<text:line-break/>sexagesimum diem producuntur, atque item de morbis<text:line-break/>qui usque ad quadragesimum diem differuntur, ubi ait:<text:line-break/>spi</text:span></text:span><text:span text:style-name="Default_20_Paragraph_20_Font"><text:span text:style-name="T3">rand</text:span></text:span><text:span text:style-name="Default_20_Paragraph_20_Font"><text:span text:style-name="T1">i- </text:span></text:span><text:span text:style-name="Default_20_Paragraph_20_Font"><text:span text:style-name="T3">vero fac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tatem ex</text:span></text:span><text:span text:style-name="Default_20_Paragraph_20_Font"><text:span text:style-name="T1">istim</text:span></text:span><text:span text:style-name="Default_20_Paragraph_20_Font"><text:span text:style-name="T3">are op</text:span></text:span><text:span text:style-name="Default_20_Paragraph_20_Font"><text:span text:style-name="T1">o</text:span></text:span><text:span text:style-name="Default_20_Paragraph_20_Font"><text:span text:style-name="T3">rtet valde magnam<text:line-break/>vi</text:span></text:span><text:span text:style-name="Default_20_Paragraph_20_Font"><text:span text:style-name="T1">m </text:span></text:span><text:span text:style-name="Default_20_Paragraph_20_Font"><text:span text:style-name="T3">ad salutem habere in 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cu</text:span></text:span><text:span text:style-name="Default_20_Paragraph_20_Font"><text:span text:style-name="T1">tis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i</text:span></text:span><text:span text:style-name="Default_20_Paragraph_20_Font"><text:span text:style-name="T1">s </text:span></text:span><text:span text:style-name="Default_20_Paragraph_20_Font"><text:span text:style-name="T3">quibu</text:span></text:span><text:span text:style-name="Default_20_Paragraph_20_Font"><text:span text:style-name="T1">s<text:line-break/></text:span></text:span><text:span text:style-name="Default_20_Paragraph_20_Font"><text:span text:style-name="T3">conjuncta fabr</text:span></text:span><text:span text:style-name="Default_20_Paragraph_20_Font"><text:span text:style-name="T1">is </text:span></text:span><text:span text:style-name="Default_20_Paragraph_20_Font"><text:span text:style-name="T3">est, quique 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quadraginta</text:span></text:span><text:span text:style-name="Default_20_Paragraph_20_Font"><text:span text:style-name="T1"> I</text:span></text:span><text:span text:style-name="Default_20_Paragraph_20_Font"><text:span text:style-name="T3">ndican</text:span></text:span><text:span text:style-name="Default_20_Paragraph_20_Font"><text:span text:style-name="T1">t</text:span></text:span><text:span text:style-name="Default_20_Paragraph_20_Font"><text:span text:style-name="T3">ur.<text:line-break/></text:span></text:span><text:span text:style-name="Default_20_Paragraph_20_Font"><text:span text:style-name="T1">Et nunc quidem non de muni specie aquae inter cutem,<text:line-break/>: ad ea dumtaxat quae acuto morbo supervenit, dicturum<text:line-break/>fe manifesto pallietur. Quin etiam de purulentis et tabi-</text:span></text:span></text:p>
        <text:p text:style-name="P3">dis atque insuper de quartanis postea dicet, quos sane<text:line-break/>morbos nemo est qui diuturnos non esse fateatur. Ita-<text:line-break/>que aquam omnem inter cutem quae acuto morbo super-<text:line-break/>venit malam esse dixit, ut quae nec febrem discutiat et<text:line-break/>dolorem perpetuo excitet. Ejus autem ortum etiam osten-<text:line-break/>dit, dum et jecoris n<text:span text:style-name="Default_20_Paragraph_20_Font"><text:span text:style-name="T6">o</text:span></text:span>minatim facit mentionem et illas<text:line-break/>quae in ilibus continentur partes uno communi vocabulo<text:line-break/>complectitur, quae sunt jejunum , lactes tenuiaque iute-<text:line-break/>stina. Namque verisimile est omnes eas partes ab Hippo-<text:line-break/>crate <text:span text:style-name="Default_20_Paragraph_20_Font"><text:span text:style-name="T13">κενεῶνας</text:span></text:span><text:span text:style-name="Default_20_Paragraph_20_Font"><text:span text:style-name="T19"> </text:span></text:span>appellari , quae inter extremam thoracis<text:line-break/>costam et coxendicis ossa continentur. Siquidem inanis<text:line-break/>tota illa regio videtur, si tam cum infernis quam cum<text:line-break/>superis partibus utrisq<text:span text:style-name="Default_20_Paragraph_20_Font"><text:span text:style-name="T6">u</text:span></text:span>e osseis contuleris. Est vero etiam<text:line-break/>pars illa tota gracilis, modo quis non parum ante cibum<text:line-break/>potumque sumpserit. Hasque ipsas propterea partes poeta<text:line-break/><text:span text:style-name="Default_20_Paragraph_20_Font"><text:span text:style-name="T13">λαπάρας</text:span></text:span><text:span text:style-name="Default_20_Paragraph_20_Font"><text:span text:style-name="T19">, </text:span></text:span>nam <text:span text:style-name="Default_20_Paragraph_20_Font"><text:span text:style-name="T13">λάπαρον</text:span></text:span><text:span text:style-name="Default_20_Paragraph_20_Font"><text:span text:style-name="T19"> </text:span></text:span>gracile significat, vocare videtur.<text:line-break/>Enimvero omnis inter cutem aqua vitiato sanguisicationis<text:line-break/>opere aeque provenit. Tanquam enim in ventre cibi eo-</text:p>
        <text:p text:style-name="P3"><text:span text:style-name="Default_20_Paragraph_20_Font"><text:span text:style-name="T6">q</text:span></text:span>uuntur , sic in iocinore et venis alimentum , quod prius<text:line-break/>in ventriculo concoctionem adeptum fuerat. Quin etiam<text:line-break/>sicut in ventricuIo plus minusve vitiata concoctio est, ita<text:line-break/>et in iecinore. Nam ut venter, sic etiam jecur nunc per se<text:line-break/>primum, nunc ex consensu cum aliis partibus afficitur.<text:line-break/>Est autem evidens omnia quae mutuo sese afficiunt vel<text:line-break/>propter vicinitatem vel quod magnum inter se habeant<text:line-break/>per vasa et nervos commercium assim. Sic quidem jecur<text:line-break/>cum liene, ventriculo^ et intestinis , magnis venis connecti<text:line-break/>videtur, ac praeterea illis esse tam vicinum, ut ex hia<text:line-break/>aliqua annexa, aliqua propemodum contigua sint. Verum<text:line-break/>Hippocrates nullam lienis mentionem fecit, quod ipse de<text:line-break/>morbis acutis dicere proposuerit. Apparet tamen id vi-<text:line-break/>laus, si quando in veteri morbo scirrhosam al i q Iba m asse-<text:line-break/>ctionem contraxerit, tum jecur ipsum similiter afficere,<text:line-break/>tam ejus occasione hydropas in c<text:span text:style-name="Default_20_Paragraph_20_Font"><text:span text:style-name="T6">o</text:span></text:span>rpore universo excitare.<text:line-break/>meminit autem jecinoris et partium inanium et aquarum</text:p>
        <text:p text:style-name="P2">inter cutem, quas illae pariunt, differentias exponit, id<text:line-break/>quod erit ex iis quae sequuntur dilucidum.</text:p>
        <text:h text:style-name="Heading_20_2" text:outline-level="2"><text:span text:style-name="Default_20_Paragraph_20_Font">He</text:span></text:h>
        <text:p text:style-name="P4"><text:span text:style-name="Default_20_Paragraph_20_Font"><text:span text:style-name="T6">Quibus erg</text:span></text:span><text:span text:style-name="Default_20_Paragraph_20_Font"><text:span text:style-name="T1">o </text:span></text:span><text:span text:style-name="Default_20_Paragraph_20_Font"><text:span text:style-name="T6">ab ilibus et lumbis principia stunt hydropum,<text:line-break/>pedes tument et diarrhoeae diuturnae detinent, quae<text:line-break/>neque dolores ex</text:span></text:span><text:span text:style-name="Default_20_Paragraph_20_Font"><text:span text:style-name="T1"> i</text:span></text:span><text:span text:style-name="Default_20_Paragraph_20_Font"><text:span text:style-name="T6">libus ac lumbis ob</text:span></text:span><text:span text:style-name="Default_20_Paragraph_20_Font"><text:span text:style-name="T1">o</text:span></text:span><text:span text:style-name="Default_20_Paragraph_20_Font"><text:span text:style-name="T6">ttos salvant neque<text:line-break/>ventrem moll</text:span></text:span><text:span text:style-name="Default_20_Paragraph_20_Font"><text:span text:style-name="T1">i</text:span></text:span><text:span text:style-name="Default_20_Paragraph_20_Font"><text:span text:style-name="T6">unt.</text:span></text:span></text:p>
        <text:p text:style-name="P1">lu omni specie aquae inter colem aeque tument pe-<text:line-break/>des. Nam id quoque Hippocrates evenire dtcit, ubi vitio<text:line-break/>jecinoris provenit. Quod autem etiam si a liene oriat<text:span text:style-name="Default_20_Paragraph_20_Font"><text:span text:style-name="T6">u</text:span></text:span>r<text:line-break/>atque aliis item omnibus ut verbo uno dicamus, idem<text:line-break/>malum contingat, certo compertum nobis est. At ventris<text:line-break/>profluvium proprium peculiareque est ejus aquae inter<text:line-break/>cutem quam inanes partes jejuno intestino vel mesen terio<text:line-break/>phIegmone laborantibus excitarint. His enim maxime<text:line-break/>imbeciIIae venae sunt, quibus jecur ad se trahit alimen-</text:p>
        <text:p text:style-name="P2">tum adeo ut nec visceri ad digestionem s<text:span text:style-name="Default_20_Paragraph_20_Font"><text:span text:style-name="T6">u</text:span></text:span>bserviant nec<text:line-break/><text:span text:style-name="Default_20_Paragraph_20_Font"><text:span text:style-name="T6">int</text:span></text:span>uentum in jejuno et tenuibus intestinis morari possit.<text:line-break/>Quae si infirma quoque fuerint gravata alimento, id omne<text:line-break/>confestim deorsum propellunt. Et haec fluxus ventris<text:line-break/>causa est. Sed et nutrimentum corrumpi et plurimum<text:line-break/>excrementi biliosi acervari, propter parti<text:span text:style-name="Default_20_Paragraph_20_Font"><text:span text:style-name="T6">u</text:span></text:span>m quae phle-<text:line-break/>gmone torquentur caliditatem verisimile est et inde quidem<text:line-break/>vehementer morderi intestina et irritari ad excretionem<text:line-break/>eorum quae in <text:span text:style-name="Default_20_Paragraph_20_Font"><text:span text:style-name="T6">i</text:span></text:span>psis continentur. Est autem haec altera<text:line-break/>fiuxus ventris causa. Sed eum quidem haud temere nec<text:line-break/>doIores fedare nec ventrem subd<text:span text:style-name="Default_20_Paragraph_20_Font"><text:span text:style-name="T6">u</text:span></text:span>cere dixit, nam verbum<text:line-break/><text:span text:style-name="Default_20_Paragraph_20_Font"><text:span text:style-name="T13">λαπάττειν</text:span></text:span><text:span text:style-name="Default_20_Paragraph_20_Font"><text:span text:style-name="T19">, </text:span></text:span>quo usus est Hippocrates, significat vacuare et<text:line-break/>ventris tumorem ad aequalitatem redigere, ex quibus etiam<text:line-break/>Verbis ostendit eos, qui sic affecti sunt, cum doIore red-<text:line-break/>dere alvi excrementa et imum ventrem totum ipsis in tu-<text:line-break/>muisse. Quippe dolores excitari necesse est tum propter<text:line-break/>pblegmonas tum propter morsos. Ventrem autem totum<text:line-break/>intumescere, quod intestina flat<text:span text:style-name="Default_20_Paragraph_20_Font"><text:span text:style-name="T6">u</text:span></text:span>oso spiritu plena sint, ex</text:p>
        <text:p text:style-name="P3">cruditatibus, ut est rationi consentaneum, originem ducente.<text:line-break/>Quod autem intus non moretur, propter imbecillitatem<text:line-break/>retentricis facultatis intestinorum accidit.</text:p>
        <text:h text:style-name="Heading_20_2" text:outline-level="2"><text:span text:style-name="Default_20_Paragraph_20_Font">IIL</text:span></text:h>
        <text:p text:style-name="P4"><text:span text:style-name="Default_20_Paragraph_20_Font"><text:span text:style-name="T6">Quibus vero ab hepate hydropes fiunt, tusas e</text:span></text:span><text:span text:style-name="Default_20_Paragraph_20_Font"><text:span text:style-name="T1">t </text:span></text:span><text:span text:style-name="Default_20_Paragraph_20_Font"><text:span text:style-name="T6">tussiendi<text:line-break/>cupiditas ipsis innascitur, nihilque essatu dignum ex-<text:line-break/>spuunt ad pedes tument venterque non dejicit, nisi et<text:line-break/>dura et ad necessitatem et circa oentrem tumores pro-<text:line-break/>deunt, qui partim ad dextra partim ad sin</text:span></text:span><text:span text:style-name="Default_20_Paragraph_20_Font"><text:span text:style-name="T1">i</text:span></text:span><text:span text:style-name="Default_20_Paragraph_20_Font"><text:span text:style-name="T6">stra tum<text:line-break/>consistunt tum desinunt.</text:span></text:span></text:p>
        <text:p text:style-name="P1">Quod <text:span text:style-name="Default_20_Paragraph_20_Font"><text:span text:style-name="T6">Hippocrates</text:span></text:span> <text:span text:style-name="Default_20_Paragraph_20_Font"><text:span text:style-name="T19">^</text:span></text:span><text:span text:style-name="Default_20_Paragraph_20_Font"><text:span text:style-name="T13">υμὸν</text:span></text:span><text:span text:style-name="Default_20_Paragraph_20_Font"><text:span text:style-name="T19"> </text:span></text:span>dixit, <text:span text:style-name="Default_20_Paragraph_20_Font"><text:span text:style-name="T6">nos cupiditatem verti..<text:line-break/></text:span></text:span>m<text:span text:style-name="Default_20_Paragraph_20_Font"><text:span text:style-name="T6">us</text:span></text:span>, ad tussim propensionem significat, ad quam illi tan-<text:line-break/>quam adversus symptoma irritantur, sed confestim vix<text:line-break/>etiamnum tussire aggressi conquiescunt. Nam jecinoris mo..<text:line-break/>Ies transverso septo incumbens, pulmoni parit angustiam.<text:line-break/>Quae quidem affectio quum verae illi angustiae similis sit,</text:p>
        <text:p text:style-name="P3"><text:span text:style-name="Default_20_Paragraph_20_Font"><text:span text:style-name="T6">q</text:span></text:span>ua pulmo tum phlegmone occupatus tum distillati<text:span text:style-name="Default_20_Paragraph_20_Font"><text:span text:style-name="T6">o</text:span></text:span>ne, ex<text:line-break/>capite obrutus premitur, idcirco tussire quidem affectant,<text:line-break/>sperantes eo quod molestum est vacuato angustiae se<text:line-break/>mederi posse. Verum protinus ut coepere desistunt, ex^<text:line-break/>parientia ipsa affectum suum certo agnoscentes et ex se<text:line-break/>ipsis intelligentes frustra se eam spem concepisse. Sed et<text:line-break/>ipsa per se natura nobis etiam non molientibus tussim<text:line-break/>sosicitat, ut saepe difficile sit resistere et ne accidat pro-<text:line-break/>hibere. Nunc igitur quando ob angustiam frustra aegri<text:line-break/>tuIsiculas movent, tanq<text:span text:style-name="Default_20_Paragraph_20_Font"><text:span text:style-name="T6">u</text:span></text:span>am malum aliqua ex parte leva-<text:line-break/>tuli, tamen facultatis naturalis auxilio destituti, protinus<text:line-break/>desinunt. Siquidem aegros eam ob rem tussiendi cupiditas<text:line-break/>incessit, sed diu tussia non detinet, quod nihil dictu di-<text:line-break/>linum exspuant, sed quantum modo serosi tenuisquc hu-<text:line-break/>moris ex vasis serofum sanguinem continentibus in aspe-<text:line-break/>Eam arteriam, sudoria cujusdam instar, exprimitur. Et<text:line-break/>bis quidem noIi^ aqua inter cutem a jecinore orta distin-<text:line-break/>luitur a praedictis. Praeter has autem aliud etiam disari-</text:p>
        <text:p text:style-name="P3">men est a paucitate siccitateque eorum quae insra deji-<text:line-break/>ciuntur. Ilii enim affectis scilicet vel intestinis vel me-<text:line-break/>fenterio crebro irritantur. Quibus vero jecoris vitio<text:line-break/>aqua inter cutem provenit, tanquam non maIe affectis illis<text:line-break/>partibus nec corrupto alimento nec gravatis ab eo mem-<text:line-break/>hris, valent enim, venter non fluit, sed illic diutius ali-<text:line-break/>menti reliquiae immorantur, partim ad intima peritonaei<text:line-break/>spatia immissae, partim vero a jecinoris phIegmone quo-<text:line-break/>dummodo adustae. At vero etiam cutis universa, quod<text:line-break/>pituitoso sanguine alta sit, tumet, ac si digito eam com-<text:line-break/>presseris, extemplo cavatur parumque postea ad pristinam<text:line-break/>aequalitatem redit. Quod tamen non accidit statim , ut<text:line-break/>morbus ex acuto degeneravit, sed pedes primum, ut qui<text:line-break/>a calidissimis partibus absunt longissime, tumorem contra-<text:line-break/>hunt , a quibus sursum conscendens malum, totum etiam<text:line-break/>ventrem similiter occupat adeo ut si tumorem digito pre-</text:p>
        <text:p text:style-name="P3">mas, locus ipse cavus qnasique defossus appareat. deinde<text:line-break/>paulo post in priorem sudem reverti videatur. Id quod<text:line-break/>Hippocrates dixit scribens: <text:span text:style-name="Default_20_Paragraph_20_Font"><text:span text:style-name="T6">atque circa ventrem tumores<text:line-break/>prodeunt qui consistunt et desinunt. </text:span></text:span>Quamquam hoc etiam<text:line-break/>possit ab eo dictum este de primo ipsorum ortu. Nam<text:line-break/><text:span text:style-name="Default_20_Paragraph_20_Font"><text:span text:style-name="T6">q</text:span></text:span>uando emergere incipiunt plerumque considunt, ut pror-<text:line-break/>sus desiisse videantur, deinde vero exsurgunt denuo rur-<text:line-break/>sumque considunt atque iterum postea renovantur. Ve-<text:line-break/>rum temporis spatio permanent nec amplius sidunt. Ve-<text:line-break/>rum isti ab illis differunt, quos ab inanibus prodire dixi-<text:line-break/>mus, quod ab humore pituitoso, non autem a flatu o so<text:line-break/>spiritu, sicut illi geniti compressu excavantur.</text:p>
        <text:h text:style-name="Heading_20_2" text:outline-level="2"><text:span text:style-name="Default_20_Paragraph_20_Font">IV.</text:span></text:h>
        <text:p text:style-name="P4"><text:span text:style-name="Default_20_Paragraph_20_Font"><text:span text:style-name="T6">Quod st caput et manus pedesuue scipeant ventre et late-<text:line-break/>r</text:span></text:span>i<text:span text:style-name="Default_20_Paragraph_20_Font"><text:span text:style-name="T6">bus calentibus, malum.</text:span></text:span></text:p>
        <text:p text:style-name="P2">In longis morbis per hiemem praesertim et senibus<text:line-break/>non salum in principiis accessionum, <text:span text:style-name="Default_20_Paragraph_20_Font"><text:span text:style-name="T13">ἐπισημασίας</text:span></text:span><text:span text:style-name="Default_20_Paragraph_20_Font"><text:span text:style-name="T19"> </text:span></text:span>Graeci<text:line-break/>vocant,. verum etiam quum morbus intermisit, si extremae<text:line-break/>corporis partes, quae et minime carnosae sunt et longissime<text:line-break/>absunt a visceribus, resrigerantur, non debet mirum vi-<text:line-break/>deri. Sed quum hoc libro Hippocrates non agat de mor-<text:line-break/>bis longis, necesse est aliam quandam subesse causam, cur<text:line-break/>in acutis morbis partes istae resrigescant , illi contrariam,<text:line-break/>quae per veteres morbos partibus his frigiditatem inducit.<text:line-break/>In longis quidem morbis nativus calor propter imbecilli-<text:line-break/>tatem non potest usque ad ultimas animalis partes deve-<text:line-break/>nire. In acutis vero ob magnitudinem phlegmones qua<text:line-break/>viscera opprimuntur, paucus admodum sanguis in corpus<text:line-break/>univer<text:span text:style-name="Default_20_Paragraph_20_Font"><text:span text:style-name="T6">s</text:span></text:span>um permeat, <text:span text:style-name="Default_20_Paragraph_20_Font"><text:span text:style-name="T6">s</text:span></text:span>ed plurimus in partibus phlegm<text:span text:style-name="Default_20_Paragraph_20_Font"><text:span text:style-name="T6">o</text:span></text:span>ne<text:line-break/>affectis intercluditur. Quamobrem mediae corporis partes<text:line-break/>thorax et venter multum calidae senti<text:span text:style-name="Default_20_Paragraph_20_Font"><text:span text:style-name="T6">u</text:span></text:span>nt<text:span text:style-name="Default_20_Paragraph_20_Font"><text:span text:style-name="T6">u</text:span></text:span>r. At prehen-<text:line-break/>dit tamen aliquando in acutis accessio , q<text:span text:style-name="Default_20_Paragraph_20_Font"><text:span text:style-name="T6">u</text:span></text:span>um horrore aut<text:line-break/>refrigeratione tanta, ut non extremum modo corpus, sed</text:p>
        <text:p text:style-name="P3">ipsa etiam thoracis ventrisque cutis inalgescat. Verum<text:line-break/>haec nullum in visceribus vitium arguit. Si vero partes<text:line-break/>quae lateribus et ventre continentur calidae permaneant<text:line-break/>vel etiam quam natura esse solebant calidiores evaserint,<text:line-break/>corpus autem extremum resiluerit, viscera jam ingenti<text:line-break/>phlegmone detineri indicium estr Praestiterit autem for-<text:line-break/>tasse quod dixit Hippocrates, ventre et lateribus calenti-<text:line-break/>bus sic accipere, ut haec longe calidiora, quam cum se<text:line-break/>haberent secundum naturam, intelligantur, cujnsmodi se-<text:line-break/>brem illam este novimus, quae a Graecis <text:span text:style-name="Default_20_Paragraph_20_Font"><text:span text:style-name="T13">λειπυρίας</text:span></text:span><text:span text:style-name="Default_20_Paragraph_20_Font"><text:span text:style-name="T19"> </text:span></text:span>dicitur.</text:p>
        <text:h text:style-name="Heading_20_2" text:outline-level="2"><text:span text:style-name="Default_20_Paragraph_20_Font">V.</text:span></text:h>
        <text:p text:style-name="Normal"><text:span text:style-name="Default_20_Paragraph_20_Font"><text:span text:style-name="T1">O</text:span></text:span><text:span text:style-name="Default_20_Paragraph_20_Font"><text:span text:style-name="T6">ptimum vero totum corpus calidum et molle aequaliter esse.</text:span></text:span></text:p>
        <text:p text:style-name="P1">Quum pessimo in statu morbum esse dixerit, quando<text:line-break/>medio corpore calente extrema algent , nunc ei ex ad-<text:line-break/>verso optimum qui nobis contingere potest, comparat, in</text:p>
        <text:p text:style-name="P2">quo totum corpus calidum aequaliter est atque etiam ae-<text:line-break/>qualiter molle. Aequaliter enim amborum commune esse<text:line-break/>Nam calidum quidem aequaliter corpus est vel in arden-<text:line-break/>tiflimis sebribus, at tunc non molie, sed mordicans et<text:line-break/>aridum manisesto videtur. Quod si molie simul et cati-<text:line-break/>dum aequaliter sit, testatur corporis optimam esse asse-<text:line-break/>etio nem.</text:p>
        <text:h text:style-name="Heading_20_2" text:outline-level="2"><text:span text:style-name="Default_20_Paragraph_20_Font">VI.</text:span></text:h>
        <text:p text:style-name="P4"><text:span text:style-name="Default_20_Paragraph_20_Font"><text:span text:style-name="T1">O</text:span></text:span><text:span text:style-name="Default_20_Paragraph_20_Font"><text:span text:style-name="T6">portet autem eum qui laborat, sucile conoerti et in asu<text:line-break/>surgendo alacrem esse.</text:span></text:span></text:p>
        <text:p text:style-name="P1">Totius quidem praecogni tinnis eor<text:span text:style-name="Default_20_Paragraph_20_Font"><text:span text:style-name="T6">u</text:span></text:span>m qui ex morbo<text:line-break/>vel interire vel servari debent caput est magnitudinis<text:line-break/>morbi cum aegri viribus comparati<text:span text:style-name="Default_20_Paragraph_20_Font"><text:span text:style-name="T6">o.</text:span></text:span> Morbo siquidem<text:line-break/>praevalente aeger nullo modo effugere mortem possit.<text:line-break/>Sin autem vires illi sunt morbo superiores, modo nulla<text:line-break/>in re peccet, nunquam intereat. ld quod ipse isto etiam</text:p>
        <text:p text:style-name="P3"><text:span text:style-name="Default_20_Paragraph_20_Font"><text:span text:style-name="T1">aphorismo prodidit, cujus initium est, </text:span></text:span><text:span text:style-name="Default_20_Paragraph_20_Font"><text:span text:style-name="T3">consectandum<text:line-break/>vero est an v</text:span></text:span><text:span text:style-name="Default_20_Paragraph_20_Font"><text:span text:style-name="T1">i</text:span></text:span><text:span text:style-name="Default_20_Paragraph_20_Font"><text:span text:style-name="T3">ctu</text:span></text:span><text:span text:style-name="Default_20_Paragraph_20_Font"><text:span text:style-name="T1">s </text:span></text:span><text:span text:style-name="Default_20_Paragraph_20_Font"><text:span text:style-name="T3">aegr</text:span></text:span><text:span text:style-name="Default_20_Paragraph_20_Font"><text:span text:style-name="T1">o </text:span></text:span><text:span text:style-name="Default_20_Paragraph_20_Font"><text:span text:style-name="T3">suffic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ad summum morb</text:span></text:span><text:span text:style-name="Default_20_Paragraph_20_Font"><text:span text:style-name="T1">i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gui.<text:line-break/>rem.</text:span></text:span><text:span text:style-name="Default_20_Paragraph_20_Font"><text:span text:style-name="T1"> Haec igitur est prognosticae considerationis summa.<text:line-break/>Verum quum tres genere facultates sint in tribus positae<text:line-break/>principiis, cerebro, corde et Iecinore, eorum tum infirmi-^<text:line-break/>tatem tum robur ex singularum actionibus deprehendes.</text:span></text:span></text:p>
        <text:p text:style-name="Normal"><text:span text:style-name="Default_20_Paragraph_20_Font"><text:span text:style-name="T1">(Sunt autem ab illo quidem quod in cerebro est principio<text:line-break/>proficiscentes actiones aliae principes quae in memoria dt<text:line-break/>ratiocinatione versantur, aliae vero ministrae, quae fen-<text:line-break/>tiendo et secundum appetitum movendo perficiuntur. Ema-<text:line-break/>.nant autem ab leo quod in corde ess, motus illi quos ar-<text:line-break/>terrae edunt. Ad hoc autem cujus jecur sedes est, fan-<text:line-break/>guis et humores pertinent. Itaque quum in haec fumum<text:line-break/>capita prognosttca contemplatio sit divisa, videndum etiam<text:line-break/>atque etiam est, ad quod genus singula signa, quae Hip-<text:line-break/>pocrates tradiderit, referre oporteat ; veluti hoc de quo<text:line-break/>fermo nunc habetur, eum qui laborat facile converti et<text:line-break/>dum assurgit fe alacrem sibi videri. Sunt enim haec</text:span></text:span></text:p>
        <text:p text:style-name="P3"><text:span text:style-name="Default_20_Paragraph_20_Font"><text:span text:style-name="T1">virtutis, quae fecundum appetitum corpus movet, testium-<text:line-break/>tria,.. Nec vero hic interest fecundum appetitum ver</text:span></text:span><text:span text:style-name="Default_20_Paragraph_20_Font"><text:span text:style-name="T3">t</text:span></text:span><text:span text:style-name="Default_20_Paragraph_20_Font"><text:span text:style-name="T1">e-<text:line-break/>eundum electionem aut voluntatem dicere. Erant autem<text:line-break/>ejusdem generis et illa quae ante dixit de decussi tu, quo-<text:line-break/>vum initium est: </text:span></text:span><text:span text:style-name="Default_20_Paragraph_20_Font"><text:span text:style-name="T3">caeteru</text:span></text:span><text:span text:style-name="Default_20_Paragraph_20_Font"><text:span text:style-name="T1">m </text:span></text:span><text:span text:style-name="Default_20_Paragraph_20_Font"><text:span text:style-name="T3">medicu</text:span></text:span><text:span text:style-name="Default_20_Paragraph_20_Font"><text:span text:style-name="T1">s </text:span></text:span><text:span text:style-name="Default_20_Paragraph_20_Font"><text:span text:style-name="T3">debet aegrum depre-<text:line-break/>hendere in dextrum aut sin</text:span></text:span><text:span text:style-name="Default_20_Paragraph_20_Font"><text:span text:style-name="T1">i</text:span></text:span><text:span text:style-name="Default_20_Paragraph_20_Font"><text:span text:style-name="T3">stru</text:span></text:span><text:span text:style-name="Default_20_Paragraph_20_Font"><text:span text:style-name="T1">m </text:span></text:span><text:span text:style-name="Default_20_Paragraph_20_Font"><text:span text:style-name="T3">latu</text:span></text:span><text:span text:style-name="Default_20_Paragraph_20_Font"><text:span text:style-name="T1">s /</text:span></text:span><text:span text:style-name="Default_20_Paragraph_20_Font"><text:span text:style-name="T3">a</text:span></text:span><text:span text:style-name="Default_20_Paragraph_20_Font"><text:span text:style-name="T1">r</text:span></text:span><text:span text:style-name="Default_20_Paragraph_20_Font"><text:span text:style-name="T3">entem. </text:span></text:span><text:span text:style-name="Default_20_Paragraph_20_Font"><text:span text:style-name="T1">ostendit<text:line-break/>enim hunc jaceutis habitum et illum aeque qui rectus est<text:line-break/>annitentibus musculis fieri. Hanc autem musculorum actio-<text:line-break/>nem tonicam solent appellare, de qua plurima diximus in<text:line-break/>.libro de musculorum motu. Dicebat autem et Diocles<text:line-break/>animalium corpora ex ferente et eo quod fertur constare.<text:line-break/>Facultas quidem ipfa est quae fert, corpus autem id quod<text:line-break/>.fertur. Tanquam igitur illi. qui onus portant vel oppressi<text:line-break/>pondere, vix moveri possunt vel leve esse ducentes sine<text:line-break/>molestia ferunt; sic facultas, siquidem robusta est, corporis<text:line-break/>pondus facile sustinet, ut nihilo segnius deteriusque mt,-<text:line-break/>veatur, si vero infirma est, vix potest corporis spartes pon-<text:line-break/>dere oppressa attollere.</text:span></text:span></text:p>
        <text:h text:style-name="P40" text:outline-level="2"><text:span text:style-name="Default_20_Paragraph_20_Font"><text:span text:style-name="T1">Ussi</text:span></text:span></text:h>
        <text:p text:style-name="Normal"><text:span text:style-name="Default_20_Paragraph_20_Font"><text:span text:style-name="T1"><text:line-break/></text:span></text:span><text:span text:style-name="Default_20_Paragraph_20_Font"><text:span text:style-name="T3">s</text:span></text:span><text:span text:style-name="Default_20_Paragraph_20_Font"><text:span text:style-name="T1">i</text:span></text:span><text:span text:style-name="Default_20_Paragraph_20_Font"><text:span text:style-name="T3">n au</text:span></text:span><text:span text:style-name="Default_20_Paragraph_20_Font"><text:span text:style-name="T1">t</text:span></text:span><text:span text:style-name="Default_20_Paragraph_20_Font"><text:span text:style-name="T3">em tum reliquu</text:span></text:span><text:span text:style-name="Default_20_Paragraph_20_Font"><text:span text:style-name="T1">m </text:span></text:span><text:span text:style-name="Default_20_Paragraph_20_Font"><text:span text:style-name="T3">corpus tum manus pedesuue gra-<text:line-break/>ve</text:span></text:span><text:span text:style-name="Default_20_Paragraph_20_Font"><text:span text:style-name="T1">s </text:span></text:span><text:span text:style-name="Default_20_Paragraph_20_Font"><text:span text:style-name="T3">este videantur, m</text:span></text:span><text:span text:style-name="Default_20_Paragraph_20_Font"><text:span text:style-name="T1">a</text:span></text:span><text:span text:style-name="Default_20_Paragraph_20_Font"><text:span text:style-name="T3">lus periculum .su</text:span></text:span></text:p>
        <text:p text:style-name="Normal"><text:span text:style-name="Default_20_Paragraph_20_Font">Quum aeger voluntarias actiones obire conatur, par-<text:line-break/>tium gravitas tunc fe manifesto prodit. Crurum quidem<text:line-break/>aegro surgere cupiente vel ambulare vel ipsa etiam dum<text:line-break/>jacet transferre. Et manuum ad eundem modum, quum<text:line-break/>accipere aliquid et dimittere et loco movere contendit.<text:line-break/>Aeque vero et colli et spinae dum molitur per has partes<text:line-break/>corpus in alium habitum invertere. Est autem maximum<text:line-break/>et praecipuum imbecillae virtutis argumentum partium<text:line-break/>gravitas, non omnis quidem, ut ante dictum est, fed ejus<text:line-break/>modo quae in nervis et musculis residet.</text:span></text:p>
        <text:h text:style-name="Heading_20_2" text:outline-level="2"><text:bookmark-start text:name="bookmark16"/><text:span text:style-name="Default_20_Paragraph_20_Font">Villi</text:span><text:bookmark-end text:name="bookmark16"/></text:h>
        <text:p text:style-name="P4"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proxi</text:span></text:span><text:span text:style-name="Default_20_Paragraph_20_Font"><text:span text:style-name="T1">m</text:span></text:span><text:span text:style-name="Default_20_Paragraph_20_Font"><text:span text:style-name="T3">a sum per</text:span></text:span><text:span text:style-name="Default_20_Paragraph_20_Font"><text:span text:style-name="T1">i</text:span></text:span><text:span text:style-name="Default_20_Paragraph_20_Font"><text:span text:style-name="T3">culo est , si prae</text:span></text:span><text:span text:style-name="Default_20_Paragraph_20_Font"><text:span text:style-name="T1">t</text:span></text:span><text:span text:style-name="Default_20_Paragraph_20_Font"><text:span text:style-name="T3">er gravitatem<text:line-break/>ungues d</text:span></text:span><text:span text:style-name="Default_20_Paragraph_20_Font"><text:span text:style-name="T1">i</text:span></text:span><text:span text:style-name="Default_20_Paragraph_20_Font"><text:span text:style-name="T3">git</text:span></text:span><text:span text:style-name="Default_20_Paragraph_20_Font"><text:span text:style-name="T1">i</text:span></text:span><text:span text:style-name="Default_20_Paragraph_20_Font"><text:span text:style-name="T3">que l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 </text:span></text:span><text:span text:style-name="Default_20_Paragraph_20_Font"><text:span text:style-name="T3">evaser</text:span></text:span><text:span text:style-name="Default_20_Paragraph_20_Font"><text:span text:style-name="T1">i</text:span></text:span><text:span text:style-name="Default_20_Paragraph_20_Font"><text:span text:style-name="T3">nt. .</text:span></text:span></text:p>
        <text:p text:style-name="P2"><text:span text:style-name="Default_20_Paragraph_20_Font"><text:span text:style-name="T1">Quod quidem facultates quae vitam animalis mode-<text:line-break/>rantur simul intereant et quamdiu earum aliqua^ restat,<text:line-break/>superstitem protius esse hominem, alibi a nobis demonstra-<text:line-break/>tum esu ltaque post adducta exsolutae virtutis testimonia,<text:line-break/>per quam musculi moventur, nunc illis adsuit alterius fa-<text:line-break/>- collatis exstinctae peculiares notas; lividitas enim exstincti<text:line-break/>caloris nativi, qui a corde proficiscitur, signum esu Quare<text:line-break/>non simpliciter ex lividitate ad corporis gravitatem acce-<text:line-break/>dente mortem portendi dixit, </text:span></text:span><text:span text:style-name="Default_20_Paragraph_20_Font"><text:span text:style-name="T3">t</text:span></text:span><text:span text:style-name="Default_20_Paragraph_20_Font"><text:span text:style-name="T1">est confestim et ubique<text:line-break/>mora id futurum, quod jam utriusque facultatis emortuae<text:line-break/>manifesta signa appareant.</text:span></text:span></text:p>
        <text:h text:style-name="Heading_20_2" text:outline-level="2"><text:span text:style-name="Default_20_Paragraph_20_Font">IX.</text:span></text:h>
        <text:p text:style-name="P4"><text:span text:style-name="Default_20_Paragraph_20_Font"><text:span text:style-name="T3">pede</text:span></text:span><text:span text:style-name="Default_20_Paragraph_20_Font"><text:span text:style-name="T1">s </text:span></text:span><text:span text:style-name="Default_20_Paragraph_20_Font"><text:span text:style-name="T3">autem d</text:span></text:span><text:span text:style-name="Default_20_Paragraph_20_Font"><text:span text:style-name="T1">i</text:span></text:span><text:span text:style-name="Default_20_Paragraph_20_Font"><text:span text:style-name="T3">gi</text:span></text:span><text:span text:style-name="Default_20_Paragraph_20_Font"><text:span text:style-name="T1">t</text:span></text:span><text:span text:style-name="Default_20_Paragraph_20_Font"><text:span text:style-name="T3">ique penitu</text:span></text:span><text:span text:style-name="Default_20_Paragraph_20_Font"><text:span text:style-name="T1">s 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gr</text:span></text:span><text:span text:style-name="Default_20_Paragraph_20_Font"><text:span text:style-name="T1">i 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pern</text:span></text:span><text:span text:style-name="Default_20_Paragraph_20_Font"><text:span text:style-name="T1">i</text:span></text:span><text:span text:style-name="Default_20_Paragraph_20_Font"><text:span text:style-name="T3">ciosi sun</text:span></text:span><text:span text:style-name="Default_20_Paragraph_20_Font"><text:span text:style-name="T1">t<text:line-break/></text:span></text:span><text:span text:style-name="Default_20_Paragraph_20_Font"><text:span text:style-name="T3">liv</text:span></text:span><text:span text:style-name="Default_20_Paragraph_20_Font"><text:span text:style-name="T1">i</text:span></text:span><text:span text:style-name="Default_20_Paragraph_20_Font"><text:span text:style-name="T3">dis. sed et alia signa c</text:span></text:span><text:span text:style-name="Default_20_Paragraph_20_Font"><text:span text:style-name="T1">o</text:span></text:span><text:span text:style-name="Default_20_Paragraph_20_Font"><text:span text:style-name="T3">nsiderare conven</text:span></text:span><text:span text:style-name="Default_20_Paragraph_20_Font"><text:span text:style-name="T1">i</text:span></text:span><text:span text:style-name="Default_20_Paragraph_20_Font"><text:span text:style-name="T3">t. </text:span></text:span><text:span text:style-name="Default_20_Paragraph_20_Font"><text:span text:style-name="T1">N</text:span></text:span><text:span text:style-name="Default_20_Paragraph_20_Font"><text:span text:style-name="T3">am<text:line-break/>si aeger</text:span></text:span><text:span text:style-name="Default_20_Paragraph_20_Font"><text:span text:style-name="T1"> m</text:span></text:span><text:span text:style-name="Default_20_Paragraph_20_Font"><text:span text:style-name="T3">alum lev</text:span></text:span><text:span text:style-name="Default_20_Paragraph_20_Font"><text:span text:style-name="T1">it</text:span></text:span><text:span text:style-name="Default_20_Paragraph_20_Font"><text:span text:style-name="T3">er ferre videa</text:span></text:span><text:span text:style-name="Default_20_Paragraph_20_Font"><text:span text:style-name="T1">t</text:span></text:span><text:span text:style-name="Default_20_Paragraph_20_Font"><text:span text:style-name="T3">ur a</text:span></text:span><text:span text:style-name="Default_20_Paragraph_20_Font"><text:span text:style-name="T1">t</text:span></text:span><text:span text:style-name="Default_20_Paragraph_20_Font"><text:span text:style-name="T3">que signum al</text:span></text:span><text:span text:style-name="Default_20_Paragraph_20_Font"><text:span text:style-name="T1">i-<text:line-break/></text:span></text:span><text:span text:style-name="Default_20_Paragraph_20_Font"><text:span text:style-name="T3">quod salubre prae</text:span></text:span><text:span text:style-name="Default_20_Paragraph_20_Font"><text:span text:style-name="T1">t</text:span></text:span><text:span text:style-name="Default_20_Paragraph_20_Font"><text:span text:style-name="T3">erea su</text:span></text:span><text:span text:style-name="Default_20_Paragraph_20_Font"><text:span text:style-name="T1"> o</text:span></text:span><text:span text:style-name="Default_20_Paragraph_20_Font"><text:span text:style-name="T3">stentet, morbu</text:span></text:span><text:span text:style-name="Default_20_Paragraph_20_Font"><text:span text:style-name="T1">m i</text:span></text:span><text:span text:style-name="Default_20_Paragraph_20_Font"><text:span text:style-name="T3">n absce</text:span></text:span><text:span text:style-name="Default_20_Paragraph_20_Font"><text:span text:style-name="T1">s</text:span></text:span><text:span text:style-name="Default_20_Paragraph_20_Font"><text:span text:style-name="T3">sum</text:span></text:span></text:p>
        <text:p text:style-name="P16"><text:span text:style-name="Default_20_Paragraph_20_Font"><text:span text:style-name="T3">versu</text:span></text:span><text:span text:style-name="Default_20_Paragraph_20_Font"><text:span text:style-name="T1">m iri </text:span></text:span><text:span text:style-name="Default_20_Paragraph_20_Font"><text:span text:style-name="T3">spe</text:span></text:span><text:span text:style-name="Default_20_Paragraph_20_Font"><text:span text:style-name="T1">s </text:span></text:span><text:span text:style-name="Default_20_Paragraph_20_Font"><text:span text:style-name="T3">est, ex quo hom</text:span></text:span><text:span text:style-name="Default_20_Paragraph_20_Font"><text:span text:style-name="T1">o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 inc</text:span></text:span><text:span text:style-name="Default_20_Paragraph_20_Font"><text:span text:style-name="T1">o</text:span></text:span><text:span text:style-name="Default_20_Paragraph_20_Font"><text:span text:style-name="T3">lumis eva-<text:line-break/>det, 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corpor</text:span></text:span><text:span text:style-name="Default_20_Paragraph_20_Font"><text:span text:style-name="T1">is </text:span></text:span><text:span text:style-name="Default_20_Paragraph_20_Font"><text:span text:style-name="T3">quae n</text:span></text:span><text:span text:style-name="Default_20_Paragraph_20_Font"><text:span text:style-name="T1">i</text:span></text:span><text:span text:style-name="Default_20_Paragraph_20_Font"><text:span text:style-name="T3">gredinem contraxere<text:line-break/>decident.<text:tab/>.</text:span></text:span></text:p>
        <text:p text:style-name="P17"><text:span text:style-name="Default_20_Paragraph_20_Font"><text:span text:style-name="T1">Non erat dicendum minus perniciosos esse lividis,<text:line-break/>sed interdum quidem </text:span></text:span><text:span text:style-name="Default_20_Paragraph_20_Font"><text:span text:style-name="T3">n</text:span></text:span><text:span text:style-name="Default_20_Paragraph_20_Font"><text:span text:style-name="T1">ullo modo, interdum vero maxime<text:line-break/>perniciosos esse- Quod tamen Ilippocratem ignorasse forte<text:line-break/>aliquis suspicabitur propterea, quod dictione non proprie<text:line-break/>usus sit. Verum quum ipse postea distinctionem adiecerit<text:line-break/>et aperte declaraverit utrumque eorum, quae dixi, palam<text:line-break/>est cognitam quidem ab eo veritatem fuisse nec tamen<text:line-break/>diserte expressam. Nigrescit enim pars aliqua alias sta-<text:line-break/>xione in eum decumbente., alias vero exstincto in ea ca-<text:line-break/>lore... Quod quomodo deprehendi possit manifesto osten-<text:line-break/>dit. Nam si malum leviter ferre videatur, hoc est facile<text:line-break/>aeger toleret, unaque aliud salutiferum signum accedat,<text:line-break/>destuxio est, sin autem contra eveniat, demortuam partem<text:line-break/>esse indicium esu.</text:span></text:span></text:p>
        <text:h text:style-name="P38" text:outline-level="2"><text:bookmark-start text:name="bookmark18"/><text:span text:style-name="Default_20_Paragraph_20_Font">x.</text:span><text:bookmark-end text:name="bookmark18"/></text:h>
        <text:p text:style-name="P18"><text:span text:style-name="Default_20_Paragraph_20_Font"><text:span text:style-name="T1">T</text:span></text:span><text:span text:style-name="Default_20_Paragraph_20_Font"><text:span text:style-name="T3">estes et pudenda re</text:span></text:span><text:span text:style-name="Default_20_Paragraph_20_Font"><text:span text:style-name="T1">t</text:span></text:span><text:span text:style-name="Default_20_Paragraph_20_Font"><text:span text:style-name="T3">racta vehementes dolores. et mort</text:span></text:span><text:span text:style-name="Default_20_Paragraph_20_Font"><text:span text:style-name="T1">i</text:span></text:span><text:span text:style-name="Default_20_Paragraph_20_Font"><text:span text:style-name="T3">s<text:line-break/>periculum significant.<text:tab/>,</text:span></text:span></text:p>
        <text:p text:style-name="P1"><text:span text:style-name="Default_20_Paragraph_20_Font"><text:span text:style-name="T1">Videntur partes istae tum dolore excruciatis tum<text:line-break/>etiam morientibus convelli. : Neque id fieri sine ratione.<text:line-break/>Siquidem eum facultas vitalis deperit nec fe potest eam<text:line-break/>ob rem ad extremas corporis partes extendere, fed per-<text:line-break/>turbata fe ad </text:span></text:span><text:span text:style-name="Default_20_Paragraph_20_Font"><text:span text:style-name="T3">t</text:span></text:span><text:span text:style-name="Default_20_Paragraph_20_Font"><text:span text:style-name="T1">uum principium recipit, necesse est una<text:line-break/>cum ipsis facultate partes quoque intro fe referre et me-<text:line-break/>diis corporis partibus adjungi. Quod . autem , et dolores<text:line-break/>efficiant ut fe facultas in fe ipfamcon trahat saepe jam<text:line-break/>didicimus, ut non amplius dubitandum sit etiam ob.do-<text:line-break/>lorem partes ad principium retrahi.</text:span></text:span></text:p>
        <text:h text:style-name="Heading_20_2" text:outline-level="2"><text:span text:style-name="Default_20_Paragraph_20_Font"><text:span text:style-name="T1">XI.</text:span></text:span><text:span text:style-name="Default_20_Paragraph_20_Font"><text:span text:style-name="T3"><text:tab/>i<text:tab/>.</text:span></text:span></text:h>
        <text:p text:style-name="P4"><text:span text:style-name="Default_20_Paragraph_20_Font"><text:span text:style-name="T3">s</text:span></text:span><text:span text:style-name="Default_20_Paragraph_20_Font"><text:span text:style-name="T1">o</text:span></text:span><text:span text:style-name="Default_20_Paragraph_20_Font"><text:span text:style-name="T3">mnum inire 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t eodem m</text:span></text:span><text:span text:style-name="Default_20_Paragraph_20_Font"><text:span text:style-name="T1">o</text:span></text:span><text:span text:style-name="Default_20_Paragraph_20_Font"><text:span text:style-name="T3">do quo per naturam con-<text:line-break/>suevt</text:span></text:span><text:span text:style-name="Default_20_Paragraph_20_Font"><text:span text:style-name="T1">m</text:span></text:span><text:span text:style-name="Default_20_Paragraph_20_Font"><text:span text:style-name="T3">us, ut interdiu qu</text:span></text:span><text:span text:style-name="Default_20_Paragraph_20_Font"><text:span text:style-name="T1">i</text:span></text:span><text:span text:style-name="Default_20_Paragraph_20_Font"><text:span text:style-name="T3">dem v</text:span></text:span><text:span text:style-name="Default_20_Paragraph_20_Font"><text:span text:style-name="T1">i</text:span></text:span><text:span text:style-name="Default_20_Paragraph_20_Font"><text:span text:style-name="T3">gil</text:span></text:span><text:span text:style-name="Default_20_Paragraph_20_Font"><text:span text:style-name="T1">i</text:span></text:span><text:span text:style-name="Default_20_Paragraph_20_Font"><text:span text:style-name="T3">a, noctu ver</text:span></text:span><text:span text:style-name="Default_20_Paragraph_20_Font"><text:span text:style-name="T1">o </text:span></text:span><text:span text:style-name="Default_20_Paragraph_20_Font"><text:span text:style-name="T3">sum</text:span></text:span><text:span text:style-name="Default_20_Paragraph_20_Font"><text:span text:style-name="T1">mi</text:span></text:span><text:span text:style-name="Default_20_Paragraph_20_Font"><text:span text:style-name="T3">s</text:span></text:span></text:p>
        <text:p text:style-name="P19"><text:span text:style-name="Default_20_Paragraph_20_Font"><text:span text:style-name="T3">accedat. Qu</text:span></text:span><text:span text:style-name="Default_20_Paragraph_20_Font"><text:span text:style-name="T1">o</text:span></text:span><text:span text:style-name="Default_20_Paragraph_20_Font"><text:span text:style-name="T3">d si contra stat , malum est. </text:span></text:span><text:span text:style-name="Default_20_Paragraph_20_Font"><text:span text:style-name="T1">P</text:span></text:span><text:span text:style-name="Default_20_Paragraph_20_Font"><text:span text:style-name="T3">erum mi-<text:line-break/></text:span></text:span><text:span text:style-name="Default_20_Paragraph_20_Font"><text:span text:style-name="T1">i</text:span></text:span><text:span text:style-name="Default_20_Paragraph_20_Font"><text:span text:style-name="T3">tus</text:span></text:span><text:span text:style-name="Default_20_Paragraph_20_Font"><text:span text:style-name="T1"> i</text:span></text:span><text:span text:style-name="Default_20_Paragraph_20_Font"><text:span text:style-name="T3">ncommod</text:span></text:span><text:span text:style-name="Default_20_Paragraph_20_Font"><text:span text:style-name="T1">i </text:span></text:span><text:span text:style-name="Default_20_Paragraph_20_Font"><text:span text:style-name="T3">attuler</text:span></text:span><text:span text:style-name="Default_20_Paragraph_20_Font"><text:span text:style-name="T1">i</text:span></text:span><text:span text:style-name="Default_20_Paragraph_20_Font"><text:span text:style-name="T3">t, qu</text:span></text:span><text:span text:style-name="Default_20_Paragraph_20_Font"><text:span text:style-name="T1">i </text:span></text:span><text:span text:style-name="Default_20_Paragraph_20_Font"><text:span text:style-name="T3">ma</text:span></text:span><text:span text:style-name="Default_20_Paragraph_20_Font"><text:span text:style-name="T1">t</text:span></text:span><text:span text:style-name="Default_20_Paragraph_20_Font"><text:span text:style-name="T3">ut</text:span></text:span><text:span text:style-name="Default_20_Paragraph_20_Font"><text:span text:style-name="T1">i</text:span></text:span><text:span text:style-name="Default_20_Paragraph_20_Font"><text:span text:style-name="T3">no</text:span></text:span><text:span text:style-name="Default_20_Paragraph_20_Font"><text:span text:style-name="T1"> t</text:span></text:span><text:span text:style-name="Default_20_Paragraph_20_Font"><text:span text:style-name="T3">empore ad ter-,<text:line-break/>ria</text:span></text:span><text:span text:style-name="Default_20_Paragraph_20_Font"><text:span text:style-name="T1">m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i partem, deterior au</text:span></text:span><text:span text:style-name="Default_20_Paragraph_20_Font"><text:span text:style-name="T1">t</text:span></text:span><text:span text:style-name="Default_20_Paragraph_20_Font"><text:span text:style-name="T3">em qu</text:span></text:span><text:span text:style-name="Default_20_Paragraph_20_Font"><text:span text:style-name="T1">i </text:span></text:span><text:span text:style-name="Default_20_Paragraph_20_Font"><text:span text:style-name="T3">ab e</text:span></text:span><text:span text:style-name="Default_20_Paragraph_20_Font"><text:span text:style-name="T1">o </text:span></text:span><text:span text:style-name="Default_20_Paragraph_20_Font"><text:span text:style-name="T3">tempore<text:line-break/>invad</text:span></text:span><text:span text:style-name="Default_20_Paragraph_20_Font"><text:span text:style-name="T1">i</text:span></text:span><text:span text:style-name="Default_20_Paragraph_20_Font"><text:span text:style-name="T3">t.<text:tab/></text:span></text:span></text:p>
        <text:p text:style-name="P1"><text:span text:style-name="Default_20_Paragraph_20_Font"><text:span text:style-name="T1">Non solum recte de- signis quae ex somno haberi<text:line-break/>possunt Hippocrates dixit, verum causam etiam ipsorum<text:line-break/>adjecit, omnium quidem quae prosunt causam ad natura-<text:line-break/>lem habitum referens, contraria autem eam ob rem dam-<text:line-break/>nans, quod praeter naturam sint. Est .autem et consue-<text:line-break/>tudinis eadem ratio. Consuetum enim bonum, malum<text:line-break/>vero quod praeter consuetudinem - esu Verum llippocratis<text:line-break/>faeculo non aliud fecundum naturam erat et aliud ex con-<text:line-break/>suetudine. Nunc cum in aliis quibusdam tum lu somno<text:line-break/>praepostere divites agunt qui interdiu. quidem dormiunt,<text:line-break/>noctes vero insomnes ducunt. Ergo in illis ut qui prae-.<text:line-break/>ter naturam vivere consueverint, non est verum quod<text:line-break/>nunc ab Hippocrate docetur..: Consuetudo enim istis qui-</text:span></text:span></text:p>
        <text:p text:style-name="P3">dem temporibus non modo in divitibus mulieribus, sed<text:line-break/>viris etiam non paucis majoris est quam natura momenti.</text:p>
        <text:h text:style-name="Heading_20_2" text:outline-level="2">XII.</text:h>
        <text:p text:style-name="P4">P<text:span text:style-name="Default_20_Paragraph_20_Font"><text:span text:style-name="T6">essimum autem est st somnus neque noctu neque interdiu<text:line-break/>corripit</text:span></text:span><text:span text:style-name="Default_20_Paragraph_20_Font"><text:span text:style-name="T1">e </text:span></text:span><text:span text:style-name="Default_20_Paragraph_20_Font"><text:span text:style-name="T6">dd enim a dolore laboreque provenit aut de-<text:line-break/>lirii futuri nota est.</text:span></text:span></text:p>
        <text:p text:style-name="P1">Neque interdiu neque noctu dormiunt, qui dolore<text:line-break/>aliquo divexantur, quique delirare incipiunt. Nam et<text:line-break/>delirium ob siccum cerebri temperamentum vigilias solet<text:line-break/>^excitare.</text:p>
        <text:h text:style-name="Heading_20_2" text:outline-level="2">XIII.</text:h>
        <text:p text:style-name="P4"><text:span text:style-name="Default_20_Paragraph_20_Font"><text:span text:style-name="T6">Alvi excrementum optimum est, quod reddit</text:span></text:span> n<text:span text:style-name="Default_20_Paragraph_20_Font"><text:span text:style-name="T6">euter molle<text:line-break/>concretum, eodem fere tempore quo secunda valetudine<text:line-break/>assuevit, modoque conveniens his quae assumuntur. Fa-<text:line-break/>lis enim detectio inferiorem ventrem valere ostendit.</text:span></text:span></text:p>
        <text:p text:style-name="P2">Deiectionem optimam ab excrementorum concretione<text:line-break/>et modo et tempore quo reddi solent judicat. Pessimam<text:line-break/>rem non ab his quidem solis, sed a colore etiam et odore<text:line-break/>et sono insuper quem dum excernitur emittit. Concretio-<text:line-break/>nem igitur habent, eam quidem quae secundum naturam<text:line-break/>efi, quaecunque nec prorsus dura sunt, velut lapidea, nec<text:line-break/>admodum liquida ut diffluere possint, sed eatenus mollia<text:line-break/>ut adhuc compacta permaneant. Esto autem et eorum<text:line-break/>modus his quae assumpta sunt conveniens ac tempus<text:line-break/>etiam quo aeger excernere consuevit. Adsint quoque et<text:line-break/>color et odor qualis secundum naturam esse solet, quae<text:line-break/>etsi Hippocrates diserte non expresserit, facile tamen po-<text:line-break/>Ies ex iis notis quas praeter naturam esse dixit intelli-<text:line-break/>gere. Id enim illi familiare esse saepe a nobis ostensum<text:line-break/>est, ut ex contrariis contraria quorum nomina praetermi-<text:line-break/>serit , indicet. Porro inferiorem ventrem valere dixit, ad<text:line-break/>differentiam pectoris ut nomine inferioris ventris tum<text:line-break/>Ipsum ventriculum tum jejunum reliquaque intestina ossi-</text:p>
        <text:p text:style-name="P45">nia audiamus. Verumtamen si forte aliter reddita sit de-<text:line-break/>jectio , non est protinus judicandum praeter naturam esse.<text:line-break/>Id enim nec ipse censet nec est alioqui verum. Valere<text:line-break/>siquidem potest venter inferior et tamen ex jecore aut<text:line-break/>liene aliquid in eum deferri, a quo non ipse^modo color<text:line-break/>qui secundum naturam est, verum etiam concretio odor-<text:line-break/>que excrementorum vitiatur. Quin et modus eorum saepe<text:line-break/>non servabitur, inmixtis aliis qui affluunt humoribus.<text:line-break/>Unde fieri quidem potest ut nec illo etiam tempore ea<text:line-break/>reddat alvus quo assueverat. Itaque alvi delectio naturali<text:line-break/>quam simillima non ventrem modo inferiorem optima fa-<text:line-break/>ditate frui ostendit, sicut ipse dixit, fed nihil etiam ex<text:line-break/>illis visceribus in ipsum regurgitare. At quae contra na-<text:line-break/>turam est, significat quidem aliquando ventrem dumtaxat<text:line-break/>affectum esse, saepe vero confluentis in eum aliunde hu-<text:line-break/>moris notas habet. Et varia quidem ejusmodi dejectio<text:line-break/>est, propterea quod jecur non sua modo excrementa et<text:line-break/>laniem humoresque quos praeter naturam continet, in</text:p>
        <text:p text:style-name="P3">rentrem refundit, sed universi etiam corporis. Nam per<text:line-break/>ipsum venter omnibus corporis partibus annexus est, per-<text:line-break/><text:span text:style-name="Default_20_Paragraph_20_Font"><text:span text:style-name="T6">q</text:span></text:span>ue ipsum eorum excrementa recipit, alias quidem de-<text:line-break/>cambeutis in eum fluxionis modo totum corpus expur-<text:line-break/>gsatia, alias vero ab una parte aut duabus aut pluribus<text:line-break/>simul prodeuntia, saepe vero tanquam symptomata, quae<text:line-break/>vel corporis totius vel partis alicujus aut etiam plurium<text:line-break/>assectus testentur. Jam ergo animum iis quae deinceps<text:line-break/>de istis docet advertamus.</text:p>
        <text:h text:style-name="Heading_20_2" text:outline-level="2"><text:span text:style-name="Default_20_Paragraph_20_Font">XIV.</text:span></text:h>
        <text:p text:style-name="P4"><text:span text:style-name="Default_20_Paragraph_20_Font"><text:span text:style-name="T1">F</text:span></text:span><text:span text:style-name="Default_20_Paragraph_20_Font"><text:span text:style-name="T6">erum st alv</text:span></text:span><text:span text:style-name="Default_20_Paragraph_20_Font"><text:span text:style-name="T1">i </text:span></text:span><text:span text:style-name="Default_20_Paragraph_20_Font"><text:span text:style-name="T6">excrementum liquidum est, id nec stridere<text:line-break/>nec crebro et paulatim excerni expedit. Lessus enim<text:line-break/>homo ex continua e.osurrectione succumbens insomnis set,<text:line-break/>st cero affatim saepe deficiat , desectus animi pericu-<text:line-break/>lum est.</text:span></text:span></text:p>
        <text:p text:style-name="P2">Nemo est q<text:span text:style-name="Default_20_Paragraph_20_Font"><text:span text:style-name="T6">u</text:span></text:span>i dubitet deiectionem liquidam fore,<text:line-break/>quum vel e ventre in jecur digestum non est alimentum<text:line-break/>vel ex jecinore aut liene hum<text:span text:style-name="Default_20_Paragraph_20_Font"><text:span text:style-name="T6">o</text:span></text:span>ris aliquid excrementitii in<text:line-break/>ipsum confluxerit. Sed commodum quidem id esse potest,<text:line-break/>si aut jecur aut lien et universum corpus per jecur ex-<text:line-break/>purgetur: incommodum autem, si id velut symptoma ac-<text:line-break/>ciderit, non probe digesto cibo vel humoribus qui a jeci-<text:line-break/>note in ventrem dilabuntur vitio aliquo infectis. Ea au-<text:line-break/>tem ipse discernes si non strideat, quod Hippocrates <text:span text:style-name="Default_20_Paragraph_20_Font"><text:span text:style-name="T13">τρύ</text:span></text:span><text:span text:style-name="Default_20_Paragraph_20_Font"><text:span text:style-name="T19">-<text:line-break/>^</text:span></text:span><text:span text:style-name="Default_20_Paragraph_20_Font"><text:span text:style-name="T13">ειν</text:span></text:span><text:span text:style-name="Default_20_Paragraph_20_Font"><text:span text:style-name="T19"> </text:span></text:span>dixit, quod quidem et cum <text:span text:style-name="Default_20_Paragraph_20_Font"><text:span text:style-name="T13">σ</text:span></text:span><text:span text:style-name="Default_20_Paragraph_20_Font"><text:span text:style-name="T19"> </text:span></text:span>et sine eo scribi potest,<text:line-break/>estque verbum, utrovis scribatur modo, a sono qui editur,<text:line-break/>effictum. Ad haec si non cumulate et paulatim descende-<text:line-break/>rit. Nam quae sic exeunt rationem habent symptomatis.<text:line-break/>Quae vero Iongiori mora interposita cumulate excernun-<text:line-break/>tur, saepenumero utiliter excerni solent, quum natura ea<text:line-break/>modo aut qualitate superflua deponit, aut totum animat<text:line-break/>vel aliquam ipsius familiarem portionem vacuat sive ex-<text:line-break/>purgat. Voco autem familiarium quidem vastationem,</text:p>
        <text:p text:style-name="P3">quando copia exsuperant, purgationem vero eorum quae<text:line-break/>lant aliena qualitate. Caeterum ejusmodi deiectionibus<text:line-break/>aha quaedam superveniunt, quae bis verbis declaravit<text:line-break/>Hippocrates. <text:span text:style-name="Default_20_Paragraph_20_Font"><text:span text:style-name="T6">Labor enim qu</text:span></text:span>i <text:span text:style-name="Default_20_Paragraph_20_Font"><text:span text:style-name="T6">hominem crebro e cubili<text:line-break/>sugentem sutigat</text:span></text:span>, ui<text:span text:style-name="Default_20_Paragraph_20_Font"><text:span text:style-name="T6">g</text:span></text:span>i<text:span text:style-name="Default_20_Paragraph_20_Font"><text:span text:style-name="T6">lias inducit.</text:span></text:span> Quin etiam plurima<text:line-break/>siepe excernere non probat, quod inde vires exsolvantur.<text:line-break/>sistro enim ejusmodi vacuationes srugiserae sunt quibus<text:line-break/>scilicet virium resolutio, quae nunquam bona fuit, con-<text:line-break/>jancta est, aeque ac immoderatis, etiam si criticae fuerint,<text:line-break/>linguinis eruptionibus.</text:p>
        <text:h text:style-name="Heading_20_2" text:outline-level="2">XV.</text:h>
        <text:p text:style-name="P4"><text:span text:style-name="Default_20_Paragraph_20_Font"><text:span text:style-name="T6">Sed oportet pro assumptorum copia aut bis aut ter inter-<text:line-break/>diu de</text:span></text:span>i<text:span text:style-name="Default_20_Paragraph_20_Font"><text:span text:style-name="T6">icere et noctu semel. Sed mane plurimum ut<text:line-break/>naturalis homini consuetudo est.</text:span></text:span></text:p>
        <text:p text:style-name="P2">Et hoc quidem ante scripserat. Verum praestaret<text:line-break/>ipsum de iis q<text:span text:style-name="Default_20_Paragraph_20_Font"><text:span text:style-name="T6">u</text:span></text:span>ae critice quidem, sed cumulate excernun-<text:line-break/>tur hoc loco dixisse idem quod ego modo dixi. Nec vero<text:line-break/>probare possum quod scripsit: <text:span text:style-name="Default_20_Paragraph_20_Font"><text:span text:style-name="T6">bis aut ter interdiu et semel<text:line-break/>noctu</text:span></text:span> et quae postea subiunxit, quia superflua sint. Satis<text:line-break/>enim erat id modo dixisse, quod est positum ab eo in fine<text:line-break/>sententiae, ut homini consuet<text:span text:style-name="Default_20_Paragraph_20_Font"><text:span text:style-name="T6">u</text:span></text:span>do erat, quod quidem in<text:line-break/>quib<text:span text:style-name="Default_20_Paragraph_20_Font"><text:span text:style-name="T6">u</text:span></text:span>sdam codicibus scriptum invenitur cum verbo <text:span text:style-name="Default_20_Paragraph_20_Font"><text:span text:style-name="T13">ύπείτα</text:span></text:span><text:span text:style-name="Default_20_Paragraph_20_Font"><text:span text:style-name="T19">,<text:line-break/></text:span></text:span>in aliis vero absque eo hunc in modum, <text:span text:style-name="Default_20_Paragraph_20_Font"><text:span text:style-name="T13">πλέον</text:span></text:span><text:span text:style-name="Default_20_Paragraph_20_Font"><text:span text:style-name="T19"> </text:span></text:span><text:span text:style-name="Default_20_Paragraph_20_Font"><text:span text:style-name="T13">ύπὸ</text:span></text:span><text:span text:style-name="Default_20_Paragraph_20_Font"><text:span text:style-name="T19"> </text:span></text:span><text:span text:style-name="Default_20_Paragraph_20_Font"><text:span text:style-name="T13">τὸ</text:span></text:span><text:span text:style-name="Default_20_Paragraph_20_Font"><text:span text:style-name="T19"><text:line-break/></text:span></text:span><text:span text:style-name="Default_20_Paragraph_20_Font"><text:span text:style-name="T13">πρωὶ</text:span></text:span><text:span text:style-name="Default_20_Paragraph_20_Font"><text:span text:style-name="T19"> </text:span></text:span><text:span text:style-name="Default_20_Paragraph_20_Font"><text:span text:style-name="T13">ὥσπερ</text:span></text:span><text:span text:style-name="Default_20_Paragraph_20_Font"><text:span text:style-name="T19"> </text:span></text:span><text:span text:style-name="Default_20_Paragraph_20_Font"><text:span text:style-name="T13">σύνηθες</text:span></text:span><text:span text:style-name="Default_20_Paragraph_20_Font"><text:span text:style-name="T19"> </text:span></text:span><text:span text:style-name="Default_20_Paragraph_20_Font"><text:span text:style-name="T13">ὴν</text:span></text:span><text:span text:style-name="Default_20_Paragraph_20_Font"><text:span text:style-name="T19"> </text:span></text:span><text:span text:style-name="Default_20_Paragraph_20_Font"><text:span text:style-name="T13">τῷ</text:span></text:span><text:span text:style-name="Default_20_Paragraph_20_Font"><text:span text:style-name="T19"> </text:span></text:span><text:span text:style-name="Default_20_Paragraph_20_Font"><text:span text:style-name="T13">άνρρώπῳ</text:span></text:span><text:span text:style-name="Default_20_Paragraph_20_Font"><text:span text:style-name="T19">, </text:span></text:span>id est <text:span text:style-name="Default_20_Paragraph_20_Font"><text:span text:style-name="T6">plus matu-<text:line-break/>tino tempore ut homini consuetudo erat. </text:span></text:span>Verum nihil in-.<text:line-break/>terest hoc an illo modo scriptum sit , servatur enim utro-<text:line-break/>bique eadem sententia, optimum id esse cui maxime assae-<text:line-break/>vimus.</text:p>
        <text:h text:style-name="Heading_20_2" text:outline-level="2"><text:span text:style-name="Default_20_Paragraph_20_Font">XVI.</text:span></text:h>
        <text:p text:style-name="P4"><text:span text:style-name="Default_20_Paragraph_20_Font"><text:span text:style-name="T6">Crassiorem autem fieri defectionem oportet procedente ad<text:line-break/>cr</text:span></text:span><text:span text:style-name="Default_20_Paragraph_20_Font"><text:span text:style-name="T1">i</text:span></text:span><text:span text:style-name="Default_20_Paragraph_20_Font"><text:span text:style-name="T6">sin morbo.</text:span></text:span></text:p>
        <text:p text:style-name="P20">Crassius quidem esse oportet id quod^ aquosum dilu-<text:line-break/>tamque non quod crassam durumque erat. Itaque de iis<text:line-break/>nunc loquitur, qui incipiente morbo liquida dejiclunt.<text:line-break/>Verum id antiquae brevitatis est et maxime Hippocrati<text:line-break/>familiare, ut q<text:span text:style-name="Default_20_Paragraph_20_Font"><text:span text:style-name="T6">u</text:span></text:span>ae ipse nominatim non expresserit, per<text:line-break/>opposita nonnunquam significet.</text:p>
        <text:h text:style-name="Heading_20_2" text:outline-level="2">XVII.</text:h>
        <text:p text:style-name="Normal"><text:span text:style-name="Default_20_Paragraph_20_Font"><text:span text:style-name="T6">Sit etiam subful</text:span></text:span>u<text:span text:style-name="Default_20_Paragraph_20_Font"><text:span text:style-name="T6">a neque admodum graoeolens desectio.</text:span></text:span></text:p>
        <text:p text:style-name="P1">Decebat haec principio dicta esse, quum de alvi ex-<text:line-break/>crementis disserebat et hunc in modum scribere. Exere-<text:line-break/>mentum optimum est, quod reddit venter molle, concre-<text:line-break/>tmn, eodem sere tempore quo <text:span text:style-name="Default_20_Paragraph_20_Font"><text:span text:style-name="T6">s</text:span></text:span>ecunda valetudine assuevit,<text:line-break/>m o do que conveniens his quae assumuntur, atque item sub-<text:line-break/>rufum nec foedi multum odoris. Ut quemadmodum ego<text:line-break/>dicebam, ipsorum concretionem et modum et vacuationis<text:line-break/>tempus et utrasque qualitates, quae tum visu tum odore</text:p>
        <text:p text:style-name="P3">sentiuntur, simul definiret. Quod vero secundum naturam<text:line-break/>se habens excrementum subrufum sit, bilem quae a iecinore<text:line-break/>in ventrem confluit, qualitate quidem moderatam et quan-<text:line-break/>titate exiguam excipiens, medicis omnibus apertum con-<text:line-break/>felsumque est. Nam si meraci<text:span text:style-name="Default_20_Paragraph_20_Font"><text:span text:style-name="T6">o</text:span></text:span>r vel copiosior affluxerit,<text:line-break/>flavum aut rufum efficit. Sin autem nullo modo feratur<text:line-break/>in intestina, id quod descendit album erit, sicut in iis<text:line-break/>cernitur, qui regio morbo laborant.</text:p>
        <text:h text:style-name="Heading_20_2" text:outline-level="2">XVIII.</text:h>
        <text:p text:style-name="P4"><text:span text:style-name="Default_20_Paragraph_20_Font"><text:span text:style-name="T6">Sed et lambr</text:span></text:span>i<text:span text:style-name="Default_20_Paragraph_20_Font"><text:span text:style-name="T6">cos teretes morbo</text:span></text:span> j<text:span text:style-name="Default_20_Paragraph_20_Font"><text:span text:style-name="T6">udicium subeunte una<text:line-break/>cum excrementis prodire utile suerit.</text:span></text:span></text:p>
        <text:p text:style-name="P1">Quando una cum reliquis excrementis lumbricos quo-<text:line-break/>que istos natura deors<text:span text:style-name="Default_20_Paragraph_20_Font"><text:span text:style-name="T6">u</text:span></text:span>m pessumdat, melius est quam si<text:line-break/>per superi<text:span text:style-name="Default_20_Paragraph_20_Font"><text:span text:style-name="T6">o</text:span></text:span>ra rejiciat et simuI cum aliis fe prodant, ut<text:line-break/>symptomata. Verum fusius in libris qui de crisibus con-<text:line-break/>scripti sunt differentiam omnem eorum quae eri lice pro-<text:line-break/>veniunt exposuimus.</text:p>
        <text:h text:style-name="P37" text:outline-level="2">XIX.</text:h>
        <text:p text:style-name="P4">sit <text:span text:style-name="Default_20_Paragraph_20_Font"><text:span text:style-name="T6">omni autem morbo ventrem mollem esse et proba mole<text:line-break/>donatum oportet.</text:span></text:span></text:p>
        <text:p text:style-name="P1">Molle intento aut pleno modice tumidum emaciato<text:line-break/>opponitur, ut primum quidem eorum quae intra ventrem,<text:line-break/>alterum autem ventris ipsius habitum declaret, perinde<text:line-break/>sc si ita loquutus esset. In omni morbo vacuum justo<text:line-break/>modo ventrem esse oportet, ipsum autem sua substantia<text:line-break/>modice tumidum nec nimis extenuatum.</text:p>
        <text:h text:style-name="Heading_20_2" text:outline-level="2">XX.</text:h>
        <text:p text:style-name="P4"><text:span text:style-name="Default_20_Paragraph_20_Font"><text:span text:style-name="T6">At</text:span></text:span> v<text:span text:style-name="Default_20_Paragraph_20_Font"><text:span text:style-name="T6">alde aquosum aut album aut ex viridi pallidum aut<text:line-break/>vehementer rubrum aut spumans de</text:span></text:span>i<text:span text:style-name="Default_20_Paragraph_20_Font"><text:span text:style-name="T6">icere, mala haec<text:line-break/>o</text:span></text:span>m<text:span text:style-name="Default_20_Paragraph_20_Font"><text:span text:style-name="T6">n</text:span></text:span>i<text:span text:style-name="Default_20_Paragraph_20_Font"><text:span text:style-name="T6">a.</text:span></text:span></text:p>
        <text:p text:style-name="P1">Quod descendit perliquidum cruditatis signum est t<text:line-break/>albidum autem sicut dictum jam ante est, nihil pallidae<text:line-break/>bilis a iecinore in partes ad ventrem attinentes descendisse</text:p>
        <text:p text:style-name="P2">significat. Quod vero colorem eum habet, quem <text:span text:style-name="Default_20_Paragraph_20_Font"><text:span text:style-name="T13">χλωρὸν</text:span></text:span><text:span text:style-name="Default_20_Paragraph_20_Font"><text:span text:style-name="T19"><text:line-break/></text:span></text:span>dicunt, quoniam id duorum colorum, sicut ante diximus,<text:line-break/>nomen est, altera quidem significatione pallidam bilem<text:line-break/>affatim immixtam esse, altera vero aeruginosam denotat.<text:line-break/>Porro spumans alias quidem spiritum flatuosum humori<text:line-break/>vix solubili mixtum esse, alias vero caloris copiam osten-<text:line-break/>dit. Nam in rebus etiam externis sic fieri animadvertimus,<text:line-break/>in mari quidem ob ventorum impetus, in lebetibus au-<text:line-break/>tem , qui aliquid coquunt, a multo calore.</text:p>
        <text:h text:style-name="Heading_20_2" text:outline-level="2">XXI.</text:h>
        <text:p text:style-name="P4"><text:span text:style-name="Default_20_Paragraph_20_Font"><text:span text:style-name="T6">Sed malum quoque est et exiguum et glutinosum et album<text:line-break/>et subpallidum et laeoe.</text:span></text:span></text:p>
        <text:p text:style-name="P1">D<text:span text:style-name="Default_20_Paragraph_20_Font"><text:span text:style-name="T6">u</text:span></text:span>as hoc loco excrementorum species explicat, qua-<text:line-break/>rum utraque quidem ex colliquatione provenit, disserunt<text:line-break/>autem inter se quod exigua et glutinosa et alba dejiciun-<text:line-break/>tur, pinguedine a calore quidem igneo, sed non admodum</text:p>
        <text:p text:style-name="P2">maligno, liquata, subpallidum autem et laeve id quod<text:line-break/>excernitur est, pinguedine quidem etiam liquata, sed vel<text:line-break/>propter calorem longe vehementiorem vel quod pinguedo<text:line-break/>ipsa vetus sit et quodammodo <text:span text:style-name="Default_20_Paragraph_20_Font"><text:span text:style-name="T6">s</text:span></text:span>emiputris. Nam non ipsa<text:line-break/>modo pinguedo, verum etiam sevum temporis spatio pri-<text:line-break/>fimum suum colorem mutare et subpallida fieri manifesto<text:line-break/>ridentur. Ac si quidem id quod descendit subpallidum<text:line-break/>fuerit propter aeruginosam bilem , nam ut ostendimus id<text:line-break/>alterum est <text:span text:style-name="Default_20_Paragraph_20_Font"><text:span text:style-name="T13">τοῦ</text:span></text:span><text:span text:style-name="Default_20_Paragraph_20_Font"><text:span text:style-name="T19"> </text:span></text:span><text:span text:style-name="Default_20_Paragraph_20_Font"><text:span text:style-name="T13">χλωροῦ</text:span></text:span><text:span text:style-name="Default_20_Paragraph_20_Font"><text:span text:style-name="T19"> </text:span></text:span>significatum, maximam prodit col-<text:line-break/>li<text:span text:style-name="Default_20_Paragraph_20_Font"><text:span text:style-name="T6">q</text:span></text:span>uationem. At vero laeve fit, quidquid extra corpus<text:line-break/>emitti potest vel quod aequaliter coctum sit, ita ut nulla<text:line-break/>ejus pars naturae alterationem effugerit vel a tam vehe-<text:line-break/>menti colliq<text:span text:style-name="Default_20_Paragraph_20_Font"><text:span text:style-name="T6">u</text:span></text:span>atione ut nulla humoris qui illic sit portio<text:line-break/>intacta remanserit. Itaque sicut omnia quae bona sunt,<text:line-break/>censentur meliora, si bona aequaliter sint; eodem modo<text:line-break/><text:span text:style-name="Default_20_Paragraph_20_Font"><text:span text:style-name="T6">q</text:span></text:span>uaecunque mala sunt, ut sunt aequaliter mala, sic pejora<text:line-break/>videntur. Eorum enim utraque per se tota cernuntur,<text:line-break/>ista quidem naturae ornamentis insignita, haec vero prae</text:p>
        <text:p text:style-name="P3">malignitate turpia atque foeda. Quod vero glutinosum<text:line-break/>aliquid saepe evadat, immodice excalefactum perspicuum<text:line-break/>est. Nonnunquam vero etiam ciborum qualitas succos<text:line-break/>tales efficit. Sed hi quidem haud exigui vacuantur. Quod<text:line-break/>vero glutinosum exiguum excernitur, non est quidem ge-<text:line-break/>neris ejusdem, sed ad modicas colliquationes accedit. Quam-<text:line-break/>quam interdum vehemens etiam colliquatio permulta glu-<text:line-break/>tinosa excrementa pariat. Sunt autem tales foedi prorsus<text:line-break/>odoris eoque discernuntur a crudis humoribus qui nullam<text:line-break/>habent odoris foeditatem.</text:p>
        <text:h text:style-name="Heading_20_2" text:outline-level="2">XXII.</text:h>
        <text:p text:style-name="P4"><text:span text:style-name="Default_20_Paragraph_20_Font"><text:span text:style-name="T6">His autem al</text:span></text:span>u<text:span text:style-name="Default_20_Paragraph_20_Font"><text:span text:style-name="T6">i excrementis magis letalia suerint nigra<text:line-break/>aut pinguia aut livida aut aeruginosa aut foetida.</text:span></text:span></text:p>
        <text:p text:style-name="P1">Quae nigra dejiciuntur ab atra bile immodica colorem<text:line-break/>ejusmodi contraxere. Sin autem ea et modica et modice<text:line-break/>iis permixta fuerit, evad<text:span text:style-name="Default_20_Paragraph_20_Font"><text:span text:style-name="T6">u</text:span></text:span>nt livida. Pinguia autem ex-</text:p>
        <text:p text:style-name="P3">^emuntur colliquata pinguedine ab igneo calore. Quae<text:line-break/>reso foetent, putredinem arguunt.</text:p>
        <text:h text:style-name="Heading_20_2" text:outline-level="2">XXIII.</text:h>
        <text:p text:style-name="P4">li<text:span text:style-name="Default_20_Paragraph_20_Font"><text:span text:style-name="T6">bi vero</text:span></text:span> n<text:span text:style-name="Default_20_Paragraph_20_Font"><text:span text:style-name="T6">aria excrementa re</text:span></text:span>i<text:span text:style-name="Default_20_Paragraph_20_Font"><text:span text:style-name="T6">iciuntur, longioris quidem<text:line-break/>morbi notae sunt nec tamen minus habent periculis Sunt<text:line-break/>au</text:span></text:span>t<text:span text:style-name="Default_20_Paragraph_20_Font"><text:span text:style-name="T6">em ea strigmentosu et biliosa et sanguinea et porra-<text:line-break/>cea et nigra eaque alias universa, alias particulatim<text:line-break/></text:span></text:span>asi<text:span text:style-name="Default_20_Paragraph_20_Font"><text:span text:style-name="T6">n</text:span></text:span>i<text:span text:style-name="Default_20_Paragraph_20_Font"><text:span text:style-name="T6">s essundite</text:span></text:span></text:p>
        <text:p text:style-name="P1">Varia multiplices assectus subesse produnt. Quare<text:line-break/>temporis spatium requirunt ad concoctionem. Quando<text:line-break/>inter tam multos assectus aliquos diuturnos esse verisimile<text:line-break/>est, si non ex se, at certe quod ad naturam, quam quidem<text:line-break/>ut contra mult<text:span text:style-name="Default_20_Paragraph_20_Font"><text:span text:style-name="T6">o</text:span></text:span>s adversarios depugnantem plurimum tem-<text:line-break/>pms insumere oportet.</text:p>
        <text:h text:style-name="Heading_20_2" text:outline-level="2">XXIV.</text:h>
        <text:p text:style-name="P4">op<text:span text:style-name="Default_20_Paragraph_20_Font"><text:span text:style-name="T6">timum autem est statum absone sano et crepitu exire,<text:line-break/>sed eum ta</text:span></text:span>m<text:span text:style-name="Default_20_Paragraph_20_Font"><text:span text:style-name="T6">en praestat cum sano prodire quam ibi</text:span></text:span></text:p>
        <text:p text:style-name="P3"><text:span text:style-name="Default_20_Paragraph_20_Font"><text:span text:style-name="T6">revolv</text:span></text:span>i. E<text:span text:style-name="Default_20_Paragraph_20_Font"><text:span text:style-name="T6">t sic quidem prodiens hominem oel dolore<text:line-break/>essligi vel delirare arguit, nisi ipsa surtasus de industria<text:line-break/>crepitum emittat.</text:span></text:span></text:p>
        <text:p text:style-name="P1">Flatum aliqui cum crepitu nulla verecundia expellunt,<text:line-break/>alii vel mortem perpeti malint quam pedere. Istos ergo<text:line-break/>si quando crepitum plurimis audientibus ediderint, scire<text:line-break/>oportet d<text:span text:style-name="Default_20_Paragraph_20_Font"><text:span text:style-name="T6">u</text:span></text:span>orum alterum , vel ad ea non advertere quae<text:line-break/>agunt vel propter doloris magnitudinem adigi ut quae<text:line-break/>nolint faciant. .Quod spectat ad alios quibus eorum qui<text:line-break/>praesentes sunt nulla cura est; non oportet putare aliquid<text:line-break/>sinistri ex crepitu portendi, sed utilius tamen esse itr iis<text:line-break/>quoque absque sono flatum elabi. Ille enim vel spiritus<text:line-break/>flatuosi copiam vel vasorum angustiam designat. Si vero<text:line-break/>flatus nec nimium abundat et vasa per quae fertur ad-<text:line-break/>modum ampla sunt, in his ipse solet sine crepitu egredi.</text:p>
        <text:h text:style-name="P37" text:outline-level="2"><text:span text:style-name="Default_20_Paragraph_20_Font">XXV.</text:span></text:h>
        <text:p text:style-name="P4"><text:span text:style-name="Default_20_Paragraph_20_Font"><text:span text:style-name="T1">D</text:span></text:span><text:span text:style-name="Default_20_Paragraph_20_Font"><text:span text:style-name="T6">olores tu</text:span></text:span><text:span text:style-name="Default_20_Paragraph_20_Font"><text:span text:style-name="T1">m</text:span></text:span><text:span text:style-name="Default_20_Paragraph_20_Font"><text:span text:style-name="T6">oresque praecordiorum qui recentes sunt et sine<text:line-break/>instammatione sanus in praecordiis excitatus dissolvit,<text:line-break/>magi</text:span></text:span><text:span text:style-name="Default_20_Paragraph_20_Font"><text:span text:style-name="T1">s</text:span></text:span><text:span text:style-name="Default_20_Paragraph_20_Font"><text:span text:style-name="T6">que st cum stercore et urina excessit ; sin autem<text:line-break/>ipse non excesserit, at prodest tamen ad inferiores par-<text:line-break/></text:span></text:span><text:span text:style-name="Default_20_Paragraph_20_Font"><text:span text:style-name="T1">I</text:span></text:span><text:span text:style-name="Default_20_Paragraph_20_Font"><text:span text:style-name="T6">es evolutus.</text:span></text:span></text:p>
        <text:p text:style-name="P1">Quae hypoch<text:span text:style-name="Default_20_Paragraph_20_Font"><text:span text:style-name="T6">o</text:span></text:span>ndriorum <text:span text:style-name="Default_20_Paragraph_20_Font"><text:span text:style-name="T13">κυρτὼματα</text:span></text:span><text:span text:style-name="Default_20_Paragraph_20_Font"><text:span text:style-name="T19"> </text:span></text:span>dixit, ea <text:span text:style-name="Default_20_Paragraph_20_Font"><text:span text:style-name="T6">s</text:span></text:span>unt<text:line-break/><text:span text:style-name="Default_20_Paragraph_20_Font"><text:span text:style-name="T6">q</text:span></text:span>uae ante <text:span text:style-name="Default_20_Paragraph_20_Font"><text:span text:style-name="T13">οἰδὴματα</text:span></text:span><text:span text:style-name="Default_20_Paragraph_20_Font"><text:span text:style-name="T19"> </text:span></text:span>appellavit. Sunt autem illa omnes<text:line-break/>praeter naturam tumores, qui si absque inflammatione sint,<text:line-break/>fido flatu distenduntur, maxime quando recentes sunt. Eos<text:line-break/>autem dissolvi dixit sonitu in praecordiis excitato. Is<text:line-break/>enim non modo flatus indicium est, sed eum etiam hu-<text:line-break/>mori corporique solido permixtum esse ostendit. ltaque<text:line-break/>sta tu ofus ille spiritus in flatum versus sive deorsum ex-<text:line-break/>tedat sive non excedens ad in<text:span text:style-name="Default_20_Paragraph_20_Font"><text:span text:style-name="T6">t</text:span></text:span>eriores aliquas partes de-<text:line-break/>.Tendat, utrumque symptoma, et dolorem et tumorem,</text:p>
        <text:p text:style-name="P3">praecordiis adimit, magisque si cum urina et stercore va-<text:line-break/>puetur. Talis enim vacuasse nihil prorsus superflui in<text:line-break/>praecordiis relinquit.</text:p>
        <text:h text:style-name="Heading_20_2" text:outline-level="2">. XXVI.</text:h>
        <text:p text:style-name="P4">O<text:span text:style-name="Default_20_Paragraph_20_Font"><text:span text:style-name="T6">ptima autem urina est, in qua per totum morbi curri-<text:line-break/>culum donec ipsa</text:span></text:span> i<text:span text:style-name="Default_20_Paragraph_20_Font"><text:span text:style-name="T6">udicatus sit, subsidet album, laeve et<text:line-break/>aequale. Secur</text:span></text:span>i<text:span text:style-name="Default_20_Paragraph_20_Font"><text:span text:style-name="T6">tatem enim et brevitatem morbi pollice.-<text:line-break/>tur. Si vero modo liquida et pura est, modo habet<text:line-break/>quaedam subsidentia alba atque laevia morbus longi</text:span></text:span>o<text:span text:style-name="Default_20_Paragraph_20_Font"><text:span text:style-name="T6">r<text:line-break/>erit et minus securus.</text:span></text:span></text:p>
        <text:p text:style-name="P1">Sicut paulo ante dixi facultatis unius quam ipse su-<text:line-break/>prcmi principii dicebat esse, quamque ego aliis commeu-<text:line-break/>tariis in cerebro constitutam ostendi robur aut imbecilli-<text:line-break/>tatem significari per voluntarias actiones, ita nunc lli<text:span text:style-name="Default_20_Paragraph_20_Font"><text:span text:style-name="T6">p-<text:line-break/></text:span></text:span>pocrates alterius facultatis naturalis notas partim jam ex-</text:p>
        <text:p text:style-name="P2">plicavit, partim vero praesenti orati<text:span text:style-name="Default_20_Paragraph_20_Font"><text:span text:style-name="T6">o</text:span></text:span>ne exponit. Vocatur<text:line-break/>autem virtus ea de qua nunc agitur alteratrix atque con-<text:line-break/>coctrix. Ac signa quidem illius quae ventrem regit, per<text:line-break/>ea quae alvus dejicit quotidie deprehenduntur; ejus autem<text:line-break/>quae in jecinore et venis est ex urinis. Habent enim et<text:line-break/>illae apertissimas notas concoctionis vel exquisitae vel non<text:line-break/>perfectae vel etiam penitus nullae, non aliter quam quae<text:line-break/>e ventre prodeunt. Ad haec ut illinc externi alterius<text:line-break/>affectus signa quaedam, sic inde simul exeunt. Fecit igitur<text:line-break/>Hippocrates docendi initium a signis concoctionis ac ipsis<text:line-break/>deinde alia adjunget. Verum de illis primum dicamus,<text:line-break/>quae ipsie in proposita sententia prima complexus est. lu-<text:line-break/>bet ea quae subsident in urinis contemplari an alba, lae-<text:line-break/>via et aequalia cuncta sint et an m<text:span text:style-name="Default_20_Paragraph_20_Font"><text:span text:style-name="T6">o</text:span></text:span>do talia modo di-<text:line-break/>versa. IH enim accidere solet frequentissime. Et quidam<text:line-break/>fecunda Hin probam urinam reddidit, qui sequenti nocte<text:line-break/>vitiosam Fecit, rursus die tertia mane vitio carentem, de-</text:p>
        <text:p text:style-name="P3">inde vesperi malam emisit. Urinae quidem ejusmodi ali-<text:line-break/>quam humorum qui vasis continentur portionem c<text:span text:style-name="Default_20_Paragraph_20_Font"><text:span text:style-name="T6">o</text:span></text:span>neo-<text:line-break/>etam esse et evictam a natura testantur, aliam vero ca-<text:line-break/>rere coctione. Si vero inter coctas urinas nulla cruda<text:line-break/>inciderit, ea demum optima urina est. Quod si ex ea.<text:line-break/>aliquid desidet, album et laeve et aeq<text:span text:style-name="Default_20_Paragraph_20_Font"><text:span text:style-name="T6">u</text:span></text:span>ale perpetuo esse<text:line-break/>oportet, /donec morbus integre solutus sit. Sin autem<text:line-break/>nihil desideat, utique nubes quaedam alba pendebit, quam.<text:line-break/>quidem necessario tum colore modice pallidam esse decet,<text:line-break/>tum substantia mediam inter tenuem et aquosam et cras-<text:line-break/>fa m qualem jumenta excernunt. Verum urinae quae nulla<text:line-break/>pror<text:span text:style-name="Default_20_Paragraph_20_Font"><text:span text:style-name="T6">s</text:span></text:span>us habent sedimenta iis contingunt, qui tenuiter ad-.<text:line-break/>modum victitant; quae vero multa habent iis qui libera-<text:line-break/>liter ; quibus vero pauca ins<text:span text:style-name="Default_20_Paragraph_20_Font"><text:span text:style-name="T6">u</text:span></text:span>nt iis qui moderato victu<text:line-break/>utuntur. Praeterea in biliosis morbis quod s<text:span text:style-name="Default_20_Paragraph_20_Font"><text:span text:style-name="T6">u</text:span></text:span>bsidet, flavum<text:line-break/>magis est, in iis autem quos cr<text:span text:style-name="Default_20_Paragraph_20_Font"><text:span text:style-name="T6">u</text:span></text:span>di humores pariunt, sua-<text:line-break/>gis ad album vergit. Porro urinae quae ex crudis Immo-<text:line-break/>ribus proveniunt quam plurimum habent sedimenti , qu<text:span text:style-name="Default_20_Paragraph_20_Font"><text:span text:style-name="T6">a</text:span></text:span>e</text:p>
        <text:p text:style-name="P3">rem ex biliosis, aut nihil prorsus aut certe perexiguum,<text:line-break/>at quibus satis sit, si suspensa quaedam, quae Graece <text:span text:style-name="Default_20_Paragraph_20_Font"><text:span text:style-name="T13">ἐναιω</text:span></text:span><text:span text:style-name="Default_20_Paragraph_20_Font"><text:span text:style-name="T19">-<text:line-break/>^</text:span></text:span><text:span text:style-name="Default_20_Paragraph_20_Font"><text:span text:style-name="T13">ματα</text:span></text:span><text:span text:style-name="Default_20_Paragraph_20_Font"><text:span text:style-name="T19"> </text:span></text:span>dicuntur, contineant. Sic autem appello quod<text:line-break/>^assius et albidius non in superficie quidem aut fundo<text:line-break/>Iun, sed medio spatio vel exquisite medium vel supra<text:line-break/>magia quam infra perpendet in urina. Haec quidem ego<text:line-break/><text:span text:style-name="Default_20_Paragraph_20_Font"><text:span text:style-name="T13">υαιωρηματα</text:span></text:span><text:span text:style-name="Default_20_Paragraph_20_Font"><text:span text:style-name="T19"> </text:span></text:span>appellare soleo. Vocantur autem haec qu<text:span text:style-name="Default_20_Paragraph_20_Font"><text:span text:style-name="T6">o-<text:line-break/></text:span></text:span>^ue ab Hippocrate nubes, ut quae ita ad urinam fe ha-<text:line-break/>beant, quemadmodum verae nubes ad aerem. Siquidem<text:line-break/>issi circumfu<text:span text:style-name="Default_20_Paragraph_20_Font"><text:span text:style-name="T6">s</text:span></text:span>o humore istae aere crassiora sunt. Ac saepe<text:line-break/>^siidem aliquid in urinis <text:span text:style-name="Default_20_Paragraph_20_Font"><text:span text:style-name="T6">s</text:span></text:span>ursum adscendit, quod ego pro-<text:line-break/>prie nubem con<text:span text:style-name="Default_20_Paragraph_20_Font"><text:span text:style-name="T6">s</text:span></text:span>uevi nominare. Haec ergo primum in-<text:line-break/>hIIigas et memineris, deinde his mentem adhibe quae<text:line-break/>Hippocrates scripsit. Urina enim quae perpetuo sedimen-<text:line-break/>tam habet, quale de<text:span text:style-name="Default_20_Paragraph_20_Font"><text:span text:style-name="T6">s</text:span></text:span>cripsit, tum <text:span text:style-name="Default_20_Paragraph_20_Font"><text:span text:style-name="T6">s</text:span></text:span>ecuritatem pollicet<text:span text:style-name="Default_20_Paragraph_20_Font"><text:span text:style-name="T6">u</text:span></text:span>r,<text:line-break/>hic est nihil periculi esse in morbo et integre solutum<text:line-break/>in, ut nunquam postea revertatur; tum morbum prope-</text:p>
        <text:p text:style-name="P3">diem finem habiturum adeo ut si primo die et proxime<text:line-break/>eum sequenti nocte ac secundo etiam die nocteque primi<text:line-break/>judicantium dierum circuitus similis perseveret, intra id<text:line-break/>tempus morbus sit conquieturus. Caeterum haec Hippo-<text:line-break/>crates dicit de morbis quibus adiuncta febris est, non de<text:line-break/>iis qui sine febre consistunt vel in cerebro et ejus mem-<text:line-break/>branis aut in thorace et pulmone, quod eos aliis indiciis<text:line-break/>an salutares brevesque, an periculosi et longi sint, depre-<text:line-break/>hendamus. Cur autem id quod in urinis residet album<text:line-break/>este oporteat, in fine primi horum commentariorum, quum<text:line-break/>de pure ageretur, ostendimus.</text:p>
        <text:h text:style-name="Heading_20_2" text:outline-level="2">XXVII.</text:h>
        <text:p text:style-name="P4"><text:span text:style-name="Default_20_Paragraph_20_Font"><text:span text:style-name="T6">At st suerit et urina subrubra et sedimentum ejus simile<text:line-break/>subrubrum et laeve, haec quidem diuturnior priore sit,<text:line-break/>sed admodum salutaris.</text:span></text:span></text:p>
        <text:p text:style-name="P2">Quum serum sanguinis simul cum urina elabitur,<text:line-break/>apparet quidem ea subrubra, verum sanguinem non probe<text:line-break/>consectum redundare significat. Itaque quod humor ille<text:line-break/>redundat qui omnium optimus est, idcirco caret periculo ;<text:line-break/><text:span text:style-name="Default_20_Paragraph_20_Font"><text:span text:style-name="T6">q</text:span></text:span>uia vero is humidior atque serosior est, ob id concoqui<text:line-break/>debet. Quare si tempus ad concoctionem necessarium est,<text:line-break/>haud immerito ejusmodi urina serius solutum iri morbum<text:line-break/>quam prior ostendit.</text:p>
        <text:h text:style-name="Heading_20_2" text:outline-level="2">XXVIII.</text:h>
        <text:p text:style-name="Normal">Af<text:span text:style-name="Default_20_Paragraph_20_Font"><text:span text:style-name="T6">alum</text:span></text:span> u<text:span text:style-name="Default_20_Paragraph_20_Font"><text:span text:style-name="T6">ero st urinarum sedimenta tanquam ferinam erasa<text:line-break/>starem repraesentent, pe</text:span></text:span>j<text:span text:style-name="Default_20_Paragraph_20_Font"><text:span text:style-name="T6">us autem st quasi bracteola</text:span></text:span>e.<text:line-break/>T<text:span text:style-name="Default_20_Paragraph_20_Font"><text:span text:style-name="T6">enuia quoque atque alba sunt admodum vitiosa ; om-<text:line-break/>nium autem pessimu</text:span></text:span>m <text:span text:style-name="Default_20_Paragraph_20_Font"><text:span text:style-name="T6">st quod subsidet sursuraccum est.</text:span></text:span></text:p>
        <text:p text:style-name="P1"><text:span text:style-name="Default_20_Paragraph_20_Font"><text:span text:style-name="T19">.</text:span></text:span><text:span text:style-name="Default_20_Paragraph_20_Font"><text:span text:style-name="T13">Αρὶτινα</text:span></text:span><text:span text:style-name="Default_20_Paragraph_20_Font"><text:span text:style-name="T19"> </text:span></text:span>significant partes resiccati hordei grandiuscu-<text:line-break/>las reliquae farinae permixtas, quae scilicet exacte frangi<text:line-break/>conficiqne a mola non potuerunt. Itaque si quando ejus-</text:p>
        <text:p text:style-name="P2">modi subsidere in urina videbuntur, non est bonum signum.<text:line-break/>Nam in farina quidem id crassius est, quod in subtiles<text:line-break/>admodum partes confractum non est, in urinis vero non<text:line-break/>si quid cibi una cum reliquo digestum n<text:span text:style-name="Default_20_Paragraph_20_Font"><text:span text:style-name="T6">o</text:span></text:span>n fuit, id etiam<text:line-break/>d<text:span text:style-name="Default_20_Paragraph_20_Font"><text:span text:style-name="T6">u</text:span></text:span>rum est, sed crasso sang<text:span text:style-name="Default_20_Paragraph_20_Font"><text:span text:style-name="T6">u</text:span></text:span>ine vehementer assato a<text:span text:style-name="Default_20_Paragraph_20_Font"><text:span text:style-name="T6">u</text:span></text:span>t carne<text:line-break/>inaequaliter contabescente, ejusmodi evadunt. Fit autem<text:line-break/>id inaequaliter quum a febrili calore quidquid carnis molle<text:line-break/>est et recens in tenuem humorem solvitur, durum autem<text:line-break/>perinde ac quae in sartagine torrentur, arefactum consti-<text:line-break/>tit. Primum enim nova et mollis pinguedo per has fe^<text:line-break/>lues colliquatur, deinde q<text:span text:style-name="Default_20_Paragraph_20_Font"><text:span text:style-name="T6">u</text:span></text:span>ae durior est et vetustior, mox<text:line-break/>recens mollisque caro et secundum hanc dura et vetus et<text:line-break/>postea jam solidae corporis partes. Quibus rursum inae-<text:line-break/>qualiter contabescentibus una cum urinis bracteolis similis<text:line-break/>exeunt. Quare urinae ejusmodi pejores s<text:span text:style-name="Default_20_Paragraph_20_Font"><text:span text:style-name="T6">u</text:span></text:span>nt quam<text:line-break/>quibus id quod subsidet tanquam farinam crassiorem re-<text:line-break/>praesentat. Desident vero et in urinis alia ten<text:span text:style-name="Default_20_Paragraph_20_Font"><text:span text:style-name="T6">u</text:span></text:span>ia, hoc<text:line-break/>est crassitie carentia et quae aliquis spumae assimilare posa</text:p>
        <text:p text:style-name="P3">fit. Illa autem protinus etiam alba sunt, propterea quod<text:line-break/>multo magis quam crassa circumfusi aeris splendorem per<text:line-break/>fe tota admittant. Ortum autem illae habent a statuo fo<text:line-break/>spiritu qui cum semicoct<text:span text:style-name="Default_20_Paragraph_20_Font"><text:span text:style-name="T6">a</text:span></text:span> humorum excremento, fudisse-<text:line-break/>labili modo remixtus est. Nam quod ille aequale v<text:span text:style-name="Default_20_Paragraph_20_Font"><text:span text:style-name="T6">o</text:span></text:span>care<text:line-break/>folet iis modo convenit, quae perfectam adepta sunt con-<text:line-break/>coctionem. Id autem fit quum universa similium partium<text:line-break/>existunt. Quod enim cum diversa c<text:span text:style-name="Default_20_Paragraph_20_Font"><text:span text:style-name="T6">o</text:span></text:span>rpore mixt<text:span text:style-name="Default_20_Paragraph_20_Font"><text:span text:style-name="T6">u</text:span></text:span>m est,<text:line-break/>habet utique partes tum s<text:span text:style-name="Default_20_Paragraph_20_Font"><text:span text:style-name="T6">u</text:span></text:span>bstantia tum colore disserentes.<text:line-break/>Verum ex iis quae inaequalia sunt, pejora censeri debent<text:line-break/>quae exiguis portionibus quam q<text:span text:style-name="Default_20_Paragraph_20_Font"><text:span text:style-name="T6">u</text:span></text:span>ae majoribus inaequali-<text:line-break/>tatem Habent. Haec enim magnum este robur naturae<text:line-break/>ostendunt et tantum, quanta est moles substantiae perfecte<text:line-break/>elaboratae. Illa vero quae in minutis partibus est, vires<text:line-break/>a tota vinci testantur et velut aequali pugna cum ipsa<text:line-break/>contendere. Est id quidem omnium quae inaequalia sunt<text:line-break/>commune. Differentiae vero quae particulatim esse posu<text:line-break/>sunt , partim ex humoris qui concoctus est bonitate, par-</text:p>
        <text:p text:style-name="P3">tim ejus qui concoctus non est vitio sumuntur. Post has<text:line-break/>p<text:span text:style-name="Default_20_Paragraph_20_Font"><text:span text:style-name="T6">o</text:span></text:span>rro tres fedimentorum differentias aliam quartam recen-<text:line-break/><text:span text:style-name="Default_20_Paragraph_20_Font"><text:span text:style-name="T6">s</text:span></text:span>et, fursuraceam, tertia deteri<text:span text:style-name="Default_20_Paragraph_20_Font"><text:span text:style-name="T6">o</text:span></text:span>rem. Nam ipsa aeque ac<text:line-break/>prima et secunda caloris febrilis ardentis atque colliquantis<text:line-break/>testimonium est, eamque n<text:span text:style-name="Default_20_Paragraph_20_Font"><text:span text:style-name="T6">o</text:span></text:span>n quartam, sed tertiam collo-<text:line-break/>catam esse oportuit.</text:p>
        <text:h text:style-name="Heading_20_2" text:outline-level="2">XXIX.</text:h>
        <text:p text:style-name="P4"><text:span text:style-name="Default_20_Paragraph_20_Font"><text:span text:style-name="T6">Nubes vero quae</text:span></text:span> i<text:span text:style-name="Default_20_Paragraph_20_Font"><text:span text:style-name="T6">n urinis e</text:span></text:span>g<text:span text:style-name="Default_20_Paragraph_20_Font"><text:span text:style-name="T6">eruntur albae quidem bonae,<text:line-break/>nigrae cer</text:span></text:span>o <text:span text:style-name="Default_20_Paragraph_20_Font"><text:span text:style-name="T6">malae sunt.</text:span></text:span></text:p>
        <text:p text:style-name="P1">Postquam subsidentium in urinis differentias exposuit,<text:line-break/>transit ad nubeculas, quo quidem nomine ea quae pendent<text:line-break/>in urinis, <text:span text:style-name="Default_20_Paragraph_20_Font"><text:span text:style-name="T13">ἐναιωρὴματα</text:span></text:span><text:span text:style-name="Default_20_Paragraph_20_Font"><text:span text:style-name="T19"> </text:span></text:span>Graeci dicunt, significare manisesto<text:line-break/>videtur ex eo verbo quod adjecit. Quarum nigras quidem<text:line-break/>merito damnari certum est, si modo nigrum vel a vehe-<text:line-break/>menti frigiditate fiat, quomodo sanguis in grumos conere-<text:line-break/>tus et quaecunque s<text:span text:style-name="Default_20_Paragraph_20_Font"><text:span text:style-name="T6">u</text:span></text:span>mme refrigerata intereunt, in atrum</text:p>
        <text:p text:style-name="P3">tutantur vel ab immodico calore. Nam et ipse quoque<text:line-break/>hnguis exustus nigrescit aeque ac alia omnia corpora<text:line-break/>cuique in aestivo sole moram diu traxere nigri evadunt.</text:p>
        <text:h text:style-name="Heading_20_2" text:outline-level="2">XXX.</text:h>
        <text:p text:style-name="P4">ffeo<text:span text:style-name="Default_20_Paragraph_20_Font"><text:span text:style-name="T6">ad autem urina sulca fuerit et tenuis, crudum este<text:line-break/></text:span></text:span>m<text:span text:style-name="Default_20_Paragraph_20_Font"><text:span text:style-name="T6">orbum stgn</text:span></text:span>i<text:span text:style-name="Default_20_Paragraph_20_Font"><text:span text:style-name="T6">sicat.</text:span></text:span></text:p>
        <text:p text:style-name="P1">Naturalis urina modice pallida est, ut quae ex hu-<text:line-break/>Inore concoctu secreta sit et parum flavae bilis receperit.<text:line-break/>fusas sane si plus affluat quam convenit vel sincera ad-<text:line-break/>modum urinae misceatur, urina rufa fit. Si ergo praeter<text:line-break/>ejusmodi colorem etiam consistentiae tenuitas accedat,<text:line-break/>morbum crudum esse ostendit. Nam ut colore eam modice<text:line-break/>pallidam esse debere dicebamus, quae fecundum naturam<text:line-break/>Ie habet, ita et consistentia mediocri praeditam esse decet,<text:line-break/>nec instar aquae tenuem nec tam crassam, ut jumentorum</text:p>
        <text:p text:style-name="P2">urinae similis videatur. Enimvero omnem urinarum na-<text:line-break/>turam disserentiasque in libris de crisibus absolute expli-<text:line-break/>cavimus, ex quibus ille ea discat, qui progn<text:span text:style-name="Default_20_Paragraph_20_Font"><text:span text:style-name="T6">o</text:span></text:span>sticae disci-<text:line-break/>plinae cupiditate tenetur. Nam interpretationis scopus is<text:line-break/>esse debet, ut quae obscure dicta videntur perspicua fiant,<text:line-break/>judicium vero interponere quaenam vere et quae falso di-<text:line-break/>cta sint et singulis demonstrationem adhibere ex abun-<text:line-break/>danti est.</text:p>
        <text:h text:style-name="Heading_20_2" text:outline-level="2">XXXI.</text:h>
        <text:p text:style-name="P4"><text:span text:style-name="Default_20_Paragraph_20_Font"><text:span text:style-name="T6">Si vero et morbus longus sit et urina talli, periculum est<text:line-break/>ne sustu</text:span></text:span>l<text:span text:style-name="Default_20_Paragraph_20_Font"><text:span text:style-name="T6">ere homo non possit, quoad concocta sit urina.</text:span></text:span></text:p>
        <text:p text:style-name="P1">Si longiori tempore morbus crudus perseveret, pe-<text:line-break/>ricinum est ne aeger intereat , nisi robustissima sit illi na-<text:line-break/>tura quae morbo repugnet. Perspicuum igit<text:span text:style-name="Default_20_Paragraph_20_Font"><text:span text:style-name="T6">u</text:span></text:span>r est id este<text:line-break/>revocandum in memoriam quod in aphorismis ipse pro-</text:p>
        <text:p text:style-name="P3">didit, considerandumque quantum sit robur facultatis et<text:line-break/><text:span text:style-name="Default_20_Paragraph_20_Font"><text:span text:style-name="T6">q</text:span></text:span>uantam postulet morbus concoctionem. Itemque an ae-<text:line-break/>ger ad summum vigorem morbi sufficiet.</text:p>
        <text:h text:style-name="Heading_20_2" text:outline-level="2">XXXII.</text:h>
        <text:p text:style-name="P4"><text:span text:style-name="Default_20_Paragraph_20_Font"><text:span text:style-name="T6">At magis letales sunt urinae sue</text:span></text:span>n<text:span text:style-name="Default_20_Paragraph_20_Font"><text:span text:style-name="T6">dae et aquosae et nigrae<text:line-break/>et crassae.</text:span></text:span></text:p>
        <text:p text:style-name="P1">Aquosae urinae tenuem quidem consistentiam habent,<text:line-break/>colorem vero album. Indicant autem humorum maximam<text:line-break/>cruditatem et coctricis facultatis imbecillitatem. De fue-<text:line-break/>sidis atque nigris antea diximus. Et hae quidem tam per<text:line-break/>se quam cum aliis mortiferae sunt. Sed de crassis jure<text:line-break/><text:span text:style-name="Default_20_Paragraph_20_Font"><text:span text:style-name="T6">q</text:span></text:span>uaeri potest an eas quoque per se exitiales esse putan-<text:line-break/>dum sit, an cum praecedentibus et nigris coniungere opor-<text:line-break/>stat. De quo quidem ea dicemus quae nobis diligenter<text:line-break/>explorata cognitaque sunt, ut qui ad ea attenderit et ve-<text:line-break/>ritatem intelligat et meliorem interpretationem sequatur.</text:p>
        <text:p text:style-name="P3">Urinas nigras quo fuerint crassiores, tanto deteriores esse<text:line-break/>observavimus. Crassas autem quae colorem naturalem re-<text:line-break/>tineant, alias in<text:span text:style-name="Default_20_Paragraph_20_Font"><text:span text:style-name="T6">e</text:span></text:span> perniciem alias in salutem non longo<text:line-break/>tempore desideratam redditas esse, perinde ac alia plurima<text:line-break/>quae praeter naturam sunt, quod per ea corpus expurgo-<text:line-break/>tur. Caeterum crassas ab illo dictas esse manifestum est</text:p>
        <text:p text:style-name="Normal">quae etiam atque etiam crassae sunt. Nam quae simplici-<text:line-break/>ter crassiores sunt naturalibus, non s<text:span text:style-name="Default_20_Paragraph_20_Font"><text:span text:style-name="T6">u</text:span></text:span>nt prors<text:span text:style-name="Default_20_Paragraph_20_Font"><text:span text:style-name="T6">u</text:span></text:span>s mortiferae.</text:p>
        <text:h text:style-name="Heading_20_2" text:outline-level="2">XXX1H.</text:h>
        <text:p text:style-name="P4"><text:span text:style-name="Default_20_Paragraph_20_Font"><text:span text:style-name="T6">Sunt autem ciris quidem et mulieribus urinae nigrae de-<text:line-break/>terrimae, pueris vero aquosae.</text:span></text:span></text:p>
        <text:p text:style-name="P1">In omni aetate fatales s<text:span text:style-name="Default_20_Paragraph_20_Font"><text:span text:style-name="T6">u</text:span></text:span>nt urinae nigrae et aquosae,<text:line-break/>verum in aetatis flore inter perniciosas primum locum<text:line-break/>tenent nigrae, in aetate autem puerili aquosae. Dictum<text:line-break/>enim antea est omnia quae naturalibus adversissima <text:span text:style-name="Default_20_Paragraph_20_Font"><text:span text:style-name="T6">s</text:span></text:span>unt</text:p>
        <text:p text:style-name="P3">deterrima esse. At in pueris non tam nigrae urinae quam<text:line-break/>tenues ab iis dissident, quas fecundum naturam excer-<text:line-break/>nant. Excernunt enim ipsi fecundum naturam crassas et<text:line-break/>ia quibus multa fedimenta sunt. Qui vero aetate florent,<text:line-break/>tenuissimas et parum fedimenti habentes. Quare urinae<text:line-break/>ia istis nigrae praecipue mortiferae sunt , in pueris vero<text:line-break/>et aliam quidem ob causam exitiales sunt aquosae. Om-<text:line-break/>nia enim ipsi concoquunt celerrime ob robur alteratricis<text:line-break/>IscuItatis. Concoctio vero non urinas modo, <text:span text:style-name="Default_20_Paragraph_20_Font"><text:span text:style-name="T6">s</text:span></text:span>ed etiam<text:line-break/>alvi excrementa iis, qui cruditate laborant, incrassat et<text:line-break/>sputa similiter peripneumonicis, pleuriticifque et pituitam,<text:line-break/><text:span text:style-name="Default_20_Paragraph_20_Font"><text:span text:style-name="T6">q</text:span></text:span>uae catarrhum atque gravedinem committit, et <text:span text:style-name="Default_20_Paragraph_20_Font"><text:span text:style-name="T6">s</text:span></text:span>ordes in<text:line-break/>inflammationibus oculorum et pus in ulceribus. Itaque si<text:line-break/>diu in pueris aquosa urina permanet nec ullam crassitiem<text:line-break/>comparat, mortiferum signum est.</text:p>
        <text:h text:style-name="P37" text:outline-level="2"><text:span text:style-name="Default_20_Paragraph_20_Font">XXXIV.</text:span></text:h>
        <text:p text:style-name="P21"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ur</text:span></text:span><text:span text:style-name="Default_20_Paragraph_20_Font"><text:span text:style-name="T1">i</text:span></text:span><text:span text:style-name="Default_20_Paragraph_20_Font"><text:span text:style-name="T3">nas tenues et crudas mesunt mu</text:span></text:span><text:span text:style-name="Default_20_Paragraph_20_Font"><text:span text:style-name="T1">lt</text:span></text:span><text:span text:style-name="Default_20_Paragraph_20_Font"><text:span text:style-name="T3">o te</text:span></text:span><text:span text:style-name="Default_20_Paragraph_20_Font"><text:span text:style-name="T1">m</text:span></text:span><text:span text:style-name="Default_20_Paragraph_20_Font"><text:span text:style-name="T3">pore sique<text:line-break/>.caetera u</text:span></text:span><text:span text:style-name="Default_20_Paragraph_20_Font"><text:span text:style-name="T1">t </text:span></text:span><text:span text:style-name="Default_20_Paragraph_20_Font"><text:span text:style-name="T3">superfu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a</text:span></text:span><text:span text:style-name="Default_20_Paragraph_20_Font"><text:span text:style-name="T3">s signa sint, h</text:span></text:span><text:span text:style-name="Default_20_Paragraph_20_Font"><text:span text:style-name="T1">is </text:span></text:span><text:span text:style-name="Default_20_Paragraph_20_Font"><text:span text:style-name="T3">absce</text:span></text:span><text:span text:style-name="Default_20_Paragraph_20_Font"><text:span text:style-name="T1">s</text:span></text:span><text:span text:style-name="Default_20_Paragraph_20_Font"><text:span text:style-name="T3">sum ad loca<text:line-break/>.intra sep</text:span></text:span><text:span text:style-name="Default_20_Paragraph_20_Font"><text:span text:style-name="T1">t</text:span></text:span><text:span text:style-name="Default_20_Paragraph_20_Font"><text:span text:style-name="T3">um transversum exspec</text:span></text:span><text:span text:style-name="Default_20_Paragraph_20_Font"><text:span text:style-name="T1">t</text:span></text:span><text:span text:style-name="Default_20_Paragraph_20_Font"><text:span text:style-name="T3">are 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t. .<text:tab/>.</text:span></text:span></text:p>
        <text:p text:style-name="P1"><text:span text:style-name="Default_20_Paragraph_20_Font"><text:span text:style-name="T1">-c Hoc quoque verissime dictum est ab Hippocrale. Morbi<text:line-break/>enim qui aegerrime concoquuntur, propterea quod ex<text:line-break/>crassiore et frigidiore humore originem habent, plerum-<text:line-break/>qn.e per abscessum judieantur, quos vero .calidus et tenuis,,<text:line-break/>humor excitavit, per. vaouationem. ltaque quum urina<text:line-break/>incocta diu permanet, discernendum an aeger ferendo<text:line-break/>longo morbo sufficiet, an per abscessum judicabitur. Id<text:line-break/>autem alia signa distinguenti Mortifera namque interitum<text:line-break/>portendunt. Bona vero sanitatem pollicentur. At vero<text:line-break/>abscessus in vetustis quidem multum morbis tum propter<text:line-break/>frigiditatem crassitiemque humoris tum naturae imbecilli-<text:line-break/>talem longo jam spatio fatigatae in inferioribus partibus<text:line-break/>oriuntur, in acutioribus vero juxta aures. ln his enim</text:span></text:span></text:p>
        <text:p text:style-name="P2"><text:span text:style-name="Default_20_Paragraph_20_Font"><text:span text:style-name="T1">et humor minus crassius et caliditas multa et virtus robu-<text:line-break/>stior esu Qui vero horum medii morbi fiunt, abscessus<text:line-break/>indifferentes committunt nec in iis ex tempore coniectura<text:line-break/>esse potest, fursirmue au deorsum potius erumpent, </text:span></text:span><text:span text:style-name="Default_20_Paragraph_20_Font"><text:span text:style-name="T3">t</text:span></text:span><text:span text:style-name="Default_20_Paragraph_20_Font"><text:span text:style-name="T1">est ex<text:line-break/>aliis signis id oportet diiudicare.</text:span></text:span></text:p>
        <text:h text:style-name="Heading_20_2" text:outline-level="2"><text:span text:style-name="Default_20_Paragraph_20_Font">XXXV.</text:span></text:h>
        <text:p text:style-name="P4"><text:span text:style-name="Default_20_Paragraph_20_Font"><text:span text:style-name="T3">Quin ping</text:span></text:span><text:span text:style-name="Default_20_Paragraph_20_Font"><text:span text:style-name="T1">u</text:span></text:span><text:span text:style-name="Default_20_Paragraph_20_Font"><text:span text:style-name="T3">edines supra</text:span></text:span><text:span text:style-name="Default_20_Paragraph_20_Font"><text:span text:style-name="T1"> i</text:span></text:span><text:span text:style-name="Default_20_Paragraph_20_Font"><text:span text:style-name="T3">nnatantes araneosae i</text:span></text:span><text:span text:style-name="Default_20_Paragraph_20_Font"><text:span text:style-name="T1">i</text:span></text:span><text:span text:style-name="Default_20_Paragraph_20_Font"><text:span text:style-name="T3">nproban-<text:line-break/>dae ; c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li</text:span></text:span><text:span text:style-name="Default_20_Paragraph_20_Font"><text:span text:style-name="T3">quat</text:span></text:span><text:span text:style-name="Default_20_Paragraph_20_Font"><text:span text:style-name="T1">io</text:span></text:span><text:span text:style-name="Default_20_Paragraph_20_Font"><text:span text:style-name="T3">n</text:span></text:span><text:span text:style-name="Default_20_Paragraph_20_Font"><text:span text:style-name="T1">is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signa sunt.</text:span></text:span></text:p>
        <text:p text:style-name="P1"><text:span text:style-name="Default_20_Paragraph_20_Font"><text:span text:style-name="T1">Veluti in </text:span></text:span><text:span text:style-name="Default_20_Paragraph_20_Font"><text:span text:style-name="T3">t</text:span></text:span><text:span text:style-name="Default_20_Paragraph_20_Font"><text:span text:style-name="T1">ummo pinguis jusculi refrigerati superstat,<text:line-break/>quod a multis musta dicitur, sic et in urinis quae cunta-<text:line-break/>befice</text:span></text:span><text:span text:style-name="Default_20_Paragraph_20_Font"><text:span text:style-name="T3">n</text:span></text:span><text:span text:style-name="Default_20_Paragraph_20_Font"><text:span text:style-name="T1">te corpore redduntur, quarum nunc et mentionem<text:line-break/>fecit et causam etiam adjunxit.</text:span></text:span></text:p>
        <text:h text:style-name="Heading_20_2" text:outline-level="2"><text:span text:style-name="Default_20_Paragraph_20_Font"><text:span text:style-name="T1">XXXVI.</text:span></text:span><text:span text:style-name="Default_20_Paragraph_20_Font"><text:span text:style-name="T6"><text:tab/>i .</text:span></text:span></text:h>
        <text:p text:style-name="Normal"><text:span text:style-name="Default_20_Paragraph_20_Font"><text:span text:style-name="T3">.spectare autem 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t urinarum nubecula</text:span></text:span><text:span text:style-name="Default_20_Paragraph_20_Font"><text:span text:style-name="T1">s </text:span></text:span><text:span text:style-name="Default_20_Paragraph_20_Font"><text:span text:style-name="T3">sursumne an<text:line-break/>deorsum suerint et quale</text:span></text:span><text:span text:style-name="Default_20_Paragraph_20_Font"><text:span text:style-name="T1">s </text:span></text:span><text:span text:style-name="Default_20_Paragraph_20_Font"><text:span text:style-name="T3">hae habeant colore</text:span></text:span><text:span text:style-name="Default_20_Paragraph_20_Font"><text:span text:style-name="T1">s;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quae</text:span></text:span></text:p>
        <text:p text:style-name="P3"><text:span text:style-name="Default_20_Paragraph_20_Font"><text:span text:style-name="T3">deorsum cum qui d</text:span></text:span><text:span text:style-name="Default_20_Paragraph_20_Font"><text:span text:style-name="T1">i</text:span></text:span><text:span text:style-name="Default_20_Paragraph_20_Font"><text:span text:style-name="T3">ct</text:span></text:span><text:span text:style-name="Default_20_Paragraph_20_Font"><text:span text:style-name="T1">i </text:span></text:span><text:span text:style-name="Default_20_Paragraph_20_Font"><text:span text:style-name="T3">sun</text:span></text:span><text:span text:style-name="Default_20_Paragraph_20_Font"><text:span text:style-name="T1">t </text:span></text:span><text:span text:style-name="Default_20_Paragraph_20_Font"><text:span text:style-name="T3">col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feruntur, .ea</text:span></text:span><text:span text:style-name="Default_20_Paragraph_20_Font"><text:span text:style-name="T1">s </text:span></text:span><text:span text:style-name="Default_20_Paragraph_20_Font"><text:span text:style-name="T3">este<text:line-break/>b</text:span></text:span><text:span text:style-name="Default_20_Paragraph_20_Font"><text:span text:style-name="T1">o</text:span></text:span><text:span text:style-name="Default_20_Paragraph_20_Font"><text:span text:style-name="T3">na</text:span></text:span><text:span text:style-name="Default_20_Paragraph_20_Font"><text:span text:style-name="T1">s </text:span></text:span><text:span text:style-name="Default_20_Paragraph_20_Font"><text:span text:style-name="T3">censere ac laudare; quae vero sursum cu</text:span></text:span><text:span text:style-name="Default_20_Paragraph_20_Font"><text:span text:style-name="T1">m </text:span></text:span><text:span text:style-name="Default_20_Paragraph_20_Font"><text:span text:style-name="T3">dic</text:span></text:span><text:span text:style-name="Default_20_Paragraph_20_Font"><text:span text:style-name="T1">tis<text:line-break/>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, </text:span></text:span><text:span text:style-name="Default_20_Paragraph_20_Font"><text:span text:style-name="T3">ea</text:span></text:span><text:span text:style-name="Default_20_Paragraph_20_Font"><text:span text:style-name="T1">s </text:span></text:span><text:span text:style-name="Default_20_Paragraph_20_Font"><text:span text:style-name="T3">Parvas este, talesuue</text:span></text:span><text:span text:style-name="Default_20_Paragraph_20_Font"><text:span text:style-name="T1"> i</text:span></text:span><text:span text:style-name="Default_20_Paragraph_20_Font"><text:span text:style-name="T3">mprobare dece</text:span></text:span><text:span text:style-name="Default_20_Paragraph_20_Font"><text:span text:style-name="T1">t.</text:span></text:span></text:p>
        <text:p text:style-name="P1"><text:span text:style-name="Default_20_Paragraph_20_Font"><text:span text:style-name="T1">Quod ea quae ego in libris de crisibus enaeoremata<text:line-break/>faece vocavi, Hippocrates nubeculas appellare solitus sit,<text:line-break/>his etiam verbis aperte declaravit. Ipse tamen alio loco<text:line-break/>enaeoremata geniturae similia dixit; itaque duorum alte-<text:line-break/>rum dice</text:span></text:span><text:span text:style-name="Default_20_Paragraph_20_Font"><text:span text:style-name="T3">n</text:span></text:span><text:span text:style-name="Default_20_Paragraph_20_Font"><text:span text:style-name="T1">dum est, aut </text:span></text:span><text:span text:style-name="Default_20_Paragraph_20_Font"><text:span text:style-name="T10">ἐναιώρημα</text:span></text:span><text:span text:style-name="Default_20_Paragraph_20_Font"><text:span text:style-name="T2"> </text:span></text:span><text:span text:style-name="Default_20_Paragraph_20_Font"><text:span text:style-name="T1">generalioris. cujusda m ren<text:line-break/>nomen esse, quae in nubeculas et alia geniturae similia<text:line-break/>dividatur, aut si id non est, nubeculas </text:span></text:span><text:span text:style-name="Default_20_Paragraph_20_Font"><text:span text:style-name="T10">ἐναιωρήματα</text:span></text:span><text:span text:style-name="Default_20_Paragraph_20_Font"><text:span text:style-name="T2"> </text:span></text:span><text:span text:style-name="Default_20_Paragraph_20_Font"><text:span text:style-name="T1">ab eo<text:line-break/>nuncupari. At vero omnia quae in urinis deorsum fe-<text:line-break/>. runtur tanto esse meliora, quanto magis deor</text:span></text:span><text:span text:style-name="Default_20_Paragraph_20_Font"><text:span text:style-name="T3">ta</text:span></text:span><text:span text:style-name="Default_20_Paragraph_20_Font"><text:span text:style-name="T1">m subsiste-<text:line-break/>rint,- tacite ridemur antea innuisse, quum diceremus non-<text:line-break/>nunquam cum talibus remixtum esse flatuesum spiritum.<text:line-break/>Itaque quod perfecte concoctum, secretum, aequale simi—<text:line-break/>lareque est, id certe quoniam nihil flatus habet, in sim-</text:span></text:span></text:p>
        <text:p text:style-name="P2"><text:span text:style-name="Default_20_Paragraph_20_Font"><text:span text:style-name="T1">dum vasis urinarii descendit; quod vero magis est aereum<text:line-break/>et vaporosum, id eam ob causam levius sursum magis<text:line-break/>minusque fertur, pro modo ejus a quo sublevatur.</text:span></text:span></text:p>
        <text:h text:style-name="Heading_20_2" text:outline-level="2"><text:span text:style-name="Default_20_Paragraph_20_Font">XXXVII.</text:span></text:h>
        <text:p text:style-name="P4"><text:span text:style-name="Default_20_Paragraph_20_Font"><text:span text:style-name="T1">N</text:span></text:span><text:span text:style-name="Default_20_Paragraph_20_Font"><text:span text:style-name="T3">e ver</text:span></text:span><text:span text:style-name="Default_20_Paragraph_20_Font"><text:span text:style-name="T1">o </text:span></text:span><text:span text:style-name="Default_20_Paragraph_20_Font"><text:span text:style-name="T3">te fallat si vesica a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o </text:span></text:span><text:span text:style-name="Default_20_Paragraph_20_Font"><text:span text:style-name="T3">morb</text:span></text:span><text:span text:style-name="Default_20_Paragraph_20_Font"><text:span text:style-name="T1">o </text:span></text:span><text:span text:style-name="Default_20_Paragraph_20_Font"><text:span text:style-name="T3">laboran</text:span></text:span><text:span text:style-name="Default_20_Paragraph_20_Font"><text:span text:style-name="T1">s </text:span></text:span><text:span text:style-name="Default_20_Paragraph_20_Font"><text:span text:style-name="T3">husus-<text:line-break/></text:span></text:span><text:span text:style-name="Default_20_Paragraph_20_Font"><text:span text:style-name="T1">m</text:span></text:span><text:span text:style-name="Default_20_Paragraph_20_Font"><text:span text:style-name="T3">od</text:span></text:span><text:span text:style-name="Default_20_Paragraph_20_Font"><text:span text:style-name="T1">i </text:span></text:span><text:span text:style-name="Default_20_Paragraph_20_Font"><text:span text:style-name="T3">ur</text:span></text:span><text:span text:style-name="Default_20_Paragraph_20_Font"><text:span text:style-name="T1">i</text:span></text:span><text:span text:style-name="Default_20_Paragraph_20_Font"><text:span text:style-name="T3">na</text:span></text:span><text:span text:style-name="Default_20_Paragraph_20_Font"><text:span text:style-name="T1">s </text:span></text:span><text:span text:style-name="Default_20_Paragraph_20_Font"><text:span text:style-name="T3">reddat; non en</text:span></text:span><text:span text:style-name="Default_20_Paragraph_20_Font"><text:span text:style-name="T1">i</text:span></text:span><text:span text:style-name="Default_20_Paragraph_20_Font"><text:span text:style-name="T3">m totius corpo</text:span></text:span><text:span text:style-name="Default_20_Paragraph_20_Font"><text:span text:style-name="T1">ris, </text:span></text:span><text:span text:style-name="Default_20_Paragraph_20_Font"><text:span text:style-name="T3">sed ipsiu</text:span></text:span><text:span text:style-name="Default_20_Paragraph_20_Font"><text:span text:style-name="T1">s<text:line-break/></text:span></text:span><text:span text:style-name="Default_20_Paragraph_20_Font"><text:span text:style-name="T3">per su</text:span></text:span><text:span text:style-name="Default_20_Paragraph_20_Font"><text:span text:style-name="T1"> i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um esu</text:span></text:span></text:p>
        <text:p text:style-name="P1"><text:span text:style-name="Default_20_Paragraph_20_Font"><text:span text:style-name="T1">Hoc etiam pulcherrime scripsit Hippocrates admonens<text:line-break/>nos ejus quod aliquando forte in- aegris non animadver-<text:line-break/>fimus. Neque id quidem in excrementis etiam quae alvus<text:line-break/>effundit negligendum esu Est enim utrique vacuatum,<text:line-break/>commune .ut a tum corpore haec excrementa suscipiant<text:line-break/>et ab iis partibus per quas illa vacuantur. Accidit autem<text:line-break/>nobis omnibus dum quidem valemus, excrementa totius<text:line-break/>corporis per urinas expurgari, partium autum ad ventrem</text:span></text:span></text:p>
        <text:p text:style-name="P3"><text:span text:style-name="Default_20_Paragraph_20_Font"><text:span text:style-name="T1">attinentium una cum stercore descendere, quum vero male<text:line-break/>habemus , cum urinis quidem testimonia aliqua morborum<text:line-break/>qui renes et vesicam tenent simul exire; cum stercore vero<text:line-break/>totius . corporis. ltaque non raro de iis quaesitum est, qui<text:line-break/>.purulenta eminxemnt, unde pus ipsum veniret. Quaeri-<text:line-break/>tur aeque de urinis, in quibus quasi bracteolae cernuntur,<text:line-break/>item de acribus et foetidis et biliosis. Id enim plerumque<text:line-break/>vitio vesicae et. renum contingit, non raro autem totius<text:line-break/>corporis, hoc est facultatis in toto animali fuscos coneo- </text:span></text:span><text:span text:style-name="Default_20_Paragraph_20_Font"><text:span text:style-name="T3">r<text:line-break/></text:span></text:span><text:span text:style-name="Default_20_Paragraph_20_Font"><text:span text:style-name="T1">quantis, lenius, sicuti ostendimus, velut focus ardens et<text:line-break/>fons jecur esu Quamquam interdum illa ipsis nullo modo<text:line-break/>affecta totum animal per renes et vesicam expurgatur aut<text:line-break/>partium ejus aliquarum excrementa quaedam in venas de-<text:line-break/>lapfa, purgato a renibus sanguine simul vacuantur, sicut<text:line-break/>et abscessus pluribus Iocis geniti per urinas abeunt.</text:span></text:span></text:p>
        <text:h text:style-name="P37" text:outline-level="2"><text:span text:style-name="Default_20_Paragraph_20_Font">XXXVIII.</text:span></text:h>
        <text:p text:style-name="P4"><text:span text:style-name="Default_20_Paragraph_20_Font"><text:span text:style-name="T3">Vomitus autem ut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/</text:span></text:span><text:span text:style-name="Default_20_Paragraph_20_Font"><text:span text:style-name="T3">stmus bile et pitu</text:span></text:span><text:span text:style-name="Default_20_Paragraph_20_Font"><text:span text:style-name="T1">i</text:span></text:span><text:span text:style-name="Default_20_Paragraph_20_Font"><text:span text:style-name="T3">ta quam maxi</text:span></text:span><text:span text:style-name="Default_20_Paragraph_20_Font"><text:span text:style-name="T1">m</text:span></text:span><text:span text:style-name="Default_20_Paragraph_20_Font"><text:span text:style-name="T3">e<text:line-break/>perm</text:span></text:span><text:span text:style-name="Default_20_Paragraph_20_Font"><text:span text:style-name="T1">i</text:span></text:span><text:span text:style-name="Default_20_Paragraph_20_Font"><text:span text:style-name="T3">x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, </text:span></text:span><text:span text:style-name="Default_20_Paragraph_20_Font"><text:span text:style-name="T3">neque ad</text:span></text:span><text:span text:style-name="Default_20_Paragraph_20_Font"><text:span text:style-name="T1">m</text:span></text:span><text:span text:style-name="Default_20_Paragraph_20_Font"><text:span text:style-name="T3">odu</text:span></text:span><text:span text:style-name="Default_20_Paragraph_20_Font"><text:span text:style-name="T1">m </text:span></text:span><text:span text:style-name="Default_20_Paragraph_20_Font"><text:span text:style-name="T3">crassius neque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us</text:span></text:span><text:span text:style-name="Default_20_Paragraph_20_Font"><text:span text:style-name="T1"> .n</text:span></text:span><text:span text:style-name="Default_20_Paragraph_20_Font"><text:span text:style-name="T3">ot</text:span></text:span><text:span text:style-name="Default_20_Paragraph_20_Font"><text:span text:style-name="T1">h</text:span></text:span><text:span text:style-name="Default_20_Paragraph_20_Font"><text:span text:style-name="T3">a-<text:line-break/>tur. sinceriores en</text:span></text:span><text:span text:style-name="Default_20_Paragraph_20_Font"><text:span text:style-name="T1">i</text:span></text:span><text:span text:style-name="Default_20_Paragraph_20_Font"><text:span text:style-name="T3">m deter</text:span></text:span><text:span text:style-name="Default_20_Paragraph_20_Font"><text:span text:style-name="T1">i</text:span></text:span><text:span text:style-name="Default_20_Paragraph_20_Font"><text:span text:style-name="T3">ores sunt.</text:span></text:span></text:p>
        <text:p text:style-name="P1"><text:span text:style-name="Default_20_Paragraph_20_Font"><text:span text:style-name="T1">Aperto hic expofuit quid vocet purum, ut cui mixtum<text:line-break/>opposuerit, quamquam satis per fe nutu est hujus nominis<text:line-break/>significatio. Vinum enim purum este dicimus cui aut<text:line-break/>nulla aut perexigua mixta est aqua. Et alia aeque omnia<text:line-break/>pura fiunt et dicuntur a Graecis, quum ipsa per </text:span></text:span><text:span text:style-name="Default_20_Paragraph_20_Font"><text:span text:style-name="T3">t</text:span></text:span><text:span text:style-name="Default_20_Paragraph_20_Font"><text:span text:style-name="T1">e sula<text:line-break/>fuut et cum nullo altero mixta. Flavam ergo bilem vi-<text:line-break/>demus aliquando et per vomitum et per alvum dejici<text:line-break/>crassam et admodum flavam, quam plerique vitellinam nun-<text:line-break/>cupant, saepe vero liquidiorem minusque flavam, quae<text:line-break/>proprie pallida appellatur, habentem pitui to</text:span></text:span><text:span text:style-name="Default_20_Paragraph_20_Font"><text:span text:style-name="T3">t</text:span></text:span><text:span text:style-name="Default_20_Paragraph_20_Font"><text:span text:style-name="T1">um succum<text:line-break/>tenuem aut aquosum aliquod excrementum per </text:span></text:span><text:span text:style-name="Default_20_Paragraph_20_Font"><text:span text:style-name="T3">t</text:span></text:span><text:span text:style-name="Default_20_Paragraph_20_Font"><text:span text:style-name="T1">e totam<text:line-break/>remixtum. Neutrum igitur succum vult Hippocrates pu-</text:span></text:span></text:p>
        <text:p text:style-name="P2"><text:span text:style-name="Default_20_Paragraph_20_Font"><text:span text:style-name="T1">rum videri , sed eos quodammodo </text:span></text:span><text:span text:style-name="Default_20_Paragraph_20_Font"><text:span text:style-name="T3">t</text:span></text:span><text:span text:style-name="Default_20_Paragraph_20_Font"><text:span text:style-name="T1">ecum mixtos esse. Nam<text:line-break/>qui pure biliosus est, insignem calorem, pituitosus vero<text:line-break/>frigiditatem significat. Sed et qui puri sunt, iisdem vi-<text:line-break/>dentur etiam crassiores esse. Pituitosus enim ob frigidi-<text:line-break/>talem quasi concrevit. Biliosus vero a vehementia caloris<text:line-break/>aridus et quasi torridus efficitur. Hae namque duae can-<text:line-break/>fac funi contrariae eorum quae crassescunt, calor et frigi-<text:line-break/>, ditas immodica, quarum hic quidem exsiccat, illa tero</text:span></text:span></text:p>
        <text:p text:style-name="P1"><text:span text:style-name="Default_20_Paragraph_20_Font"><text:span text:style-name="T1">compingit.</text:span></text:span></text:p>
        <text:h text:style-name="Heading_20_2" text:outline-level="2"><text:span text:style-name="Default_20_Paragraph_20_Font">XXXIX.</text:span></text:h>
        <text:p text:style-name="P4"><text:span text:style-name="Default_20_Paragraph_20_Font"><text:span text:style-name="T1">Ai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quod vomitur p</text:span></text:span><text:span text:style-name="Default_20_Paragraph_20_Font"><text:span text:style-name="T1">o</text:span></text:span><text:span text:style-name="Default_20_Paragraph_20_Font"><text:span text:style-name="T3">rraceu</text:span></text:span><text:span text:style-name="Default_20_Paragraph_20_Font"><text:span text:style-name="T1">m </text:span></text:span><text:span text:style-name="Default_20_Paragraph_20_Font"><text:span text:style-name="T3">aut l</text:span></text:span><text:span text:style-name="Default_20_Paragraph_20_Font"><text:span text:style-name="T1">i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dum aut nigrum<text:line-break/>suerit, qu</text:span></text:span><text:span text:style-name="Default_20_Paragraph_20_Font"><text:span text:style-name="T1">is</text:span></text:span><text:span text:style-name="Default_20_Paragraph_20_Font"><text:span text:style-name="T3">qu</text:span></text:span><text:span text:style-name="Default_20_Paragraph_20_Font"><text:span text:style-name="T1">is </text:span></text:span><text:span text:style-name="Default_20_Paragraph_20_Font"><text:span text:style-name="T3">horu</text:span></text:span><text:span text:style-name="Default_20_Paragraph_20_Font"><text:span text:style-name="T1">m </text:span></text:span><text:span text:style-name="Default_20_Paragraph_20_Font"><text:span text:style-name="T3">colorum fueri</text:span></text:span><text:span text:style-name="Default_20_Paragraph_20_Font"><text:span text:style-name="T1">t , </text:span></text:span><text:span text:style-name="Default_20_Paragraph_20_Font"><text:span text:style-name="T3">eum</text:span></text:span><text:span text:style-name="Default_20_Paragraph_20_Font"><text:span text:style-name="T1"> m</text:span></text:span><text:span text:style-name="Default_20_Paragraph_20_Font"><text:span text:style-name="T3">a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ste<text:line-break/>ex</text:span></text:span><text:span text:style-name="Default_20_Paragraph_20_Font"><text:span text:style-name="T1">isti</text:span></text:span><text:span text:style-name="Default_20_Paragraph_20_Font"><text:span text:style-name="T3">mare oportet.</text:span></text:span></text:p>
        <text:p text:style-name="P1"><text:span text:style-name="Default_20_Paragraph_20_Font"><text:span text:style-name="T1">De livido et nigro colore diximus antea. Nunc au-<text:line-break/>tem primum porracei mentionem fecit, qui nomine qui-</text:span></text:span></text:p>
        <text:p text:style-name="P3"><text:span text:style-name="Default_20_Paragraph_20_Font"><text:span text:style-name="T1">dem proprio caret, a porris autem ipsum mutuatur; nisi<text:line-break/>forte quis e contrario dicat porrum a porraceo, non a<text:line-break/>porro porraceum nuncupatum fuisse. Nam lu quibusdam<text:line-break/>derivatio nominum tam manifesta est, ut quod primitivum,<text:line-break/>sicut vocant grammatici, quodque ab eo derivatum sit, du-<text:line-break/>bitari nest possit, veluti in lacteo colore. In aliis vero<text:line-break/>non item perspicuam est. Dici namque potest phoeniceum<text:line-break/>non a phoenice nuncupationem sortitum esse, sed phoeni-<text:line-break/>ceni a phoeniceo. Atque cyanum non magis a cyaneo<text:line-break/>quam cyaneum ab illo esse vocatum. Sic apud Graecos<text:line-break/></text:span></text:span><text:span text:style-name="Default_20_Paragraph_20_Font"><text:span text:style-name="T10">ῶχρα</text:span></text:span><text:span text:style-name="Default_20_Paragraph_20_Font"><text:span text:style-name="T2"> </text:span></text:span><text:span text:style-name="Default_20_Paragraph_20_Font"><text:span text:style-name="T1">et edor quem ipsi </text:span></text:span><text:span text:style-name="Default_20_Paragraph_20_Font"><text:span text:style-name="T10">οὶχρὸΡ</text:span></text:span><text:span text:style-name="Default_20_Paragraph_20_Font"><text:span text:style-name="T2"> </text:span></text:span><text:span text:style-name="Default_20_Paragraph_20_Font"><text:span text:style-name="T1">appellant. Dico autem<text:line-break/></text:span></text:span><text:span text:style-name="Default_20_Paragraph_20_Font"><text:span text:style-name="T10">ῶχραν</text:span></text:span><text:span text:style-name="Default_20_Paragraph_20_Font"><text:span text:style-name="T15"> </text:span></text:span><text:span text:style-name="Default_20_Paragraph_20_Font"><text:span text:style-name="T1">non accentu in ultima acuto, ut quum dicunt<text:line-break/>adolescentem </text:span></text:span><text:span text:style-name="Default_20_Paragraph_20_Font"><text:span text:style-name="T10">ώχρὸν</text:span></text:span><text:span text:style-name="Default_20_Paragraph_20_Font"><text:span text:style-name="T15"> </text:span></text:span><text:span text:style-name="Default_20_Paragraph_20_Font"><text:span text:style-name="T1">et mulierem </text:span></text:span><text:span text:style-name="Default_20_Paragraph_20_Font"><text:span text:style-name="T10">ώχρἀν</text:span></text:span><text:span text:style-name="Default_20_Paragraph_20_Font"><text:span text:style-name="T15"> </text:span></text:span><text:span text:style-name="Default_20_Paragraph_20_Font"><text:span text:style-name="T1">esse, sic enim<text:line-break/>pallidum significat, sed in penultima. Est enim </text:span></text:span><text:span text:style-name="Default_20_Paragraph_20_Font"><text:span text:style-name="T10">ῶχρα</text:span></text:span><text:span text:style-name="Default_20_Paragraph_20_Font"><text:span text:style-name="T2"> </text:span></text:span><text:span text:style-name="Default_20_Paragraph_20_Font"><text:span text:style-name="T1">ter-<text:line-break/>r</text:span></text:span><text:span text:style-name="Default_20_Paragraph_20_Font"><text:span text:style-name="T3">e</text:span></text:span><text:span text:style-name="Default_20_Paragraph_20_Font"><text:span text:style-name="T1">e quoddam genus, in quo Attica praecipue excellit. Sed<text:line-break/>haec quidem semel a me dicta sint. Semper autem me-<text:line-break/>mineris ut eatenus vaces dictionibus, quatenus ea quae</text:span></text:span></text:p>
        <text:p text:style-name="P2"><text:span text:style-name="Default_20_Paragraph_20_Font"><text:span text:style-name="T1">dicuntur facilius ex ipsis intelligas. Si quam autem prae-<text:line-break/>terea operam hac in re impenderis, superflue insumptam<text:line-break/>putato, in studiis autem melioribus tempus impende. Sane<text:line-break/>. ut in corpore bene habente pallida bilis nascitur, sic in<text:line-break/>eo quod praeter -naturam affectum est, porracea alia ge-<text:line-break/>ne</text:span></text:span><text:span text:style-name="Default_20_Paragraph_20_Font"><text:span text:style-name="T3">c</text:span></text:span><text:span text:style-name="Default_20_Paragraph_20_Font"><text:span text:style-name="T1">atur. Ea autum saepe quidem in ipso ventre fieri ob<text:line-break/>cruditatem aliquorum ciborum aut olerum videtur, qua-<text:line-break/>Ha funt betae, caepae atque brassicae. Interdum . vero .<text:line-break/>ejusmodi assumpto per morbos in venis gignitur et defluit<text:line-break/>modo in firmatum modo in imum ventrem, ostendens pro-<text:line-break/>- cui dubio calorem aliquem in corpore praeter naturam<text:line-break/>esse et excrementi speciem ita temperati, ut succus ole-<text:line-break/>rum quae diximus.</text:span></text:span></text:p>
        <text:h text:style-name="Heading_20_2" text:outline-level="2"><text:span text:style-name="Default_20_Paragraph_20_Font">XL.</text:span></text:h>
        <text:p text:style-name="P4"><text:span text:style-name="Default_20_Paragraph_20_Font"><text:span text:style-name="T3">si vero</text:span></text:span><text:span text:style-name="Default_20_Paragraph_20_Font"><text:span text:style-name="T1"> o</text:span></text:span><text:span text:style-name="Default_20_Paragraph_20_Font"><text:span text:style-name="T3">mnes ide</text:span></text:span><text:span text:style-name="Default_20_Paragraph_20_Font"><text:span text:style-name="T1">m </text:span></text:span><text:span text:style-name="Default_20_Paragraph_20_Font"><text:span text:style-name="T3">ho</text:span></text:span><text:span text:style-name="Default_20_Paragraph_20_Font"><text:span text:style-name="T1">m</text:span></text:span><text:span text:style-name="Default_20_Paragraph_20_Font"><text:span text:style-name="T3">o c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vo</text:span></text:span><text:span text:style-name="Default_20_Paragraph_20_Font"><text:span text:style-name="T1">m</text:span></text:span><text:span text:style-name="Default_20_Paragraph_20_Font"><text:span text:style-name="T3">at, </text:span></text:span><text:span text:style-name="Default_20_Paragraph_20_Font"><text:span text:style-name="T1">i</text:span></text:span><text:span text:style-name="Default_20_Paragraph_20_Font"><text:span text:style-name="T3">d ad</text:span></text:span><text:span text:style-name="Default_20_Paragraph_20_Font"><text:span text:style-name="T1">m</text:span></text:span><text:span text:style-name="Default_20_Paragraph_20_Font"><text:span text:style-name="T3">odum<text:line-break/>exi</text:span></text:span><text:span text:style-name="Default_20_Paragraph_20_Font"><text:span text:style-name="T1">ti</text:span></text:span><text:span text:style-name="Default_20_Paragraph_20_Font"><text:span text:style-name="T3">ale</text:span></text:span><text:span text:style-name="Default_20_Paragraph_20_Font"><text:span text:style-name="T1"> j</text:span></text:span><text:span text:style-name="Default_20_Paragraph_20_Font"><text:span text:style-name="T3">am est.</text:span></text:span></text:p>
        <text:p text:style-name="P2"><text:span text:style-name="Default_20_Paragraph_20_Font"><text:span text:style-name="T1">Si quod omnes dixit ad praedictus colores porra-<text:line-break/>ceum, lividum, nigrumque referre velis, sive ad alios etiam<text:line-break/>qui praeter naturam incidunt, certe utroque modo perni-<text:line-break/>eiosissimum est, quod plures ru corpore graves esse mor- -<text:line-break/>bos indicetur.</text:span></text:span></text:p>
        <text:h text:style-name="Heading_20_2" text:outline-level="2"><text:span text:style-name="Default_20_Paragraph_20_Font"><text:span text:style-name="T1">i . -su.<text:tab/>XLI. . . </text:span></text:span><text:span text:style-name="Default_20_Paragraph_20_Font"><text:span text:style-name="T3">- i</text:span></text:span></text:h>
        <text:p text:style-name="P4"><text:span text:style-name="Default_20_Paragraph_20_Font"><text:span text:style-name="T3">celerr</text:span></text:span><text:span text:style-name="Default_20_Paragraph_20_Font"><text:span text:style-name="T1">i</text:span></text:span><text:span text:style-name="Default_20_Paragraph_20_Font"><text:span text:style-name="T3">mam au</text:span></text:span><text:span text:style-name="Default_20_Paragraph_20_Font"><text:span text:style-name="T1">t</text:span></text:span><text:span text:style-name="Default_20_Paragraph_20_Font"><text:span text:style-name="T3">em</text:span></text:span><text:span text:style-name="Default_20_Paragraph_20_Font"><text:span text:style-name="T1"> m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m prodit vom</text:span></text:span><text:span text:style-name="Default_20_Paragraph_20_Font"><text:span text:style-name="T1">iti</text:span></text:span><text:span text:style-name="Default_20_Paragraph_20_Font"><text:span text:style-name="T3">o livida, si gra-<text:line-break/>v</text:span></text:span><text:span text:style-name="Default_20_Paragraph_20_Font"><text:span text:style-name="T1">i</text:span></text:span><text:span text:style-name="Default_20_Paragraph_20_Font"><text:span text:style-name="T3">tor oleat.</text:span></text:span></text:p>
        <text:p text:style-name="P1"><text:span text:style-name="Default_20_Paragraph_20_Font"><text:span text:style-name="T1">Talis enim putredinem una cum extinctione siguifi-<text:line-break/>cat, si eorum fumus memores quae ante dicta sunt.</text:span></text:span></text:p>
        <text:h text:style-name="P41" text:outline-level="2"><text:span text:style-name="Default_20_Paragraph_20_Font"><text:span text:style-name="T1">XLIL</text:span></text:span></text:h>
        <text:p text:style-name="Normal"><text:span text:style-name="Default_20_Paragraph_20_Font"><text:span text:style-name="T1"><text:line-break/></text:span></text:span><text:span text:style-name="Default_20_Paragraph_20_Font"><text:span text:style-name="T3">omne</text:span></text:span><text:span text:style-name="Default_20_Paragraph_20_Font"><text:span text:style-name="T1">s </text:span></text:span><text:span text:style-name="Default_20_Paragraph_20_Font"><text:span text:style-name="T3">autem suppu</text:span></text:span><text:span text:style-name="Default_20_Paragraph_20_Font"><text:span text:style-name="T1">tri</text:span></text:span><text:span text:style-name="Default_20_Paragraph_20_Font"><text:span text:style-name="T3">di suedique odore</text:span></text:span><text:span text:style-name="Default_20_Paragraph_20_Font"><text:span text:style-name="T1">s </text:span></text:span><text:span text:style-name="Default_20_Paragraph_20_Font"><text:span text:style-name="T3">in omni v</text:span></text:span><text:span text:style-name="Default_20_Paragraph_20_Font"><text:span text:style-name="T1">om</text:span></text:span><text:span text:style-name="Default_20_Paragraph_20_Font"><text:span text:style-name="T3">i</text:span></text:span><text:span text:style-name="Default_20_Paragraph_20_Font"><text:span text:style-name="T1">t</text:span></text:span><text:span text:style-name="Default_20_Paragraph_20_Font"><text:span text:style-name="T3">u<text:line-break/>mal</text:span></text:span><text:span text:style-name="Default_20_Paragraph_20_Font"><text:span text:style-name="T1">i </text:span></text:span><text:span text:style-name="Default_20_Paragraph_20_Font"><text:span text:style-name="T3">sun</text:span></text:span><text:span text:style-name="Default_20_Paragraph_20_Font"><text:span text:style-name="T1">t.</text:span></text:span></text:p>
        <text:p text:style-name="Normal"><text:span text:style-name="Default_20_Paragraph_20_Font">Nam si curris affectui accedat putredo, is deterior<text:line-break/>quam sit evadet.</text:span></text:p>
        <text:h text:style-name="P37" text:outline-level="2"><text:span text:style-name="Default_20_Paragraph_20_Font"><text:span text:style-name="T10">... .<text:tab/></text:span></text:span><text:span text:style-name="Default_20_Paragraph_20_Font"><text:span text:style-name="T1">XI.HI.</text:span></text:span></text:h>
  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spu</text:span></text:span><text:span text:style-name="Default_20_Paragraph_20_Font"><text:span text:style-name="T1">t</text:span></text:span><text:span text:style-name="Default_20_Paragraph_20_Font"><text:span text:style-name="T3">um</text:span></text:span><text:span text:style-name="Default_20_Paragraph_20_Font"><text:span text:style-name="T1"> i</text:span></text:span><text:span text:style-name="Default_20_Paragraph_20_Font"><text:span text:style-name="T3">n 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o</text:span></text:span><text:span text:style-name="Default_20_Paragraph_20_Font"><text:span text:style-name="T3">l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ul</text:span></text:span><text:span text:style-name="Default_20_Paragraph_20_Font"><text:span text:style-name="T1">m</text:span></text:span><text:span text:style-name="Default_20_Paragraph_20_Font"><text:span text:style-name="T3">onem et</text:span></text:span><text:span text:style-name="Default_20_Paragraph_20_Font"><text:span text:style-name="T1"> c</text:span></text:span><text:span text:style-name="Default_20_Paragraph_20_Font"><text:span text:style-name="T3">osta</text:span></text:span><text:span text:style-name="Default_20_Paragraph_20_Font"><text:span text:style-name="T1">s </text:span></text:span><text:span text:style-name="Default_20_Paragraph_20_Font"><text:span text:style-name="T3">obsi-<text:line-break/>d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eleriter ac fac</text:span></text:span><text:span text:style-name="Default_20_Paragraph_20_Font"><text:span text:style-name="T1">i</text:span></text:span><text:span text:style-name="Default_20_Paragraph_20_Font"><text:span text:style-name="T3">le exspu</text:span></text:span><text:span text:style-name="Default_20_Paragraph_20_Font"><text:span text:style-name="T1">i </text:span></text:span><text:span text:style-name="Default_20_Paragraph_20_Font"><text:span text:style-name="T3">op</text:span></text:span><text:span text:style-name="Default_20_Paragraph_20_Font"><text:span text:style-name="T1">o</text:span></text:span><text:span text:style-name="Default_20_Paragraph_20_Font"><text:span text:style-name="T3">rtet,</text:span></text:span></text:p>
        <text:p text:style-name="P1"><text:span text:style-name="Default_20_Paragraph_20_Font"><text:span text:style-name="T1">Cito , hoc est per initia morbi. Leviter vero signi-<text:line-break/>fleat facile prompteque. ld autem contingit iis qui cito<text:line-break/>et sine difficultate excreant. Nam. cito fieri geminum est,<text:line-break/>ex eo namque vel totius morbi primum tempus designa^<text:line-break/>tur vel spatium illud quo ipsa actio perficitur. Sputum<text:line-break/>enim leviter, hoc est prompte et facile educitur, quando<text:line-break/>neque dolor ullus vehemens thoracem affligit, siquidem hic<text:line-break/>interpellat nec permittit thoracem opus quod adhuc agit,<text:line-break/>absolvere, neque imbecilla est facultas; nam ipsa quoque<text:line-break/>medio in opere desistit, opusque imperfectum relinquit,<text:line-break/>. Quod autem educitur si admodum lentum est, ita partibus<text:line-break/>adhaerescit ut inde non possit eximi ac saepe sublatum<text:line-break/>intra pulmonis fistulas glutinis modo adhaerens detinetur,</text:span></text:span></text:p>
        <text:p text:style-name="P2"><text:span text:style-name="Default_20_Paragraph_20_Font"><text:span text:style-name="T1">sicut etiam quod massum valde est nec nisi magna diffi--<text:line-break/>cultate attollitur, tum longiorem affectum necessario iu-<text:line-break/>ducit tum in angustis quibusdam viis sic intercluditur ut<text:line-break/>quosdam ad suffocationem adegerit. Sed et quod tenue<text:line-break/>multum est, quia aquofum sit, aegre exspuitur, circum<text:line-break/>fpiritum diffluens. Est enim haec prima educendi sputi<text:line-break/>caufa, quam etiam continentem vocant; duplex namque<text:line-break/>.prima caula est, sicut in libris de causis -divisa fuit, fui-<text:line-break/>licet humoris^ vitium atque id quod principium motus ha-<text:line-break/>bet. Est autem principium motus in his qui tussiunt ab<text:line-break/>ea facultate quae thoracem movet, sicut a nobis demon-<text:line-break/>stratum est in libris de symptomatum causis. Hujus autem<text:line-break/>vehemens compressio spiritum violenter foras abire com-<text:line-break/>pellit. Sic vero ille abiens ea </text:span></text:span><text:span text:style-name="Default_20_Paragraph_20_Font"><text:span text:style-name="T3">t</text:span></text:span><text:span text:style-name="Default_20_Paragraph_20_Font"><text:span text:style-name="T1">ecum ducit, quae in pul-<text:line-break/>monis fistulis, quae asperae arteriae sunt, continentur. Ita- .<text:line-break/>que si thorax robustus est et humor, qui fistulis pulmonis<text:line-break/>inest, modice crassius, facile exspuitur; sin autem neutrum</text:span></text:span></text:p>
        <text:p text:style-name="P3"><text:span text:style-name="Default_20_Paragraph_20_Font"><text:span text:style-name="T1">adsit, aegre et cum magna difficultate. Quod si altera<text:line-break/>causa est, altera vero abest, sputum medio inter optimum<text:line-break/>pessimumq</text:span></text:span><text:span text:style-name="Default_20_Paragraph_20_Font"><text:span text:style-name="T3">n</text:span></text:span><text:span text:style-name="Default_20_Paragraph_20_Font"><text:span text:style-name="T1">e modo vacuabitur. Atque ut </text:span></text:span><text:span text:style-name="Default_20_Paragraph_20_Font"><text:span text:style-name="T3">t</text:span></text:span><text:span text:style-name="Default_20_Paragraph_20_Font"><text:span text:style-name="T1">emet dicam,<text:line-break/>prout cau</text:span></text:span><text:span text:style-name="Default_20_Paragraph_20_Font"><text:span text:style-name="T3">t</text:span></text:span><text:span text:style-name="Default_20_Paragraph_20_Font"><text:span text:style-name="T1">a aliqua magis mluusve vehemens aut languida<text:line-break/>fuerit, quidam facilius, alii difficilius excreant. Itaque<text:line-break/>quid fit leviter excreare, videor mihi dilucide et vere<text:line-break/>ostendisse. Quod si verum est, ut certe est, verum quoque<text:line-break/>est etiam cito. Non enim temporis spatium tussi conjun-<text:line-break/>ctum, fed primum morbi tempus significat, de quo etiam<text:line-break/>in aphorismis dixit: i</text:span></text:span><text:span text:style-name="Default_20_Paragraph_20_Font"><text:span text:style-name="T3">n pleurt</text:span></text:span><text:span text:style-name="Default_20_Paragraph_20_Font"><text:span text:style-name="T1">iic</text:span></text:span><text:span text:style-name="Default_20_Paragraph_20_Font"><text:span text:style-name="T3">is sputum st c</text:span></text:span><text:span text:style-name="Default_20_Paragraph_20_Font"><text:span text:style-name="T1">it</text:span></text:span><text:span text:style-name="Default_20_Paragraph_20_Font"><text:span text:style-name="T3">o apparea</text:span></text:span><text:span text:style-name="Default_20_Paragraph_20_Font"><text:span text:style-name="T1">t<text:line-break/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 morbo, eum breve</text:span></text:span><text:span text:style-name="Default_20_Paragraph_20_Font"><text:span text:style-name="T1">m </text:span></text:span><text:span text:style-name="Default_20_Paragraph_20_Font"><text:span text:style-name="T3">fure</text:span></text:span><text:span text:style-name="Default_20_Paragraph_20_Font"><text:span text:style-name="T1"> o</text:span></text:span><text:span text:style-name="Default_20_Paragraph_20_Font"><text:span text:style-name="T3">stendi</text:span></text:span><text:span text:style-name="Default_20_Paragraph_20_Font"><text:span text:style-name="T1">t. Nam si quis<text:line-break/>de tempore, quo ipsa actio obitur, cito dictum esse intel-<text:line-break/>ligat , quod quidem in adverbio, leviter, designari osten-<text:line-break/>diutus, geminum errorem committet, tum quod bis test-<text:line-break/>pus ab eo indecore dictum sit, tum quod alterum, cujus<text:line-break/>etiam in aphorismis fecit mentionem, praetermissirm sit,<text:line-break/>vires alioqui magnas habens. Quod autem non propter</text:span></text:span></text:p>
        <text:p text:style-name="P3"><text:span text:style-name="Default_20_Paragraph_20_Font"><text:span text:style-name="T1">haec modo, fed etiam ea quae deinceps fcripta stant, sic<text:line-break/>intelligere oporteat, planum tibi fiet quum locum -illum<text:line-break/>enarrabo.</text:span></text:span></text:p>
        <text:h text:style-name="Heading_20_2" text:outline-level="2"><text:span text:style-name="Default_20_Paragraph_20_Font">XL1U</text:span></text:h>
        <text:p text:style-name="P1"><text:span text:style-name="Default_20_Paragraph_20_Font"><text:span text:style-name="T3">Et valde c</text:span></text:span><text:span text:style-name="Default_20_Paragraph_20_Font"><text:span text:style-name="T1">om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xt</text:span></text:span><text:span text:style-name="Default_20_Paragraph_20_Font"><text:span text:style-name="T1">a</text:span></text:span><text:span text:style-name="Default_20_Paragraph_20_Font"><text:span text:style-name="T3">m spu</text:span></text:span><text:span text:style-name="Default_20_Paragraph_20_Font"><text:span text:style-name="T1">t</text:span></text:span><text:span text:style-name="Default_20_Paragraph_20_Font"><text:span text:style-name="T3">o stavum apparere.</text:span></text:span></text:p>
        <text:p text:style-name="P1"><text:span text:style-name="Default_20_Paragraph_20_Font"><text:span text:style-name="T1">Vehementer ad permixtum, non ad flavum referendum<text:line-break/>est, quasi hoc modo dixisset. et flavum illi permixtum<text:line-break/>vehementer videri. Porro vehementer idem significat<text:line-break/>quod valde et maxime. .Ipsis quidem prius dixerat; vo-<text:line-break/>mitum si quis inciderit , utilissimum esse , si maxime mix-<text:line-break/>tus esset bile et pituita, hoc autem loco de sputis dixit<text:line-break/>vehementer. Quod autem id recte interpretati simus, ex<text:line-break/>. fequenti sententia intelliges.</text:span></text:span></text:p>
        <text:h text:style-name="P37" text:outline-level="2"><text:span text:style-name="Default_20_Paragraph_20_Font">XLv</text:span></text:h>
        <text:p text:style-name="P4"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namque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o post doloris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iti</text:span></text:span><text:span text:style-name="Default_20_Paragraph_20_Font"><text:span text:style-name="T3">um fu</text:span></text:span><text:span text:style-name="Default_20_Paragraph_20_Font"><text:span text:style-name="T1">r</text:span></text:span><text:span text:style-name="Default_20_Paragraph_20_Font"><text:span text:style-name="T3">vum exspua</text:span></text:span><text:span text:style-name="Default_20_Paragraph_20_Font"><text:span text:style-name="T1">t</text:span></text:span><text:span text:style-name="Default_20_Paragraph_20_Font"><text:span text:style-name="T3">ur<text:line-break/>au</text:span></text:span><text:span text:style-name="Default_20_Paragraph_20_Font"><text:span text:style-name="T1">t fusti</text:span></text:span><text:span text:style-name="Default_20_Paragraph_20_Font"><text:span text:style-name="T3">um au</text:span></text:span><text:span text:style-name="Default_20_Paragraph_20_Font"><text:span text:style-name="T1">t </text:span></text:span><text:span text:style-name="Default_20_Paragraph_20_Font"><text:span text:style-name="T3">qu</text:span></text:span><text:span text:style-name="Default_20_Paragraph_20_Font"><text:span text:style-name="T1">o</text:span></text:span><text:span text:style-name="Default_20_Paragraph_20_Font"><text:span text:style-name="T3">d mul</text:span></text:span><text:span text:style-name="Default_20_Paragraph_20_Font"><text:span text:style-name="T1">t</text:span></text:span><text:span text:style-name="Default_20_Paragraph_20_Font"><text:span text:style-name="T3">am tusum exestet, neque valde<text:line-break/>comm</text:span></text:span><text:span text:style-name="Default_20_Paragraph_20_Font"><text:span text:style-name="T1">i</text:span></text:span><text:span text:style-name="Default_20_Paragraph_20_Font"><text:span text:style-name="T3">x</text:span></text:span><text:span text:style-name="Default_20_Paragraph_20_Font"><text:span text:style-name="T1">t</text:span></text:span><text:span text:style-name="Default_20_Paragraph_20_Font"><text:span text:style-name="T3">um, deterius est.</text:span></text:span></text:p>
        <text:p text:style-name="P1"><text:span text:style-name="Default_20_Paragraph_20_Font"><text:span text:style-name="T1">Pollicitus c</text:span></text:span><text:span text:style-name="Default_20_Paragraph_20_Font"><text:span text:style-name="T3">c</text:span></text:span><text:span text:style-name="Default_20_Paragraph_20_Font"><text:span text:style-name="T1">am me hoc loco demonstraturum utram-<text:line-break/>que interpretationem adverbiorum cito et vehementer ve-<text:line-break/>ram esse. Nam ad contraria, sicut solet, transiens adver-<text:line-break/>hio cito opposuit; nam si multo postquam dolor coeperit<text:line-break/>excreet et permixto vehementer quod non vehementer<text:line-break/>permixtum est et leviter exerente quod multam tussim<text:line-break/>excitat. Nam quod sine difficultate citoque effertur , exi-<text:line-break/>guam tussim requirit. Ego enim ante ostendi longe prae-<text:line-break/>stare mixta quodammodo secum esse ea quae vacuantur,<text:line-break/>nihilque sincerum et purum vacuari. Dictum etiam a me<text:line-break/>est in libris de crisibus et commentariis, quos scripsi in<text:line-break/>aphorismos, de eo quod expediat pleuriticis cito eripuere.</text:span></text:span></text:p>
        <text:h text:style-name="P40" text:outline-level="2"><text:span text:style-name="Default_20_Paragraph_20_Font"><text:span text:style-name="T1">XLVI.</text:span></text:span></text:h>
        <text:p text:style-name="Normal"><text:span text:style-name="Default_20_Paragraph_20_Font"><text:span text:style-name="T1"><text:line-break/></text:span></text:span><text:span text:style-name="Default_20_Paragraph_20_Font"><text:span text:style-name="T3">lstavu</text:span></text:span><text:span text:style-name="Default_20_Paragraph_20_Font"><text:span text:style-name="T1">m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si sinceru</text:span></text:span><text:span text:style-name="Default_20_Paragraph_20_Font"><text:span text:style-name="T1">m </text:span></text:span><text:span text:style-name="Default_20_Paragraph_20_Font"><text:span text:style-name="T3">suerit, per</text:span></text:span><text:span text:style-name="Default_20_Paragraph_20_Font"><text:span text:style-name="T1">i</text:span></text:span><text:span text:style-name="Default_20_Paragraph_20_Font"><text:span text:style-name="T3">cul</text:span></text:span><text:span text:style-name="Default_20_Paragraph_20_Font"><text:span text:style-name="T1">o</text:span></text:span><text:span text:style-name="Default_20_Paragraph_20_Font"><text:span text:style-name="T3">sum , a</text:span></text:span><text:span text:style-name="Default_20_Paragraph_20_Font"><text:span text:style-name="T1">l</text:span></text:span><text:span text:style-name="Default_20_Paragraph_20_Font"><text:span text:style-name="T3">bum au-<text:line-break/>tem e</text:span></text:span><text:span text:style-name="Default_20_Paragraph_20_Font"><text:span text:style-name="T1">t </text:span></text:span><text:span text:style-name="Default_20_Paragraph_20_Font"><text:span text:style-name="T3">v</text:span></text:span><text:span text:style-name="Default_20_Paragraph_20_Font"><text:span text:style-name="T1">isci</text:span></text:span><text:span text:style-name="Default_20_Paragraph_20_Font"><text:span text:style-name="T3">dum e</text:span></text:span><text:span text:style-name="Default_20_Paragraph_20_Font"><text:span text:style-name="T1">t </text:span></text:span><text:span text:style-name="Default_20_Paragraph_20_Font"><text:span text:style-name="T3">rotundu</text:span></text:span><text:span text:style-name="Default_20_Paragraph_20_Font"><text:span text:style-name="T1">m </text:span></text:span><text:span text:style-name="Default_20_Paragraph_20_Font"><text:span text:style-name="T3">inu</text:span></text:span><text:span text:style-name="Default_20_Paragraph_20_Font"><text:span text:style-name="T1">t</text:span></text:span><text:span text:style-name="Default_20_Paragraph_20_Font"><text:span text:style-name="T3">ile.</text:span></text:span></text:p>
        <text:p text:style-name="Normal"><text:span text:style-name="Default_20_Paragraph_20_Font">Non aliud hic dicit quam quod antea dixerat. Nam<text:line-break/>quod permixtum non est, purum esu Et flavum quidem<text:line-break/>fit propter flavam bilem., album vero et lentum et rotuu-<text:line-break/>dum ab adusta pituita. Saepe enim ostendimus fluxiones<text:line-break/>in partes aliquas decumbentes., quae phlegmonas et ery-<text:line-break/>sipelata et oedemata et soirrhos et cancros excitant, pro<text:line-break/>humorum varietate qui in ipsis superant, faciles et ma-<text:line-break/>lignas evadere. Nam sanguineae atque pituitosae modera -<text:line-break/>tae sirnt, quas autem flava aut atra bilis parit, molestae.<text:line-break/>Earum enim utraque corpora aeque exedit; verum hoc<text:line-break/>flava bilis .habet peculiare, quod febres acutas invehat;<text:line-break/>atra autem quod contumacem affectum generet. illa enim</text:span></text:p>
        <text:p text:style-name="P3"><text:span text:style-name="Default_20_Paragraph_20_Font"><text:span text:style-name="T1">crassa nimirum et terrena partibus , quae ipsam excepe-<text:line-break/>riut, adeo impingitur, ut aegre detergeri possit.</text:span></text:span></text:p>
        <text:h text:style-name="Heading_20_2" text:outline-level="2"><text:span text:style-name="Default_20_Paragraph_20_Font">XI.VII. ,</text:span></text:h>
        <text:p text:style-name="P4"><text:span text:style-name="Default_20_Paragraph_20_Font"><text:span text:style-name="T1">M</text:span></text:span><text:span text:style-name="Default_20_Paragraph_20_Font"><text:span text:style-name="T3">alu</text:span></text:span><text:span text:style-name="Default_20_Paragraph_20_Font"><text:span text:style-name="T1">m </text:span></text:span><text:span text:style-name="Default_20_Paragraph_20_Font"><text:span text:style-name="T3">autem et quod vir</text:span></text:span><text:span text:style-name="Default_20_Paragraph_20_Font"><text:span text:style-name="T1">i</text:span></text:span><text:span text:style-name="Default_20_Paragraph_20_Font"><text:span text:style-name="T3">de admodum et quod spum</text:span></text:span><text:span text:style-name="Default_20_Paragraph_20_Font"><text:span text:style-name="T1">o-<text:line-break/></text:span></text:span><text:span text:style-name="Default_20_Paragraph_20_Font"><text:span text:style-name="T3">sum est. </text:span></text:span></text:p>
        <text:p text:style-name="P1"><text:span text:style-name="Default_20_Paragraph_20_Font"><text:span text:style-name="T1">Quod nos pallidum vertimus, Hippocrates Graece<text:line-break/></text:span></text:span><text:span text:style-name="Default_20_Paragraph_20_Font"><text:span text:style-name="T10">χλωρὸν</text:span></text:span><text:span text:style-name="Default_20_Paragraph_20_Font"><text:span text:style-name="T2"> </text:span></text:span><text:span text:style-name="Default_20_Paragraph_20_Font"><text:span text:style-name="T1">dixit; de quo faepe dictum est et pallidum et quod<text:line-break/>a quodam aeruginos</text:span></text:span><text:span text:style-name="Default_20_Paragraph_20_Font"><text:span text:style-name="T3">a</text:span></text:span><text:span text:style-name="Default_20_Paragraph_20_Font"><text:span text:style-name="T1">m vocatur, significare; quorum utrum-<text:line-break/>que si fupra modum tale est, dicere quod malum sit non<text:line-break/>est necesse , quum ;am de omnibus puris humoribus disse-<text:line-break/>ruerim. omnis enim purus humor excepto sanguine vi-<text:line-break/>tium quoddam subesse testatur , quippe qui ab inflammato<text:line-break/>calore ducat originem, flavus enim humore ipsi, scro</text:span></text:span><text:span text:style-name="Default_20_Paragraph_20_Font"><text:span text:style-name="T3">t</text:span></text:span><text:span text:style-name="Default_20_Paragraph_20_Font"><text:span text:style-name="T1">o<text:line-break/>torrefacto , pallidus immixto , aeruginosus vehementer tor-<text:line-break/>nido generatur. Niger vero aut eodem supra modum tor-.<text:line-break/>resacto, qui fane tunc nigra bilis pessima et exedentissima<text:line-break/>evadit, aut crasso sanguine aeque resiccato aut propter ex-</text:span></text:span></text:p>
        <text:p text:style-name="P2"><text:span text:style-name="Default_20_Paragraph_20_Font"><text:span text:style-name="T1">stinctionem atque .frigiditatem provenit. . Itaque horum<text:line-break/>- te memorem esse decet nec velle debes ut eadem: tibi</text:span></text:span></text:p>
        <text:p text:style-name="P1"><text:span text:style-name="Default_20_Paragraph_20_Font"><text:span text:style-name="T1">saepius iisdem de rebus dicantur.. Caeterum sputum quod<text:line-break/></text:span></text:span><text:span text:style-name="Default_20_Paragraph_20_Font"><text:span text:style-name="T3">-s</text:span></text:span><text:span text:style-name="Default_20_Paragraph_20_Font"><text:span text:style-name="T1">pumosum est, hoc enim in extrema continetur sententia,<text:line-break/>ex pituitofa et aerea substantia secum mixtis componitur.<text:line-break/>omnis enim spuma his constat, in pelago quidem aqua<text:line-break/>ipfa in minutas partes discissa vi. et impetu ventorum, in<text:line-break/>iis vero quae elixantur a caloris copia. Utraque autem<text:line-break/>bullas plurimas et exiguas gignit et quae haud facile disi-<text:line-break/>solvuntur; praesertim fi aer turbidus simulque nebulosus<text:line-break/>humor lentoris aliquid et crassitiei habens concurrerint.<text:line-break/>Humor namque tenuis, qualis vera aqua est, si aerem pu-<text:line-break/>rum conceperit, eum non potest diu continere, sed pro-<text:line-break/>tinus ruptis bullis sinit in suum locum se recipere. Quo<text:line-break/>fit ut in mari spuma cito solvatur. Verum crassas et len-<text:line-break/>tus humor si turbidam, ut dictum est, et nebulosam fub-<text:line-break/>stantiam intra fe concluserit; longo spatio continet, quum</text:span></text:span></text:p>
        <text:p text:style-name="P3"><text:span text:style-name="Default_20_Paragraph_20_Font"><text:span text:style-name="T1">nec ipsa sicuti purus aer sursum ferri conetur et ille ae-<text:line-break/>gre abrumpi possit. Nam veluti bullae ipsae ex humida<text:line-break/>substantia aerem intra fe comprehendente excitantur, sic<text:line-break/>eadem difrupta exsolvuntur. Rumpitur vero facile spiritu<text:line-break/>tenui fursum abeunte, non rumpitur autem si ille nec<text:line-break/>subtilis est nec sursum rapitur. Talis autem nebulosus<text:line-break/>est, quippe qui nec sursum conscendat nec tenuis sit, fed<text:line-break/>multum humidus, ut circumsufum ipsum humorem sustinere<text:line-break/>queat. Eam quidem ob rem bullae, quae in aqua, dum<text:line-break/>ipfa coquitur, emergunt, haud difficuIter dissipantur, sed<text:line-break/>quas pinguis et crassius humor suscitaverit, ex quo spici—<text:line-break/>tus qui prodit flatuofus vaporosulque est, tum humor qui<text:line-break/>desuper in lebete superstat, oleagineus, pinguis atque<text:line-break/>lentus. ltaque in corporibus etiam animalium spumam<text:line-break/>eodem modo generari necesse esu Neque enim existiman-<text:line-break/>dum est vehementes ve</text:span></text:span><text:span text:style-name="Default_20_Paragraph_20_Font"><text:span text:style-name="T3">n</text:span></text:span><text:span text:style-name="Default_20_Paragraph_20_Font"><text:span text:style-name="T1">torum procellas tanquam in mari<text:line-break/>sic in animantium corporibus ingruere posse , calorem ta-<text:line-break/>men igneum posse qui et consumat et spiritum flatuosum</text:span></text:span></text:p>
        <text:p text:style-name="P3"><text:span text:style-name="Default_20_Paragraph_20_Font"><text:span text:style-name="T1">pariat, quem vel ipsis etiam oculis in multis aegris licet<text:line-break/>usurpare. Haec quidem nos fatis fuperque diximus. Tu<text:line-break/>vero memoriae manda quomodo vel fputa vel quae alvus<text:line-break/>reddit vel urinae spumam contrahant, nam in his quoque<text:line-break/>bullae quas diximus superstant, ne postea audire denuo<text:line-break/>eadem desideres.</text:span></text:span></text:p>
        <text:h text:style-name="Heading_20_2" text:outline-level="2"><text:span text:style-name="Default_20_Paragraph_20_Font">XEVIII.</text:span></text:h>
        <text:p text:style-name="P4"><text:span text:style-name="Default_20_Paragraph_20_Font"><text:span text:style-name="T3">At si adeo sincerum sue</text:span></text:span><text:span text:style-name="Default_20_Paragraph_20_Font"><text:span text:style-name="T1">rit, </text:span></text:span><text:span text:style-name="Default_20_Paragraph_20_Font"><text:span text:style-name="T3">ut et nigrum appareat, hoc<text:line-break/>de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st. Malum quoque si</text:span></text:span><text:span text:style-name="Default_20_Paragraph_20_Font"><text:span text:style-name="T1"> n</text:span></text:span><text:span text:style-name="Default_20_Paragraph_20_Font"><text:span text:style-name="T3">ih</text:span></text:span><text:span text:style-name="Default_20_Paragraph_20_Font"><text:span text:style-name="T1">i</text:span></text:span><text:span text:style-name="Default_20_Paragraph_20_Font"><text:span text:style-name="T3">l expurgetur neque<text:line-break/>proi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at pul</text:span></text:span><text:span text:style-name="Default_20_Paragraph_20_Font"><text:span text:style-name="T1">m</text:span></text:span><text:span text:style-name="Default_20_Paragraph_20_Font"><text:span text:style-name="T3">o, sed plenu</text:span></text:span><text:span text:style-name="Default_20_Paragraph_20_Font"><text:span text:style-name="T1">s </text:span></text:span><text:span text:style-name="Default_20_Paragraph_20_Font"><text:span text:style-name="T3">in gu</text:span></text:span><text:span text:style-name="Default_20_Paragraph_20_Font"><text:span text:style-name="T1">tt</text:span></text:span><text:span text:style-name="Default_20_Paragraph_20_Font"><text:span text:style-name="T3">ure ferveat.</text:span></text:span></text:p>
        <text:p text:style-name="P1"><text:span text:style-name="Default_20_Paragraph_20_Font"><text:span text:style-name="T1">Diximus ante in universum de puris omnibus et quae-<text:line-break/>dam etiam speciatim de nigris. Quorum si te oblivio ce-<text:line-break/>perit, ea denuo relege, quod quidem ipsis commodius<text:line-break/>feceris quam si ego eadem saepius iisdem de rebus scribam.</text:span></text:span></text:p>
        <text:h text:style-name="P37" text:outline-level="2"><text:span text:style-name="Default_20_Paragraph_20_Font">XLIX.</text:span></text:h>
        <text:p text:style-name="P22"><text:span text:style-name="Default_20_Paragraph_20_Font"><text:span text:style-name="T3">su o</text:span></text:span><text:span text:style-name="Default_20_Paragraph_20_Font"><text:span text:style-name="T1">m</text:span></text:span><text:span text:style-name="Default_20_Paragraph_20_Font"><text:span text:style-name="T3">nibus autem morbis qui pulmonem exercen</text:span></text:span><text:span text:style-name="Default_20_Paragraph_20_Font"><text:span text:style-name="T1">t, </text:span></text:span><text:span text:style-name="Default_20_Paragraph_20_Font"><text:span text:style-name="T3">malum<text:line-break/>est graved</text:span></text:span><text:span text:style-name="Default_20_Paragraph_20_Font"><text:span text:style-name="T1">i</text:span></text:span><text:span text:style-name="Default_20_Paragraph_20_Font"><text:span text:style-name="T3">nes a</text:span></text:span><text:span text:style-name="Default_20_Paragraph_20_Font"><text:span text:style-name="T1">t</text:span></text:span><text:span text:style-name="Default_20_Paragraph_20_Font"><text:span text:style-name="T3">que ste</text:span></text:span><text:span text:style-name="Default_20_Paragraph_20_Font"><text:span text:style-name="T1">r</text:span></text:span><text:span text:style-name="Default_20_Paragraph_20_Font"><text:span text:style-name="T3">nutamenta praecejsisie et eonse-<text:line-break/>qu</text:span></text:span><text:span text:style-name="Default_20_Paragraph_20_Font"><text:span text:style-name="T1">i. f</text:span></text:span><text:span text:style-name="Default_20_Paragraph_20_Font"><text:span text:style-name="T3">n al</text:span></text:span><text:span text:style-name="Default_20_Paragraph_20_Font"><text:span text:style-name="T1">ii</text:span></text:span><text:span text:style-name="Default_20_Paragraph_20_Font"><text:span text:style-name="T3">s vero maxime ex</text:span></text:span><text:span text:style-name="Default_20_Paragraph_20_Font"><text:span text:style-name="T1">iti</text:span></text:span><text:span text:style-name="Default_20_Paragraph_20_Font"><text:span text:style-name="T3">alibu</text:span></text:span><text:span text:style-name="Default_20_Paragraph_20_Font"><text:span text:style-name="T1">s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bis. sternuta-<text:line-break/>menta u</text:span></text:span><text:span text:style-name="Default_20_Paragraph_20_Font"><text:span text:style-name="T1">t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a suat. </text:span></text:span></text:p>
        <text:p text:style-name="P1"><text:span text:style-name="Default_20_Paragraph_20_Font"><text:span text:style-name="T1">Humorem illum tenuem et crudum qui per nares<text:line-break/>excernitur veteres omnes medici gravedinem vocare con-<text:line-break/>sueverunt ; uti et similem ubi per palatum descendit , ca-<text:line-break/>tharrum </text:span></text:span><text:span text:style-name="Default_20_Paragraph_20_Font"><text:span text:style-name="T3">dest</text:span></text:span><text:span text:style-name="Default_20_Paragraph_20_Font"><text:span text:style-name="T1">i</text:span></text:span><text:span text:style-name="Default_20_Paragraph_20_Font"><text:span text:style-name="T3">llat</text:span></text:span><text:span text:style-name="Default_20_Paragraph_20_Font"><text:span text:style-name="T1">io</text:span></text:span><text:span text:style-name="Default_20_Paragraph_20_Font"><text:span text:style-name="T3">nem</text:span></text:span><text:span text:style-name="Default_20_Paragraph_20_Font"><text:span text:style-name="T1"> appellant.. Sed miror quomodo Hip-<text:line-break/>pocrates non destillationem, sed sternutamenta cum grave-<text:line-break/>dine coniunxerit. Ipsis quidem gravedo uno modo nocere<text:line-break/>fiolet, si his morbis supervenerit, destillatio vero gemino.<text:line-break/>Et dictum saepe a nobis ante est nonnulla noxia per ac-<text:line-break/>eidens inter mala sig</text:span></text:span><text:span text:style-name="Default_20_Paragraph_20_Font"><text:span text:style-name="T3">n</text:span></text:span><text:span text:style-name="Default_20_Paragraph_20_Font"><text:span text:style-name="T1">a numerari, alia autem nihil aliud<text:line-break/>quam mala esse signa ut quae noxam nullam inferunt, sed<text:line-break/>gravem quendam affectum a quo prodieri</text:span></text:span><text:span text:style-name="Default_20_Paragraph_20_Font"><text:span text:style-name="T3">n</text:span></text:span><text:span text:style-name="Default_20_Paragraph_20_Font"><text:span text:style-name="T1">t, testentur, alia<text:line-break/>vero esse ab his tertia utroque modo mala et sicut signa</text:span></text:span></text:p>
        <text:p text:style-name="P3"><text:span text:style-name="Default_20_Paragraph_20_Font"><text:span text:style-name="T1">et tanquam causas: signa quidem, quum gravis aliquis<text:line-break/>affectus ea excitaverit, causas vero, quum ab his russus<text:line-break/>malignus alius affectus oritur. Itaque destillationes et gra-<text:line-break/>vedines morbis pulmonis superveniunt, ubi caput calidos<text:line-break/>vapores susceperit; laedunt autem pulmonem non ambae<text:line-break/>quidem, sed sola destillatio. Quod enim ex gravedine de-<text:line-break/>scendit, per nares foras exit. Quare destillationes grave-<text:line-break/>struibus deteriores sunt. Itaque non video cur illas Hip-<text:line-break/>pocrates in proposita sententia praetermiserit, nisi quis<text:line-break/>eas velit fub gravedine comprehensas esse. Forte vero<text:line-break/>qui primus librum hunc transcripsit cas omisit. Nam scx-<text:line-break/>centa hoc modo depravata nunc rideo. Gravedines igitur<text:line-break/>et destillationes non est putandum bona unquam signa esse,<text:line-break/>ut quae si quidem praecesserint, pulmonem vitioso humore<text:line-break/>impleant, sin autem trahente jam morbo supervenerint,<text:line-break/>tum pulmonis vehementem affectum prodant tum ab eo<text:line-break/>offensum esse caput tollentur. At vero gravedinem ster-</text:span></text:span></text:p>
        <text:p text:style-name="P3"><text:span text:style-name="Default_20_Paragraph_20_Font"><text:span text:style-name="T1">nutamenta saepenumero consequuntur. Sed haec quidem<text:line-break/>pulmonem etiam aliquo modo offendunt propterea, quod<text:line-break/>thoracem totum vehementer concutiant. Nunquam autem<text:line-break/>illa si simul cum quovis morbo invaserint, uti nec aliud<text:line-break/>ullum symptoma , salutaria esse possunt , si vero proce-<text:line-break/>den te morbo supervenerint, securitatem pollicentur, etiam<text:line-break/>si eum letalem esse alia signa declarent. Sunt enim con-<text:line-break/>coctionis argumenta et cerebri facultatem expultricem ro-<text:line-break/>bostam esse ostendunt, quae dejectis in nares statualis<text:line-break/>spiritibus cum quadam humiditate interdum quidem sensu<text:line-break/>perceptibili et manifesta interdum obscura et insensili ster-<text:line-break/>nutamenta commovet.</text:span></text:span></text:p>
        <text:h text:style-name="Heading_20_2" text:outline-level="2"><text:bookmark-start text:name="bookmark20"/><text:span text:style-name="Default_20_Paragraph_20_Font">L.</text:span><text:bookmark-end text:name="bookmark20"/></text:h>
        <text:p text:style-name="Normal"><text:span text:style-name="Default_20_Paragraph_20_Font"><text:span text:style-name="T3">sp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vero sta</text:span></text:span><text:span text:style-name="Default_20_Paragraph_20_Font"><text:span text:style-name="T1">ti</text:span></text:span><text:span text:style-name="Default_20_Paragraph_20_Font"><text:span text:style-name="T3">um m</text:span></text:span><text:span text:style-name="Default_20_Paragraph_20_Font"><text:span text:style-name="T1">i</text:span></text:span><text:span text:style-name="Default_20_Paragraph_20_Font"><text:span text:style-name="T3">xtu</text:span></text:span><text:span text:style-name="Default_20_Paragraph_20_Font"><text:span text:style-name="T1">m </text:span></text:span><text:span text:style-name="Default_20_Paragraph_20_Font"><text:span text:style-name="T3">cum pauc</text:span></text:span><text:span text:style-name="Default_20_Paragraph_20_Font"><text:span text:style-name="T1">o </text:span></text:span><text:span text:style-name="Default_20_Paragraph_20_Font"><text:span text:style-name="T3">sangu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 i</text:span></text:span><text:span text:style-name="Default_20_Paragraph_20_Font"><text:span text:style-name="T3">n pe-<text:line-break/>r</text:span></text:span><text:span text:style-name="Default_20_Paragraph_20_Font"><text:span text:style-name="T1">i</text:span></text:span><text:span text:style-name="Default_20_Paragraph_20_Font"><text:span text:style-name="T3">pneumon</text:span></text:span><text:span text:style-name="Default_20_Paragraph_20_Font"><text:span text:style-name="T1">ici</text:span></text:span><text:span text:style-name="Default_20_Paragraph_20_Font"><text:span text:style-name="T3">s si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 in</text:span></text:span><text:span text:style-name="Default_20_Paragraph_20_Font"><text:span text:style-name="T1">i</text:span></text:span><text:span text:style-name="Default_20_Paragraph_20_Font"><text:span text:style-name="T3">tia</text:span></text:span><text:span text:style-name="Default_20_Paragraph_20_Font"><text:span text:style-name="T1"> e</text:span></text:span><text:span text:style-name="Default_20_Paragraph_20_Font"><text:span text:style-name="T3">datur, (ulu</text:span></text:span><text:span text:style-name="Default_20_Paragraph_20_Font"><text:span text:style-name="T1">l</text:span></text:span><text:span text:style-name="Default_20_Paragraph_20_Font"><text:span text:style-name="T3">are est et valde<text:line-break/>confert, si vero sep</text:span></text:span><text:span text:style-name="Default_20_Paragraph_20_Font"><text:span text:style-name="T1">timo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ve</text:span></text:span><text:span text:style-name="Default_20_Paragraph_20_Font"><text:span text:style-name="T1">l 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 seri</text:span></text:span><text:span text:style-name="Default_20_Paragraph_20_Font"><text:span text:style-name="T3">us procedat,<text:line-break/>. secur</text:span></text:span><text:span text:style-name="Default_20_Paragraph_20_Font"><text:span text:style-name="T1">i</text:span></text:span><text:span text:style-name="Default_20_Paragraph_20_Font"><text:span text:style-name="T3">tat</text:span></text:span><text:span text:style-name="Default_20_Paragraph_20_Font"><text:span text:style-name="T1">i</text:span></text:span><text:span text:style-name="Default_20_Paragraph_20_Font"><text:span text:style-name="T3">s minus est. </text:span></text:span></text:p>
        <text:p text:style-name="P2"><text:span text:style-name="Default_20_Paragraph_20_Font"><text:span text:style-name="T1">Communis omnium inflammationum sententia haec<text:line-break/>est, quam jam saepe multis in locis usurpavimus; omnis<text:line-break/>humoris, qui in aliquam partem decumbens phlegmonem<text:line-break/>commiserit, portionem tenuiorem exsudare, modo ne quod<text:line-break/>partem phlegmone. obsessam contegit, tam densum natura<text:line-break/>sit quam exterior^ haec cutis densa est, Et eam quidem<text:line-break/>ob causam sive narium meatus sive oculos sive os phle-<text:line-break/>gmone occupaverit, tenuis humiditas ab ea delabitur, haud<text:line-break/>dissimilis a sanie quae ex ulceribus manat. Sic pulmo<text:line-break/>phlegmone prehensus humiditatem quandam in integra sua<text:line-break/>spatia, quae afperae arteriae sunt, effundit,- ea m que tussi<text:line-break/>sublatam excreat, indicium flexionis ejus quae peripneu-<text:line-break/>moniam excitavit. Est enim illius veluti serum. Itaque<text:line-break/>si admodum biliosus humor est, ea flava tantum erit, si<text:line-break/>vero sanguineus, rubra ; sin autem ex utroque mixtus, rubra<text:line-break/>simul et flava. lsta quidem humiditas bona esu Ab ea<text:line-break/>vero non longe abest sincerus sanguis per sputa emissus.</text:span></text:span></text:p>
        <text:p text:style-name="P2"><text:span text:style-name="Default_20_Paragraph_20_Font"><text:span text:style-name="T1">Sed hoc tamen signum formidabile aliquas ob causas forte<text:line-break/>videbitur, ut quum ulcus rupto vase in pulmone est; nam<text:line-break/>tunc quoque sanguinem excreant. Quin etiam quibusdam<text:line-break/>peripneumonicis sanguis admodum exiguus efferri videtur<text:line-break/>eodem prorsus modo ac si per diapedesin , quam medici<text:line-break/>: vocant, reiiceretur. Td enim symptoma provenit, ubi san-<text:line-break/>gula quidem substantia tenuis in os profluxerit, gingivae<text:line-break/>vero rarefactae sunt, ut eum continere non possint. No</text:span></text:span><text:span text:style-name="Default_20_Paragraph_20_Font"><text:span text:style-name="T3">n-<text:line-break/></text:span></text:span><text:span text:style-name="Default_20_Paragraph_20_Font"><text:span text:style-name="T1">nunquam vero eandem ob caulam etiam ex gutture fero-<text:line-break/>sus sanguis aeque prorumpit. Ergo si et pulmoni idem<text:line-break/>contingat, non debet absurdum rideri. Verum id facile<text:line-break/>discernes tum ex sanguinis consistentia tum ipsius multi-<text:line-break/>tudine. Hic enim neque crassius neque multus est, qui<text:line-break/>ita excreatur. Non oportet autem symptoma ad diem<text:line-break/>septimum perseverare, sed praecipue quidem intra primos<text:line-break/>quatuor dies mutari et concoqui, sin minus, at certe ante<text:line-break/>septimum. Quod si qualis ab initio erat , . perduret , non<text:line-break/>est dubium quin ostendat morbum longius tempus habitu-</text:span></text:span></text:p>
        <text:p text:style-name="P2"><text:span text:style-name="Default_20_Paragraph_20_Font"><text:span text:style-name="T1">rum. Ubi enim usque ad septimum diem nullum prin-<text:line-break/>. ciprum coctionis accedit , -longo utique post spatio iute-<text:line-break/>gram concoctionem fore indicium esu Atqui spatio in<text:line-break/>tanto quum mullo sinistreaeeidere solent vel aegri errore<text:line-break/>.vel eorum qui ipsi serviunt vel ab externis etiam rebus,<text:line-break/>quae praeter suem eveniunt vel aliquando rb iulo etiam .<text:line-break/>medico tum vero periculum est, quamvis nihil eorum<text:line-break/>intervenerit, ne prius. quam morbus concoctus sit., vires<text:line-break/>exsolvantur. Has quidem ob causas scribit minus siecu-<text:line-break/>vitatis esse, si sputa ejusmodi in plures dies porrigantur.</text:span></text:span></text:p>
        <text:h text:style-name="Heading_20_2" text:outline-level="2"><text:span text:style-name="Default_20_Paragraph_20_Font">LI.</text:span></text:h>
        <text:p text:style-name="P4"><text:span text:style-name="Default_20_Paragraph_20_Font"><text:span text:style-name="T3">omn</text:span></text:span><text:span text:style-name="Default_20_Paragraph_20_Font"><text:span text:style-name="T1">i</text:span></text:span><text:span text:style-name="Default_20_Paragraph_20_Font"><text:span text:style-name="T3">a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sputa mala sun</text:span></text:span><text:span text:style-name="Default_20_Paragraph_20_Font"><text:span text:style-name="T1">t, </text:span></text:span><text:span text:style-name="Default_20_Paragraph_20_Font"><text:span text:style-name="T3">quae dolorem n</text:span></text:span><text:span text:style-name="Default_20_Paragraph_20_Font"><text:span text:style-name="T1">o</text:span></text:span><text:span text:style-name="Default_20_Paragraph_20_Font"><text:span text:style-name="T3">n sudan</text:span></text:span><text:span text:style-name="Default_20_Paragraph_20_Font"><text:span text:style-name="T1">t;<text:line-break/></text:span></text:span><text:span text:style-name="Default_20_Paragraph_20_Font"><text:span text:style-name="T3">pesp</text:span></text:span><text:span text:style-name="Default_20_Paragraph_20_Font"><text:span text:style-name="T1">m</text:span></text:span><text:span text:style-name="Default_20_Paragraph_20_Font"><text:span text:style-name="T3">a ver</text:span></text:span><text:span text:style-name="Default_20_Paragraph_20_Font"><text:span text:style-name="T1">o 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gra, ut descr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st; omn</text:span></text:span><text:span text:style-name="Default_20_Paragraph_20_Font"><text:span text:style-name="T1">i</text:span></text:span><text:span text:style-name="Default_20_Paragraph_20_Font"><text:span text:style-name="T3">um au</text:span></text:span><text:span text:style-name="Default_20_Paragraph_20_Font"><text:span text:style-name="T1">t</text:span></text:span><text:span text:style-name="Default_20_Paragraph_20_Font"><text:span text:style-name="T3">em<text:line-break/>quu</text:span></text:span><text:span text:style-name="Default_20_Paragraph_20_Font"><text:span text:style-name="T1">m </text:span></text:span><text:span text:style-name="Default_20_Paragraph_20_Font"><text:span text:style-name="T3">excrean</text:span></text:span><text:span text:style-name="Default_20_Paragraph_20_Font"><text:span text:style-name="T1">t</text:span></text:span><text:span text:style-name="Default_20_Paragraph_20_Font"><text:span text:style-name="T3">ur op</text:span></text:span><text:span text:style-name="Default_20_Paragraph_20_Font"><text:span text:style-name="T1">tim</text:span></text:span><text:span text:style-name="Default_20_Paragraph_20_Font"><text:span text:style-name="T3">a quae d</text:span></text:span><text:span text:style-name="Default_20_Paragraph_20_Font"><text:span text:style-name="T1">o</text:span></text:span><text:span text:style-name="Default_20_Paragraph_20_Font"><text:span text:style-name="T3">lore</text:span></text:span><text:span text:style-name="Default_20_Paragraph_20_Font"><text:span text:style-name="T1">m </text:span></text:span><text:span text:style-name="Default_20_Paragraph_20_Font"><text:span text:style-name="T3">seda</text:span></text:span><text:span text:style-name="Default_20_Paragraph_20_Font"><text:span text:style-name="T1">n</text:span></text:span><text:span text:style-name="Default_20_Paragraph_20_Font"><text:span text:style-name="T3">t.</text:span></text:span></text:p>
        <text:p text:style-name="P1"><text:span text:style-name="Default_20_Paragraph_20_Font"><text:span text:style-name="T1">Et haec quidem. sententia ad omnia aeque pertinet,<text:line-break/>quae; e corpore excernuntur, quam cum in libris aliis</text:span></text:span></text:p>
        <text:p text:style-name="P3"><text:span text:style-name="Default_20_Paragraph_20_Font"><text:span text:style-name="T1">tum in aphorismis ipfe citavit;. spectandum inquiens quam<text:line-break/>facile aeger ferat: Nam saepe natura potuit prava asse-<text:line-break/>ottone superata corpus expurgare; idque multis terrorem<text:line-break/>incutit, qui quum excretorum pravitatem intueantur, in-<text:line-break/>certi strui, an symptomatis modo vacuatio illa. contingat,<text:line-break/>au natura vitiosos humores pellente. Sed in aphorismis<text:line-break/>quidem facile ferre tantum dixit, hic vero dolorem non<text:line-break/>sentire, ob quod sputa illa maxime commendat, quibus<text:line-break/>ipse .dolor tollitur. Paulo autem postea notas omnes mor-<text:line-break/>bovum qui. leviores fiunt, ordine recensebit, quas sub<text:line-break/>ferendi facilitate complexus esu Deinde vero jubet diti-<text:line-break/>genter expendi omnium, quae ipsi. persequutus est, signo-<text:line-break/>rum vires, ut qui ea inter fe contulerit intelligat quan-<text:line-break/>tum vel in melius corpus profecerit vel veritam sit in<text:line-break/>deterius. Quod et ipfe in hac sententia quam nunc ex-<text:line-break/>plicamus effecit. Nam si sputo dolores non levantur,<text:line-break/>haud bonum signum est. Nec id tamen novisse fatis est,</text:span></text:span></text:p>
        <text:p text:style-name="P3"><text:span text:style-name="Default_20_Paragraph_20_Font"><text:span text:style-name="T1">ut. futura optime praesagias, fed alia quoque symptomata<text:line-break/>consideranda veniunt, quod ipse procul dubio signisicavit<text:line-break/>de fputis nigris faciens mentionem. Itaque quum- dolo-<text:line-break/>rem non desinere commune signum sit, si pallidum qui-<text:line-break/>dem aut rubrum fuerit, quod excreatur , minus habet pe-<text:line-break/>ricuti, sin autem nigrum, perniciosissimum esu Quare si<text:line-break/>non praedicta modo, sed etiam universa spectaveris , ex<text:line-break/>ipsis facultatem optime praelagiendi consequeris. Quin et<text:line-break/>ipsis Hippocrates signa omnia tam bona quam mala postea<text:line-break/>descripsit , repetitis iis de quibus ante dixerat.</text:span></text:span></text:p>
        <text:h text:style-name="Heading_20_2" text:outline-level="2"><text:span text:style-name="Default_20_Paragraph_20_Font">LlL</text:span></text:h>
        <text:p text:style-name="P4"><text:span text:style-name="Default_20_Paragraph_20_Font"><text:span text:style-name="T3">Quicunque vero dolore</text:span></text:span><text:span text:style-name="Default_20_Paragraph_20_Font"><text:span text:style-name="T1">s </text:span></text:span><text:span text:style-name="Default_20_Paragraph_20_Font"><text:span text:style-name="T3">ex h</text:span></text:span><text:span text:style-name="Default_20_Paragraph_20_Font"><text:span text:style-name="T1">is l</text:span></text:span><text:span text:style-name="Default_20_Paragraph_20_Font"><text:span text:style-name="T3">oci</text:span></text:span><text:span text:style-name="Default_20_Paragraph_20_Font"><text:span text:style-name="T1">s </text:span></text:span><text:span text:style-name="Default_20_Paragraph_20_Font"><text:span text:style-name="T3">neque per spu</text:span></text:span><text:span text:style-name="Default_20_Paragraph_20_Font"><text:span text:style-name="T1">to</text:span></text:span><text:span text:style-name="Default_20_Paragraph_20_Font"><text:span text:style-name="T3">rum<text:line-break/>expurgatione</text:span></text:span><text:span text:style-name="Default_20_Paragraph_20_Font"><text:span text:style-name="T1">s </text:span></text:span><text:span text:style-name="Default_20_Paragraph_20_Font"><text:span text:style-name="T3">neque per -alv</text:span></text:span><text:span text:style-name="Default_20_Paragraph_20_Font"><text:span text:style-name="T1">i </text:span></text:span><text:span text:style-name="Default_20_Paragraph_20_Font"><text:span text:style-name="T3">defec</text:span></text:span><text:span text:style-name="Default_20_Paragraph_20_Font"><text:span text:style-name="T1">t</text:span></text:span><text:span text:style-name="Default_20_Paragraph_20_Font"><text:span text:style-name="T3">ione</text:span></text:span><text:span text:style-name="Default_20_Paragraph_20_Font"><text:span text:style-name="T1">m </text:span></text:span><text:span text:style-name="Default_20_Paragraph_20_Font"><text:span text:style-name="T3">neque per ve-<text:line-break/>-nae sect</text:span></text:span><text:span text:style-name="Default_20_Paragraph_20_Font"><text:span text:style-name="T1">io</text:span></text:span><text:span text:style-name="Default_20_Paragraph_20_Font"><text:span text:style-name="T3">nes et v</text:span></text:span><text:span text:style-name="Default_20_Paragraph_20_Font"><text:span text:style-name="T1">i</text:span></text:span><text:span text:style-name="Default_20_Paragraph_20_Font"><text:span text:style-name="T3">ctu</text:span></text:span><text:span text:style-name="Default_20_Paragraph_20_Font"><text:span text:style-name="T1">s </text:span></text:span><text:span text:style-name="Default_20_Paragraph_20_Font"><text:span text:style-name="T3">ratione</text:span></text:span><text:span text:style-name="Default_20_Paragraph_20_Font"><text:span text:style-name="T1">s </text:span></text:span><text:span text:style-name="Default_20_Paragraph_20_Font"><text:span text:style-name="T3">et purgatione</text:span></text:span><text:span text:style-name="Default_20_Paragraph_20_Font"><text:span text:style-name="T1">s </text:span></text:span><text:span text:style-name="Default_20_Paragraph_20_Font"><text:span text:style-name="T3">sedantur,<text:line-break/>eo</text:span></text:span><text:span text:style-name="Default_20_Paragraph_20_Font"><text:span text:style-name="T1">s </text:span></text:span><text:span text:style-name="Default_20_Paragraph_20_Font"><text:span text:style-name="T3">suppura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citaturo</text:span></text:span><text:span text:style-name="Default_20_Paragraph_20_Font"><text:span text:style-name="T1">s </text:span></text:span><text:span text:style-name="Default_20_Paragraph_20_Font"><text:span text:style-name="T3">este sc</text:span></text:span><text:span text:style-name="Default_20_Paragraph_20_Font"><text:span text:style-name="T1">i</text:span></text:span><text:span text:style-name="Default_20_Paragraph_20_Font"><text:span text:style-name="T3">endum esu</text:span></text:span></text:p>
        <text:p text:style-name="P2"><text:span text:style-name="Default_20_Paragraph_20_Font"><text:span text:style-name="T1">omnes dolores pectoris. et pulmonis seni remediis<text:line-break/>non cedunt et in quibus id modo malum apparet, neque<text:line-break/>aliud mortiferum signum accedit, vomicas aliquas polli-<text:line-break/>centor. Medii enim illi quodammodo sunt inter eos qui<text:line-break/>cito desinunt et eos qui discuti non possunt.</text:span></text:span></text:p>
        <text:h text:style-name="Heading_20_2" text:outline-level="2"><text:span text:style-name="Default_20_Paragraph_20_Font">LUI.</text:span></text:h>
        <text:p text:style-name="P4"><text:span text:style-name="Default_20_Paragraph_20_Font"><text:span text:style-name="T1">Q</text:span></text:span><text:span text:style-name="Default_20_Paragraph_20_Font"><text:span text:style-name="T3">uaecunque purulenta 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</text:span></text:span><text:span text:style-name="Default_20_Paragraph_20_Font"><text:span text:style-name="T3">num bi</text:span></text:span><text:span text:style-name="Default_20_Paragraph_20_Font"><text:span text:style-name="T1">l</text:span></text:span><text:span text:style-name="Default_20_Paragraph_20_Font"><text:span text:style-name="T3">i</text:span></text:span><text:span text:style-name="Default_20_Paragraph_20_Font"><text:span text:style-name="T1">o</text:span></text:span><text:span text:style-name="Default_20_Paragraph_20_Font"><text:span text:style-name="T3">sa qu</text:span></text:span><text:span text:style-name="Default_20_Paragraph_20_Font"><text:span text:style-name="T1">i</text:span></text:span><text:span text:style-name="Default_20_Paragraph_20_Font"><text:span text:style-name="T3">dem ex</text:span></text:span><text:span text:style-name="Default_20_Paragraph_20_Font"><text:span text:style-name="T1">i</text:span></text:span><text:span text:style-name="Default_20_Paragraph_20_Font"><text:span text:style-name="T3">stente<text:line-break/>spu</text:span></text:span><text:span text:style-name="Default_20_Paragraph_20_Font"><text:span text:style-name="T1">t</text:span></text:span><text:span text:style-name="Default_20_Paragraph_20_Font"><text:span text:style-name="T3">o suppurant, admodum ex</text:span></text:span><text:span text:style-name="Default_20_Paragraph_20_Font"><text:span text:style-name="T1">iti</text:span></text:span><text:span text:style-name="Default_20_Paragraph_20_Font"><text:span text:style-name="T3">osa, sive b</text:span></text:span><text:span text:style-name="Default_20_Paragraph_20_Font"><text:span text:style-name="T1">i</text:span></text:span><text:span text:style-name="Default_20_Paragraph_20_Font"><text:span text:style-name="T3">liosum</text:span></text:span><text:span text:style-name="Default_20_Paragraph_20_Font"><text:span text:style-name="T1"> i</text:span></text:span><text:span text:style-name="Default_20_Paragraph_20_Font"><text:span text:style-name="T3">llud<text:line-break/>sp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separat</text:span></text:span><text:span text:style-name="Default_20_Paragraph_20_Font"><text:span text:style-name="T1">im </text:span></text:span><text:span text:style-name="Default_20_Paragraph_20_Font"><text:span text:style-name="T3">sive cu</text:span></text:span><text:span text:style-name="Default_20_Paragraph_20_Font"><text:span text:style-name="T1">m </text:span></text:span><text:span text:style-name="Default_20_Paragraph_20_Font"><text:span text:style-name="T3">pare exspua</text:span></text:span><text:span text:style-name="Default_20_Paragraph_20_Font"><text:span text:style-name="T1">t</text:span></text:span><text:span text:style-name="Default_20_Paragraph_20_Font"><text:span text:style-name="T3">ur.</text:span></text:span></text:p>
        <text:p text:style-name="P23"><text:span text:style-name="Default_20_Paragraph_20_Font"><text:span text:style-name="T1">Quae in manifestis corporis partibus suppurationes<text:line-break/>excitantur, si feorfum pus et reliquum humorem crudum<text:line-break/>tenuemque feorfum contineant, non facile iis curatio ad-<text:line-break/>Iuberi potest. Si vero nec quidquam puris confectum sit<text:line-break/>et malignum aliquod signum praete</text:span></text:span><text:span text:style-name="Default_20_Paragraph_20_Font"><text:span text:style-name="T3">r</text:span></text:span><text:span text:style-name="Default_20_Paragraph_20_Font"><text:span text:style-name="T1">ea accedat, multo de-<text:line-break/>teriores sunt. Has vero etiam malignitate superant illae,<text:line-break/>quae principes partes occuparunt. Est enim infestantis</text:span></text:span></text:p>
        <text:p text:style-name="P3"><text:span text:style-name="Default_20_Paragraph_20_Font"><text:span text:style-name="T1">Humoris ferocissimi indicium, si. cum natura accinctam se<text:line-break/>ad concoctionem ostendat, ipsi tamen nullo modo ille<text:line-break/>cesserit.</text:span></text:span></text:p>
        <text:h text:style-name="Heading_20_2" text:outline-level="2"><text:span text:style-name="Default_20_Paragraph_20_Font">LIV.</text:span></text:h>
        <text:p text:style-name="P4"><text:span text:style-name="Default_20_Paragraph_20_Font"><text:span text:style-name="T3">Maxime .per</text:span></text:span><text:span text:style-name="Default_20_Paragraph_20_Font"><text:span text:style-name="T1">o </text:span></text:span><text:span text:style-name="Default_20_Paragraph_20_Font"><text:span text:style-name="T3">st ab hoc sput</text:span></text:span><text:span text:style-name="Default_20_Paragraph_20_Font"><text:span text:style-name="T1">o </text:span></text:span><text:span text:style-name="Default_20_Paragraph_20_Font"><text:span text:style-name="T3">sep</text:span></text:span><text:span text:style-name="Default_20_Paragraph_20_Font"><text:span text:style-name="T1">ti</text:span></text:span><text:span text:style-name="Default_20_Paragraph_20_Font"><text:span text:style-name="T3">mo aut vetust</text:span></text:span><text:span text:style-name="Default_20_Paragraph_20_Font"><text:span text:style-name="T1">i</text:span></text:span><text:span text:style-name="Default_20_Paragraph_20_Font"><text:span text:style-name="T3">ore pro-<text:line-break/>deunte morb</text:span></text:span><text:span text:style-name="Default_20_Paragraph_20_Font"><text:span text:style-name="T1">i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suppurat</text:span></text:span><text:span text:style-name="Default_20_Paragraph_20_Font"><text:span text:style-name="T1">io </text:span></text:span><text:span text:style-name="Default_20_Paragraph_20_Font"><text:span text:style-name="T3">pr</text:span></text:span><text:span text:style-name="Default_20_Paragraph_20_Font"><text:span text:style-name="T1">o</text:span></text:span><text:span text:style-name="Default_20_Paragraph_20_Font"><text:span text:style-name="T3">cedere coeper</text:span></text:span><text:span text:style-name="Default_20_Paragraph_20_Font"><text:span text:style-name="T1">i</text:span></text:span><text:span text:style-name="Default_20_Paragraph_20_Font"><text:span text:style-name="T3">t.</text:span></text:span></text:p>
        <text:p text:style-name="P1"><text:span text:style-name="Default_20_Paragraph_20_Font"><text:span text:style-name="T1">.. Hoc etiam aeque omnibus commune est, quae diebus<text:line-break/>decernentibus proveniunt. Dies- namque decernens prae-<text:line-break/>cognitionem facit certiorem. At bonumne an malum sit<text:line-break/>.quod evenit, aliis argumentis deprehendes. Num sive<text:line-break/>sudor die leptim provenerit sive alvus descenderit sive<text:line-break/>profluxerit sanguis. bona signa sunt, si ex his aeger melius<text:line-break/>habet, si vero deterius, mala suus. Et horum quidem<text:line-break/>utrumque certissimum sest , incertum alioqui, si alio die<text:line-break/>accidisset. Verum de his copiose disserui in libris de</text:span></text:span></text:p>
        <text:p text:style-name="P3"><text:span text:style-name="Default_20_Paragraph_20_Font"><text:span text:style-name="T1">diebus criticis et de crisibus, in quibus primum exercita-<text:line-break/>tum esse oportet eum, qui cupit ea quae Hippocrates di-<text:line-break/>xit optime assequi.</text:span></text:span></text:p>
        <text:p text:style-name="P24"><text:span text:style-name="Default_20_Paragraph_20_Font"><text:span text:style-name="T3">Eum au</text:span></text:span><text:span text:style-name="Default_20_Paragraph_20_Font"><text:span text:style-name="T1">t</text:span></text:span><text:span text:style-name="Default_20_Paragraph_20_Font"><text:span text:style-name="T3">em qui tal</text:span></text:span><text:span text:style-name="Default_20_Paragraph_20_Font"><text:span text:style-name="T1">i</text:span></text:span><text:span text:style-name="Default_20_Paragraph_20_Font"><text:span text:style-name="T3">a exspuer</text:span></text:span><text:span text:style-name="Default_20_Paragraph_20_Font"><text:span text:style-name="T1">it,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m decim</text:span></text:span><text:span text:style-name="Default_20_Paragraph_20_Font"><text:span text:style-name="T1">o </text:span></text:span><text:span text:style-name="Default_20_Paragraph_20_Font"><text:span text:style-name="T3">quart</text:span></text:span><text:span text:style-name="Default_20_Paragraph_20_Font"><text:span text:style-name="T1">o<text:line-break/></text:span></text:span><text:span text:style-name="Default_20_Paragraph_20_Font"><text:span text:style-name="T3">div</text:span></text:span><text:span text:style-name="Default_20_Paragraph_20_Font"><text:span text:style-name="T1"> o</text:span></text:span><text:span text:style-name="Default_20_Paragraph_20_Font"><text:span text:style-name="T3">bi</text:span></text:span><text:span text:style-name="Default_20_Paragraph_20_Font"><text:span text:style-name="T1">t</text:span></text:span><text:span text:style-name="Default_20_Paragraph_20_Font"><text:span text:style-name="T3">urum spes certa est, n</text:span></text:span><text:span text:style-name="Default_20_Paragraph_20_Font"><text:span text:style-name="T1">isi i</text:span></text:span><text:span text:style-name="Default_20_Paragraph_20_Font"><text:span text:style-name="T3">psi aliqu</text:span></text:span><text:span text:style-name="Default_20_Paragraph_20_Font"><text:span text:style-name="T1">i</text:span></text:span><text:span text:style-name="Default_20_Paragraph_20_Font"><text:span text:style-name="T3">d interea<text:line-break/>bon</text:span></text:span><text:span text:style-name="Default_20_Paragraph_20_Font"><text:span text:style-name="T1">i </text:span></text:span><text:span text:style-name="Default_20_Paragraph_20_Font"><text:span text:style-name="T3">ob</text:span></text:span><text:span text:style-name="Default_20_Paragraph_20_Font"><text:span text:style-name="T1">ti</text:span></text:span><text:span text:style-name="Default_20_Paragraph_20_Font"><text:span text:style-name="T3">ger</text:span></text:span><text:span text:style-name="Default_20_Paragraph_20_Font"><text:span text:style-name="T1">i</text:span></text:span><text:span text:style-name="Default_20_Paragraph_20_Font"><text:span text:style-name="T3">t.<text:tab/></text:span></text:span><text:span text:style-name="Default_20_Paragraph_20_Font"><text:span text:style-name="T9">.</text:span></text:span></text:p>
        <text:p text:style-name="P1"><text:span text:style-name="Default_20_Paragraph_20_Font"><text:span text:style-name="T1">Vos re ipsa horum veritatem comperistis , me prae-<text:line-break/>dicentem experti. Quare debetis diligenter animum his<text:line-break/>advertere, quae dicit Hippocrates , nec putare illa paria<text:line-break/>iis esse, quae plerique medici scripserunt, quae intra li-<text:line-break/>teras quidem et verba verisimilitudinem habent, sed facto<text:line-break/>ipso in morbis salsa esse deprehenduntur. Namque si ad<text:line-break/>scopum respicias, quem ille inter omnia alia bona atque<text:line-break/>mala medium proposuit, poteris diem praedicere, in quo<text:line-break/>aliquis morietur. Esto enim exspuerit aeger die septimo</text:span></text:span></text:p>
        <text:p text:style-name="P2"><text:span text:style-name="Default_20_Paragraph_20_Font"><text:span text:style-name="T1">purulentum nec quidem sincerum nec toto die sequenti,<text:line-break/></text:span></text:span><text:span text:style-name="Default_20_Paragraph_20_Font"><text:span text:style-name="T3">t</text:span></text:span><text:span text:style-name="Default_20_Paragraph_20_Font"><text:span text:style-name="T1">ed vel cum illo biliosum vel ipsum solum sine purulento.<text:line-break/>Sint vero et alia omnia in ipso media, aetas, natura,<text:line-break/>anni tempus , regio et vires nec robustissimae nec debi-<text:line-break/>lissimae. Similiter temperamentum nec temperatissimum<text:line-break/>nec intemperatissimum. Ac tempus anni aeque et regio-<text:line-break/>nem et aeris constitutionem et aegri aetatem inter optima<text:line-break/>pessimaque ponamus. Sic vero et signa cujusque generis<text:line-break/>in aegro media statuuntur. Eum die decimo quarto peri-<text:line-break/>. turum existima , est enim terminus hic mortis utrinque<text:line-break/>medius. Verum si alia signa accesserint, bona quidem<text:line-break/>terminum mortis ulterius producunt, mala vero mortem<text:line-break/>ante diem quartum et decimum acceleranti Quaenam vero<text:line-break/>bona sint et quaenam mala ipsis postea tum nominatim<text:line-break/>tum per capita recensuit. Quibus omnibus ne putes pa.-<text:line-break/>res esse vires , </text:span></text:span><text:span text:style-name="Default_20_Paragraph_20_Font"><text:span text:style-name="T3">t</text:span></text:span><text:span text:style-name="Default_20_Paragraph_20_Font"><text:span text:style-name="T1">ed tu memor eorum quae ipse scripsit,</text:span></text:span></text:p>
        <text:p text:style-name="P2"><text:span text:style-name="Default_20_Paragraph_20_Font"><text:span text:style-name="T1">quaeque nos annotavimus et numerum ipfum et faculta-<text:line-break/>.rem observa. Ac primo quidem lu ordine id : colloca,<text:line-break/>quod ille vaI d e. salutare et valde exitiale dicit,- quorum<text:line-break/>illud inter bona, hoc vero inter mala refertur. Similiter<text:line-break/>ubi proximam esse mortem dixit,. aut perniciosissimum ad-<text:line-break/>jecit nec simpliciter dixit perniciosum. Quin et in signis<text:line-break/>falutarlbus quum scribit magnam vim habere ad salutem<text:line-break/>.et rursus securitatem hrevitatemque morbi pollicetur aut<text:line-break/>. aliquid ejusmodi adjecit. Quae vero simpliciter mortifera<text:line-break/>vel rursus simpliciter salutaria dicuntur, haec pro natura<text:line-break/></text:span></text:span><text:span text:style-name="Default_20_Paragraph_20_Font"><text:span text:style-name="T3">t</text:span></text:span><text:span text:style-name="Default_20_Paragraph_20_Font"><text:span text:style-name="T1">ua medio in ordine censentur. Quae vero in eorum con-<text:line-break/>finio posita per. comparationem protulit, ea vel pernicie-<text:line-break/>siora vel salutaria dixit aut magis . et minus utrisque ad</text:span></text:span><text:span text:style-name="Default_20_Paragraph_20_Font"><text:span text:style-name="T3">i<text:line-break/></text:span></text:span><text:span text:style-name="Default_20_Paragraph_20_Font"><text:span text:style-name="T1">didit. Nam si cum mortiferis illis sputis quae septimo<text:line-break/>die prodiisse diximus, malum aliquod primae classis signum<text:line-break/>su proferat , nemo utique aeger est , qui vel ad undeni-<text:line-break/>tuum diem pervenire possit, maximeque si illa uno plura</text:span></text:span></text:p>
        <text:p text:style-name="P25"><text:span text:style-name="Default_20_Paragraph_20_Font"><text:span text:style-name="T1">suerint. Ad eundem vero modum si quaedam multum<text:line-break/>b</text:span></text:span><text:span text:style-name="Default_20_Paragraph_20_Font"><text:span text:style-name="T3">o</text:span></text:span><text:span text:style-name="Default_20_Paragraph_20_Font"><text:span text:style-name="T1">na signa apparent, morbus prorogabitur in tertiam fe-<text:line-break/>ptimanam. Quod si et mortifera et salutaria mixta secum<text:line-break/>fuerint aut ea quae in utroque genere plus habent virium<text:line-break/>cum iis quae imbecilliora funt aut alio quovis modo; si<text:line-break/>plura quidem valentioraque sint bona signa, spes aliqua est<text:line-break/>aegrum tempus ritae longius habiturum, sin autem contra<text:line-break/>acciderit, interiturum altius. Aeque si senex est aut im-<text:line-break/>berillus aeger aut tempus. anni et regio et aeris constitu-<text:line-break/>tio prava atque distemperata, maturius mortem exfpecta-<text:line-break/>bis. In quo crede plurimum valere illam quae a viribus<text:line-break/>sumitur indicationem.</text:span></text:span></text:p>
        <text:h text:style-name="Heading_20_2" text:outline-level="2"><text:span text:style-name="Default_20_Paragraph_20_Font">LVI.</text:span></text:h>
        <text:p text:style-name="P4"><text:span text:style-name="Default_20_Paragraph_20_Font"><text:span text:style-name="T3">sunt autem haec b</text:span></text:span><text:span text:style-name="Default_20_Paragraph_20_Font"><text:span text:style-name="T1">o</text:span></text:span><text:span text:style-name="Default_20_Paragraph_20_Font"><text:span text:style-name="T3">na m</text:span></text:span><text:span text:style-name="Default_20_Paragraph_20_Font"><text:span text:style-name="T1">o</text:span></text:span><text:span text:style-name="Default_20_Paragraph_20_Font"><text:span text:style-name="T3">rbum</text:span></text:span><text:span text:style-name="Default_20_Paragraph_20_Font"><text:span text:style-name="T1"> i</text:span></text:span><text:span text:style-name="Default_20_Paragraph_20_Font"><text:span text:style-name="T3">psum n</text:span></text:span><text:span text:style-name="Default_20_Paragraph_20_Font"><text:span text:style-name="T1">o</text:span></text:span><text:span text:style-name="Default_20_Paragraph_20_Font"><text:span text:style-name="T3">n d</text:span></text:span><text:span text:style-name="Default_20_Paragraph_20_Font"><text:span text:style-name="T1">i</text:span></text:span><text:span text:style-name="Default_20_Paragraph_20_Font"><text:span text:style-name="T3">fficul</text:span></text:span><text:span text:style-name="Default_20_Paragraph_20_Font"><text:span text:style-name="T1">t</text:span></text:span><text:span text:style-name="Default_20_Paragraph_20_Font"><text:span text:style-name="T3">er farre,<text:line-break/>ex fac</text:span></text:span><text:span text:style-name="Default_20_Paragraph_20_Font"><text:span text:style-name="T1">i</text:span></text:span><text:span text:style-name="Default_20_Paragraph_20_Font"><text:span text:style-name="T3">li sp</text:span></text:span><text:span text:style-name="Default_20_Paragraph_20_Font"><text:span text:style-name="T1">i</text:span></text:span><text:span text:style-name="Default_20_Paragraph_20_Font"><text:span text:style-name="T3">rare, dolorem sudatum esse, facile excreare,<text:line-break/>corpus aequa</text:span></text:span><text:span text:style-name="Default_20_Paragraph_20_Font"><text:span text:style-name="T1">lit</text:span></text:span><text:span text:style-name="Default_20_Paragraph_20_Font"><text:span text:style-name="T3">er molle et cal</text:span></text:span><text:span text:style-name="Default_20_Paragraph_20_Font"><text:span text:style-name="T1">i</text:span></text:span><text:span text:style-name="Default_20_Paragraph_20_Font"><text:span text:style-name="T3">du</text:span></text:span><text:span text:style-name="Default_20_Paragraph_20_Font"><text:span text:style-name="T1">m , </text:span></text:span><text:span text:style-name="Default_20_Paragraph_20_Font"><text:span text:style-name="T3">siti</text:span></text:span><text:span text:style-name="Default_20_Paragraph_20_Font"><text:span text:style-name="T1">s </text:span></text:span><text:span text:style-name="Default_20_Paragraph_20_Font"><text:span text:style-name="T3">nu</text:span></text:span><text:span text:style-name="Default_20_Paragraph_20_Font"><text:span text:style-name="T1">l</text:span></text:span><text:span text:style-name="Default_20_Paragraph_20_Font"><text:span text:style-name="T3">la , ur</text:span></text:span><text:span text:style-name="Default_20_Paragraph_20_Font"><text:span text:style-name="T1">i</text:span></text:span><text:span text:style-name="Default_20_Paragraph_20_Font"><text:span text:style-name="T3">nae,</text:span></text:span></text:p>
        <text:p text:style-name="P2"><text:span text:style-name="Default_20_Paragraph_20_Font"><text:span text:style-name="T3">de</text:span></text:span><text:span text:style-name="Default_20_Paragraph_20_Font"><text:span text:style-name="T1">i</text:span></text:span><text:span text:style-name="Default_20_Paragraph_20_Font"><text:span text:style-name="T3">ectiones, somni, sudores quales a nobis dicti sunt;<text:line-break/>singula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l</text:span></text:span><text:span text:style-name="Default_20_Paragraph_20_Font"><text:span text:style-name="T1">li</text:span></text:span><text:span text:style-name="Default_20_Paragraph_20_Font"><text:span text:style-name="T3">gere b</text:span></text:span><text:span text:style-name="Default_20_Paragraph_20_Font"><text:span text:style-name="T1">o</text:span></text:span><text:span text:style-name="Default_20_Paragraph_20_Font"><text:span text:style-name="T3">na succeder</text:span></text:span><text:span text:style-name="Default_20_Paragraph_20_Font"><text:span text:style-name="T1">e </text:span></text:span><text:span text:style-name="Default_20_Paragraph_20_Font"><text:span text:style-name="T3">Haec eni</text:span></text:span><text:span text:style-name="Default_20_Paragraph_20_Font"><text:span text:style-name="T1">m </text:span></text:span><text:span text:style-name="Default_20_Paragraph_20_Font"><text:span text:style-name="T3">omnia si<text:line-break/>supervenerint, aeger ex toto t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st. Qu</text:span></text:span><text:span text:style-name="Default_20_Paragraph_20_Font"><text:span text:style-name="T1">o</text:span></text:span><text:span text:style-name="Default_20_Paragraph_20_Font"><text:span text:style-name="T3">d si al</text:span></text:span><text:span text:style-name="Default_20_Paragraph_20_Font"><text:span text:style-name="T1">i</text:span></text:span><text:span text:style-name="Default_20_Paragraph_20_Font"><text:span text:style-name="T3">a<text:line-break/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ex h</text:span></text:span><text:span text:style-name="Default_20_Paragraph_20_Font"><text:span text:style-name="T1">is </text:span></text:span><text:span text:style-name="Default_20_Paragraph_20_Font"><text:span text:style-name="T3">apparent, a</text:span></text:span><text:span text:style-name="Default_20_Paragraph_20_Font"><text:span text:style-name="T1">li</text:span></text:span><text:span text:style-name="Default_20_Paragraph_20_Font"><text:span text:style-name="T3">a aute</text:span></text:span><text:span text:style-name="Default_20_Paragraph_20_Font"><text:span text:style-name="T1">m </text:span></text:span><text:span text:style-name="Default_20_Paragraph_20_Font"><text:span text:style-name="T3">non; </text:span></text:span><text:span text:style-name="Default_20_Paragraph_20_Font"><text:span text:style-name="T1">i</text:span></text:span><text:span text:style-name="Default_20_Paragraph_20_Font"><text:span text:style-name="T3">s quartum<text:line-break/>decimum d</text:span></text:span><text:span text:style-name="Default_20_Paragraph_20_Font"><text:span text:style-name="T1">ie</text:span></text:span><text:span text:style-name="Default_20_Paragraph_20_Font"><text:span text:style-name="T3">m n</text:span></text:span><text:span text:style-name="Default_20_Paragraph_20_Font"><text:span text:style-name="T1">o</text:span></text:span><text:span text:style-name="Default_20_Paragraph_20_Font"><text:span text:style-name="T3">n evadet, quin in</text:span></text:span><text:span text:style-name="Default_20_Paragraph_20_Font"><text:span text:style-name="T1">t</text:span></text:span><text:span text:style-name="Default_20_Paragraph_20_Font"><text:span text:style-name="T3">ra illum pereundum<text:line-break/></text:span></text:span><text:span text:style-name="Default_20_Paragraph_20_Font"><text:span text:style-name="T1">sit. </text:span></text:span><text:span text:style-name="Default_20_Paragraph_20_Font"><text:span text:style-name="T3">Ma</text:span></text:span><text:span text:style-name="Default_20_Paragraph_20_Font"><text:span text:style-name="T1">l</text:span></text:span><text:span text:style-name="Default_20_Paragraph_20_Font"><text:span text:style-name="T3">a ver</text:span></text:span><text:span text:style-name="Default_20_Paragraph_20_Font"><text:span text:style-name="T1">o </text:span></text:span><text:span text:style-name="Default_20_Paragraph_20_Font"><text:span text:style-name="T3">his con</text:span></text:span><text:span text:style-name="Default_20_Paragraph_20_Font"><text:span text:style-name="T1">t</text:span></text:span><text:span text:style-name="Default_20_Paragraph_20_Font"><text:span text:style-name="T3">raria sunt, si morbum non fa-<text:line-break/>c</text:span></text:span><text:span text:style-name="Default_20_Paragraph_20_Font"><text:span text:style-name="T1">i</text:span></text:span><text:span text:style-name="Default_20_Paragraph_20_Font"><text:span text:style-name="T3">lo sust</text:span></text:span><text:span text:style-name="Default_20_Paragraph_20_Font"><text:span text:style-name="T1">i</text:span></text:span><text:span text:style-name="Default_20_Paragraph_20_Font"><text:span text:style-name="T3">ne</text:span></text:span><text:span text:style-name="Default_20_Paragraph_20_Font"><text:span text:style-name="T1">t, si sp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tus magnus et suequen</text:span></text:span><text:span text:style-name="Default_20_Paragraph_20_Font"><text:span text:style-name="T1">s </text:span></text:span><text:span text:style-name="Default_20_Paragraph_20_Font"><text:span text:style-name="T3">esi, si dolor<text:line-break/>non desin</text:span></text:span><text:span text:style-name="Default_20_Paragraph_20_Font"><text:span text:style-name="T1">i</text:span></text:span><text:span text:style-name="Default_20_Paragraph_20_Font"><text:span text:style-name="T3">t, st sputum difficulter edi</text:span></text:span><text:span text:style-name="Default_20_Paragraph_20_Font"><text:span text:style-name="T1">t, </text:span></text:span><text:span text:style-name="Default_20_Paragraph_20_Font"><text:span text:style-name="T3">si va</text:span></text:span><text:span text:style-name="Default_20_Paragraph_20_Font"><text:span text:style-name="T1">l</text:span></text:span><text:span text:style-name="Default_20_Paragraph_20_Font"><text:span text:style-name="T3">de sit</text:span></text:span><text:span text:style-name="Default_20_Paragraph_20_Font"><text:span text:style-name="T1">i</text:span></text:span><text:span text:style-name="Default_20_Paragraph_20_Font"><text:span text:style-name="T3">t, si<text:line-break/>corpus a calore</text:span></text:span><text:span text:style-name="Default_20_Paragraph_20_Font"><text:span text:style-name="T1"> i</text:span></text:span><text:span text:style-name="Default_20_Paragraph_20_Font"><text:span text:style-name="T3">naequal</text:span></text:span><text:span text:style-name="Default_20_Paragraph_20_Font"><text:span text:style-name="T1">it</text:span></text:span><text:span text:style-name="Default_20_Paragraph_20_Font"><text:span text:style-name="T3">er asse</text:span></text:span><text:span text:style-name="Default_20_Paragraph_20_Font"><text:span text:style-name="T1">r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est, si ventre e</text:span></text:span><text:span text:style-name="Default_20_Paragraph_20_Font"><text:span text:style-name="T1">t<text:line-break/></text:span></text:span><text:span text:style-name="Default_20_Paragraph_20_Font"><text:span text:style-name="T3">la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vehementer calent</text:span></text:span><text:span text:style-name="Default_20_Paragraph_20_Font"><text:span text:style-name="T1">i</text:span></text:span><text:span text:style-name="Default_20_Paragraph_20_Font"><text:span text:style-name="T3">bus, spat</text:span></text:span><text:span text:style-name="Default_20_Paragraph_20_Font"><text:span text:style-name="T1">i</text:span></text:span><text:span text:style-name="Default_20_Paragraph_20_Font"><text:span text:style-name="T3">s,. manu</text:span></text:span><text:span text:style-name="Default_20_Paragraph_20_Font"><text:span text:style-name="T1">s, </text:span></text:span><text:span text:style-name="Default_20_Paragraph_20_Font"><text:span text:style-name="T3">pedesqus<text:line-break/>refaixerunt, si urinae et defect</text:span></text:span><text:span text:style-name="Default_20_Paragraph_20_Font"><text:span text:style-name="T1">i</text:span></text:span><text:span text:style-name="Default_20_Paragraph_20_Font"><text:span text:style-name="T3">ones et so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i </text:span></text:span><text:span text:style-name="Default_20_Paragraph_20_Font"><text:span text:style-name="T3">et sudores<text:line-break/>quales descr</text:span></text:span><text:span text:style-name="Default_20_Paragraph_20_Font"><text:span text:style-name="T1">i</text:span></text:span><text:span text:style-name="Default_20_Paragraph_20_Font"><text:span text:style-name="T3">psimus pr</text:span></text:span><text:span text:style-name="Default_20_Paragraph_20_Font"><text:span text:style-name="T1">o</text:span></text:span><text:span text:style-name="Default_20_Paragraph_20_Font"><text:span text:style-name="T3">vener</text:span></text:span><text:span text:style-name="Default_20_Paragraph_20_Font"><text:span text:style-name="T1">i</text:span></text:span><text:span text:style-name="Default_20_Paragraph_20_Font"><text:span text:style-name="T3">nt, haec omn</text:span></text:span><text:span text:style-name="Default_20_Paragraph_20_Font"><text:span text:style-name="T1">i</text:span></text:span><text:span text:style-name="Default_20_Paragraph_20_Font"><text:span text:style-name="T3">a mala esu,<text:line-break/></text:span></text:span><text:span text:style-name="Default_20_Paragraph_20_Font"><text:span text:style-name="T1">sci</text:span></text:span><text:span text:style-name="Default_20_Paragraph_20_Font"><text:span text:style-name="T3">endum est. </text:span></text:span><text:span text:style-name="Default_20_Paragraph_20_Font"><text:span text:style-name="T1">N</text:span></text:span><text:span text:style-name="Default_20_Paragraph_20_Font"><text:span text:style-name="T3">am st al</text:span></text:span><text:span text:style-name="Default_20_Paragraph_20_Font"><text:span text:style-name="T1">i</text:span></text:span><text:span text:style-name="Default_20_Paragraph_20_Font"><text:span text:style-name="T3">quod ex hi</text:span></text:span><text:span text:style-name="Default_20_Paragraph_20_Font"><text:span text:style-name="T1">s </text:span></text:span><text:span text:style-name="Default_20_Paragraph_20_Font"><text:span text:style-name="T3">cu</text:span></text:span><text:span text:style-name="Default_20_Paragraph_20_Font"><text:span text:style-name="T1">m- </text:span></text:span><text:span text:style-name="Default_20_Paragraph_20_Font"><text:span text:style-name="T3">sputo su -<text:line-break/>ostenderi</text:span></text:span><text:span text:style-name="Default_20_Paragraph_20_Font"><text:span text:style-name="T1">t, </text:span></text:span><text:span text:style-name="Default_20_Paragraph_20_Font"><text:span text:style-name="T3">cer</text:span></text:span><text:span text:style-name="Default_20_Paragraph_20_Font"><text:span text:style-name="T1">t</text:span></text:span><text:span text:style-name="Default_20_Paragraph_20_Font"><text:span text:style-name="T3">a mors est n</text:span></text:span><text:span text:style-name="Default_20_Paragraph_20_Font"><text:span text:style-name="T1">o</text:span></text:span><text:span text:style-name="Default_20_Paragraph_20_Font"><text:span text:style-name="T3">no vel undec</text:span></text:span><text:span text:style-name="Default_20_Paragraph_20_Font"><text:span text:style-name="T1">i</text:span></text:span><text:span text:style-name="Default_20_Paragraph_20_Font"><text:span text:style-name="T3">mo d</text:span></text:span><text:span text:style-name="Default_20_Paragraph_20_Font"><text:span text:style-name="T1">i</text:span></text:span><text:span text:style-name="Default_20_Paragraph_20_Font"><text:span text:style-name="T3">e pr</text:span></text:span><text:span text:style-name="Default_20_Paragraph_20_Font"><text:span text:style-name="T1">i</text:span></text:span><text:span text:style-name="Default_20_Paragraph_20_Font"><text:span text:style-name="T3">us-<text:line-break/>quam aeger ad dec</text:span></text:span><text:span text:style-name="Default_20_Paragraph_20_Font"><text:span text:style-name="T1">im</text:span></text:span><text:span text:style-name="Default_20_Paragraph_20_Font"><text:span text:style-name="T3">um quar</text:span></text:span><text:span text:style-name="Default_20_Paragraph_20_Font"><text:span text:style-name="T1">t</text:span></text:span><text:span text:style-name="Default_20_Paragraph_20_Font"><text:span text:style-name="T3">um proven</text:span></text:span><text:span text:style-name="Default_20_Paragraph_20_Font"><text:span text:style-name="T1">i</text:span></text:span><text:span text:style-name="Default_20_Paragraph_20_Font"><text:span text:style-name="T3">at. </text:span></text:span><text:span text:style-name="Default_20_Paragraph_20_Font"><text:span text:style-name="T1">I</text:span></text:span><text:span text:style-name="Default_20_Paragraph_20_Font"><text:span text:style-name="T3">sta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<text:line-break/>rat</text:span></text:span><text:span text:style-name="Default_20_Paragraph_20_Font"><text:span text:style-name="T1">i</text:span></text:span><text:span text:style-name="Default_20_Paragraph_20_Font"><text:span text:style-name="T3">o confecturae debet esce in hoc sputo , qu</text:span></text:span><text:span text:style-name="Default_20_Paragraph_20_Font"><text:span text:style-name="T1">o</text:span></text:span><text:span text:style-name="Default_20_Paragraph_20_Font"><text:span text:style-name="T3">d ad</text:span></text:span><text:span text:style-name="Default_20_Paragraph_20_Font"><text:span text:style-name="T1">i</text:span></text:span><text:span text:style-name="Default_20_Paragraph_20_Font"><text:span text:style-name="T3">no-<text:line-break/>du</text:span></text:span><text:span text:style-name="Default_20_Paragraph_20_Font"><text:span text:style-name="T1">m </text:span></text:span><text:span text:style-name="Default_20_Paragraph_20_Font"><text:span text:style-name="T3">mort</text:span></text:span><text:span text:style-name="Default_20_Paragraph_20_Font"><text:span text:style-name="T1">i</text:span></text:span><text:span text:style-name="Default_20_Paragraph_20_Font"><text:span text:style-name="T3">ferum est nec ad die</text:span></text:span><text:span text:style-name="Default_20_Paragraph_20_Font"><text:span text:style-name="T1">m </text:span></text:span><text:span text:style-name="Default_20_Paragraph_20_Font"><text:span text:style-name="T3">dec</text:span></text:span><text:span text:style-name="Default_20_Paragraph_20_Font"><text:span text:style-name="T1">i</text:span></text:span><text:span text:style-name="Default_20_Paragraph_20_Font"><text:span text:style-name="T3">mum quartum p</text:span></text:span><text:span text:style-name="Default_20_Paragraph_20_Font"><text:span text:style-name="T1">a</text:span></text:span><text:span text:style-name="Default_20_Paragraph_20_Font"><text:span text:style-name="T3">r-</text:span></text:span></text:p>
        <text:p text:style-name="P2"><text:span text:style-name="Default_20_Paragraph_20_Font"><text:span text:style-name="T3">duc</text:span></text:span><text:span text:style-name="Default_20_Paragraph_20_Font"><text:span text:style-name="T1">i</text:span></text:span><text:span text:style-name="Default_20_Paragraph_20_Font"><text:span text:style-name="T3">t aegro</text:span></text:span><text:span text:style-name="Default_20_Paragraph_20_Font"><text:span text:style-name="T1">t</text:span></text:span><text:span text:style-name="Default_20_Paragraph_20_Font"><text:span text:style-name="T3">antem atque b</text:span></text:span><text:span text:style-name="Default_20_Paragraph_20_Font"><text:span text:style-name="T1">o</text:span></text:span><text:span text:style-name="Default_20_Paragraph_20_Font"><text:span text:style-name="T3">na malaque signa quassu- .<text:line-break/>perveniun</text:span></text:span><text:span text:style-name="Default_20_Paragraph_20_Font"><text:span text:style-name="T1">t, </text:span></text:span><text:span text:style-name="Default_20_Paragraph_20_Font"><text:span text:style-name="T3">repu</text:span></text:span><text:span text:style-name="Default_20_Paragraph_20_Font"><text:span text:style-name="T1">t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em ex</text:span></text:span><text:span text:style-name="Default_20_Paragraph_20_Font"><text:span text:style-name="T1"> i</text:span></text:span><text:span text:style-name="Default_20_Paragraph_20_Font"><text:span text:style-name="T3">psis praesag</text:span></text:span><text:span text:style-name="Default_20_Paragraph_20_Font"><text:span text:style-name="T1">i</text:span></text:span><text:span text:style-name="Default_20_Paragraph_20_Font"><text:span text:style-name="T3">re opor</text:span></text:span><text:span text:style-name="Default_20_Paragraph_20_Font"><text:span text:style-name="T1">t</text:span></text:span><text:span text:style-name="Default_20_Paragraph_20_Font"><text:span text:style-name="T3">et; sic<text:line-break/>e</text:span></text:span><text:span text:style-name="Default_20_Paragraph_20_Font"><text:span text:style-name="T1">nim </text:span></text:span><text:span text:style-name="Default_20_Paragraph_20_Font"><text:span text:style-name="T3">ver</text:span></text:span><text:span text:style-name="Default_20_Paragraph_20_Font"><text:span text:style-name="T1">i</text:span></text:span><text:span text:style-name="Default_20_Paragraph_20_Font"><text:span text:style-name="T3">fume prae/ag</text:span></text:span><text:span text:style-name="Default_20_Paragraph_20_Font"><text:span text:style-name="T1">i</text:span></text:span><text:span text:style-name="Default_20_Paragraph_20_Font"><text:span text:style-name="T3">as.</text:span></text:span></text:p>
        <text:p text:style-name="P1"><text:span text:style-name="Default_20_Paragraph_20_Font"><text:span text:style-name="T1">Hic incipit bona malaque signa recensere, de quibus<text:line-break/>ante dictum est.; quere his omissis reliqua quae sequuntur<text:line-break/>aggrediar. Ergo ut servetur quidem aeger, omnia bona<text:line-break/>signa adesse necesse esu At si, vel unum malum sit, certa<text:line-break/>mors esse potest, quae maturiusne an serius occupatura<text:line-break/>sit, ex multitudine vel paucitate bonorum aut malorum<text:line-break/>inuicatur.</text:span></text:span></text:p>
        <text:h text:style-name="Heading_20_2" text:outline-level="2"><text:span text:style-name="Default_20_Paragraph_20_Font">su<text:tab/>LV1I.</text:span></text:h>
        <text:p text:style-name="P4"><text:span text:style-name="Default_20_Paragraph_20_Font"><text:span text:style-name="T3">At al</text:span></text:span><text:span text:style-name="Default_20_Paragraph_20_Font"><text:span text:style-name="T1">i</text:span></text:span><text:span text:style-name="Default_20_Paragraph_20_Font"><text:span text:style-name="T3">ae suppura</text:span></text:span><text:span text:style-name="Default_20_Paragraph_20_Font"><text:span text:style-name="T1">tio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rumpuntur, plur</text:span></text:span><text:span text:style-name="Default_20_Paragraph_20_Font"><text:span text:style-name="T1">i</text:span></text:span><text:span text:style-name="Default_20_Paragraph_20_Font"><text:span text:style-name="T3">mae v</text:span></text:span><text:span text:style-name="Default_20_Paragraph_20_Font"><text:span text:style-name="T1">i</text:span></text:span><text:span text:style-name="Default_20_Paragraph_20_Font"><text:span text:style-name="T3">gesim</text:span></text:span><text:span text:style-name="Default_20_Paragraph_20_Font"><text:span text:style-name="T1">o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,<text:line-break/>al</text:span></text:span><text:span text:style-name="Default_20_Paragraph_20_Font"><text:span text:style-name="T1">i</text:span></text:span><text:span text:style-name="Default_20_Paragraph_20_Font"><text:span text:style-name="T3">ae tr</text:span></text:span><text:span text:style-name="Default_20_Paragraph_20_Font"><text:span text:style-name="T1">i</text:span></text:span><text:span text:style-name="Default_20_Paragraph_20_Font"><text:span text:style-name="T3">gesi</text:span></text:span><text:span text:style-name="Default_20_Paragraph_20_Font"><text:span text:style-name="T1">m</text:span></text:span><text:span text:style-name="Default_20_Paragraph_20_Font"><text:span text:style-name="T3">o, aliae quadragesi</text:span></text:span><text:span text:style-name="Default_20_Paragraph_20_Font"><text:span text:style-name="T1">mo, </text:span></text:span><text:span text:style-name="Default_20_Paragraph_20_Font"><text:span text:style-name="T3">aliae ad sexa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^<text:line-break/>d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perven</text:span></text:span><text:span text:style-name="Default_20_Paragraph_20_Font"><text:span text:style-name="T1">i</text:span></text:span><text:span text:style-name="Default_20_Paragraph_20_Font"><text:span text:style-name="T3">unt-</text:span></text:span></text:p>
        <text:p text:style-name="P2"><text:span text:style-name="Default_20_Paragraph_20_Font"><text:span text:style-name="T1">Incertum est quas alias intelligat. Potest enim de<text:line-break/>vomicis nunc dicere quae aliis in partibus excitantur,<text:line-break/>relicto thorace et pulmone de quibus hactenus disseruit<text:line-break/>vel de ipsis etiam dicere potest quae iisdem in partibus<text:line-break/>consistunt , sed a praedictis dissimiles Iun t. Forte vero<text:line-break/>etiam de utrisque loquitur. Sed quum dissimiles a prae-<text:line-break/>dictis dixerim , id oportet interpretari. Dico enim non .<text:line-break/>de omnibus suppurationibus eum, sest de iis, ut ipse dixit,<text:line-break/>quae habeant permixtam bilem hactenus fecisse doctrinam,<text:line-break/>nec de hi</text:span></text:span><text:span text:style-name="Default_20_Paragraph_20_Font"><text:span text:style-name="T3">s</text:span></text:span><text:span text:style-name="Default_20_Paragraph_20_Font"><text:span text:style-name="T1"> quidem omnibus, sed quae circa septimum diem<text:line-break/>ruptae fonti Verum id perrarum esu Siquidem plurimae<text:line-break/>vigesimo rumpuntur et quaedam etiam tardius , de quibus<text:line-break/>nunc verba facit. Differentiae autem omnium duae com-<text:line-break/>munes sunt, quibus a fe invicem etiam spatio discrepant,<text:line-break/>scilicet ab affecta parte et redundante humore. Partes<text:line-break/>enim quae calidiores sunt et molliores maturius suppurant,<text:line-break/>frigidiores autem siccioresque tardius. Sic et humores</text:span></text:span></text:p>
        <text:p text:style-name="P3"><text:span text:style-name="Default_20_Paragraph_20_Font"><text:span text:style-name="T1">calidi citius, frigidi fertus. Has quidem differentias ipsa<text:line-break/>rei substantia - subministrat, quibus accedunt externae ab<text:line-break/>aetate, natura, tempore anui, regione et aeris constito-<text:line-break/>alone et praeterea aegri viribus. In illis autem omnibus<text:line-break/>humores quidem calidiores promptius, frigidiores autem<text:line-break/>pigrius in suppurationem vertuntur. Haec quidem omni-<text:line-break/>bus suppurationibus communia novisse operae pretium esu<text:line-break/>Mihi vero videtur de iis adhuc dicere, quae thoracem et<text:line-break/>pulmonem occuparunt.</text:span></text:span></text:p>
        <text:p text:style-name="P4"><text:span text:style-name="Default_20_Paragraph_20_Font"><text:span text:style-name="T3">spectare au</text:span></text:span><text:span text:style-name="Default_20_Paragraph_20_Font"><text:span text:style-name="T1">t</text:span></text:span><text:span text:style-name="Default_20_Paragraph_20_Font"><text:span text:style-name="T3">em</text:span></text:span><text:span text:style-name="Default_20_Paragraph_20_Font"><text:span text:style-name="T1"> o</text:span></text:span><text:span text:style-name="Default_20_Paragraph_20_Font"><text:span text:style-name="T3">portet pr</text:span></text:span><text:span text:style-name="Default_20_Paragraph_20_Font"><text:span text:style-name="T1">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um suppurat</text:span></text:span><text:span text:style-name="Default_20_Paragraph_20_Font"><text:span text:style-name="T1">i</text:span></text:span><text:span text:style-name="Default_20_Paragraph_20_Font"><text:span text:style-name="T3">onis et nu-<text:line-break/>merare ab eo d</text:span></text:span><text:span text:style-name="Default_20_Paragraph_20_Font"><text:span text:style-name="T1">i</text:span></text:span><text:span text:style-name="Default_20_Paragraph_20_Font"><text:span text:style-name="T3">e qu</text:span></text:span><text:span text:style-name="Default_20_Paragraph_20_Font"><text:span text:style-name="T1">o </text:span></text:span><text:span text:style-name="Default_20_Paragraph_20_Font"><text:span text:style-name="T3">pr</text:span></text:span><text:span text:style-name="Default_20_Paragraph_20_Font"><text:span text:style-name="T1">i</text:span></text:span><text:span text:style-name="Default_20_Paragraph_20_Font"><text:span text:style-name="T3">mum h</text:span></text:span><text:span text:style-name="Default_20_Paragraph_20_Font"><text:span text:style-name="T1">om</text:span></text:span><text:span text:style-name="Default_20_Paragraph_20_Font"><text:span text:style-name="T3">o febr</text:span></text:span><text:span text:style-name="Default_20_Paragraph_20_Font"><text:span text:style-name="T1">ici</text:span></text:span><text:span text:style-name="Default_20_Paragraph_20_Font"><text:span text:style-name="T3">tav</text:span></text:span><text:span text:style-name="Default_20_Paragraph_20_Font"><text:span text:style-name="T1">i</text:span></text:span><text:span text:style-name="Default_20_Paragraph_20_Font"><text:span text:style-name="T3">t aut si<text:line-break/>r</text:span></text:span><text:span text:style-name="Default_20_Paragraph_20_Font"><text:span text:style-name="T1">i</text:span></text:span><text:span text:style-name="Default_20_Paragraph_20_Font"><text:span text:style-name="T3">gor eu</text:span></text:span><text:span text:style-name="Default_20_Paragraph_20_Font"><text:span text:style-name="T1">m </text:span></text:span><text:span text:style-name="Default_20_Paragraph_20_Font"><text:span text:style-name="T3">prehend</text:span></text:span><text:span text:style-name="Default_20_Paragraph_20_Font"><text:span text:style-name="T1">i</text:span></text:span><text:span text:style-name="Default_20_Paragraph_20_Font"><text:span text:style-name="T3">t au</text:span></text:span><text:span text:style-name="Default_20_Paragraph_20_Font"><text:span text:style-name="T1">t </text:span></text:span><text:span text:style-name="Default_20_Paragraph_20_Font"><text:span text:style-name="T3">st pro dolore gravi</text:span></text:span><text:span text:style-name="Default_20_Paragraph_20_Font"><text:span text:style-name="T1">t</text:span></text:span><text:span text:style-name="Default_20_Paragraph_20_Font"><text:span text:style-name="T3">atem sibi<text:line-break/>factam este d</text:span></text:span><text:span text:style-name="Default_20_Paragraph_20_Font"><text:span text:style-name="T1">i</text:span></text:span><text:span text:style-name="Default_20_Paragraph_20_Font"><text:span text:style-name="T3">xer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, i</text:span></text:span><text:span text:style-name="Default_20_Paragraph_20_Font"><text:span text:style-name="T3">n eo qu</text:span></text:span><text:span text:style-name="Default_20_Paragraph_20_Font"><text:span text:style-name="T1">o </text:span></text:span><text:span text:style-name="Default_20_Paragraph_20_Font"><text:span text:style-name="T3">d</text:span></text:span><text:span text:style-name="Default_20_Paragraph_20_Font"><text:span text:style-name="T1">o</text:span></text:span><text:span text:style-name="Default_20_Paragraph_20_Font"><text:span text:style-name="T3">lebat l</text:span></text:span><text:span text:style-name="Default_20_Paragraph_20_Font"><text:span text:style-name="T1">o</text:span></text:span><text:span text:style-name="Default_20_Paragraph_20_Font"><text:span text:style-name="T3">co. Haec en</text:span></text:span><text:span text:style-name="Default_20_Paragraph_20_Font"><text:span text:style-name="T1">i</text:span></text:span><text:span text:style-name="Default_20_Paragraph_20_Font"><text:span text:style-name="T3">m<text:line-break/>per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a fiunt suppurat</text:span></text:span><text:span text:style-name="Default_20_Paragraph_20_Font"><text:span text:style-name="T1">i</text:span></text:span><text:span text:style-name="Default_20_Paragraph_20_Font"><text:span text:style-name="T3">onu</text:span></text:span><text:span text:style-name="Default_20_Paragraph_20_Font"><text:span text:style-name="T1">m. E</text:span></text:span><text:span text:style-name="Default_20_Paragraph_20_Font"><text:span text:style-name="T3">x his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t</text:span></text:span><text:span text:style-name="Default_20_Paragraph_20_Font"><text:span text:style-name="T3">ur tempori-<text:line-break/>bus rupt</text:span></text:span><text:span text:style-name="Default_20_Paragraph_20_Font"><text:span text:style-name="T1">io</text:span></text:span><text:span text:style-name="Default_20_Paragraph_20_Font"><text:span text:style-name="T3">nem opo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spectare suppura</text:span></text:span><text:span text:style-name="Default_20_Paragraph_20_Font"><text:span text:style-name="T1">t</text:span></text:span><text:span text:style-name="Default_20_Paragraph_20_Font"><text:span text:style-name="T3">ionum ad pr</text:span></text:span><text:span text:style-name="Default_20_Paragraph_20_Font"><text:span text:style-name="T1">x</text:span></text:span><text:span text:style-name="Default_20_Paragraph_20_Font"><text:span text:style-name="T3">e-<text:line-break/>d</text:span></text:span><text:span text:style-name="Default_20_Paragraph_20_Font"><text:span text:style-name="T1">i</text:span></text:span><text:span text:style-name="Default_20_Paragraph_20_Font"><text:span text:style-name="T3">cta te</text:span></text:span><text:span text:style-name="Default_20_Paragraph_20_Font"><text:span text:style-name="T1">m</text:span></text:span><text:span text:style-name="Default_20_Paragraph_20_Font"><text:span text:style-name="T3">pora fere.</text:span></text:span></text:p>
        <text:p text:style-name="P2"><text:span text:style-name="Default_20_Paragraph_20_Font"><text:span text:style-name="T1">Id unum medici omnes confitentur. propterea quod<text:line-break/>manifesto cernatur , phlegmonas omnes quae principes<text:line-break/>partes tenent, nisi praesidiis digerantur; fed in supputa-<text:line-break/>lienem vertantur, horrorem, </text:span></text:span><text:span text:style-name="Default_20_Paragraph_20_Font"><text:span text:style-name="T10">ῥῖγ</text:span></text:span><text:span text:style-name="Default_20_Paragraph_20_Font"><text:span text:style-name="T11">ο</text:span></text:span><text:span text:style-name="Default_20_Paragraph_20_Font"><text:span text:style-name="T10">ς</text:span></text:span><text:span text:style-name="Default_20_Paragraph_20_Font"><text:span text:style-name="T2"> </text:span></text:span><text:span text:style-name="Default_20_Paragraph_20_Font"><text:span text:style-name="T1">Graeci dicunt, et fecun-<text:line-break/>dum hunc febrem excitare. Demonstratum autem est eo<text:line-break/>in libro qui </text:span></text:span><text:span text:style-name="Default_20_Paragraph_20_Font"><text:span text:style-name="T10">περὶ</text:span></text:span><text:span text:style-name="Default_20_Paragraph_20_Font"><text:span text:style-name="T2"> </text:span></text:span><text:span text:style-name="Default_20_Paragraph_20_Font"><text:span text:style-name="T10">ῥίγους</text:span></text:span><text:span text:style-name="Default_20_Paragraph_20_Font"><text:span text:style-name="T2"> </text:span></text:span><text:span text:style-name="Default_20_Paragraph_20_Font"><text:span text:style-name="T1">scriptus est , nascentis puris acri-<text:line-break/>moniam mordentem et exedentem vicina corpora horro-<text:line-break/>rem producere, eo modo quo solent acria:. medicamenta.<text:line-break/>Quae si aliquando .malignis ulceribus aut affectui cuidam<text:line-break/>cariofo adhibeantur, horrorem febremque invehunt. Fe-<text:line-break/>luis autem horrori illi semper succedit; Sed Hippocrates<text:line-break/>quidem utriusque meminit et febrem priorem nominavit<text:line-break/>scribens: ab eo die quo primum febricitavit aeger non<text:line-break/>eum quidem diem significans, qui totius morbi primus<text:line-break/>fuit, fed quo horror . febrisqu e multo sane quam quae<text:line-break/>praecessit vehementior aprehenderunt. Quin et aegri tunc<text:line-break/>gravitatem manifesto sentiunt,. quod humor qui per cor-</text:span></text:span></text:p>
        <text:p text:style-name="P26"><text:span text:style-name="Default_20_Paragraph_20_Font"><text:span text:style-name="T1">pora phlegmone laborantia multis et exiguis partibus spar-<text:line-break/>ius erat , posteaquam in pus versus est, lu vacuum aliquod<text:line-break/>spatium parti omni, in qua phlegmone est, continuum abs-<text:line-break/>cedat. Itaque ab his diebus in quibus haec primum<text:line-break/>acciderunt exspectandum est suppurationes ruptum lui,<text:line-break/>alias die vigesimo, alias trigesimo, alias quadragesimo, alias<text:line-break/>autem sexagesimo. Indicia autem quibus illi cognoscantur;<text:line-break/>tria Iu</text:span></text:span><text:span text:style-name="Default_20_Paragraph_20_Font"><text:span text:style-name="T3">n</text:span></text:span><text:span text:style-name="Default_20_Paragraph_20_Font"><text:span text:style-name="T1">t, gravitas, horror et febris praecedente, uti </text:span></text:span><text:span text:style-name="Default_20_Paragraph_20_Font"><text:span text:style-name="T20">dixi,<text:line-break/></text:span></text:span><text:span text:style-name="Default_20_Paragraph_20_Font"><text:span text:style-name="T1">multo vehementior.</text:span></text:span></text:p>
        <text:p text:style-name="P4"><text:span text:style-name="Default_20_Paragraph_20_Font"><text:span text:style-name="T3">si ver</text:span></text:span><text:span text:style-name="Default_20_Paragraph_20_Font"><text:span text:style-name="T1">o </text:span></text:span><text:span text:style-name="Default_20_Paragraph_20_Font"><text:span text:style-name="T3">suppurat</text:span></text:span><text:span text:style-name="Default_20_Paragraph_20_Font"><text:span text:style-name="T1">i</text:span></text:span><text:span text:style-name="Default_20_Paragraph_20_Font"><text:span text:style-name="T3">o suerit in al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r</text:span></text:span><text:span text:style-name="Default_20_Paragraph_20_Font"><text:span text:style-name="T3">o latere solum et vertere<text:line-break/>e</text:span></text:span><text:span text:style-name="Default_20_Paragraph_20_Font"><text:span text:style-name="T1">t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d</text:span></text:span><text:span text:style-name="Default_20_Paragraph_20_Font"><text:span text:style-name="T1">i</text:span></text:span><text:span text:style-name="Default_20_Paragraph_20_Font"><text:span text:style-name="T3">scere opor</text:span></text:span><text:span text:style-name="Default_20_Paragraph_20_Font"><text:span text:style-name="T1">t</text:span></text:span><text:span text:style-name="Default_20_Paragraph_20_Font"><text:span text:style-name="T3">et in h</text:span></text:span><text:span text:style-name="Default_20_Paragraph_20_Font"><text:span text:style-name="T1">i</text:span></text:span><text:span text:style-name="Default_20_Paragraph_20_Font"><text:span text:style-name="T3">s num al</text:span></text:span><text:span text:style-name="Default_20_Paragraph_20_Font"><text:span text:style-name="T1">i</text:span></text:span><text:span text:style-name="Default_20_Paragraph_20_Font"><text:span text:style-name="T3">que</text:span></text:span><text:span text:style-name="Default_20_Paragraph_20_Font"><text:span text:style-name="T1">m </text:span></text:span><text:span text:style-name="Default_20_Paragraph_20_Font"><text:span text:style-name="T3">habeat dolo-<text:line-break/>rem in al</text:span></text:span><text:span text:style-name="Default_20_Paragraph_20_Font"><text:span text:style-name="T1">t</text:span></text:span><text:span text:style-name="Default_20_Paragraph_20_Font"><text:span text:style-name="T3">ero latere et an al</text:span></text:span><text:span text:style-name="Default_20_Paragraph_20_Font"><text:span text:style-name="T1">t</text:span></text:span><text:span text:style-name="Default_20_Paragraph_20_Font"><text:span text:style-name="T3">erum a</text:span></text:span><text:span text:style-name="Default_20_Paragraph_20_Font"><text:span text:style-name="T1">l</text:span></text:span><text:span text:style-name="Default_20_Paragraph_20_Font"><text:span text:style-name="T3">ter</text:span></text:span><text:span text:style-name="Default_20_Paragraph_20_Font"><text:span text:style-name="T1">o </text:span></text:span><text:span text:style-name="Default_20_Paragraph_20_Font"><text:span text:style-name="T3">sit cal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s et<text:line-break/>aegr</text:span></text:span><text:span text:style-name="Default_20_Paragraph_20_Font"><text:span text:style-name="T1">o i</text:span></text:span><text:span text:style-name="Default_20_Paragraph_20_Font"><text:span text:style-name="T3">n la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fanum decumbente, </text:span></text:span><text:span text:style-name="Default_20_Paragraph_20_Font"><text:span text:style-name="T1">i</text:span></text:span><text:span text:style-name="Default_20_Paragraph_20_Font"><text:span text:style-name="T3">nterr</text:span></text:span><text:span text:style-name="Default_20_Paragraph_20_Font"><text:span text:style-name="T1">o</text:span></text:span><text:span text:style-name="Default_20_Paragraph_20_Font"><text:span text:style-name="T3">gare ipsum<text:line-break/>si quod ei pondus desuper</text:span></text:span><text:span text:style-name="Default_20_Paragraph_20_Font"><text:span text:style-name="T1"> im</text:span></text:span><text:span text:style-name="Default_20_Paragraph_20_Font"><text:span text:style-name="T3">pendere v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at</text:span></text:span><text:span text:style-name="Default_20_Paragraph_20_Font"><text:span text:style-name="T3">ur. si en</text:span></text:span><text:span text:style-name="Default_20_Paragraph_20_Font"><text:span text:style-name="T1">i</text:span></text:span><text:span text:style-name="Default_20_Paragraph_20_Font"><text:span text:style-name="T3">m</text:span></text:span></text:p>
        <text:p text:style-name="P4"><text:span text:style-name="Default_20_Paragraph_20_Font"><text:span text:style-name="T3">. hoc sue</text:span></text:span><text:span text:style-name="Default_20_Paragraph_20_Font"><text:span text:style-name="T1">rit, i</text:span></text:span><text:span text:style-name="Default_20_Paragraph_20_Font"><text:span text:style-name="T3">n al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o </text:span></text:span><text:span text:style-name="Default_20_Paragraph_20_Font"><text:span text:style-name="T3">la</text:span></text:span><text:span text:style-name="Default_20_Paragraph_20_Font"><text:span text:style-name="T1">t</text:span></text:span><text:span text:style-name="Default_20_Paragraph_20_Font"><text:span text:style-name="T3">ere suppurati</text:span></text:span><text:span text:style-name="Default_20_Paragraph_20_Font"><text:span text:style-name="T1">o </text:span></text:span><text:span text:style-name="Default_20_Paragraph_20_Font"><text:span text:style-name="T3">est, in quo pon-<text:line-break/>dus afuer</text:span></text:span><text:span text:style-name="Default_20_Paragraph_20_Font"><text:span text:style-name="T1">i</text:span></text:span><text:span text:style-name="Default_20_Paragraph_20_Font"><text:span text:style-name="T3">t.</text:span></text:span></text:p>
        <text:p text:style-name="P2"><text:span text:style-name="Default_20_Paragraph_20_Font"><text:span text:style-name="T1">Exploratum habemus per an alumen membranas a pe-<text:line-break/>ctore ad spinam protensas thoracem distinguere sic, ut<text:line-break/>geminos sinus producant. Quo fit ut vomicae, quae al-<text:line-break/>teram partem infestant, reliquam pervadere non possint,<text:line-break/>uti fieri in illis solet, quae intra peritonaeum constitere.<text:line-break/>Siquidem. in eo pus circum omnia intestina diffunditur,<text:line-break/>hic autem nec a dextra thoracis parte ad sinistram nec<text:line-break/>rursus quod in sinistra continetur in dextram permeare<text:line-break/>potest. Quare praecipit ipse ut sciatur an pus utraque<text:line-break/>in parte sit, an modo in altera. Namque ubi peripneu-<text:line-break/>monia in suppurationem convertitur, pus vel utraque in<text:line-break/>.parte vel in altera colligitur, per pleuritides autem alte-<text:line-break/>ram potius partem quam ambas occupat. Caeterum latus<text:line-break/>affectum deprehenditur tum ex caloris differentia, in quo<text:line-break/>enim malum est , id calidius est , tum quod homo in op-<text:line-break/>positum latus decumbens, pondus in superiori parte sen-</text:span></text:span></text:p>
        <text:p text:style-name="P3"><text:span text:style-name="Default_20_Paragraph_20_Font"><text:span text:style-name="T1">tiat. Nam dubium non est quin pus illa lu parte col-<text:line-break/>lectum ponderis sen</text:span></text:span><text:span text:style-name="Default_20_Paragraph_20_Font"><text:span text:style-name="T3">t</text:span></text:span><text:span text:style-name="Default_20_Paragraph_20_Font"><text:span text:style-name="T1">um invehat.</text:span></text:span></text:p>
        <text:h text:style-name="Heading_20_2" text:outline-level="2"><text:span text:style-name="Default_20_Paragraph_20_Font">Lx</text:span></text:h>
        <text:p text:style-name="P4"><text:span text:style-name="Default_20_Paragraph_20_Font"><text:span text:style-name="T3">At puru</text:span></text:span><text:span text:style-name="Default_20_Paragraph_20_Font"><text:span text:style-name="T1">l</text:span></text:span><text:span text:style-name="Default_20_Paragraph_20_Font"><text:span text:style-name="T3">en</text:span></text:span><text:span text:style-name="Default_20_Paragraph_20_Font"><text:span text:style-name="T1">tus </text:span></text:span><text:span text:style-name="Default_20_Paragraph_20_Font"><text:span text:style-name="T3">omne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sce signi</text:span></text:span><text:span text:style-name="Default_20_Paragraph_20_Font"><text:span text:style-name="T1">s </text:span></text:span><text:span text:style-name="Default_20_Paragraph_20_Font"><text:span text:style-name="T3">cogn</text:span></text:span><text:span text:style-name="Default_20_Paragraph_20_Font"><text:span text:style-name="T1">o</text:span></text:span><text:span text:style-name="Default_20_Paragraph_20_Font"><text:span text:style-name="T3">scere op</text:span></text:span><text:span text:style-name="Default_20_Paragraph_20_Font"><text:span text:style-name="T1">o</text:span></text:span><text:span text:style-name="Default_20_Paragraph_20_Font"><text:span text:style-name="T3">rtet. </text:span></text:span><text:span text:style-name="Default_20_Paragraph_20_Font"><text:span text:style-name="T1">Pri-<text:line-break/>m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quidem si febr</text:span></text:span><text:span text:style-name="Default_20_Paragraph_20_Font"><text:span text:style-name="T1">is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di</text:span></text:span><text:span text:style-name="Default_20_Paragraph_20_Font"><text:span text:style-name="T1">m</text:span></text:span><text:span text:style-name="Default_20_Paragraph_20_Font"><text:span text:style-name="T3">i</text:span></text:span><text:span text:style-name="Default_20_Paragraph_20_Font"><text:span text:style-name="T1">t</text:span></text:span><text:span text:style-name="Default_20_Paragraph_20_Font"><text:span text:style-name="T3">tit, veru</text:span></text:span><text:span text:style-name="Default_20_Paragraph_20_Font"><text:span text:style-name="T1">m i</text:span></text:span><text:span text:style-name="Default_20_Paragraph_20_Font"><text:span text:style-name="T3">nterdiu te-<text:line-break/>nu</text:span></text:span><text:span text:style-name="Default_20_Paragraph_20_Font"><text:span text:style-name="T1">is </text:span></text:span><text:span text:style-name="Default_20_Paragraph_20_Font"><text:span text:style-name="T3">detine</text:span></text:span><text:span text:style-name="Default_20_Paragraph_20_Font"><text:span text:style-name="T1">t, </text:span></text:span><text:span text:style-name="Default_20_Paragraph_20_Font"><text:span text:style-name="T3">noctu ver</text:span></text:span><text:span text:style-name="Default_20_Paragraph_20_Font"><text:span text:style-name="T1">o </text:span></text:span><text:span text:style-name="Default_20_Paragraph_20_Font"><text:span text:style-name="T3">ma</text:span></text:span><text:span text:style-name="Default_20_Paragraph_20_Font"><text:span text:style-name="T1">jo</text:span></text:span><text:span text:style-name="Default_20_Paragraph_20_Font"><text:span text:style-name="T3">r, et multi sudore</text:span></text:span><text:span text:style-name="Default_20_Paragraph_20_Font"><text:span text:style-name="T1">s </text:span></text:span><text:span text:style-name="Default_20_Paragraph_20_Font"><text:span text:style-name="T3">oboriun-<text:line-break/>tur, tusie</text:span></text:span><text:span text:style-name="Default_20_Paragraph_20_Font"><text:span text:style-name="T1">s</text:span></text:span><text:span text:style-name="Default_20_Paragraph_20_Font"><text:span text:style-name="T3">que et tu</text:span></text:span><text:span text:style-name="Default_20_Paragraph_20_Font"><text:span text:style-name="T1">s</text:span></text:span><text:span text:style-name="Default_20_Paragraph_20_Font"><text:span text:style-name="T3">siend</text:span></text:span><text:span text:style-name="Default_20_Paragraph_20_Font"><text:span text:style-name="T1">i </text:span></text:span><text:span text:style-name="Default_20_Paragraph_20_Font"><text:span text:style-name="T3">cup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t</text:span></text:span><text:span text:style-name="Default_20_Paragraph_20_Font"><text:span text:style-name="T3">a</text:span></text:span><text:span text:style-name="Default_20_Paragraph_20_Font"><text:span text:style-name="T1">s i</text:span></text:span><text:span text:style-name="Default_20_Paragraph_20_Font"><text:span text:style-name="T3">psi</text:span></text:span><text:span text:style-name="Default_20_Paragraph_20_Font"><text:span text:style-name="T1">s i</text:span></text:span><text:span text:style-name="Default_20_Paragraph_20_Font"><text:span text:style-name="T3">nest et n</text:span></text:span><text:span text:style-name="Default_20_Paragraph_20_Font"><text:span text:style-name="T1">i</text:span></text:span><text:span text:style-name="Default_20_Paragraph_20_Font"><text:span text:style-name="T3">hil<text:line-break/>essiatu d</text:span></text:span><text:span text:style-name="Default_20_Paragraph_20_Font"><text:span text:style-name="T1">i</text:span></text:span><text:span text:style-name="Default_20_Paragraph_20_Font"><text:span text:style-name="T3">gnum exspuun</text:span></text:span><text:span text:style-name="Default_20_Paragraph_20_Font"><text:span text:style-name="T1">t, </text:span></text:span><text:span text:style-name="Default_20_Paragraph_20_Font"><text:span text:style-name="T3">ocul</text:span></text:span><text:span text:style-name="Default_20_Paragraph_20_Font"><text:span text:style-name="T1">i</text:span></text:span><text:span text:style-name="Default_20_Paragraph_20_Font"><text:span text:style-name="T3">que cav</text:span></text:span><text:span text:style-name="Default_20_Paragraph_20_Font"><text:span text:style-name="T1">i </text:span></text:span><text:span text:style-name="Default_20_Paragraph_20_Font"><text:span text:style-name="T3">siunt, ma</text:span></text:span><text:span text:style-name="Default_20_Paragraph_20_Font"><text:span text:style-name="T1">l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ru-<text:line-break/>bore</text:span></text:span><text:span text:style-name="Default_20_Paragraph_20_Font"><text:span text:style-name="T1">s </text:span></text:span><text:span text:style-name="Default_20_Paragraph_20_Font"><text:span text:style-name="T3">obsident et ungue</text:span></text:span><text:span text:style-name="Default_20_Paragraph_20_Font"><text:span text:style-name="T1">s </text:span></text:span><text:span text:style-name="Default_20_Paragraph_20_Font"><text:span text:style-name="T3">quidem manuu</text:span></text:span><text:span text:style-name="Default_20_Paragraph_20_Font"><text:span text:style-name="T1">m </text:span></text:span><text:span text:style-name="Default_20_Paragraph_20_Font"><text:span text:style-name="T3">adunc</text:span></text:span><text:span text:style-name="Default_20_Paragraph_20_Font"><text:span text:style-name="T1">i </text:span></text:span><text:span text:style-name="Default_20_Paragraph_20_Font"><text:span text:style-name="T3">e</text:span></text:span><text:span text:style-name="Default_20_Paragraph_20_Font"><text:span text:style-name="T1">n</text:span></text:span><text:span text:style-name="Default_20_Paragraph_20_Font"><text:span text:style-name="T3">a-<text:line-break/>du</text:span></text:span><text:span text:style-name="Default_20_Paragraph_20_Font"><text:span text:style-name="T1">m,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gi</text:span></text:span><text:span text:style-name="Default_20_Paragraph_20_Font"><text:span text:style-name="T1">t</text:span></text:span><text:span text:style-name="Default_20_Paragraph_20_Font"><text:span text:style-name="T3">i vero su</text:span></text:span><text:span text:style-name="Default_20_Paragraph_20_Font"><text:span text:style-name="T1">m</text:span></text:span><text:span text:style-name="Default_20_Paragraph_20_Font"><text:span text:style-name="T3">m</text:span></text:span><text:span text:style-name="Default_20_Paragraph_20_Font"><text:span text:style-name="T1">i </text:span></text:span><text:span text:style-name="Default_20_Paragraph_20_Font"><text:span text:style-name="T3">max</text:span></text:span><text:span text:style-name="Default_20_Paragraph_20_Font"><text:span text:style-name="T1">im</text:span></text:span><text:span text:style-name="Default_20_Paragraph_20_Font"><text:span text:style-name="T3">e incalescunt e</text:span></text:span><text:span text:style-name="Default_20_Paragraph_20_Font"><text:span text:style-name="T1">t </text:span></text:span><text:span text:style-name="Default_20_Paragraph_20_Font"><text:span text:style-name="T3">in pedi- .<text:line-break/>bu</text:span></text:span><text:span text:style-name="Default_20_Paragraph_20_Font"><text:span text:style-name="T1">s t</text:span></text:span><text:span text:style-name="Default_20_Paragraph_20_Font"><text:span text:style-name="T3">u</text:span></text:span><text:span text:style-name="Default_20_Paragraph_20_Font"><text:span text:style-name="T1">m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siunt et c</text:span></text:span><text:span text:style-name="Default_20_Paragraph_20_Font"><text:span text:style-name="T1">i</text:span></text:span><text:span text:style-name="Default_20_Paragraph_20_Font"><text:span text:style-name="T3">bo</text:span></text:span><text:span text:style-name="Default_20_Paragraph_20_Font"><text:span text:style-name="T1">s </text:span></text:span><text:span text:style-name="Default_20_Paragraph_20_Font"><text:span text:style-name="T3">n</text:span></text:span><text:span text:style-name="Default_20_Paragraph_20_Font"><text:span text:style-name="T1">o</text:span></text:span><text:span text:style-name="Default_20_Paragraph_20_Font"><text:span text:style-name="T3">n appetunt et phl</text:span></text:span><text:span text:style-name="Default_20_Paragraph_20_Font"><text:span text:style-name="T1">y</text:span></text:span><text:span text:style-name="Default_20_Paragraph_20_Font"><text:span text:style-name="T3">c</text:span></text:span><text:span text:style-name="Default_20_Paragraph_20_Font"><text:span text:style-name="T1">t</text:span></text:span><text:span text:style-name="Default_20_Paragraph_20_Font"><text:span text:style-name="T3">aenae<text:line-break/>per to</text:span></text:span><text:span text:style-name="Default_20_Paragraph_20_Font"><text:span text:style-name="T1">t</text:span></text:span><text:span text:style-name="Default_20_Paragraph_20_Font"><text:span text:style-name="T3">um corpu</text:span></text:span><text:span text:style-name="Default_20_Paragraph_20_Font"><text:span text:style-name="T1">s </text:span></text:span><text:span text:style-name="Default_20_Paragraph_20_Font"><text:span text:style-name="T3">nascuntur.</text:span></text:span></text:p>
        <text:p text:style-name="P1"><text:span text:style-name="Default_20_Paragraph_20_Font"><text:span text:style-name="T1">Qui pus cumulatum intra corpus habent sive adhuc<text:line-break/>in parte phlegmoue laborante detinetur prius quam ipsa<text:line-break/>rumpatur, sive etiam jam rupta suppuratione effusum est,</text:span></text:span></text:p>
        <text:p text:style-name="P3"><text:span text:style-name="Default_20_Paragraph_20_Font"><text:span text:style-name="T1">dici quidem recte possunt </text:span></text:span><text:span text:style-name="Default_20_Paragraph_20_Font"><text:span text:style-name="T10">ὲμπ</text:span></text:span><text:span text:style-name="Default_20_Paragraph_20_Font"><text:span text:style-name="T11">ν</text:span></text:span><text:span text:style-name="Default_20_Paragraph_20_Font"><text:span text:style-name="T10">οι</text:span></text:span><text:span text:style-name="Default_20_Paragraph_20_Font"><text:span text:style-name="T2">, </text:span></text:span><text:span text:style-name="Default_20_Paragraph_20_Font"><text:span text:style-name="T1">hoc est suppuratione<text:line-break/>affecti; verum apud medicos -receptum est eos dumtaxat<text:line-break/>aut. potissimum </text:span></text:span><text:span text:style-name="Default_20_Paragraph_20_Font"><text:span text:style-name="T10">ἐμπύους</text:span></text:span><text:span text:style-name="Default_20_Paragraph_20_Font"><text:span text:style-name="T2"> </text:span></text:span><text:span text:style-name="Default_20_Paragraph_20_Font"><text:span text:style-name="T1">appellari, quibus in thorace et<text:line-break/>pulmone affectus iste constiterit-. Porro post ruptionem<text:line-break/>pus illud in medio thoracis pulmonisque spatio continetur<text:line-break/>ac nisi protinus excreetur, aegros tabe consumit. Hi au-<text:line-break/>tem leviter quidem febricitant, attamen calor noctu in-<text:line-break/>crernentum accipere videtur. Id quod omnibus accidere<text:line-break/>solet, qui febre hectica prehensi sunt, non quod nox fe-<text:line-break/>brem ipsis assectus ergo adaugeat, sied ex aliquo accidenti<text:line-break/>quod est ejusmodi in iis febribus quae hecticae nanea-<text:line-break/>pautur, partes ipfae animalis solidae ignem fervoremque<text:line-break/>concipiunt. Febris itaque sibi similis perpetuo manet,<text:line-break/>ejusque calor ut et calcis ad tactum obtusus est., cibo au-<text:line-break/>tem sumpto et potu multo evadit vehementior, sicuti calx<text:line-break/>cui assula aqua est, quod quidem manifesto illi sentiunt,<text:line-break/>qui manum admoverint. Hoc autem faena vobis in aegris<text:line-break/>ostendi; qui febre illa correpti erant, diversis temporibus</text:span></text:span></text:p>
        <text:p text:style-name="P3"><text:span text:style-name="Default_20_Paragraph_20_Font"><text:span text:style-name="T1">cibum ipsis exhibens, ut crederetis id a cibo, non a morbo<text:line-break/>procedere. .Cernitur enimevidenter febrilis calor ad cibi<text:line-break/>tempora inclinari et nutare, quippe qui dum ipse cibus<text:line-break/>fumitur, increscere, dum digeritur in corpus su ipfo vehe-<text:line-break/>mentior fieri videatur. Caeterum propter imbecillitatem<text:line-break/>virium sudores frequenter oriuntur, per halitum abeunte<text:line-break/>alimento quod digestum fuit. Quin etiam tussis et tussiendi<text:line-break/>cupiditas infestant et pene nihil exspuunt. Nam si spue-<text:line-break/>rent, non essent purulenti.. Quod autem nihil prope sputi<text:line-break/>reiiciant, eausa triplex est, leutor.et crassities ipsius pu-.<text:line-break/>ris , densitas membranae quae pulmo</text:span></text:span><text:span text:style-name="Default_20_Paragraph_20_Font"><text:span text:style-name="T3">n</text:span></text:span><text:span text:style-name="Default_20_Paragraph_20_Font"><text:span text:style-name="T1">em complectitur et<text:line-break/>praeterea virium aegrotantis imbecillitas. Sed et oculos<text:line-break/>dicit cavos; fieri, id quod febribus omnibus. inveteratis<text:line-break/>commune est et iis maxime quae vehementer exsiccant,<text:line-break/>Malae quoque rubent a calore pulmonis- et tussi. Haec<text:line-break/>enim ambo tum faciem tum caput universum excalefaeiuut.<text:line-break/>Ad haec vapores in eas feruntur ex fluxione, quae in</text:span></text:span></text:p>
        <text:p text:style-name="P2"><text:span text:style-name="Default_20_Paragraph_20_Font"><text:span text:style-name="T1">pulmonem decubuit. Fiunt autem adunci ungues aulum-<text:line-break/>pta qua firmantur utrimque cerne. Digiti vero quamvis<text:line-break/>per om</text:span></text:span><text:span text:style-name="Default_20_Paragraph_20_Font"><text:span text:style-name="T3">n</text:span></text:span><text:span text:style-name="Default_20_Paragraph_20_Font"><text:span text:style-name="T1">es veteres morbos refrigerentur, attamen in om-<text:line-break/>nibus febribus </text:span></text:span><text:span text:style-name="Default_20_Paragraph_20_Font"><text:span text:style-name="T3">L</text:span></text:span><text:span text:style-name="Default_20_Paragraph_20_Font"><text:span text:style-name="T1">ecticis calidi permanent, propterea quod<text:line-break/>illae fetidas corporis partes maxime occuparunt. Et hi<text:line-break/>sane extrema fui parte non extra quidem, fed intra ubi<text:line-break/>ap</text:span></text:span><text:span text:style-name="Default_20_Paragraph_20_Font"><text:span text:style-name="T3">t</text:span></text:span><text:span text:style-name="Default_20_Paragraph_20_Font"><text:span text:style-name="T1">orum caro est, sentiuntur .manifesto calidiores.. cujus<text:line-break/>rei perfpicua protinus causa est, si eorum quae de exii-<text:line-break/>lotione cibi diximus, recordamur. Nam quo loco plus<text:line-break/>. est humiditatis, illic etiam calor copiosius exuberat. Porro<text:line-break/>in pedibus morbo trahente tumores excitantur, quod ab<text:line-break/>illis primum tutius corporis incipiat interitus, ut a par-<text:line-break/>tibus longissime a principio distantibus. Jam tum ipsis<text:line-break/>concidit appetitus, exstincta scilicet una cum aliis appe-<text:line-break/>tendi facultate. Pustulae etiam aliquae oriuntur, r</text:span></text:span><text:span text:style-name="Default_20_Paragraph_20_Font"><text:span text:style-name="T3">a</text:span></text:span><text:span text:style-name="Default_20_Paragraph_20_Font"><text:span text:style-name="T1">denti<text:line-break/>sanie in corpore ecacervata. Sic enim eas libro fecundo</text:span></text:span></text:p>
        <text:p text:style-name="P2"><text:span text:style-name="Default_20_Paragraph_20_Font"><text:span text:style-name="T1">epidemion Hippocrates docuit generari, hunc in modum<text:line-break/></text:span></text:span><text:span text:style-name="Default_20_Paragraph_20_Font"><text:span text:style-name="T3">e</text:span></text:span><text:span text:style-name="Default_20_Paragraph_20_Font"><text:span text:style-name="T1"> scribens:: </text:span></text:span><text:span text:style-name="Default_20_Paragraph_20_Font"><text:span text:style-name="T3">fantes qu</text:span></text:span><text:span text:style-name="Default_20_Paragraph_20_Font"><text:span text:style-name="T1">i</text:span></text:span><text:span text:style-name="Default_20_Paragraph_20_Font"><text:span text:style-name="T3">dem in cute supervenit</text:span></text:span><text:span text:style-name="Default_20_Paragraph_20_Font"><text:span text:style-name="T1">, i</text:span></text:span><text:span text:style-name="Default_20_Paragraph_20_Font"><text:span text:style-name="T3">ll</text:span></text:span><text:span text:style-name="Default_20_Paragraph_20_Font"><text:span text:style-name="T1">i</text:span></text:span><text:span text:style-name="Default_20_Paragraph_20_Font"><text:span text:style-name="T3">c au</text:span></text:span><text:span text:style-name="Default_20_Paragraph_20_Font"><text:span text:style-name="T1">t</text:span></text:span><text:span text:style-name="Default_20_Paragraph_20_Font"><text:span text:style-name="T3">em de-<text:line-break/>tenta</text:span></text:span><text:span text:style-name="Default_20_Paragraph_20_Font"><text:span text:style-name="T1"> i</text:span></text:span><text:span text:style-name="Default_20_Paragraph_20_Font"><text:span text:style-name="T3">ncalescit. Haec en</text:span></text:span><text:span text:style-name="Default_20_Paragraph_20_Font"><text:span text:style-name="T1">i</text:span></text:span><text:span text:style-name="Default_20_Paragraph_20_Font"><text:span text:style-name="T3">m san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quum rar</text:span></text:span><text:span text:style-name="Default_20_Paragraph_20_Font"><text:span text:style-name="T1">i/sti</text:span></text:span><text:span text:style-name="Default_20_Paragraph_20_Font"><text:span text:style-name="T3">nam cutis -<text:line-break/>parte</text:span></text:span><text:span text:style-name="Default_20_Paragraph_20_Font"><text:span text:style-name="T1">m </text:span></text:span><text:span text:style-name="Default_20_Paragraph_20_Font"><text:span text:style-name="T3">pertransierit</text:span></text:span><text:span text:style-name="Default_20_Paragraph_20_Font"><text:span text:style-name="T1">, i</text:span></text:span><text:span text:style-name="Default_20_Paragraph_20_Font"><text:span text:style-name="T3">n ext</text:span></text:span><text:span text:style-name="Default_20_Paragraph_20_Font"><text:span text:style-name="T1">im</text:span></text:span><text:span text:style-name="Default_20_Paragraph_20_Font"><text:span text:style-name="T3">a</text:span></text:span><text:span text:style-name="Default_20_Paragraph_20_Font"><text:span text:style-name="T1"> i</text:span></text:span><text:span text:style-name="Default_20_Paragraph_20_Font"><text:span text:style-name="T3">psiu</text:span></text:span><text:span text:style-name="Default_20_Paragraph_20_Font"><text:span text:style-name="T1">s </text:span></text:span><text:span text:style-name="Default_20_Paragraph_20_Font"><text:span text:style-name="T3">super</text:span></text:span><text:span text:style-name="Default_20_Paragraph_20_Font"><text:span text:style-name="T1">f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e, quae den-<text:line-break/>sior est</text:span></text:span><text:span text:style-name="Default_20_Paragraph_20_Font"><text:span text:style-name="T1"> , im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ngi</text:span></text:span><text:span text:style-name="Default_20_Paragraph_20_Font"><text:span text:style-name="T1">t</text:span></text:span><text:span text:style-name="Default_20_Paragraph_20_Font"><text:span text:style-name="T3">ur , hanc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i</text:span></text:span><text:span text:style-name="Default_20_Paragraph_20_Font"><text:span text:style-name="T3">lla ab</text:span></text:span><text:span text:style-name="Default_20_Paragraph_20_Font"><text:span text:style-name="T1"> i</text:span></text:span><text:span text:style-name="Default_20_Paragraph_20_Font"><text:span text:style-name="T3">lla</text:span></text:span><text:span text:style-name="Default_20_Paragraph_20_Font"><text:span text:style-name="T1"> i</text:span></text:span><text:span text:style-name="Default_20_Paragraph_20_Font"><text:span text:style-name="T3">nterna cute<text:line-break/>dir</text:span></text:span><text:span text:style-name="Default_20_Paragraph_20_Font"><text:span text:style-name="T1">imi</text:span></text:span><text:span text:style-name="Default_20_Paragraph_20_Font"><text:span text:style-name="T3">t e</text:span></text:span><text:span text:style-name="Default_20_Paragraph_20_Font"><text:span text:style-name="T1">i </text:span></text:span><text:span text:style-name="Default_20_Paragraph_20_Font"><text:span text:style-name="T3">sie</text:span></text:span><text:span text:style-name="Default_20_Paragraph_20_Font"><text:span text:style-name="T1">j</text:span></text:span><text:span text:style-name="Default_20_Paragraph_20_Font"><text:span text:style-name="T3">ung</text:span></text:span><text:span text:style-name="Default_20_Paragraph_20_Font"><text:span text:style-name="T1">i</text:span></text:span><text:span text:style-name="Default_20_Paragraph_20_Font"><text:span text:style-name="T3">t a</text:span></text:span><text:span text:style-name="Default_20_Paragraph_20_Font"><text:span text:style-name="T1">t</text:span></text:span><text:span text:style-name="Default_20_Paragraph_20_Font"><text:span text:style-name="T3">que in ea collecta pastulas susc</text:span></text:span><text:span text:style-name="Default_20_Paragraph_20_Font"><text:span text:style-name="T1">i</text:span></text:span><text:span text:style-name="Default_20_Paragraph_20_Font"><text:span text:style-name="T3">tati .</text:span></text:span></text:p>
        <text:h text:style-name="Heading_20_2" text:outline-level="2"><text:span text:style-name="Default_20_Paragraph_20_Font">-<text:tab/>. . LXI.</text:span></text:h>
        <text:p text:style-name="P4"><text:span text:style-name="Default_20_Paragraph_20_Font"><text:span text:style-name="T3">Quaecunque igitur diu</text:span></text:span><text:span text:style-name="Default_20_Paragraph_20_Font"><text:span text:style-name="T1">t</text:span></text:span><text:span text:style-name="Default_20_Paragraph_20_Font"><text:span text:style-name="T3">urnae sunt suppura</text:span></text:span><text:span text:style-name="Default_20_Paragraph_20_Font"><text:span text:style-name="T1">t</text:span></text:span><text:span text:style-name="Default_20_Paragraph_20_Font"><text:span text:style-name="T3">iones ista ha-<text:line-break/>ben</text:span></text:span><text:span text:style-name="Default_20_Paragraph_20_Font"><text:span text:style-name="T1">t </text:span></text:span><text:span text:style-name="Default_20_Paragraph_20_Font"><text:span text:style-name="T3">signa et</text:span></text:span><text:span text:style-name="Default_20_Paragraph_20_Font"><text:span text:style-name="T1"> ii</text:span></text:span><text:span text:style-name="Default_20_Paragraph_20_Font"><text:span text:style-name="T3">s admodu</text:span></text:span><text:span text:style-name="Default_20_Paragraph_20_Font"><text:span text:style-name="T1">m </text:span></text:span><text:span text:style-name="Default_20_Paragraph_20_Font"><text:span text:style-name="T3">fidendum est ; quae ver</text:span></text:span><text:span text:style-name="Default_20_Paragraph_20_Font"><text:span text:style-name="T1">o<text:line-break/></text:span></text:span><text:span text:style-name="Default_20_Paragraph_20_Font"><text:span text:style-name="T3">pauc</text:span></text:span><text:span text:style-name="Default_20_Paragraph_20_Font"><text:span text:style-name="T1">i </text:span></text:span><text:span text:style-name="Default_20_Paragraph_20_Font"><text:span text:style-name="T3">sunt tempo</text:span></text:span><text:span text:style-name="Default_20_Paragraph_20_Font"><text:span text:style-name="T1">ris, </text:span></text:span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s sign</text:span></text:span><text:span text:style-name="Default_20_Paragraph_20_Font"><text:span text:style-name="T1">is </text:span></text:span><text:span text:style-name="Default_20_Paragraph_20_Font"><text:span text:style-name="T3">deprehendere</text:span></text:span><text:span text:style-name="Default_20_Paragraph_20_Font"><text:span text:style-name="T1"> o</text:span></text:span><text:span text:style-name="Default_20_Paragraph_20_Font"><text:span text:style-name="T3">portet,<text:line-break/>si quid eorum appareat, qual</text:span></text:span><text:span text:style-name="Default_20_Paragraph_20_Font"><text:span text:style-name="T1">i</text:span></text:span><text:span text:style-name="Default_20_Paragraph_20_Font"><text:span text:style-name="T3">a et</text:span></text:span><text:span text:style-name="Default_20_Paragraph_20_Font"><text:span text:style-name="T1"> iis </text:span></text:span><text:span text:style-name="Default_20_Paragraph_20_Font"><text:span text:style-name="T3">quae</text:span></text:span><text:span text:style-name="Default_20_Paragraph_20_Font"><text:span text:style-name="T1"> i</text:span></text:span><text:span text:style-name="Default_20_Paragraph_20_Font"><text:span text:style-name="T3">nter ini</text:span></text:span><text:span text:style-name="Default_20_Paragraph_20_Font"><text:span text:style-name="T1">ti</text:span></text:span><text:span text:style-name="Default_20_Paragraph_20_Font"><text:span text:style-name="T3">a<text:line-break/></text:span></text:span><text:span text:style-name="Default_20_Paragraph_20_Font"><text:span text:style-name="T1">sta</text:span></text:span><text:span text:style-name="Default_20_Paragraph_20_Font"><text:span text:style-name="T3">nt; si</text:span></text:span><text:span text:style-name="Default_20_Paragraph_20_Font"><text:span text:style-name="T1">m</text:span></text:span><text:span text:style-name="Default_20_Paragraph_20_Font"><text:span text:style-name="T3">ul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si al</text:span></text:span><text:span text:style-name="Default_20_Paragraph_20_Font"><text:span text:style-name="T1">i</text:span></text:span><text:span text:style-name="Default_20_Paragraph_20_Font"><text:span text:style-name="T3">quanto d</text:span></text:span><text:span text:style-name="Default_20_Paragraph_20_Font"><text:span text:style-name="T1">i</text:span></text:span><text:span text:style-name="Default_20_Paragraph_20_Font"><text:span text:style-name="T3">fficil</text:span></text:span><text:span text:style-name="Default_20_Paragraph_20_Font"><text:span text:style-name="T1">i</text:span></text:span><text:span text:style-name="Default_20_Paragraph_20_Font"><text:span text:style-name="T3">us sp</text:span></text:span><text:span text:style-name="Default_20_Paragraph_20_Font"><text:span text:style-name="T1">i</text:span></text:span><text:span text:style-name="Default_20_Paragraph_20_Font"><text:span text:style-name="T3">ret h</text:span></text:span><text:span text:style-name="Default_20_Paragraph_20_Font"><text:span text:style-name="T1">om</text:span></text:span><text:span text:style-name="Default_20_Paragraph_20_Font"><text:span text:style-name="T3">o.</text:span></text:span></text:p>
        <text:p text:style-name="P1"><text:span text:style-name="Default_20_Paragraph_20_Font"><text:span text:style-name="T1">Recte dixit veterum suppurationum signis fidem ad-<text:line-break/>hibendam esse. Nam vires tantas habent, ut nullam du-</text:span></text:span></text:p>
        <text:p text:style-name="P2"><text:span text:style-name="Default_20_Paragraph_20_Font"><text:span text:style-name="T1">bitandi ansam relinquant. Quae vero breves sunt, aliis<text:line-break/>ante dictis cognoscuntur , nempe horrore, febre et gravi-.<text:line-break/>tate et iis praeterea , quae jam de longis explicata sunt;<text:line-break/>ad haec si aeger spiritum difficilius quam ante trahat. Id<text:line-break/>enim necessario accidit propter pulmonis angustiam, quam<text:line-break/>pus vacua thoracis spatia occupans parit.</text:span></text:span></text:p>
        <text:h text:style-name="Heading_20_2" text:outline-level="2"><text:span text:style-name="Default_20_Paragraph_20_Font">LX1I.</text:span></text:h>
  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ex h</text:span></text:span><text:span text:style-name="Default_20_Paragraph_20_Font"><text:span text:style-name="T1">is </text:span></text:span><text:span text:style-name="Default_20_Paragraph_20_Font"><text:span text:style-name="T3">quae celeriu</text:span></text:span><text:span text:style-name="Default_20_Paragraph_20_Font"><text:span text:style-name="T1">s </text:span></text:span><text:span text:style-name="Default_20_Paragraph_20_Font"><text:span text:style-name="T3">aut tar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rumpuntur, hi</text:span></text:span><text:span text:style-name="Default_20_Paragraph_20_Font"><text:span text:style-name="T1">s </text:span></text:span><text:span text:style-name="Default_20_Paragraph_20_Font"><text:span text:style-name="T3">sign</text:span></text:span><text:span text:style-name="Default_20_Paragraph_20_Font"><text:span text:style-name="T1">is<text:line-break/>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gn</text:span></text:span><text:span text:style-name="Default_20_Paragraph_20_Font"><text:span text:style-name="T1">o</text:span></text:span><text:span text:style-name="Default_20_Paragraph_20_Font"><text:span text:style-name="T3">scere</text:span></text:span><text:span text:style-name="Default_20_Paragraph_20_Font"><text:span text:style-name="T1"> o</text:span></text:span><text:span text:style-name="Default_20_Paragraph_20_Font"><text:span text:style-name="T3">portet; si dol</text:span></text:span><text:span text:style-name="Default_20_Paragraph_20_Font"><text:span text:style-name="T1">o</text:span></text:span><text:span text:style-name="Default_20_Paragraph_20_Font"><text:span text:style-name="T3">r qu</text:span></text:span><text:span text:style-name="Default_20_Paragraph_20_Font"><text:span text:style-name="T1">i</text:span></text:span><text:span text:style-name="Default_20_Paragraph_20_Font"><text:span text:style-name="T3">dem per init</text:span></text:span><text:span text:style-name="Default_20_Paragraph_20_Font"><text:span text:style-name="T1">i</text:span></text:span><text:span text:style-name="Default_20_Paragraph_20_Font"><text:span text:style-name="T3">a. oriatur<text:line-break/>e</text:span></text:span><text:span text:style-name="Default_20_Paragraph_20_Font"><text:span text:style-name="T1">t </text:span></text:span><text:span text:style-name="Default_20_Paragraph_20_Font"><text:span text:style-name="T3">spirandi d</text:span></text:span><text:span text:style-name="Default_20_Paragraph_20_Font"><text:span text:style-name="T1">i</text:span></text:span><text:span text:style-name="Default_20_Paragraph_20_Font"><text:span text:style-name="T3">fficul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s </text:span></text:span><text:span text:style-name="Default_20_Paragraph_20_Font"><text:span text:style-name="T3">ac tusu</text:span></text:span><text:span text:style-name="Default_20_Paragraph_20_Font"><text:span text:style-name="T1">s </text:span></text:span><text:span text:style-name="Default_20_Paragraph_20_Font"><text:span text:style-name="T3">et sputatio perseverans<text:line-break/>ad vigesimum d</text:span></text:span><text:span text:style-name="Default_20_Paragraph_20_Font"><text:span text:style-name="T1">i</text:span></text:span><text:span text:style-name="Default_20_Paragraph_20_Font"><text:span text:style-name="T3">em obsidea</text:span></text:span><text:span text:style-name="Default_20_Paragraph_20_Font"><text:span text:style-name="T1">t , </text:span></text:span><text:span text:style-name="Default_20_Paragraph_20_Font"><text:span text:style-name="T3">exspectare rupt</text:span></text:span><text:span text:style-name="Default_20_Paragraph_20_Font"><text:span text:style-name="T1">io</text:span></text:span><text:span text:style-name="Default_20_Paragraph_20_Font"><text:span text:style-name="T3">nem vel<text:line-break/>et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m</text:span></text:span><text:span text:style-name="Default_20_Paragraph_20_Font"><text:span text:style-name="T3">num p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opor</text:span></text:span><text:span text:style-name="Default_20_Paragraph_20_Font"><text:span text:style-name="T1">t</text:span></text:span><text:span text:style-name="Default_20_Paragraph_20_Font"><text:span text:style-name="T3">et, si vero qu</text:span></text:span><text:span text:style-name="Default_20_Paragraph_20_Font"><text:span text:style-name="T1">i</text:span></text:span><text:span text:style-name="Default_20_Paragraph_20_Font"><text:span text:style-name="T3">et</text:span></text:span><text:span text:style-name="Default_20_Paragraph_20_Font"><text:span text:style-name="T1">io</text:span></text:span><text:span text:style-name="Default_20_Paragraph_20_Font"><text:span text:style-name="T3">r sit d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r et pr</text:span></text:span><text:span text:style-name="Default_20_Paragraph_20_Font"><text:span text:style-name="T1">o<text:line-break/></text:span></text:span><text:span text:style-name="Default_20_Paragraph_20_Font"><text:span text:style-name="T3">hujus ra</text:span></text:span><text:span text:style-name="Default_20_Paragraph_20_Font"><text:span text:style-name="T1">t</text:span></text:span><text:span text:style-name="Default_20_Paragraph_20_Font"><text:span text:style-name="T3">ione caetera</text:span></text:span><text:span text:style-name="Default_20_Paragraph_20_Font"><text:span text:style-name="T1"> o</text:span></text:span><text:span text:style-name="Default_20_Paragraph_20_Font"><text:span text:style-name="T3">mnia</text:span></text:span><text:span text:style-name="Default_20_Paragraph_20_Font"><text:span text:style-name="T1"> i</text:span></text:span><text:span text:style-name="Default_20_Paragraph_20_Font"><text:span text:style-name="T3">stis exspectare rupt</text:span></text:span><text:span text:style-name="Default_20_Paragraph_20_Font"><text:span text:style-name="T1">i</text:span></text:span><text:span text:style-name="Default_20_Paragraph_20_Font"><text:span text:style-name="T3">onem<text:line-break/>p</text:span></text:span><text:span text:style-name="Default_20_Paragraph_20_Font"><text:span text:style-name="T1">o</text:span></text:span><text:span text:style-name="Default_20_Paragraph_20_Font"><text:span text:style-name="T3">steriu</text:span></text:span><text:span text:style-name="Default_20_Paragraph_20_Font"><text:span text:style-name="T1">s. </text:span></text:span><text:span text:style-name="Default_20_Paragraph_20_Font"><text:span text:style-name="T3">prae</text:span></text:span><text:span text:style-name="Default_20_Paragraph_20_Font"><text:span text:style-name="T1">t</text:span></text:span><text:span text:style-name="Default_20_Paragraph_20_Font"><text:span text:style-name="T3">erea vero et dolore</text:span></text:span><text:span text:style-name="Default_20_Paragraph_20_Font"><text:span text:style-name="T1">m </text:span></text:span><text:span text:style-name="Default_20_Paragraph_20_Font"><text:span text:style-name="T3">et d</text:span></text:span><text:span text:style-name="Default_20_Paragraph_20_Font"><text:span text:style-name="T1">y</text:span></text:span><text:span text:style-name="Default_20_Paragraph_20_Font"><text:span text:style-name="T3">spn</text:span></text:span><text:span text:style-name="Default_20_Paragraph_20_Font"><text:span text:style-name="T1">o</text:span></text:span><text:span text:style-name="Default_20_Paragraph_20_Font"><text:span text:style-name="T3">eam et<text:line-break/>sputationem an</text:span></text:span><text:span text:style-name="Default_20_Paragraph_20_Font"><text:span text:style-name="T1">t</text:span></text:span><text:span text:style-name="Default_20_Paragraph_20_Font"><text:span text:style-name="T3">e puris eruptionem oboriri necesse est. .</text:span></text:span></text:p>
        <text:p text:style-name="P2"><text:span text:style-name="Default_20_Paragraph_20_Font"><text:span text:style-name="T1">Ex iisdem notis quae vomicae ruptionem periculosam<text:line-break/>esse ostendunt, intelliges etiam an serius erumpere debeat-<text:line-break/>Sunt autem istae : dolor, spiritus difficultas, tussis et ferea-<text:line-break/>tus. Quae quidem si et perpetuo et vehementer infestant,<text:line-break/>cito futuram solutionem portenduut. . Si vero nec per-<text:line-break/>petuo nec vehementer urgent tardius. Caeterum dum<text:line-break/>puri vicinum corpus ipsum acrimonia eroditur, </text:span></text:span><text:span text:style-name="Default_20_Paragraph_20_Font"><text:span text:style-name="T3">M</text:span></text:span><text:span text:style-name="Default_20_Paragraph_20_Font"><text:span text:style-name="T1">olarem<text:line-break/>excitari necesse est , sanie autem aliqua jam tenui per<text:line-break/>corpus id in quo conclusum pus est , transeunte, tussim et<text:line-break/>sicreatum. spiritum autem illi difficulter trahunt quum<text:line-break/>per totam morbi constitutio</text:span></text:span><text:span text:style-name="Default_20_Paragraph_20_Font"><text:span text:style-name="T3">n</text:span></text:span><text:span text:style-name="Default_20_Paragraph_20_Font"><text:span text:style-name="T1">em, quum maxime propter<text:line-break/>recens obortum dolorem.</text:span></text:span></text:p>
        <text:h text:style-name="Heading_20_2" text:outline-level="2"><text:span text:style-name="Default_20_Paragraph_20_Font">EXUI.<text:tab/>.</text:span></text:h>
        <text:p text:style-name="P4"><text:span text:style-name="Default_20_Paragraph_20_Font"><text:span text:style-name="T3">supersunt au</text:span></text:span><text:span text:style-name="Default_20_Paragraph_20_Font"><text:span text:style-name="T1">t</text:span></text:span><text:span text:style-name="Default_20_Paragraph_20_Font"><text:span text:style-name="T3">em sex his potispmum, quo</text:span></text:span><text:span text:style-name="Default_20_Paragraph_20_Font"><text:span text:style-name="T1">s </text:span></text:span><text:span text:style-name="Default_20_Paragraph_20_Font"><text:span text:style-name="T3">febris eode</text:span></text:span><text:span text:style-name="Default_20_Paragraph_20_Font"><text:span text:style-name="T1">m </text:span></text:span><text:span text:style-name="Default_20_Paragraph_20_Font"><text:span text:style-name="T3">post<text:line-break/>rupt</text:span></text:span><text:span text:style-name="Default_20_Paragraph_20_Font"><text:span text:style-name="T1">io</text:span></text:span><text:span text:style-name="Default_20_Paragraph_20_Font"><text:span text:style-name="T3">nem d</text:span></text:span><text:span text:style-name="Default_20_Paragraph_20_Font"><text:span text:style-name="T1">i</text:span></text:span><text:span text:style-name="Default_20_Paragraph_20_Font"><text:span text:style-name="T3">e d</text:span></text:span><text:span text:style-name="Default_20_Paragraph_20_Font"><text:span text:style-name="T1">i</text:span></text:span><text:span text:style-name="Default_20_Paragraph_20_Font"><text:span text:style-name="T3">miser</text:span></text:span><text:span text:style-name="Default_20_Paragraph_20_Font"><text:span text:style-name="T1">it </text:span></text:span><text:span text:style-name="Default_20_Paragraph_20_Font"><text:span text:style-name="T3">et qui c</text:span></text:span><text:span text:style-name="Default_20_Paragraph_20_Font"><text:span text:style-name="T1">i</text:span></text:span><text:span text:style-name="Default_20_Paragraph_20_Font"><text:span text:style-name="T3">bo</text:span></text:span><text:span text:style-name="Default_20_Paragraph_20_Font"><text:span text:style-name="T1">s </text:span></text:span><text:span text:style-name="Default_20_Paragraph_20_Font"><text:span text:style-name="T3">celeriter appetant<text:line-break/>et si</text:span></text:span><text:span text:style-name="Default_20_Paragraph_20_Font"><text:span text:style-name="T1">ti </text:span></text:span><text:span text:style-name="Default_20_Paragraph_20_Font"><text:span text:style-name="T3">liberat</text:span></text:span><text:span text:style-name="Default_20_Paragraph_20_Font"><text:span text:style-name="T1">i </text:span></text:span><text:span text:style-name="Default_20_Paragraph_20_Font"><text:span text:style-name="T3">sint; et venter tu</text:span></text:span><text:span text:style-name="Default_20_Paragraph_20_Font"><text:span text:style-name="T1">m </text:span></text:span><text:span text:style-name="Default_20_Paragraph_20_Font"><text:span text:style-name="T3">ex</text:span></text:span><text:span text:style-name="Default_20_Paragraph_20_Font"><text:span text:style-name="T1">i</text:span></text:span><text:span text:style-name="Default_20_Paragraph_20_Font"><text:span text:style-name="T3">gua tu</text:span></text:span><text:span text:style-name="Default_20_Paragraph_20_Font"><text:span text:style-name="T1">m </text:span></text:span><text:span text:style-name="Default_20_Paragraph_20_Font"><text:span text:style-name="T3">compac</text:span></text:span><text:span text:style-name="Default_20_Paragraph_20_Font"><text:span text:style-name="T1">t</text:span></text:span><text:span text:style-name="Default_20_Paragraph_20_Font"><text:span text:style-name="T3">a<text:line-break/>dej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at et pus album et laeve et e</text:span></text:span><text:span text:style-name="Default_20_Paragraph_20_Font"><text:span text:style-name="T1">j</text:span></text:span><text:span text:style-name="Default_20_Paragraph_20_Font"><text:span text:style-name="T3">usde</text:span></text:span><text:span text:style-name="Default_20_Paragraph_20_Font"><text:span text:style-name="T1">m </text:span></text:span><text:span text:style-name="Default_20_Paragraph_20_Font"><text:span text:style-name="T3">coloris sit et</text:span></text:span></text:p>
        <text:p text:style-name="P2"><text:span text:style-name="Default_20_Paragraph_20_Font"><text:span text:style-name="T3">a pitu</text:span></text:span><text:span text:style-name="Default_20_Paragraph_20_Font"><text:span text:style-name="T1">i</text:span></text:span><text:span text:style-name="Default_20_Paragraph_20_Font"><text:span text:style-name="T3">ta liberum et c</text:span></text:span><text:span text:style-name="Default_20_Paragraph_20_Font"><text:span text:style-name="T1">i</text:span></text:span><text:span text:style-name="Default_20_Paragraph_20_Font"><text:span text:style-name="T3">tra dol</text:span></text:span><text:span text:style-name="Default_20_Paragraph_20_Font"><text:span text:style-name="T1">o</text:span></text:span><text:span text:style-name="Default_20_Paragraph_20_Font"><text:span text:style-name="T3">rem et tusum vehe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em<text:line-break/></text:span></text:span><text:span text:style-name="Default_20_Paragraph_20_Font"><text:span text:style-name="T1">e</text:span></text:span><text:span text:style-name="Default_20_Paragraph_20_Font"><text:span text:style-name="T3">xpurgetur. s</text:span></text:span><text:span text:style-name="Default_20_Paragraph_20_Font"><text:span text:style-name="T1">i</text:span></text:span><text:span text:style-name="Default_20_Paragraph_20_Font"><text:span text:style-name="T3">c quidem opt</text:span></text:span><text:span text:style-name="Default_20_Paragraph_20_Font"><text:span text:style-name="T1">i</text:span></text:span><text:span text:style-name="Default_20_Paragraph_20_Font"><text:span text:style-name="T3">me et celerr</text:span></text:span><text:span text:style-name="Default_20_Paragraph_20_Font"><text:span text:style-name="T1">i</text:span></text:span><text:span text:style-name="Default_20_Paragraph_20_Font"><text:span text:style-name="T3">me l</text:span></text:span><text:span text:style-name="Default_20_Paragraph_20_Font"><text:span text:style-name="T1">i</text:span></text:span><text:span text:style-name="Default_20_Paragraph_20_Font"><text:span text:style-name="T3">berantur,<text:line-break/>sin m</text:span></text:span><text:span text:style-name="Default_20_Paragraph_20_Font"><text:span text:style-name="T1">i</text:span></text:span><text:span text:style-name="Default_20_Paragraph_20_Font"><text:span text:style-name="T3">nus, h</text:span></text:span><text:span text:style-name="Default_20_Paragraph_20_Font"><text:span text:style-name="T1">i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^ </text:span></text:span><text:span text:style-name="Default_20_Paragraph_20_Font"><text:span text:style-name="T3">prox</text:span></text:span><text:span text:style-name="Default_20_Paragraph_20_Font"><text:span text:style-name="T1">im</text:span></text:span><text:span text:style-name="Default_20_Paragraph_20_Font"><text:span text:style-name="T3">a hi</text:span></text:span><text:span text:style-name="Default_20_Paragraph_20_Font"><text:span text:style-name="T1">s </text:span></text:span><text:span text:style-name="Default_20_Paragraph_20_Font"><text:span text:style-name="T3">contiger</text:span></text:span><text:span text:style-name="Default_20_Paragraph_20_Font"><text:span text:style-name="T1">i</text:span></text:span><text:span text:style-name="Default_20_Paragraph_20_Font"><text:span text:style-name="T3">nt. </text:span></text:span><text:span text:style-name="Default_20_Paragraph_20_Font"><text:span text:style-name="T1">f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eun</text:span></text:span><text:span text:style-name="Default_20_Paragraph_20_Font"><text:span text:style-name="T1">t<text:line-break/>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quo</text:span></text:span><text:span text:style-name="Default_20_Paragraph_20_Font"><text:span text:style-name="T1">s </text:span></text:span><text:span text:style-name="Default_20_Paragraph_20_Font"><text:span text:style-name="T3">et febr</text:span></text:span><text:span text:style-name="Default_20_Paragraph_20_Font"><text:span text:style-name="T1">i</text:span></text:span><text:span text:style-name="Default_20_Paragraph_20_Font"><text:span text:style-name="T3">s eodem d</text:span></text:span><text:span text:style-name="Default_20_Paragraph_20_Font"><text:span text:style-name="T1">i</text:span></text:span><text:span text:style-name="Default_20_Paragraph_20_Font"><text:span text:style-name="T3">e non d</text:span></text:span><text:span text:style-name="Default_20_Paragraph_20_Font"><text:span text:style-name="T1">im</text:span></text:span><text:span text:style-name="Default_20_Paragraph_20_Font"><text:span text:style-name="T3">iser</text:span></text:span><text:span text:style-name="Default_20_Paragraph_20_Font"><text:span text:style-name="T1">i</text:span></text:span><text:span text:style-name="Default_20_Paragraph_20_Font"><text:span text:style-name="T3">t, sed quu</text:span></text:span><text:span text:style-name="Default_20_Paragraph_20_Font"><text:span text:style-name="T1">m<text:line-break/></text:span></text:span><text:span text:style-name="Default_20_Paragraph_20_Font"><text:span text:style-name="T3">videntur d</text:span></text:span><text:span text:style-name="Default_20_Paragraph_20_Font"><text:span text:style-name="T1">imisisse, </text:span></text:span><text:span text:style-name="Default_20_Paragraph_20_Font"><text:span text:style-name="T3">iterum recalescen</text:span></text:span><text:span text:style-name="Default_20_Paragraph_20_Font"><text:span text:style-name="T1">s </text:span></text:span><text:span text:style-name="Default_20_Paragraph_20_Font"><text:span text:style-name="T3">appareat e</text:span></text:span><text:span text:style-name="Default_20_Paragraph_20_Font"><text:span text:style-name="T1">t </text:span></text:span><text:span text:style-name="Default_20_Paragraph_20_Font"><text:span text:style-name="T3">sitim<text:line-break/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habuerint, c</text:span></text:span><text:span text:style-name="Default_20_Paragraph_20_Font"><text:span text:style-name="T1">i</text:span></text:span><text:span text:style-name="Default_20_Paragraph_20_Font"><text:span text:style-name="T3">bo</text:span></text:span><text:span text:style-name="Default_20_Paragraph_20_Font"><text:span text:style-name="T1">s </text:span></text:span><text:span text:style-name="Default_20_Paragraph_20_Font"><text:span text:style-name="T3">vero non appe</text:span></text:span><text:span text:style-name="Default_20_Paragraph_20_Font"><text:span text:style-name="T1">tTp</text:span></text:span><text:span text:style-name="Default_20_Paragraph_20_Font"><text:span text:style-name="T3">ertn</text:span></text:span><text:span text:style-name="Default_20_Paragraph_20_Font"><text:span text:style-name="T1">t </text:span></text:span><text:span text:style-name="Default_20_Paragraph_20_Font"><text:span text:style-name="T3">et alvu</text:span></text:span><text:span text:style-name="Default_20_Paragraph_20_Font"><text:span text:style-name="T1">s<text:line-break/>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a luerit, pascue ex virid</text:span></text:span><text:span text:style-name="Default_20_Paragraph_20_Font"><text:span text:style-name="T1">i </text:span></text:span><text:span text:style-name="Default_20_Paragraph_20_Font"><text:span text:style-name="T3">pall</text:span></text:span><text:span text:style-name="Default_20_Paragraph_20_Font"><text:span text:style-name="T1">i</text:span></text:span><text:span text:style-name="Default_20_Paragraph_20_Font"><text:span text:style-name="T3">dum et liv</text:span></text:span><text:span text:style-name="Default_20_Paragraph_20_Font"><text:span text:style-name="T1">i</text:span></text:span><text:span text:style-name="Default_20_Paragraph_20_Font"><text:span text:style-name="T3">dum<text:line-break/>exspuer</text:span></text:span><text:span text:style-name="Default_20_Paragraph_20_Font"><text:span text:style-name="T1">i</text:span></text:span><text:span text:style-name="Default_20_Paragraph_20_Font"><text:span text:style-name="T3">nt du</text:span></text:span><text:span text:style-name="Default_20_Paragraph_20_Font"><text:span text:style-name="T1">i 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tu</text:span></text:span><text:span text:style-name="Default_20_Paragraph_20_Font"><text:span text:style-name="T1">itusum </text:span></text:span><text:span text:style-name="Default_20_Paragraph_20_Font"><text:span text:style-name="T3">aut spumosu</text:span></text:span><text:span text:style-name="Default_20_Paragraph_20_Font"><text:span text:style-name="T1">m. </text:span></text:span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haec o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a<text:line-break/>contiger</text:span></text:span><text:span text:style-name="Default_20_Paragraph_20_Font"><text:span text:style-name="T1">i</text:span></text:span><text:span text:style-name="Default_20_Paragraph_20_Font"><text:span text:style-name="T3">nt, </text:span></text:span><text:span text:style-name="Default_20_Paragraph_20_Font"><text:span text:style-name="T1">i</text:span></text:span><text:span text:style-name="Default_20_Paragraph_20_Font"><text:span text:style-name="T3">ntereunt. A</text:span></text:span><text:span text:style-name="Default_20_Paragraph_20_Font"><text:span text:style-name="T1">t </text:span></text:span><text:span text:style-name="Default_20_Paragraph_20_Font"><text:span text:style-name="T3">quibu</text:span></text:span><text:span text:style-name="Default_20_Paragraph_20_Font"><text:span text:style-name="T1">s </text:span></text:span><text:span text:style-name="Default_20_Paragraph_20_Font"><text:span text:style-name="T3">ex h</text:span></text:span><text:span text:style-name="Default_20_Paragraph_20_Font"><text:span text:style-name="T1">is </text:span></text:span><text:span text:style-name="Default_20_Paragraph_20_Font"><text:span text:style-name="T3">quaedam ac-<text:line-break/>ceper</text:span></text:span><text:span text:style-name="Default_20_Paragraph_20_Font"><text:span text:style-name="T1">i</text:span></text:span><text:span text:style-name="Default_20_Paragraph_20_Font"><text:span text:style-name="T3">nt, quaedam non, ipsarum qu</text:span></text:span><text:span text:style-name="Default_20_Paragraph_20_Font"><text:span text:style-name="T1">i</text:span></text:span><text:span text:style-name="Default_20_Paragraph_20_Font"><text:span text:style-name="T3">dam in</text:span></text:span><text:span text:style-name="Default_20_Paragraph_20_Font"><text:span text:style-name="T1">t</text:span></text:span><text:span text:style-name="Default_20_Paragraph_20_Font"><text:span text:style-name="T3">ereun</text:span></text:span><text:span text:style-name="Default_20_Paragraph_20_Font"><text:span text:style-name="T1">t, </text:span></text:span><text:span text:style-name="Default_20_Paragraph_20_Font"><text:span text:style-name="T3">qu</text:span></text:span><text:span text:style-name="Default_20_Paragraph_20_Font"><text:span text:style-name="T1">i-<text:line-break/></text:span></text:span><text:span text:style-name="Default_20_Paragraph_20_Font"><text:span text:style-name="T3">da</text:span></text:span><text:span text:style-name="Default_20_Paragraph_20_Font"><text:span text:style-name="T1">m 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m multo post te</text:span></text:span><text:span text:style-name="Default_20_Paragraph_20_Font"><text:span text:style-name="T1">m</text:span></text:span><text:span text:style-name="Default_20_Paragraph_20_Font"><text:span text:style-name="T3">pore superst</text:span></text:span><text:span text:style-name="Default_20_Paragraph_20_Font"><text:span text:style-name="T1">i</text:span></text:span><text:span text:style-name="Default_20_Paragraph_20_Font"><text:span text:style-name="T3">te</text:span></text:span><text:span text:style-name="Default_20_Paragraph_20_Font"><text:span text:style-name="T1">s </text:span></text:span><text:span text:style-name="Default_20_Paragraph_20_Font"><text:span text:style-name="T3">evadunt. </text:span></text:span><text:span text:style-name="Default_20_Paragraph_20_Font"><text:span text:style-name="T1">Ile-<text:line-break/></text:span></text:span><text:span text:style-name="Default_20_Paragraph_20_Font"><text:span text:style-name="T3">ruin ex</text:span></text:span><text:span text:style-name="Default_20_Paragraph_20_Font"><text:span text:style-name="T1"> om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ign</text:span></text:span><text:span text:style-name="Default_20_Paragraph_20_Font"><text:span text:style-name="T1">is </text:span></text:span><text:span text:style-name="Default_20_Paragraph_20_Font"><text:span text:style-name="T3">quae adsun</text:span></text:span><text:span text:style-name="Default_20_Paragraph_20_Font"><text:span text:style-name="T1">t 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in h</text:span></text:span><text:span text:style-name="Default_20_Paragraph_20_Font"><text:span text:style-name="T1">is </text:span></text:span><text:span text:style-name="Default_20_Paragraph_20_Font"><text:span text:style-name="T3">tum</text:span></text:span><text:span text:style-name="Default_20_Paragraph_20_Font"><text:span text:style-name="T1"> i</text:span></text:span><text:span text:style-name="Default_20_Paragraph_20_Font"><text:span text:style-name="T3">n<text:line-break/>al</text:span></text:span><text:span text:style-name="Default_20_Paragraph_20_Font"><text:span text:style-name="T1">i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om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onfecturum facere oportet.</text:span></text:span></text:p>
        <text:p text:style-name="P1"><text:span text:style-name="Default_20_Paragraph_20_Font"><text:span text:style-name="T1">Tota haec sententia ab hac dictione incipiens plane<text:line-break/>perspicua est iis qui quae ante dicta funi memoria tenent.<text:line-break/>Quare ea omissa ad reliqua progrediar.</text:span></text:span></text:p>
        <text:h text:style-name="P38" text:outline-level="2"><text:bookmark-start text:name="bookmark22"/><text:span text:style-name="Default_20_Paragraph_20_Font">LXIv.</text:span><text:bookmark-end text:name="bookmark22"/></text:h>
        <text:p text:style-name="P4"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scunque ex peripneumonicis morb</text:span></text:span><text:span text:style-name="Default_20_Paragraph_20_Font"><text:span text:style-name="T1">is </text:span></text:span><text:span text:style-name="Default_20_Paragraph_20_Font"><text:span text:style-name="T3">absuest</text:span></text:span><text:span text:style-name="Default_20_Paragraph_20_Font"><text:span text:style-name="T1">iis </text:span></text:span><text:span text:style-name="Default_20_Paragraph_20_Font"><text:span text:style-name="T3">ad au-<text:line-break/>re</text:span></text:span><text:span text:style-name="Default_20_Paragraph_20_Font"><text:span text:style-name="T1">s sta</text:span></text:span><text:span text:style-name="Default_20_Paragraph_20_Font"><text:span text:style-name="T3">nt et ad</text:span></text:span><text:span text:style-name="Default_20_Paragraph_20_Font"><text:span text:style-name="T1"> i</text:span></text:span><text:span text:style-name="Default_20_Paragraph_20_Font"><text:span text:style-name="T3">nferiore</text:span></text:span><text:span text:style-name="Default_20_Paragraph_20_Font"><text:span text:style-name="T1">s </text:span></text:span><text:span text:style-name="Default_20_Paragraph_20_Font"><text:span text:style-name="T3">parte</text:span></text:span><text:span text:style-name="Default_20_Paragraph_20_Font"><text:span text:style-name="T1">s </text:span></text:span><text:span text:style-name="Default_20_Paragraph_20_Font"><text:span text:style-name="T3">suppurant sisiula</text:span></text:span><text:span text:style-name="Default_20_Paragraph_20_Font"><text:span text:style-name="T1">m</text:span></text:span><text:span text:style-name="Default_20_Paragraph_20_Font"><text:span text:style-name="T3">qua<text:line-break/>g</text:span></text:span><text:span text:style-name="Default_20_Paragraph_20_Font"><text:span text:style-name="T1">i</text:span></text:span><text:span text:style-name="Default_20_Paragraph_20_Font"><text:span text:style-name="T3">gnun</text:span></text:span><text:span text:style-name="Default_20_Paragraph_20_Font"><text:span text:style-name="T1">t , </text:span></text:span><text:span text:style-name="Default_20_Paragraph_20_Font"><text:span text:style-name="T3">h</text:span></text:span><text:span text:style-name="Default_20_Paragraph_20_Font"><text:span text:style-name="T1">i </text:span></text:span><text:span text:style-name="Default_20_Paragraph_20_Font"><text:span text:style-name="T3">superst</text:span></text:span><text:span text:style-name="Default_20_Paragraph_20_Font"><text:span text:style-name="T1">i</text:span></text:span><text:span text:style-name="Default_20_Paragraph_20_Font"><text:span text:style-name="T3">te</text:span></text:span><text:span text:style-name="Default_20_Paragraph_20_Font"><text:span text:style-name="T1">s </text:span></text:span><text:span text:style-name="Default_20_Paragraph_20_Font"><text:span text:style-name="T3">evadunt.</text:span></text:span></text:p>
        <text:p text:style-name="P1"><text:span text:style-name="Default_20_Paragraph_20_Font"><text:span text:style-name="T1">Fistulae solum nomen in hac sententia obscurum est,<text:line-break/>dicitur autem per metaphoram. Nam quae fistulae pro-<text:line-break/>prie vocantur, illae, inquam, quibus utuntur musici, longos<text:line-break/>habent sinus ; quibus si qui similes in corporibus anitnan-<text:line-break/>tium oriantur, eodem designantur nomine. Et mihi qui-<text:line-break/>dem Hippocrates propter riae, qua pus fertur, longitudi-<text:line-break/>nem fistulae nomen videtur usurpasse. . Est autem totius<text:line-break/>sententiae caput de abscessibus qui peripneumo</text:span></text:span><text:span text:style-name="Default_20_Paragraph_20_Font"><text:span text:style-name="T3">n</text:span></text:span><text:span text:style-name="Default_20_Paragraph_20_Font"><text:span text:style-name="T1">icis rupe</text:span></text:span><text:span text:style-name="Default_20_Paragraph_20_Font"><text:span text:style-name="T3">s-<text:line-break/></text:span></text:span><text:span text:style-name="Default_20_Paragraph_20_Font"><text:span text:style-name="T1">veniunt, interdum lu adenas qui fissi auribus sunt, inter-<text:line-break/>dum in partes thoraci subjectas.</text:span></text:span></text:p>
        <text:h text:style-name="P38" text:outline-level="2"><text:bookmark-start text:name="bookmark24"/><text:span text:style-name="Default_20_Paragraph_20_Font"><text:span text:style-name="T2">.. </text:span></text:span><text:span text:style-name="Default_20_Paragraph_20_Font"><text:span text:style-name="T1">ExV</text:span></text:span><text:bookmark-end text:name="bookmark24"/></text:h>
        <text:p text:style-name="P4"><text:span text:style-name="Default_20_Paragraph_20_Font"><text:span text:style-name="T1">.I</text:span></text:span><text:span text:style-name="Default_20_Paragraph_20_Font"><text:span text:style-name="T3">sta vero hunc in m</text:span></text:span><text:span text:style-name="Default_20_Paragraph_20_Font"><text:span text:style-name="T1">o</text:span></text:span><text:span text:style-name="Default_20_Paragraph_20_Font"><text:span text:style-name="T3">dum consideranda sunt. s</text:span></text:span><text:span text:style-name="Default_20_Paragraph_20_Font"><text:span text:style-name="T1">i </text:span></text:span><text:span text:style-name="Default_20_Paragraph_20_Font"><text:span text:style-name="T3">febr</text:span></text:span><text:span text:style-name="Default_20_Paragraph_20_Font"><text:span text:style-name="T1">is<text:line-break/></text:span></text:span><text:span text:style-name="Default_20_Paragraph_20_Font"><text:span text:style-name="T3">detineat, neque d</text:span></text:span><text:span text:style-name="Default_20_Paragraph_20_Font"><text:span text:style-name="T1">o</text:span></text:span><text:span text:style-name="Default_20_Paragraph_20_Font"><text:span text:style-name="T3">lor sedatus sit neque speru</text:span></text:span><text:span text:style-name="Default_20_Paragraph_20_Font"><text:span text:style-name="T1">m </text:span></text:span><text:span text:style-name="Default_20_Paragraph_20_Font"><text:span text:style-name="T3">ex ra-<text:line-break/>t</text:span></text:span><text:span text:style-name="Default_20_Paragraph_20_Font"><text:span text:style-name="T1">i</text:span></text:span><text:span text:style-name="Default_20_Paragraph_20_Font"><text:span text:style-name="T3">one procedat neque 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osus alv</text:span></text:span><text:span text:style-name="Default_20_Paragraph_20_Font"><text:span text:style-name="T1">i </text:span></text:span><text:span text:style-name="Default_20_Paragraph_20_Font"><text:span text:style-name="T3">defecti</text:span></text:span><text:span text:style-name="Default_20_Paragraph_20_Font"><text:span text:style-name="T1">o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neque su-<text:line-break/></text:span></text:span><text:span text:style-name="Default_20_Paragraph_20_Font"><text:span text:style-name="T1">l</text:span></text:span><text:span text:style-name="Default_20_Paragraph_20_Font"><text:span text:style-name="T3">utu faci</text:span></text:span><text:span text:style-name="Default_20_Paragraph_20_Font"><text:span text:style-name="T1">l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neque sincerae stant .neque urina adm</text:span></text:span><text:span text:style-name="Default_20_Paragraph_20_Font"><text:span text:style-name="T1">o</text:span></text:span><text:span text:style-name="Default_20_Paragraph_20_Font"><text:span text:style-name="T3">dum<text:line-break/>multa e</text:span></text:span><text:span text:style-name="Default_20_Paragraph_20_Font"><text:span text:style-name="T1">t </text:span></text:span><text:span text:style-name="Default_20_Paragraph_20_Font"><text:span text:style-name="T3">orast</text:span></text:span><text:span text:style-name="Default_20_Paragraph_20_Font"><text:span text:style-name="T1">i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cop</text:span></text:span><text:span text:style-name="Default_20_Paragraph_20_Font"><text:span text:style-name="T1">io</text:span></text:span><text:span text:style-name="Default_20_Paragraph_20_Font"><text:span text:style-name="T3">sum haben</text:span></text:span><text:span text:style-name="Default_20_Paragraph_20_Font"><text:span text:style-name="T1">s </text:span></text:span><text:span text:style-name="Default_20_Paragraph_20_Font"><text:span text:style-name="T3">sudimentum. ob-<text:line-break/>serva</text:span></text:span><text:span text:style-name="Default_20_Paragraph_20_Font"><text:span text:style-name="T1">t</text:span></text:span><text:span text:style-name="Default_20_Paragraph_20_Font"><text:span text:style-name="T3">ur autem superste</text:span></text:span><text:span text:style-name="Default_20_Paragraph_20_Font"><text:span text:style-name="T1">s </text:span></text:span><text:span text:style-name="Default_20_Paragraph_20_Font"><text:span text:style-name="T3">futuru</text:span></text:span><text:span text:style-name="Default_20_Paragraph_20_Font"><text:span text:style-name="T1">s </text:span></text:span><text:span text:style-name="Default_20_Paragraph_20_Font"><text:span text:style-name="T3">ab o</text:span></text:span><text:span text:style-name="Default_20_Paragraph_20_Font"><text:span text:style-name="T1">m</text:span></text:span><text:span text:style-name="Default_20_Paragraph_20_Font"><text:span text:style-name="T3">nibu</text:span></text:span><text:span text:style-name="Default_20_Paragraph_20_Font"><text:span text:style-name="T1">s </text:span></text:span><text:span text:style-name="Default_20_Paragraph_20_Font"><text:span text:style-name="T3">re</text:span></text:span><text:span text:style-name="Default_20_Paragraph_20_Font"><text:span text:style-name="T1">l</text:span></text:span><text:span text:style-name="Default_20_Paragraph_20_Font"><text:span text:style-name="T3">iqu</text:span></text:span><text:span text:style-name="Default_20_Paragraph_20_Font"><text:span text:style-name="T1">is su-<text:line-break/></text:span></text:span><text:span text:style-name="Default_20_Paragraph_20_Font"><text:span text:style-name="T3">lutaribu</text:span></text:span><text:span text:style-name="Default_20_Paragraph_20_Font"><text:span text:style-name="T1">s </text:span></text:span><text:span text:style-name="Default_20_Paragraph_20_Font"><text:span text:style-name="T3">signis, h</text:span></text:span><text:span text:style-name="Default_20_Paragraph_20_Font"><text:span text:style-name="T1">is </text:span></text:span><text:span text:style-name="Default_20_Paragraph_20_Font"><text:span text:style-name="T3">oportet tales absce</text:span></text:span><text:span text:style-name="Default_20_Paragraph_20_Font"><text:span text:style-name="T1">s</text:span></text:span><text:span text:style-name="Default_20_Paragraph_20_Font"><text:span text:style-name="T3">sus futuro</text:span></text:span><text:span text:style-name="Default_20_Paragraph_20_Font"><text:span text:style-name="T1">s </text:span></text:span><text:span text:style-name="Default_20_Paragraph_20_Font"><text:span text:style-name="T3">sperare.</text:span></text:span></text:p>
        <text:p text:style-name="P1"><text:span text:style-name="Default_20_Paragraph_20_Font"><text:span text:style-name="T1">. Docet quomodo ante dicti abscessus praevideri possint<text:line-break/>divifa in duas partes demonstratione, quarum priore qui-<text:line-break/>dem futurum abscessum ostendit, posteriore vero distin-.<text:line-break/>guit fuprane thoracem in adenas , qui fusi auribus sunt,<text:line-break/>an sub transverso fiepto debeat excitari. Et nos igitur<text:line-break/>priorem partem tractemus, in qua hoc caput est; morbum<text:line-break/>aegre quidem concoqui posse, nec tamen esse- mortiferum.<text:line-break/>Nam si facile concoquatur;, non per abscessum, sed per</text:span></text:span></text:p>
        <text:p text:style-name="P2"><text:span text:style-name="Default_20_Paragraph_20_Font"><text:span text:style-name="T1">vacuationem aut paulatim concoctus desinet, si vero mor-<text:line-break/>tiferus est, non potest ullus abscessus bonus exoriri. Ita-<text:line-break/>que illum inter faciles et perniciosus medium esse oportet,<text:line-break/>namque ob rem Hippocrates notas aliae quidem bonas,<text:line-break/>alias vero malas assignavit, quas ego jam tibi sigillatim<text:line-break/>exponam a prima exorsus, quam ille initio proposuit his<text:line-break/>verbis: </text:span></text:span><text:span text:style-name="Default_20_Paragraph_20_Font"><text:span text:style-name="T3">si fabri</text:span></text:span><text:span text:style-name="Default_20_Paragraph_20_Font"><text:span text:style-name="T1">s </text:span></text:span><text:span text:style-name="Default_20_Paragraph_20_Font"><text:span text:style-name="T3">de</text:span></text:span><text:span text:style-name="Default_20_Paragraph_20_Font"><text:span text:style-name="T1">ti</text:span></text:span><text:span text:style-name="Default_20_Paragraph_20_Font"><text:span text:style-name="T3">net</text:span></text:span><text:span text:style-name="Default_20_Paragraph_20_Font"><text:span text:style-name="T1">, id est prehendit hominem, ut<text:line-break/>integrum nunquam corpus dimittat.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si dol</text:span></text:span><text:span text:style-name="Default_20_Paragraph_20_Font"><text:span text:style-name="T1">o</text:span></text:span><text:span text:style-name="Default_20_Paragraph_20_Font"><text:span text:style-name="T3">r sinitu</text:span></text:span><text:span text:style-name="Default_20_Paragraph_20_Font"><text:span text:style-name="T1">r<text:line-break/></text:span></text:span><text:span text:style-name="Default_20_Paragraph_20_Font"><text:span text:style-name="T3">non est</text:span></text:span><text:span text:style-name="Default_20_Paragraph_20_Font"><text:span text:style-name="T1"> ; hic enim si cessavit, utique abscessu non est opus,<text:line-break/>quo morbus placidus et facilis abigatur. Atque </text:span></text:span><text:span text:style-name="Default_20_Paragraph_20_Font"><text:span text:style-name="T3">st sputum,<text:line-break/></text:span></text:span><text:span text:style-name="Default_20_Paragraph_20_Font"><text:span text:style-name="T1">inquit, </text:span></text:span><text:span text:style-name="Default_20_Paragraph_20_Font"><text:span text:style-name="T3">bono</text:span></text:span><text:span text:style-name="Default_20_Paragraph_20_Font"><text:span text:style-name="T1"> mo</text:span></text:span><text:span text:style-name="Default_20_Paragraph_20_Font"><text:span text:style-name="T3">do non ed</text:span></text:span><text:span text:style-name="Default_20_Paragraph_20_Font"><text:span text:style-name="T1">it</text:span></text:span><text:span text:style-name="Default_20_Paragraph_20_Font"><text:span text:style-name="T3">ur</text:span></text:span><text:span text:style-name="Default_20_Paragraph_20_Font"><text:span text:style-name="T1">, neque enim oportebit abs-<text:line-break/>. cessum ex eo morbo fieri, quem sputa perpetuo repur-<text:line-break/>gant. Scribit deinde: </text:span></text:span><text:span text:style-name="Default_20_Paragraph_20_Font"><text:span text:style-name="T3">si alvu</text:span></text:span><text:span text:style-name="Default_20_Paragraph_20_Font"><text:span text:style-name="T1">s 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o</text:span></text:span><text:span text:style-name="Default_20_Paragraph_20_Font"><text:span text:style-name="T3">sa non descendi</text:span></text:span><text:span text:style-name="Default_20_Paragraph_20_Font"><text:span text:style-name="T1">t. .lu<text:line-break/>morbis enim biliosis non nasici abscessus ante tibi ostendi-<text:line-break/>mus. Siquidem humores crudos et crass</text:span></text:span><text:span text:style-name="Default_20_Paragraph_20_Font"><text:span text:style-name="T3">a</text:span></text:span><text:span text:style-name="Default_20_Paragraph_20_Font"><text:span text:style-name="T1">s este oportet,<text:line-break/>ut in longum tempus porrigatur morbus nec vacuatione,<text:line-break/>sed vel abscessu -vel sula concoctione remedium inveniat.</text:span></text:span></text:p>
        <text:p text:style-name="P3"><text:span text:style-name="Default_20_Paragraph_20_Font"><text:span text:style-name="T2">. </text:span></text:span><text:span text:style-name="Default_20_Paragraph_20_Font"><text:span text:style-name="T1">Quod autem postea sequitur, alii scribunt hunc in modum:<text:line-break/></text:span></text:span><text:span text:style-name="Default_20_Paragraph_20_Font"><text:span text:style-name="T3">nec solutu facil</text:span></text:span><text:span text:style-name="Default_20_Paragraph_20_Font"><text:span text:style-name="T1">is </text:span></text:span><text:span text:style-name="Default_20_Paragraph_20_Font"><text:span text:style-name="T3">nec sincera descend</text:span></text:span><text:span text:style-name="Default_20_Paragraph_20_Font"><text:span text:style-name="T1">it; ut quemadmodum<text:line-break/>dixit: </text:span></text:span><text:span text:style-name="Default_20_Paragraph_20_Font"><text:span text:style-name="T3">nec b</text:span></text:span><text:span text:style-name="Default_20_Paragraph_20_Font"><text:span text:style-name="T1">ili</text:span></text:span><text:span text:style-name="Default_20_Paragraph_20_Font"><text:span text:style-name="T3">osa, si</text:span></text:span><text:span text:style-name="Default_20_Paragraph_20_Font"><text:span text:style-name="T1">c </text:span></text:span><text:span text:style-name="Default_20_Paragraph_20_Font"><text:span text:style-name="T3">nec solu</text:span></text:span><text:span text:style-name="Default_20_Paragraph_20_Font"><text:span text:style-name="T1">t</text:span></text:span><text:span text:style-name="Default_20_Paragraph_20_Font"><text:span text:style-name="T3">u fac</text:span></text:span><text:span text:style-name="Default_20_Paragraph_20_Font"><text:span text:style-name="T1">ilis </text:span></text:span><text:span text:style-name="Default_20_Paragraph_20_Font"><text:span text:style-name="T3">nec sincera de-<text:line-break/></text:span></text:span><text:span text:style-name="Default_20_Paragraph_20_Font"><text:span text:style-name="T1">sca</text:span></text:span><text:span text:style-name="Default_20_Paragraph_20_Font"><text:span text:style-name="T3">ndat</text:span></text:span><text:span text:style-name="Default_20_Paragraph_20_Font"><text:span text:style-name="T1">. Interpretantur autem sinceram , quae nullius al-<text:line-break/>tersus humoris est particeps, propterea quod unam modo<text:line-break/>qualitatem habeat, quae. biliosis inest; facilem autem sio-<text:line-break/>Iutu de copia vacuationis intelligunt , adeo ut si alvus<text:line-break/>biliosa sit et solutu facilis, crisis per vacuatiouem potius<text:line-break/>quam per abscessum exspectari debeat. Alii vero .contra<text:line-break/>scribunt hunc in modum: . </text:span></text:span><text:span text:style-name="Default_20_Paragraph_20_Font"><text:span text:style-name="T3">si alvu</text:span></text:span><text:span text:style-name="Default_20_Paragraph_20_Font"><text:span text:style-name="T1">s </text:span></text:span><text:span text:style-name="Default_20_Paragraph_20_Font"><text:span text:style-name="T3">non 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osa, sed su-<text:line-break/>lu</text:span></text:span><text:span text:style-name="Default_20_Paragraph_20_Font"><text:span text:style-name="T1">i</text:span></text:span><text:span text:style-name="Default_20_Paragraph_20_Font"><text:span text:style-name="T3">a fu</text:span></text:span><text:span text:style-name="Default_20_Paragraph_20_Font"><text:span text:style-name="T1">ritis </text:span></text:span><text:span text:style-name="Default_20_Paragraph_20_Font"><text:span text:style-name="T3">et sincera descend</text:span></text:span><text:span text:style-name="Default_20_Paragraph_20_Font"><text:span text:style-name="T1">i</text:span></text:span><text:span text:style-name="Default_20_Paragraph_20_Font"><text:span text:style-name="T3">t, </text:span></text:span><text:span text:style-name="Default_20_Paragraph_20_Font"><text:span text:style-name="T1">solutu . quidem facilem<text:line-break/>appellantes , quae modo convenientia reddit, sinceram<text:line-break/>vero aquo</text:span></text:span><text:span text:style-name="Default_20_Paragraph_20_Font"><text:span text:style-name="T3">t</text:span></text:span><text:span text:style-name="Default_20_Paragraph_20_Font"><text:span text:style-name="T1">am atque impermixtam. Diximus, enim antea<text:line-break/>impermixtam qualitatem sinceram vocari. ltaque., ajunt<text:line-break/>illi , quum Hippocrates alvum bilicsam a sincera, hoc est<text:line-break/>. immixta et una tantum qualitate insigni sejunxerit, non<text:line-break/>est dubium quin aquo</text:span></text:span><text:span text:style-name="Default_20_Paragraph_20_Font"><text:span text:style-name="T3">t</text:span></text:span><text:span text:style-name="Default_20_Paragraph_20_Font"><text:span text:style-name="T1">am, quae cruda sane est et spatium,<text:line-break/>quo abscessus creari solent , ad concoctionem requirit, in-</text:span></text:span></text:p>
        <text:p text:style-name="P2"><text:span text:style-name="Default_20_Paragraph_20_Font"><text:span text:style-name="T1">itelligat. Morbi namque acuti potius per vacuationeru,<text:line-break/>longi vero per abscessum judicari consuevere. Verum<text:line-break/>utriusque lectionis differentiam potes rursus in orio ex- .<text:line-break/>pendere. N une au tem tibi totius en sentiae argumentum,<text:line-break/>quo usum quem ad medendum praestat, consequaris, bre-<text:line-break/>viter proponam. Instituit quidem Hippocrates morbos,<text:line-break/>qui in abscessus vertuntur, praesagire. Sed hos quidem<text:line-break/>humoribus crudis, crassisque constare necesse est neo ta-</text:span></text:span></text:p>
        <text:p text:style-name="P4"><text:span text:style-name="Default_20_Paragraph_20_Font"><text:span text:style-name="T1">-men mortiferis. Ili enim si diutius trahant,. abscessus<text:line-break/>committunt, nisi prius per concoctionem, quam </text:span></text:span><text:span text:style-name="Default_20_Paragraph_20_Font"><text:span text:style-name="T10">σύμπεψιν</text:span></text:span><text:span text:style-name="Default_20_Paragraph_20_Font"><text:span text:style-name="T2"><text:line-break/></text:span></text:span><text:span text:style-name="Default_20_Paragraph_20_Font"><text:span text:style-name="T1">Hippocratis sectatores nuncupare solent, solvatur. Caete-<text:line-break/>rum concoctionis testimonium erit .urina copiosa et quae<text:line-break/>plurima habet subsidentia. At in qua multa subsidunt,<text:line-break/>naturali utique crassior est. Quare locus hic haud temere<text:line-break/>gemino scriptus est modo. Sic enim quidam scripsere:<text:line-break/></text:span></text:span><text:span text:style-name="Default_20_Paragraph_20_Font"><text:span text:style-name="T3">si ur</text:span></text:span><text:span text:style-name="Default_20_Paragraph_20_Font"><text:span text:style-name="T1">i</text:span></text:span><text:span text:style-name="Default_20_Paragraph_20_Font"><text:span text:style-name="T3">na nec adm</text:span></text:span><text:span text:style-name="Default_20_Paragraph_20_Font"><text:span text:style-name="T1">o</text:span></text:span><text:span text:style-name="Default_20_Paragraph_20_Font"><text:span text:style-name="T3">dum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a nec crusta est nec .plur</text:span></text:span><text:span text:style-name="Default_20_Paragraph_20_Font"><text:span text:style-name="T1">im</text:span></text:span><text:span text:style-name="Default_20_Paragraph_20_Font"><text:span text:style-name="T3">a<text:line-break/>habet sud</text:span></text:span><text:span text:style-name="Default_20_Paragraph_20_Font"><text:span text:style-name="T1">i</text:span></text:span><text:span text:style-name="Default_20_Paragraph_20_Font"><text:span text:style-name="T3">menta. </text:span></text:span><text:span text:style-name="Default_20_Paragraph_20_Font"><text:span text:style-name="T1">Alii vero ita: </text:span></text:span><text:span text:style-name="Default_20_Paragraph_20_Font"><text:span text:style-name="T3">si ur</text:span></text:span><text:span text:style-name="Default_20_Paragraph_20_Font"><text:span text:style-name="T1">i</text:span></text:span><text:span text:style-name="Default_20_Paragraph_20_Font"><text:span text:style-name="T3">na nec admodum<text:line-break/>multa est nec plu</text:span></text:span><text:span text:style-name="Default_20_Paragraph_20_Font"><text:span text:style-name="T1">rim</text:span></text:span><text:span text:style-name="Default_20_Paragraph_20_Font"><text:span text:style-name="T3">a habet sud</text:span></text:span><text:span text:style-name="Default_20_Paragraph_20_Font"><text:span text:style-name="T1">i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a.</text:span></text:span></text:p>
        <text:h text:style-name="P37" text:outline-level="2">LXVI.</text:h>
        <text:p text:style-name="P4"><text:span text:style-name="Default_20_Paragraph_20_Font"><text:span text:style-name="T6">A</text:span></text:span><text:span text:style-name="Default_20_Paragraph_20_Font"><text:span text:style-name="T1">t </text:span></text:span><text:span text:style-name="Default_20_Paragraph_20_Font"><text:span text:style-name="T6">oboriuntur abscessus hi quidem ad inferiores regiones<text:line-break/>quibus circa hypochondria phlegmatis aliquid assuerit,<text:line-break/>illi oero ad superiores quibus hypochondrium molle et<text:line-break/>doloris expers permanserit; et quum dissicultas spirandi<text:line-break/>aliquamdiu sueta citra aliam evidentem causam quieverit.</text:span></text:span></text:p>
        <text:p text:style-name="P1">Evidentes causas Hipp<text:span text:style-name="Default_20_Paragraph_20_Font"><text:span text:style-name="T6">o</text:span></text:span>crates <text:span text:style-name="Default_20_Paragraph_20_Font"><text:span text:style-name="T13">προφάσεις</text:span></text:span><text:span text:style-name="Default_20_Paragraph_20_Font"><text:span text:style-name="T21"> </text:span></text:span>foIet appellare.<text:line-break/>Itaque si quando oborta repente in his affectibus spirandi<text:line-break/>difficultas rursus subito conquiescit, atque ut coepit, sic<text:line-break/>etiam sine evidenti causa desinit, humores in caput repere<text:line-break/>ostendit, sicut rursus in partes inferas descendere testatur<text:line-break/>calor aliquis in praecordiis aperte excitatus. Sic enim<text:line-break/>interpretari oportet nec putare pituitos<text:span text:style-name="Default_20_Paragraph_20_Font"><text:span text:style-name="T6">u</text:span></text:span>m humorem de-<text:line-break/>signari <text:span text:style-name="Default_20_Paragraph_20_Font"><text:span text:style-name="T13">τοῦ</text:span></text:span><text:span text:style-name="Default_20_Paragraph_20_Font"><text:span text:style-name="T19"> </text:span></text:span><text:span text:style-name="Default_20_Paragraph_20_Font"><text:span text:style-name="T13">φλέγματος</text:span></text:span><text:span text:style-name="Default_20_Paragraph_20_Font"><text:span text:style-name="T19"> </text:span></text:span>nomine, quo usus est Hippocrates<text:line-break/>hoc loco, scribens istum in modum: <text:span text:style-name="Default_20_Paragraph_20_Font"><text:span text:style-name="T6">quibus aliquid phle-<text:line-break/>gmatis circa h</text:span></text:span>y<text:span text:style-name="Default_20_Paragraph_20_Font"><text:span text:style-name="T6">pochondria adsit.</text:span></text:span> Siquidem magis conte-<text:line-break/>ni t <text:span text:style-name="Default_20_Paragraph_20_Font"><text:span text:style-name="T13">τὸ</text:span></text:span><text:span text:style-name="Default_20_Paragraph_20_Font"><text:span text:style-name="T18"> </text:span></text:span><text:span text:style-name="Default_20_Paragraph_20_Font"><text:span text:style-name="T13">φλέγμα</text:span></text:span><text:span text:style-name="Default_20_Paragraph_20_Font"><text:span text:style-name="T18"> </text:span></text:span>calorem praeter nat<text:span text:style-name="Default_20_Paragraph_20_Font"><text:span text:style-name="T6">u</text:span></text:span>ram concept<text:span text:style-name="Default_20_Paragraph_20_Font"><text:span text:style-name="T6">u</text:span></text:span>m signia</text:p>
        <text:p text:style-name="P3"><text:span text:style-name="Default_20_Paragraph_20_Font"><text:span text:style-name="T1">ficare. Hunc autem vel erysipelas vel proprie dicta phle-<text:line-break/>gmoue accendit. Si vero contra acciderit- alt</text:span></text:span><text:span text:style-name="Default_20_Paragraph_20_Font"><text:span text:style-name="T3">i</text:span></text:span><text:span text:style-name="Default_20_Paragraph_20_Font"><text:span text:style-name="T1"> praecordia<text:line-break/>quidem gracilia dolorisque expertia sint, humores autem<text:line-break/>furium efferantur, id quod praedicta spirandi difficultas<text:line-break/>declarat, in. superioribus partibus abscessum exspecta.</text:span></text:span></text:p>
        <text:h text:style-name="Heading_20_2" text:outline-level="2"><text:span text:style-name="Default_20_Paragraph_20_Font">L XVII.</text:span></text:h>
        <text:p text:style-name="P4"><text:span text:style-name="Default_20_Paragraph_20_Font"><text:span text:style-name="T3">At absuejsu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ad crura siunt peripneumonic</text:span></text:span><text:span text:style-name="Default_20_Paragraph_20_Font"><text:span text:style-name="T1">i</text:span></text:span><text:span text:style-name="Default_20_Paragraph_20_Font"><text:span text:style-name="T3">s tum ve-<text:line-break/>hem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periculosi;, omnes sane utiles sunt,<text:line-break/>opt</text:span></text:span><text:span text:style-name="Default_20_Paragraph_20_Font"><text:span text:style-name="T1">im</text:span></text:span><text:span text:style-name="Default_20_Paragraph_20_Font"><text:span text:style-name="T3">i vero qui quum sputum in</text:span></text:span><text:span text:style-name="Default_20_Paragraph_20_Font"><text:span text:style-name="T1"> m</text:span></text:span><text:span text:style-name="Default_20_Paragraph_20_Font"><text:span text:style-name="T3">u</text:span></text:span><text:span text:style-name="Default_20_Paragraph_20_Font"><text:span text:style-name="T1">t</text:span></text:span><text:span text:style-name="Default_20_Paragraph_20_Font"><text:span text:style-name="T3">at</text:span></text:span><text:span text:style-name="Default_20_Paragraph_20_Font"><text:span text:style-name="T1">i</text:span></text:span><text:span text:style-name="Default_20_Paragraph_20_Font"><text:span text:style-name="T3">one sum est,<text:line-break/>siunt. s</text:span></text:span><text:span text:style-name="Default_20_Paragraph_20_Font"><text:span text:style-name="T1">i </text:span></text:span><text:span text:style-name="Default_20_Paragraph_20_Font"><text:span text:style-name="T3">namque et oedema et dolor subor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ur, ac<text:line-break/>spu</text:span></text:span><text:span text:style-name="Default_20_Paragraph_20_Font"><text:span text:style-name="T1">t</text:span></text:span><text:span text:style-name="Default_20_Paragraph_20_Font"><text:span text:style-name="T3">um pro siav</text:span></text:span><text:span text:style-name="Default_20_Paragraph_20_Font"><text:span text:style-name="T1">o </text:span></text:span><text:span text:style-name="Default_20_Paragraph_20_Font"><text:span text:style-name="T3">purulen</text:span></text:span><text:span text:style-name="Default_20_Paragraph_20_Font"><text:span text:style-name="T1">t</text:span></text:span><text:span text:style-name="Default_20_Paragraph_20_Font"><text:span text:style-name="T3">um si</text:span></text:span><text:span text:style-name="Default_20_Paragraph_20_Font"><text:span text:style-name="T1">t, </text:span></text:span><text:span text:style-name="Default_20_Paragraph_20_Font"><text:span text:style-name="T3">ac suras prodea</text:span></text:span><text:span text:style-name="Default_20_Paragraph_20_Font"><text:span text:style-name="T1">t, </text:span></text:span><text:span text:style-name="Default_20_Paragraph_20_Font"><text:span text:style-name="T3">i</text:span></text:span><text:span text:style-name="Default_20_Paragraph_20_Font"><text:span text:style-name="T1">t</text:span></text:span><text:span text:style-name="Default_20_Paragraph_20_Font"><text:span text:style-name="T3">a<text:line-break/>securi/stme et ho</text:span></text:span><text:span text:style-name="Default_20_Paragraph_20_Font"><text:span text:style-name="T1">m</text:span></text:span><text:span text:style-name="Default_20_Paragraph_20_Font"><text:span text:style-name="T3">o superstes evadet et absce</text:span></text:span><text:span text:style-name="Default_20_Paragraph_20_Font"><text:span text:style-name="T1">s</text:span></text:span><text:span text:style-name="Default_20_Paragraph_20_Font"><text:span text:style-name="T3">sus c</text:span></text:span><text:span text:style-name="Default_20_Paragraph_20_Font"><text:span text:style-name="T1">i</text:span></text:span><text:span text:style-name="Default_20_Paragraph_20_Font"><text:span text:style-name="T3">tra<text:line-break/>dolorem celer</text:span></text:span><text:span text:style-name="Default_20_Paragraph_20_Font"><text:span text:style-name="T1">rim</text:span></text:span><text:span text:style-name="Default_20_Paragraph_20_Font"><text:span text:style-name="T3">e sudab</text:span></text:span><text:span text:style-name="Default_20_Paragraph_20_Font"><text:span text:style-name="T1">i</text:span></text:span><text:span text:style-name="Default_20_Paragraph_20_Font"><text:span text:style-name="T3">tur.- A</text:span></text:span><text:span text:style-name="Default_20_Paragraph_20_Font"><text:span text:style-name="T1">t </text:span></text:span><text:span text:style-name="Default_20_Paragraph_20_Font"><text:span text:style-name="T3">si sputum non pr</text:span></text:span><text:span text:style-name="Default_20_Paragraph_20_Font"><text:span text:style-name="T1">o</text:span></text:span><text:span text:style-name="Default_20_Paragraph_20_Font"><text:span text:style-name="T3">be<text:line-break/>excernatur- neque urina bonum sedimentum habere v</text:span></text:span><text:span text:style-name="Default_20_Paragraph_20_Font"><text:span text:style-name="T1">i</text:span></text:span><text:span text:style-name="Default_20_Paragraph_20_Font"><text:span text:style-name="T3">dea-<text:line-break/>tur , per</text:span></text:span><text:span text:style-name="Default_20_Paragraph_20_Font"><text:span text:style-name="T1">i</text:span></text:span><text:span text:style-name="Default_20_Paragraph_20_Font"><text:span text:style-name="T3">culum est claudum stet</text:span></text:span><text:span text:style-name="Default_20_Paragraph_20_Font"><text:span text:style-name="T1">i </text:span></text:span><text:span text:style-name="Default_20_Paragraph_20_Font"><text:span text:style-name="T3">articulum aut</text:span></text:span><text:span text:style-name="Default_20_Paragraph_20_Font"><text:span text:style-name="T1"> m</text:span></text:span><text:span text:style-name="Default_20_Paragraph_20_Font"><text:span text:style-name="T3">ultum<text:line-break/>m</text:span></text:span><text:span text:style-name="Default_20_Paragraph_20_Font"><text:span text:style-name="T1">o</text:span></text:span><text:span text:style-name="Default_20_Paragraph_20_Font"><text:span text:style-name="T3">lest</text:span></text:span><text:span text:style-name="Default_20_Paragraph_20_Font"><text:span text:style-name="T1">i</text:span></text:span><text:span text:style-name="Default_20_Paragraph_20_Font"><text:span text:style-name="T3">arum: exh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tu</text:span></text:span><text:span text:style-name="Default_20_Paragraph_20_Font"><text:span text:style-name="T3">ru</text:span></text:span><text:span text:style-name="Default_20_Paragraph_20_Font"><text:span text:style-name="T1">m.</text:span></text:span></text:p>
        <text:p text:style-name="P2"><text:span text:style-name="Default_20_Paragraph_20_Font"><text:span text:style-name="T1">Per vehementes peripneumonias aliquid in crura abs-<text:line-break/>cedere, bonum quidem certe est, si modo verissimum est;<text:line-break/>quod libro secundo epidemion de bonis abscessibus dici-<text:line-break/>tur; illos omnium optimos censeri, qui deorsum et lon-<text:line-break/>gissime a morbo discedunt; praesertim si cum his con-<text:line-break/>coctio accessit. Id namque ipse libro primo epidemion<text:line-break/>commendavit his verbis: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coct</text:span></text:span><text:span text:style-name="Default_20_Paragraph_20_Font"><text:span text:style-name="T1">i</text:span></text:span><text:span text:style-name="Default_20_Paragraph_20_Font"><text:span text:style-name="T3">ones sudic</text:span></text:span><text:span text:style-name="Default_20_Paragraph_20_Font"><text:span text:style-name="T1">i</text:span></text:span><text:span text:style-name="Default_20_Paragraph_20_Font"><text:span text:style-name="T3">i celerita</text:span></text:span><text:span text:style-name="Default_20_Paragraph_20_Font"><text:span text:style-name="T1">t</text:span></text:span><text:span text:style-name="Default_20_Paragraph_20_Font"><text:span text:style-name="T3">em<text:line-break/>e</text:span></text:span><text:span text:style-name="Default_20_Paragraph_20_Font"><text:span text:style-name="T1">t t</text:span></text:span><text:span text:style-name="Default_20_Paragraph_20_Font"><text:span text:style-name="T3">u</text:span></text:span><text:span text:style-name="Default_20_Paragraph_20_Font"><text:span text:style-name="T1">t</text:span></text:span><text:span text:style-name="Default_20_Paragraph_20_Font"><text:span text:style-name="T3">am va</text:span></text:span><text:span text:style-name="Default_20_Paragraph_20_Font"><text:span text:style-name="T1">l</text:span></text:span><text:span text:style-name="Default_20_Paragraph_20_Font"><text:span text:style-name="T3">etudinem pol</text:span></text:span><text:span text:style-name="Default_20_Paragraph_20_Font"><text:span text:style-name="T1">lic</text:span></text:span><text:span text:style-name="Default_20_Paragraph_20_Font"><text:span text:style-name="T3">entur. </text:span></text:span><text:span text:style-name="Default_20_Paragraph_20_Font"><text:span text:style-name="T1">Est autem concoctionis<text:line-break/>argumentum sputi mutatio et facilis largaque vacuasse;<text:line-break/>id enim ipse declaravit scribens: </text:span></text:span><text:span text:style-name="Default_20_Paragraph_20_Font"><text:span text:style-name="T3">et spu</text:span></text:span><text:span text:style-name="Default_20_Paragraph_20_Font"><text:span text:style-name="T1">t</text:span></text:span><text:span text:style-name="Default_20_Paragraph_20_Font"><text:span text:style-name="T3">um fura</text:span></text:span><text:span text:style-name="Default_20_Paragraph_20_Font"><text:span text:style-name="T1">s </text:span></text:span><text:span text:style-name="Default_20_Paragraph_20_Font"><text:span text:style-name="T3">prodeat.<text:line-break/></text:span></text:span><text:span text:style-name="Default_20_Paragraph_20_Font"><text:span text:style-name="T1">Si vero etiam minime cocto morbo abscessus in cruribus<text:line-break/>oriatur, ille quidem hominem a periculo eximet, quod^<text:line-break/>-peripneumonia minabatur, at articulus in quem humor<text:line-break/>procubuit, curatu prorsus difficilem abscessum sustinebit<text:line-break/>et ex eo forte homo ipse interdum claudicabit. Caeterum<text:line-break/>Hippocrates hoc loco non unam cruditatis sicuti coneo-<text:line-break/>usionis notam designavit, fed praeter sputu etiam urina</text:span></text:span><text:span text:style-name="Default_20_Paragraph_20_Font"><text:span text:style-name="T3">s</text:span></text:span></text:p>
        <text:p text:style-name="P3"><text:span text:style-name="Default_20_Paragraph_20_Font"><text:span text:style-name="T1">in testimonium citavit, . Enimvero ipse perniciosa sputa<text:line-break/>describens non dixit minime cocta esse , etiam si illa con-<text:line-break/>coctis opponerentur, sed tantum dixit non extussiri, ra-<text:line-break/>tus id satis magnum esse maligni morbi argumentum. Ne-<text:line-break/>que enim satis est dumtaxat extussiri vel dumtaxat con-<text:line-break/>coqui, quoniam et multum saepe crudo adhuc morbo ex-<text:line-break/>tussitur et nonnunquam morbus concoquitur nec tamen.<text:line-break/>sputi fatis prodit, sive ob imbecillitatem facultatis thura-<text:line-break/>cem moventis sive ob crassitiem et lentorem sputi , quae<text:line-break/>duae etiam causae aliquando possunt concurrere. Itaque<text:line-break/>per eos affectus ex quibus fecunda valetudo speratur, de-<text:line-break/>cet et concoctum esse morbum et optime sputa edi. lu<text:line-break/>contrariis autem affectibus abunde id modo sit est cogni.-<text:line-break/>lienem, sputum non extussiri. Verum ex abundanti illi<text:line-break/>iidem affectus maligni poterunt judicari , si praeterquam<text:line-break/>quod sputum non probe reiicitur nec quae pulmonem et<text:line-break/>thoracem infestant, evacuantur, accedant etiam aliqua</text:span></text:span></text:p>
        <text:p text:style-name="P3"><text:span text:style-name="Default_20_Paragraph_20_Font"><text:span text:style-name="T1">crudi humoris testimonia. Est enim evidens affectum il-<text:line-break/>lum graviorem esse,- in quo nec aegri spuunt er cruditas<text:line-break/>perseverat, mitiorem vero ubi coctio quidem est; </text:span></text:span><text:span text:style-name="Default_20_Paragraph_20_Font"><text:span text:style-name="T3">t</text:span></text:span><text:span text:style-name="Default_20_Paragraph_20_Font"><text:span text:style-name="T1">ed non<text:line-break/>quantum expedit exscreatur nec integra purgatio succedit.<text:line-break/>Quod vero maxime in articulos abscessus ejusmodi de-.<text:line-break/>cumbant, quod et in epidemiis ipfe scripsit, hoc loco ob-<text:line-break/>iter significavit, dicens: </text:span></text:span><text:span text:style-name="Default_20_Paragraph_20_Font"><text:span text:style-name="T3">periculum</text:span></text:span><text:span text:style-name="Default_20_Paragraph_20_Font"><text:span text:style-name="T1"> e</text:span></text:span><text:span text:style-name="Default_20_Paragraph_20_Font"><text:span text:style-name="T3">ste ne articulus claudi-<text:line-break/>est.</text:span></text:span><text:span text:style-name="Default_20_Paragraph_20_Font"><text:span text:style-name="T1"> Est autem horum abscessimus causa articulorum am-<text:line-break/>plitudo irruentes fluxiones excipiens. Ad hoc autem-potest<text:line-break/>etiam eorum- motus conducere. Siquidem ad partes. mo-<text:line-break/>tas et calentes promptius humores omnes confluunt.</text:span></text:span></text:p>
        <text:h text:style-name="Heading_20_2" text:outline-level="2"><text:span text:style-name="Default_20_Paragraph_20_Font">LXVIll.</text:span></text:h>
        <text:p text:style-name="P4"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vero dispareant absce</text:span></text:span><text:span text:style-name="Default_20_Paragraph_20_Font"><text:span text:style-name="T1">s</text:span></text:span><text:span text:style-name="Default_20_Paragraph_20_Font"><text:span text:style-name="T3">sus -et</text:span></text:span><text:span text:style-name="Default_20_Paragraph_20_Font"><text:span text:style-name="T1"> i</text:span></text:span><text:span text:style-name="Default_20_Paragraph_20_Font"><text:span text:style-name="T3">ntr</text:span></text:span><text:span text:style-name="Default_20_Paragraph_20_Font"><text:span text:style-name="T1">o </text:span></text:span><text:span text:style-name="Default_20_Paragraph_20_Font"><text:span text:style-name="T3">re</text:span></text:span><text:span text:style-name="Default_20_Paragraph_20_Font"><text:span text:style-name="T1">c</text:span></text:span><text:span text:style-name="Default_20_Paragraph_20_Font"><text:span text:style-name="T3">urrant sputo non<text:line-break/>pr</text:span></text:span><text:span text:style-name="Default_20_Paragraph_20_Font"><text:span text:style-name="T1">o</text:span></text:span><text:span text:style-name="Default_20_Paragraph_20_Font"><text:span text:style-name="T3">deun</text:span></text:span><text:span text:style-name="Default_20_Paragraph_20_Font"><text:span text:style-name="T1">t</text:span></text:span><text:span text:style-name="Default_20_Paragraph_20_Font"><text:span text:style-name="T3">e et fabre</text:span></text:span><text:span text:style-name="Default_20_Paragraph_20_Font"><text:span text:style-name="T1"> o</text:span></text:span><text:span text:style-name="Default_20_Paragraph_20_Font"><text:span text:style-name="T3">bsidente, grave; periculum eni</text:span></text:span><text:span text:style-name="Default_20_Paragraph_20_Font"><text:span text:style-name="T1">m </text:span></text:span><text:span text:style-name="Default_20_Paragraph_20_Font"><text:span text:style-name="T3">est<text:line-break/>ne del</text:span></text:span><text:span text:style-name="Default_20_Paragraph_20_Font"><text:span text:style-name="T1">i</text:span></text:span><text:span text:style-name="Default_20_Paragraph_20_Font"><text:span text:style-name="T3">ret. et</text:span></text:span><text:span text:style-name="Default_20_Paragraph_20_Font"><text:span text:style-name="T1"> i</text:span></text:span><text:span text:style-name="Default_20_Paragraph_20_Font"><text:span text:style-name="T3">ntereat hom</text:span></text:span><text:span text:style-name="Default_20_Paragraph_20_Font"><text:span text:style-name="T1">o.</text:span></text:span></text:p>
        <text:p text:style-name="P2"><text:span text:style-name="Default_20_Paragraph_20_Font"><text:span text:style-name="T1">Non idem est tumores praeter naturam subsedisse et<text:line-break/>finitos esse. Etenim finitus esse generalius quiddam signi-<text:line-break/>ficat, subsedisse vero cito desistere et quasi derepente.<text:line-break/>Quod fieri quidem solet propter humoris tenuitatem, par-<text:line-break/>tis raritatem, circumfusi nobis aeris caliditatem, admoti<text:line-break/>medicamenti potentiam et aegri virium robur. Haec enim<text:line-break/>omnia si concurrerint, tumor , qui praeter naturam ortus<text:line-break/>est, protinus digeretur. At illi ut plurimum subsidunt,<text:line-break/>humoribus, qui eos pariunt, refluentibus in eadem loca<text:line-break/>unde venerant, id quod Hippocrates </text:span></text:span><text:span text:style-name="Default_20_Paragraph_20_Font"><text:span text:style-name="T10">παλινδρομεῖν</text:span></text:span><text:span text:style-name="Default_20_Paragraph_20_Font"><text:span text:style-name="T2">, </text:span></text:span><text:span text:style-name="Default_20_Paragraph_20_Font"><text:span text:style-name="T3">revert</text:span></text:span><text:span text:style-name="Default_20_Paragraph_20_Font"><text:span text:style-name="T1">i,<text:line-break/>proprie appellat, vel lu quaedam alia, quae imo in cor-<text:line-break/>pqre habentur loca. Itaque quemadmodum a causis ma-<text:line-break/>xime contrariis tumores praeter naturam subsidunt, sic<text:line-break/>etiam maxime contrarios exitus sortiuntur. Siquidem ex<text:line-break/>eo constat vel infesta omnia prorsus discussa esse vel affe-<text:line-break/>ctus acerbioris metum imminere, vitiosis humoribus in<text:line-break/>principes partes remeantibus. Et haec quidem cunctis</text:span></text:span></text:p>
        <text:p text:style-name="P2"><text:span text:style-name="Default_20_Paragraph_20_Font"><text:span text:style-name="T1">abscessibus communia fonti Sed et discriminis ratio illis<text:line-break/>quoque communis est, qui subsidunt. Verum praeter haec<text:line-break/>alia quoque signa spectare convenit , ea praesertim quae<text:line-break/>sunt affectis partibus peculiaria. Id autem nunc Hippo-<text:line-break/>erates speciatim in instrumentis ad respirationem perti-<text:line-break/>- nentibus docuit distinguere,. ex formula videlicet, quae<text:line-break/>ad omnes aequ.. spectat. Scribit autem hunc in modum:<text:line-break/></text:span></text:span><text:span text:style-name="Default_20_Paragraph_20_Font"><text:span text:style-name="T3">si quae e</text:span></text:span><text:span text:style-name="Default_20_Paragraph_20_Font"><text:span text:style-name="T1">ti</text:span></text:span><text:span text:style-name="Default_20_Paragraph_20_Font"><text:span text:style-name="T3">am ab</text:span></text:span><text:span text:style-name="Default_20_Paragraph_20_Font"><text:span text:style-name="T1">s</text:span></text:span><text:span text:style-name="Default_20_Paragraph_20_Font"><text:span text:style-name="T3">cessere subsidunt, spu</text:span></text:span><text:span text:style-name="Default_20_Paragraph_20_Font"><text:span text:style-name="T1">t</text:span></text:span><text:span text:style-name="Default_20_Paragraph_20_Font"><text:span text:style-name="T3">o non .exeunte et<text:line-break/></text:span></text:span><text:span text:style-name="Default_20_Paragraph_20_Font"><text:span text:style-name="T1">m</text:span></text:span><text:span text:style-name="Default_20_Paragraph_20_Font"><text:span text:style-name="T3">anen</text:span></text:span><text:span text:style-name="Default_20_Paragraph_20_Font"><text:span text:style-name="T1">t</text:span></text:span><text:span text:style-name="Default_20_Paragraph_20_Font"><text:span text:style-name="T3">e adbuc febre malu</text:span></text:span><text:span text:style-name="Default_20_Paragraph_20_Font"><text:span text:style-name="T1">m </text:span></text:span><text:span text:style-name="Default_20_Paragraph_20_Font"><text:span text:style-name="T3">est. </text:span></text:span><text:span text:style-name="Default_20_Paragraph_20_Font"><text:span text:style-name="T1">Nam minime dubium<text:line-break/>. est, quin. corpus in imum ad partes nobiles se receperint.</text:span></text:span></text:p>
        <text:p text:style-name="P1"><text:span text:style-name="Default_20_Paragraph_20_Font"><text:span text:style-name="T1">Si enim pe</text:span></text:span><text:span text:style-name="Default_20_Paragraph_20_Font"><text:span text:style-name="T3">r</text:span></text:span><text:span text:style-name="Default_20_Paragraph_20_Font"><text:span text:style-name="T1"> halitum digesti essent, febris quoque nulla<text:line-break/>esset et facile exspuerent. Quare probabile est fluxionem<text:line-break/>totam in pulmonem revertisse, unde futurum etiam deli-<text:line-break/>rium rationi videtur consentaneum; quum id unum ex<text:line-break/>illis sit, quae sic affecto pulmoni accidere consueverunt.<text:line-break/>Quod autem spiritum difficulter trahentes morituri sint,<text:line-break/>non dixit, quippe dui sinat id nos facile ex praedictis<text:line-break/>cognituros esse.</text:span></text:span></text:p>
        <text:h text:style-name="P37" text:outline-level="2"><text:span text:style-name="Default_20_Paragraph_20_Font">LXIX.</text:span></text:h>
  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suppuratorum ex peripneumon</text:span></text:span><text:span text:style-name="Default_20_Paragraph_20_Font"><text:span text:style-name="T1">ici</text:span></text:span><text:span text:style-name="Default_20_Paragraph_20_Font"><text:span text:style-name="T3">s morb</text:span></text:span><text:span text:style-name="Default_20_Paragraph_20_Font"><text:span text:style-name="T1">is </text:span></text:span><text:span text:style-name="Default_20_Paragraph_20_Font"><text:span text:style-name="T3">seniores mag</text:span></text:span><text:span text:style-name="Default_20_Paragraph_20_Font"><text:span text:style-name="T1">i</text:span></text:span><text:span text:style-name="Default_20_Paragraph_20_Font"><text:span text:style-name="T3">s<text:line-break/>intereunt., ex caeter</text:span></text:span><text:span text:style-name="Default_20_Paragraph_20_Font"><text:span text:style-name="T1">i</text:span></text:span><text:span text:style-name="Default_20_Paragraph_20_Font"><text:span text:style-name="T3">s aute</text:span></text:span><text:span text:style-name="Default_20_Paragraph_20_Font"><text:span text:style-name="T1">m </text:span></text:span><text:span text:style-name="Default_20_Paragraph_20_Font"><text:span text:style-name="T3">suppurati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j</text:span></text:span><text:span text:style-name="Default_20_Paragraph_20_Font"><text:span text:style-name="T3">un</text:span></text:span><text:span text:style-name="Default_20_Paragraph_20_Font"><text:span text:style-name="T1">i</text:span></text:span><text:span text:style-name="Default_20_Paragraph_20_Font"><text:span text:style-name="T3">ores<text:line-break/>pot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moriun</text:span></text:span><text:span text:style-name="Default_20_Paragraph_20_Font"><text:span text:style-name="T1">t</text:span></text:span><text:span text:style-name="Default_20_Paragraph_20_Font"><text:span text:style-name="T3">ur.</text:span></text:span></text:p>
        <text:p text:style-name="P1"><text:span text:style-name="Default_20_Paragraph_20_Font"><text:span text:style-name="T1">Seniores accipere oportet non simpliciter senes, fed<text:line-break/>per collationem vel comparationem aut si aliter appellare<text:line-break/>libet , cum iis qui adhuc aetate juvenili sunt. Nam qui<text:line-break/>annis jam multum provecti stant, ex nullo morbo facilius<text:line-break/>quam natu minores servantur. At qui inter hos et flo-<text:line-break/></text:span></text:span><text:span text:style-name="Default_20_Paragraph_20_Font"><text:span text:style-name="T3">s</text:span></text:span><text:span text:style-name="Default_20_Paragraph_20_Font"><text:span text:style-name="T1">entes aetate medii </text:span></text:span><text:span text:style-name="Default_20_Paragraph_20_Font"><text:span text:style-name="T3">t</text:span></text:span><text:span text:style-name="Default_20_Paragraph_20_Font"><text:span text:style-name="T1">uus, quibus dimidia canities et cruda<text:line-break/>senectus est, Graeci </text:span></text:span><text:span text:style-name="Default_20_Paragraph_20_Font"><text:span text:style-name="T10">μεσαιπολἰο</text:span></text:span><text:span text:style-name="Default_20_Paragraph_20_Font"><text:span text:style-name="T11">ν</text:span></text:span><text:span text:style-name="Default_20_Paragraph_20_Font"><text:span text:style-name="T10">ς</text:span></text:span><text:span text:style-name="Default_20_Paragraph_20_Font"><text:span text:style-name="T2"> </text:span></text:span><text:span text:style-name="Default_20_Paragraph_20_Font"><text:span text:style-name="T1">atque </text:span></text:span><text:span text:style-name="Default_20_Paragraph_20_Font"><text:span text:style-name="T10">ώμογέροντας</text:span></text:span><text:span text:style-name="Default_20_Paragraph_20_Font"><text:span text:style-name="T2"> </text:span></text:span><text:span text:style-name="Default_20_Paragraph_20_Font"><text:span text:style-name="T1">vo-<text:line-break/>eant, a morbo interdum facilius quam aetate florentes li-<text:line-break/>herari videmus, sicut ipse Hippocrates docuit, quum in<text:line-break/>phlegmonosis aurium affectibus tum isto loco de fuppura-<text:line-break/>tionibus, quas pulmonum morbi invexere. Nam quia in<text:line-break/>his curatio, quae exspuendo perficitur, vi magna indiget,<text:line-break/>propterea juniores potius quam seniores evadunt. Ex eae-</text:span></text:span></text:p>
        <text:p text:style-name="P3"><text:span text:style-name="Default_20_Paragraph_20_Font"><text:span text:style-name="T1">teris vero Iuniores magis periclitantur, ob dolores et fe-<text:line-break/>bres, quae, ut ipse ait, ex aurium suppurationibus nascun-<text:line-break/>tur. Febres enim et deliria illis minus accidere solent,<text:line-break/>ea m que ob rem in suppurationem aures vertuntur. At<text:line-break/>quibus aetas juvenili. est, prius saepe intereunt quam<text:line-break/>auris.suppurare potuerit. Nam si pus ex aure profluat,<text:line-break/></text:span></text:span><text:span text:style-name="Default_20_Paragraph_20_Font"><text:span text:style-name="T3">t</text:span></text:span><text:span text:style-name="Default_20_Paragraph_20_Font"><text:span text:style-name="T1">pes salutis est. Et ex aliis quoque suppurationibus eo<text:line-break/>tempore que suppurant, Iuniores potius prae magnitudine<text:line-break/>. febrium et doloris intereunt.</text:span></text:span></text:p>
        <text:h text:style-name="Heading_20_2" text:outline-level="2"><text:span text:style-name="Default_20_Paragraph_20_Font">LXX.</text:span></text:h>
  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qui cum fabre stant dolore</text:span></text:span><text:span text:style-name="Default_20_Paragraph_20_Font"><text:span text:style-name="T1">s </text:span></text:span><text:span text:style-name="Default_20_Paragraph_20_Font"><text:span text:style-name="T3">circa lumbo</text:span></text:span><text:span text:style-name="Default_20_Paragraph_20_Font"><text:span text:style-name="T1">s </text:span></text:span><text:span text:style-name="Default_20_Paragraph_20_Font"><text:span text:style-name="T3">et</text:span></text:span><text:span text:style-name="Default_20_Paragraph_20_Font"><text:span text:style-name="T1"> i</text:span></text:span><text:span text:style-name="Default_20_Paragraph_20_Font"><text:span text:style-name="T3">nsera</text:span></text:span><text:span text:style-name="Default_20_Paragraph_20_Font"><text:span text:style-name="T1">s<text:line-break/></text:span></text:span><text:span text:style-name="Default_20_Paragraph_20_Font"><text:span text:style-name="T3">lucos, si septum</text:span></text:span><text:span text:style-name="Default_20_Paragraph_20_Font"><text:span text:style-name="T1"> t</text:span></text:span><text:span text:style-name="Default_20_Paragraph_20_Font"><text:span text:style-name="T3">ransversum att</text:span></text:span><text:span text:style-name="Default_20_Paragraph_20_Font"><text:span text:style-name="T1">i</text:span></text:span><text:span text:style-name="Default_20_Paragraph_20_Font"><text:span text:style-name="T3">ngant, </text:span></text:span><text:span text:style-name="Default_20_Paragraph_20_Font"><text:span text:style-name="T1">i</text:span></text:span><text:span text:style-name="Default_20_Paragraph_20_Font"><text:span text:style-name="T3">nsiera rel</text:span></text:span><text:span text:style-name="Default_20_Paragraph_20_Font"><text:span text:style-name="T1">i</text:span></text:span><text:span text:style-name="Default_20_Paragraph_20_Font"><text:span text:style-name="T3">n-<text:line-break/>quentes, ex</text:span></text:span><text:span text:style-name="Default_20_Paragraph_20_Font"><text:span text:style-name="T1">iti</text:span></text:span><text:span text:style-name="Default_20_Paragraph_20_Font"><text:span text:style-name="T3">ale</text:span></text:span><text:span text:style-name="Default_20_Paragraph_20_Font"><text:span text:style-name="T1">s </text:span></text:span><text:span text:style-name="Default_20_Paragraph_20_Font"><text:span text:style-name="T3">sunt admodu</text:span></text:span><text:span text:style-name="Default_20_Paragraph_20_Font"><text:span text:style-name="T1">m. </text:span></text:span><text:span text:style-name="Default_20_Paragraph_20_Font"><text:span text:style-name="T3">Adh</text:span></text:span><text:span text:style-name="Default_20_Paragraph_20_Font"><text:span text:style-name="T1">i</text:span></text:span><text:span text:style-name="Default_20_Paragraph_20_Font"><text:span text:style-name="T3">bere</text:span></text:span><text:span text:style-name="Default_20_Paragraph_20_Font"><text:span text:style-name="T1"> 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tur an</text:span></text:span><text:span text:style-name="Default_20_Paragraph_20_Font"><text:span text:style-name="T1">i-<text:line-break/></text:span></text:span><text:span text:style-name="Default_20_Paragraph_20_Font"><text:span text:style-name="T3">mu</text:span></text:span><text:span text:style-name="Default_20_Paragraph_20_Font"><text:span text:style-name="T1">m </text:span></text:span><text:span text:style-name="Default_20_Paragraph_20_Font"><text:span text:style-name="T3">opor</text:span></text:span><text:span text:style-name="Default_20_Paragraph_20_Font"><text:span text:style-name="T1">t</text:span></text:span><text:span text:style-name="Default_20_Paragraph_20_Font"><text:span text:style-name="T3">et cae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s signis, ut si quod a</text:span></text:span><text:span text:style-name="Default_20_Paragraph_20_Font"><text:span text:style-name="T1">li</text:span></text:span><text:span text:style-name="Default_20_Paragraph_20_Font"><text:span text:style-name="T3">orum signo-<text:line-break/>rum parvum appareat , desperatu</text:span></text:span><text:span text:style-name="Default_20_Paragraph_20_Font"><text:span text:style-name="T1">r </text:span></text:span><text:span text:style-name="Default_20_Paragraph_20_Font"><text:span text:style-name="T3">hom</text:span></text:span><text:span text:style-name="Default_20_Paragraph_20_Font"><text:span text:style-name="T1">o </text:span></text:span><text:span text:style-name="Default_20_Paragraph_20_Font"><text:span text:style-name="T3">esu -Qu</text:span></text:span><text:span text:style-name="Default_20_Paragraph_20_Font"><text:span text:style-name="T1">i</text:span></text:span><text:span text:style-name="Default_20_Paragraph_20_Font"><text:span text:style-name="T3">cun-<text:line-break/>que aer</text:span></text:span><text:span text:style-name="Default_20_Paragraph_20_Font"><text:span text:style-name="T1">o </text:span></text:span><text:span text:style-name="Default_20_Paragraph_20_Font"><text:span text:style-name="T3">supputa</text:span></text:span><text:span text:style-name="Default_20_Paragraph_20_Font"><text:span text:style-name="T1">t</text:span></text:span><text:span text:style-name="Default_20_Paragraph_20_Font"><text:span text:style-name="T3">orum uruntur, qu</text:span></text:span><text:span text:style-name="Default_20_Paragraph_20_Font"><text:span text:style-name="T1">i</text:span></text:span><text:span text:style-name="Default_20_Paragraph_20_Font"><text:span text:style-name="T3">bus puru</text:span></text:span><text:span text:style-name="Default_20_Paragraph_20_Font"><text:span text:style-name="T1">m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<text:line-break/></text:span></text:span><text:span text:style-name="Default_20_Paragraph_20_Font"><text:span text:style-name="T3">pu</text:span></text:span><text:span text:style-name="Default_20_Paragraph_20_Font"><text:span text:style-name="T1">s sit </text:span></text:span><text:span text:style-name="Default_20_Paragraph_20_Font"><text:span text:style-name="T3">et album nec sue</text:span></text:span><text:span text:style-name="Default_20_Paragraph_20_Font"><text:span text:style-name="T1">n</text:span></text:span><text:span text:style-name="Default_20_Paragraph_20_Font"><text:span text:style-name="T3">dum , ii se</text:span></text:span><text:span text:style-name="Default_20_Paragraph_20_Font"><text:span text:style-name="T1">r</text:span></text:span><text:span text:style-name="Default_20_Paragraph_20_Font"><text:span text:style-name="T3">vantur; a</text:span></text:span><text:span text:style-name="Default_20_Paragraph_20_Font"><text:span text:style-name="T1">t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s</text:span></text:span></text:p>
        <text:p text:style-name="P3"><text:span text:style-name="Default_20_Paragraph_20_Font"><text:span text:style-name="T3">subcruentum et caenosu</text:span></text:span><text:span text:style-name="Default_20_Paragraph_20_Font"><text:span text:style-name="T1">m </text:span></text:span><text:span text:style-name="Default_20_Paragraph_20_Font"><text:span text:style-name="T3">pereunt. si vero resiliente ad<text:line-break/>sep</text:span></text:span><text:span text:style-name="Default_20_Paragraph_20_Font"><text:span text:style-name="T1">t</text:span></text:span><text:span text:style-name="Default_20_Paragraph_20_Font"><text:span text:style-name="T3">um transversum</text:span></text:span><text:span text:style-name="Default_20_Paragraph_20_Font"><text:span text:style-name="T1"> mo</text:span></text:span><text:span text:style-name="Default_20_Paragraph_20_Font"><text:span text:style-name="T3">rbo et caetera signa n</text:span></text:span><text:span text:style-name="Default_20_Paragraph_20_Font"><text:span text:style-name="T1">o</text:span></text:span><text:span text:style-name="Default_20_Paragraph_20_Font"><text:span text:style-name="T3">n prava<text:line-break/>superven</text:span></text:span><text:span text:style-name="Default_20_Paragraph_20_Font"><text:span text:style-name="T1">i</text:span></text:span><text:span text:style-name="Default_20_Paragraph_20_Font"><text:span text:style-name="T3">ant, suppura</text:span></text:span><text:span text:style-name="Default_20_Paragraph_20_Font"><text:span text:style-name="T1">t</text:span></text:span><text:span text:style-name="Default_20_Paragraph_20_Font"><text:span text:style-name="T3">um hunc fare</text:span></text:span><text:span text:style-name="Default_20_Paragraph_20_Font"><text:span text:style-name="T1"> m</text:span></text:span><text:span text:style-name="Default_20_Paragraph_20_Font"><text:span text:style-name="T3">ul</text:span></text:span><text:span text:style-name="Default_20_Paragraph_20_Font"><text:span text:style-name="T1">t</text:span></text:span><text:span text:style-name="Default_20_Paragraph_20_Font"><text:span text:style-name="T3">a spes.</text:span></text:span></text:p>
        <text:p text:style-name="P1"><text:span text:style-name="Default_20_Paragraph_20_Font"><text:span text:style-name="T1">Transversum lentum occupare aliqui pro delirare in- i<text:line-break/>terpretati fiant , perinde ac si hune in modum scripsisset:<text:line-break/></text:span></text:span><text:span text:style-name="Default_20_Paragraph_20_Font"><text:span text:style-name="T3">si d</text:span></text:span><text:span text:style-name="Default_20_Paragraph_20_Font"><text:span text:style-name="T1">o</text:span></text:span><text:span text:style-name="Default_20_Paragraph_20_Font"><text:span text:style-name="T3">lor cu</text:span></text:span><text:span text:style-name="Default_20_Paragraph_20_Font"><text:span text:style-name="T1">m </text:span></text:span><text:span text:style-name="Default_20_Paragraph_20_Font"><text:span text:style-name="T3">fabre</text:span></text:span><text:span text:style-name="Default_20_Paragraph_20_Font"><text:span text:style-name="T1"> 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a et</text:span></text:span><text:span text:style-name="Default_20_Paragraph_20_Font"><text:span text:style-name="T1"> i</text:span></text:span><text:span text:style-name="Default_20_Paragraph_20_Font"><text:span text:style-name="T3">nferna</text:span></text:span><text:span text:style-name="Default_20_Paragraph_20_Font"><text:span text:style-name="T1">s </text:span></text:span><text:span text:style-name="Default_20_Paragraph_20_Font"><text:span text:style-name="T3">pa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vexant far-<text:line-break/></text:span></text:span><text:span text:style-name="Default_20_Paragraph_20_Font"><text:span text:style-name="T1">sum </text:span></text:span><text:span text:style-name="Default_20_Paragraph_20_Font"><text:span text:style-name="T3">adscendat et del</text:span></text:span><text:span text:style-name="Default_20_Paragraph_20_Font"><text:span text:style-name="T1">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xci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, </text:span></text:span><text:span text:style-name="Default_20_Paragraph_20_Font"><text:span text:style-name="T3">acerbum est. </text:span></text:span><text:span text:style-name="Default_20_Paragraph_20_Font"><text:span text:style-name="T1">Sed me-<text:line-break/>lina alii qui particulam corporis Hippooratem </text:span></text:span><text:span text:style-name="Default_20_Paragraph_20_Font"><text:span text:style-name="T10">φρένας</text:span></text:span><text:span text:style-name="Default_20_Paragraph_20_Font"><text:span text:style-name="T2"> </text:span></text:span><text:span text:style-name="Default_20_Paragraph_20_Font"><text:span text:style-name="T1">di-<text:line-break/>xisse ajunt; quae sane etiam </text:span></text:span><text:span text:style-name="Default_20_Paragraph_20_Font"><text:span text:style-name="T10">διάφραγμα</text:span></text:span><text:span text:style-name="Default_20_Paragraph_20_Font"><text:span text:style-name="T2">, </text:span></text:span><text:span text:style-name="Default_20_Paragraph_20_Font"><text:span text:style-name="T3">tran</text:span></text:span><text:span text:style-name="Default_20_Paragraph_20_Font"><text:span text:style-name="T1">s</text:span></text:span><text:span text:style-name="Default_20_Paragraph_20_Font"><text:span text:style-name="T3">versu</text:span></text:span><text:span text:style-name="Default_20_Paragraph_20_Font"><text:span text:style-name="T1">m se-<text:line-break/></text:span></text:span><text:span text:style-name="Default_20_Paragraph_20_Font"><text:span text:style-name="T3">p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, appellatur. Et hanc quidem sententiam plane eun-<text:line-break/>firmat quod </text:span></text:span><text:span text:style-name="Default_20_Paragraph_20_Font"><text:span text:style-name="T3">t</text:span></text:span><text:span text:style-name="Default_20_Paragraph_20_Font"><text:span text:style-name="T1">ub finem dicitur, id fpem magnam futurae<text:line-break/>suppurationis ostendere. Namque morbo in thoracem con-<text:line-break/>frendente, censet vel hominem repe</text:span></text:span><text:span text:style-name="Default_20_Paragraph_20_Font"><text:span text:style-name="T3">n</text:span></text:span><text:span text:style-name="Default_20_Paragraph_20_Font"><text:span text:style-name="T1">te interiturum vel si<text:line-break/>fpe8 melior effulget, suppurationem prensus perpessurum<text:line-break/>esse. Verum id ex aliis signis distinguendum. Nam si</text:span></text:span></text:p>
        <text:p text:style-name="P3"><text:span text:style-name="Default_20_Paragraph_20_Font"><text:span text:style-name="T1">non mala funt, excitabitur suppuratio, si vero aliquod<text:line-break/>malum intervenit-, mors minime dubia esse potest.</text:span></text:span></text:p>
        <text:h text:style-name="Heading_20_2" text:outline-level="2"><text:span text:style-name="Default_20_Paragraph_20_Font">LXXI.</text:span></text:h>
        <text:p text:style-name="P4"><text:span text:style-name="Default_20_Paragraph_20_Font"><text:span text:style-name="T3">At vesicae et durae et dol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grave</text:span></text:span><text:span text:style-name="Default_20_Paragraph_20_Font"><text:span text:style-name="T1">s </text:span></text:span><text:span text:style-name="Default_20_Paragraph_20_Font"><text:span text:style-name="T3">omnino ac ex</text:span></text:span><text:span text:style-name="Default_20_Paragraph_20_Font"><text:span text:style-name="T1">i</text:span></text:span><text:span text:style-name="Default_20_Paragraph_20_Font"><text:span text:style-name="T3">tia-<text:line-break/>le</text:span></text:span><text:span text:style-name="Default_20_Paragraph_20_Font"><text:span text:style-name="T1">s , </text:span></text:span><text:span text:style-name="Default_20_Paragraph_20_Font"><text:span text:style-name="T3">sed exit</text:span></text:span><text:span text:style-name="Default_20_Paragraph_20_Font"><text:span text:style-name="T1">i</text:span></text:span><text:span text:style-name="Default_20_Paragraph_20_Font"><text:span text:style-name="T3">osi</text:span></text:span><text:span text:style-name="Default_20_Paragraph_20_Font"><text:span text:style-name="T1">s</text:span></text:span><text:span text:style-name="Default_20_Paragraph_20_Font"><text:span text:style-name="T3">simae quaecunque</text:span></text:span><text:span text:style-name="Default_20_Paragraph_20_Font"><text:span text:style-name="T1"> c</text:span></text:span><text:span text:style-name="Default_20_Paragraph_20_Font"><text:span text:style-name="T3">um febre c</text:span></text:span><text:span text:style-name="Default_20_Paragraph_20_Font"><text:span text:style-name="T1">o</text:span></text:span><text:span text:style-name="Default_20_Paragraph_20_Font"><text:span text:style-name="T3">nt</text:span></text:span><text:span text:style-name="Default_20_Paragraph_20_Font"><text:span text:style-name="T1">i</text:span></text:span><text:span text:style-name="Default_20_Paragraph_20_Font"><text:span text:style-name="T3">nua<text:line-break/></text:span></text:span><text:span text:style-name="Default_20_Paragraph_20_Font"><text:span text:style-name="T1">sta</text:span></text:span><text:span text:style-name="Default_20_Paragraph_20_Font"><text:span text:style-name="T3">nt. E</text:span></text:span><text:span text:style-name="Default_20_Paragraph_20_Font"><text:span text:style-name="T1">t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 qu</text:span></text:span><text:span text:style-name="Default_20_Paragraph_20_Font"><text:span text:style-name="T1">i </text:span></text:span><text:span text:style-name="Default_20_Paragraph_20_Font"><text:span text:style-name="T3">ab</text:span></text:span><text:span text:style-name="Default_20_Paragraph_20_Font"><text:span text:style-name="T1"> i</text:span></text:span><text:span text:style-name="Default_20_Paragraph_20_Font"><text:span text:style-name="T3">psi</text:span></text:span><text:span text:style-name="Default_20_Paragraph_20_Font"><text:span text:style-name="T1">s </text:span></text:span><text:span text:style-name="Default_20_Paragraph_20_Font"><text:span text:style-name="T3">vesicis dolore</text:span></text:span><text:span text:style-name="Default_20_Paragraph_20_Font"><text:span text:style-name="T1">s </text:span></text:span><text:span text:style-name="Default_20_Paragraph_20_Font"><text:span text:style-name="T3">pr</text:span></text:span><text:span text:style-name="Default_20_Paragraph_20_Font"><text:span text:style-name="T1">o</text:span></text:span><text:span text:style-name="Default_20_Paragraph_20_Font"><text:span text:style-name="T3">deun</text:span></text:span><text:span text:style-name="Default_20_Paragraph_20_Font"><text:span text:style-name="T1">t i</text:span></text:span><text:span text:style-name="Default_20_Paragraph_20_Font"><text:span text:style-name="T3">n-<text:line-break/>terimeresusi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m</text:span></text:span><text:span text:style-name="Default_20_Paragraph_20_Font"><text:span text:style-name="T3">n</text:span></text:span><text:span text:style-name="Default_20_Paragraph_20_Font"><text:span text:style-name="T1">t </text:span></text:span><text:span text:style-name="Default_20_Paragraph_20_Font"><text:span text:style-name="T3">et alv</text:span></text:span><text:span text:style-name="Default_20_Paragraph_20_Font"><text:span text:style-name="T1">i </text:span></text:span><text:span text:style-name="Default_20_Paragraph_20_Font"><text:span text:style-name="T3">in tal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c eo</text:span></text:span><text:span text:style-name="Default_20_Paragraph_20_Font"><text:span text:style-name="T1"> t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ore nih</text:span></text:span><text:span text:style-name="Default_20_Paragraph_20_Font"><text:span text:style-name="T1">i</text:span></text:span><text:span text:style-name="Default_20_Paragraph_20_Font"><text:span text:style-name="T3">l<text:line-break/>nisi durum ac ad necesata</text:span></text:span><text:span text:style-name="Default_20_Paragraph_20_Font"><text:span text:style-name="T1">t</text:span></text:span><text:span text:style-name="Default_20_Paragraph_20_Font"><text:span text:style-name="T3">em excernunt.</text:span></text:span></text:p>
        <text:p text:style-name="P1"><text:span text:style-name="Default_20_Paragraph_20_Font"><text:span text:style-name="T1">Dictum saepe a me est Hippocratem phlegmones no-<text:line-break/>men pro phlogosi usurpare , verbo ipfo indicare eam quam<text:line-break/>Erasistratus et ejus sectatores uno nomine pblegmonem ap-<text:line-break/>pellant, ut et nunc ipse utique accepit. Verum cur ve-<text:line-break/>sica dura et dolens affectus ejusmodi tam graves invehat,<text:line-break/>praesertim si febris acuta supervenerit, id ipfe aperte in-.<text:line-break/>dicavit , lu magnitudinem doloris et suppressas alvi deje-</text:span></text:span></text:p>
        <text:p text:style-name="P2"><text:span text:style-name="Default_20_Paragraph_20_Font"><text:span text:style-name="T1">ctiones causam referens. Hae autem tum propter recti<text:line-break/>intestini angustiam tum ob vesicae dolorem supprimuntur.<text:line-break/>Namque ubi alvum aegri reddere aggrediuntur, si repente<text:line-break/>dolorem excitari co</text:span></text:span><text:span text:style-name="Default_20_Paragraph_20_Font"><text:span text:style-name="T3">n</text:span></text:span><text:span text:style-name="Default_20_Paragraph_20_Font"><text:span text:style-name="T1">tigerit, ipsi ab opere desistu</text:span></text:span><text:span text:style-name="Default_20_Paragraph_20_Font"><text:span text:style-name="T3">n</text:span></text:span><text:span text:style-name="Default_20_Paragraph_20_Font"><text:span text:style-name="T1">t, id<text:line-break/>quod est omnibus doloribus commu</text:span></text:span><text:span text:style-name="Default_20_Paragraph_20_Font"><text:span text:style-name="T3">n</text:span></text:span><text:span text:style-name="Default_20_Paragraph_20_Font"><text:span text:style-name="T1">e. Dolor autem ob<text:line-break/>. phlegmoneu instrumentorum, siquae actionem edunt aut</text:span></text:span></text:p>
        <text:p text:style-name="P1"><text:span text:style-name="Default_20_Paragraph_20_Font"><text:span text:style-name="T1">partium ipsis annexarum provenire solet. Sic enim qui-<text:line-break/>bus phlegmone lienem aut ventrem aut jecur et praecor-<text:line-break/>dierum musculos obsedit, respirando dolorem sentiuut;<text:line-break/>eamque ob rem spirandi illa difficultate necessario labo-<text:line-break/>rant, quae spiritum parvum et frequentem trahit. Hujus<text:line-break/>autem dyspnoeae causam et aliarum aeque omnium reddi-<text:line-break/>diutus libro de spirandi difficultate primo.</text:span></text:span></text:p>
        <text:h text:style-name="Heading_20_2" text:outline-level="2"><text:span text:style-name="Default_20_Paragraph_20_Font">LXX1I.</text:span></text:h>
        <text:p text:style-name="P4"><text:span text:style-name="Default_20_Paragraph_20_Font"><text:span text:style-name="T3">solv</text:span></text:span><text:span text:style-name="Default_20_Paragraph_20_Font"><text:span text:style-name="T1">i</text:span></text:span><text:span text:style-name="Default_20_Paragraph_20_Font"><text:span text:style-name="T3">t autem ur</text:span></text:span><text:span text:style-name="Default_20_Paragraph_20_Font"><text:span text:style-name="T1">i</text:span></text:span><text:span text:style-name="Default_20_Paragraph_20_Font"><text:span text:style-name="T3">na purulenta</text:span></text:span><text:span text:style-name="Default_20_Paragraph_20_Font"><text:span text:style-name="T1"> mici</text:span></text:span><text:span text:style-name="Default_20_Paragraph_20_Font"><text:span text:style-name="T3">a album et</text:span></text:span><text:span text:style-name="Default_20_Paragraph_20_Font"><text:span text:style-name="T1"> l</text:span></text:span><text:span text:style-name="Default_20_Paragraph_20_Font"><text:span text:style-name="T3">aeve haben</text:span></text:span><text:span text:style-name="Default_20_Paragraph_20_Font"><text:span text:style-name="T1">s<text:line-break/></text:span></text:span><text:span text:style-name="Default_20_Paragraph_20_Font"><text:span text:style-name="T3">sud</text:span></text:span><text:span text:style-name="Default_20_Paragraph_20_Font"><text:span text:style-name="T1">im</text:span></text:span><text:span text:style-name="Default_20_Paragraph_20_Font"><text:span text:style-name="T3">en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m.</text:span></text:span></text:p>
        <text:p text:style-name="P2"><text:span text:style-name="Default_20_Paragraph_20_Font"><text:span text:style-name="T1">Concocta phlegmone quae vesicam affecerat, in inter-<text:line-break/>num ipsius spatium concocti humores confluunt et cum<text:line-break/>urinis procul dubio excernuntur, probae concoctionis no-<text:line-break/>tas ubi subsederint prae fe ferentes.</text:span></text:span></text:p>
        <text:h text:style-name="Heading_20_2" text:outline-level="2"><text:span text:style-name="Default_20_Paragraph_20_Font">LXXlll</text:span></text:h>
        <text:p text:style-name="P4"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vero neque qu</text:span></text:span><text:span text:style-name="Default_20_Paragraph_20_Font"><text:span text:style-name="T1">i</text:span></text:span><text:span text:style-name="Default_20_Paragraph_20_Font"><text:span text:style-name="T3">dquam urina c</text:span></text:span><text:span text:style-name="Default_20_Paragraph_20_Font"><text:span text:style-name="T1">o</text:span></text:span><text:span text:style-name="Default_20_Paragraph_20_Font"><text:span text:style-name="T3">ncesser</text:span></text:span><text:span text:style-name="Default_20_Paragraph_20_Font"><text:span text:style-name="T1">it </text:span></text:span><text:span text:style-name="Default_20_Paragraph_20_Font"><text:span text:style-name="T3">nesue vesica<text:line-break/></text:span></text:span><text:span text:style-name="Default_20_Paragraph_20_Font"><text:span text:style-name="T1">m</text:span></text:span><text:span text:style-name="Default_20_Paragraph_20_Font"><text:span text:style-name="T3">ollescat et fabris cont</text:span></text:span><text:span text:style-name="Default_20_Paragraph_20_Font"><text:span text:style-name="T1">i</text:span></text:span><text:span text:style-name="Default_20_Paragraph_20_Font"><text:span text:style-name="T3">nua si</text:span></text:span><text:span text:style-name="Default_20_Paragraph_20_Font"><text:span text:style-name="T1">t, </text:span></text:span><text:span text:style-name="Default_20_Paragraph_20_Font"><text:span text:style-name="T3">ne</text:span></text:span><text:span text:style-name="Default_20_Paragraph_20_Font"><text:span text:style-name="T1"> i</text:span></text:span><text:span text:style-name="Default_20_Paragraph_20_Font"><text:span text:style-name="T3">n pr</text:span></text:span><text:span text:style-name="Default_20_Paragraph_20_Font"><text:span text:style-name="T1">i</text:span></text:span><text:span text:style-name="Default_20_Paragraph_20_Font"><text:span text:style-name="T3">mis</text:span></text:span><text:span text:style-name="Default_20_Paragraph_20_Font"><text:span text:style-name="T1"> m</text:span></text:span><text:span text:style-name="Default_20_Paragraph_20_Font"><text:span text:style-name="T3">orb</text:span></text:span><text:span text:style-name="Default_20_Paragraph_20_Font"><text:span text:style-name="T1">i </text:span></text:span><text:span text:style-name="Default_20_Paragraph_20_Font"><text:span text:style-name="T3">cir-<text:line-break/>cu</text:span></text:span><text:span text:style-name="Default_20_Paragraph_20_Font"><text:span text:style-name="T1">iti</text:span></text:span><text:span text:style-name="Default_20_Paragraph_20_Font"><text:span text:style-name="T3">b</text:span></text:span><text:span text:style-name="Default_20_Paragraph_20_Font"><text:span text:style-name="T1">ii</text:span></text:span><text:span text:style-name="Default_20_Paragraph_20_Font"><text:span text:style-name="T3">s aeger intereat me</text:span></text:span><text:span text:style-name="Default_20_Paragraph_20_Font"><text:span text:style-name="T1">t</text:span></text:span><text:span text:style-name="Default_20_Paragraph_20_Font"><text:span text:style-name="T3">us esu</text:span></text:span></text:p>
        <text:p text:style-name="P1"><text:span text:style-name="Default_20_Paragraph_20_Font"><text:span text:style-name="T1">. Urinam quidem non esse .molliorem effectam et fe-<text:line-break/>brem perseverare perspicuae funi significationis. Sed<text:line-break/></text:span></text:span><text:span text:style-name="Default_20_Paragraph_20_Font"><text:span text:style-name="T10">ούρον</text:span></text:span><text:span text:style-name="Default_20_Paragraph_20_Font"><text:span text:style-name="T2"> </text:span></text:span><text:span text:style-name="Default_20_Paragraph_20_Font"><text:span text:style-name="T10">μηδὲν</text:span></text:span><text:span text:style-name="Default_20_Paragraph_20_Font"><text:span text:style-name="T2"> </text:span></text:span><text:span text:style-name="Default_20_Paragraph_20_Font"><text:span text:style-name="T10">ἐνδούναι</text:span></text:span><text:span text:style-name="Default_20_Paragraph_20_Font"><text:span text:style-name="T2">, </text:span></text:span><text:span text:style-name="Default_20_Paragraph_20_Font"><text:span text:style-name="T3">ur</text:span></text:span><text:span text:style-name="Default_20_Paragraph_20_Font"><text:span text:style-name="T1">i</text:span></text:span><text:span text:style-name="Default_20_Paragraph_20_Font"><text:span text:style-name="T3">na</text:span></text:span><text:span text:style-name="Default_20_Paragraph_20_Font"><text:span text:style-name="T1">m </text:span></text:span><text:span text:style-name="Default_20_Paragraph_20_Font"><text:span text:style-name="T3">nih</text:span></text:span><text:span text:style-name="Default_20_Paragraph_20_Font"><text:span text:style-name="T1">i</text:span></text:span><text:span text:style-name="Default_20_Paragraph_20_Font"><text:span text:style-name="T3">l rem</text:span></text:span><text:span text:style-name="Default_20_Paragraph_20_Font"><text:span text:style-name="T1">it</text:span></text:span><text:span text:style-name="Default_20_Paragraph_20_Font"><text:span text:style-name="T3">tere</text:span></text:span><text:span text:style-name="Default_20_Paragraph_20_Font"><text:span text:style-name="T1"> , obscure pro-<text:line-break/>fecto dictum esu Id namque verbum in ipsis affectibus et<text:line-break/>.symptomatis usurpare consuevit, ut et alii post eum om-<text:line-break/>nes qui phIegmonen, tumorem, duritiem, tensionem et<text:line-break/>dolorem remitti dicunt. Sed nemo unquam dixit urinam<text:line-break/>remitti, Ergo fortassis Hippocrates ab illis verbum hoc</text:span></text:span></text:p>
        <text:p text:style-name="P3"><text:span text:style-name="Default_20_Paragraph_20_Font"><text:span text:style-name="T1">transtulit ad urinam, ut sic eam meliorem affectam esse<text:line-break/>intelligeremus. Quod si admiserimus , ille utique potuit<text:line-break/>urinae ante suppressae vacuatae n em significasse, ut simul<text:line-break/>cum vesicae phlegmone urinam quoque suppressam fuisse<text:line-break/>intelligamus. Sic enim interdum evenire (olet. Sed mor-<text:line-break/>bus hic tunc summam habet perniciem et raro ex .eo fer-<text:line-break/>vantur aegri. Hoc quidem modo scriptum habent tum.<text:line-break/>pleraque alia exemplaria tum ea quibus Artemidorus et<text:line-break/>Diuscorides usi fonti In aliis autem hunc in modum :<text:line-break/></text:span></text:span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si nec ur</text:span></text:span><text:span text:style-name="Default_20_Paragraph_20_Font"><text:span text:style-name="T1">i</text:span></text:span><text:span text:style-name="Default_20_Paragraph_20_Font"><text:span text:style-name="T3">nae quidquam sit nec d</text:span></text:span><text:span text:style-name="Default_20_Paragraph_20_Font"><text:span text:style-name="T1">ol</text:span></text:span><text:span text:style-name="Default_20_Paragraph_20_Font"><text:span text:style-name="T3">or rem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is </text:span></text:span><text:span text:style-name="Default_20_Paragraph_20_Font"><text:span text:style-name="T3">est, </text:span></text:span><text:span text:style-name="Default_20_Paragraph_20_Font"><text:span text:style-name="T1">ut<text:line-break/>nihil quaeri nec de aliquo dubitari possit.</text:span></text:span></text:p>
        <text:h text:style-name="Heading_20_2" text:outline-level="2"><text:span text:style-name="Default_20_Paragraph_20_Font">LXXIU</text:span></text:h>
        <text:p text:style-name="P4"><text:span text:style-name="Default_20_Paragraph_20_Font"><text:span text:style-name="T3">H</text:span></text:span><text:span text:style-name="Default_20_Paragraph_20_Font"><text:span text:style-name="T1">i</text:span></text:span><text:span text:style-name="Default_20_Paragraph_20_Font"><text:span text:style-name="T3">c autem modu</text:span></text:span><text:span text:style-name="Default_20_Paragraph_20_Font"><text:span text:style-name="T1">s </text:span></text:span><text:span text:style-name="Default_20_Paragraph_20_Font"><text:span text:style-name="T3">po</text:span></text:span><text:span text:style-name="Default_20_Paragraph_20_Font"><text:span text:style-name="T1">tissim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att</text:span></text:span><text:span text:style-name="Default_20_Paragraph_20_Font"><text:span text:style-name="T1">i</text:span></text:span><text:span text:style-name="Default_20_Paragraph_20_Font"><text:span text:style-name="T3">ng</text:span></text:span><text:span text:style-name="Default_20_Paragraph_20_Font"><text:span text:style-name="T1">i</text:span></text:span><text:span text:style-name="Default_20_Paragraph_20_Font"><text:span text:style-name="T3">t septenu</text:span></text:span><text:span text:style-name="Default_20_Paragraph_20_Font"><text:span text:style-name="T1">m </text:span></text:span><text:span text:style-name="Default_20_Paragraph_20_Font"><text:span text:style-name="T3">puero</text:span></text:span><text:span text:style-name="Default_20_Paragraph_20_Font"><text:span text:style-name="T1">s,<text:line-break/></text:span></text:span><text:span text:style-name="Default_20_Paragraph_20_Font"><text:span text:style-name="T3">donec ad dec</text:span></text:span><text:span text:style-name="Default_20_Paragraph_20_Font"><text:span text:style-name="T1">im</text:span></text:span><text:span text:style-name="Default_20_Paragraph_20_Font"><text:span text:style-name="T3">um quintum annu</text:span></text:span><text:span text:style-name="Default_20_Paragraph_20_Font"><text:span text:style-name="T1">m </text:span></text:span><text:span text:style-name="Default_20_Paragraph_20_Font"><text:span text:style-name="T3">pervenerint.</text:span></text:span></text:p>
        <text:p text:style-name="P1"><text:span text:style-name="Default_20_Paragraph_20_Font"><text:span text:style-name="T1">Propterea quod intempestive et multum pueri come--<text:line-break/>dunt, plurimum crudi humoris cumulant, qui quum per</text:span></text:span></text:p>
        <text:p text:style-name="P27"><text:span text:style-name="Default_20_Paragraph_20_Font"><text:span text:style-name="T1">renes quotidie expurgetur et per ureteras dimissus iu ve-<text:line-break/>ficarn coacervetur , modo calculos in ea parit., saepe vero<text:line-break/>phlegmonas, ubi vesica assiduo ejusmodi humorum transitu<text:line-break/>vehementius divexata fuerit.<text:tab/>.</text:span></text:span></text:p>
        <text:h text:style-name="P33" text:outline-level="1"><text:bookmark-start text:name="bookmark26"/><text:span text:style-name="Default_20_Paragraph_20_Font"><text:span text:style-name="T1">HIPPOCRATIS PROGNOSTICON<text:line-break/>ET </text:span></text:span><text:span text:style-name="Default_20_Paragraph_20_Font"><text:span text:style-name="T6">C</text:span></text:span><text:span text:style-name="Default_20_Paragraph_20_Font"><text:span text:style-name="T1">ALENI IN EUM LIBRUM<text:line-break/>COMMENTARIUS III.</text:span></text:span><text:bookmark-end text:name="bookmark26"/></text:h>
        <text:h text:style-name="Heading_20_2" text:outline-level="2"><text:bookmark-start text:name="bookmark28"/><text:span text:style-name="Default_20_Paragraph_20_Font">L</text:span><text:bookmark-end text:name="bookmark28"/></text:h>
        <text:p text:style-name="P4"><text:span text:style-name="Default_20_Paragraph_20_Font"><text:span text:style-name="T3">Febre</text:span></text:span><text:span text:style-name="Default_20_Paragraph_20_Font"><text:span text:style-name="T1">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numero</text:span></text:span><text:span text:style-name="Default_20_Paragraph_20_Font"><text:span text:style-name="T1"> iis</text:span></text:span><text:span text:style-name="Default_20_Paragraph_20_Font"><text:span text:style-name="T3">dem iud</text:span></text:span><text:span text:style-name="Default_20_Paragraph_20_Font"><text:span text:style-name="T1">i</text:span></text:span><text:span text:style-name="Default_20_Paragraph_20_Font"><text:span text:style-name="T3">can</text:span></text:span><text:span text:style-name="Default_20_Paragraph_20_Font"><text:span text:style-name="T1">t</text:span></text:span><text:span text:style-name="Default_20_Paragraph_20_Font"><text:span text:style-name="T3">ur, ex quibus ho-<text:line-break/></text:span></text:span><text:span text:style-name="Default_20_Paragraph_20_Font"><text:span text:style-name="T1">mi</text:span></text:span><text:span text:style-name="Default_20_Paragraph_20_Font"><text:span text:style-name="T3">ne</text:span></text:span><text:span text:style-name="Default_20_Paragraph_20_Font"><text:span text:style-name="T1">s </text:span></text:span><text:span text:style-name="Default_20_Paragraph_20_Font"><text:span text:style-name="T3">tum servantur</text:span></text:span><text:span text:style-name="Default_20_Paragraph_20_Font"><text:span text:style-name="T1"> t</text:span></text:span><text:span text:style-name="Default_20_Paragraph_20_Font"><text:span text:style-name="T3">um etia</text:span></text:span><text:span text:style-name="Default_20_Paragraph_20_Font"><text:span text:style-name="T1">m i</text:span></text:span><text:span text:style-name="Default_20_Paragraph_20_Font"><text:span text:style-name="T3">ntereunt.</text:span></text:span></text:p>
        <text:p text:style-name="P1"><text:span text:style-name="Default_20_Paragraph_20_Font"><text:span text:style-name="T1">Duos libros habetis, hoc enim vobis dico, o Iodales,<text:line-break/>qui me nihil tale meditantem coegistis commentarios in<text:line-break/>libros Hippocratis scribere, in quibus cuncta de criticis</text:span></text:span></text:p>
        <text:p text:style-name="P3"><text:span text:style-name="Default_20_Paragraph_20_Font"><text:span text:style-name="T1">diebus et crisibus explicata sunt. Et hos quidem scitis a<text:line-break/>me, non ut ederentur, fed in gratiam tantum vestram<text:line-break/>conscriptus esse. Exciderunt tamen illi et in manus mul-<text:line-break/>torum pervenerunt, sicut et pleraque alia a nobis scripta.<text:line-break/>Quamobrem non institueram commentarios ullos in libros<text:line-break/>Hippocratis componere. Nam quae ab eo disicere expe-<text:line-break/>silebat ad artem utilia, ea saepe multis lu locis adduxi<text:line-break/>et interpretatus sum. Sed quum sententias aliquot obscu-<text:line-break/>riores plerique perperam interpretati sint et neminem ex<text:line-break/>iis probetis; qui commentarios edidere, ego autem vobis<text:line-break/>viderer melius assequi Hippocratis mentem, ideo effiagita-<text:line-break/>stis, ut illa mandarem literis quae vos aliquando ex stu-<text:line-break/>dicrum nostrorum colloquiis audiveratis. Hoc ego vobis<text:line-break/>praefatus fum propterea, quod necesse est inaequales esse<text:line-break/>nec omnes sibi similes sententiarum enarrationes. Nam<text:line-break/>de quibus nihil prorsus a nobis dictum est aliis volmni-<text:line-break/>nibus, illa accuratius explicare convenit, quae autem jam<text:line-break/>sunt lu illis tradita , de his dicere compendiosius, ne fac-</text:span></text:span></text:p>
        <text:p text:style-name="P3"><text:span text:style-name="Default_20_Paragraph_20_Font"><text:span text:style-name="T1">pius iisdem de rebus scribere compellamur, Itaque quum<text:line-break/>jam omnem de diebus criticis disputationem atque jam<text:line-break/>de crisibus aliquot libris absolverimus, hic summa tan-<text:line-break/>tum capita eorum quae illic scripta fiant, recensebo. Inde<text:line-break/>autem exordlar. Iudicii feu crisis quod morbi subeunt<text:line-break/>appellatio a causis, quae in foro aguntur, translata est et<text:line-break/>fubitam illam quae morbo accidit mutationem significat,<text:line-break/>Est autem illa quadruplex. Nam vel morbus repe</text:span></text:span><text:span text:style-name="Default_20_Paragraph_20_Font"><text:span text:style-name="T3">n</text:span></text:span><text:span text:style-name="Default_20_Paragraph_20_Font"><text:span text:style-name="T1">te<text:line-break/>folvitur vel multo mitior evasit vel statim interficit vel<text:line-break/>multo factus est deterior. Sed duas quidem priores eri-<text:line-break/>fes appellant simpliciter crises, reliquis autem saepe addunt<text:line-break/>aliquid, malam aut pravam crisin aut alio simili nomine<text:line-break/>appellantes. lnterdum vero simpliciter crisin vocant nec<text:line-break/>quidquam adliciunt. Scitis autem etiam cunctas crises<text:line-break/>cum insigni aliqua vacuatione aut abscessu provenire, Soli<text:line-break/>namque pueruli raro admodum ex </text:span></text:span><text:span text:style-name="Default_20_Paragraph_20_Font"><text:span text:style-name="T3">t</text:span></text:span><text:span text:style-name="Default_20_Paragraph_20_Font"><text:span text:style-name="T1">emno profundo lon-<text:line-break/>goque mutationem in melius adepti fuut, sedeam quidem</text:span></text:span></text:p>
        <text:p text:style-name="P3"><text:span text:style-name="Default_20_Paragraph_20_Font"><text:span text:style-name="T1">ut plerique crisis nomine dignantur, sic alii crisin appel-.<text:line-break/>lari nolunt. Dies autem criticos vocant in quibus mu-<text:line-break/>taliones ejusmodi minime dubiae et quam plurimae pro-<text:line-break/>veniunt, in aliis vero diebus eriles certas et frequentes<text:line-break/>non videmus evenire. Nec primus quidem modo, verum<text:line-break/>etiam excellenter dierum eriticorum naturam admirandus<text:line-break/>ille Hippocrates deprehendit, eorumque cau</text:span></text:span><text:span text:style-name="Default_20_Paragraph_20_Font"><text:span text:style-name="T3">t</text:span></text:span><text:span text:style-name="Default_20_Paragraph_20_Font"><text:span text:style-name="T1">am demon-<text:line-break/>stravit, quam et nos in libris de diebus criticis explicavi-<text:line-break/>mbs. Illic autem a nobis ostensum est septimum dierum<text:line-break/>criticorum circuitum reliquis valentiorem esse et ab eo<text:line-break/>secundum esse facultate quaternarium, quod in duo. septi-<text:line-break/>mus dividatur; crises -vero per circuitus septenarios futu-<text:line-break/>raa a quaternariis indicari. Quartum namque diem indi-<text:line-break/>cem este septimi, undecimum decimi quarti. Hos autem<text:line-break/>Hippocrates indices et contemplabiles appellati Censet<text:line-break/>autem hoc modo hebdomadas numerandas esse , duas qui-<text:line-break/>dem priores sibi proximas per disiunctionem , tertiam au-</text:span></text:span></text:p>
        <text:p text:style-name="P3"><text:span text:style-name="Default_20_Paragraph_20_Font"><text:span text:style-name="T1">tum quae has consequitur, per connexionem. Est autem .<text:line-break/>disiunctio, quum hebdomas prior in diem unum desinit<text:line-break/>et quae illam proxime sequitur ab altero incipit. Con-<text:line-break/>nexio autem est quum dies unus utrique hebdomadi cour-<text:line-break/>munis est, sic ut in eundem prior desinat et ab eodem<text:line-break/>posterior incipiat. Et hanc ob causam diem vigesimum<text:line-break/>statuit extremum tertiae hebdomadis. Nam si per difjun-<text:line-break/>ctionem haec quoque numeraretur, oporteret utique vi-<text:line-break/>gesimum primum diem facultate praestare vigesimo. At<text:line-break/>non ita rem fe habere deprehenditur. Nam vigesimus et<text:line-break/>plurimum et certo videtur judicare. Itaque quum tres<text:line-break/>hebdomadae viginti .dies contineant, deinde quarta a vige-<text:line-break/>fimo primo die incipiat et tres quae sequuntur viginti<text:line-break/>dies complectantur , haud tumere Hippocrates diem qua-<text:line-break/>dragesimum judicare dixit, non autem quadragesimum se-<text:line-break/>eundum. Similiter et sexagesimum et octogesimum, non<text:line-break/>sexagesimum tertium nec octogesimum quartum. Hi qui-<text:line-break/>dem in modum- Septenarii circuitus. enumerantur. Caele-</text:span></text:span></text:p>
        <text:p text:style-name="P3"><text:span text:style-name="Default_20_Paragraph_20_Font"><text:span text:style-name="T1">rum ipsis divisio , quae per quaternarios fit, respondet.<text:line-break/>Nam si singulas hebdomadas in duos, quos continent qua-<text:line-break/>ternarios secueris , quartus ille a primo quo morbus in-<text:line-break/>vasit dies finis quidem erit primi quaternarii, ab eo au-<text:line-break/>tem secundus incipiet. Mox qui hunc sequitur tertius<text:line-break/>quaternarius ah octavo die inchoabit, quia secunda heb-<text:line-break/>domas abeo ducit initium. Quare fiet ut dies .undeni--<text:line-break/>mus finis quidem tertii quaternarii, origo autem tertii sit.<text:line-break/>At quintus quaternarius principium habebit a decimo<text:line-break/>quarto die, quod .tertia etiam hebdomas ad eum.perve.<text:line-break/>urat. Ipse igitur decimo septimo die finem accipit, qui<text:line-break/>dies rursus duobus quaternariis, quinto fiextoque, commu-<text:line-break/>nis est, in quos tertia hebdomas divisa erat. Sic vigesi-<text:line-break/>mus morbi dies finis trium hebdomadum et sex quater-<text:line-break/>nionum est. Hi quidem dies sic p ,r circuitus distincti<text:line-break/>indicanti Verum in ipsius etiam alii per morbos acutos<text:line-break/>incidunt, cujus rei causam exposui in libris de diebus<text:line-break/>criticis. S.unt autum hi tertius, quintus, nonus. Incidit</text:span></text:span></text:p>
        <text:p text:style-name="P2"><text:span text:style-name="Default_20_Paragraph_20_Font"><text:span text:style-name="T1">autem inter eos interdum etiam </text:span></text:span><text:span text:style-name="Default_20_Paragraph_20_Font"><text:span text:style-name="T3">t</text:span></text:span><text:span text:style-name="Default_20_Paragraph_20_Font"><text:span text:style-name="T1">extus, malus profecto<text:line-break/>judex tum quod aliquando cum periculo plenis fympto-<text:line-break/>matis judicet tum quod </text:span></text:span><text:span text:style-name="Default_20_Paragraph_20_Font"><text:span text:style-name="T10">ύπέρκρισιν</text:span></text:span><text:span text:style-name="Default_20_Paragraph_20_Font"><text:span text:style-name="T2"> </text:span></text:span><text:span text:style-name="Default_20_Paragraph_20_Font"><text:span text:style-name="T1">quam vocant inducat;<text:line-break/>tum quod non plane, fed imperfecte morbos dissolvat aut<text:line-break/>si quando perfecte </text:span></text:span><text:span text:style-name="Default_20_Paragraph_20_Font"><text:span text:style-name="T3">s</text:span></text:span><text:span text:style-name="Default_20_Paragraph_20_Font"><text:span text:style-name="T1">olverit, recidivas prorsus excitet. Sed<text:line-break/>de his et aliis plerisque dictum a nobis est in libris de<text:line-break/>diebus criticis., quae quidem fere omnia his et illis libris<text:line-break/>Hippocrates scripsit; nos autem in unum librum qui dies<text:line-break/>criticos explanat congessimus, simulque quae non erant<text:line-break/>explicata explicavimus ; et perfecte ea sumus perfequuti<text:line-break/>. quae ab Hippocrate minus absolute scripta esse videban-<text:line-break/>tum ltaque qui volet certo praesagire , libros illos legat<text:line-break/>oportet, qui tum de diebus criticis tum de crisibus com-<text:line-break/>positi funi. Hic enim tantum instituimus eorum, quae<text:line-break/>ab Hippocrate hoc in libello dicta furit, </text:span></text:span><text:span text:style-name="Default_20_Paragraph_20_Font"><text:span text:style-name="T3">t</text:span></text:span><text:span text:style-name="Default_20_Paragraph_20_Font"><text:span text:style-name="T1">ensum enarrare.<text:line-break/>Quod ergo scriptum est , ex quibus homines tum fervan-<text:line-break/>tur tum etiam intereunt vel de crisibus vel de diebus<text:line-break/>criticis dicitur. Verum commodius est non de diebus,</text:span></text:span></text:p>
        <text:p text:style-name="P3"><text:span text:style-name="Default_20_Paragraph_20_Font"><text:span text:style-name="T1">rest de crisibus intelligere. Nam quamquam id vel maxif<text:line-break/>me possit ad dies referri, primum tamen crisibus ipsis<text:line-break/>convenit et per eas diebus. Quod autem dictum est ex<text:line-break/>his homines fervori aut interire, ostendit plane crisin ab<text:line-break/>eo vocari repentinam omnem mutationem, non eam modo<text:line-break/>quae salutem attulit.</text:span></text:span></text:p>
        <text:h text:style-name="Heading_20_2" text:outline-level="2"><text:span text:style-name="Default_20_Paragraph_20_Font">.<text:tab/>II.</text:span></text:h>
        <text:p text:style-name="P4"><text:span text:style-name="Default_20_Paragraph_20_Font"><text:span text:style-name="T1">N</text:span></text:span><text:span text:style-name="Default_20_Paragraph_20_Font"><text:span text:style-name="T3">am e</text:span></text:span><text:span text:style-name="Default_20_Paragraph_20_Font"><text:span text:style-name="T1">t 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ssimae subre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quae</text:span></text:span><text:span text:style-name="Default_20_Paragraph_20_Font"><text:span text:style-name="T1"> i</text:span></text:span><text:span text:style-name="Default_20_Paragraph_20_Font"><text:span text:style-name="T3">n sucuri/sim</text:span></text:span><text:span text:style-name="Default_20_Paragraph_20_Font"><text:span text:style-name="T1">i</text:span></text:span><text:span text:style-name="Default_20_Paragraph_20_Font"><text:span text:style-name="T3">s</text:span></text:span><text:span text:style-name="Default_20_Paragraph_20_Font"><text:span text:style-name="T1"> i</text:span></text:span><text:span text:style-name="Default_20_Paragraph_20_Font"><text:span text:style-name="T3">ncedunt<text:line-break/>sign</text:span></text:span><text:span text:style-name="Default_20_Paragraph_20_Font"><text:span text:style-name="T1">i</text:span></text:span><text:span text:style-name="Default_20_Paragraph_20_Font"><text:span text:style-name="T3">s, d</text:span></text:span><text:span text:style-name="Default_20_Paragraph_20_Font"><text:span text:style-name="T1">i</text:span></text:span><text:span text:style-name="Default_20_Paragraph_20_Font"><text:span text:style-name="T3">e quar</text:span></text:span><text:span text:style-name="Default_20_Paragraph_20_Font"><text:span text:style-name="T1">t</text:span></text:span><text:span text:style-name="Default_20_Paragraph_20_Font"><text:span text:style-name="T3">o aut an</text:span></text:span><text:span text:style-name="Default_20_Paragraph_20_Font"><text:span text:style-name="T1">t</text:span></text:span><text:span text:style-name="Default_20_Paragraph_20_Font"><text:span text:style-name="T3">e desinunt; max</text:span></text:span><text:span text:style-name="Default_20_Paragraph_20_Font"><text:span text:style-name="T1">im</text:span></text:span><text:span text:style-name="Default_20_Paragraph_20_Font"><text:span text:style-name="T3">e vero ma-<text:line-break/>l</text:span></text:span><text:span text:style-name="Default_20_Paragraph_20_Font"><text:span text:style-name="T1">i</text:span></text:span><text:span text:style-name="Default_20_Paragraph_20_Font"><text:span text:style-name="T3">gnae et quae cu</text:span></text:span><text:span text:style-name="Default_20_Paragraph_20_Font"><text:span text:style-name="T1">m </text:span></text:span><text:span text:style-name="Default_20_Paragraph_20_Font"><text:span text:style-name="T3">grav</text:span></text:span><text:span text:style-name="Default_20_Paragraph_20_Font"><text:span text:style-name="T1">ij</text:span></text:span><text:span text:style-name="Default_20_Paragraph_20_Font"><text:span text:style-name="T3">sim</text:span></text:span><text:span text:style-name="Default_20_Paragraph_20_Font"><text:span text:style-name="T1">i</text:span></text:span><text:span text:style-name="Default_20_Paragraph_20_Font"><text:span text:style-name="T3">s siunt sign</text:span></text:span><text:span text:style-name="Default_20_Paragraph_20_Font"><text:span text:style-name="T1">is, </text:span></text:span><text:span text:style-name="Default_20_Paragraph_20_Font"><text:span text:style-name="T3">quar</text:span></text:span><text:span text:style-name="Default_20_Paragraph_20_Font"><text:span text:style-name="T1">to </text:span></text:span><text:span text:style-name="Default_20_Paragraph_20_Font"><text:span text:style-name="T3">vel<text:line-break/>prius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sic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.</text:span></text:span></text:p>
        <text:p text:style-name="P1"><text:span text:style-name="Default_20_Paragraph_20_Font"><text:span text:style-name="T1">Dicuntur autem mites homines etiam maligni simu-<text:line-break/>latione quadam, sicuti simia formosa. Dicuntur autem et<text:line-break/>ii, qui bonis moribus praediti sunt. Sed prima quidem<text:line-break/>significatio apud Graecos frequens est, fecunda autem mi-<text:line-break/>uus est usitata. Nec vero </text:span></text:span><text:span text:style-name="Default_20_Paragraph_20_Font"><text:span text:style-name="T10">τὸν</text:span></text:span><text:span text:style-name="Default_20_Paragraph_20_Font"><text:span text:style-name="T2"> </text:span></text:span><text:span text:style-name="Default_20_Paragraph_20_Font"><text:span text:style-name="T10">εύήθη</text:span></text:span><text:span text:style-name="Default_20_Paragraph_20_Font"><text:span text:style-name="T2"> </text:span></text:span><text:span text:style-name="Default_20_Paragraph_20_Font"><text:span text:style-name="T1">fotum hoc usurpant</text:span></text:span></text:p>
        <text:p text:style-name="P3"><text:span text:style-name="Default_20_Paragraph_20_Font"><text:span text:style-name="T1">modo, fed et optam </text:span></text:span><text:span text:style-name="Default_20_Paragraph_20_Font"><text:span text:style-name="T10">τὴν</text:span></text:span><text:span text:style-name="Default_20_Paragraph_20_Font"><text:span text:style-name="T15"> </text:span></text:span><text:span text:style-name="Default_20_Paragraph_20_Font"><text:span text:style-name="T10">εύήθειαν</text:span></text:span><text:span text:style-name="Default_20_Paragraph_20_Font"><text:span text:style-name="T15">, </text:span></text:span><text:span text:style-name="Default_20_Paragraph_20_Font"><text:span text:style-name="T1">pro illa animi affectione<text:line-break/>accipiunt, quae mores optime compositos habet. Siqui-<text:line-break/>dem Dinarchus in oratione quam in Daonem habuit, sic<text:line-break/>ait: </text:span></text:span><text:span text:style-name="Default_20_Paragraph_20_Font"><text:span text:style-name="T3">surtuna</text:span></text:span><text:span text:style-name="Default_20_Paragraph_20_Font"><text:span text:style-name="T1">s </text:span></text:span><text:span text:style-name="Default_20_Paragraph_20_Font"><text:span text:style-name="T3">aute</text:span></text:span><text:span text:style-name="Default_20_Paragraph_20_Font"><text:span text:style-name="T1">m </text:span></text:span><text:span text:style-name="Default_20_Paragraph_20_Font"><text:span text:style-name="T3">sua</text:span></text:span><text:span text:style-name="Default_20_Paragraph_20_Font"><text:span text:style-name="T1">s </text:span></text:span><text:span text:style-name="Default_20_Paragraph_20_Font"><text:span text:style-name="T3">Cephal</text:span></text:span><text:span text:style-name="Default_20_Paragraph_20_Font"><text:span text:style-name="T1">i</text:span></text:span><text:span text:style-name="Default_20_Paragraph_20_Font"><text:span text:style-name="T3">ca</text:span></text:span><text:span text:style-name="Default_20_Paragraph_20_Font"><text:span text:style-name="T1"> i</text:span></text:span><text:span text:style-name="Default_20_Paragraph_20_Font"><text:span text:style-name="T3">uven</text:span></text:span><text:span text:style-name="Default_20_Paragraph_20_Font"><text:span text:style-name="T1">ilit</text:span></text:span><text:span text:style-name="Default_20_Paragraph_20_Font"><text:span text:style-name="T3">er ad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-<text:line-break/>stanti </text:span></text:span><text:span text:style-name="Default_20_Paragraph_20_Font"><text:span text:style-name="T3">na</text:span></text:span><text:span text:style-name="Default_20_Paragraph_20_Font"><text:span text:style-name="T1">t</text:span></text:span><text:span text:style-name="Default_20_Paragraph_20_Font"><text:span text:style-name="T3">ura probu</text:span></text:span><text:span text:style-name="Default_20_Paragraph_20_Font"><text:span text:style-name="T1">s </text:span></text:span><text:span text:style-name="Default_20_Paragraph_20_Font"><text:span text:style-name="T3">era</text:span></text:span><text:span text:style-name="Default_20_Paragraph_20_Font"><text:span text:style-name="T1">t </text:span></text:span><text:span text:style-name="Default_20_Paragraph_20_Font"><text:span text:style-name="T3">et simplex. </text:span></text:span><text:span text:style-name="Default_20_Paragraph_20_Font"><text:span text:style-name="T1">Demosthenes autem<text:line-break/>in oratione contra Aeschinem, bis verbis judices alloqui-<text:line-break/>tur : </text:span></text:span><text:span text:style-name="Default_20_Paragraph_20_Font"><text:span text:style-name="T3">nunc vero. ob vestram simpl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tatem et fac</text:span></text:span><text:span text:style-name="Default_20_Paragraph_20_Font"><text:span text:style-name="T1">il</text:span></text:span><text:span text:style-name="Default_20_Paragraph_20_Font"><text:span text:style-name="T3">i</text:span></text:span><text:span text:style-name="Default_20_Paragraph_20_Font"><text:span text:style-name="T1">t</text:span></text:span><text:span text:style-name="Default_20_Paragraph_20_Font"><text:span text:style-name="T3">ate</text:span></text:span><text:span text:style-name="Default_20_Paragraph_20_Font"><text:span text:style-name="T1">m<text:line-break/></text:span></text:span><text:span text:style-name="Default_20_Paragraph_20_Font"><text:span text:style-name="T3">quaestione</text:span></text:span><text:span text:style-name="Default_20_Paragraph_20_Font"><text:span text:style-name="T1">s, 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m quando l</text:span></text:span><text:span text:style-name="Default_20_Paragraph_20_Font"><text:span text:style-name="T1">i</text:span></text:span><text:span text:style-name="Default_20_Paragraph_20_Font"><text:span text:style-name="T3">be</text:span></text:span><text:span text:style-name="Default_20_Paragraph_20_Font"><text:span text:style-name="T1">t, </text:span></text:span><text:span text:style-name="Default_20_Paragraph_20_Font"><text:span text:style-name="T3">exercet, </text:span></text:span><text:span text:style-name="Default_20_Paragraph_20_Font"><text:span text:style-name="T1">At Pluto libro<text:line-break/>tertio de republica ait: </text:span></text:span><text:span text:style-name="Default_20_Paragraph_20_Font"><text:span text:style-name="T3">h</text:span></text:span><text:span text:style-name="Default_20_Paragraph_20_Font"><text:span text:style-name="T1">o</text:span></text:span><text:span text:style-name="Default_20_Paragraph_20_Font"><text:span text:style-name="T3">nestu</text:span></text:span><text:span text:style-name="Default_20_Paragraph_20_Font"><text:span text:style-name="T1">s </text:span></text:span><text:span text:style-name="Default_20_Paragraph_20_Font"><text:span text:style-name="T3">ig</text:span></text:span><text:span text:style-name="Default_20_Paragraph_20_Font"><text:span text:style-name="T1">i</text:span></text:span><text:span text:style-name="Default_20_Paragraph_20_Font"><text:span text:style-name="T3">tur sermo et congruen-<text:line-break/>t</text:span></text:span><text:span text:style-name="Default_20_Paragraph_20_Font"><text:span text:style-name="T1">i</text:span></text:span><text:span text:style-name="Default_20_Paragraph_20_Font"><text:span text:style-name="T3">a et condecent</text:span></text:span><text:span text:style-name="Default_20_Paragraph_20_Font"><text:span text:style-name="T1">i</text:span></text:span><text:span text:style-name="Default_20_Paragraph_20_Font"><text:span text:style-name="T3">a et c</text:span></text:span><text:span text:style-name="Default_20_Paragraph_20_Font"><text:span text:style-name="T1">o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nnita</text:span></text:span><text:span text:style-name="Default_20_Paragraph_20_Font"><text:span text:style-name="T1">s </text:span></text:span><text:span text:style-name="Default_20_Paragraph_20_Font"><text:span text:style-name="T3">consequen</text:span></text:span><text:span text:style-name="Default_20_Paragraph_20_Font"><text:span text:style-name="T1">t</text:span></text:span><text:span text:style-name="Default_20_Paragraph_20_Font"><text:span text:style-name="T3">ia sunt simpl</text:span></text:span><text:span text:style-name="Default_20_Paragraph_20_Font"><text:span text:style-name="T1">i-<text:line-break/></text:span></text:span><text:span text:style-name="Default_20_Paragraph_20_Font"><text:span text:style-name="T3">e</text:span></text:span><text:span text:style-name="Default_20_Paragraph_20_Font"><text:span text:style-name="T1">i</text:span></text:span><text:span text:style-name="Default_20_Paragraph_20_Font"><text:span text:style-name="T3">tat</text:span></text:span><text:span text:style-name="Default_20_Paragraph_20_Font"><text:span text:style-name="T1">is </text:span></text:span><text:span text:style-name="Default_20_Paragraph_20_Font"><text:span text:style-name="T3">at bonitat</text:span></text:span><text:span text:style-name="Default_20_Paragraph_20_Font"><text:span text:style-name="T1">is </text:span></text:span><text:span text:style-name="Default_20_Paragraph_20_Font"><text:span text:style-name="T3">morum. </text:span></text:span><text:span text:style-name="Default_20_Paragraph_20_Font"><text:span text:style-name="T1">Neque nunc eam dico sim-.<text:line-break/>plicitatem bonitatemque , quam amentiam revera existeu-<text:line-break/>tem nos speciosis nomine sic vocamus, tanquam a bonis .<text:line-break/>moribus manet, sed eam dico bonitatem, quae ob id ita<text:line-break/>dieta est, quasi mentem recte beneque constitutam habeat. .<text:line-break/>Sic et in Euthydemo </text:span></text:span><text:span text:style-name="Default_20_Paragraph_20_Font"><text:span text:style-name="T10">το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10">εύήθη</text:span></text:span><text:span text:style-name="Default_20_Paragraph_20_Font"><text:span text:style-name="T2"> </text:span></text:span><text:span text:style-name="Default_20_Paragraph_20_Font"><text:span text:style-name="T1">accepit pro eo , qui mo-<text:line-break/>res habet simplices et honestos, his verbis : </text:span></text:span><text:span text:style-name="Default_20_Paragraph_20_Font"><text:span text:style-name="T10">καὶ</text:span></text:span><text:span text:style-name="Default_20_Paragraph_20_Font"><text:span text:style-name="T2"> </text:span></text:span><text:span text:style-name="Default_20_Paragraph_20_Font"><text:span text:style-name="T10">ώς</text:span></text:span><text:span text:style-name="Default_20_Paragraph_20_Font"><text:span text:style-name="T2"> </text:span></text:span><text:span text:style-name="Default_20_Paragraph_20_Font"><text:span text:style-name="T10">ἐθαύ</text:span></text:span><text:span text:style-name="Default_20_Paragraph_20_Font"><text:span text:style-name="T2">-<text:line-break/></text:span></text:span><text:span text:style-name="Default_20_Paragraph_20_Font"><text:span text:style-name="T10">μασεν</text:span></text:span><text:span text:style-name="Default_20_Paragraph_20_Font"><text:span text:style-name="T2"> </text:span></text:span><text:span text:style-name="Default_20_Paragraph_20_Font"><text:span text:style-name="T11">ο</text:span></text:span><text:span text:style-name="Default_20_Paragraph_20_Font"><text:span text:style-name="T10">υτός</text:span></text:span><text:span text:style-name="Default_20_Paragraph_20_Font"><text:span text:style-name="T2"> </text:span></text:span><text:span text:style-name="Default_20_Paragraph_20_Font"><text:span text:style-name="T10">ἐστι</text:span></text:span><text:span text:style-name="Default_20_Paragraph_20_Font"><text:span text:style-name="T2"> </text:span></text:span><text:span text:style-name="Default_20_Paragraph_20_Font"><text:span text:style-name="T10">νέος</text:span></text:span><text:span text:style-name="Default_20_Paragraph_20_Font"><text:span text:style-name="T2"> </text:span></text:span><text:span text:style-name="Default_20_Paragraph_20_Font"><text:span text:style-name="T10">τε</text:span></text:span><text:span text:style-name="Default_20_Paragraph_20_Font"><text:span text:style-name="T2"> </text:span></text:span><text:span text:style-name="Default_20_Paragraph_20_Font"><text:span text:style-name="T10">καὶ</text:span></text:span><text:span text:style-name="Default_20_Paragraph_20_Font"><text:span text:style-name="T2"> </text:span></text:span><text:span text:style-name="Default_20_Paragraph_20_Font"><text:span text:style-name="T10">εύήθης</text:span></text:span><text:span text:style-name="Default_20_Paragraph_20_Font"><text:span text:style-name="T2">. </text:span></text:span><text:span text:style-name="Default_20_Paragraph_20_Font"><text:span text:style-name="T1">Satis ejusmodi exem-<text:line-break/>plorum est, ex quibus intelligas Graecos </text:span></text:span><text:span text:style-name="Default_20_Paragraph_20_Font"><text:span text:style-name="T10">τῆς</text:span></text:span><text:span text:style-name="Default_20_Paragraph_20_Font"><text:span text:style-name="T17"> </text:span></text:span><text:span text:style-name="Default_20_Paragraph_20_Font"><text:span text:style-name="T10">εύηθείας</text:span></text:span><text:span text:style-name="Default_20_Paragraph_20_Font"><text:span text:style-name="T17"> </text:span></text:span><text:span text:style-name="Default_20_Paragraph_20_Font"><text:span text:style-name="T1">et</text:span></text:span></text:p>
        <text:p text:style-name="P3"><text:span text:style-name="Default_20_Paragraph_20_Font"><text:span text:style-name="T10">είήθους</text:span></text:span><text:span text:style-name="Default_20_Paragraph_20_Font"><text:span text:style-name="T15"> </text:span></text:span><text:span text:style-name="Default_20_Paragraph_20_Font"><text:span text:style-name="T1">nominibus gemina significatione uti solitos. Et<text:line-break/>nunc quidem Hippocrates </text:span></text:span><text:span text:style-name="Default_20_Paragraph_20_Font"><text:span text:style-name="T10">είηθεστάτους</text:span></text:span><text:span text:style-name="Default_20_Paragraph_20_Font"><text:span text:style-name="T2"> </text:span></text:span><text:span text:style-name="Default_20_Paragraph_20_Font"><text:span text:style-name="T10">πυρετ</text:span></text:span><text:span text:style-name="Default_20_Paragraph_20_Font"><text:span text:style-name="T11">ο</text:span></text:span><text:span text:style-name="Default_20_Paragraph_20_Font"><text:span text:style-name="T10">ύς</text:span></text:span><text:span text:style-name="Default_20_Paragraph_20_Font"><text:span text:style-name="T2"> </text:span></text:span><text:span text:style-name="Default_20_Paragraph_20_Font"><text:span text:style-name="T1">dixit pro<text:line-break/>mitissimis, simplicissimis et nullam morum pravitatem ha-<text:line-break/>fientibus. Quae sane si praeterea signa ex quibus Iecori-<text:line-break/>tas fperari sistet accesserint, ultra priores quatuor dies<text:line-break/>haud porriguntur, sed vel quarto ipso die vel etiam ma-<text:line-break/>turius desinunt. Si vero malignae fuerint et signa basine-<text:line-break/>rint exitialia, quarto aeque die vel ante eum occidunt.<text:line-break/>Itaque inter criticos dica etiam tertium censeri perspicuum<text:line-break/>est, quum dicit quarto die vel etiam ante quartum desi-<text:line-break/>nere. Id quod illi etiam libro primo epidemion visum<text:line-break/>est, tertium diem inter criticos dies primum enumeranti.<text:line-break/>Porro signa ipse securissima intelligit, quae particulatim<text:line-break/>maxime commendavit et quorum paulo postea nomina pro-<text:line-break/>feret et pro exemplo citabit.</text:span></text:span></text:p>
        <text:h text:style-name="P37" text:outline-level="2"><text:span text:style-name="Default_20_Paragraph_20_Font">III.</text:span></text:h>
        <text:p text:style-name="P4"><text:span text:style-name="Default_20_Paragraph_20_Font"><text:span text:style-name="T1">P</text:span></text:span><text:span text:style-name="Default_20_Paragraph_20_Font"><text:span text:style-name="T3">rimu</text:span></text:span><text:span text:style-name="Default_20_Paragraph_20_Font"><text:span text:style-name="T1">s </text:span></text:span><text:span text:style-name="Default_20_Paragraph_20_Font"><text:span text:style-name="T3">itaque earum insul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ic desinit, secundu</text:span></text:span><text:span text:style-name="Default_20_Paragraph_20_Font"><text:span text:style-name="T1">s </text:span></text:span><text:span text:style-name="Default_20_Paragraph_20_Font"><text:span text:style-name="T3">ad se-<text:line-break/>ptimu</text:span></text:span><text:span text:style-name="Default_20_Paragraph_20_Font"><text:span text:style-name="T1">m </text:span></text:span><text:span text:style-name="Default_20_Paragraph_20_Font"><text:span text:style-name="T3">perduc</text:span></text:span><text:span text:style-name="Default_20_Paragraph_20_Font"><text:span text:style-name="T1">i</text:span></text:span><text:span text:style-name="Default_20_Paragraph_20_Font"><text:span text:style-name="T3">tur, ter</text:span></text:span><text:span text:style-name="Default_20_Paragraph_20_Font"><text:span text:style-name="T1">t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ad undecimu</text:span></text:span><text:span text:style-name="Default_20_Paragraph_20_Font"><text:span text:style-name="T1">m , </text:span></text:span><text:span text:style-name="Default_20_Paragraph_20_Font"><text:span text:style-name="T3">quur-<text:line-break/>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d dec</text:span></text:span><text:span text:style-name="Default_20_Paragraph_20_Font"><text:span text:style-name="T1">i</text:span></text:span><text:span text:style-name="Default_20_Paragraph_20_Font"><text:span text:style-name="T3">mum quar</text:span></text:span><text:span text:style-name="Default_20_Paragraph_20_Font"><text:span text:style-name="T1">t</text:span></text:span><text:span text:style-name="Default_20_Paragraph_20_Font"><text:span text:style-name="T3">um , qu</text:span></text:span><text:span text:style-name="Default_20_Paragraph_20_Font"><text:span text:style-name="T1">i</text:span></text:span><text:span text:style-name="Default_20_Paragraph_20_Font"><text:span text:style-name="T3">ntus ad dec</text:span></text:span><text:span text:style-name="Default_20_Paragraph_20_Font"><text:span text:style-name="T1">i</text:span></text:span><text:span text:style-name="Default_20_Paragraph_20_Font"><text:span text:style-name="T3">mum sep</text:span></text:span><text:span text:style-name="Default_20_Paragraph_20_Font"><text:span text:style-name="T1">ti-<text:line-break/></text:span></text:span><text:span text:style-name="Default_20_Paragraph_20_Font"><text:span text:style-name="T3">mum, sex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ad vigesimum. H</text:span></text:span><text:span text:style-name="Default_20_Paragraph_20_Font"><text:span text:style-name="T1">i </text:span></text:span><text:span text:style-name="Default_20_Paragraph_20_Font"><text:span text:style-name="T3">ergo insultu</text:span></text:span><text:span text:style-name="Default_20_Paragraph_20_Font"><text:span text:style-name="T1">s </text:span></text:span><text:span text:style-name="Default_20_Paragraph_20_Font"><text:span text:style-name="T3">ex acu-<text:line-break/>ti/si</text:span></text:span><text:span text:style-name="Default_20_Paragraph_20_Font"><text:span text:style-name="T1">mi</text:span></text:span><text:span text:style-name="Default_20_Paragraph_20_Font"><text:span text:style-name="T3">t</text:span></text:span><text:span text:style-name="Default_20_Paragraph_20_Font"><text:span text:style-name="T1"> m</text:span></text:span><text:span text:style-name="Default_20_Paragraph_20_Font"><text:span text:style-name="T3">orb</text:span></text:span><text:span text:style-name="Default_20_Paragraph_20_Font"><text:span text:style-name="T1">is </text:span></text:span><text:span text:style-name="Default_20_Paragraph_20_Font"><text:span text:style-name="T3">per quatu</text:span></text:span><text:span text:style-name="Default_20_Paragraph_20_Font"><text:span text:style-name="T1">o</text:span></text:span><text:span text:style-name="Default_20_Paragraph_20_Font"><text:span text:style-name="T3">r ad v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nt</text:span></text:span><text:span text:style-name="Default_20_Paragraph_20_Font"><text:span text:style-name="T1">i </text:span></text:span><text:span text:style-name="Default_20_Paragraph_20_Font"><text:span text:style-name="T3">ex add</text:span></text:span><text:span text:style-name="Default_20_Paragraph_20_Font"><text:span text:style-name="T1">i</text:span></text:span><text:span text:style-name="Default_20_Paragraph_20_Font"><text:span text:style-name="T3">tione ter-<text:line-break/>m</text:span></text:span><text:span text:style-name="Default_20_Paragraph_20_Font"><text:span text:style-name="T1">i</text:span></text:span><text:span text:style-name="Default_20_Paragraph_20_Font"><text:span text:style-name="T3">nantur.</text:span></text:span></text:p>
        <text:p text:style-name="P1"><text:span text:style-name="Default_20_Paragraph_20_Font"><text:span text:style-name="T1">Saepe scriptum invenies apud Graecos </text:span></text:span><text:span text:style-name="Default_20_Paragraph_20_Font"><text:span text:style-name="T10">ἐφοδον</text:span></text:span><text:span text:style-name="Default_20_Paragraph_20_Font"><text:span text:style-name="T2">, </text:span></text:span><text:span text:style-name="Default_20_Paragraph_20_Font"><text:span text:style-name="T1">iucur-<text:line-break/>fum hostium aut latronum , a .quo nunc Hippocrates simi-<text:line-break/>litudine quadam nomen hoc transtulit ad circuitus dierum<text:line-break/>criticorum. Reliqua omnia cum per fie nota funt, tum<text:line-break/>maxime illis, qui eorum quae modo dixi meminere.</text:span></text:span></text:p>
        <text:h text:style-name="Heading_20_2" text:outline-level="2"><text:span text:style-name="Default_20_Paragraph_20_Font">IV.</text:span></text:h>
        <text:p text:style-name="P4"><text:span text:style-name="Default_20_Paragraph_20_Font"><text:span text:style-name="T1">N</text:span></text:span><text:span text:style-name="Default_20_Paragraph_20_Font"><text:span text:style-name="T3">eque vero horum quidquam integ</text:span></text:span><text:span text:style-name="Default_20_Paragraph_20_Font"><text:span text:style-name="T1">ris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exacte nume-<text:line-break/>rari potest. Neque en</text:span></text:span><text:span text:style-name="Default_20_Paragraph_20_Font"><text:span text:style-name="T1">i</text:span></text:span><text:span text:style-name="Default_20_Paragraph_20_Font"><text:span text:style-name="T3">m annu</text:span></text:span><text:span text:style-name="Default_20_Paragraph_20_Font"><text:span text:style-name="T1">s </text:span></text:span><text:span text:style-name="Default_20_Paragraph_20_Font"><text:span text:style-name="T3">neque mensas integris<text:line-break/>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nu</text:span></text:span><text:span text:style-name="Default_20_Paragraph_20_Font"><text:span text:style-name="T1">m</text:span></text:span><text:span text:style-name="Default_20_Paragraph_20_Font"><text:span text:style-name="T3">erari solent.</text:span></text:span></text:p>
        <text:p text:style-name="P2"><text:span text:style-name="Default_20_Paragraph_20_Font"><text:span text:style-name="T1">Quoniam tres hebdomadas vigesimo die conclusit, ob<text:line-break/>id dixit haec non posse diebus integris numerari. Nam<text:line-break/>nec annum nec men</text:span></text:span><text:span text:style-name="Default_20_Paragraph_20_Font"><text:span text:style-name="T3">t</text:span></text:span><text:span text:style-name="Default_20_Paragraph_20_Font"><text:span text:style-name="T1">es dies integros habere, id quod ab eo<text:line-break/>verissime proditum est. Siquidem annus non trecentorum<text:line-break/>modo et sexaginta quinque dierum est, verum etiam tertiam<text:line-break/>diei partem continet et praeterea fere centesimam. Men-<text:line-break/>sic autem unusquisque minor quidem est triginta diebus,<text:line-break/>sed vigesimum annum excedit. Vocabatur autem a vele-<text:line-break/>ribus Graecis </text:span></text:span><text:span text:style-name="Default_20_Paragraph_20_Font"><text:span text:style-name="T10">μὴν</text:span></text:span><text:span text:style-name="Default_20_Paragraph_20_Font"><text:span text:style-name="T2"> </text:span></text:span><text:span text:style-name="Default_20_Paragraph_20_Font"><text:span text:style-name="T3">mensi</text:span></text:span><text:span text:style-name="Default_20_Paragraph_20_Font"><text:span text:style-name="T1">s, ut et plurimae nunc in Grae-<text:line-break/>cia civitates faciunt, tempus illud medium inter duas su-<text:line-break/>lis atque lunae coitiones, quod si quis volet per proprias<text:line-break/>demonstrationes expendere quantum sit, librum habet in-<text:line-break/>tegrmn ab Hipparcho scriptum, ut et alium a me de<text:line-break/>anno. Et hoc quidem modo Hippocrates hebdomada ac-<text:line-break/>cepit. Pe</text:span></text:span><text:span text:style-name="Default_20_Paragraph_20_Font"><text:span text:style-name="T3">r</text:span></text:span><text:span text:style-name="Default_20_Paragraph_20_Font"><text:span text:style-name="T1">spicuum vero est nec quaternionem quidem ab-<text:line-break/>solutis constare diebus, sed deesse portionem tantam, ut<text:line-break/>tres hebdomadas dies viginti absolvant. Horum autem</text:span></text:span></text:p>
        <text:p text:style-name="P28"><text:span text:style-name="Default_20_Paragraph_20_Font"><text:span text:style-name="T1">causam in tertio sie diebus criticis libro conati fumus<text:line-break/>ostendere, quum tamen nemo antea vel aggressus sit de<text:line-break/>ea dicere.</text:span></text:span></text:p>
        <text:h text:style-name="Heading_20_2" text:outline-level="2">A . V.</text:h>
        <text:p text:style-name="P4"><text:span text:style-name="Default_20_Paragraph_20_Font"><text:span text:style-name="T1">P</text:span></text:span><text:span text:style-name="Default_20_Paragraph_20_Font"><text:span text:style-name="T3">ostea vero eadem ratione fa</text:span></text:span><text:span text:style-name="Default_20_Paragraph_20_Font"><text:span text:style-name="T1">rt</text:span></text:span><text:span text:style-name="Default_20_Paragraph_20_Font"><text:span text:style-name="T3">a eandem add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onem pr</text:span></text:span><text:span text:style-name="Default_20_Paragraph_20_Font"><text:span text:style-name="T1">i-<text:line-break/>m</text:span></text:span><text:span text:style-name="Default_20_Paragraph_20_Font"><text:span text:style-name="T3">us. circui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est quatuor et trig</text:span></text:span><text:span text:style-name="Default_20_Paragraph_20_Font"><text:span text:style-name="T1">i</text:span></text:span><text:span text:style-name="Default_20_Paragraph_20_Font"><text:span text:style-name="T3">nta d</text:span></text:span><text:span text:style-name="Default_20_Paragraph_20_Font"><text:span text:style-name="T1">i</text:span></text:span><text:span text:style-name="Default_20_Paragraph_20_Font"><text:span text:style-name="T3">erum, secundu</text:span></text:span><text:span text:style-name="Default_20_Paragraph_20_Font"><text:span text:style-name="T1">s<text:line-break/></text:span></text:span><text:span text:style-name="Default_20_Paragraph_20_Font"><text:span text:style-name="T3">quadra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 d</text:span></text:span><text:span text:style-name="Default_20_Paragraph_20_Font"><text:span text:style-name="T1">i</text:span></text:span><text:span text:style-name="Default_20_Paragraph_20_Font"><text:span text:style-name="T3">erum , </text:span></text:span><text:span text:style-name="Default_20_Paragraph_20_Font"><text:span text:style-name="T1">t</text:span></text:span><text:span text:style-name="Default_20_Paragraph_20_Font"><text:span text:style-name="T3">ert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sexag</text:span></text:span><text:span text:style-name="Default_20_Paragraph_20_Font"><text:span text:style-name="T1">i</text:span></text:span><text:span text:style-name="Default_20_Paragraph_20_Font"><text:span text:style-name="T3">nta dierum.</text:span></text:span></text:p>
        <text:p text:style-name="P1"><text:span text:style-name="Default_20_Paragraph_20_Font"><text:span text:style-name="T1">Non id dicit Hippocrates hoc Ioco nullum diem cui<text:line-break/>judicandi vis insit medium inter vigesimum et trigesimum<text:line-break/>quartum intervenire. Nam et ipsis secum pugnaret, qui<text:line-break/>medios quosdam dies judicantes in epidemiis recensuit et<text:line-break/>quae manifesto aegris usu venire videmur , ipsum falsi<text:line-break/>convincerent, Sed quia tres hebdomades quae mutuo<text:line-break/>fele consequentes vigesimo die concluduntur, non eodem<text:line-break/>componuntur modo , namque fecunda disjuncta est a prima</text:span></text:span></text:p>
        <text:p text:style-name="P3"><text:span text:style-name="Default_20_Paragraph_20_Font"><text:span text:style-name="T1">et eam ob rem die decimo quarto desiit; turtis vero illi<text:line-break/>connexa est et propterea finem capit </text:span></text:span><text:span text:style-name="Default_20_Paragraph_20_Font"><text:span text:style-name="T3">r</text:span></text:span><text:span text:style-name="Default_20_Paragraph_20_Font"><text:span text:style-name="T1"> vigesimo. Idcirco<text:line-break/>et ilias quae vigesimum diem sequuntur hebdomadas eodem<text:line-break/>modo procedere volens ita, ut ex duabus quidem diljun-<text:line-break/>ctis, tertia vero connexa viginti diebus absolvantur, diem<text:line-break/>quidem quadragesimum trium posteriorum hebdomadum<text:line-break/>terminum extremum posuit; ipsis autem duabus terminum<text:line-break/>circumscripsit quartum et. trigesimum diem; eamque ob<text:line-break/>causam ipsimi ante quadragesimum nominavit. Fit autum<text:line-break/>similiter ut tres quae postea veniunt hebdomades est fex-<text:line-break/>agesimum devolvantur. Sed et octogesimum , non octo-<text:line-break/>gestatum quartum in observatione vulgarium morborum<text:line-break/>Iudicare vidit. Sic tres hebdomades numerum viginti die-<text:line-break/>rum complectuntur , quod fit duabus quidem primis per<text:line-break/>disiunctionem computatis; ut intra diem decimum quartum<text:line-break/>desinant, tertia. autem connexa secundae, ut et ipsis die<text:line-break/>vigesimo concludatur.</text:span></text:span></text:p>
        <text:h text:style-name="P38" text:outline-level="2"><text:bookmark-start text:name="bookmark30"/><text:span text:style-name="Default_20_Paragraph_20_Font">VI.</text:span><text:bookmark-end text:name="bookmark30"/></text:h>
  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per h</text:span></text:span><text:span text:style-name="Default_20_Paragraph_20_Font"><text:span text:style-name="T1">o</text:span></text:span><text:span text:style-name="Default_20_Paragraph_20_Font"><text:span text:style-name="T3">rum ini</text:span></text:span><text:span text:style-name="Default_20_Paragraph_20_Font"><text:span text:style-name="T1">t</text:span></text:span><text:span text:style-name="Default_20_Paragraph_20_Font"><text:span text:style-name="T3">ia diffic</text:span></text:span><text:span text:style-name="Default_20_Paragraph_20_Font"><text:span text:style-name="T1">i</text:span></text:span><text:span text:style-name="Default_20_Paragraph_20_Font"><text:span text:style-name="T3">lius est eos praenoscere, qui<text:line-break/>in</text:span></text:span><text:span text:style-name="Default_20_Paragraph_20_Font"><text:span text:style-name="T1">t</text:span></text:span><text:span text:style-name="Default_20_Paragraph_20_Font"><text:span text:style-name="T3">ra longi/si</text:span></text:span><text:span text:style-name="Default_20_Paragraph_20_Font"><text:span text:style-name="T1">m</text:span></text:span><text:span text:style-name="Default_20_Paragraph_20_Font"><text:span text:style-name="T3">um tempu</text:span></text:span><text:span text:style-name="Default_20_Paragraph_20_Font"><text:span text:style-name="T1">s j</text:span></text:span><text:span text:style-name="Default_20_Paragraph_20_Font"><text:span text:style-name="T3">udicari debeant, sim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a nam-<text:line-break/>que si</text:span></text:span><text:span text:style-name="Default_20_Paragraph_20_Font"><text:span text:style-name="T1">a</text:span></text:span><text:span text:style-name="Default_20_Paragraph_20_Font"><text:span text:style-name="T3">ut eorum princ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a. </text:span></text:span><text:span text:style-name="Default_20_Paragraph_20_Font"><text:span text:style-name="T1">r</text:span></text:span><text:span text:style-name="Default_20_Paragraph_20_Font"><text:span text:style-name="T3">eru</text:span></text:span><text:span text:style-name="Default_20_Paragraph_20_Font"><text:span text:style-name="T1">m </text:span></text:span><text:span text:style-name="Default_20_Paragraph_20_Font"><text:span text:style-name="T3">a pr</text:span></text:span><text:span text:style-name="Default_20_Paragraph_20_Font"><text:span text:style-name="T1">i</text:span></text:span><text:span text:style-name="Default_20_Paragraph_20_Font"><text:span text:style-name="T3">mo d</text:span></text:span><text:span text:style-name="Default_20_Paragraph_20_Font"><text:span text:style-name="T1">i</text:span></text:span><text:span text:style-name="Default_20_Paragraph_20_Font"><text:span text:style-name="T3">e an</text:span></text:span><text:span text:style-name="Default_20_Paragraph_20_Font"><text:span text:style-name="T1">i</text:span></text:span><text:span text:style-name="Default_20_Paragraph_20_Font"><text:span text:style-name="T3">mad-<text:line-break/>ver</text:span></text:span><text:span text:style-name="Default_20_Paragraph_20_Font"><text:span text:style-name="T1">t</text:span></text:span><text:span text:style-name="Default_20_Paragraph_20_Font"><text:span text:style-name="T3">endu</text:span></text:span><text:span text:style-name="Default_20_Paragraph_20_Font"><text:span text:style-name="T1">m </text:span></text:span><text:span text:style-name="Default_20_Paragraph_20_Font"><text:span text:style-name="T3">est et ad que</text:span></text:span><text:span text:style-name="Default_20_Paragraph_20_Font"><text:span text:style-name="T1">m</text:span></text:span><text:span text:style-name="Default_20_Paragraph_20_Font"><text:span text:style-name="T3">que quaternar</text:span></text:span><text:span text:style-name="Default_20_Paragraph_20_Font"><text:span text:style-name="T1">i</text:span></text:span><text:span text:style-name="Default_20_Paragraph_20_Font"><text:span text:style-name="T3">um add</text:span></text:span><text:span text:style-name="Default_20_Paragraph_20_Font"><text:span text:style-name="T1">it</text:span></text:span><text:span text:style-name="Default_20_Paragraph_20_Font"><text:span text:style-name="T3">um c</text:span></text:span><text:span text:style-name="Default_20_Paragraph_20_Font"><text:span text:style-name="T1">o</text:span></text:span><text:span text:style-name="Default_20_Paragraph_20_Font"><text:span text:style-name="T3">n-<text:line-break/>siderandu</text:span></text:span><text:span text:style-name="Default_20_Paragraph_20_Font"><text:span text:style-name="T1">m </text:span></text:span><text:span text:style-name="Default_20_Paragraph_20_Font"><text:span text:style-name="T3">nec lateb</text:span></text:span><text:span text:style-name="Default_20_Paragraph_20_Font"><text:span text:style-name="T1">i</text:span></text:span><text:span text:style-name="Default_20_Paragraph_20_Font"><text:span text:style-name="T3">t quo su versuru</text:span></text:span><text:span text:style-name="Default_20_Paragraph_20_Font"><text:span text:style-name="T1">s </text:span></text:span><text:span text:style-name="Default_20_Paragraph_20_Font"><text:span text:style-name="T3">su m</text:span></text:span><text:span text:style-name="Default_20_Paragraph_20_Font"><text:span text:style-name="T1">o</text:span></text:span><text:span text:style-name="Default_20_Paragraph_20_Font"><text:span text:style-name="T3">rbu</text:span></text:span><text:span text:style-name="Default_20_Paragraph_20_Font"><text:span text:style-name="T1">s.</text:span></text:span></text:p>
        <text:p text:style-name="P1"><text:span text:style-name="Default_20_Paragraph_20_Font"><text:span text:style-name="T1">Hoc etiam loco rursus nomen crisis mutationi utrique<text:line-break/>accommodarit, ex qua aeger tum melius tum etiam de-<text:line-break/>terius habet. Dicit autem per initia morborum facile in-<text:line-break/>telligi quemnam illi qui intra paucos dies judicari debent,<text:line-break/>.exitum habituri sint. Id enim ipse paulo ante osteudit,-<text:line-break/>de illis disserens qui primo dierum quaternione judicandi<text:line-break/>sunt. Nam quae discuti debet febris mitior est, quae vero<text:line-break/>vitam aegro ademptura est, solet esse malignissima. i -Quin<text:line-break/>etiam signa quae utramque comitantur, omnia quidem in<text:line-break/>illa optima, in hac autem pessima funi. Ex quo sit ut</text:span></text:span></text:p>
        <text:p text:style-name="P3"><text:span text:style-name="Default_20_Paragraph_20_Font"><text:span text:style-name="T1">neutra diem ultra quartum prorogetur. Id enim certo<text:line-break/>compertum habemus , . Iudicia semper vel vincente natura<text:line-break/>.morbum vel victa a morbo contingere. At morbos natura<text:line-break/>facile fuperat mitissimos, eadem saevissimis proti</text:span></text:span><text:span text:style-name="Default_20_Paragraph_20_Font"><text:span text:style-name="T3">n</text:span></text:span><text:span text:style-name="Default_20_Paragraph_20_Font"><text:span text:style-name="T1">us fuc-<text:line-break/>cumbit. Sic quidem maxime a fe i</text:span></text:span><text:span text:style-name="Default_20_Paragraph_20_Font"><text:span text:style-name="T3">n</text:span></text:span><text:span text:style-name="Default_20_Paragraph_20_Font"><text:span text:style-name="T1">vicem dissident morbi<text:line-break/>qui brevi iudicantur. His autem respondent et illi qui-<text:line-break/>bus longa mora quo solvantur necessaria esu Nam sicuti<text:line-break/>in brevibus morbis interdum natura, interdum morbus<text:line-break/>longe excellit, ita quum neque illa neque hic multum<text:line-break/>praevalent, fed veluti adversarii quidam robore inter fe<text:line-break/>aequales dimicant, etiam tempore opus est longiori ad al-<text:line-break/>terius victoriam. Sic eos qui luctantur dignoscunt illi,<text:line-break/>qui artis palaestricae periti sunt. Eum quidem extemplo<text:line-break/>victurum sperantes, quem multo validiorem adspexerint,<text:line-break/>aut si neuter viribus longe praecellit, certi longam inter<text:line-break/>eos fore luctam. Necdum tamen ipsi compertum habent<text:line-break/>uter victoriam consequetur. Verum id quoque postea qui</text:span></text:span></text:p>
        <text:p text:style-name="P3"><text:span text:style-name="Default_20_Paragraph_20_Font"><text:span text:style-name="T1">e plebe primi fiunt intelligunt; ut qui ea, quae vet </text:span></text:span><text:span text:style-name="Default_20_Paragraph_20_Font"><text:span text:style-name="T3">s</text:span></text:span><text:span text:style-name="Default_20_Paragraph_20_Font"><text:span text:style-name="T1">uini-<text:line-break/>m o excedu</text:span></text:span><text:span text:style-name="Default_20_Paragraph_20_Font"><text:span text:style-name="T3">n</text:span></text:span><text:span text:style-name="Default_20_Paragraph_20_Font"><text:span text:style-name="T1">t promptissime discernant. Eo siquidem po-<text:line-break/>ti sumunt peritus artis ab imperito differt, quod vel minima<text:line-break/>rerum discrimina persentiat, quarum tamen aliquae cum<text:line-break/>propter sui parvitatem nullo modo sensibus percipi possint;<text:line-break/>etiam ejus, qui peritus artis est cognitionem effugiunt,<text:line-break/>mox autem, ubi cadere </text:span></text:span><text:span text:style-name="Default_20_Paragraph_20_Font"><text:span text:style-name="T3">t</text:span></text:span><text:span text:style-name="Default_20_Paragraph_20_Font"><text:span text:style-name="T1">usi </text:span></text:span><text:span text:style-name="Default_20_Paragraph_20_Font"><text:span text:style-name="T3">t</text:span></text:span><text:span text:style-name="Default_20_Paragraph_20_Font"><text:span text:style-name="T1">ensum possunt, tum demum<text:line-break/>veniunt su notitiam. Quamobrem Hippocrates jussit eas<text:line-break/>quae singulis mensibus accidunt mutationes animadvertere,<text:line-break/>nam te non latebit, quo fe vertet, hoc est salutemne et<text:line-break/>incolumitatem aegri natura utique vincente, au ad luter-<text:line-break/>itum , eadem succumbente. Hoc quidem est sententiae<text:line-break/>caput. Quod qua ratione consequi quis possit discere pot-<text:line-break/>es ex nostris quos de crisibus scripsimus cennmentariis.</text:span></text:span></text:p>
        <text:h text:style-name="Heading_20_2" text:outline-level="2"><text:span text:style-name="Default_20_Paragraph_20_Font">VII.</text:span></text:h>
        <text:p text:style-name="P4"><text:span text:style-name="Default_20_Paragraph_20_Font"><text:span text:style-name="T1">sat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quartanaru</text:span></text:span><text:span text:style-name="Default_20_Paragraph_20_Font"><text:span text:style-name="T1">m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st</text:span></text:span><text:span text:style-name="Default_20_Paragraph_20_Font"><text:span text:style-name="T1">i</text:span></text:span><text:span text:style-name="Default_20_Paragraph_20_Font"><text:span text:style-name="T3">tut</text:span></text:span><text:span text:style-name="Default_20_Paragraph_20_Font"><text:span text:style-name="T1">io </text:span></text:span><text:span text:style-name="Default_20_Paragraph_20_Font"><text:span text:style-name="T3">ex h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m</text:span></text:span><text:span text:style-name="Default_20_Paragraph_20_Font"><text:span text:style-name="T3">odi c</text:span></text:span><text:span text:style-name="Default_20_Paragraph_20_Font"><text:span text:style-name="T1">o</text:span></text:span><text:span text:style-name="Default_20_Paragraph_20_Font"><text:span text:style-name="T3">n-<text:line-break/>c</text:span></text:span><text:span text:style-name="Default_20_Paragraph_20_Font"><text:span text:style-name="T1">i</text:span></text:span><text:span text:style-name="Default_20_Paragraph_20_Font"><text:span text:style-name="T3">nn</text:span></text:span><text:span text:style-name="Default_20_Paragraph_20_Font"><text:span text:style-name="T1">i</text:span></text:span><text:span text:style-name="Default_20_Paragraph_20_Font"><text:span text:style-name="T3">tate.</text:span></text:span></text:p>
        <text:p text:style-name="P3"><text:span text:style-name="Default_20_Paragraph_20_Font"><text:span text:style-name="T1">Ignorant et id permulti, eamque ob rem admirantur<text:line-break/>et nos saepe ex divinatione quadam praedixisse existimant<text:line-break/>eum, qui quartana febre laboraret, post dies, exempli<text:line-break/>gratia, qui</text:span></text:span><text:span text:style-name="Default_20_Paragraph_20_Font"><text:span text:style-name="T3">n</text:span></text:span><text:span text:style-name="Default_20_Paragraph_20_Font"><text:span text:style-name="T1">decim minime a febre liberum fore. Atqui<text:line-break/>in tertianis id praesagiri febribus haud .dignum ducunt<text:line-break/>admiratione , quum tamen sit utriusque febris ratio eadem.<text:line-break/>Nam veluti in febribus continuis dies omnes confequen-<text:line-break/>tes numeramus, quo certo crisin futuram possimus prae-<text:line-break/>videre , - sic in intermittentibus accessiones , ut quod in<text:line-break/>continuis septimus dies potest, idem in lutermittentibus<text:line-break/>feptimus circuitus valeat. Quare exquisita tertiana septem<text:line-break/>^circuitibus, non diebus solet judicari. Quin etiam quam<text:line-break/>habet quartus a primo dies est septimum rationem , ean-<text:line-break/>dem protius et quartu</text:span></text:span><text:span text:style-name="Default_20_Paragraph_20_Font"><text:span text:style-name="T3">s</text:span></text:span><text:span text:style-name="Default_20_Paragraph_20_Font"><text:span text:style-name="T1"> circuitus ad septimum circuitum.<text:line-break/>Quartus namque dies index est septimi et quarta quoque<text:line-break/>periodus septimam commonstrat. Est autem deliis omnibus<text:line-break/>dictum in libris de crisibus; proinde id modo sufficiet</text:span></text:span></text:p>
        <text:p text:style-name="P3"><text:span text:style-name="Default_20_Paragraph_20_Font"><text:span text:style-name="T1">intelligere, febrium quartanarum Iudicia non dierum nu-<text:line-break/>mero, fed circuituum exerceri. Porro per concinnitatem<text:line-break/>eandem dierum judicantiunr ordinem intellexit. Ut enim<text:line-break/>inconcinnitatis proprium est inordinatio. sic conelunitatis<text:line-break/>proprius ordo est. Unde et hoc universum </text:span></text:span><text:span text:style-name="Default_20_Paragraph_20_Font"><text:span text:style-name="T10">κόσμον</text:span></text:span><text:span text:style-name="Default_20_Paragraph_20_Font"><text:span text:style-name="T2"> </text:span></text:span><text:span text:style-name="Default_20_Paragraph_20_Font"><text:span text:style-name="T1">appeI-<text:line-break/>lerunt; propterea quod omnia quae eo continentur, orna-<text:line-break/>tam sortita sunt concinnitatem. , Terra quidem sita in<text:line-break/>medio ipsique exterius circumfuso mari, aere vero ipfum<text:line-break/>undique ambiente et hunc rursus aethere, delude vero<text:line-break/>caelo haec omnia circulo comprehendente. Sed et ipsae<text:line-break/>fixarum stillarunt motiones quid attinet dicere quantum<text:line-break/>habeant ornamenti? quippe quae perpetuo eaedem sint,<text:line-break/>errantium vero siderum motus etiamsi quotidie aequales<text:line-break/>non sint; at certi sunt et definiti. aequalibus .temporum<text:line-break/>intervallis dum scmper eadem Zodiaci Ioca percurrunt.</text:span></text:span></text:p>
        <text:h text:style-name="P38" text:outline-level="2"><text:bookmark-start text:name="bookmark32"/><text:span text:style-name="Default_20_Paragraph_20_Font">VIII.</text:span><text:bookmark-end text:name="bookmark32"/></text:h>
        <text:p text:style-name="P4"><text:span text:style-name="Default_20_Paragraph_20_Font"><text:span text:style-name="T3">Qui ver</text:span></text:span><text:span text:style-name="Default_20_Paragraph_20_Font"><text:span text:style-name="T1">o </text:span></text:span><text:span text:style-name="Default_20_Paragraph_20_Font"><text:span text:style-name="T3">brevissi</text:span></text:span><text:span text:style-name="Default_20_Paragraph_20_Font"><text:span text:style-name="T1">m</text:span></text:span><text:span text:style-name="Default_20_Paragraph_20_Font"><text:span text:style-name="T3">o tempore .judicandi sunt, fac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us prae-.<text:line-break/>noscuntur; max</text:span></text:span><text:span text:style-name="Default_20_Paragraph_20_Font"><text:span text:style-name="T1">im</text:span></text:span><text:span text:style-name="Default_20_Paragraph_20_Font"><text:span text:style-name="T3">e namque ab</text:span></text:span><text:span text:style-name="Default_20_Paragraph_20_Font"><text:span text:style-name="T1"> i</text:span></text:span><text:span text:style-name="Default_20_Paragraph_20_Font"><text:span text:style-name="T3">nitio .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 se d</text:span></text:span><text:span text:style-name="Default_20_Paragraph_20_Font"><text:span text:style-name="T1">i/</text:span></text:span><text:span text:style-name="Default_20_Paragraph_20_Font"><text:span text:style-name="T3">stdent.<text:line-break/></text:span></text:span><text:span text:style-name="Default_20_Paragraph_20_Font"><text:span text:style-name="T1">t</text:span></text:span><text:span text:style-name="Default_20_Paragraph_20_Font"><text:span text:style-name="T3">sui en</text:span></text:span><text:span text:style-name="Default_20_Paragraph_20_Font"><text:span text:style-name="T1">im </text:span></text:span><text:span text:style-name="Default_20_Paragraph_20_Font"><text:span text:style-name="T3">supersuturi sun</text:span></text:span><text:span text:style-name="Default_20_Paragraph_20_Font"><text:span text:style-name="T1">t, </text:span></text:span><text:span text:style-name="Default_20_Paragraph_20_Font"><text:span text:style-name="T3">tacite sp</text:span></text:span><text:span text:style-name="Default_20_Paragraph_20_Font"><text:span text:style-name="T1">i</text:span></text:span><text:span text:style-name="Default_20_Paragraph_20_Font"><text:span text:style-name="T3">ratu</text:span></text:span><text:span text:style-name="Default_20_Paragraph_20_Font"><text:span text:style-name="T1">s </text:span></text:span><text:span text:style-name="Default_20_Paragraph_20_Font"><text:span text:style-name="T3">do</text:span></text:span><text:span text:style-name="Default_20_Paragraph_20_Font"><text:span text:style-name="T1">l</text:span></text:span><text:span text:style-name="Default_20_Paragraph_20_Font"><text:span text:style-name="T3">ore va-<text:line-break/>can</text:span></text:span><text:span text:style-name="Default_20_Paragraph_20_Font"><text:span text:style-name="T1">i, </text:span></text:span><text:span text:style-name="Default_20_Paragraph_20_Font"><text:span text:style-name="T3">noctu dormiunt, al</text:span></text:span><text:span text:style-name="Default_20_Paragraph_20_Font"><text:span text:style-name="T1">i</text:span></text:span><text:span text:style-name="Default_20_Paragraph_20_Font"><text:span text:style-name="T3">aque securissima habent signa.<text:line-break/>Qui ver</text:span></text:span><text:span text:style-name="Default_20_Paragraph_20_Font"><text:span text:style-name="T1">o </text:span></text:span><text:span text:style-name="Default_20_Paragraph_20_Font"><text:span text:style-name="T3">pereunt, d</text:span></text:span><text:span text:style-name="Default_20_Paragraph_20_Font"><text:span text:style-name="T1">j</text:span></text:span><text:span text:style-name="Default_20_Paragraph_20_Font"><text:span text:style-name="T3">ffic</text:span></text:span><text:span text:style-name="Default_20_Paragraph_20_Font"><text:span text:style-name="T1">i</text:span></text:span><text:span text:style-name="Default_20_Paragraph_20_Font"><text:span text:style-name="T3">le sp</text:span></text:span><text:span text:style-name="Default_20_Paragraph_20_Font"><text:span text:style-name="T1">i</text:span></text:span><text:span text:style-name="Default_20_Paragraph_20_Font"><text:span text:style-name="T3">rant; deliran</text:span></text:span><text:span text:style-name="Default_20_Paragraph_20_Font"><text:span text:style-name="T1">t;.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gi</text:span></text:span><text:span text:style-name="Default_20_Paragraph_20_Font"><text:span text:style-name="T1">l</text:span></text:span><text:span text:style-name="Default_20_Paragraph_20_Font"><text:span text:style-name="T3">ant,<text:line-break/>cae</text:span></text:span><text:span text:style-name="Default_20_Paragraph_20_Font"><text:span text:style-name="T1">t</text:span></text:span><text:span text:style-name="Default_20_Paragraph_20_Font"><text:span text:style-name="T3">eraque signa haben</text:span></text:span><text:span text:style-name="Default_20_Paragraph_20_Font"><text:span text:style-name="T1">t </text:span></text:span><text:span text:style-name="Default_20_Paragraph_20_Font"><text:span text:style-name="T3">pesuma.</text:span></text:span></text:p>
        <text:p text:style-name="P1"><text:span text:style-name="Default_20_Paragraph_20_Font"><text:span text:style-name="T1">Hippocrates etiam ante usus est verbo </text:span></text:span><text:span text:style-name="Default_20_Paragraph_20_Font"><text:span text:style-name="T10">εύπετέως</text:span></text:span><text:span text:style-name="Default_20_Paragraph_20_Font"><text:span text:style-name="T2">, </text:span></text:span><text:span text:style-name="Default_20_Paragraph_20_Font"><text:span text:style-name="T1">quod<text:line-break/>prompte et facile significat; nunc quod dicit </text:span></text:span><text:span text:style-name="Default_20_Paragraph_20_Font"><text:span text:style-name="T10">εύπετέστερα</text:span></text:span><text:span text:style-name="Default_20_Paragraph_20_Font"><text:span text:style-name="T2">,<text:line-break/></text:span></text:span><text:span text:style-name="Default_20_Paragraph_20_Font"><text:span text:style-name="T1">utique faciliora significat et cognitu promptiora. Dixerat<text:line-break/>ergo paulo ante; febres enim simplicissimae et signis fe-<text:line-break/>curissimis comitatae quarto die vel etiam ante desinunt.<text:line-break/>Id quod ipse nunc repetiit, quo evidenter doceat ereat-<text:line-break/>plis quaenam optima signa sint. Ait enim : </text:span></text:span><text:span text:style-name="Default_20_Paragraph_20_Font"><text:span text:style-name="T3">nam q</text:span></text:span><text:span text:style-name="Default_20_Paragraph_20_Font"><text:span text:style-name="T1">ui m</text:span></text:span><text:span text:style-name="Default_20_Paragraph_20_Font"><text:span text:style-name="T3">or-<text:line-break/>bum evasur</text:span></text:span><text:span text:style-name="Default_20_Paragraph_20_Font"><text:span text:style-name="T1">i </text:span></text:span><text:span text:style-name="Default_20_Paragraph_20_Font"><text:span text:style-name="T3">sunt tum ex facili sp</text:span></text:span><text:span text:style-name="Default_20_Paragraph_20_Font"><text:span text:style-name="T1">i</text:span></text:span><text:span text:style-name="Default_20_Paragraph_20_Font"><text:span text:style-name="T3">rant tum vacant do</text:span></text:span><text:span text:style-name="Default_20_Paragraph_20_Font"><text:span text:style-name="T1">l</text:span></text:span><text:span text:style-name="Default_20_Paragraph_20_Font"><text:span text:style-name="T3">ore<text:line-break/></text:span></text:span><text:span text:style-name="Default_20_Paragraph_20_Font"><text:span text:style-name="T1">t</text:span></text:span><text:span text:style-name="Default_20_Paragraph_20_Font"><text:span text:style-name="T3">um n</text:span></text:span><text:span text:style-name="Default_20_Paragraph_20_Font"><text:span text:style-name="T1">o</text:span></text:span><text:span text:style-name="Default_20_Paragraph_20_Font"><text:span text:style-name="T3">ctu dor</text:span></text:span><text:span text:style-name="Default_20_Paragraph_20_Font"><text:span text:style-name="T1">mi</text:span></text:span><text:span text:style-name="Default_20_Paragraph_20_Font"><text:span text:style-name="T3">un</text:span></text:span><text:span text:style-name="Default_20_Paragraph_20_Font"><text:span text:style-name="T1">t. A</text:span></text:span><text:span text:style-name="Default_20_Paragraph_20_Font"><text:span text:style-name="T3">t qui mor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, d</text:span></text:span><text:span text:style-name="Default_20_Paragraph_20_Font"><text:span text:style-name="T1">i</text:span></text:span><text:span text:style-name="Default_20_Paragraph_20_Font"><text:span text:style-name="T3">fficil</text:span></text:span><text:span text:style-name="Default_20_Paragraph_20_Font"><text:span text:style-name="T1">i</text:span></text:span><text:span text:style-name="Default_20_Paragraph_20_Font"><text:span text:style-name="T3">ter sp</text:span></text:span><text:span text:style-name="Default_20_Paragraph_20_Font"><text:span text:style-name="T1">i</text:span></text:span><text:span text:style-name="Default_20_Paragraph_20_Font"><text:span text:style-name="T3">ris</text:span></text:span></text:p>
        <text:p text:style-name="P3"><text:span text:style-name="Default_20_Paragraph_20_Font"><text:span text:style-name="T3">tum trahunt, delirant, v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lant. </text:span></text:span><text:span text:style-name="Default_20_Paragraph_20_Font"><text:span text:style-name="T1">Deinde utrique adjecit<text:line-break/>sententiae , priori quidem .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aque signa habent secur</text:span></text:span><text:span text:style-name="Default_20_Paragraph_20_Font"><text:span text:style-name="T1">i/.-<text:line-break/>sim</text:span></text:span><text:span text:style-name="Default_20_Paragraph_20_Font"><text:span text:style-name="T3">a;</text:span></text:span><text:span text:style-name="Default_20_Paragraph_20_Font"><text:span text:style-name="T1"> alteri vero: </text:span></text:span><text:span text:style-name="Default_20_Paragraph_20_Font"><text:span text:style-name="T3">et rel</text:span></text:span><text:span text:style-name="Default_20_Paragraph_20_Font"><text:span text:style-name="T1">i</text:span></text:span><text:span text:style-name="Default_20_Paragraph_20_Font"><text:span text:style-name="T3">qua signa p</text:span></text:span><text:span text:style-name="Default_20_Paragraph_20_Font"><text:span text:style-name="T1">os</text:span></text:span><text:span text:style-name="Default_20_Paragraph_20_Font"><text:span text:style-name="T3">sident pe/stma. </text:span></text:span><text:span text:style-name="Default_20_Paragraph_20_Font"><text:span text:style-name="T1">Ex<text:line-break/>quibus plane ostendit fe quo exempla pro</text:span></text:span><text:span text:style-name="Default_20_Paragraph_20_Font"><text:span text:style-name="T3">t</text:span></text:span><text:span text:style-name="Default_20_Paragraph_20_Font"><text:span text:style-name="T1">erret signorum<text:line-break/>utriusque generis meminisse. Hoc autem etiam recte vi-<text:line-break/>detur adjecisse: </text:span></text:span><text:span text:style-name="Default_20_Paragraph_20_Font"><text:span text:style-name="T3">siquide</text:span></text:span><text:span text:style-name="Default_20_Paragraph_20_Font"><text:span text:style-name="T1">m </text:span></text:span><text:span text:style-name="Default_20_Paragraph_20_Font"><text:span text:style-name="T3">ab illi</text:span></text:span><text:span text:style-name="Default_20_Paragraph_20_Font"><text:span text:style-name="T1">s </text:span></text:span><text:span text:style-name="Default_20_Paragraph_20_Font"><text:span text:style-name="T3">stat</text:span></text:span><text:span text:style-name="Default_20_Paragraph_20_Font"><text:span text:style-name="T1">i</text:span></text:span><text:span text:style-name="Default_20_Paragraph_20_Font"><text:span text:style-name="T3">m ab</text:span></text:span><text:span text:style-name="Default_20_Paragraph_20_Font"><text:span text:style-name="T1"> m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o quam<text:line-break/></text:span></text:span><text:span text:style-name="Default_20_Paragraph_20_Font"><text:span text:style-name="T1">m</text:span></text:span><text:span text:style-name="Default_20_Paragraph_20_Font"><text:span text:style-name="T3">ax</text:span></text:span><text:span text:style-name="Default_20_Paragraph_20_Font"><text:span text:style-name="T1">i</text:span></text:span><text:span text:style-name="Default_20_Paragraph_20_Font"><text:span text:style-name="T3">me di/sident</text:span></text:span><text:span text:style-name="Default_20_Paragraph_20_Font"><text:span text:style-name="T1">, de quo et ame dictum antea est, nempe<text:line-break/>morbos illos permultum a fe invicem differre, qui dies<text:line-break/>intra paucos mortis vel salutis judicium (obire debent,<text:line-break/>sicut corum qui tempus in longum protrahunt, signa esse<text:line-break/>similia. Caeterum delirant; Hippocrates dixit, dictione<text:line-break/>apud Graecos haud multum usitata. Significat autem veI<text:line-break/>eos, qui delirant vel qui huc et illuc se</text:span></text:span><text:span text:style-name="Default_20_Paragraph_20_Font"><text:span text:style-name="T3">t</text:span></text:span><text:span text:style-name="Default_20_Paragraph_20_Font"><text:span text:style-name="T1">e dissiciunt, quos<text:line-break/>aliter </text:span></text:span><text:span text:style-name="Default_20_Paragraph_20_Font"><text:span text:style-name="T10">ἀσωμὲνο</text:span></text:span><text:span text:style-name="Default_20_Paragraph_20_Font"><text:span text:style-name="T11">ν</text:span></text:span><text:span text:style-name="Default_20_Paragraph_20_Font"><text:span text:style-name="T10">ς</text:span></text:span><text:span text:style-name="Default_20_Paragraph_20_Font"><text:span text:style-name="T17"> </text:span></text:span><text:span text:style-name="Default_20_Paragraph_20_Font"><text:span text:style-name="T1">appellant. Sed prior quantum ex ipsa<text:line-break/>votis licet coniicere , magis probanda est interpretatio , ut<text:line-break/>verbum </text:span></text:span><text:span text:style-name="Default_20_Paragraph_20_Font"><text:span text:style-name="T10">ἀλλοφάσσειν</text:span></text:span><text:span text:style-name="Default_20_Paragraph_20_Font"><text:span text:style-name="T2"> </text:span></text:span><text:span text:style-name="Default_20_Paragraph_20_Font"><text:span text:style-name="T1">ab alia atque alia loquendo derivo-</text:span></text:span></text:p>
        <text:p text:style-name="P3"><text:span text:style-name="Default_20_Paragraph_20_Font"><text:span text:style-name="T1">tur. Alii vero quod subinde oculos huc illuc circumfe-<text:line-break/>rant, deductum esse verbum prodidere.</text:span></text:span></text:p>
        <text:h text:style-name="Heading_20_2" text:outline-level="2"><text:span text:style-name="Default_20_Paragraph_20_Font">Ix.</text:span></text:h>
        <text:p text:style-name="P4"><text:span text:style-name="Default_20_Paragraph_20_Font"><text:span text:style-name="T3">H</text:span></text:span><text:span text:style-name="Default_20_Paragraph_20_Font"><text:span text:style-name="T1">is </text:span></text:span><text:span text:style-name="Default_20_Paragraph_20_Font"><text:span text:style-name="T3">ig</text:span></text:span><text:span text:style-name="Default_20_Paragraph_20_Font"><text:span text:style-name="T1">i</text:span></text:span><text:span text:style-name="Default_20_Paragraph_20_Font"><text:span text:style-name="T3">tur sic 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ing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con</text:span></text:span><text:span text:style-name="Default_20_Paragraph_20_Font"><text:span text:style-name="T1">i</text:span></text:span><text:span text:style-name="Default_20_Paragraph_20_Font"><text:span text:style-name="T3">ectare opor</text:span></text:span><text:span text:style-name="Default_20_Paragraph_20_Font"><text:span text:style-name="T1">t</text:span></text:span><text:span text:style-name="Default_20_Paragraph_20_Font"><text:span text:style-name="T3">et tum ex<text:line-break/>temp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 t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x unaquaque add</text:span></text:span><text:span text:style-name="Default_20_Paragraph_20_Font"><text:span text:style-name="T1">iti</text:span></text:span><text:span text:style-name="Default_20_Paragraph_20_Font"><text:span text:style-name="T3">one,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is </text:span></text:span><text:span text:style-name="Default_20_Paragraph_20_Font"><text:span text:style-name="T3">ad crisin<text:line-break/>prodeu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.</text:span></text:span></text:p>
        <text:p text:style-name="P1"><text:span text:style-name="Default_20_Paragraph_20_Font"><text:span text:style-name="T1">Quemadmodum omnia quae ante de urium quater-<text:line-break/>nione dixerat, repetiit, adjectis etiam exemplis sicalenno<text:line-break/>tractat hoc loco eadem, quae illic scripta fiunt, ubi dicit:<text:line-break/>verum a primo statim die diligentur animum attendere<text:line-break/>convenit et quaterniones singulos qui accesserint .ob</text:span></text:span><text:span text:style-name="Default_20_Paragraph_20_Font"><text:span text:style-name="T3">ter-<text:line-break/></text:span></text:span><text:span text:style-name="Default_20_Paragraph_20_Font"><text:span text:style-name="T1">vare, nec te latebit quo fe morbus vertet.</text:span></text:span></text:p>
        <text:h text:style-name="Heading_20_2" text:outline-level="2"><text:span text:style-name="Default_20_Paragraph_20_Font">X.<text:tab/></text:span></text:h>
        <text:p text:style-name="P4"><text:span text:style-name="Default_20_Paragraph_20_Font"><text:span text:style-name="T3">d d eunde</text:span></text:span><text:span text:style-name="Default_20_Paragraph_20_Font"><text:span text:style-name="T1">m </text:span></text:span><text:span text:style-name="Default_20_Paragraph_20_Font"><text:span text:style-name="T3">vero m</text:span></text:span><text:span text:style-name="Default_20_Paragraph_20_Font"><text:span text:style-name="T1">o</text:span></text:span><text:span text:style-name="Default_20_Paragraph_20_Font"><text:span text:style-name="T3">dum etiam</text:span></text:span><text:span text:style-name="Default_20_Paragraph_20_Font"><text:span text:style-name="T1"> m</text:span></text:span><text:span text:style-name="Default_20_Paragraph_20_Font"><text:span text:style-name="T3">u</text:span></text:span><text:span text:style-name="Default_20_Paragraph_20_Font"><text:span text:style-name="T1">li</text:span></text:span><text:span text:style-name="Default_20_Paragraph_20_Font"><text:span text:style-name="T3">eribu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rises </text:span></text:span><text:span text:style-name="Default_20_Paragraph_20_Font"><text:span text:style-name="T3">a par</text:span></text:span><text:span text:style-name="Default_20_Paragraph_20_Font"><text:span text:style-name="T1">t</text:span></text:span><text:span text:style-name="Default_20_Paragraph_20_Font"><text:span text:style-name="T3">u<text:line-break/>con</text:span></text:span><text:span text:style-name="Default_20_Paragraph_20_Font"><text:span text:style-name="T1">t</text:span></text:span><text:span text:style-name="Default_20_Paragraph_20_Font"><text:span text:style-name="T3">ingun</text:span></text:span><text:span text:style-name="Default_20_Paragraph_20_Font"><text:span text:style-name="T1">t.</text:span></text:span></text:p>
        <text:p text:style-name="P2"><text:span text:style-name="Default_20_Paragraph_20_Font"><text:span text:style-name="T1">A quo die mulier pepererit, ab eo numerare incipias,<text:line-break/>non a quo coepit febricitare. Nam aliquae fecundo ter-<text:line-break/>tiove die postquam pepererint, in febrem incidunt, atque<text:line-break/>ab eo plerique futuram crisin enumerant. Verum res fe-<text:line-break/>cus habet, quum oporteat a die quo foetum edet, enu-<text:line-break/>meratiouem exordiri. Sed quum haec omnia de diebus<text:line-break/>criticis Hippocrates breviter periequutus sit, subiit mihi<text:line-break/>admonere te ejus rei, de qua saepe me disserentem audi-<text:line-break/>visit, est autem ejusmodi. Utique nonnulla de quibus<text:line-break/>quaeritur, nihil prorsus ad artis opera conferre, fed logi-<text:line-break/>eam habere speculationem. Est enim is praemonitionis<text:line-break/>usus diem certo nosse, quo morbus judicabitur, qui acu-<text:line-break/>tusne vocandus sit, an peracutus, an longus, an acutus<text:line-break/>productus , an acutus commutatus , de nominibus potius<text:line-break/>litigare est quam res contemplari. Quas tamen quaestio-<text:line-break/>nes si quis etiam de rebus esse contenderit, at non de illis<text:line-break/>certo funt, quae vel ad praecognitiouem vel ad rectam</text:span></text:span></text:p>
        <text:p text:style-name="P2"><text:span text:style-name="Default_20_Paragraph_20_Font"><text:span text:style-name="T1">curationem pertinent. Pone enim certo praecognitum esse<text:line-break/>a nobis aegrum vigesimo die morbo solutum iri; deinde -<text:line-break/>quum res secundum spem evenerit, aliquem dicere aegrum<text:line-break/>acuto morbo conflictatum fuisse, alium autem non ferre<text:line-break/>morbum hunc acutum nuncupari; acutos namque morbo</text:span></text:span><text:span text:style-name="Default_20_Paragraph_20_Font"><text:span text:style-name="T3">s<text:line-break/></text:span></text:span><text:span text:style-name="Default_20_Paragraph_20_Font"><text:span text:style-name="T1">die decimo quarto desinere. Deinde inter fe contendere<text:line-break/>.et ab altero quidem morbum plane longum vocari , quod<text:line-break/>acutorum fines excesserit; neque enim aliam ullam arbi-<text:line-break/>arandum esse tertiam in morbis differentiam, quae a tem- .<text:line-break/>poris modo petatur. Ab altero autem morbum hunc acu-<text:line-break/>tum commutatum appellari; ab alio vero acutum prodo-<text:line-break/>ctum diei 7 alium vero non sic plane, sed acutum parum</text:span></text:span></text:p>
        <text:p text:style-name="P4"><text:span text:style-name="Default_20_Paragraph_20_Font"><text:span text:style-name="T1">- productum nominare. Si quis ergo jam cupit audire sin-<text:line-break/>gulo</text:span></text:span><text:span text:style-name="Default_20_Paragraph_20_Font"><text:span text:style-name="T3">s</text:span></text:span><text:span text:style-name="Default_20_Paragraph_20_Font"><text:span text:style-name="T1">um rationes, quibus illi inter fe dissidentes opinio-<text:line-break/>nem suam tuentur et postea judicare quis melius pejnsve<text:line-break/>sentiat, non parvam quidem temporis jacturam faciet nec<text:line-break/>interim ulla in re artem aptam promovebit. Similiter qui<text:line-break/>praevidere potest morbum vigesimo septimo die discussum</text:span></text:span></text:p>
        <text:p text:style-name="P3"><text:span text:style-name="Default_20_Paragraph_20_Font"><text:span text:style-name="T1">iri,. non tamen decernere acutusne vocandus sit, an lon-<text:line-break/>gus, an acutus productus, an acutus commutatus,. nulla<text:line-break/>ille quidem in re minus est ad artem aptus. Convenit.<text:line-break/>enim maxime tot numero esse morborum penes tempus<text:line-break/>differentias, quot circuitus sunt judicandi facultate prae-<text:line-break/>diti, ut morbus ille brevissimus sit, qui primo quaternione<text:line-break/>concluditur; post eum, qui fecundo; deinde qui tertio,<text:line-break/>mox qui quarto, demum qui quinto; deinceps autem qui<text:line-break/>sexto, id quod die accidit vigesimo; postea vero quater-<text:line-break/>. nlones aboleri et ori</text:span></text:span><text:span text:style-name="Default_20_Paragraph_20_Font"><text:span text:style-name="T3">t</text:span></text:span><text:span text:style-name="Default_20_Paragraph_20_Font"><text:span text:style-name="T1">es esse hebdomadicas et eas quoque<text:line-break/>progressu temporis tandem supprimi , ut per viginti die-<text:line-break/>rum spatia morbi solvantur et tandem in meusium nume-<text:line-break/>rum transire. Sunt enim definita duo morborum tempora,<text:line-break/>ut vel acuti vel diuturni dicantur. Verum quo clarius<text:line-break/>intelligamur, hoc modo perfaepe appellamus. Deinde res<text:line-break/>ipsae nos cogunt inter eos ponere alios medios, qui per</text:span></text:span></text:p>
        <text:p text:style-name="P3"><text:span text:style-name="Default_20_Paragraph_20_Font"><text:span text:style-name="T12">.</text:span></text:span><text:span text:style-name="Default_20_Paragraph_20_Font"><text:span text:style-name="T1">commutationem acuti funi et differentias omnes triplices<text:line-break/>facere et rursus earum singulas dividere, ut inter acu-<text:line-break/>tos primos, ne longe abeas, alius simpliciter acutus, alius<text:line-break/>peracutus etiam ab ipso Hippocrate nuncupatur. Quorum<text:line-break/>hic quidem dicitur, qui ultra diem septimum non proce-<text:line-break/>dit, sed vel illo ipfo die vel etiam maturius judicatur,<text:line-break/>ille vero; qui in diem decimum septimum protrahitur;<text:line-break/>cui si morula etiam aliqua accesserit, ut crisis in diem<text:line-break/>septimum et decimum differatur , haesitamus quonam<text:line-break/>morbum hunc nomine appellemus, quum proprio carea-<text:line-break/>mus, et illum aeque cujus judicium die vigesimo exercetur,<text:line-break/>ut hac in re dubitatio illa, quam soriticam vocant, oria-<text:line-break/>tur. Quo fit ut interdum probabile esse putem acutis<text:line-break/>morbis vigesimo potius quam decimo quarto finem sta-<text:line-break/>tuere. Est autem et alia non parva super hac re dubi-<text:line-break/>talio. Morbus enim acutus non sine febris magnitudine<text:line-break/>et assiduitate animo concipitur, quando eum, qui non est<text:line-break/>ejusmodi, non ita censemus nuncupandum, etiam si decimo</text:span></text:span></text:p>
        <text:p text:style-name="P3"><text:span text:style-name="Default_20_Paragraph_20_Font"><text:span text:style-name="T1">quarto die aut celerius etiam discussus fuerit. Hae qui-<text:line-break/>dem funt et tot praefiniti acutorum morborum finis disse-<text:line-break/></text:span></text:span><text:span text:style-name="Default_20_Paragraph_20_Font"><text:span text:style-name="T3">s</text:span></text:span><text:span text:style-name="Default_20_Paragraph_20_Font"><text:span text:style-name="T1">entiae. Sunt vero et aliae dierum post vigesimum , qui-<text:line-break/>bus inest judicandi vis, qui et ipsi magnam habent lati-<text:line-break/>tudinem. Arbitror autem maxime convenire ut qui ad<text:line-break/>diem usque quadragesimum perveniunt, peculiarem quan-<text:line-break/>dam differentiam constituant et secundum hos aliam, qui<text:line-break/>in septimum mensem porriguntur. Similiter autem et<text:line-break/>annuos in alia esse differentia et illos praeterea, quos an-<text:line-break/>notum non mensium spatiis dimetimur. Sunt autem haec,<text:line-break/>uti ego semper admonui, praetermittenda et danda sedulo<text:line-break/>opera ut tempus, quo solvendus morbus est, sciamus<text:line-break/>praesagire. Perspicuum enim est Hippocratem in uno<text:line-break/>morbi genere, quod ille suppurationem solet appellare,<text:line-break/>ruptionis diem statuere interdum vigesimum; aliquando<text:line-break/>trigesimum aut quadragesimum aut sexagesimum. itaque<text:line-break/>alios quidem qui optime id callent, sinito nomina ut<text:line-break/>volent iis indere et difce praesagire , quonam die voracia</text:span></text:span></text:p>
        <text:p text:style-name="P3"><text:span text:style-name="Default_20_Paragraph_20_Font"><text:span text:style-name="T1">rumpi debet. Id autem tibi duo, veluti quaedam insim-<text:line-break/>menta indicabunt, experientia et ratio. Quarum illa qui-.<text:line-break/>dem docet unum atque alterum empyema , certo utrum-<text:line-break/>que tempore disruptum fuisse. Haec vero et materiae,<text:line-break/>quae committit empyema, substantiam intelligit tum can-<text:line-break/>sum quae ipsam efficit quaeque una cum illa agunt. Nam<text:line-break/>qui consideravit primum empyema, quod die, ut exempli<text:line-break/>gratia dicamus, quadragesimo ruptum est, ab humore pa-<text:line-break/>rum frigido et tempore similiter et aetate et regione et<text:line-break/>natura totius corporis, partisque affectae moderate frigi-<text:line-break/>dis ortum habuisse et rutilis alterum vidit ruptum. die<text:line-break/>sexagesimo, quum essent omnia supradicta calidiora, et<text:line-break/>aliud fortassis die vigesimo adapertum fuisse, quod essent<text:line-break/>calidiora, si haec sequatur, potest aliorum omnium em-<text:line-break/>pyematum coniecturam facere, fcopos quidem illos atten-<text:line-break/>dens, quos per experientiam observavit., conserens autem<text:line-break/>cum . ipsis eum qui nunc est calorem et frigus non hu-<text:line-break/>morum modo, qui alterationem subeunt, verum etiam</text:span></text:span></text:p>
        <text:p text:style-name="P2"><text:span text:style-name="Default_20_Paragraph_20_Font"><text:span text:style-name="T1">agentis causae, quae quidem calor ipsa nativus est, a qua<text:line-break/>illi alterantur, tum ea aestimans, quibus ipsa juvatur, re-<text:line-break/>gionem , anni tempus, caelique statum, ipsius vero can-<text:line-break/>sue agentis magnitudinem perpendens tum ex aetate tum<text:line-break/>ex propria ipsius natura et partis in qua obortum est<text:line-break/>empyema tum signis aliis, quae robur et imbecillitatem<text:line-break/>facultatis in arteriis venifque sitae testantur. Qui enim<text:line-break/>nihil eorum norit, sed exspectat donec omnium empye-<text:line-break/>matum cognitionem per observationem sit consequutus, vix<text:line-break/>illi annorum mille tempus sufficiet, sicut is rursus qui<text:line-break/>. nativum calorem quantus est confiderat et cum eo con-<text:line-break/>fert humorum, qui concoqui debent, naturam , viam fe-<text:line-break/>quitur ad inveniendum id, quod investigat, compendio-<text:line-break/>Iam. llle quidem ipfe est qui ex his quae novit potest<text:line-break/>eorum etiam quae non novit artificiose facere coniectu-<text:line-break/>ram. Ille solus dicet, hoc quidem circa diem vigesimum,<text:line-break/>illud circa trigesimum fuppuraturum esse, et de aliis ad<text:line-break/>eundem modum, nihil praeterea additurus, anne acutum<text:line-break/>hunc morbum. au longum an ex commutatione acutum</text:span></text:span></text:p>
        <text:p text:style-name="P3"><text:span text:style-name="Default_20_Paragraph_20_Font"><text:span text:style-name="T1">vocare oporteat; Haec enim non medici quidem dijudi-<text:line-break/>orant, qui artis opera persequuntur, sed sophistae potius,<text:line-break/>qui tempus et operam in. verbis inaniter collocant, pro-<text:line-break/>indeque multi in alto sedentes solio venusie admodum de<text:line-break/>hujuscemodi problematis disserentes discipulos suos fabu-<text:line-break/>lis pertundunt, qui autem casus aegrum maneat magis<text:line-break/>quam maris congios ignorant. Alii rursus valent quidem<text:line-break/>et discernere morbos et sutura praesagire, de logicis vero<text:line-break/>quaestionibus dicere non possunt. Quo fit ut alii qui-<text:line-break/>dem apud homines habeantur medici, alii vero sophistae<text:line-break/>et </text:span></text:span><text:span text:style-name="Default_20_Paragraph_20_Font"><text:span text:style-name="T10">λογιατροί</text:span></text:span><text:span text:style-name="Default_20_Paragraph_20_Font"><text:span text:style-name="T2">: </text:span></text:span><text:span text:style-name="Default_20_Paragraph_20_Font"><text:span text:style-name="T1">.sic enim eos appellant; atque si quem vi-<text:line-break/>sierint in libro legentem et rationem in explicandis utili-<text:line-break/>bus medicamentis adhlbentem, eum statim ex logiatris<text:line-break/>aliquem esse suspicantur.</text:span></text:span></text:p>
        <text:h text:style-name="Heading_20_2" text:outline-level="2"><text:span text:style-name="Default_20_Paragraph_20_Font"><text:span text:style-name="T3">. i. </text:span></text:span><text:span text:style-name="Default_20_Paragraph_20_Font"><text:span text:style-name="T1">XI.</text:span></text:span></text:h>
        <text:p text:style-name="P4"><text:span text:style-name="Default_20_Paragraph_20_Font"><text:span text:style-name="T3">Capiti</text:span></text:span><text:span text:style-name="Default_20_Paragraph_20_Font"><text:span text:style-name="T1">s </text:span></text:span><text:span text:style-name="Default_20_Paragraph_20_Font"><text:span text:style-name="T3">autem dol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et vehem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s </text:span></text:span><text:span text:style-name="Default_20_Paragraph_20_Font"><text:span text:style-name="T3">et continui cum fa-<text:line-break/>bre, st quod certe letal</text:span></text:span><text:span text:style-name="Default_20_Paragraph_20_Font"><text:span text:style-name="T1">i</text:span></text:span><text:span text:style-name="Default_20_Paragraph_20_Font"><text:span text:style-name="T3">um signorum praeterea ac</text:span></text:span><text:span text:style-name="Default_20_Paragraph_20_Font"><text:span text:style-name="T1">r</text:span></text:span><text:span text:style-name="Default_20_Paragraph_20_Font"><text:span text:style-name="T3">e/su-</text:span></text:span></text:p>
        <text:p text:style-name="P3"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t, exi</text:span></text:span><text:span text:style-name="Default_20_Paragraph_20_Font"><text:span text:style-name="T1">t</text:span></text:span><text:span text:style-name="Default_20_Paragraph_20_Font"><text:span text:style-name="T3">iosum ad</text:span></text:span><text:span text:style-name="Default_20_Paragraph_20_Font"><text:span text:style-name="T1">m</text:span></text:span><text:span text:style-name="Default_20_Paragraph_20_Font"><text:span text:style-name="T3">odum; si vero sine ejusmodi signis<text:line-break/>do</text:span></text:span><text:span text:style-name="Default_20_Paragraph_20_Font"><text:span text:style-name="T1">l</text:span></text:span><text:span text:style-name="Default_20_Paragraph_20_Font"><text:span text:style-name="T3">or v</text:span></text:span><text:span text:style-name="Default_20_Paragraph_20_Font"><text:span text:style-name="T1">i</text:span></text:span><text:span text:style-name="Default_20_Paragraph_20_Font"><text:span text:style-name="T3">gesimum d</text:span></text:span><text:span text:style-name="Default_20_Paragraph_20_Font"><text:span text:style-name="T1">i</text:span></text:span><text:span text:style-name="Default_20_Paragraph_20_Font"><text:span text:style-name="T3">em saperet et subr</text:span></text:span><text:span text:style-name="Default_20_Paragraph_20_Font"><text:span text:style-name="T1">iis </text:span></text:span><text:span text:style-name="Default_20_Paragraph_20_Font"><text:span text:style-name="T3">de</text:span></text:span><text:span text:style-name="Default_20_Paragraph_20_Font"><text:span text:style-name="T1">t</text:span></text:span><text:span text:style-name="Default_20_Paragraph_20_Font"><text:span text:style-name="T3">ineat, sungui-<text:line-break/>n</text:span></text:span><text:span text:style-name="Default_20_Paragraph_20_Font"><text:span text:style-name="T1">is </text:span></text:span><text:span text:style-name="Default_20_Paragraph_20_Font"><text:span text:style-name="T3">e naribu</text:span></text:span><text:span text:style-name="Default_20_Paragraph_20_Font"><text:span text:style-name="T1">s </text:span></text:span><text:span text:style-name="Default_20_Paragraph_20_Font"><text:span text:style-name="T3">erupti</text:span></text:span><text:span text:style-name="Default_20_Paragraph_20_Font"><text:span text:style-name="T1">o</text:span></text:span><text:span text:style-name="Default_20_Paragraph_20_Font"><text:span text:style-name="T3">nem aut alium quendam absce</text:span></text:span><text:span text:style-name="Default_20_Paragraph_20_Font"><text:span text:style-name="T1">ssem<text:line-break/></text:span></text:span><text:span text:style-name="Default_20_Paragraph_20_Font"><text:span text:style-name="T3">ad inseras partes exspec</text:span></text:span><text:span text:style-name="Default_20_Paragraph_20_Font"><text:span text:style-name="T1">t</text:span></text:span><text:span text:style-name="Default_20_Paragraph_20_Font"><text:span text:style-name="T3">are op</text:span></text:span><text:span text:style-name="Default_20_Paragraph_20_Font"><text:span text:style-name="T1">o</text:span></text:span><text:span text:style-name="Default_20_Paragraph_20_Font"><text:span text:style-name="T3">rtet. rerum quoad do-<text:line-break/>lor recens sue</text:span></text:span><text:span text:style-name="Default_20_Paragraph_20_Font"><text:span text:style-name="T1">rit , </text:span></text:span><text:span text:style-name="Default_20_Paragraph_20_Font"><text:span text:style-name="T3">eode</text:span></text:span><text:span text:style-name="Default_20_Paragraph_20_Font"><text:span text:style-name="T1">m </text:span></text:span><text:span text:style-name="Default_20_Paragraph_20_Font"><text:span text:style-name="T3">modo sanguin</text:span></text:span><text:span text:style-name="Default_20_Paragraph_20_Font"><text:span text:style-name="T1">i</text:span></text:span><text:span text:style-name="Default_20_Paragraph_20_Font"><text:span text:style-name="T3">s ex nar</text:span></text:span><text:span text:style-name="Default_20_Paragraph_20_Font"><text:span text:style-name="T1">i</text:span></text:span><text:span text:style-name="Default_20_Paragraph_20_Font"><text:span text:style-name="T3">bus<text:line-break/>erupt</text:span></text:span><text:span text:style-name="Default_20_Paragraph_20_Font"><text:span text:style-name="T1">i</text:span></text:span><text:span text:style-name="Default_20_Paragraph_20_Font"><text:span text:style-name="T3">onem aut suppurat</text:span></text:span><text:span text:style-name="Default_20_Paragraph_20_Font"><text:span text:style-name="T1">i</text:span></text:span><text:span text:style-name="Default_20_Paragraph_20_Font"><text:span text:style-name="T3">onem exspectare conven</text:span></text:span><text:span text:style-name="Default_20_Paragraph_20_Font"><text:span text:style-name="T1">i</text:span></text:span><text:span text:style-name="Default_20_Paragraph_20_Font"><text:span text:style-name="T3">t cum<text:line-break/>alias tum si dol</text:span></text:span><text:span text:style-name="Default_20_Paragraph_20_Font"><text:span text:style-name="T1">o</text:span></text:span><text:span text:style-name="Default_20_Paragraph_20_Font"><text:span text:style-name="T3">r circa tempora et sponte</text:span></text:span><text:span text:style-name="Default_20_Paragraph_20_Font"><text:span text:style-name="T1">m </text:span></text:span><text:span text:style-name="Default_20_Paragraph_20_Font"><text:span text:style-name="T3">suerit.</text:span></text:span></text:p>
        <text:p text:style-name="P1"><text:span text:style-name="Default_20_Paragraph_20_Font"><text:span text:style-name="T1">Hoc quidem inordinate expositum est, cujus tamen<text:line-break/>maxima est lu praesagiendo utilitas. Sic autem poterit<text:line-break/>ordinate dici. Capitis dolores vehemente</text:span></text:span><text:span text:style-name="Default_20_Paragraph_20_Font"><text:span text:style-name="T3">s</text:span></text:span><text:span text:style-name="Default_20_Paragraph_20_Font"><text:span text:style-name="T1"> et continui cum<text:line-break/>febre, si quidem aliquod mortiferum signum praeterea<text:line-break/>accesserit , fupra modum perniciosi sunt. Verum si ex his<text:line-break/>quae didicisti speras aegrum tandem convaliturum, prin-<text:line-break/>cipio quidem usque ad diem septimum sanguinem per na-<text:line-break/>rea fluxorum existima, morbo vero veterascente, etiam<text:line-break/>hoc idem quamquam et pus per nares vel aures commode<text:line-break/>excerni potest. Sin autem capitis dolor etiam vigesimo</text:span></text:span></text:p>
        <text:p text:style-name="P3"><text:span text:style-name="Default_20_Paragraph_20_Font"><text:span text:style-name="T1">die detinet, tunc quoque tametsi rarius sanguinis proflu-<text:line-break/>vium contingere potest, at frequentius suppuratio aut abs-<text:line-break/>cessus in partibus inferis oriuntur. Caeterum quo tem-<text:line-break/>pore futuri profluvii sanguinis suspicio est; fidem tibi<text:line-break/>majorem faciet vehemens dolor tempora </text:span></text:span><text:span text:style-name="Default_20_Paragraph_20_Font"><text:span text:style-name="T3">j</text:span></text:span><text:span text:style-name="Default_20_Paragraph_20_Font"><text:span text:style-name="T1">rontemque ob-<text:line-break/>sidens.</text:span></text:span></text:p>
        <text:h text:style-name="Heading_20_2" text:outline-level="2"><text:span text:style-name="Default_20_Paragraph_20_Font">XII.</text:span></text:h>
        <text:p text:style-name="P4"><text:span text:style-name="Default_20_Paragraph_20_Font"><text:span text:style-name="T3">Mag</text:span></text:span><text:span text:style-name="Default_20_Paragraph_20_Font"><text:span text:style-name="T1">is </text:span></text:span><text:span text:style-name="Default_20_Paragraph_20_Font"><text:span text:style-name="T3">autem exspectanda est sanguin</text:span></text:span><text:span text:style-name="Default_20_Paragraph_20_Font"><text:span text:style-name="T1">is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em erupt</text:span></text:span><text:span text:style-name="Default_20_Paragraph_20_Font"><text:span text:style-name="T1">io j</text:span></text:span><text:span text:style-name="Default_20_Paragraph_20_Font"><text:span text:style-name="T3">u-<text:line-break/></text:span></text:span><text:span text:style-name="Default_20_Paragraph_20_Font"><text:span text:style-name="T1">m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quinque et trig</text:span></text:span><text:span text:style-name="Default_20_Paragraph_20_Font"><text:span text:style-name="T1">i</text:span></text:span><text:span text:style-name="Default_20_Paragraph_20_Font"><text:span text:style-name="T3">nta an</text:span></text:span><text:span text:style-name="Default_20_Paragraph_20_Font"><text:span text:style-name="T1">uis, </text:span></text:span><text:span text:style-name="Default_20_Paragraph_20_Font"><text:span text:style-name="T3">at sen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up-<text:line-break/>pura</text:span></text:span><text:span text:style-name="Default_20_Paragraph_20_Font"><text:span text:style-name="T1">t</text:span></text:span><text:span text:style-name="Default_20_Paragraph_20_Font"><text:span text:style-name="T3">io.</text:span></text:span></text:p>
        <text:p text:style-name="P1"><text:span text:style-name="Default_20_Paragraph_20_Font"><text:span text:style-name="T1">Nota est ab aetate an sanguinis per nares proflu-<text:line-break/>vium sperari magis debeat. Causa autem evidens est et<text:line-break/>saepe ante dicta, aetatem videlicet , quae. annis quinque<text:line-break/>et triginta inferior est, sanguinem affatim gignere, atque<text:line-break/>etiam tum aetatis sanguinem esse calidiorem et biliosiorem.<text:line-break/>Id quod supra etiam diximus ad eruptiones sanguinis quas</text:span></text:span></text:p>
        <text:p text:style-name="P3"><text:span text:style-name="Default_20_Paragraph_20_Font"><text:span text:style-name="T1">per fe natura molitur accommodatissimum esse; at vero<text:line-break/>in senioribus qui triginta quinque annos excesserunt, fup-<text:line-break/>puratio magis exspectanda esu</text:span></text:span></text:p>
        <text:h text:style-name="Heading_20_2" text:outline-level="2"><text:span text:style-name="Default_20_Paragraph_20_Font">XIII.</text:span></text:h>
        <text:p text:style-name="P4"><text:span text:style-name="Default_20_Paragraph_20_Font"><text:span text:style-name="T3">Aur</text:span></text:span><text:span text:style-name="Default_20_Paragraph_20_Font"><text:span text:style-name="T1">is </text:span></text:span><text:span text:style-name="Default_20_Paragraph_20_Font"><text:span text:style-name="T3">d</text:span></text:span><text:span text:style-name="Default_20_Paragraph_20_Font"><text:span text:style-name="T1">o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r acu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cu</text:span></text:span><text:span text:style-name="Default_20_Paragraph_20_Font"><text:span text:style-name="T1">m </text:span></text:span><text:span text:style-name="Default_20_Paragraph_20_Font"><text:span text:style-name="T3">febre cont</text:span></text:span><text:span text:style-name="Default_20_Paragraph_20_Font"><text:span text:style-name="T1">i</text:span></text:span><text:span text:style-name="Default_20_Paragraph_20_Font"><text:span text:style-name="T3">nua et vehe</text:span></text:span><text:span text:style-name="Default_20_Paragraph_20_Font"><text:span text:style-name="T1">m</text:span></text:span><text:span text:style-name="Default_20_Paragraph_20_Font"><text:span text:style-name="T3">enti gra-<text:line-break/>v</text:span></text:span><text:span text:style-name="Default_20_Paragraph_20_Font"><text:span text:style-name="T1">is. </text:span></text:span><text:span text:style-name="Default_20_Paragraph_20_Font"><text:span text:style-name="T3">Periculum enim est h</text:span></text:span><text:span text:style-name="Default_20_Paragraph_20_Font"><text:span text:style-name="T1">om</text:span></text:span><text:span text:style-name="Default_20_Paragraph_20_Font"><text:span text:style-name="T3">ine</text:span></text:span><text:span text:style-name="Default_20_Paragraph_20_Font"><text:span text:style-name="T1">m </text:span></text:span><text:span text:style-name="Default_20_Paragraph_20_Font"><text:span text:style-name="T3">del</text:span></text:span><text:span text:style-name="Default_20_Paragraph_20_Font"><text:span text:style-name="T1">i</text:span></text:span><text:span text:style-name="Default_20_Paragraph_20_Font"><text:span text:style-name="T3">rare ac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</text:span></text:span><text:span text:style-name="Default_20_Paragraph_20_Font"><text:span text:style-name="T3">re.<text:line-break/>pr</text:span></text:span><text:span text:style-name="Default_20_Paragraph_20_Font"><text:span text:style-name="T1">oi</text:span></text:span><text:span text:style-name="Default_20_Paragraph_20_Font"><text:span text:style-name="T3">nde quum hic motu</text:span></text:span><text:span text:style-name="Default_20_Paragraph_20_Font"><text:span text:style-name="T1">s 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m</text:span></text:span><text:span text:style-name="Default_20_Paragraph_20_Font"><text:span text:style-name="T3">e tutu</text:span></text:span><text:span text:style-name="Default_20_Paragraph_20_Font"><text:span text:style-name="T1">s sit, ri</text:span></text:span><text:span text:style-name="Default_20_Paragraph_20_Font"><text:span text:style-name="T3">to men</text:span></text:span><text:span text:style-name="Default_20_Paragraph_20_Font"><text:span text:style-name="T1">t</text:span></text:span><text:span text:style-name="Default_20_Paragraph_20_Font"><text:span text:style-name="T3">em<text:line-break/>advertere op</text:span></text:span><text:span text:style-name="Default_20_Paragraph_20_Font"><text:span text:style-name="T1">o</text:span></text:span><text:span text:style-name="Default_20_Paragraph_20_Font"><text:span text:style-name="T3">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et</text:span></text:span><text:span text:style-name="Default_20_Paragraph_20_Font"><text:span text:style-name="T1">i</text:span></text:span><text:span text:style-name="Default_20_Paragraph_20_Font"><text:span text:style-name="T3">am al</text:span></text:span><text:span text:style-name="Default_20_Paragraph_20_Font"><text:span text:style-name="T1">iis </text:span></text:span><text:span text:style-name="Default_20_Paragraph_20_Font"><text:span text:style-name="T3">sign</text:span></text:span><text:span text:style-name="Default_20_Paragraph_20_Font"><text:span text:style-name="T1">is, </text:span></text:span><text:span text:style-name="Default_20_Paragraph_20_Font"><text:span text:style-name="T3">a pr</text:span></text:span><text:span text:style-name="Default_20_Paragraph_20_Font"><text:span text:style-name="T1">i</text:span></text:span><text:span text:style-name="Default_20_Paragraph_20_Font"><text:span text:style-name="T3">mo .sta</text:span></text:span><text:span text:style-name="Default_20_Paragraph_20_Font"><text:span text:style-name="T1">ti</text:span></text:span><text:span text:style-name="Default_20_Paragraph_20_Font"><text:span text:style-name="T3">m die.</text:span></text:span></text:p>
        <text:p text:style-name="P1"><text:span text:style-name="Default_20_Paragraph_20_Font"><text:span text:style-name="T1">Nunquam magnus dolor externam hanc visirque con-<text:line-break/>spiceam auriculam invadit, nec fi quando invaserit, peri-<text:line-break/>euli quidquam habet, quod et particula haec nullius pene<text:line-break/>dignitatis fit nec ulli principi parti continua esse videa-<text:line-break/>tur. At aurium dolores Graeci </text:span></text:span><text:span text:style-name="Default_20_Paragraph_20_Font"><text:span text:style-name="T10">ώταλγίας</text:span></text:span><text:span text:style-name="Default_20_Paragraph_20_Font"><text:span text:style-name="T2"> </text:span></text:span><text:span text:style-name="Default_20_Paragraph_20_Font"><text:span text:style-name="T1">dicunt, vocari<text:line-break/>solitum est, quum in imo meatu audiendi doloris sensus<text:line-break/>excitatus fuerit. Tunc enim nervus ipse, quem audito-<text:line-break/>rium appellant, afficitur, qui cum cerebro non parum</text:span></text:span></text:p>
        <text:p text:style-name="P3"><text:span text:style-name="Default_20_Paragraph_20_Font"><text:span text:style-name="T1">cohaeret adeo, ut plurimi non praeter rationem prae ve-<text:line-break/>hementia doloris aurium interierint, cerebro in doloris<text:line-break/>consortium perducto. Quare multi aegri et delirant et<text:line-break/>derepeute quidam etiam moriuntur, perinde atque apo-<text:line-break/>plectici, ubi fluxio, quae dolorem aurium concitabat,<text:line-break/>cerebrum confertim pervaserit.</text:span></text:span></text:p>
        <text:h text:style-name="Heading_20_2" text:outline-level="2"><text:bookmark-start text:name="bookmark34"/><text:span text:style-name="Default_20_Paragraph_20_Font">XIU</text:span><text:bookmark-end text:name="bookmark34"/></text:h>
        <text:p text:style-name="Normal"><text:span text:style-name="Default_20_Paragraph_20_Font"><text:span text:style-name="T1">.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ereunt au</text:span></text:span><text:span text:style-name="Default_20_Paragraph_20_Font"><text:span text:style-name="T1">t</text:span></text:span><text:span text:style-name="Default_20_Paragraph_20_Font"><text:span text:style-name="T3">em ex h</text:span></text:span><text:span text:style-name="Default_20_Paragraph_20_Font"><text:span text:style-name="T1">o</text:span></text:span><text:span text:style-name="Default_20_Paragraph_20_Font"><text:span text:style-name="T3">c morbo saniore</text:span></text:span><text:span text:style-name="Default_20_Paragraph_20_Font"><text:span text:style-name="T1">s </text:span></text:span><text:span text:style-name="Default_20_Paragraph_20_Font"><text:span text:style-name="T3">quidem h</text:span></text:span><text:span text:style-name="Default_20_Paragraph_20_Font"><text:span text:style-name="T1">o</text:span></text:span><text:span text:style-name="Default_20_Paragraph_20_Font"><text:span text:style-name="T3">mine</text:span></text:span><text:span text:style-name="Default_20_Paragraph_20_Font"><text:span text:style-name="T1">s<text:line-break/></text:span></text:span><text:span text:style-name="Default_20_Paragraph_20_Font"><text:span text:style-name="T3">sep</text:span></text:span><text:span text:style-name="Default_20_Paragraph_20_Font"><text:span text:style-name="T1">tim</text:span></text:span><text:span text:style-name="Default_20_Paragraph_20_Font"><text:span text:style-name="T3">o d</text:span></text:span><text:span text:style-name="Default_20_Paragraph_20_Font"><text:span text:style-name="T1">i</text:span></text:span><text:span text:style-name="Default_20_Paragraph_20_Font"><text:span text:style-name="T3">e aut etiam c</text:span></text:span><text:span text:style-name="Default_20_Paragraph_20_Font"><text:span text:style-name="T1">it</text:span></text:span><text:span text:style-name="Default_20_Paragraph_20_Font"><text:span text:style-name="T3">iu</text:span></text:span><text:span text:style-name="Default_20_Paragraph_20_Font"><text:span text:style-name="T1">s, sen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vero</text:span></text:span><text:span text:style-name="Default_20_Paragraph_20_Font"><text:span text:style-name="T1"> m</text:span></text:span><text:span text:style-name="Default_20_Paragraph_20_Font"><text:span text:style-name="T3">u</text:span></text:span><text:span text:style-name="Default_20_Paragraph_20_Font"><text:span text:style-name="T1">lt</text:span></text:span><text:span text:style-name="Default_20_Paragraph_20_Font"><text:span text:style-name="T3">o tar-<text:line-break/>. diu</text:span></text:span><text:span text:style-name="Default_20_Paragraph_20_Font"><text:span text:style-name="T1">s. N</text:span></text:span><text:span text:style-name="Default_20_Paragraph_20_Font"><text:span text:style-name="T3">am et febre</text:span></text:span><text:span text:style-name="Default_20_Paragraph_20_Font"><text:span text:style-name="T1">s </text:span></text:span><text:span text:style-name="Default_20_Paragraph_20_Font"><text:span text:style-name="T3">et deliria minus e</text:span></text:span><text:span text:style-name="Default_20_Paragraph_20_Font"><text:span text:style-name="T1">i</text:span></text:span><text:span text:style-name="Default_20_Paragraph_20_Font"><text:span text:style-name="T3">s superven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,<text:line-break/></text:span></text:span><text:span text:style-name="Default_20_Paragraph_20_Font"><text:span text:style-name="T3">aure/que</text:span></text:span><text:span text:style-name="Default_20_Paragraph_20_Font"><text:span text:style-name="T1"> o</text:span></text:span><text:span text:style-name="Default_20_Paragraph_20_Font"><text:span text:style-name="T3">b ea</text:span></text:span><text:span text:style-name="Default_20_Paragraph_20_Font"><text:span text:style-name="T1">m </text:span></text:span><text:span text:style-name="Default_20_Paragraph_20_Font"><text:span text:style-name="T3">causam suppura</text:span></text:span><text:span text:style-name="Default_20_Paragraph_20_Font"><text:span text:style-name="T1">ti</text:span></text:span><text:span text:style-name="Default_20_Paragraph_20_Font"><text:span text:style-name="T3">o praeoccupat. rerum<text:line-break/>his qu</text:span></text:span><text:span text:style-name="Default_20_Paragraph_20_Font"><text:span text:style-name="T1">i</text:span></text:span><text:span text:style-name="Default_20_Paragraph_20_Font"><text:span text:style-name="T3">dem aeta</text:span></text:span><text:span text:style-name="Default_20_Paragraph_20_Font"><text:span text:style-name="T1">t</text:span></text:span><text:span text:style-name="Default_20_Paragraph_20_Font"><text:span text:style-name="T3">ibus succedentes morbi reversione</text:span></text:span><text:span text:style-name="Default_20_Paragraph_20_Font"><text:span text:style-name="T1">s </text:span></text:span><text:span text:style-name="Default_20_Paragraph_20_Font"><text:span text:style-name="T3">p</text:span></text:span><text:span text:style-name="Default_20_Paragraph_20_Font"><text:span text:style-name="T1">l</text:span></text:span><text:span text:style-name="Default_20_Paragraph_20_Font"><text:span text:style-name="T3">u-<text:line-break/>rimo</text:span></text:span><text:span text:style-name="Default_20_Paragraph_20_Font"><text:span text:style-name="T1">s </text:span></text:span><text:span text:style-name="Default_20_Paragraph_20_Font"><text:span text:style-name="T3">enecan</text:span></text:span><text:span text:style-name="Default_20_Paragraph_20_Font"><text:span text:style-name="T1">t. </text:span></text:span><text:span text:style-name="Default_20_Paragraph_20_Font"><text:span text:style-name="T3">duriore</text:span></text:span><text:span text:style-name="Default_20_Paragraph_20_Font"><text:span text:style-name="T1">s </text:span></text:span><text:span text:style-name="Default_20_Paragraph_20_Font"><text:span text:style-name="T3">vero p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quam au</text:span></text:span><text:span text:style-name="Default_20_Paragraph_20_Font"><text:span text:style-name="T1">ris </text:span></text:span><text:span text:style-name="Default_20_Paragraph_20_Font"><text:span text:style-name="T3">suppu-<text:line-break/>rar</text:span></text:span><text:span text:style-name="Default_20_Paragraph_20_Font"><text:span text:style-name="T1">i</text:span></text:span><text:span text:style-name="Default_20_Paragraph_20_Font"><text:span text:style-name="T3">t intereunt. Quum quidem pu</text:span></text:span><text:span text:style-name="Default_20_Paragraph_20_Font"><text:span text:style-name="T1">s </text:span></text:span><text:span text:style-name="Default_20_Paragraph_20_Font"><text:span text:style-name="T3">albu</text:span></text:span><text:span text:style-name="Default_20_Paragraph_20_Font"><text:span text:style-name="T1">m </text:span></text:span><text:span text:style-name="Default_20_Paragraph_20_Font"><text:span text:style-name="T3">ex aure siu-<text:line-break/>xer</text:span></text:span><text:span text:style-name="Default_20_Paragraph_20_Font"><text:span text:style-name="T1">it, </text:span></text:span><text:span text:style-name="Default_20_Paragraph_20_Font"><text:span text:style-name="T3">san</text:span></text:span><text:span text:style-name="Default_20_Paragraph_20_Font"><text:span text:style-name="T1">i</text:span></text:span><text:span text:style-name="Default_20_Paragraph_20_Font"><text:span text:style-name="T3">orem superfuturum spe</text:span></text:span><text:span text:style-name="Default_20_Paragraph_20_Font"><text:span text:style-name="T1">s </text:span></text:span><text:span text:style-name="Default_20_Paragraph_20_Font"><text:span text:style-name="T3">est, siquidem et al</text:span></text:span><text:span text:style-name="Default_20_Paragraph_20_Font"><text:span text:style-name="T1">i</text:span></text:span><text:span text:style-name="Default_20_Paragraph_20_Font"><text:span text:style-name="T3">ud<text:line-break/>qu</text:span></text:span><text:span text:style-name="Default_20_Paragraph_20_Font"><text:span text:style-name="T1">o</text:span></text:span><text:span text:style-name="Default_20_Paragraph_20_Font"><text:span text:style-name="T3">ddam ei b</text:span></text:span><text:span text:style-name="Default_20_Paragraph_20_Font"><text:span text:style-name="T1">o</text:span></text:span><text:span text:style-name="Default_20_Paragraph_20_Font"><text:span text:style-name="T3">num signum supervene</text:span></text:span><text:span text:style-name="Default_20_Paragraph_20_Font"><text:span text:style-name="T1">rit.</text:span></text:span></text:p>
        <text:p text:style-name="P29"><text:span text:style-name="Default_20_Paragraph_20_Font"><text:span text:style-name="T1">Iuvenes vehementius febricitant et in furorem fani-<text:line-break/>lina vertuntur j propter biliofum calidumque temperamen-.<text:line-break/>tum. Quare haud praeter rationem celerius moriuntur<text:line-break/>quam aures .suppurent. Senibus haec quidem minus asse-<text:line-break/>runt periculum. Morbus vero reverti solet, quoniam hu-<text:line-break/>mor, qui parit dolorem, non. absolute concoquitur pro-<text:line-break/>pter temperamenti frigiditatem. Reliqua satis manifesta<text:line-break/>fuut.</text:span></text:span></text:p>
        <text:h text:style-name="Heading_20_2" text:outline-level="2"><text:span text:style-name="Default_20_Paragraph_20_Font"><text:span text:style-name="T1">XV.</text:span></text:span></text:h>
        <text:p text:style-name="P4"><text:span text:style-name="Default_20_Paragraph_20_Font"><text:span text:style-name="T3">Educes autem exulcera</text:span></text:span><text:span text:style-name="Default_20_Paragraph_20_Font"><text:span text:style-name="T1">t</text:span></text:span><text:span text:style-name="Default_20_Paragraph_20_Font"><text:span text:style-name="T3">ae cum febre grave , sed st quod<text:line-break/>aliud etiam signum suerit ex h</text:span></text:span><text:span text:style-name="Default_20_Paragraph_20_Font"><text:span text:style-name="T1">is </text:span></text:span><text:span text:style-name="Default_20_Paragraph_20_Font"><text:span text:style-name="T3">quae an</text:span></text:span><text:span text:style-name="Default_20_Paragraph_20_Font"><text:span text:style-name="T1">t</text:span></text:span><text:span text:style-name="Default_20_Paragraph_20_Font"><text:span text:style-name="T3">e prava esse<text:line-break/></text:span></text:span><text:span text:style-name="Default_20_Paragraph_20_Font"><text:span text:style-name="T1">i</text:span></text:span><text:span text:style-name="Default_20_Paragraph_20_Font"><text:span text:style-name="T3">udicata sun</text:span></text:span><text:span text:style-name="Default_20_Paragraph_20_Font"><text:span text:style-name="T1">t, </text:span></text:span><text:span text:style-name="Default_20_Paragraph_20_Font"><text:span text:style-name="T3">ho</text:span></text:span><text:span text:style-name="Default_20_Paragraph_20_Font"><text:span text:style-name="T1">m</text:span></text:span><text:span text:style-name="Default_20_Paragraph_20_Font"><text:span text:style-name="T3">inem in per</text:span></text:span><text:span text:style-name="Default_20_Paragraph_20_Font"><text:span text:style-name="T1">i</text:span></text:span><text:span text:style-name="Default_20_Paragraph_20_Font"><text:span text:style-name="T3">culo versari praed</text:span></text:span><text:span text:style-name="Default_20_Paragraph_20_Font"><text:span text:style-name="T1">i</text:span></text:span><text:span text:style-name="Default_20_Paragraph_20_Font"><text:span text:style-name="T3">cendum.</text:span></text:span></text:p>
        <text:p text:style-name="P1"><text:span text:style-name="Default_20_Paragraph_20_Font"><text:span text:style-name="T1">Fauces ulceratus mali succi credentis indicio sunt ;<text:line-break/>eaedemque non parvum exhibent negotium, propterea<text:line-break/>quod nonnisi^ aegre transglutire possunt. Itaque quo sit<text:line-break/>eventus magis absoluta cognitio , oportet notas alias con-</text:span></text:span></text:p>
        <text:p text:style-name="P3"><text:span text:style-name="Default_20_Paragraph_20_Font"><text:span text:style-name="T1">templarii Hoc autem praeceptum habe in omnibus notis<text:line-break/>commune, sed in his maxime, quae inter bonas et pessi-<text:line-break/>mas medio se habent modo. In quibus etiam ipse Hip-<text:line-break/>pocrates alia quoque signa consideranda censet.</text:span></text:span></text:p>
        <text:h text:style-name="Heading_20_2" text:outline-level="2"><text:span text:style-name="Default_20_Paragraph_20_Font">XVI.</text:span></text:h>
        <text:p text:style-name="P4"><text:span text:style-name="Default_20_Paragraph_20_Font"><text:span text:style-name="T1">A</text:span></text:span><text:span text:style-name="Default_20_Paragraph_20_Font"><text:span text:style-name="T3">ng</text:span></text:span><text:span text:style-name="Default_20_Paragraph_20_Font"><text:span text:style-name="T1">i</text:span></text:span><text:span text:style-name="Default_20_Paragraph_20_Font"><text:span text:style-name="T3">nae grav</text:span></text:span><text:span text:style-name="Default_20_Paragraph_20_Font"><text:span text:style-name="T1">issim</text:span></text:span><text:span text:style-name="Default_20_Paragraph_20_Font"><text:span text:style-name="T3">ae qu</text:span></text:span><text:span text:style-name="Default_20_Paragraph_20_Font"><text:span text:style-name="T1">i</text:span></text:span><text:span text:style-name="Default_20_Paragraph_20_Font"><text:span text:style-name="T3">dem sun</text:span></text:span><text:span text:style-name="Default_20_Paragraph_20_Font"><text:span text:style-name="T1">t </text:span></text:span><text:span text:style-name="Default_20_Paragraph_20_Font"><text:span text:style-name="T3">et celerrime inter</text:span></text:span><text:span text:style-name="Default_20_Paragraph_20_Font"><text:span text:style-name="T1">i</text:span></text:span><text:span text:style-name="Default_20_Paragraph_20_Font"><text:span text:style-name="T3">munt<text:line-break/>quaecunque neque</text:span></text:span><text:span text:style-name="Default_20_Paragraph_20_Font"><text:span text:style-name="T1"> i</text:span></text:span><text:span text:style-name="Default_20_Paragraph_20_Font"><text:span text:style-name="T3">n fauc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neque</text:span></text:span><text:span text:style-name="Default_20_Paragraph_20_Font"><text:span text:style-name="T1"> i</text:span></text:span><text:span text:style-name="Default_20_Paragraph_20_Font"><text:span text:style-name="T3">n cervice qu</text:span></text:span><text:span text:style-name="Default_20_Paragraph_20_Font"><text:span text:style-name="T1">i</text:span></text:span><text:span text:style-name="Default_20_Paragraph_20_Font"><text:span text:style-name="T3">dquam<text:line-break/>consp</text:span></text:span><text:span text:style-name="Default_20_Paragraph_20_Font"><text:span text:style-name="T1">i</text:span></text:span><text:span text:style-name="Default_20_Paragraph_20_Font"><text:span text:style-name="T3">cuum fac</text:span></text:span><text:span text:style-name="Default_20_Paragraph_20_Font"><text:span text:style-name="T1">i</text:span></text:span><text:span text:style-name="Default_20_Paragraph_20_Font"><text:span text:style-name="T3">unt, plur</text:span></text:span><text:span text:style-name="Default_20_Paragraph_20_Font"><text:span text:style-name="T1">i</text:span></text:span><text:span text:style-name="Default_20_Paragraph_20_Font"><text:span text:style-name="T3">mum vero do</text:span></text:span><text:span text:style-name="Default_20_Paragraph_20_Font"><text:span text:style-name="T1">l</text:span></text:span><text:span text:style-name="Default_20_Paragraph_20_Font"><text:span text:style-name="T3">orem exh</text:span></text:span><text:span text:style-name="Default_20_Paragraph_20_Font"><text:span text:style-name="T1">i</text:span></text:span><text:span text:style-name="Default_20_Paragraph_20_Font"><text:span text:style-name="T3">bent e</text:span></text:span><text:span text:style-name="Default_20_Paragraph_20_Font"><text:span text:style-name="T1">t<text:line-break/></text:span></text:span><text:span text:style-name="Default_20_Paragraph_20_Font"><text:span text:style-name="T3">or</text:span></text:span><text:span text:style-name="Default_20_Paragraph_20_Font"><text:span text:style-name="T1">t</text:span></text:span><text:span text:style-name="Default_20_Paragraph_20_Font"><text:span text:style-name="T3">hopn</text:span></text:span><text:span text:style-name="Default_20_Paragraph_20_Font"><text:span text:style-name="T1">o</text:span></text:span><text:span text:style-name="Default_20_Paragraph_20_Font"><text:span text:style-name="T3">eam; hae na</text:span></text:span><text:span text:style-name="Default_20_Paragraph_20_Font"><text:span text:style-name="T1">m</text:span></text:span><text:span text:style-name="Default_20_Paragraph_20_Font"><text:span text:style-name="T3">que et eodem die e</text:span></text:span><text:span text:style-name="Default_20_Paragraph_20_Font"><text:span text:style-name="T1">t </text:span></text:span><text:span text:style-name="Default_20_Paragraph_20_Font"><text:span text:style-name="T3">secundo et<text:line-break/>tert</text:span></text:span><text:span text:style-name="Default_20_Paragraph_20_Font"><text:span text:style-name="T1">io </text:span></text:span><text:span text:style-name="Default_20_Paragraph_20_Font"><text:span text:style-name="T3">et quarto sirangulant.</text:span></text:span></text:p>
        <text:p text:style-name="P1"><text:span text:style-name="Default_20_Paragraph_20_Font"><text:span text:style-name="T1">Hippocrates </text:span></text:span><text:span text:style-name="Default_20_Paragraph_20_Font"><text:span text:style-name="T10">φἀρυγγα</text:span></text:span><text:span text:style-name="Default_20_Paragraph_20_Font"><text:span text:style-name="T2"> </text:span></text:span><text:span text:style-name="Default_20_Paragraph_20_Font"><text:span text:style-name="T1">haud dubie appellavit spatium<text:line-break/>illud quod ante gulam gutturque situm esu ld quod vel<text:line-break/>ex hoc loco perspicuum est, ubi scribit, anginas illas sue-<text:line-break/>vissimas esse., ex quibusueque in faucibus neque in cer-<text:line-break/>vice vel color .vel calor vel tumor praeter naturam ap-<text:line-break/>paret. Siquidem per </text:span></text:span><text:span text:style-name="Default_20_Paragraph_20_Font"><text:span text:style-name="T10">αύχένα</text:span></text:span><text:span text:style-name="Default_20_Paragraph_20_Font"><text:span text:style-name="T2"> </text:span></text:span><text:span text:style-name="Default_20_Paragraph_20_Font"><text:span text:style-name="T1">collum intelligit, </text:span></text:span><text:span text:style-name="Default_20_Paragraph_20_Font"><text:span text:style-name="T10">φἀρ</text:span></text:span><text:span text:style-name="Default_20_Paragraph_20_Font"><text:span text:style-name="T11">ν</text:span></text:span><text:span text:style-name="Default_20_Paragraph_20_Font"><text:span text:style-name="T10">γγα</text:span></text:span></text:p>
        <text:p text:style-name="P30"><text:span text:style-name="Default_20_Paragraph_20_Font"><text:span text:style-name="T1">autem vocat eam capacitatem, quae adaperto ore lingua-<text:line-break/>que depressa cernitur. In qua duo ostia , unum gulae,<text:line-break/>alterum gutturis apparent. Itaque si nec in faucibus nec<text:line-break/>in cervice aliquid praeter naturam se ridendum praebet,<text:line-break/>corpus aliquod eorum, quae intra guttur habentur, pu-<text:line-break/>tare oportet phlegmone affectum esse, quae spiritum eli-<text:line-break/>dit. Cujus quum perangusta naturaliter via sit, si eam<text:line-break/>phlegmone circumpositorum corporum prorsus occludat,<text:line-break/>strangulari necesse esu Quamobrem coguntur aegri recta<text:line-break/>cervice spiritum trahere, quo vel tantillum meatum pate-<text:line-break/>faciant. Supinus enim decubitus eum penitus obturat,<text:line-break/>prioribus corporibus in colli vertebras plus justo procum-<text:line-break/>bentibus. Et eam quidem. ob causam quodque gutturis<text:line-break/>musculi inflammatione. tententur, haud temere dolore<text:line-break/>cruciantur.</text:span></text:span></text:p>
        <text:h text:style-name="Heading_20_2" text:outline-level="2"><text:span text:style-name="Default_20_Paragraph_20_Font">XVII.</text:span></text:h>
        <text:p text:style-name="P4"><text:span text:style-name="Default_20_Paragraph_20_Font"><text:span text:style-name="T3">Quaecunqu</text:span></text:span><text:span text:style-name="Default_20_Paragraph_20_Font"><text:span text:style-name="T1">e </text:span></text:span><text:span text:style-name="Default_20_Paragraph_20_Font"><text:span text:style-name="T3">ver</text:span></text:span><text:span text:style-name="Default_20_Paragraph_20_Font"><text:span text:style-name="T1">o i</text:span></text:span><text:span text:style-name="Default_20_Paragraph_20_Font"><text:span text:style-name="T3">n caeter</text:span></text:span><text:span text:style-name="Default_20_Paragraph_20_Font"><text:span text:style-name="T1">is </text:span></text:span><text:span text:style-name="Default_20_Paragraph_20_Font"><text:span text:style-name="T3">quidem si</text:span></text:span><text:span text:style-name="Default_20_Paragraph_20_Font"><text:span text:style-name="T1">mi</text:span></text:span><text:span text:style-name="Default_20_Paragraph_20_Font"><text:span text:style-name="T3">li</text:span></text:span><text:span text:style-name="Default_20_Paragraph_20_Font"><text:span text:style-name="T1">t</text:span></text:span><text:span text:style-name="Default_20_Paragraph_20_Font"><text:span text:style-name="T3">er do</text:span></text:span><text:span text:style-name="Default_20_Paragraph_20_Font"><text:span text:style-name="T1">l</text:span></text:span><text:span text:style-name="Default_20_Paragraph_20_Font"><text:span text:style-name="T3">ore</text:span></text:span><text:span text:style-name="Default_20_Paragraph_20_Font"><text:span text:style-name="T1">m </text:span></text:span><text:span text:style-name="Default_20_Paragraph_20_Font"><text:span text:style-name="T3">ex-<text:line-break/>b</text:span></text:span><text:span text:style-name="Default_20_Paragraph_20_Font"><text:span text:style-name="T1">i</text:span></text:span><text:span text:style-name="Default_20_Paragraph_20_Font"><text:span text:style-name="T3">bent , tumen</text:span></text:span><text:span text:style-name="Default_20_Paragraph_20_Font"><text:span text:style-name="T1">t </text:span></text:span><text:span text:style-name="Default_20_Paragraph_20_Font"><text:span text:style-name="T3">aute</text:span></text:span><text:span text:style-name="Default_20_Paragraph_20_Font"><text:span text:style-name="T1">m </text:span></text:span><text:span text:style-name="Default_20_Paragraph_20_Font"><text:span text:style-name="T3">et</text:span></text:span><text:span text:style-name="Default_20_Paragraph_20_Font"><text:span text:style-name="T1"> i</text:span></text:span><text:span text:style-name="Default_20_Paragraph_20_Font"><text:span text:style-name="T3">n faucibu</text:span></text:span><text:span text:style-name="Default_20_Paragraph_20_Font"><text:span text:style-name="T1">s t</text:span></text:span><text:span text:style-name="Default_20_Paragraph_20_Font"><text:span text:style-name="T3">u</text:span></text:span><text:span text:style-name="Default_20_Paragraph_20_Font"><text:span text:style-name="T1">m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exci</text:span></text:span><text:span text:style-name="Default_20_Paragraph_20_Font"><text:span text:style-name="T1">t</text:span></text:span><text:span text:style-name="Default_20_Paragraph_20_Font"><text:span text:style-name="T3">an</text:span></text:span><text:span text:style-name="Default_20_Paragraph_20_Font"><text:span text:style-name="T1">t,</text:span></text:span></text:p>
        <text:p text:style-name="P3"><text:span text:style-name="Default_20_Paragraph_20_Font"><text:span text:style-name="T3">adm</text:span></text:span><text:span text:style-name="Default_20_Paragraph_20_Font"><text:span text:style-name="T1">o</text:span></text:span><text:span text:style-name="Default_20_Paragraph_20_Font"><text:span text:style-name="T3">du</text:span></text:span><text:span text:style-name="Default_20_Paragraph_20_Font"><text:span text:style-name="T1">m </text:span></text:span><text:span text:style-name="Default_20_Paragraph_20_Font"><text:span text:style-name="T3">ex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ale</text:span></text:span><text:span text:style-name="Default_20_Paragraph_20_Font"><text:span text:style-name="T1">s, </text:span></text:span><text:span text:style-name="Default_20_Paragraph_20_Font"><text:span text:style-name="T3">pr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t</text:span></text:span><text:span text:style-name="Default_20_Paragraph_20_Font"><text:span text:style-name="T3">a</text:span></text:span><text:span text:style-name="Default_20_Paragraph_20_Font"><text:span text:style-name="T1">m</text:span></text:span><text:span text:style-name="Default_20_Paragraph_20_Font"><text:span text:style-name="T3">en d</text:span></text:span><text:span text:style-name="Default_20_Paragraph_20_Font"><text:span text:style-name="T1">i</text:span></text:span><text:span text:style-name="Default_20_Paragraph_20_Font"><text:span text:style-name="T3">u: a</text:span></text:span><text:span text:style-name="Default_20_Paragraph_20_Font"><text:span text:style-name="T1">mis </text:span></text:span><text:span text:style-name="Default_20_Paragraph_20_Font"><text:span text:style-name="T3">re</text:span></text:span><text:span text:style-name="Default_20_Paragraph_20_Font"><text:span text:style-name="T1">s, si i</text:span></text:span><text:span text:style-name="Default_20_Paragraph_20_Font"><text:span text:style-name="T3">n-<text:line-break/>gen</text:span></text:span><text:span text:style-name="Default_20_Paragraph_20_Font"><text:span text:style-name="T1">s </text:span></text:span><text:span text:style-name="Default_20_Paragraph_20_Font"><text:span text:style-name="T3">rubor suer</text:span></text:span><text:span text:style-name="Default_20_Paragraph_20_Font"><text:span text:style-name="T1">i</text:span></text:span><text:span text:style-name="Default_20_Paragraph_20_Font"><text:span text:style-name="T3">t.</text:span></text:span></text:p>
        <text:p text:style-name="P1"><text:span text:style-name="Default_20_Paragraph_20_Font"><text:span text:style-name="T1">Alteram anginae differentiam exponit, in qua et cer-<text:line-break/>vix intumefcit et faeces rubenti Nec tamen minor hos<text:line-break/>quam illos dolor exercet, nisi quod recta cervice spirare<text:line-break/>non coguntur, hoc est non magna premuntur spirandi dis-<text:line-break/>ficultate, quod musicali gutturis non vehementi phlegmone<text:line-break/>urgeantur. Recte ergo has quidem pestiferas esse dicit,<text:line-break/>attamen non esse tam praecipitem, ut a prioribus pestem.</text:span></text:span></text:p>
        <text:h text:style-name="Heading_20_2" text:outline-level="2"><text:span text:style-name="Default_20_Paragraph_20_Font">XUIll.</text:span></text:h>
        <text:p text:style-name="P4"><text:span text:style-name="Default_20_Paragraph_20_Font"><text:span text:style-name="T3">Quibu</text:span></text:span><text:span text:style-name="Default_20_Paragraph_20_Font"><text:span text:style-name="T1">s</text:span></text:span><text:span text:style-name="Default_20_Paragraph_20_Font"><text:span text:style-name="T3">cunque vero suuce</text:span></text:span><text:span text:style-name="Default_20_Paragraph_20_Font"><text:span text:style-name="T1">s </text:span></text:span><text:span text:style-name="Default_20_Paragraph_20_Font"><text:span text:style-name="T3">et cerv</text:span></text:span><text:span text:style-name="Default_20_Paragraph_20_Font"><text:span text:style-name="T1">i</text:span></text:span><text:span text:style-name="Default_20_Paragraph_20_Font"><text:span text:style-name="T3">x si</text:span></text:span><text:span text:style-name="Default_20_Paragraph_20_Font"><text:span text:style-name="T1">m</text:span></text:span><text:span text:style-name="Default_20_Paragraph_20_Font"><text:span text:style-name="T3">ul rubuer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, </text:span></text:span><text:span text:style-name="Default_20_Paragraph_20_Font"><text:span text:style-name="T3">hae<text:line-break/>ang</text:span></text:span><text:span text:style-name="Default_20_Paragraph_20_Font"><text:span text:style-name="T1">i</text:span></text:span><text:span text:style-name="Default_20_Paragraph_20_Font"><text:span text:style-name="T3">nae diuturni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sunt et ex</text:span></text:span><text:span text:style-name="Default_20_Paragraph_20_Font"><text:span text:style-name="T1"> i</text:span></text:span><text:span text:style-name="Default_20_Paragraph_20_Font"><text:span text:style-name="T3">psi</text:span></text:span><text:span text:style-name="Default_20_Paragraph_20_Font"><text:span text:style-name="T1">s </text:span></text:span><text:span text:style-name="Default_20_Paragraph_20_Font"><text:span text:style-name="T3">maxime evadunt si<text:line-break/>et cervix et pec</text:span></text:span><text:span text:style-name="Default_20_Paragraph_20_Font"><text:span text:style-name="T1">t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ruborem habeat, neque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r</text:span></text:span><text:span text:style-name="Default_20_Paragraph_20_Font"><text:span text:style-name="T1">o </text:span></text:span><text:span text:style-name="Default_20_Paragraph_20_Font"><text:span text:style-name="T3">er</text:span></text:span><text:span text:style-name="Default_20_Paragraph_20_Font"><text:span text:style-name="T1">ysi-<text:line-break/></text:span></text:span><text:span text:style-name="Default_20_Paragraph_20_Font"><text:span text:style-name="T3">pelas re</text:span></text:span><text:span text:style-name="Default_20_Paragraph_20_Font"><text:span text:style-name="T1">c</text:span></text:span><text:span text:style-name="Default_20_Paragraph_20_Font"><text:span text:style-name="T3">urrat.</text:span></text:span></text:p>
        <text:p text:style-name="P2"><text:span text:style-name="Default_20_Paragraph_20_Font"><text:span text:style-name="T1">Tertiam hanc anginam proponit, quam Graecorum<text:line-break/>plerique fynanchen , non autem cynancheu appellari ve-<text:line-break/>luut. Nam quod Hippocrates ait eos suffocari et dolere<text:line-break/>nihilque vel pblegmones vel erysipelatis simile neque in<text:line-break/>cervice neque in faucibus videri, id cynancheu vocant.<text:line-break/>Sed quod ego perpetuo testatus </text:span></text:span><text:span text:style-name="Default_20_Paragraph_20_Font"><text:span text:style-name="T3">t</text:span></text:span><text:span text:style-name="Default_20_Paragraph_20_Font"><text:span text:style-name="T1">um Hippocrates manifesto<text:line-break/>facere videtur, non est de nominibus fcrupulofe folicitus<text:line-break/>appellat, ut succurrit. Et scriptum Iane est in vetustis<text:line-break/>aliquot exemplaribus sermonis hujus initium, quem de<text:line-break/>anginis instituit, hunc in modum, </text:span></text:span><text:span text:style-name="Default_20_Paragraph_20_Font"><text:span text:style-name="T10">αἱ</text:span></text:span><text:span text:style-name="Default_20_Paragraph_20_Font"><text:span text:style-name="T2"> </text:span></text:span><text:span text:style-name="Default_20_Paragraph_20_Font"><text:span text:style-name="T10">δὲ</text:span></text:span><text:span text:style-name="Default_20_Paragraph_20_Font"><text:span text:style-name="T2"> </text:span></text:span><text:span text:style-name="Default_20_Paragraph_20_Font"><text:span text:style-name="T10">συνάγχαι</text:span></text:span><text:span text:style-name="Default_20_Paragraph_20_Font"><text:span text:style-name="T2">. </text:span></text:span><text:span text:style-name="Default_20_Paragraph_20_Font"><text:span text:style-name="T1">Ex<text:line-break/>quo perspicuum est quam sit inutile de n et </text:span></text:span><text:span text:style-name="Default_20_Paragraph_20_Font"><text:span text:style-name="T10">σ</text:span></text:span><text:span text:style-name="Default_20_Paragraph_20_Font"><text:span text:style-name="T17"> </text:span></text:span><text:span text:style-name="Default_20_Paragraph_20_Font"><text:span text:style-name="T1">literis,<text:line-break/>quemadmodum recentiores medici faciunt, litigare. Nam<text:line-break/>quando de re convenit, absurdum est contendere de no-<text:line-break/>minibus. At vero res ipsa iis manifesta est, qui artis<text:line-break/>opera intelligunt. Siquidem eorum , quos tanta suffoca-<text:line-break/>tio premit, ut residere cogantur, pessime illi affecti sunt,<text:line-break/>qui quum acerbissimo dolore vexentur, nihil tamen in<text:line-break/>cervice et faucibus prae fe Ierunt, quod praeter naturam</text:span></text:span></text:p>
        <text:p text:style-name="P3"><text:span text:style-name="Default_20_Paragraph_20_Font"><text:span text:style-name="T1">accidisse videatur. Secundum hos qui non spirant qur-<text:line-break/>dem difficulter, sed graviter dolent, simulque cervicem<text:line-break/>intumuere, faucesque habent plurimo rubore perfusas.<text:line-break/>Deinde vero isti, de quibus hoc loco Hippocrates verba<text:line-break/>fecit, qui nec magnopere dolent nec difficilem habent re-<text:line-break/>fpirationem, nulla in re affecto gutture, sed universa flu-<text:line-break/>xione vel in fauces vel in cervicem vel in utrumque de-<text:line-break/>cumbente. Hanc autem fluxionem prorsus biliosum esse<text:line-break/>necesse est , ut repente aut erysipelas aut phlegmonem<text:line-break/>erysipelati similem excitare possit, Qua de re ipfe dixit,<text:line-break/>nec fe erysipelas intro recipiat. Si quando vero oedema<text:line-break/>phlegmonodes obortum suerit, celerrime curatur neque<text:line-break/>vero ab ipsis etiam primordiis morbus hic acutus esu Cae-<text:line-break/>tera manifesta sunt.</text:span></text:span></text:p>
        <text:h text:style-name="Heading_20_2" text:outline-level="2"><text:span text:style-name="Default_20_Paragraph_20_Font">sui XIX.</text:span></text:h>
        <text:p text:style-name="P4"><text:span text:style-name="Default_20_Paragraph_20_Font"><text:span text:style-name="T3">si vero neque d</text:span></text:span><text:span text:style-name="Default_20_Paragraph_20_Font"><text:span text:style-name="T1">i</text:span></text:span><text:span text:style-name="Default_20_Paragraph_20_Font"><text:span text:style-name="T3">ebus crit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s evanescat er</text:span></text:span><text:span text:style-name="Default_20_Paragraph_20_Font"><text:span text:style-name="T1">y</text:span></text:span><text:span text:style-name="Default_20_Paragraph_20_Font"><text:span text:style-name="T3">sipela</text:span></text:span><text:span text:style-name="Default_20_Paragraph_20_Font"><text:span text:style-name="T1">s </text:span></text:span><text:span text:style-name="Default_20_Paragraph_20_Font"><text:span text:style-name="T3">neque<text:line-break/>tubercu</text:span></text:span><text:span text:style-name="Default_20_Paragraph_20_Font"><text:span text:style-name="T1">l</text:span></text:span><text:span text:style-name="Default_20_Paragraph_20_Font"><text:span text:style-name="T3">um ad exteriore</text:span></text:span><text:span text:style-name="Default_20_Paragraph_20_Font"><text:span text:style-name="T1">m </text:span></text:span><text:span text:style-name="Default_20_Paragraph_20_Font"><text:span text:style-name="T3">partem conversu</text:span></text:span><text:span text:style-name="Default_20_Paragraph_20_Font"><text:span text:style-name="T1">m </text:span></text:span><text:span text:style-name="Default_20_Paragraph_20_Font"><text:span text:style-name="T3">sit neque</text:span></text:span></text:p>
        <text:p text:style-name="P3"><text:span text:style-name="Default_20_Paragraph_20_Font"><text:span text:style-name="T3">pus ex</text:span></text:span><text:span text:style-name="Default_20_Paragraph_20_Font"><text:span text:style-name="T1">t</text:span></text:span><text:span text:style-name="Default_20_Paragraph_20_Font"><text:span text:style-name="T3">uqsiat, fac</text:span></text:span><text:span text:style-name="Default_20_Paragraph_20_Font"><text:span text:style-name="T1">i</text:span></text:span><text:span text:style-name="Default_20_Paragraph_20_Font"><text:span text:style-name="T3">leque ac sine do</text:span></text:span><text:span text:style-name="Default_20_Paragraph_20_Font"><text:span text:style-name="T1">l</text:span></text:span><text:span text:style-name="Default_20_Paragraph_20_Font"><text:span text:style-name="T3">ore habere .v</text:span></text:span><text:span text:style-name="Default_20_Paragraph_20_Font"><text:span text:style-name="T1">i</text:span></text:span><text:span text:style-name="Default_20_Paragraph_20_Font"><text:span text:style-name="T3">deatur,<text:line-break/>mortem significat aut rubor</text:span></text:span><text:span text:style-name="Default_20_Paragraph_20_Font"><text:span text:style-name="T1">is </text:span></text:span><text:span text:style-name="Default_20_Paragraph_20_Font"><text:span text:style-name="T3">reversionem.</text:span></text:span></text:p>
        <text:p text:style-name="P1"><text:span text:style-name="Default_20_Paragraph_20_Font"><text:span text:style-name="T1">Quam noxium sit erysipelas veI ruborem, utroque<text:line-break/>enim modo scriptum est, sine tuberculo aut sputis facili-<text:line-break/>bus aboleri, perspicuum esu Quod autem dicit nec in<text:line-break/>diebus criticis dijudicandum videtur, an hoc modo intel-<text:line-break/>ligi debeat, ut diebus criticis aboleatur, sive nullum adsit<text:line-break/>signum malum, sive aliquod adsit, sic enim aliqui inter-<text:line-break/>prelati stant, an id sequentibus coniungere oporteat, quasi<text:line-break/>illa velit Hippocrates in die critico fieri, quo plus sit in<text:line-break/>illis fiduciae. Haec mihi videtur verior esse opinio. Nam<text:line-break/>si criticis in. diebus materia in pulmonem transferatur,<text:line-break/>recurrente intro erysipelate non discusso per exteriorem<text:line-break/>, cutem, conmodo non bonum est, sed ingens etiam ma-<text:line-break/>lum quod ex fiducia, quam ex ipso die haberi oportuit,<text:line-break/>malitiam </text:span></text:span><text:span text:style-name="Default_20_Paragraph_20_Font"><text:span text:style-name="T3">t</text:span></text:span><text:span text:style-name="Default_20_Paragraph_20_Font"><text:span text:style-name="T1">uam multo magis confirmarit. Si vero et tu-</text:span></text:span></text:p>
        <text:p text:style-name="P3"><text:span text:style-name="Default_20_Paragraph_20_Font"><text:span text:style-name="T1">.Verculum quidem foras prodeat et facile extussiat, ipfum-<text:line-break/>- que erysipelas ruborve evanescat, tunc nihil minus quam<text:line-break/>aegri mortem sperare convenit.</text:span></text:span></text:p>
        <text:h text:style-name="Heading_20_2" text:outline-level="2"><text:span text:style-name="Default_20_Paragraph_20_Font">XX.</text:span></text:h>
        <text:p text:style-name="P4"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securiu</text:span></text:span><text:span text:style-name="Default_20_Paragraph_20_Font"><text:span text:style-name="T1">s </text:span></text:span><text:span text:style-name="Default_20_Paragraph_20_Font"><text:span text:style-name="T3">est tu</text:span></text:span><text:span text:style-name="Default_20_Paragraph_20_Font"><text:span text:style-name="T1">mo</text:span></text:span><text:span text:style-name="Default_20_Paragraph_20_Font"><text:span text:style-name="T3">rem et ruborem quam</text:span></text:span><text:span text:style-name="Default_20_Paragraph_20_Font"><text:span text:style-name="T1"> m</text:span></text:span><text:span text:style-name="Default_20_Paragraph_20_Font"><text:span text:style-name="T3">axime sura</text:span></text:span><text:span text:style-name="Default_20_Paragraph_20_Font"><text:span text:style-name="T1">s<text:line-break/></text:span></text:span><text:span text:style-name="Default_20_Paragraph_20_Font"><text:span text:style-name="T3">ver</text:span></text:span><text:span text:style-name="Default_20_Paragraph_20_Font"><text:span text:style-name="T1">ti</text:span></text:span><text:span text:style-name="Default_20_Paragraph_20_Font"><text:span text:style-name="T3">: quod si ad pul</text:span></text:span><text:span text:style-name="Default_20_Paragraph_20_Font"><text:span text:style-name="T1">m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ver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ur et de</text:span></text:span><text:span text:style-name="Default_20_Paragraph_20_Font"><text:span text:style-name="T1">m</text:span></text:span><text:span text:style-name="Default_20_Paragraph_20_Font"><text:span text:style-name="T3">en</text:span></text:span><text:span text:style-name="Default_20_Paragraph_20_Font"><text:span text:style-name="T1">ti</text:span></text:span><text:span text:style-name="Default_20_Paragraph_20_Font"><text:span text:style-name="T3">am pa-<text:line-break/>r</text:span></text:span><text:span text:style-name="Default_20_Paragraph_20_Font"><text:span text:style-name="T1">it </text:span></text:span><text:span text:style-name="Default_20_Paragraph_20_Font"><text:span text:style-name="T3">et ex h</text:span></text:span><text:span text:style-name="Default_20_Paragraph_20_Font"><text:span text:style-name="T1">is. </text:span></text:span><text:span text:style-name="Default_20_Paragraph_20_Font"><text:span text:style-name="T3">nonnull</text:span></text:span><text:span text:style-name="Default_20_Paragraph_20_Font"><text:span text:style-name="T1">i </text:span></text:span><text:span text:style-name="Default_20_Paragraph_20_Font"><text:span text:style-name="T3">suppura</text:span></text:span><text:span text:style-name="Default_20_Paragraph_20_Font"><text:span text:style-name="T1">ti </text:span></text:span><text:span text:style-name="Default_20_Paragraph_20_Font"><text:span text:style-name="T3">plerumque evadunt.</text:span></text:span></text:p>
        <text:p text:style-name="P1"><text:span text:style-name="Default_20_Paragraph_20_Font"><text:span text:style-name="T1">Et haec et quae postea sequuntur nota funi iis , qui<text:line-break/>praecedentia meminere.</text:span></text:span></text:p>
        <text:h text:style-name="Heading_20_2" text:outline-level="2"><text:span text:style-name="Default_20_Paragraph_20_Font">XXI.</text:span></text:h>
        <text:p text:style-name="P1"><text:span text:style-name="Default_20_Paragraph_20_Font"><text:span text:style-name="T3">Curgul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s </text:span></text:span><text:span text:style-name="Default_20_Paragraph_20_Font"><text:span text:style-name="T3">vero periculose</text:span></text:span><text:span text:style-name="Default_20_Paragraph_20_Font"><text:span text:style-name="T1"> i</text:span></text:span><text:span text:style-name="Default_20_Paragraph_20_Font"><text:span text:style-name="T3">nc</text:span></text:span><text:span text:style-name="Default_20_Paragraph_20_Font"><text:span text:style-name="T1">i</text:span></text:span><text:span text:style-name="Default_20_Paragraph_20_Font"><text:span text:style-name="T3">duntur e</text:span></text:span><text:span text:style-name="Default_20_Paragraph_20_Font"><text:span text:style-name="T1">t </text:span></text:span><text:span text:style-name="Default_20_Paragraph_20_Font"><text:span text:style-name="T3">scar</text:span></text:span><text:span text:style-name="Default_20_Paragraph_20_Font"><text:span text:style-name="T1">i</text:span></text:span><text:span text:style-name="Default_20_Paragraph_20_Font"><text:span text:style-name="T3">sicantur et<text:line-break/>uruntur qua</text:span></text:span><text:span text:style-name="Default_20_Paragraph_20_Font"><text:span text:style-name="T1">m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u. rubr</text:span></text:span><text:span text:style-name="Default_20_Paragraph_20_Font"><text:span text:style-name="T1">i </text:span></text:span><text:span text:style-name="Default_20_Paragraph_20_Font"><text:span text:style-name="T3">et magn</text:span></text:span><text:span text:style-name="Default_20_Paragraph_20_Font"><text:span text:style-name="T1">i </text:span></text:span><text:span text:style-name="Default_20_Paragraph_20_Font"><text:span text:style-name="T3">suerunt. .Hi</text:span></text:span><text:span text:style-name="Default_20_Paragraph_20_Font"><text:span text:style-name="T1">s 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m<text:line-break/>instammat</text:span></text:span><text:span text:style-name="Default_20_Paragraph_20_Font"><text:span text:style-name="T1">i</text:span></text:span><text:span text:style-name="Default_20_Paragraph_20_Font"><text:span text:style-name="T3">ones et sangu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i</text:span></text:span><text:span text:style-name="Default_20_Paragraph_20_Font"><text:span text:style-name="T3">s eruptiones succedunt. sed<text:line-break/>. ho</text:span></text:span><text:span text:style-name="Default_20_Paragraph_20_Font"><text:span text:style-name="T1">s </text:span></text:span><text:span text:style-name="Default_20_Paragraph_20_Font"><text:span text:style-name="T3">ali</text:span></text:span><text:span text:style-name="Default_20_Paragraph_20_Font"><text:span text:style-name="T1">is </text:span></text:span><text:span text:style-name="Default_20_Paragraph_20_Font"><text:span text:style-name="T3">mach</text:span></text:span><text:span text:style-name="Default_20_Paragraph_20_Font"><text:span text:style-name="T1">i</text:span></text:span><text:span text:style-name="Default_20_Paragraph_20_Font"><text:span text:style-name="T3">namenti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o </text:span></text:span><text:span text:style-name="Default_20_Paragraph_20_Font"><text:span text:style-name="T3">tempore ex</text:span></text:span><text:span text:style-name="Default_20_Paragraph_20_Font"><text:span text:style-name="T1">t</text:span></text:span><text:span text:style-name="Default_20_Paragraph_20_Font"><text:span text:style-name="T3">enuare c</text:span></text:span><text:span text:style-name="Default_20_Paragraph_20_Font"><text:span text:style-name="T1">o</text:span></text:span><text:span text:style-name="Default_20_Paragraph_20_Font"><text:span text:style-name="T3">nandum .</text:span></text:span></text:p>
        <text:p text:style-name="P2"><text:span text:style-name="Default_20_Paragraph_20_Font"><text:span text:style-name="T3">est. </text:span></text:span><text:span text:style-name="Default_20_Paragraph_20_Font"><text:span text:style-name="T1">U</text:span></text:span><text:span text:style-name="Default_20_Paragraph_20_Font"><text:span text:style-name="T3">b</text:span></text:span><text:span text:style-name="Default_20_Paragraph_20_Font"><text:span text:style-name="T1">i </text:span></text:span><text:span text:style-name="Default_20_Paragraph_20_Font"><text:span text:style-name="T3">vero separatum su</text:span></text:span><text:span text:style-name="Default_20_Paragraph_20_Font"><text:span text:style-name="T1">m </text:span></text:span><text:span text:style-name="Default_20_Paragraph_20_Font"><text:span text:style-name="T3">suerit</text:span></text:span><text:span text:style-name="Default_20_Paragraph_20_Font"><text:span text:style-name="T1"> i</text:span></text:span><text:span text:style-name="Default_20_Paragraph_20_Font"><text:span text:style-name="T3">d totum quod<text:line-break/>uva</text:span></text:span><text:span text:style-name="Default_20_Paragraph_20_Font"><text:span text:style-name="T1">m </text:span></text:span><text:span text:style-name="Default_20_Paragraph_20_Font"><text:span text:style-name="T3">vocan</text:span></text:span><text:span text:style-name="Default_20_Paragraph_20_Font"><text:span text:style-name="T1">t </text:span></text:span><text:span text:style-name="Default_20_Paragraph_20_Font"><text:span text:style-name="T3">et sum</text:span></text:span><text:span text:style-name="Default_20_Paragraph_20_Font"><text:span text:style-name="T1">m</text:span></text:span><text:span text:style-name="Default_20_Paragraph_20_Font"><text:span text:style-name="T3">a qu</text:span></text:span>i<text:span text:style-name="Default_20_Paragraph_20_Font"><text:span text:style-name="T3">dem gurgul</text:span></text:span><text:span text:style-name="Default_20_Paragraph_20_Font"><text:span text:style-name="T1">i</text:span></text:span><text:span text:style-name="Default_20_Paragraph_20_Font"><text:span text:style-name="T3">on</text:span></text:span><text:span text:style-name="Default_20_Paragraph_20_Font"><text:span text:style-name="T1">is </text:span></text:span><text:span text:style-name="Default_20_Paragraph_20_Font"><text:span text:style-name="T3">par</text:span></text:span><text:span text:style-name="Default_20_Paragraph_20_Font"><text:span text:style-name="T1">s </text:span></text:span><text:span text:style-name="Default_20_Paragraph_20_Font"><text:span text:style-name="T3">et ma-<text:line-break/></text:span></text:span><text:span text:style-name="Default_20_Paragraph_20_Font"><text:span text:style-name="T1">j</text:span></text:span><text:span text:style-name="Default_20_Paragraph_20_Font"><text:span text:style-name="T3">or et rotunda; super</text:span></text:span>i<text:span text:style-name="Default_20_Paragraph_20_Font"><text:span text:style-name="T3">or au</text:span></text:span><text:span text:style-name="Default_20_Paragraph_20_Font"><text:span text:style-name="T1">t</text:span></text:span><text:span text:style-name="Default_20_Paragraph_20_Font"><text:span text:style-name="T3">em et. tenuior ex</text:span></text:span><text:span text:style-name="Default_20_Paragraph_20_Font"><text:span text:style-name="T1">ti</text:span></text:span><text:span text:style-name="Default_20_Paragraph_20_Font"><text:span text:style-name="T3">terit, per<text:line-break/></text:span></text:span><text:span text:style-name="Default_20_Paragraph_20_Font"><text:span text:style-name="T1">i</text:span></text:span><text:span text:style-name="Default_20_Paragraph_20_Font"><text:span text:style-name="T3">d te</text:span></text:span><text:span text:style-name="Default_20_Paragraph_20_Font"><text:span text:style-name="T1">m</text:span></text:span><text:span text:style-name="Default_20_Paragraph_20_Font"><text:span text:style-name="T3">pu</text:span></text:span><text:span text:style-name="Default_20_Paragraph_20_Font"><text:span text:style-name="T1">s m</text:span></text:span><text:span text:style-name="Default_20_Paragraph_20_Font"><text:span text:style-name="T3">anum ad</text:span></text:span><text:span text:style-name="Default_20_Paragraph_20_Font"><text:span text:style-name="T1">m</text:span></text:span><text:span text:style-name="Default_20_Paragraph_20_Font"><text:span text:style-name="T3">overe tu</text:span></text:span><text:span text:style-name="Default_20_Paragraph_20_Font"><text:span text:style-name="T1">t</text:span></text:span><text:span text:style-name="Default_20_Paragraph_20_Font"><text:span text:style-name="T3">um esu</text:span></text:span><text:span text:style-name="Default_20_Paragraph_20_Font"><text:span text:style-name="T1"> P</text:span></text:span><text:span text:style-name="Default_20_Paragraph_20_Font"><text:span text:style-name="T3">raesta</text:span></text:span><text:span text:style-name="Default_20_Paragraph_20_Font"><text:span text:style-name="T1">t </text:span></text:span><text:span text:style-name="Default_20_Paragraph_20_Font"><text:span text:style-name="T3">autem<text:line-break/>e</text:span></text:span><text:span text:style-name="Default_20_Paragraph_20_Font"><text:span text:style-name="T1">t </text:span></text:span><text:span text:style-name="Default_20_Paragraph_20_Font"><text:span text:style-name="T3">alvo subducta</text:span></text:span><text:span text:style-name="Default_20_Paragraph_20_Font"><text:span text:style-name="T1"> m</text:span></text:span><text:span text:style-name="Default_20_Paragraph_20_Font"><text:span text:style-name="T3">anu</text:span></text:span><text:span text:style-name="Default_20_Paragraph_20_Font"><text:span text:style-name="T1">s </text:span></text:span><text:span text:style-name="Default_20_Paragraph_20_Font"><text:span text:style-name="T3">hac u</text:span></text:span><text:span text:style-name="Default_20_Paragraph_20_Font"><text:span text:style-name="T1">ti </text:span></text:span><text:span text:style-name="Default_20_Paragraph_20_Font"><text:span text:style-name="T3">ch</text:span></text:span><text:span text:style-name="Default_20_Paragraph_20_Font"><text:span text:style-name="T1">i</text:span></text:span><text:span text:style-name="Default_20_Paragraph_20_Font"><text:span text:style-name="T3">rurg</text:span></text:span><text:span text:style-name="Default_20_Paragraph_20_Font"><text:span text:style-name="T1">i</text:span></text:span><text:span text:style-name="Default_20_Paragraph_20_Font"><text:span text:style-name="T3">a, si et te</text:span></text:span><text:span text:style-name="Default_20_Paragraph_20_Font"><text:span text:style-name="T1">m</text:span></text:span><text:span text:style-name="Default_20_Paragraph_20_Font"><text:span text:style-name="T3">pu</text:span></text:span><text:span text:style-name="Default_20_Paragraph_20_Font"><text:span text:style-name="T1">s<text:line-break/></text:span></text:span><text:span text:style-name="Default_20_Paragraph_20_Font"><text:span text:style-name="T3">sinat et non suffocetur aeger.</text:span></text:span></text:p>
        <text:p text:style-name="P1"><text:span text:style-name="Default_20_Paragraph_20_Font"><text:span text:style-name="T1">Hippocrates. praesagiendi theorema exponens, aliquid<text:line-break/>etiam inseruit quod ad curationem pertineret, sine quo<text:line-break/>non poterat tuto praesagium explicari. Gurgulionem in—<text:line-break/>flammatum si disserueris vel scarificaris , sanguinis profu-<text:line-break/>siones et phlegmonae consequuntur. Quum vero id, quod<text:line-break/>uvam appellant, separatum est, parsque ima gurgulionis<text:line-break/>crassior rotundaque, superior autem gracilis evasit, tunc<text:line-break/>manu aliquid audere tutum est, maxime si vel sponte vel<text:line-break/>medici cura alvus cita antecesserit.</text:span></text:span></text:p>
        <text:h text:style-name="P38" text:outline-level="2"><text:bookmark-start text:name="bookmark36"/><text:span text:style-name="Default_20_Paragraph_20_Font">XXII.</text:span><text:bookmark-end text:name="bookmark36"/></text:h>
        <text:p text:style-name="P4"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febre</text:span></text:span><text:span text:style-name="Default_20_Paragraph_20_Font"><text:span text:style-name="T1">s </text:span></text:span><text:span text:style-name="Default_20_Paragraph_20_Font"><text:span text:style-name="T3">cessent neque apparentibu</text:span></text:span><text:span text:style-name="Default_20_Paragraph_20_Font"><text:span text:style-name="T1">s </text:span></text:span><text:span text:style-name="Default_20_Paragraph_20_Font"><text:span text:style-name="T3">solut</text:span></text:span><text:span text:style-name="Default_20_Paragraph_20_Font"><text:span text:style-name="T1">i</text:span></text:span><text:span text:style-name="Default_20_Paragraph_20_Font"><text:span text:style-name="T3">onis<text:line-break/>sign</text:span></text:span><text:span text:style-name="Default_20_Paragraph_20_Font"><text:span text:style-name="T1">is </text:span></text:span><text:span text:style-name="Default_20_Paragraph_20_Font"><text:span text:style-name="T3">neque</text:span></text:span><text:span text:style-name="Default_20_Paragraph_20_Font"><text:span text:style-name="T1"> i</text:span></text:span><text:span text:style-name="Default_20_Paragraph_20_Font"><text:span text:style-name="T3">n d</text:span></text:span><text:span text:style-name="Default_20_Paragraph_20_Font"><text:span text:style-name="T1">i</text:span></text:span><text:span text:style-name="Default_20_Paragraph_20_Font"><text:span text:style-name="T3">ebu</text:span></text:span><text:span text:style-name="Default_20_Paragraph_20_Font"><text:span text:style-name="T1">s </text:span></text:span><text:span text:style-name="Default_20_Paragraph_20_Font"><text:span text:style-name="T3">cri</text:span></text:span><text:span text:style-name="Default_20_Paragraph_20_Font"><text:span text:style-name="T1">ti</text:span></text:span><text:span text:style-name="Default_20_Paragraph_20_Font"><text:span text:style-name="T3">cis</text:span></text:span><text:span text:style-name="Default_20_Paragraph_20_Font"><text:span text:style-name="T1">, ii</text:span></text:span><text:span text:style-name="Default_20_Paragraph_20_Font"><text:span text:style-name="T3">s rec</text:span></text:span><text:span text:style-name="Default_20_Paragraph_20_Font"><text:span text:style-name="T1">i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va exspec</text:span></text:span><text:span text:style-name="Default_20_Paragraph_20_Font"><text:span text:style-name="T1">t</text:span></text:span><text:span text:style-name="Default_20_Paragraph_20_Font"><text:span text:style-name="T3">anda est.</text:span></text:span></text:p>
        <text:p text:style-name="P1"><text:span text:style-name="Default_20_Paragraph_20_Font"><text:span text:style-name="T1">Quum neutrum adest eorum quae dixit , tunc reci-<text:line-break/>divam timere convenit,. non quum unum adest, alterum<text:line-break/>deest. Nam quae sine ratione desierunt, reverti solent,<text:line-break/>etiamsi diebus criticis desierint. Perspicuum autem est ea<text:line-break/>.dici sine ratione desinere , quae et sine bonis signis nec<text:line-break/>in diebus criticis finita esse videntur.</text:span></text:span></text:p>
        <text:h text:style-name="Heading_20_2" text:outline-level="2"><text:bookmark-start text:name="bookmark38"/><text:span text:style-name="Default_20_Paragraph_20_Font">XX11I.</text:span><text:bookmark-end text:name="bookmark38"/></text:h>
        <text:p text:style-name="P4"><text:span text:style-name="Default_20_Paragraph_20_Font"><text:span text:style-name="T3">Quaecunque vero fabr</text:span></text:span><text:span text:style-name="Default_20_Paragraph_20_Font"><text:span text:style-name="T1">is </text:span></text:span><text:span text:style-name="Default_20_Paragraph_20_Font"><text:span text:style-name="T3">l</text:span></text:span><text:span text:style-name="Default_20_Paragraph_20_Font"><text:span text:style-name="T1">o</text:span></text:span><text:span text:style-name="Default_20_Paragraph_20_Font"><text:span text:style-name="T3">ng</text:span></text:span><text:span text:style-name="Default_20_Paragraph_20_Font"><text:span text:style-name="T1">io</text:span></text:span><text:span text:style-name="Default_20_Paragraph_20_Font"><text:span text:style-name="T3">r stat affecto ad salutem<text:line-break/>hom</text:span></text:span><text:span text:style-name="Default_20_Paragraph_20_Font"><text:span text:style-name="T1">i</text:span></text:span><text:span text:style-name="Default_20_Paragraph_20_Font"><text:span text:style-name="T3">ne neque dolore det</text:span></text:span><text:span text:style-name="Default_20_Paragraph_20_Font"><text:span text:style-name="T1">i</text:span></text:span><text:span text:style-name="Default_20_Paragraph_20_Font"><text:span text:style-name="T3">nen</text:span></text:span><text:span text:style-name="Default_20_Paragraph_20_Font"><text:span text:style-name="T1">t</text:span></text:span><text:span text:style-name="Default_20_Paragraph_20_Font"><text:span text:style-name="T3">e ob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f</text:span></text:span><text:span text:style-name="Default_20_Paragraph_20_Font"><text:span text:style-name="T3">lam</text:span></text:span><text:span text:style-name="Default_20_Paragraph_20_Font"><text:span text:style-name="T1">m</text:span></text:span><text:span text:style-name="Default_20_Paragraph_20_Font"><text:span text:style-name="T3">a</text:span></text:span><text:span text:style-name="Default_20_Paragraph_20_Font"><text:span text:style-name="T1">ti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ali-<text:line-break/>quam neque</text:span></text:span><text:span text:style-name="Default_20_Paragraph_20_Font"><text:span text:style-name="T1"> o</text:span></text:span><text:span text:style-name="Default_20_Paragraph_20_Font"><text:span text:style-name="T3">b ulla</text:span></text:span><text:span text:style-name="Default_20_Paragraph_20_Font"><text:span text:style-name="T1">m 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am ev</text:span></text:span><text:span text:style-name="Default_20_Paragraph_20_Font"><text:span text:style-name="T1">i</text:span></text:span><text:span text:style-name="Default_20_Paragraph_20_Font"><text:span text:style-name="T3">den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causa</text:span></text:span><text:span text:style-name="Default_20_Paragraph_20_Font"><text:span text:style-name="T1">m; </text:span></text:span><text:span text:style-name="Default_20_Paragraph_20_Font"><text:span text:style-name="T3">hu</text:span></text:span><text:span text:style-name="Default_20_Paragraph_20_Font"><text:span text:style-name="T1">i</text:span></text:span><text:span text:style-name="Default_20_Paragraph_20_Font"><text:span text:style-name="T3">c<text:line-break/>absce</text:span></text:span><text:span text:style-name="Default_20_Paragraph_20_Font"><text:span text:style-name="T1">s</text:span></text:span><text:span text:style-name="Default_20_Paragraph_20_Font"><text:span text:style-name="T3">sus cum tumore et d</text:span></text:span><text:span text:style-name="Default_20_Paragraph_20_Font"><text:span text:style-name="T1">o</text:span></text:span><text:span text:style-name="Default_20_Paragraph_20_Font"><text:span text:style-name="T3">lore ad art</text:span></text:span><text:span text:style-name="Default_20_Paragraph_20_Font"><text:span text:style-name="T1">i</text:span></text:span><text:span text:style-name="Default_20_Paragraph_20_Font"><text:span text:style-name="T3">culum al</text:span></text:span><text:span text:style-name="Default_20_Paragraph_20_Font"><text:span text:style-name="T1">i</text:span></text:span><text:span text:style-name="Default_20_Paragraph_20_Font"><text:span text:style-name="T3">quem<text:line-break/>maxi</text:span></text:span><text:span text:style-name="Default_20_Paragraph_20_Font"><text:span text:style-name="T1">m</text:span></text:span><text:span text:style-name="Default_20_Paragraph_20_Font"><text:span text:style-name="T3">eque</text:span></text:span><text:span text:style-name="Default_20_Paragraph_20_Font"><text:span text:style-name="T1"> i</text:span></text:span><text:span text:style-name="Default_20_Paragraph_20_Font"><text:span text:style-name="T3">n</text:span></text:span><text:span text:style-name="Default_20_Paragraph_20_Font"><text:span text:style-name="T1"> i</text:span></text:span><text:span text:style-name="Default_20_Paragraph_20_Font"><text:span text:style-name="T3">nfer</text:span></text:span><text:span text:style-name="Default_20_Paragraph_20_Font"><text:span text:style-name="T1">io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ar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exspectandu</text:span></text:span><text:span text:style-name="Default_20_Paragraph_20_Font"><text:span text:style-name="T1">s </text:span></text:span><text:span text:style-name="Default_20_Paragraph_20_Font"><text:span text:style-name="T3">esa</text:span></text:span></text:p>
        <text:p text:style-name="P2"><text:span text:style-name="Default_20_Paragraph_20_Font"><text:span text:style-name="T1">De quibus ante dixit particulatim, primum quidem<text:line-break/>his qui in praecordiis oriuntur, deinde vero illis, qui in<text:line-break/>pectore et pulmone consistunt, nunc universim disserit.<text:line-break/>Nam quum tribus de causis febres omnes longae sint, aut<text:line-break/>propter aliquam partem male affectam difficulterque cura-<text:line-break/>bilem aut propter humores crudos, orasses et incoctos,<text:line-break/>aut errorem aliquem commissum,- si nec pars male affecta<text:line-break/>est nec ulla alia subest causa, quam vel aegri vel famu-<text:line-break/>lorum error attulerit, vel aliquid eorum, quae exterius<text:line-break/>posita sunt, ut tempus anni, regio, temporis constitutio,<text:line-break/>habitatio mala , molestiae , curae, tristitia, consequens est<text:line-break/>febrem non aliam ob causam diutius trabi quam quod<text:line-break/>eam humores crudi concoctuque difficiles pariant. Hos<text:line-break/>ergo natura solet in aliquam ignobilium partium capaci-<text:line-break/>tatem deponere, quando vernatione extra corpus propala<text:line-break/>lere non potest. Jam enim alias saepe diximus calidiores<text:line-break/>. tenuioresque corporis humores ad vacuationem esse quam<text:line-break/>aptissimos ., crudos autem et crass</text:span></text:span><text:span text:style-name="Default_20_Paragraph_20_Font"><text:span text:style-name="T3">a</text:span></text:span><text:span text:style-name="Default_20_Paragraph_20_Font"><text:span text:style-name="T1">s naturam ver per abs-<text:line-break/>cessum vel per concoctionem curare solitam. Est autem</text:span></text:span></text:p>
        <text:p text:style-name="P3"><text:span text:style-name="Default_20_Paragraph_20_Font"><text:span text:style-name="T1">ea concoctio vacuatio quaedam ,. quae ut plurimum per<text:line-break/>urinas, rarius autem per alvum succedit.</text:span></text:span></text:p>
        <text:h text:style-name="Heading_20_2" text:outline-level="2"><text:span text:style-name="Default_20_Paragraph_20_Font">XXIV.</text:span></text:h>
        <text:p text:style-name="P4"><text:span text:style-name="Default_20_Paragraph_20_Font"><text:span text:style-name="T1">M</text:span></text:span><text:span text:style-name="Default_20_Paragraph_20_Font"><text:span text:style-name="T3">agi</text:span></text:span><text:span text:style-name="Default_20_Paragraph_20_Font"><text:span text:style-name="T1">s </text:span></text:span><text:span text:style-name="Default_20_Paragraph_20_Font"><text:span text:style-name="T3">autem obor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 et brevi</text:span></text:span><text:span text:style-name="Default_20_Paragraph_20_Font"><text:span text:style-name="T1">o</text:span></text:span><text:span text:style-name="Default_20_Paragraph_20_Font"><text:span text:style-name="T3">ri</text:span></text:span><text:span text:style-name="Default_20_Paragraph_20_Font"><text:span text:style-name="T1"> t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ore h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modi<text:line-break/>alscesu</text:span></text:span><text:span text:style-name="Default_20_Paragraph_20_Font"><text:span text:style-name="T1">t</text:span></text:span><text:span text:style-name="Default_20_Paragraph_20_Font"><text:span text:style-name="T3">s anni</text:span></text:span><text:span text:style-name="Default_20_Paragraph_20_Font"><text:span text:style-name="T1">s t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</text:span></text:span><text:span text:style-name="Default_20_Paragraph_20_Font"><text:span text:style-name="T1"> i</text:span></text:span><text:span text:style-name="Default_20_Paragraph_20_Font"><text:span text:style-name="T3">un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.</text:span></text:span></text:p>
        <text:p text:style-name="P1"><text:span text:style-name="Default_20_Paragraph_20_Font"><text:span text:style-name="T1">Dictum. saepe est morbos, qui a calidioribus humori-<text:line-break/>bus ortum habent, si vires aegri validae </text:span></text:span><text:span text:style-name="Default_20_Paragraph_20_Font"><text:span text:style-name="T3">t</text:span></text:span><text:span text:style-name="Default_20_Paragraph_20_Font"><text:span text:style-name="T1">uus, vacuatione<text:line-break/>judicarI. Sunt autem his contrarii, quum et vires imbe-<text:line-break/>cistae sunt et humores frigidi nec per vacuationem aut<text:line-break/>abscessum solvuntur, sed. vel aegros perimunt vel longissimo<text:line-break/>temporis spatio vix tandem concoquuntur. Medii vero<text:line-break/>existunt, qui abscessu finiuntur. .Inest illis ex propositis<text:line-break/>duabus oppositionibus alterum quidem ab una, alterum<text:line-break/>vero a reliqua. Duas enim diximus esse oppositiones;<text:line-break/>unam ex humorum natura, alteram ex viribus desumptum.<text:line-break/>lu quarum utraque duo inter su opponantur. . In humo-</text:span></text:span></text:p>
        <text:p text:style-name="P3"><text:span text:style-name="Default_20_Paragraph_20_Font"><text:span text:style-name="T1">ribus quidem calidi frigidis, in viribua</text:span></text:span><text:span text:style-name="Default_20_Paragraph_20_Font"><text:span text:style-name="T3">r</text:span></text:span><text:span text:style-name="Default_20_Paragraph_20_Font"><text:span text:style-name="T1">autem infirmae mt<text:line-break/>valentes. Itaque si humores calidi sunt, non oportet. vi-<text:line-break/>res esse robustas, si fieri abscessus debet: si vero frigidi<text:line-break/>-robustas vires ad generationem abfcessus necessario requi-<text:line-break/>ruat. Caeterum vires qua ratione .diiudicentur antea<text:line-break/>..quidem per maxime propria. signa ab actionibus desumpta<text:line-break/>.explicatum est, nunc autem -ab aetate cognoscendas pro-<text:line-break/>ponit Hippocrates juvenili et fenili. Dicitque junioresec<text:line-break/>triginta annis hujusmodi abscessibus magis obnoxios. esse<text:line-break/>atque in his celerius perfici. Seniores autem istis., nec-<text:line-break/>dum tamenfenes minus feriusque ; corripi.- Senibus au-<text:line-break/>stem eos minime omnium accidere. Qua in re meminisse<text:line-break/>illa oportet, quae sermonis istius initio Hippocrates pro-<text:line-break/>loquutus esu Sr febres longae, fed tamen salubres sine<text:line-break/>dolore remanent, quem vel inflammatio vel alia manifesta<text:line-break/>causa attulerit. Quae ille nobis in. memoriam revocans,<text:line-break/>dixit ejusmodi abfcessus in Iunioribus magis fieri solitos.</text:span></text:span></text:p>
        <text:h text:style-name="P38" text:outline-level="2"><text:bookmark-start text:name="bookmark40"/><text:span text:style-name="Default_20_Paragraph_20_Font">XXV.</text:span><text:bookmark-end text:name="bookmark40"/></text:h>
        <text:p text:style-name="P4"><text:span text:style-name="Default_20_Paragraph_20_Font"><text:span text:style-name="T3">suspec</text:span></text:span><text:span text:style-name="Default_20_Paragraph_20_Font"><text:span text:style-name="T1">t</text:span></text:span><text:span text:style-name="Default_20_Paragraph_20_Font"><text:span text:style-name="T3">and</text:span></text:span><text:span text:style-name="Default_20_Paragraph_20_Font"><text:span text:style-name="T1">am </text:span></text:span><text:span text:style-name="Default_20_Paragraph_20_Font"><text:span text:style-name="T3">vero h</text:span></text:span><text:span text:style-name="Default_20_Paragraph_20_Font"><text:span text:style-name="T1">i</text:span></text:span><text:span text:style-name="Default_20_Paragraph_20_Font"><text:span text:style-name="T3">s sta</text:span></text:span><text:span text:style-name="Default_20_Paragraph_20_Font"><text:span text:style-name="T1">t</text:span></text:span><text:span text:style-name="Default_20_Paragraph_20_Font"><text:span text:style-name="T3">im de aeseejsu esi, si v</text:span></text:span><text:span text:style-name="Default_20_Paragraph_20_Font"><text:span text:style-name="T1">i</text:span></text:span><text:span text:style-name="Default_20_Paragraph_20_Font"><text:span text:style-name="T3">gin</text:span></text:span><text:span text:style-name="Default_20_Paragraph_20_Font"><text:span text:style-name="T1">t</text:span></text:span><text:span text:style-name="Default_20_Paragraph_20_Font"><text:span text:style-name="T3">i<text:line-break/>d</text:span></text:span><text:span text:style-name="Default_20_Paragraph_20_Font"><text:span text:style-name="T1">i</text:span></text:span><text:span text:style-name="Default_20_Paragraph_20_Font"><text:span text:style-name="T3">es febr</text:span></text:span><text:span text:style-name="Default_20_Paragraph_20_Font"><text:span text:style-name="T1">is </text:span></text:span><text:span text:style-name="Default_20_Paragraph_20_Font"><text:span text:style-name="T3">det</text:span></text:span><text:span text:style-name="Default_20_Paragraph_20_Font"><text:span text:style-name="T1">i</text:span></text:span><text:span text:style-name="Default_20_Paragraph_20_Font"><text:span text:style-name="T3">nen</text:span></text:span><text:span text:style-name="Default_20_Paragraph_20_Font"><text:span text:style-name="T1">s </text:span></text:span><text:span text:style-name="Default_20_Paragraph_20_Font"><text:span text:style-name="T3">superet.</text:span></text:span></text:p>
        <text:p text:style-name="P1"><text:span text:style-name="Default_20_Paragraph_20_Font"><text:span text:style-name="T1">Et jam antea disserens de longis morbis diem vige-<text:line-break/>fimum nominavit, quasi ipsi non ante diem hunc longi<text:line-break/>existerent. Nos autem cau</text:span></text:span><text:span text:style-name="Default_20_Paragraph_20_Font"><text:span text:style-name="T3">t</text:span></text:span><text:span text:style-name="Default_20_Paragraph_20_Font"><text:span text:style-name="T1">am prius reddidimus quare.<text:line-break/>non possit certus morborum acutorum terminus assignari,<text:line-break/>Itaque minime mirum est Hippocratem interdum dicere<text:line-break/>acutos morbos die quarto decimo judicari et rursus vige-<text:line-break/>simi facere mentionem. Nam et in ipsis aphorismis ubi<text:line-break/>-dixit acutos morbos die ad summum quarto decimo judi-<text:line-break/>cium fubire, meminit etiam decimi Septimi. Est autem<text:line-break/>initium quidem illius: aphorismi : </text:span></text:span><text:span text:style-name="Default_20_Paragraph_20_Font"><text:span text:style-name="T3">morb</text:span></text:span><text:span text:style-name="Default_20_Paragraph_20_Font"><text:span text:style-name="T1">i </text:span></text:span><text:span text:style-name="Default_20_Paragraph_20_Font"><text:span text:style-name="T3">acu</text:span></text:span><text:span text:style-name="Default_20_Paragraph_20_Font"><text:span text:style-name="T1">ti </text:span></text:span><text:span text:style-name="Default_20_Paragraph_20_Font"><text:span text:style-name="T3">quar</text:span></text:span><text:span text:style-name="Default_20_Paragraph_20_Font"><text:span text:style-name="T1">t</text:span></text:span><text:span text:style-name="Default_20_Paragraph_20_Font"><text:span text:style-name="T3">o de-<text:line-break/>ci</text:span></text:span><text:span text:style-name="Default_20_Paragraph_20_Font"><text:span text:style-name="T1">m</text:span></text:span><text:span text:style-name="Default_20_Paragraph_20_Font"><text:span text:style-name="T3">o d</text:span></text:span><text:span text:style-name="Default_20_Paragraph_20_Font"><text:span text:style-name="T1">i</text:span></text:span><text:span text:style-name="Default_20_Paragraph_20_Font"><text:span text:style-name="T3">c sud</text:span></text:span><text:span text:style-name="Default_20_Paragraph_20_Font"><text:span text:style-name="T1">i</text:span></text:span><text:span text:style-name="Default_20_Paragraph_20_Font"><text:span text:style-name="T3">cantur. </text:span></text:span><text:span text:style-name="Default_20_Paragraph_20_Font"><text:span text:style-name="T1">Finis autem: </text:span></text:span><text:span text:style-name="Default_20_Paragraph_20_Font"><text:span text:style-name="T3">esi ver</text:span></text:span><text:span text:style-name="Default_20_Paragraph_20_Font"><text:span text:style-name="T1">o </text:span></text:span><text:span text:style-name="Default_20_Paragraph_20_Font"><text:span text:style-name="T3">et decimu</text:span></text:span><text:span text:style-name="Default_20_Paragraph_20_Font"><text:span text:style-name="T1">s<text:line-break/></text:span></text:span><text:span text:style-name="Default_20_Paragraph_20_Font"><text:span text:style-name="T3">septimus contemp</text:span></text:span><text:span text:style-name="Default_20_Paragraph_20_Font"><text:span text:style-name="T1">l</text:span></text:span><text:span text:style-name="Default_20_Paragraph_20_Font"><text:span text:style-name="T3">andu</text:span></text:span><text:span text:style-name="Default_20_Paragraph_20_Font"><text:span text:style-name="T1">s; quippe qui quartus est a quarto<text:line-break/>decimo, feptimus autem ab undecimo.</text:span></text:span></text:p>
        <text:h text:style-name="P37" text:outline-level="2"><text:span text:style-name="Default_20_Paragraph_20_Font">XXVI.</text:span></text:h>
        <text:p text:style-name="Normal"><text:span text:style-name="Default_20_Paragraph_20_Font"><text:span text:style-name="T3">sen</text:span></text:span><text:span text:style-name="Default_20_Paragraph_20_Font"><text:span text:style-name="T1">i</text:span></text:span><text:span text:style-name="Default_20_Paragraph_20_Font"><text:span text:style-name="T3">oribu</text:span></text:span><text:span text:style-name="Default_20_Paragraph_20_Font"><text:span text:style-name="T1">s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minus stant, quum fabr</text:span></text:span><text:span text:style-name="Default_20_Paragraph_20_Font"><text:span text:style-name="T1">i</text:span></text:span><text:span text:style-name="Default_20_Paragraph_20_Font"><text:span text:style-name="T3">s diu</text:span></text:span><text:span text:style-name="Default_20_Paragraph_20_Font"><text:span text:style-name="T1">t</text:span></text:span><text:span text:style-name="Default_20_Paragraph_20_Font"><text:span text:style-name="T3">urni</text:span></text:span><text:span text:style-name="Default_20_Paragraph_20_Font"><text:span text:style-name="T1">o</text:span></text:span><text:span text:style-name="Default_20_Paragraph_20_Font"><text:span text:style-name="T3">r ex</text:span></text:span><text:span text:style-name="Default_20_Paragraph_20_Font"><text:span text:style-name="T1">isti</text:span></text:span><text:span text:style-name="Default_20_Paragraph_20_Font"><text:span text:style-name="T3">t.</text:span></text:span></text:p>
        <text:p text:style-name="P1"><text:span text:style-name="Default_20_Paragraph_20_Font"><text:span text:style-name="T1">Recte, nam si morbus in abscessum verti debet, ne-<text:line-break/>cesse est aliquod virium robor esse nec ipsas ad extremum<text:line-break/>concidisse. Itaque quanto aegri aetate provectiores erunt,<text:line-break/>eo minus ad generandum abscessum apti videbuntur. </text:span></text:span><text:span text:style-name="Default_20_Paragraph_20_Font"><text:span text:style-name="T3">S</text:span></text:span><text:span text:style-name="Default_20_Paragraph_20_Font"><text:span text:style-name="T1">e-<text:line-break/>nes autem non minus, </text:span></text:span><text:span text:style-name="Default_20_Paragraph_20_Font"><text:span text:style-name="T3">t</text:span></text:span><text:span text:style-name="Default_20_Paragraph_20_Font"><text:span text:style-name="T1">est omnium minime. Caeterum<text:line-break/>hoc loco non dixit simpliciter lenes , sed comparans cum<text:line-break/>triginta annis, qui hoc excedunt remores vocavit. Quod<text:line-break/>autem lenioris nomen ad hunc . modum usurpet stupra<text:line-break/>demonstratum est et in sequentibus aeque patebit,</text:span></text:span></text:p>
        <text:h text:style-name="Heading_20_2" text:outline-level="2"><text:span text:style-name="Default_20_Paragraph_20_Font">XXVII.</text:span></text:h>
        <text:p text:style-name="Normal"><text:span text:style-name="Default_20_Paragraph_20_Font"><text:span text:style-name="T3">Hujusmod</text:span></text:span><text:span text:style-name="Default_20_Paragraph_20_Font"><text:span text:style-name="T1">i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ab/cestu</text:span></text:span><text:span text:style-name="Default_20_Paragraph_20_Font"><text:span text:style-name="T1">s </text:span></text:span><text:span text:style-name="Default_20_Paragraph_20_Font"><text:span text:style-name="T3">exspectandu</text:span></text:span><text:span text:style-name="Default_20_Paragraph_20_Font"><text:span text:style-name="T1">s </text:span></text:span><text:span text:style-name="Default_20_Paragraph_20_Font"><text:span text:style-name="T3">est, quum fabris<text:line-break/>c</text:span></text:span><text:span text:style-name="Default_20_Paragraph_20_Font"><text:span text:style-name="T1">o</text:span></text:span><text:span text:style-name="Default_20_Paragraph_20_Font"><text:span text:style-name="T3">n</text:span></text:span><text:span text:style-name="Default_20_Paragraph_20_Font"><text:span text:style-name="T1">ti</text:span></text:span><text:span text:style-name="Default_20_Paragraph_20_Font"><text:span text:style-name="T3">nua est</text:span></text:span><text:span text:style-name="Default_20_Paragraph_20_Font"><text:span text:style-name="T1">, i</text:span></text:span><text:span text:style-name="Default_20_Paragraph_20_Font"><text:span text:style-name="T3">n quar</text:span></text:span><text:span text:style-name="Default_20_Paragraph_20_Font"><text:span text:style-name="T1">t</text:span></text:span><text:span text:style-name="Default_20_Paragraph_20_Font"><text:span text:style-name="T3">anam vero cesseram, st et inter-</text:span></text:span></text:p>
        <text:p text:style-name="P2"><text:span text:style-name="Default_20_Paragraph_20_Font"><text:span text:style-name="T3">m</text:span></text:span><text:span text:style-name="Default_20_Paragraph_20_Font"><text:span text:style-name="T1">iseri</text:span></text:span><text:span text:style-name="Default_20_Paragraph_20_Font"><text:span text:style-name="T3">t et erra</text:span></text:span><text:span text:style-name="Default_20_Paragraph_20_Font"><text:span text:style-name="T1">t</text:span></text:span><text:span text:style-name="Default_20_Paragraph_20_Font"><text:span text:style-name="T3">ico mod</text:span></text:span><text:span text:style-name="Default_20_Paragraph_20_Font"><text:span text:style-name="T1">o </text:span></text:span><text:span text:style-name="Default_20_Paragraph_20_Font"><text:span text:style-name="T3">prehender</text:span></text:span><text:span text:style-name="Default_20_Paragraph_20_Font"><text:span text:style-name="T1">it, </text:span></text:span><text:span text:style-name="Default_20_Paragraph_20_Font"><text:span text:style-name="T3">atque haec fac</text:span></text:span><text:span text:style-name="Default_20_Paragraph_20_Font"><text:span text:style-name="T1">i</text:span></text:span><text:span text:style-name="Default_20_Paragraph_20_Font"><text:span text:style-name="T3">ens<text:line-break/>.ad au</text:span></text:span><text:span text:style-name="Default_20_Paragraph_20_Font"><text:span text:style-name="T1">t</text:span></text:span><text:span text:style-name="Default_20_Paragraph_20_Font"><text:span text:style-name="T3">umnum accester</text:span></text:span><text:span text:style-name="Default_20_Paragraph_20_Font"><text:span text:style-name="T1">itr</text:span></text:span></text:p>
        <text:p text:style-name="P1"><text:span text:style-name="Default_20_Paragraph_20_Font"><text:span text:style-name="T1">-v Dictum est etiam i</text:span></text:span><text:span text:style-name="Default_20_Paragraph_20_Font"><text:span text:style-name="T3">d</text:span></text:span><text:span text:style-name="Default_20_Paragraph_20_Font"><text:span text:style-name="T1"> libris, qui sunt scripti de fe-<text:line-break/>brium differentiis; quartanas ab humore melancholico ex-<text:line-break/>citari. Dictum quoque est hujus humoris originem gemi-<text:line-break/>nam este , partim ex crasso sanguine , qui in venis exi-<text:line-break/>stens: similitudinem habet cum vini faece in doliis desi-<text:line-break/>denti, partim vero exsule flava supra modum exusta. Et<text:line-break/>haec quidem nigra bilis cum multis nominibus maligna<text:line-break/>est, tum partes etiam erodit in quibus redundarit. Illa<text:line-break/>vero mitior est, praesertim si in .corpore animalis non diu<text:line-break/>manserit nec illam plurimus praeter naturam calor accen-<text:line-break/>derit. Quum igitur haec ita se habeant, si febris conti-<text:line-break/>nua est, id est si nunquam integrum corpus dimittit, illa<text:line-break/>veterascens vertitur in supra dictos abscessus. Sin autem<text:line-break/>intermittit, idque aestate desinente, verisimile est morbum</text:span></text:span></text:p>
        <text:p text:style-name="P2"><text:span text:style-name="Default_20_Paragraph_20_Font"><text:span text:style-name="T1">in febrem quartanam mutatum iri. Nam qui humores<text:line-break/>postquam aestate ferbuerunt, per continuas febres versi<text:line-break/>. funt in atram bilem, exstincti funi quodammodo eamque<text:line-break/>ob causam sentit aeger febrilem calorem levatum lesse et<text:line-break/>maxime posteaquam foderes eruperint. Verum si natura<text:line-break/>.illum veluti cinerem humoris supra modum exusti non<text:line-break/>propere vaeuarit, ille rursus manens in corpore et con-<text:line-break/>calefactus, magnam quandam propensionem ad putredinem<text:line-break/>acquirit, quam simul atque nactus est, fervidus febrem<text:line-break/>excitarit, deinde sudore iturum oborto in ambientem ieva-<text:line-break/>nuit quidquid atrae bilis ferbuerat. Rursum aliae reli-<text:line-break/>quiae concepto fervore aliam febrem denuo suscitarunt.<text:line-break/>Quoniam igitur non est una corporis universi dispositio,<text:line-break/>sed nonnullis quidem in partibus atra bilis adhuc move-<text:line-break/>tur, in aliquibus vero immobilis manet, in aliis autem<text:line-break/>putrescit aut effervere incipit, inconstantes febres oriri<text:line-break/>necesse esu Quum vero venas omnes atra bilis abundans<text:line-break/>aeque afficit, febris quartana provenit , ec praesertim tem-</text:span></text:span></text:p>
        <text:p text:style-name="P3"><text:span text:style-name="Default_20_Paragraph_20_Font"><text:span text:style-name="T1">i pure , quo aestas in autumnum commigrans humores ex-<text:line-break/>tra ferri et transpicere prohibet, sed introrsum potius re-<text:line-break/>pellit. Ac siquidem affecto corpore hiems sequens, ut<text:line-break/>quae recursum humorum ad interna suo frigore adjuvet,</text:span></text:span></text:p>
        <text:p text:style-name="P1"><text:span text:style-name="Default_20_Paragraph_20_Font"><text:span text:style-name="T1">etiam calorem alium majorem rnvelirt et corporis aegrrtu-<text:line-break/>dinem quam deprehendit conservat.</text:span></text:span></text:p>
        <text:h text:style-name="Heading_20_2" text:outline-level="2"><text:span text:style-name="Default_20_Paragraph_20_Font">XXVIII.</text:span></text:h>
        <text:p text:style-name="P4"><text:span text:style-name="Default_20_Paragraph_20_Font"><text:span text:style-name="T1">Q</text:span></text:span><text:span text:style-name="Default_20_Paragraph_20_Font"><text:span text:style-name="T3">uemad</text:span></text:span><text:span text:style-name="Default_20_Paragraph_20_Font"><text:span text:style-name="T1">mo</text:span></text:span><text:span text:style-name="Default_20_Paragraph_20_Font"><text:span text:style-name="T3">dum au</text:span></text:span><text:span text:style-name="Default_20_Paragraph_20_Font"><text:span text:style-name="T1">t</text:span></text:span><text:span text:style-name="Default_20_Paragraph_20_Font"><text:span text:style-name="T3">em san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s tri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 anni</text:span></text:span><text:span text:style-name="Default_20_Paragraph_20_Font"><text:span text:style-name="T1">s </text:span></text:span><text:span text:style-name="Default_20_Paragraph_20_Font"><text:span text:style-name="T3">absuestu</text:span></text:span><text:span text:style-name="Default_20_Paragraph_20_Font"><text:span text:style-name="T1">s<text:line-break/>sta</text:span></text:span><text:span text:style-name="Default_20_Paragraph_20_Font"><text:span text:style-name="T3">nt; i</text:span></text:span><text:span text:style-name="Default_20_Paragraph_20_Font"><text:span text:style-name="T1">t</text:span></text:span><text:span text:style-name="Default_20_Paragraph_20_Font"><text:span text:style-name="T3">a quar</text:span></text:span><text:span text:style-name="Default_20_Paragraph_20_Font"><text:span text:style-name="T1">t</text:span></text:span><text:span text:style-name="Default_20_Paragraph_20_Font"><text:span text:style-name="T3">anae magi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is </text:span></text:span><text:span text:style-name="Default_20_Paragraph_20_Font"><text:span text:style-name="T3">qui trig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a sunt anno-<text:line-break/>rum et senioribu</text:span></text:span><text:span text:style-name="Default_20_Paragraph_20_Font"><text:span text:style-name="T1">s. .</text:span></text:span></text:p>
        <text:p text:style-name="Normal"><text:span text:style-name="Default_20_Paragraph_20_Font"><text:span text:style-name="T1">De mutatione aetatis dictum est alibi copiosius. Nunc<text:line-break/>fatis erit summatim dicere. Pueruli plurimum habent<text:line-break/>sanguinis cumque solum humorem si aetatis temperamen-<text:line-break/>tum spectemus, deberent possidere. Verum quum et affa-<text:line-break/>tim et sine ordine cibos ingerant, aliquos etiam humores<text:line-break/>crudos reponunt. Quum vero ad adolescentiam perveue-</text:span></text:span></text:p>
        <text:p text:style-name="P3"><text:span text:style-name="Default_20_Paragraph_20_Font"><text:span text:style-name="T1">rint, aliqui ex his melius educati victu utuntur bono<text:line-break/>eamque ob causam solus fanguis in illis redundat. Alii<text:line-break/>vero longe pejorem quam parui pueri rationem victus<text:line-break/>sequuntur, Quare cumulata humorum crudorum copia<text:line-break/>assiduis et vehementibus morbis conflictantur. Aetate vero ,<text:line-break/>sequenti biliosus humor gignitur, his potissimum qui pra-<text:line-break/>vis cibis victitarunt adeo , ut non modo sanguis redundet,<text:line-break/>fed humor etiam ille, qui et pallida et flava bilis nun-<text:line-break/>.cupatur. Id autem fit usque ad annum trigesimum vet<text:line-break/>ulque ad trigesimum quintum. Est enim primum adve-<text:line-break/></text:span></text:span><text:span text:style-name="Default_20_Paragraph_20_Font"><text:span text:style-name="T10">η</text:span></text:span><text:span text:style-name="Default_20_Paragraph_20_Font"><text:span text:style-name="T17"> </text:span></text:span><text:span text:style-name="Default_20_Paragraph_20_Font"><text:span text:style-name="T1">tentis frigoris initium annus trigesimus, extremum tri-<text:line-break/>gesimus et quintus. Multis vero medii inter hos anni<text:line-break/>tum propter naturam ab ipso ortu contractam tum pro-<text:line-break/>pter alia omnia, quae circumstantiis aut consuetudinum<text:line-break/>vel studiorum varietate adolescentiam immutant, caloris<text:line-break/>in frigus mutationem primi attulere. Et hanc quidem ob<text:line-break/>causam Hippocrates .plerumque trigesimum dicit, ut hoc<text:line-break/>loco saepe trigesimum quintum nominat. Neque enim</text:span></text:span></text:p>
        <text:p text:style-name="P2"><text:span text:style-name="Default_20_Paragraph_20_Font"><text:span text:style-name="T1">certo constitui potest unus omnium communis modus, quod<text:line-break/>aliae aliis mutationes incidant. Verum hujus tu mihi,<text:line-break/>de quo etiam prius dictum est in libro tertio de diebus<text:line-break/>criticis, perpetuo recordere. Quod si feceris et praeceden-<text:line-break/>tibus coniunxeris, non erit difficile eorum causam quae<text:line-break/>hoc loco scripsit Hippocrates reperire. Nam quemadmo-<text:line-break/>dum in ipsis anni temporibus necesse est humo</text:span></text:span><text:span text:style-name="Default_20_Paragraph_20_Font"><text:span text:style-name="T3">r</text:span></text:span><text:span text:style-name="Default_20_Paragraph_20_Font"><text:span text:style-name="T1">es plus<text:line-break/>justo per aestatem excalefactus atque ut ita dicam fer-<text:line-break/>vefactos in atram bilem converti, quam in corpore coa-<text:line-break/>cervatam autumnus excipiens, quoniam frigidus est, non<text:line-break/>patitur aeque difflari nec facile vacuari, ita et in aetati-<text:line-break/>bus declinatio. Quae totum illum humorem qui per vi-<text:line-break/>gorem aetatis fervens in atram bilem transiit, difficulter<text:line-break/>exhalans, multo est ad febres quartanas propensior. Et<text:line-break/>illi quidem qui hanc aetatem degunt, longe. majus fpa-<text:line-break/></text:span></text:span><text:span text:style-name="Default_20_Paragraph_20_Font"><text:span text:style-name="T3">r</text:span></text:span><text:span text:style-name="Default_20_Paragraph_20_Font"><text:span text:style-name="T1"> tium ad vacuationem hujusmodi hum</text:span></text:span><text:span text:style-name="Default_20_Paragraph_20_Font"><text:span text:style-name="T3">o</text:span></text:span><text:span text:style-name="Default_20_Paragraph_20_Font"><text:span text:style-name="T1">ris desiderant. Quam-</text:span></text:span></text:p>
        <text:p text:style-name="P1"><text:span text:style-name="Default_20_Paragraph_20_Font"><text:span text:style-name="T1">obrem dum ab ea ad senectutem itur, quidam magis, alii<text:line-break/>autem minus morbis omnibus melancholicis foetent; ut</text:span></text:span></text:p>
        <text:p text:style-name="P31"><text:span text:style-name="Default_20_Paragraph_20_Font"><text:span text:style-name="T1">elephantis, cancris, lepris, melancholiis et febribus<text:line-break/>quartanis.</text:span></text:span></text:p>
        <text:h text:style-name="Heading_20_2" text:outline-level="2"><text:span text:style-name="Default_20_Paragraph_20_Font">XXIX.</text:span></text:h>
        <text:p text:style-name="P4"><text:span text:style-name="Default_20_Paragraph_20_Font"><text:span text:style-name="T3">sc</text:span></text:span><text:span text:style-name="Default_20_Paragraph_20_Font"><text:span text:style-name="T1">i</text:span></text:span><text:span text:style-name="Default_20_Paragraph_20_Font"><text:span text:style-name="T3">re aute</text:span></text:span><text:span text:style-name="Default_20_Paragraph_20_Font"><text:span text:style-name="T1">m </text:span></text:span><text:span text:style-name="Default_20_Paragraph_20_Font"><text:span text:style-name="T3">convenit absuejsu</text:span></text:span><text:span text:style-name="Default_20_Paragraph_20_Font"><text:span text:style-name="T1">s </text:span></text:span><text:span text:style-name="Default_20_Paragraph_20_Font"><text:span text:style-name="T3">hie</text:span></text:span><text:span text:style-name="Default_20_Paragraph_20_Font"><text:span text:style-name="T1">m</text:span></text:span><text:span text:style-name="Default_20_Paragraph_20_Font"><text:span text:style-name="T3">e</text:span></text:span><text:span text:style-name="Default_20_Paragraph_20_Font"><text:span text:style-name="T1"> m</text:span></text:span><text:span text:style-name="Default_20_Paragraph_20_Font"><text:span text:style-name="T3">agi</text:span></text:span><text:span text:style-name="Default_20_Paragraph_20_Font"><text:span text:style-name="T1">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tingere,<text:line-break/>tard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que cessere et m</text:span></text:span><text:span text:style-name="Default_20_Paragraph_20_Font"><text:span text:style-name="T1">i</text:span></text:span><text:span text:style-name="Default_20_Paragraph_20_Font"><text:span text:style-name="T3">nu</text:span></text:span><text:span text:style-name="Default_20_Paragraph_20_Font"><text:span text:style-name="T1">s </text:span></text:span><text:span text:style-name="Default_20_Paragraph_20_Font"><text:span text:style-name="T3">recurrere.</text:span></text:span></text:p>
        <text:p text:style-name="P1"><text:span text:style-name="Default_20_Paragraph_20_Font"><text:span text:style-name="T1">Tres de abscessibus enunciationes hae oratione Hippo-<text:line-break/>crates confecit. Quarum prima est, eos potissimum per<text:line-break/>hiemem excitari. Secunda tardius desinere. Tertia mi-<text:line-break/>nus reverti. Quod quidem magis hieme generentur, hu-<text:line-break/>mor in ap</text:span></text:span><text:span text:style-name="Default_20_Paragraph_20_Font"><text:span text:style-name="T3">t</text:span></text:span><text:span text:style-name="Default_20_Paragraph_20_Font"><text:span text:style-name="T1">a exsuperans indicati Dictum enim etiam ante<text:line-break/>fuit calidos excerni , frigidos autem abscedere. Quod<text:line-break/>autem tardius desinant, ad naturam humoris et ambientis<text:line-break/>frigiditatem causa referenda est. Namque necesse est hu-<text:line-break/>morem digeri, qui abscessit, ut ipfe abscessus curetur.</text:span></text:span></text:p>
        <text:p text:style-name="P3"><text:span text:style-name="Default_20_Paragraph_20_Font"><text:span text:style-name="T1">Atqui difficillime digeruntur crassi frigidique, praesertim<text:line-break/>si ambiens frigidus esu Sed et frigidi haud facile moven-<text:line-break/>tm, quas quidem ob cau</text:span></text:span><text:span text:style-name="Default_20_Paragraph_20_Font"><text:span text:style-name="T3">t</text:span></text:span><text:span text:style-name="Default_20_Paragraph_20_Font"><text:span text:style-name="T1">as etiam reverti non (olenti</text:span></text:span></text:p>
        <text:h text:style-name="Heading_20_2" text:outline-level="2"><text:span text:style-name="Default_20_Paragraph_20_Font">....<text:tab/>XXX.</text:span></text:h>
        <text:p text:style-name="P4"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cunque vero in. fabre n</text:span></text:span><text:span text:style-name="Default_20_Paragraph_20_Font"><text:span text:style-name="T1">o</text:span></text:span><text:span text:style-name="Default_20_Paragraph_20_Font"><text:span text:style-name="T3">n leta</text:span></text:span><text:span text:style-name="Default_20_Paragraph_20_Font"><text:span text:style-name="T1">li </text:span></text:span><text:span text:style-name="Default_20_Paragraph_20_Font"><text:span text:style-name="T3">dixerit caput dolere<text:line-break/>aut e</text:span></text:span><text:span text:style-name="Default_20_Paragraph_20_Font"><text:span text:style-name="T1">ti</text:span></text:span><text:span text:style-name="Default_20_Paragraph_20_Font"><text:span text:style-name="T3">am prae oculi</text:span></text:span><text:span text:style-name="Default_20_Paragraph_20_Font"><text:span text:style-name="T1">s </text:span></text:span><text:span text:style-name="Default_20_Paragraph_20_Font"><text:span text:style-name="T3">tenebr</text:span></text:span><text:span text:style-name="Default_20_Paragraph_20_Font"><text:span text:style-name="T1">o</text:span></text:span><text:span text:style-name="Default_20_Paragraph_20_Font"><text:span text:style-name="T3">sum qu</text:span></text:span><text:span text:style-name="Default_20_Paragraph_20_Font"><text:span text:style-name="T1">i</text:span></text:span><text:span text:style-name="Default_20_Paragraph_20_Font"><text:span text:style-name="T3">ddam apparere<text:line-break/>au</text:span></text:span><text:span text:style-name="Default_20_Paragraph_20_Font"><text:span text:style-name="T1">t </text:span></text:span><text:span text:style-name="Default_20_Paragraph_20_Font"><text:span text:style-name="T3">or</text:span></text:span><text:span text:style-name="Default_20_Paragraph_20_Font"><text:span text:style-name="T1">is </text:span></text:span><text:span text:style-name="Default_20_Paragraph_20_Font"><text:span text:style-name="T3">ventricul</text:span></text:span><text:span text:style-name="Default_20_Paragraph_20_Font"><text:span text:style-name="T1">i </text:span></text:span><text:span text:style-name="Default_20_Paragraph_20_Font"><text:span text:style-name="T3">morsu</text:span></text:span><text:span text:style-name="Default_20_Paragraph_20_Font"><text:span text:style-name="T1">s </text:span></text:span><text:span text:style-name="Default_20_Paragraph_20_Font"><text:span text:style-name="T3">accesier</text:span></text:span><text:span text:style-name="Default_20_Paragraph_20_Font"><text:span text:style-name="T1">i</text:span></text:span><text:span text:style-name="Default_20_Paragraph_20_Font"><text:span text:style-name="T3">t, ei b</text:span></text:span><text:span text:style-name="Default_20_Paragraph_20_Font"><text:span text:style-name="T1">ili</text:span></text:span><text:span text:style-name="Default_20_Paragraph_20_Font"><text:span text:style-name="T3">osa vom</text:span></text:span><text:span text:style-name="Default_20_Paragraph_20_Font"><text:span text:style-name="T1">itio<text:line-break/></text:span></text:span><text:span text:style-name="Default_20_Paragraph_20_Font"><text:span text:style-name="T3">aderit; si ver</text:span></text:span><text:span text:style-name="Default_20_Paragraph_20_Font"><text:span text:style-name="T1">o </text:span></text:span><text:span text:style-name="Default_20_Paragraph_20_Font"><text:span text:style-name="T3">e</text:span></text:span><text:span text:style-name="Default_20_Paragraph_20_Font"><text:span text:style-name="T1">t</text:span></text:span><text:span text:style-name="Default_20_Paragraph_20_Font"><text:span text:style-name="T3">iam rig</text:span></text:span><text:span text:style-name="Default_20_Paragraph_20_Font"><text:span text:style-name="T1">o</text:span></text:span><text:span text:style-name="Default_20_Paragraph_20_Font"><text:span text:style-name="T3">r accesser</text:span></text:span><text:span text:style-name="Default_20_Paragraph_20_Font"><text:span text:style-name="T1">it </text:span></text:span><text:span text:style-name="Default_20_Paragraph_20_Font"><text:span text:style-name="T3">et infer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 </text:span></text:span><text:span text:style-name="Default_20_Paragraph_20_Font"><text:span text:style-name="T3">h</text:span></text:span><text:span text:style-name="Default_20_Paragraph_20_Font"><text:span text:style-name="T1">y</text:span></text:span><text:span text:style-name="Default_20_Paragraph_20_Font"><text:span text:style-name="T3">po-<text:line-break/>chondr</text:span></text:span><text:span text:style-name="Default_20_Paragraph_20_Font"><text:span text:style-name="T1">ii </text:span></text:span><text:span text:style-name="Default_20_Paragraph_20_Font"><text:span text:style-name="T3">parte</text:span></text:span><text:span text:style-name="Default_20_Paragraph_20_Font"><text:span text:style-name="T1">s </text:span></text:span><text:span text:style-name="Default_20_Paragraph_20_Font"><text:span text:style-name="T3">fulgidas habue</text:span></text:span><text:span text:style-name="Default_20_Paragraph_20_Font"><text:span text:style-name="T1">rit </text:span></text:span><text:span text:style-name="Default_20_Paragraph_20_Font"><text:span text:style-name="T3">et adhuc c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vom</text:span></text:span><text:span text:style-name="Default_20_Paragraph_20_Font"><text:span text:style-name="T1">i</text:span></text:span><text:span text:style-name="Default_20_Paragraph_20_Font"><text:span text:style-name="T3">tus<text:line-break/>ader</text:span></text:span><text:span text:style-name="Default_20_Paragraph_20_Font"><text:span text:style-name="T1">it; </text:span></text:span><text:span text:style-name="Default_20_Paragraph_20_Font"><text:span text:style-name="T3">a</text:span></text:span><text:span text:style-name="Default_20_Paragraph_20_Font"><text:span text:style-name="T1">r</text:span></text:span><text:span text:style-name="Default_20_Paragraph_20_Font"><text:span text:style-name="T3">si qu</text:span></text:span><text:span text:style-name="Default_20_Paragraph_20_Font"><text:span text:style-name="T1">i</text:span></text:span><text:span text:style-name="Default_20_Paragraph_20_Font"><text:span text:style-name="T3">d sub id</text:span></text:span><text:span text:style-name="Default_20_Paragraph_20_Font"><text:span text:style-name="T1"> t</text:span></text:span><text:span text:style-name="Default_20_Paragraph_20_Font"><text:span text:style-name="T3">emp</text:span></text:span><text:span text:style-name="Default_20_Paragraph_20_Font"><text:span text:style-name="T1">li</text:span></text:span><text:span text:style-name="Default_20_Paragraph_20_Font"><text:span text:style-name="T3">s b</text:span></text:span><text:span text:style-name="Default_20_Paragraph_20_Font"><text:span text:style-name="T1">i</text:span></text:span><text:span text:style-name="Default_20_Paragraph_20_Font"><text:span text:style-name="T3">ber</text:span></text:span><text:span text:style-name="Default_20_Paragraph_20_Font"><text:span text:style-name="T1">i</text:span></text:span><text:span text:style-name="Default_20_Paragraph_20_Font"><text:span text:style-name="T3">t aut eder</text:span></text:span><text:span text:style-name="Default_20_Paragraph_20_Font"><text:span text:style-name="T1">i</text:span></text:span><text:span text:style-name="Default_20_Paragraph_20_Font"><text:span text:style-name="T3">t, id</text:span></text:span></text:p>
        <text:p text:style-name="P1"><text:span text:style-name="Default_20_Paragraph_20_Font"><text:span text:style-name="T3">-- perqua</text:span></text:span><text:span text:style-name="Default_20_Paragraph_20_Font"><text:span text:style-name="T1">m c</text:span></text:span><text:span text:style-name="Default_20_Paragraph_20_Font"><text:span text:style-name="T3">eler</text:span></text:span><text:span text:style-name="Default_20_Paragraph_20_Font"><text:span text:style-name="T1">it</text:span></text:span><text:span text:style-name="Default_20_Paragraph_20_Font"><text:span text:style-name="T3">er evomet.</text:span></text:span></text:p>
        <text:p text:style-name="P1"><text:span text:style-name="Default_20_Paragraph_20_Font"><text:span text:style-name="T1">. De vomitibus sponte per crisin excitatis nunc disserit<text:line-break/>- Hippocrates. Qua in re geminam adhibet distinctionem.</text:span></text:span></text:p>
        <text:p text:style-name="Normal"><text:span text:style-name="Default_20_Paragraph_20_Font"><text:span text:style-name="T1">Primam quidem ne sit letalis morbus, quem Hippocrates<text:line-break/>non raro antea morbum salubrem appellavit. Secundam</text:span></text:span></text:p>
        <text:p text:style-name="P2"><text:span text:style-name="Default_20_Paragraph_20_Font"><text:span text:style-name="T1">.vero ut aeger capitis dolore vexatus nigra quaedam, quae<text:line-break/>- Hippocrates </text:span></text:span><text:span text:style-name="Default_20_Paragraph_20_Font"><text:span text:style-name="T10">όρφνώδη</text:span></text:span><text:span text:style-name="Default_20_Paragraph_20_Font"><text:span text:style-name="T2">. </text:span></text:span><text:span text:style-name="Default_20_Paragraph_20_Font"><text:span text:style-name="T1">dixit, ante oculos versari putet. Id<text:line-break/>quod accidit flava bile sincera vaporem emittente. Haec<text:line-break/>enim ubi supra modum incaluerit et, ut ita loquar, su-<text:line-break/>. peradusta suerit, atrum quendam vaporem non dissimilem<text:line-break/>fuligini exhalat in caput, a quo capitis dolores prove-<text:line-break/>niunt. Quod. autem ex eo pervenit in oculos id b</text:span></text:span><text:span text:style-name="Default_20_Paragraph_20_Font"><text:span text:style-name="T3">e</text:span></text:span><text:span text:style-name="Default_20_Paragraph_20_Font"><text:span text:style-name="T1">ato-<text:line-break/>rem, quem hi splendentem purumque natura continent,<text:line-break/>offuscat adeo, ut purissimo .et splendidissimo aeri, qui sit<text:line-break/>repente prae fumo aut fuligine obscuratus, similis esse<text:line-break/>videatur. Quem vaporem ille videndi spiritus, qui a ce-<text:line-break/>rebrio lu oculos proficiscitur hauriens, - nigra illa, quae<text:line-break/>dixit Hippocrates, sicut per suffusiones imaginatur. Sed<text:line-break/>quum vapor ille possit etiam ex pulmone efferri, cordis<text:line-break/>dolore discernimus ab eo , quem ventriculus mittit. Hi<text:line-break/>namque humores pulmonemlatent, quod vel non facile<text:line-break/>ipsis sentiat vel nullam prorsus possideat sentiendi vim.</text:span></text:span></text:p>
        <text:p text:style-name="P3"><text:span text:style-name="Default_20_Paragraph_20_Font"><text:span text:style-name="T1">At vero ventriculi os, quod etiam cor dici neminem fu-<text:line-break/>git, propter nervorum quos habet sentientium magnitudi-<text:line-break/>nem nihil non- percipit quod in ipso esu ltaque de-<text:line-break/>morsum ab humore biliofo cordis dolores invehit, unde<text:line-break/>et bilis vomitus procedunt. Id enim etiam Thucydides<text:line-break/>indicavit scribens hunc in modum: 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que ub</text:span></text:span><text:span text:style-name="Default_20_Paragraph_20_Font"><text:span text:style-name="T1">i i</text:span></text:span><text:span text:style-name="Default_20_Paragraph_20_Font"><text:span text:style-name="T3">nhaesit<text:line-break/>cordi ipsu</text:span></text:span><text:span text:style-name="Default_20_Paragraph_20_Font"><text:span text:style-name="T1">m </text:span></text:span><text:span text:style-name="Default_20_Paragraph_20_Font"><text:span text:style-name="T3">subve</text:span></text:span><text:span text:style-name="Default_20_Paragraph_20_Font"><text:span text:style-name="T1">ni</text:span></text:span><text:span text:style-name="Default_20_Paragraph_20_Font"><text:span text:style-name="T3">t e</text:span></text:span><text:span text:style-name="Default_20_Paragraph_20_Font"><text:span text:style-name="T1">t </text:span></text:span><text:span text:style-name="Default_20_Paragraph_20_Font"><text:span text:style-name="T3">subsuquu</text:span></text:span><text:span text:style-name="Default_20_Paragraph_20_Font"><text:span text:style-name="T1">t</text:span></text:span><text:span text:style-name="Default_20_Paragraph_20_Font"><text:span text:style-name="T3">ae sun</text:span></text:span><text:span text:style-name="Default_20_Paragraph_20_Font"><text:span text:style-name="T1">t 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l</text:span></text:span><text:span text:style-name="Default_20_Paragraph_20_Font"><text:span text:style-name="T1">is </text:span></text:span><text:span text:style-name="Default_20_Paragraph_20_Font"><text:span text:style-name="T3">vacuat</text:span></text:span><text:span text:style-name="Default_20_Paragraph_20_Font"><text:span text:style-name="T1">i</text:span></text:span><text:span text:style-name="Default_20_Paragraph_20_Font"><text:span text:style-name="T3">one</text:span></text:span><text:span text:style-name="Default_20_Paragraph_20_Font"><text:span text:style-name="T1">s,<text:line-break/></text:span></text:span><text:span text:style-name="Default_20_Paragraph_20_Font"><text:span text:style-name="T3">qua</text:span></text:span><text:span text:style-name="Default_20_Paragraph_20_Font"><text:span text:style-name="T1">s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 </text:span></text:span><text:span text:style-name="Default_20_Paragraph_20_Font"><text:span text:style-name="T3">pr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dere. </text:span></text:span><text:span text:style-name="Default_20_Paragraph_20_Font"><text:span text:style-name="T1">Nam quod ait cor subversum<text:line-break/>fuisse, de illo vomendi conatu intellexit. Ecce autem et<text:line-break/>cor vocant ventriculi os, propterea quod illius morsus<text:line-break/>cordis dolores dici solitum esu Scripsit autem alio in<text:line-break/>loco Hippocrates in his, qui isto affecti sunt modo idem<text:line-break/>a labro inseriore non quieto, sed motu vehementer agi-<text:line-break/>tato indicari. Namque interna ventriculi tunica a bile<text:line-break/>demorsa talis in labro motus concitatur. Didicimus enim<text:line-break/>ex anatome hanc lotam tunicam omni ex parte continuam<text:line-break/>esse tum universo ventriculo tum gulae; tum linguae tum</text:span></text:span></text:p>
        <text:p text:style-name="P3"><text:span text:style-name="Default_20_Paragraph_20_Font"><text:span text:style-name="T1">palato tum toti ori. Haec igitur est quae labra motu<text:line-break/>exagitat, si quando ab acri bilelu ore ventriculi collecta<text:line-break/>mordeatur. Solet enim is humor prae levitate emergere.<text:line-break/>Eamque ob causam relicto ventriculi fundo in os ipsius<text:line-break/>conscendit et vomitu facile educitur. Quod si tunc etiam<text:line-break/>horror hominem invaserit, ille bilem multo non modo<text:line-break/>citius, verum etiam abundantius evomet. Horror enim<text:line-break/>saepe vomitum bilis provocat, quemadmodum in libro,<text:line-break/>qui de ipso scriptus est, ostendimus. Si vero aliquid sub<text:line-break/>hoc tempus aeger ederit velbiberit, multo etiam celerius<text:line-break/>vomet , quod illa quae sumpta sunt, bilis in ventriculo<text:line-break/>contenta corrumpat.</text:span></text:span></text:p>
        <text:h text:style-name="Heading_20_2" text:outline-level="2"><text:span text:style-name="Default_20_Paragraph_20_Font">XXXI.</text:span></text:h>
        <text:p text:style-name="P4"><text:span text:style-name="Default_20_Paragraph_20_Font"><text:span text:style-name="T3">Quibus autem h</text:span></text:span><text:span text:style-name="Default_20_Paragraph_20_Font"><text:span text:style-name="T1">o</text:span></text:span><text:span text:style-name="Default_20_Paragraph_20_Font"><text:span text:style-name="T3">rum inceperit dol</text:span></text:span><text:span text:style-name="Default_20_Paragraph_20_Font"><text:span text:style-name="T1">o</text:span></text:span><text:span text:style-name="Default_20_Paragraph_20_Font"><text:span text:style-name="T3">r prim</text:span></text:span><text:span text:style-name="Default_20_Paragraph_20_Font"><text:span text:style-name="T1">o </text:span></text:span><text:span text:style-name="Default_20_Paragraph_20_Font"><text:span text:style-name="T3">dis .sieri , </text:span></text:span><text:span text:style-name="Default_20_Paragraph_20_Font"><text:span text:style-name="T1">i</text:span></text:span><text:span text:style-name="Default_20_Paragraph_20_Font"><text:span text:style-name="T3">i -.<text:line-break/>quar</text:span></text:span><text:span text:style-name="Default_20_Paragraph_20_Font"><text:span text:style-name="T1">t</text:span></text:span><text:span text:style-name="Default_20_Paragraph_20_Font"><text:span text:style-name="T3">o d</text:span></text:span><text:span text:style-name="Default_20_Paragraph_20_Font"><text:span text:style-name="T1">i</text:span></text:span><text:span text:style-name="Default_20_Paragraph_20_Font"><text:span text:style-name="T3">e premuntur max</text:span></text:span><text:span text:style-name="Default_20_Paragraph_20_Font"><text:span text:style-name="T1">im</text:span></text:span><text:span text:style-name="Default_20_Paragraph_20_Font"><text:span text:style-name="T3">e et quin</text:span></text:span><text:span text:style-name="Default_20_Paragraph_20_Font"><text:span text:style-name="T1">to , </text:span></text:span><text:span text:style-name="Default_20_Paragraph_20_Font"><text:span text:style-name="T3">at sept</text:span></text:span><text:span text:style-name="Default_20_Paragraph_20_Font"><text:span text:style-name="T1">imo<text:line-break/>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beran</text:span></text:span><text:span text:style-name="Default_20_Paragraph_20_Font"><text:span text:style-name="T1">t</text:span></text:span><text:span text:style-name="Default_20_Paragraph_20_Font"><text:span text:style-name="T3">ur. Qu</text:span></text:span><text:span text:style-name="Default_20_Paragraph_20_Font"><text:span text:style-name="T1">i</text:span></text:span><text:span text:style-name="Default_20_Paragraph_20_Font"><text:span text:style-name="T3">n eorum pler</text:span></text:span><text:span text:style-name="Default_20_Paragraph_20_Font"><text:span text:style-name="T1">i</text:span></text:span><text:span text:style-name="Default_20_Paragraph_20_Font"><text:span text:style-name="T3">que</text:span></text:span><text:span text:style-name="Default_20_Paragraph_20_Font"><text:span text:style-name="T1"> t</text:span></text:span><text:span text:style-name="Default_20_Paragraph_20_Font"><text:span text:style-name="T3">er</text:span></text:span><text:span text:style-name="Default_20_Paragraph_20_Font"><text:span text:style-name="T1">ti</text:span></text:span><text:span text:style-name="Default_20_Paragraph_20_Font"><text:span text:style-name="T3">o d</text:span></text:span><text:span text:style-name="Default_20_Paragraph_20_Font"><text:span text:style-name="T1">i</text:span></text:span><text:span text:style-name="Default_20_Paragraph_20_Font"><text:span text:style-name="T3">e d</text:span></text:span><text:span text:style-name="Default_20_Paragraph_20_Font"><text:span text:style-name="T1">o</text:span></text:span><text:span text:style-name="Default_20_Paragraph_20_Font"><text:span text:style-name="T3">lere</text:span></text:span><text:span text:style-name="Default_20_Paragraph_20_Font"><text:span text:style-name="T1"> i</text:span></text:span><text:span text:style-name="Default_20_Paragraph_20_Font"><text:span text:style-name="T3">nci-</text:span></text:span></text:p>
        <text:p text:style-name="P2"><text:span text:style-name="Default_20_Paragraph_20_Font"><text:span text:style-name="T3">p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m , </text:span></text:span><text:span text:style-name="Default_20_Paragraph_20_Font"><text:span text:style-name="T3">sectan</text:span></text:span><text:span text:style-name="Default_20_Paragraph_20_Font"><text:span text:style-name="T1">t</text:span></text:span><text:span text:style-name="Default_20_Paragraph_20_Font"><text:span text:style-name="T3">ur au</text:span></text:span><text:span text:style-name="Default_20_Paragraph_20_Font"><text:span text:style-name="T1">t</text:span></text:span><text:span text:style-name="Default_20_Paragraph_20_Font"><text:span text:style-name="T3">em max</text:span></text:span><text:span text:style-name="Default_20_Paragraph_20_Font"><text:span text:style-name="T1">i</text:span></text:span><text:span text:style-name="Default_20_Paragraph_20_Font"><text:span text:style-name="T3">me qu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</text:span></text:span><text:span text:style-name="Default_20_Paragraph_20_Font"><text:span text:style-name="T3">o, verum n</text:span></text:span><text:span text:style-name="Default_20_Paragraph_20_Font"><text:span text:style-name="T1">o</text:span></text:span><text:span text:style-name="Default_20_Paragraph_20_Font"><text:span text:style-name="T3">no aut<text:line-break/>undec</text:span></text:span><text:span text:style-name="Default_20_Paragraph_20_Font"><text:span text:style-name="T1">i</text:span></text:span><text:span text:style-name="Default_20_Paragraph_20_Font"><text:span text:style-name="T3">m</text:span></text:span><text:span text:style-name="Default_20_Paragraph_20_Font"><text:span text:style-name="T1">o </text:span></text:span><text:span text:style-name="Default_20_Paragraph_20_Font"><text:span text:style-name="T3">l</text:span></text:span><text:span text:style-name="Default_20_Paragraph_20_Font"><text:span text:style-name="T1">i</text:span></text:span><text:span text:style-name="Default_20_Paragraph_20_Font"><text:span text:style-name="T3">beran</text:span></text:span><text:span text:style-name="Default_20_Paragraph_20_Font"><text:span text:style-name="T1">t</text:span></text:span><text:span text:style-name="Default_20_Paragraph_20_Font"><text:span text:style-name="T3">ur. Qu</text:span></text:span><text:span text:style-name="Default_20_Paragraph_20_Font"><text:span text:style-name="T1">i </text:span></text:span><text:span text:style-name="Default_20_Paragraph_20_Font"><text:span text:style-name="T3">vero qu</text:span></text:span><text:span text:style-name="Default_20_Paragraph_20_Font"><text:span text:style-name="T1">i</text:span></text:span><text:span text:style-name="Default_20_Paragraph_20_Font"><text:span text:style-name="T3">nt</text:span></text:span><text:span text:style-name="Default_20_Paragraph_20_Font"><text:span text:style-name="T1">o </text:span></text:span><text:span text:style-name="Default_20_Paragraph_20_Font"><text:span text:style-name="T3">d</text:span></text:span><text:span text:style-name="Default_20_Paragraph_20_Font"><text:span text:style-name="T1">i</text:span></text:span><text:span text:style-name="Default_20_Paragraph_20_Font"><text:span text:style-name="T3">e dolere coe-<text:line-break/>per</text:span></text:span><text:span text:style-name="Default_20_Paragraph_20_Font"><text:span text:style-name="T1">i</text:span></text:span><text:span text:style-name="Default_20_Paragraph_20_Font"><text:span text:style-name="T3">t et caetera pro ra</text:span></text:span><text:span text:style-name="Default_20_Paragraph_20_Font"><text:span text:style-name="T1">tio</text:span></text:span><text:span text:style-name="Default_20_Paragraph_20_Font"><text:span text:style-name="T3">ne pr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ipsi</text:span></text:span><text:span text:style-name="Default_20_Paragraph_20_Font"><text:span text:style-name="T1">s </text:span></text:span><text:span text:style-name="Default_20_Paragraph_20_Font"><text:span text:style-name="T3">acc</text:span></text:span><text:span text:style-name="Default_20_Paragraph_20_Font"><text:span text:style-name="T1">i</text:span></text:span><text:span text:style-name="Default_20_Paragraph_20_Font"><text:span text:style-name="T3">dunt, ad<text:line-break/>dec</text:span></text:span><text:span text:style-name="Default_20_Paragraph_20_Font"><text:span text:style-name="T1">i</text:span></text:span><text:span text:style-name="Default_20_Paragraph_20_Font"><text:span text:style-name="T3">mu</text:span></text:span><text:span text:style-name="Default_20_Paragraph_20_Font"><text:span text:style-name="T1">m </text:span></text:span><text:span text:style-name="Default_20_Paragraph_20_Font"><text:span text:style-name="T3">quartu</text:span></text:span><text:span text:style-name="Default_20_Paragraph_20_Font"><text:span text:style-name="T1">m </text:span></text:span><text:span text:style-name="Default_20_Paragraph_20_Font"><text:span text:style-name="T3">die</text:span></text:span><text:span text:style-name="Default_20_Paragraph_20_Font"><text:span text:style-name="T1">m j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catur morbu</text:span></text:span><text:span text:style-name="Default_20_Paragraph_20_Font"><text:span text:style-name="T1">s.</text:span></text:span></text:p>
        <text:p text:style-name="P1"><text:span text:style-name="Default_20_Paragraph_20_Font"><text:span text:style-name="T1">Tres doloris capitis in tempore differentias expressit<text:line-break/>totidemque praescripsit dies in quibus singulae judicantur.<text:line-break/>Quarum prima est doloris capilis primo die, quo coepit<text:line-break/>morbus, invadentis. Secunda tertio. . Tertia autem quinto.<text:line-break/>Horunuquidem dolorum omnium commune est die fere<text:line-break/>feptimo postquam corripuerint desinere. Ergo qui primo.<text:line-break/>inchoavit, septimum habet decretorium, qui tertio coepit,<text:line-break/>decimum , si numerum quidem septenarium spectemus. At<text:line-break/>quia decimus non finiet judicare, nono vel. undecimo ju-<text:line-break/>dicium fiet, uno scilicet die celerius vel tardius definito<text:line-break/>illo per hebdomadas tempore. Velim autem memine</text:span></text:span><text:span text:style-name="Default_20_Paragraph_20_Font"><text:span text:style-name="T3">r</text:span></text:span><text:span text:style-name="Default_20_Paragraph_20_Font"><text:span text:style-name="T1">is<text:line-break/>adductum esse hoc Ioco diem nonum ut iudicantem,</text:span></text:span></text:p>
        <text:p text:style-name="P3"><text:span text:style-name="Default_20_Paragraph_20_Font"><text:span text:style-name="T1">quemadmodum et prius , sicut ostendi , tertium , non quod<text:line-break/>hi dies ex quaternis septenisve circuitibus vim judicandi<text:line-break/>possideant, sid quod ratio in hunc ordinem eos inserat,<text:line-break/>sicut in- libris de diebus decretoriis demonstravimus, At<text:line-break/>vero tertia doloris capitis differentia die quinto exoriens<text:line-break/>ad quartum decimum protenditur propterea quod nec ca-<text:line-break/>liditas magna est nec vehementia. Perspicuum autem est,<text:line-break/>quod quum dolor die quinto prehenderit et prioribus illis<text:line-break/>quinque diebus septem alii accedant, omnes effici duode-<text:line-break/>cim, diem vero duodecimum non esse decretorium nec<text:line-break/>vero posse judicium die uno maturius fieri. Hoc enim<text:line-break/>acutissimis morbis proprium esse ostensum est. Jure ita-<text:line-break/>que ad quartum decimum pervenit.</text:span></text:span></text:p>
        <text:h text:style-name="Heading_20_2" text:outline-level="2"><text:span text:style-name="Default_20_Paragraph_20_Font">XXXII.</text:span></text:h>
        <text:p text:style-name="P4"><text:span text:style-name="Default_20_Paragraph_20_Font"><text:span text:style-name="T1">I</text:span></text:span><text:span text:style-name="Default_20_Paragraph_20_Font"><text:span text:style-name="T3">sto au</text:span></text:span><text:span text:style-name="Default_20_Paragraph_20_Font"><text:span text:style-name="T1">t</text:span></text:span><text:span text:style-name="Default_20_Paragraph_20_Font"><text:span text:style-name="T3">em v</text:span></text:span><text:span text:style-name="Default_20_Paragraph_20_Font"><text:span text:style-name="T1">i</text:span></text:span><text:span text:style-name="Default_20_Paragraph_20_Font"><text:span text:style-name="T3">ri</text:span></text:span><text:span text:style-name="Default_20_Paragraph_20_Font"><text:span text:style-name="T1">s </text:span></text:span><text:span text:style-name="Default_20_Paragraph_20_Font"><text:span text:style-name="T3">quidem e</text:span></text:span><text:span text:style-name="Default_20_Paragraph_20_Font"><text:span text:style-name="T1">t </text:span></text:span><text:span text:style-name="Default_20_Paragraph_20_Font"><text:span text:style-name="T3">mul</text:span></text:span><text:span text:style-name="Default_20_Paragraph_20_Font"><text:span text:style-name="T1">i</text:span></text:span><text:span text:style-name="Default_20_Paragraph_20_Font"><text:span text:style-name="T3">eribus in tert</text:span></text:span><text:span text:style-name="Default_20_Paragraph_20_Font"><text:span text:style-name="T1">i</text:span></text:span><text:span text:style-name="Default_20_Paragraph_20_Font"><text:span text:style-name="T3">ani</text:span></text:span><text:span text:style-name="Default_20_Paragraph_20_Font"><text:span text:style-name="T1">s </text:span></text:span><text:span text:style-name="Default_20_Paragraph_20_Font"><text:span text:style-name="T3">maxi</text:span></text:span><text:span text:style-name="Default_20_Paragraph_20_Font"><text:span text:style-name="T1">m</text:span></text:span><text:span text:style-name="Default_20_Paragraph_20_Font"><text:span text:style-name="T3">e<text:line-break/>contingunt. Juni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vero siunt qu</text:span></text:span><text:span text:style-name="Default_20_Paragraph_20_Font"><text:span text:style-name="T1">i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et</text:span></text:span><text:span text:style-name="Default_20_Paragraph_20_Font"><text:span text:style-name="T1"> i</text:span></text:span><text:span text:style-name="Default_20_Paragraph_20_Font"><text:span text:style-name="T3">n h</text:span></text:span><text:span text:style-name="Default_20_Paragraph_20_Font"><text:span text:style-name="T1">is,<text:line-break/></text:span></text:span><text:span text:style-name="Default_20_Paragraph_20_Font"><text:span text:style-name="T3">verum mag</text:span></text:span><text:span text:style-name="Default_20_Paragraph_20_Font"><text:span text:style-name="T1">is </text:span></text:span><text:span text:style-name="Default_20_Paragraph_20_Font"><text:span text:style-name="T3">et in pera/stdui</text:span></text:span><text:span text:style-name="Default_20_Paragraph_20_Font"><text:span text:style-name="T1">s </text:span></text:span><text:span text:style-name="Default_20_Paragraph_20_Font"><text:span text:style-name="T3">subrisu</text:span></text:span><text:span text:style-name="Default_20_Paragraph_20_Font"><text:span text:style-name="T1">s </text:span></text:span><text:span text:style-name="Default_20_Paragraph_20_Font"><text:span text:style-name="T3">et</text:span></text:span><text:span text:style-name="Default_20_Paragraph_20_Font"><text:span text:style-name="T1"> i</text:span></text:span><text:span text:style-name="Default_20_Paragraph_20_Font"><text:span text:style-name="T3">n leg</text:span></text:span><text:span text:style-name="Default_20_Paragraph_20_Font"><text:span text:style-name="T1">it</text:span></text:span><text:span text:style-name="Default_20_Paragraph_20_Font"><text:span text:style-name="T3">imis<text:line-break/>ter</text:span></text:span><text:span text:style-name="Default_20_Paragraph_20_Font"><text:span text:style-name="T1">ti</text:span></text:span><text:span text:style-name="Default_20_Paragraph_20_Font"><text:span text:style-name="T3">an</text:span></text:span><text:span text:style-name="Default_20_Paragraph_20_Font"><text:span text:style-name="T1">is.</text:span></text:span></text:p>
        <text:p text:style-name="P3"><text:span text:style-name="Default_20_Paragraph_20_Font"><text:span text:style-name="T1">a His quibus aetas integra est, quos Hippocrates viro-<text:line-break/>rum et mulierum nomine solet designare, haec eveniunt<text:line-break/>per omnes febres tertianas propter bilem quae tum ae-<text:line-break/>tatis copiosissima esu Natu vero minoribus non per om-<text:line-break/>nes, sed exquisitas dumtaxat quae biliosissimae funt. Fiunt<text:line-break/>autem et per morbos acutissimos , nam et illi sunt ma-<text:line-break/>xinie biliosi. Et multo quidem magis in ipso aetatis vi-<text:line-break/>gore. . Id quod non est adscriptum, quia et ex praece-<text:line-break/>dentibus consequitur et facile a nobis intelligi potest.</text:span></text:span></text:p>
        <text:h text:style-name="Heading_20_2" text:outline-level="2"><text:span text:style-name="Default_20_Paragraph_20_Font">xXXlll.</text:span></text:h>
        <text:p text:style-name="P4"><text:span text:style-name="Default_20_Paragraph_20_Font"><text:span text:style-name="T1">A</text:span></text:span><text:span text:style-name="Default_20_Paragraph_20_Font"><text:span text:style-name="T3">t 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er hu</text:span></text:span><text:span text:style-name="Default_20_Paragraph_20_Font"><text:span text:style-name="T1">j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d</text:span></text:span><text:span text:style-name="Default_20_Paragraph_20_Font"><text:span text:style-name="T1">i </text:span></text:span><text:span text:style-name="Default_20_Paragraph_20_Font"><text:span text:style-name="T3">febre</text:span></text:span><text:span text:style-name="Default_20_Paragraph_20_Font"><text:span text:style-name="T1">m </text:span></text:span><text:span text:style-name="Default_20_Paragraph_20_Font"><text:span text:style-name="T3">caput d</text:span></text:span><text:span text:style-name="Default_20_Paragraph_20_Font"><text:span text:style-name="T1">o</text:span></text:span><text:span text:style-name="Default_20_Paragraph_20_Font"><text:span text:style-name="T3">len</text:span></text:span><text:span text:style-name="Default_20_Paragraph_20_Font"><text:span text:style-name="T1">t</text:span></text:span><text:span text:style-name="Default_20_Paragraph_20_Font"><text:span text:style-name="T3">ibu</text:span></text:span><text:span text:style-name="Default_20_Paragraph_20_Font"><text:span text:style-name="T1">s </text:span></text:span><text:span text:style-name="Default_20_Paragraph_20_Font"><text:span text:style-name="T3">pro</text:span></text:span><text:span text:style-name="Default_20_Paragraph_20_Font"><text:span text:style-name="T1"> t</text:span></text:span><text:span text:style-name="Default_20_Paragraph_20_Font"><text:span text:style-name="T3">e-<text:line-break/>nebr</text:span></text:span><text:span text:style-name="Default_20_Paragraph_20_Font"><text:span text:style-name="T1">is </text:span></text:span><text:span text:style-name="Default_20_Paragraph_20_Font"><text:span text:style-name="T3">ante ocul</text:span></text:span><text:span text:style-name="Default_20_Paragraph_20_Font"><text:span text:style-name="T1">os </text:span></text:span><text:span text:style-name="Default_20_Paragraph_20_Font"><text:span text:style-name="T3">apparent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v</text:span></text:span><text:span text:style-name="Default_20_Paragraph_20_Font"><text:span text:style-name="T1">isus </text:span></text:span><text:span text:style-name="Default_20_Paragraph_20_Font"><text:span text:style-name="T3">hebe</text:span></text:span><text:span text:style-name="Default_20_Paragraph_20_Font"><text:span text:style-name="T1">t</text:span></text:span><text:span text:style-name="Default_20_Paragraph_20_Font"><text:span text:style-name="T3">ud</text:span></text:span><text:span text:style-name="Default_20_Paragraph_20_Font"><text:span text:style-name="T1">o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t</text:span></text:span><text:span text:style-name="Default_20_Paragraph_20_Font"><text:span text:style-name="T1">i</text:span></text:span><text:span text:style-name="Default_20_Paragraph_20_Font"><text:span text:style-name="T3">ng</text:span></text:span><text:span text:style-name="Default_20_Paragraph_20_Font"><text:span text:style-name="T1">it,<text:line-break/></text:span></text:span><text:span text:style-name="Default_20_Paragraph_20_Font"><text:span text:style-name="T3">vibrante</text:span></text:span><text:span text:style-name="Default_20_Paragraph_20_Font"><text:span text:style-name="T1">s</text:span></text:span><text:span text:style-name="Default_20_Paragraph_20_Font"><text:span text:style-name="T3">qu</text:span></text:span><text:span text:style-name="Default_20_Paragraph_20_Font"><text:span text:style-name="T1">e </text:span></text:span><text:span text:style-name="Default_20_Paragraph_20_Font"><text:span text:style-name="T3">splendore</text:span></text:span><text:span text:style-name="Default_20_Paragraph_20_Font"><text:span text:style-name="T1">s </text:span></text:span><text:span text:style-name="Default_20_Paragraph_20_Font"><text:span text:style-name="T3">obversan</text:span></text:span><text:span text:style-name="Default_20_Paragraph_20_Font"><text:span text:style-name="T1">t</text:span></text:span><text:span text:style-name="Default_20_Paragraph_20_Font"><text:span text:style-name="T3">ur et pro or</text:span></text:span><text:span text:style-name="Default_20_Paragraph_20_Font"><text:span text:style-name="T1">is </text:span></text:span><text:span text:style-name="Default_20_Paragraph_20_Font"><text:span text:style-name="T3">ven</text:span></text:span><text:span text:style-name="Default_20_Paragraph_20_Font"><text:span text:style-name="T1">t</text:span></text:span><text:span text:style-name="Default_20_Paragraph_20_Font"><text:span text:style-name="T3">ri-<text:line-break/>cul</text:span></text:span><text:span text:style-name="Default_20_Paragraph_20_Font"><text:span text:style-name="T1">i </text:span></text:span><text:span text:style-name="Default_20_Paragraph_20_Font"><text:span text:style-name="T3">m</text:span></text:span><text:span text:style-name="Default_20_Paragraph_20_Font"><text:span text:style-name="T1">o</text:span></text:span><text:span text:style-name="Default_20_Paragraph_20_Font"><text:span text:style-name="T3">rsu in h</text:span></text:span><text:span text:style-name="Default_20_Paragraph_20_Font"><text:span text:style-name="T1">y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ch</text:span></text:span><text:span text:style-name="Default_20_Paragraph_20_Font"><text:span text:style-name="T1">n</text:span></text:span><text:span text:style-name="Default_20_Paragraph_20_Font"><text:span text:style-name="T3">ndr</text:span></text:span><text:span text:style-name="Default_20_Paragraph_20_Font"><text:span text:style-name="T1">io </text:span></text:span><text:span text:style-name="Default_20_Paragraph_20_Font"><text:span text:style-name="T3">ad dextra aut ad sin</text:span></text:span><text:span text:style-name="Default_20_Paragraph_20_Font"><text:span text:style-name="T1">i</text:span></text:span><text:span text:style-name="Default_20_Paragraph_20_Font"><text:span text:style-name="T3">stra<text:line-break/>al</text:span></text:span><text:span text:style-name="Default_20_Paragraph_20_Font"><text:span text:style-name="T1">i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d con</text:span></text:span><text:span text:style-name="Default_20_Paragraph_20_Font"><text:span text:style-name="T1">t</text:span></text:span><text:span text:style-name="Default_20_Paragraph_20_Font"><text:span text:style-name="T3">end</text:span></text:span><text:span text:style-name="Default_20_Paragraph_20_Font"><text:span text:style-name="T1">i</text:span></text:span><text:span text:style-name="Default_20_Paragraph_20_Font"><text:span text:style-name="T3">tur neque cum d</text:span></text:span><text:span text:style-name="Default_20_Paragraph_20_Font"><text:span text:style-name="T1">o</text:span></text:span><text:span text:style-name="Default_20_Paragraph_20_Font"><text:span text:style-name="T3">lore neque cu</text:span></text:span><text:span text:style-name="Default_20_Paragraph_20_Font"><text:span text:style-name="T1">m i</text:span></text:span><text:span text:style-name="Default_20_Paragraph_20_Font"><text:span text:style-name="T3">nstan</text:span></text:span><text:span text:style-name="Default_20_Paragraph_20_Font"><text:span text:style-name="T1">t-<text:line-break/></text:span></text:span><text:span text:style-name="Default_20_Paragraph_20_Font"><text:span text:style-name="T3">marione, </text:span></text:span><text:span text:style-name="Default_20_Paragraph_20_Font"><text:span text:style-name="T1">i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pro vo</text:span></text:span><text:span text:style-name="Default_20_Paragraph_20_Font"><text:span text:style-name="T1">m</text:span></text:span><text:span text:style-name="Default_20_Paragraph_20_Font"><text:span text:style-name="T3">itu sangu</text:span></text:span><text:span text:style-name="Default_20_Paragraph_20_Font"><text:span text:style-name="T1">i</text:span></text:span><text:span text:style-name="Default_20_Paragraph_20_Font"><text:span text:style-name="T3">nem e na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tuxurum<text:line-break/>exspectandum est. Mag</text:span></text:span><text:span text:style-name="Default_20_Paragraph_20_Font"><text:span text:style-name="T1">is </text:span></text:span><text:span text:style-name="Default_20_Paragraph_20_Font"><text:span text:style-name="T3">vero et h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 mo</text:span></text:span><text:span text:style-name="Default_20_Paragraph_20_Font"><text:span text:style-name="T3">e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ungui-</text:span></text:span></text:p>
        <text:p text:style-name="P3"><text:span text:style-name="Default_20_Paragraph_20_Font"><text:span text:style-name="T3">n</text:span></text:span><text:span text:style-name="Default_20_Paragraph_20_Font"><text:span text:style-name="T1">is </text:span></text:span><text:span text:style-name="Default_20_Paragraph_20_Font"><text:span text:style-name="T3">erup</text:span></text:span><text:span text:style-name="Default_20_Paragraph_20_Font"><text:span text:style-name="T1">ti</text:span></text:span><text:span text:style-name="Default_20_Paragraph_20_Font"><text:span text:style-name="T3">one</text:span></text:span><text:span text:style-name="Default_20_Paragraph_20_Font"><text:span text:style-name="T1">m </text:span></text:span><text:span text:style-name="Default_20_Paragraph_20_Font"><text:span text:style-name="T3">exspec</text:span></text:span><text:span text:style-name="Default_20_Paragraph_20_Font"><text:span text:style-name="T1">t</text:span></text:span><text:span text:style-name="Default_20_Paragraph_20_Font"><text:span text:style-name="T3">are oportet; a</text:span></text:span><text:span text:style-name="Default_20_Paragraph_20_Font"><text:span text:style-name="T1">t t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gesi</text:span></text:span><text:span text:style-name="Default_20_Paragraph_20_Font"><text:span text:style-name="T1">m</text:span></text:span><text:span text:style-name="Default_20_Paragraph_20_Font"><text:span text:style-name="T3">um annum<text:line-break/>agen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aut et</text:span></text:span><text:span text:style-name="Default_20_Paragraph_20_Font"><text:span text:style-name="T1">i</text:span></text:span><text:span text:style-name="Default_20_Paragraph_20_Font"><text:span text:style-name="T3">am sen</text:span></text:span><text:span text:style-name="Default_20_Paragraph_20_Font"><text:span text:style-name="T1">i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m</text:span></text:span><text:span text:style-name="Default_20_Paragraph_20_Font"><text:span text:style-name="T1">i</text:span></text:span><text:span text:style-name="Default_20_Paragraph_20_Font"><text:span text:style-name="T3">nus, sed his vom</text:span></text:span><text:span text:style-name="Default_20_Paragraph_20_Font"><text:span text:style-name="T1">iti</text:span></text:span><text:span text:style-name="Default_20_Paragraph_20_Font"><text:span text:style-name="T3">o-<text:line-break/>ne</text:span></text:span><text:span text:style-name="Default_20_Paragraph_20_Font"><text:span text:style-name="T1">s </text:span></text:span><text:span text:style-name="Default_20_Paragraph_20_Font"><text:span text:style-name="T3">exspec</text:span></text:span><text:span text:style-name="Default_20_Paragraph_20_Font"><text:span text:style-name="T1">t</text:span></text:span><text:span text:style-name="Default_20_Paragraph_20_Font"><text:span text:style-name="T3">andae.</text:span></text:span></text:p>
        <text:p text:style-name="P1"><text:span text:style-name="Default_20_Paragraph_20_Font"><text:span text:style-name="T1">Per febrem ejusmodi intelligit illam , quam initio<text:line-break/>hujus fermonis designavit his verbis: </text:span></text:span><text:span text:style-name="Default_20_Paragraph_20_Font"><text:span text:style-name="T3">si cui in fabre non<text:line-break/>letal</text:span></text:span><text:span text:style-name="Default_20_Paragraph_20_Font"><text:span text:style-name="T1">i </text:span></text:span><text:span text:style-name="Default_20_Paragraph_20_Font"><text:span text:style-name="T3">caput dole</text:span></text:span><text:span text:style-name="Default_20_Paragraph_20_Font"><text:span text:style-name="T1">t. Quod quidem febri utrique commune<text:line-break/>retinens, hoc insuper illis commune dicit esse, judicari<text:line-break/>vacuatione. Verum utrique peculiarem quandam vacua-<text:line-break/>tionis speciem assignavit. Priori quidem vomitum bilio-<text:line-break/>fum , alteri vero sanguinis profusionem. Et priori quidem<text:line-break/>notas vomitum indicantes, spectra quaedam mente co</text:span></text:span><text:span text:style-name="Default_20_Paragraph_20_Font"><text:span text:style-name="T3">n-<text:line-break/></text:span></text:span><text:span text:style-name="Default_20_Paragraph_20_Font"><text:span text:style-name="T1">cepta et dolorem cordis; alteri vero oculorum hebetudi-<text:line-break/>nem, splendores, tensionem praecordiorum citra dolorem<text:line-break/>et inflammationem, maxima profecto humoris furtum ad-<text:line-break/>- scandentis documenta. Est autem prius quoque dictum ex<text:line-break/>inflammationibus praecordiorum sanguinem decretori</text:span></text:span><text:span text:style-name="Default_20_Paragraph_20_Font"><text:span text:style-name="T3">a</text:span></text:span><text:span text:style-name="Default_20_Paragraph_20_Font"><text:span text:style-name="T1"> pro-<text:line-break/>fundi solitum, praesertim senioribus, in quibus sanguinis</text:span></text:span></text:p>
        <text:p text:style-name="P3"><text:span text:style-name="Default_20_Paragraph_20_Font"><text:span text:style-name="T1">abundantia esu Quod et ipse nunc denuo adjecit atque<text:line-break/>etiam vomitus biliosus esse in ipso aetatis vigore. Sed et<text:line-break/>primo libro epidemion invitos illacrymare dicit, quibus<text:line-break/>sanguis per nares exiturus est. Quae omnia si componas<text:line-break/>atque his praeterea adjungas quae sunt ah eo libris aliis<text:line-break/>prodita, futurum sanguinis profluvium nunquam non prae-<text:line-break/>fagies et maxime si vacnationis signum, quod pulsus ex-:<text:line-break/>bibent, quodque semper decretorias sanguinis prosusiones<text:line-break/>praecedit , eo tempore deprehenderis.</text:span></text:span></text:p>
        <text:h text:style-name="Heading_20_2" text:outline-level="2"><text:span text:style-name="Default_20_Paragraph_20_Font">- XXX1U</text:span></text:h>
        <text:p text:style-name="P4"><text:span text:style-name="Default_20_Paragraph_20_Font"><text:span text:style-name="T1">A</text:span></text:span><text:span text:style-name="Default_20_Paragraph_20_Font"><text:span text:style-name="T3">t vero pueri</text:span></text:span><text:span text:style-name="Default_20_Paragraph_20_Font"><text:span text:style-name="T1">s .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nvulsione</text:span></text:span><text:span text:style-name="Default_20_Paragraph_20_Font"><text:span text:style-name="T1">s </text:span></text:span><text:span text:style-name="Default_20_Paragraph_20_Font"><text:span text:style-name="T3">acc</text:span></text:span><text:span text:style-name="Default_20_Paragraph_20_Font"><text:span text:style-name="T1">i</text:span></text:span><text:span text:style-name="Default_20_Paragraph_20_Font"><text:span text:style-name="T3">dunt si febr</text:span></text:span><text:span text:style-name="Default_20_Paragraph_20_Font"><text:span text:style-name="T1">is </text:span></text:span><text:span text:style-name="Default_20_Paragraph_20_Font"><text:span text:style-name="T3">acuta suer</text:span></text:span><text:span text:style-name="Default_20_Paragraph_20_Font"><text:span text:style-name="T1">i</text:span></text:span><text:span text:style-name="Default_20_Paragraph_20_Font"><text:span text:style-name="T3">t<text:line-break/>et ven</text:span></text:span><text:span text:style-name="Default_20_Paragraph_20_Font"><text:span text:style-name="T1">t</text:span></text:span><text:span text:style-name="Default_20_Paragraph_20_Font"><text:span text:style-name="T3">er non de</text:span></text:span><text:span text:style-name="Default_20_Paragraph_20_Font"><text:span text:style-name="T1">i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a</text:span></text:span><text:span text:style-name="Default_20_Paragraph_20_Font"><text:span text:style-name="T1">t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v</text:span></text:span><text:span text:style-name="Default_20_Paragraph_20_Font"><text:span text:style-name="T1">i</text:span></text:span><text:span text:style-name="Default_20_Paragraph_20_Font"><text:span text:style-name="T3">g</text:span></text:span>i<text:span text:style-name="Default_20_Paragraph_20_Font"><text:span text:style-name="T3">lent et perterreantur et<text:line-break/>esulent et color</text:span></text:span><text:span text:style-name="Default_20_Paragraph_20_Font"><text:span text:style-name="T1">e</text:span></text:span><text:span text:style-name="Default_20_Paragraph_20_Font"><text:span text:style-name="T3">m</text:span></text:span><text:span text:style-name="Default_20_Paragraph_20_Font"><text:span text:style-name="T1"> im</text:span></text:span><text:span text:style-name="Default_20_Paragraph_20_Font"><text:span text:style-name="T3">mu</text:span></text:span><text:span text:style-name="Default_20_Paragraph_20_Font"><text:span text:style-name="T1">t</text:span></text:span><text:span text:style-name="Default_20_Paragraph_20_Font"><text:span text:style-name="T3">ent et ex v</text:span></text:span><text:span text:style-name="Default_20_Paragraph_20_Font"><text:span text:style-name="T1">i</text:span></text:span><text:span text:style-name="Default_20_Paragraph_20_Font"><text:span text:style-name="T3">r</text:span></text:span><text:span text:style-name="Default_20_Paragraph_20_Font"><text:span text:style-name="T1">i</text:span></text:span><text:span text:style-name="Default_20_Paragraph_20_Font"><text:span text:style-name="T3">di pallidu</text:span></text:span><text:span text:style-name="Default_20_Paragraph_20_Font"><text:span text:style-name="T1">m </text:span></text:span><text:span text:style-name="Default_20_Paragraph_20_Font"><text:span text:style-name="T3">aut<text:line-break/>liv</text:span></text:span><text:span text:style-name="Default_20_Paragraph_20_Font"><text:span text:style-name="T1">i</text:span></text:span><text:span text:style-name="Default_20_Paragraph_20_Font"><text:span text:style-name="T3">dum aut rubrum</text:span></text:span><text:span text:style-name="Default_20_Paragraph_20_Font"><text:span text:style-name="T1"> i</text:span></text:span><text:span text:style-name="Default_20_Paragraph_20_Font"><text:span text:style-name="T3">nduant. Haec aute</text:span></text:span><text:span text:style-name="Default_20_Paragraph_20_Font"><text:span text:style-name="T1">m </text:span></text:span><text:span text:style-name="Default_20_Paragraph_20_Font"><text:span text:style-name="T3">pueruli</text:span></text:span><text:span text:style-name="Default_20_Paragraph_20_Font"><text:span text:style-name="T1">s </text:span></text:span><text:span text:style-name="Default_20_Paragraph_20_Font"><text:span text:style-name="T3">qu</text:span></text:span><text:span text:style-name="Default_20_Paragraph_20_Font"><text:span text:style-name="T1">i-<text:line-break/></text:span></text:span><text:span text:style-name="Default_20_Paragraph_20_Font"><text:span text:style-name="T3">dem recen</text:span></text:span><text:span text:style-name="Default_20_Paragraph_20_Font"><text:span text:style-name="T1">s </text:span></text:span><text:span text:style-name="Default_20_Paragraph_20_Font"><text:span text:style-name="T3">na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ad sept</text:span></text:span><text:span text:style-name="Default_20_Paragraph_20_Font"><text:span text:style-name="T1">im</text:span></text:span><text:span text:style-name="Default_20_Paragraph_20_Font"><text:span text:style-name="T3">um u/que annu</text:span></text:span><text:span text:style-name="Default_20_Paragraph_20_Font"><text:span text:style-name="T1">m </text:span></text:span><text:span text:style-name="Default_20_Paragraph_20_Font"><text:span text:style-name="T3">prompt</text:span></text:span><text:span text:style-name="Default_20_Paragraph_20_Font"><text:span text:style-name="T1">i/si-<text:line-break/></text:span></text:span><text:span text:style-name="Default_20_Paragraph_20_Font"><text:span text:style-name="T3">me even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. </text:span></text:span><text:span text:style-name="Default_20_Paragraph_20_Font"><text:span text:style-name="T3">Adult</text:span></text:span><text:span text:style-name="Default_20_Paragraph_20_Font"><text:span text:style-name="T1">i</text:span></text:span><text:span text:style-name="Default_20_Paragraph_20_Font"><text:span text:style-name="T3">ores au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pueri et viri non</text:span></text:span><text:span text:style-name="Default_20_Paragraph_20_Font"><text:span text:style-name="T1"> j</text:span></text:span><text:span text:style-name="Default_20_Paragraph_20_Font"><text:span text:style-name="T3">a</text:span></text:span><text:span text:style-name="Default_20_Paragraph_20_Font"><text:span text:style-name="T1">m<text:line-break/></text:span></text:span><text:span text:style-name="Default_20_Paragraph_20_Font"><text:span text:style-name="T3">per fabre</text:span></text:span><text:span text:style-name="Default_20_Paragraph_20_Font"><text:span text:style-name="T1">s </text:span></text:span><text:span text:style-name="Default_20_Paragraph_20_Font"><text:span text:style-name="T3">convulsion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rehenduntur , nisi vehe</text:span></text:span><text:span text:style-name="Default_20_Paragraph_20_Font"><text:span text:style-name="T1">m</text:span></text:span><text:span text:style-name="Default_20_Paragraph_20_Font"><text:span text:style-name="T3">entise</text:span></text:span></text:p>
        <text:p text:style-name="P2"><text:span text:style-name="Default_20_Paragraph_20_Font"><text:span text:style-name="T3">simorum ac pesumorum sign</text:span></text:span><text:span text:style-name="Default_20_Paragraph_20_Font"><text:span text:style-name="T1">o</text:span></text:span><text:span text:style-name="Default_20_Paragraph_20_Font"><text:span text:style-name="T3">rum quae phren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</text:span></text:span><text:span text:style-name="Default_20_Paragraph_20_Font"><text:span text:style-name="T3">di ob-<text:line-break/>oriuntur quoddam accesserit.</text:span></text:span></text:p>
        <text:p text:style-name="P1"><text:span text:style-name="Default_20_Paragraph_20_Font"><text:span text:style-name="T1">Nunc de convulsionibus edisserit, non illis quidem<text:line-break/>quae partem modo unam occupant, sed quae totius cor-<text:line-break/>poris sunt. Excitantur autem hae in pueris promptissime,<text:line-break/>sed praesertim lactantibus, eum alias ob causas tum ma-<text:line-break/>xime propter lac ipsum coque magis quo crassius extite-<text:line-break/>rrt tum quod multo atque intempestivo utantur alimento,<text:line-break/>quippe qui non aliud ex his , quae in vita aguntur , no-<text:line-break/>rint quam manducare. Est enim illis omne genus ner-<text:line-break/>vosum infirmum. Nam quum tres existant facultates qui-<text:line-break/>hus corpus regitur, duas quidem pueri quam aliis magis<text:line-break/>validas possident, unam autem quae per nervos est, habent<text:line-break/>imbecilliorem. Et eam quidem ob causam facillime con-<text:line-break/>velluntur, rursumque in fletum naturalem haud difficulter<text:line-break/>redeunt. At quibus jam aetas integra est; neque facile<text:line-break/>convulsio supervenit , neque .discedit propter robur lu</text:span></text:span></text:p>
        <text:p text:style-name="P2"><text:span text:style-name="Default_20_Paragraph_20_Font"><text:span text:style-name="T1">nervis sitae facultatis. Fit igitur convulsio etiam citra<text:line-break/>febrem a vehementi admodum refrigeratione et copia cru-<text:line-break/>dorum crassorumque humorum, praeterea nervorum atque<text:line-break/>. tendinum inflammationibus, si quando malum ad ni</text:span></text:span><text:span text:style-name="Default_20_Paragraph_20_Font"><text:span text:style-name="T3">l</text:span></text:span><text:span text:style-name="Default_20_Paragraph_20_Font"><text:span text:style-name="T1">um<text:line-break/>principium adscenderit, Caeterum hoc loco verba ipse<text:line-break/>facit de convulsionibus, quae per febres generantur, sicuti<text:line-break/>ab initio instituerat praesagiendi rationem tam. in acutis<text:line-break/>morbis quam aliis, qui ex ipsis degenerant, explicare.<text:line-break/>Convulsiones igitur quae talibus in morbis proveniunt,<text:line-break/>in adultis quidem notae illae testantur potissimum, quae<text:line-break/>per graves pbrenitidas .apparent, fed maxime partium fa-<text:line-break/>erei tortu aut stridore dentium aut oculorum mobilitate<text:line-break/>vel inuersione produntur. In pueris vero vigilare modo<text:line-break/>fatis esu .Interdum vero et supra modum timuisse, quod<text:line-break/>Hippocrates Graece </text:span></text:span><text:span text:style-name="Default_20_Paragraph_20_Font"><text:span text:style-name="T10">ἐκπλαγῆναι</text:span></text:span><text:span text:style-name="Default_20_Paragraph_20_Font"><text:span text:style-name="T2">, </text:span></text:span><text:span text:style-name="Default_20_Paragraph_20_Font"><text:span text:style-name="T1">hoc est expavisse, dixit<text:line-break/>similiter et flevisse magna eum vehementia et alvum non<text:line-break/>descendisse. Haec quidem causarum rationem obtinent.<text:line-break/>Praeter has vero causas futurae convulsionis signa sirnt<text:line-break/>colores praeter naturam ex quibus humorum pravitas, qui</text:span></text:span></text:p>
        <text:p text:style-name="P2"><text:span text:style-name="Default_20_Paragraph_20_Font"><text:span text:style-name="T1">convulsionem adferre solent, declaratur. Nam pallidus<text:line-break/>quidem aut lividus humorem maligna imbutum qualitate<text:line-break/>significat, -ruber vero sanguinis abundantiam patefacit.</text:span></text:span></text:p>
        <text:h text:style-name="Heading_20_2" text:outline-level="2"><text:span text:style-name="Default_20_Paragraph_20_Font">XXXV.</text:span></text:h>
        <text:p text:style-name="P4"><text:span text:style-name="Default_20_Paragraph_20_Font"><text:span text:style-name="T3">Mor</text:span></text:span><text:span text:style-name="Default_20_Paragraph_20_Font"><text:span text:style-name="T1">i</text:span></text:span><text:span text:style-name="Default_20_Paragraph_20_Font"><text:span text:style-name="T3">turo</text:span></text:span><text:span text:style-name="Default_20_Paragraph_20_Font"><text:span text:style-name="T1">s </text:span></text:span><text:span text:style-name="Default_20_Paragraph_20_Font"><text:span text:style-name="T3">autem e</text:span></text:span><text:span text:style-name="Default_20_Paragraph_20_Font"><text:span text:style-name="T1">t </text:span></text:span><text:span text:style-name="Default_20_Paragraph_20_Font"><text:span text:style-name="T3">superfu</text:span></text:span><text:span text:style-name="Default_20_Paragraph_20_Font"><text:span text:style-name="T1">t</text:span></text:span><text:span text:style-name="Default_20_Paragraph_20_Font"><text:span text:style-name="T3">ur</text:span></text:span><text:span text:style-name="Default_20_Paragraph_20_Font"><text:span text:style-name="T1">us </text:span></text:span><text:span text:style-name="Default_20_Paragraph_20_Font"><text:span text:style-name="T3">tu</text:span></text:span><text:span text:style-name="Default_20_Paragraph_20_Font"><text:span text:style-name="T1">m </text:span></text:span><text:span text:style-name="Default_20_Paragraph_20_Font"><text:span text:style-name="T3">puero</text:span></text:span><text:span text:style-name="Default_20_Paragraph_20_Font"><text:span text:style-name="T1">s t</text:span></text:span><text:span text:style-name="Default_20_Paragraph_20_Font"><text:span text:style-name="T3">um al</text:span></text:span><text:span text:style-name="Default_20_Paragraph_20_Font"><text:span text:style-name="T1">i</text:span></text:span><text:span text:style-name="Default_20_Paragraph_20_Font"><text:span text:style-name="T3">o</text:span></text:span><text:span text:style-name="Default_20_Paragraph_20_Font"><text:span text:style-name="T1">s </text:span></text:span><text:span text:style-name="Default_20_Paragraph_20_Font"><text:span text:style-name="T3">ex<text:line-break/>omnibu</text:span></text:span><text:span text:style-name="Default_20_Paragraph_20_Font"><text:span text:style-name="T1">s </text:span></text:span><text:span text:style-name="Default_20_Paragraph_20_Font"><text:span text:style-name="T3">sign</text:span></text:span><text:span text:style-name="Default_20_Paragraph_20_Font"><text:span text:style-name="T1">i</text:span></text:span><text:span text:style-name="Default_20_Paragraph_20_Font"><text:span text:style-name="T3">s con</text:span></text:span><text:span text:style-name="Default_20_Paragraph_20_Font"><text:span text:style-name="T1">ji</text:span></text:span><text:span text:style-name="Default_20_Paragraph_20_Font"><text:span text:style-name="T3">c</text:span></text:span><text:span text:style-name="Default_20_Paragraph_20_Font"><text:span text:style-name="T1">i</text:span></text:span><text:span text:style-name="Default_20_Paragraph_20_Font"><text:span text:style-name="T3">e</text:span></text:span><text:span text:style-name="Default_20_Paragraph_20_Font"><text:span text:style-name="T1">s, </text:span></text:span><text:span text:style-name="Default_20_Paragraph_20_Font"><text:span text:style-name="T3">prout in singu</text:span></text:span><text:span text:style-name="Default_20_Paragraph_20_Font"><text:span text:style-name="T1">l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singula de-<text:line-break/>scr</text:span></text:span><text:span text:style-name="Default_20_Paragraph_20_Font"><text:span text:style-name="T1">i</text:span></text:span><text:span text:style-name="Default_20_Paragraph_20_Font"><text:span text:style-name="T3">p</text:span></text:span><text:span text:style-name="Default_20_Paragraph_20_Font"><text:span text:style-name="T1">t</text:span></text:span><text:span text:style-name="Default_20_Paragraph_20_Font"><text:span text:style-name="T3">a sunt.</text:span></text:span></text:p>
        <text:p text:style-name="P1"><text:span text:style-name="Default_20_Paragraph_20_Font"><text:span text:style-name="T1">Hoc etiam supra dixerat .et .nunc repetit et paulo<text:line-break/>post rursum dicet. Quare non parum habet utilitatis..<text:line-break/>Verum tamen plerique medicorum id parvi pendunt,. qui<text:line-break/>siquando signum aliquod malum conspexerint et aegrum<text:line-break/>postea incolumem evasisse, Hippocratem falsi insimulant;<text:line-break/>eundem rursus, si visis aliquot bonis indiciis aeger mor-<text:line-break/>tem obierit, non vera loquututn vociferantur, nequaquam<text:line-break/>animadvertentes signum unum- malum etiam valentissimum<text:line-break/>. a multis salutaribus superari et multas contra exitiales<text:line-break/>notas uni bonae vel maximae .praepollere.</text:span></text:span></text:p>
        <text:h text:style-name="P37" text:outline-level="2"><text:span text:style-name="Default_20_Paragraph_20_Font">XXX A</text:span></text:h>
        <text:p text:style-name="P4"><text:span text:style-name="Default_20_Paragraph_20_Font"><text:span text:style-name="T3">Haec autem dico et de</text:span></text:span><text:span text:style-name="Default_20_Paragraph_20_Font"><text:span text:style-name="T1"> m</text:span></text:span><text:span text:style-name="Default_20_Paragraph_20_Font"><text:span text:style-name="T3">orb</text:span></text:span><text:span text:style-name="Default_20_Paragraph_20_Font"><text:span text:style-name="T1">i</text:span></text:span><text:span text:style-name="Default_20_Paragraph_20_Font"><text:span text:style-name="T3">s a</text:span></text:span><text:span text:style-name="Default_20_Paragraph_20_Font"><text:span text:style-name="T1">c</text:span></text:span><text:span text:style-name="Default_20_Paragraph_20_Font"><text:span text:style-name="T3">ut</text:span></text:span><text:span text:style-name="Default_20_Paragraph_20_Font"><text:span text:style-name="T1">i</text:span></text:span><text:span text:style-name="Default_20_Paragraph_20_Font"><text:span text:style-name="T3">s et cae</text:span></text:span><text:span text:style-name="Default_20_Paragraph_20_Font"><text:span text:style-name="T1">t</text:span></text:span><text:span text:style-name="Default_20_Paragraph_20_Font"><text:span text:style-name="T3">er</text:span></text:span><text:span text:style-name="Default_20_Paragraph_20_Font"><text:span text:style-name="T1">is </text:span></text:span><text:span text:style-name="Default_20_Paragraph_20_Font"><text:span text:style-name="T3">quae ex<text:line-break/>h</text:span></text:span><text:span text:style-name="Default_20_Paragraph_20_Font"><text:span text:style-name="T1">is </text:span></text:span><text:span text:style-name="Default_20_Paragraph_20_Font"><text:span text:style-name="T3">or</text:span></text:span><text:span text:style-name="Default_20_Paragraph_20_Font"><text:span text:style-name="T1">i</text:span></text:span><text:span text:style-name="Default_20_Paragraph_20_Font"><text:span text:style-name="T3">un</text:span></text:span><text:span text:style-name="Default_20_Paragraph_20_Font"><text:span text:style-name="T1">t</text:span></text:span><text:span text:style-name="Default_20_Paragraph_20_Font"><text:span text:style-name="T3">ur,</text:span></text:span></text:p>
        <text:p text:style-name="P1"><text:span text:style-name="Default_20_Paragraph_20_Font"><text:span text:style-name="T1">Istam quoque sicut et superiorem sententiam Hippo-<text:line-break/>crates adscripsit, divinans lore quosdam qui et negligen-<text:line-break/>ter et inconsiderate libros </text:span></text:span><text:span text:style-name="Default_20_Paragraph_20_Font"><text:span text:style-name="T3">t</text:span></text:span><text:span text:style-name="Default_20_Paragraph_20_Font"><text:span text:style-name="T1">uos lecturi essent et quaesituri,<text:line-break/>quamobrem in isto fecisset quadragesimi et sexagesimi diei<text:line-break/>ac supputatorum et aqua inter cutem laborantium febrium-<text:line-break/>que quartanarum mentionem. Nam quum ipfe aperte feri-<text:line-break/>pferit fe non modo de acutis, verum etiam aliis, qui ex<text:line-break/>horum mutatione vetustatem acquirunt , verba habuisse,<text:line-break/>qur tales nihilominus quaestiones agitant , facturi videre</text:span></text:span><text:span text:style-name="Default_20_Paragraph_20_Font"><text:span text:style-name="T3">n-<text:line-break/></text:span></text:span><text:span text:style-name="Default_20_Paragraph_20_Font"><text:span text:style-name="T1">tur, sihoc ipse non expressisset?</text:span></text:span></text:p>
        <text:h text:style-name="Heading_20_2" text:outline-level="2"><text:span text:style-name="Default_20_Paragraph_20_Font">XXXVIL</text:span></text:h>
        <text:p text:style-name="P4"><text:span text:style-name="Default_20_Paragraph_20_Font"><text:span text:style-name="T3">opor</text:span></text:span><text:span text:style-name="Default_20_Paragraph_20_Font"><text:span text:style-name="T1">t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au</text:span></text:span><text:span text:style-name="Default_20_Paragraph_20_Font"><text:span text:style-name="T1">t</text:span></text:span><text:span text:style-name="Default_20_Paragraph_20_Font"><text:span text:style-name="T3">em qui recte praec</text:span></text:span><text:span text:style-name="Default_20_Paragraph_20_Font"><text:span text:style-name="T1">o</text:span></text:span><text:span text:style-name="Default_20_Paragraph_20_Font"><text:span text:style-name="T3">gniturus si</text:span></text:span><text:span text:style-name="Default_20_Paragraph_20_Font"><text:span text:style-name="T1">t </text:span></text:span><text:span text:style-name="Default_20_Paragraph_20_Font"><text:span text:style-name="T3">supersti</text:span></text:span><text:span text:style-name="Default_20_Paragraph_20_Font"><text:span text:style-name="T1">t</text:span></text:span><text:span text:style-name="Default_20_Paragraph_20_Font"><text:span text:style-name="T3">es fatu-<text:line-break/>ro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mori</text:span></text:span><text:span text:style-name="Default_20_Paragraph_20_Font"><text:span text:style-name="T1">t</text:span></text:span><text:span text:style-name="Default_20_Paragraph_20_Font"><text:span text:style-name="T3">uro</text:span></text:span><text:span text:style-name="Default_20_Paragraph_20_Font"><text:span text:style-name="T1">s </text:span></text:span><text:span text:style-name="Default_20_Paragraph_20_Font"><text:span text:style-name="T3">et quibus</text:span></text:span><text:span text:style-name="Default_20_Paragraph_20_Font"><text:span text:style-name="T1"> p</text:span></text:span><text:span text:style-name="Default_20_Paragraph_20_Font"><text:span text:style-name="T3">lure</text:span></text:span><text:span text:style-name="Default_20_Paragraph_20_Font"><text:span text:style-name="T1">s </text:span></text:span><text:span text:style-name="Default_20_Paragraph_20_Font"><text:span text:style-name="T3">die</text:span></text:span><text:span text:style-name="Default_20_Paragraph_20_Font"><text:span text:style-name="T1">s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paucis-</text:span></text:span></text:p>
        <text:p text:style-name="P5"><text:span text:style-name="Default_20_Paragraph_20_Font"><text:span text:style-name="T3">t res permansurus est morbus, eu</text:span></text:span><text:span text:style-name="Default_20_Paragraph_20_Font"><text:span text:style-name="T1">m </text:span></text:span><text:span text:style-name="Default_20_Paragraph_20_Font"><text:span text:style-name="T3">signa omnia ed</text:span></text:span><text:span text:style-name="Default_20_Paragraph_20_Font"><text:span text:style-name="T1">i</text:span></text:span><text:span text:style-name="Default_20_Paragraph_20_Font"><text:span text:style-name="T3">scen-<text:line-break/>te</text:span></text:span><text:span text:style-name="Default_20_Paragraph_20_Font"><text:span text:style-name="T1">m </text:span></text:span><text:span text:style-name="Default_20_Paragraph_20_Font"><text:span text:style-name="T3">ac e</text:span></text:span><text:span text:style-name="Default_20_Paragraph_20_Font"><text:span text:style-name="T1">o</text:span></text:span><text:span text:style-name="Default_20_Paragraph_20_Font"><text:span text:style-name="T3">rum vires inter se c</text:span></text:span><text:span text:style-name="Default_20_Paragraph_20_Font"><text:span text:style-name="T1">o</text:span></text:span><text:span text:style-name="Default_20_Paragraph_20_Font"><text:span text:style-name="T3">n/eren</text:span></text:span><text:span text:style-name="Default_20_Paragraph_20_Font"><text:span text:style-name="T1">t</text:span></text:span><text:span text:style-name="Default_20_Paragraph_20_Font"><text:span text:style-name="T3">em discernere<text:line-break/>quemadmodu</text:span></text:span><text:span text:style-name="Default_20_Paragraph_20_Font"><text:span text:style-name="T1">m </text:span></text:span><text:span text:style-name="Default_20_Paragraph_20_Font"><text:span text:style-name="T3">praescr</text:span></text:span><text:span text:style-name="Default_20_Paragraph_20_Font"><text:span text:style-name="T1">ipt</text:span></text:span><text:span text:style-name="Default_20_Paragraph_20_Font"><text:span text:style-name="T3">um esi , ac de caeter</text:span></text:span><text:span text:style-name="Default_20_Paragraph_20_Font"><text:span text:style-name="T1">is </text:span></text:span><text:span text:style-name="Default_20_Paragraph_20_Font"><text:span text:style-name="T3">tum<text:line-break/>ur</text:span></text:span><text:span text:style-name="Default_20_Paragraph_20_Font"><text:span text:style-name="T1">i</text:span></text:span><text:span text:style-name="Default_20_Paragraph_20_Font"><text:span text:style-name="T3">ni</text:span></text:span><text:span text:style-name="Default_20_Paragraph_20_Font"><text:span text:style-name="T1">s t</text:span></text:span><text:span text:style-name="Default_20_Paragraph_20_Font"><text:span text:style-name="T3">um sput</text:span></text:span><text:span text:style-name="Default_20_Paragraph_20_Font"><text:span text:style-name="T1">is, </text:span></text:span><text:span text:style-name="Default_20_Paragraph_20_Font"><text:span text:style-name="T3">ubi una pu</text:span></text:span><text:span text:style-name="Default_20_Paragraph_20_Font"><text:span text:style-name="T1">s </text:span></text:span><text:span text:style-name="Default_20_Paragraph_20_Font"><text:span text:style-name="T3">ac bi</text:span></text:span><text:span text:style-name="Default_20_Paragraph_20_Font"><text:span text:style-name="T1">l</text:span></text:span><text:span text:style-name="Default_20_Paragraph_20_Font"><text:span text:style-name="T3">e</text:span></text:span><text:span text:style-name="Default_20_Paragraph_20_Font"><text:span text:style-name="T1">m </text:span></text:span><text:span text:style-name="Default_20_Paragraph_20_Font"><text:span text:style-name="T3">ex</text:span></text:span><text:span text:style-name="Default_20_Paragraph_20_Font"><text:span text:style-name="T1">t</text:span></text:span><text:span text:style-name="Default_20_Paragraph_20_Font"><text:span text:style-name="T3">ab</text:span></text:span><text:span text:style-name="Default_20_Paragraph_20_Font"><text:span text:style-name="T1">i</text:span></text:span><text:span text:style-name="Default_20_Paragraph_20_Font"><text:span text:style-name="T3">t.</text:span></text:span></text:p>
        <text:p text:style-name="Normal"><text:span text:style-name="Default_20_Paragraph_20_Font"><text:span text:style-name="T1">Quod signa omnia considerare oporteat nec uni ad-<text:line-break/>hibere fidem, etiam ante dictum esu Verum hoc loco<text:line-break/>adjecit quod est in primis ad hanc rem utile. Id autem<text:line-break/>est, ut ait, signorum vires expendere, nec id quidem modo,<text:line-break/>verum etiam inter fe comparare. Sunt enim pleraque<text:line-break/>signa, quae ex </text:span></text:span><text:span text:style-name="Default_20_Paragraph_20_Font"><text:span text:style-name="T3">t</text:span></text:span><text:span text:style-name="Default_20_Paragraph_20_Font"><text:span text:style-name="T1">e mala magis minusque sunt, quorum vi-<text:line-break/>res metiri oportet verbis, sicut et ante prodidit. Vocat<text:line-break/>. enim vel perniciosum vel perniciosius vel oppido quam<text:line-break/>perniciosum et alicubi jam adlicit. Similiter quum bona<text:line-break/>signa recenset aut salutiferum appellat aut simpliciter fa-<text:line-break/>letare aut magnam vim habens aut oppido quam magnam.<text:line-break/>Plus enim est dicere oppido quam magnam vim habere ad</text:span></text:span></text:p>
        <text:p text:style-name="P3"><text:span text:style-name="Default_20_Paragraph_20_Font"><text:span text:style-name="T1">salutem quam nude et solnmvim habere magnam.. At<text:line-break/>nunc porro censet inter se conferendas esse signorum vi-<text:line-break/>res, non eorum modo; quae sunt ejusdem generis, ut<text:line-break/>bona cum bonis et mala cum malis, sed etiam bona cum<text:line-break/>malis. Per hanc enim -contentionem illa etiam innuit,<text:line-break/>quae praeter rationem eveniunt. Siquidem primum nosse<text:line-break/>conveniet, id praeter rationem accidisse. Deinde non<text:line-break/>terreri. .Postea dijudieare unde acciderit aut quid natum<text:line-break/>sit designare. Quae omnia quamquam persequuti fumus<text:line-break/>in libris nostris et maxime in his, qui de crisibus scripti<text:line-break/>sunt, attamen non erit inutile, si quaedam exempli gratia<text:line-break/>repetamus, a communi principio totius artis prognostieae<text:line-break/>exorsi. Ante omnia considerare oportet an pars una prae-<text:line-break/>cipue male affecta sit, an vitium sit humorum qui intra<text:line-break/>vasa continentur. Deinde a qua potissimum facultate pe-<text:line-break/>r i culum aegro impendeat. Has autem tres esse dictum<text:line-break/>esu Mox quas bonas malasve notas facultas illa prae fe</text:span></text:span></text:p>
        <text:p text:style-name="P2"><text:span text:style-name="Default_20_Paragraph_20_Font"><text:span text:style-name="T1">flerat. Pone ennn illam, quae a cerebro test, facultatem<text:line-break/>innocuam existere, partes item corporis carere vitio, sed<text:line-break/>ex putrescentibus solis humoribus excitatum totum ejus-<text:line-break/>modi morbum, hoc est febrem, sustinere. Deinde his ita<text:line-break/>fe habentibus omnia in urinis bona. signa ab initio videri.<text:line-break/>Hic quidem ut intereat fleri non potest. Itaque si quod<text:line-break/>formidolosum symptoma intervenerit, . non modo non ter-<text:line-break/>rebere, sicut medicorum vulgus, sed etiam crisin ab eo<text:line-break/>nunciari existimabis. Namque per crisin capitis dolore<text:line-break/>tentantur-, delirant, nigra flavaque intue</text:span></text:span><text:span text:style-name="Default_20_Paragraph_20_Font"><text:span text:style-name="T3">n</text:span></text:span><text:span text:style-name="Default_20_Paragraph_20_Font"><text:span text:style-name="T1">tur,- hebescunt<text:line-break/>oculi, cordis dolor invadit, spiritus vix trahitur, disten-<text:line-break/>duntnr praecordis. Deinde. vero dejectlones pessimae spu-<text:line-break/>taque et vomitus conloquentes, ad haec partes nigrescen-<text:line-break/>- tes, putrescentes et emortuae hominem reddunt prorsus.<text:line-break/>meliorem. Nam et spirandi facilitatem et appetentiam<text:line-break/>aegri recuperant, melius dormiunt, minus sentiunt dolo-<text:line-break/>ris-, surgunt alacrius, atque ut uno dicam verbo, saepe<text:line-break/>post ejusmodi vacuationes levius omnino habent. Qua in</text:span></text:span></text:p>
        <text:p text:style-name="P3"><text:span text:style-name="Default_20_Paragraph_20_Font"><text:span text:style-name="T1">re expurgari corpus ea quae vacuantur manifesto osten-<text:line-break/>dunt, natura praeter opinionem ea prodigente, a quibus<text:line-break/>prope ricta ante videbatur. u Haec vero cuncta libro isto<text:line-break/>potestate praedicta funi et definita atque eas modo; quae<text:line-break/>a pulsibus sumuntur, notas oportet adlicere. Quas omnes<text:line-break/>in libris de pulsibus aperte explicavimus, nullis ufquam<text:line-break/>propositis Sphingis aenigmatibus, qualia Archigenes sex-<text:line-break/>centa conscripsit. Haec igitur omnia memoria prompta<text:line-break/>complectens considera et inter se comparato. Ex his enim<text:line-break/>poteris illa etiam. quae aegri omittunt praedicere, quae<text:line-break/>interdum ne ipsi quidem domestici plane cognoveru</text:span></text:span><text:span text:style-name="Default_20_Paragraph_20_Font"><text:span text:style-name="T3">n</text:span></text:span><text:span text:style-name="Default_20_Paragraph_20_Font"><text:span text:style-name="T1">t;<text:line-break/>veluti me saepenumero dicentem vidistis de his quidem<text:line-break/>qui dentibus stridebant, per naturam sic stridere solitos<text:line-break/>adeo, ut qui me ex domesticis audirent, id non quidem<text:line-break/>per artem medicam, sed per vaticinationem praedictum<text:line-break/>fuisse arbitrarentur. Interdum vero de his, qui oculis<text:line-break/>apertis dormiebant, hoc quoque fecundum naturam esse.</text:span></text:span></text:p>
        <text:p text:style-name="Normal"><text:span text:style-name="Default_20_Paragraph_20_Font"><text:span text:style-name="T1">- Et de quodam, qui in ventrem jacebat, talem decubitum</text:span></text:span></text:p>
        <text:p text:style-name="P3"><text:span text:style-name="Default_20_Paragraph_20_Font"><text:span text:style-name="T1">necessario illi esse a natura. Sed et cujusdam mulieris<text:line-break/>ad quam ego adibam, dexter oculus altero visus est multo<text:line-break/>prominentior, de qua dixi priusquam morbus hic invade-<text:line-break/>ret, procidentia laborasse. In alio ingentem temporum<text:line-break/>cavitatem adspiciens, hanc quoque illi naturalem esse ju-<text:line-break/>dicavi. Aliorum vero rubentes sanguine oculos fecundum<text:line-break/>maturam fe habere. Convulsam vero in alio. supercilii<text:line-break/>partem aut. oculorum aut labrorum etiam ante morbum<text:line-break/>fuisse externam aliquam ob causam. Quin etiam pulsum<text:line-break/>intermittentem et varium aliaque ejusmodi dixi quibus-<text:line-break/>dam fecundum. naturam esse, quae aliquando ne ipsi qui-<text:line-break/>dem aegri sciebant, sed videbant, posteaquam pristinae<text:line-break/>sanitati restituti erant, perseverare: vocem item aiperam<text:line-break/>aut raucam aut clangosam, huic quidem secundum naturam<text:line-break/>esse; in illo vero ex morbo .oratam fuisse. De quibus<text:line-break/>quum ego abunde disseruerim illo libro , quem de prae-<text:line-break/>cognitione edidi, non est necesse r</text:span></text:span><text:span text:style-name="Default_20_Paragraph_20_Font"><text:span text:style-name="T3">a</text:span></text:span><text:span text:style-name="Default_20_Paragraph_20_Font"><text:span text:style-name="T1">rius hoc loco dicere,<text:line-break/>- fed fummo explicato capite per quod inveniri haec post-<text:line-break/>sunt, finem dicendi faciam. Nam ubi omnibus aliis ex.</text:span></text:span></text:p>
        <text:p text:style-name="P3"><text:span text:style-name="Default_20_Paragraph_20_Font"><text:span text:style-name="T1">notis morbum periculo vacare deprehenderis, existima<text:line-break/>fymptoma illud formidolosum fecundum naturam esse aut<text:line-break/>certe evidentem aliquam ob cau</text:span></text:span><text:span text:style-name="Default_20_Paragraph_20_Font"><text:span text:style-name="T3">t</text:span></text:span><text:span text:style-name="Default_20_Paragraph_20_Font"><text:span text:style-name="T1">am ante morbum genitum<text:line-break/>esse. itaque et mihi et Hippocrati adhibentes fidem con-<text:line-break/>siderate, uti supra dictum est, et signorum, inquam, vires<text:line-break/>quemadmodum ipsis praemonuit expendite. Quod enim.<text:line-break/>(ait, quando simul pus bilemque ex t ussit, pro exemplo<text:line-break/>adductum est. Id autem scriptum ab eo fuit quo loco<text:line-break/>ait hunc in modum, inter suppurationes vero illae valde<text:line-break/>perniciosae funt, quae sputo adhuc biliosi, suppurant, sive<text:line-break/>biliosum sputum atque pus a fe invicem separata, sive<text:line-break/>etiam mixta excreentur. His enim verbis censuit omnia<text:line-break/>diligentissime expendenda esse, quae in aegro simul cou-<text:line-break/>currunt, quorum aliqua et bona quidem recensuit, ubi<text:line-break/>scribit: sunt autem haec bona, morbum ipsum non diffi-<text:line-break/>culter ferre, ex facili spirare,- dolorem fedatum esse, facile<text:line-break/>excreare. Quibus omnibus enumeratis sic incipit de ma-<text:line-break/>lis dicere. Mala vero his contraria funt, si morbum non</text:span></text:span></text:p>
        <text:p text:style-name="P5"><text:span text:style-name="Default_20_Paragraph_20_Font"><text:span text:style-name="T17">. </text:span></text:span><text:span text:style-name="Default_20_Paragraph_20_Font"><text:span text:style-name="T1">facile sustinet, st spiritus magnus et frequens est, si do-<text:line-break/>lor non desinit, si sputum difficulter edit, si valde sitit,<text:line-break/>si corpus a calore inaequaliter affectum est. Hoc quidem<text:line-break/>initium est de malis signis prius institutae ab eo disputa-<text:line-break/>ti</text:span></text:span><text:span text:style-name="Default_20_Paragraph_20_Font"><text:span text:style-name="T3">n</text:span></text:span><text:span text:style-name="Default_20_Paragraph_20_Font"><text:span text:style-name="T1">nis, in qua sputa pro exemplo, sicuti dictum est, fub-<text:line-break/>jecit. Ergo, ait, quod in his feci idem agas in reliquis<text:line-break/>nullo signo praetermisso, fed sigillatim expensa cujusque<text:line-break/>facultate, deinde illorum inter fe contentionem facito.</text:span></text:span></text:p>
        <text:h text:style-name="Heading_20_2" text:outline-level="2"><text:span text:style-name="Default_20_Paragraph_20_Font">XXXVllI.</text:span></text:h>
        <text:p text:style-name="P4"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n e</text:span></text:span><text:span text:style-name="Default_20_Paragraph_20_Font"><text:span text:style-name="T1">ti</text:span></text:span><text:span text:style-name="Default_20_Paragraph_20_Font"><text:span text:style-name="T3">am morborum se</text:span></text:span><text:span text:style-name="Default_20_Paragraph_20_Font"><text:span text:style-name="T1">m</text:span></text:span><text:span text:style-name="Default_20_Paragraph_20_Font"><text:span text:style-name="T3">per</text:span></text:span><text:span text:style-name="Default_20_Paragraph_20_Font"><text:span text:style-name="T1"> i</text:span></text:span><text:span text:style-name="Default_20_Paragraph_20_Font"><text:span text:style-name="T3">n vu</text:span></text:span><text:span text:style-name="Default_20_Paragraph_20_Font"><text:span text:style-name="T1">l</text:span></text:span><text:span text:style-name="Default_20_Paragraph_20_Font"><text:span text:style-name="T3">ga</text:span></text:span><text:span text:style-name="Default_20_Paragraph_20_Font"><text:span text:style-name="T1">s </text:span></text:span><text:span text:style-name="Default_20_Paragraph_20_Font"><text:span text:style-name="T3">gra</text:span></text:span><text:span text:style-name="Default_20_Paragraph_20_Font"><text:span text:style-name="T1">t</text:span></text:span><text:span text:style-name="Default_20_Paragraph_20_Font"><text:span text:style-name="T3">antiu</text:span></text:span><text:span text:style-name="Default_20_Paragraph_20_Font"><text:span text:style-name="T1">m </text:span></text:span><text:span text:style-name="Default_20_Paragraph_20_Font"><text:span text:style-name="T3">im-<text:line-break/>pe</text:span></text:span><text:span text:style-name="Default_20_Paragraph_20_Font"><text:span text:style-name="T1">i</text:span></text:span><text:span text:style-name="Default_20_Paragraph_20_Font"><text:span text:style-name="T3">us e</text:span></text:span><text:span text:style-name="Default_20_Paragraph_20_Font"><text:span text:style-name="T1">t t</text:span></text:span><text:span text:style-name="Default_20_Paragraph_20_Font"><text:span text:style-name="T3">e</text:span></text:span><text:span text:style-name="Default_20_Paragraph_20_Font"><text:span text:style-name="T1">m</text:span></text:span><text:span text:style-name="Default_20_Paragraph_20_Font"><text:span text:style-name="T3">pestat</text:span></text:span><text:span text:style-name="Default_20_Paragraph_20_Font"><text:span text:style-name="T1">i</text:span></text:span><text:span text:style-name="Default_20_Paragraph_20_Font"><text:span text:style-name="T3">s constitut</text:span></text:span><text:span text:style-name="Default_20_Paragraph_20_Font"><text:span text:style-name="T1">io</text:span></text:span><text:span text:style-name="Default_20_Paragraph_20_Font"><text:span text:style-name="T3">nem c</text:span></text:span><text:span text:style-name="Default_20_Paragraph_20_Font"><text:span text:style-name="T1">i</text:span></text:span><text:span text:style-name="Default_20_Paragraph_20_Font"><text:span text:style-name="T3">to an</text:span></text:span><text:span text:style-name="Default_20_Paragraph_20_Font"><text:span text:style-name="T1">im</text:span></text:span><text:span text:style-name="Default_20_Paragraph_20_Font"><text:span text:style-name="T3">o conc</text:span></text:span><text:span text:style-name="Default_20_Paragraph_20_Font"><text:span text:style-name="T1">i</text:span></text:span><text:span text:style-name="Default_20_Paragraph_20_Font"><text:span text:style-name="T3">pere<text:line-break/>oportet.</text:span></text:span></text:p>
        <text:p text:style-name="P1"><text:span text:style-name="Default_20_Paragraph_20_Font"><text:span text:style-name="T1">Ut nosse possis ventura aegris symptomata ante quam<text:line-break/>fiant, maxime conducit popularium morborum cognitio,<text:line-break/>non eorum modo qui jam grassantur, led qui etiam grassa-<text:line-break/>turi sunt. Est autem ipse brevibus sententiis complexus in</text:span></text:span></text:p>
        <text:p text:style-name="P3"><text:span text:style-name="Default_20_Paragraph_20_Font"><text:span text:style-name="T1">aphorismis, tum qui singuli anni temporibus frequentius<text:line-break/>nascuntur, tum quos vel prae</text:span></text:span><text:span text:style-name="Default_20_Paragraph_20_Font"><text:span text:style-name="T3">i</text:span></text:span><text:span text:style-name="Default_20_Paragraph_20_Font"><text:span text:style-name="T1">ens vel praeterita tempestas<text:line-break/>parit. Dixit enim vere frequentes esse assectus atrae<text:line-break/>bilis et insanias atque alia, quae deinceps connumeravit,<text:line-break/>quae et verno tempori propria funt, atque aliis in tem-<text:line-break/>potibus oriuntur, si suam servarint naturam. Quam.qui-<text:line-break/>dem si non servarint, adventare dicit morbos alios prae-<text:line-break/>cedenti tempestati congruentes. Et eorum quidem quinam<text:line-break/>postea nascituri sint, qui vero simul cum prima ipsa tem-<text:line-break/>pestale prodeant, explicavit. De his quidem sic prodidit,<text:line-break/>qui postea oriuntur: </text:span></text:span><text:span text:style-name="Default_20_Paragraph_20_Font"><text:span text:style-name="T3">si h</text:span></text:span>i<text:span text:style-name="Default_20_Paragraph_20_Font"><text:span text:style-name="T3">e</text:span></text:span><text:span text:style-name="Default_20_Paragraph_20_Font"><text:span text:style-name="T1">ms </text:span></text:span><text:span text:style-name="Default_20_Paragraph_20_Font"><text:span text:style-name="T3">sicca septen</text:span></text:span><text:span text:style-name="Default_20_Paragraph_20_Font"><text:span text:style-name="T1">t</text:span></text:span><text:span text:style-name="Default_20_Paragraph_20_Font"><text:span text:style-name="T3">r</text:span></text:span>i<text:span text:style-name="Default_20_Paragraph_20_Font"><text:span text:style-name="T3">onale</text:span></text:span><text:span text:style-name="Default_20_Paragraph_20_Font"><text:span text:style-name="T1">s </text:span></text:span><text:span text:style-name="Default_20_Paragraph_20_Font"><text:span text:style-name="T3">vent</text:span></text:span><text:span text:style-name="Default_20_Paragraph_20_Font"><text:span text:style-name="T1">os<text:line-break/></text:span></text:span><text:span text:style-name="Default_20_Paragraph_20_Font"><text:span text:style-name="T3">habu</text:span></text:span><text:span text:style-name="Default_20_Paragraph_20_Font"><text:span text:style-name="T1">i</text:span></text:span><text:span text:style-name="Default_20_Paragraph_20_Font"><text:span text:style-name="T3">t, ver autem austro</text:span></text:span><text:span text:style-name="Default_20_Paragraph_20_Font"><text:span text:style-name="T1">s </text:span></text:span><text:span text:style-name="Default_20_Paragraph_20_Font"><text:span text:style-name="T3">et pluv</text:span></text:span><text:span text:style-name="Default_20_Paragraph_20_Font"><text:span text:style-name="T1">i</text:span></text:span><text:span text:style-name="Default_20_Paragraph_20_Font"><text:span text:style-name="T3">as. exh</text:span></text:span><text:span text:style-name="Default_20_Paragraph_20_Font"><text:span text:style-name="T1">i</text:span></text:span><text:span text:style-name="Default_20_Paragraph_20_Font"><text:span text:style-name="T3">bet, </text:span></text:span><text:span text:style-name="Default_20_Paragraph_20_Font"><text:span text:style-name="T1">et reliqua<text:line-break/>quae deinceps scripta funt. De his autem quripfa teth-<text:line-break/>pestate adhuc vigente excitantur sic ait: </text:span></text:span><text:span text:style-name="Default_20_Paragraph_20_Font"><text:span text:style-name="T3">exi ann</text:span></text:span><text:span text:style-name="Default_20_Paragraph_20_Font"><text:span text:style-name="T1">i t</text:span></text:span><text:span text:style-name="Default_20_Paragraph_20_Font"><text:span text:style-name="T3">empe-<text:line-break/>sta</text:span></text:span><text:span text:style-name="Default_20_Paragraph_20_Font"><text:span text:style-name="T1">ti</text:span></text:span><text:span text:style-name="Default_20_Paragraph_20_Font"><text:span text:style-name="T3">bu</text:span></text:span><text:span text:style-name="Default_20_Paragraph_20_Font"><text:span text:style-name="T1">s </text:span></text:span><text:span text:style-name="Default_20_Paragraph_20_Font"><text:span text:style-name="T3">salubr</text:span></text:span><text:span text:style-name="Default_20_Paragraph_20_Font"><text:span text:style-name="T1">i</text:span></text:span><text:span text:style-name="Default_20_Paragraph_20_Font"><text:span text:style-name="T3">ore</text:span></text:span><text:span text:style-name="Default_20_Paragraph_20_Font"><text:span text:style-name="T1">s i</text:span></text:span><text:span text:style-name="Default_20_Paragraph_20_Font"><text:span text:style-name="T3">n t</text:span></text:span><text:span text:style-name="Default_20_Paragraph_20_Font"><text:span text:style-name="T1">ot</text:span></text:span><text:span text:style-name="Default_20_Paragraph_20_Font"><text:span text:style-name="T3">um sunt siccae qua</text:span></text:span><text:span text:style-name="Default_20_Paragraph_20_Font"><text:span text:style-name="T1">m </text:span></text:span><text:span text:style-name="Default_20_Paragraph_20_Font"><text:span text:style-name="T3">pluv</text:span></text:span><text:span text:style-name="Default_20_Paragraph_20_Font"><text:span text:style-name="T1">i</text:span></text:span><text:span text:style-name="Default_20_Paragraph_20_Font"><text:span text:style-name="T3">ae</text:span></text:span><text:span text:style-name="Default_20_Paragraph_20_Font"><text:span text:style-name="T1"> et<text:line-break/>alia quae deinceps ab eo scribuntur. Itaque in a p horis-<text:line-break/>mis quidem compendiose populares morbos perfequutus<text:line-break/>est, libris autem epidemion de ipsis. particulatim disseruit.</text:span></text:span></text:p>
        <text:p text:style-name="P3"><text:span text:style-name="Default_20_Paragraph_20_Font"><text:span text:style-name="T1">Quorum librorum quanta sit utilitas, etsi quodammodo lu<text:line-break/>his, quae universim scripta sunt, ridentur contineri, ex-<text:line-break/>ponam in ipsis epidemion commentariis, quos ego statim<text:line-break/>post istos aggrediar. Nunc totius praecognitronis argu-<text:line-break/>mentum breviter proponam, de quo Hippocrates sermonem<text:line-break/>hoc loco facere instituit. Nam praeter notas ipsarum<text:line-break/>morborum proprias, quas in hoc de praecognitione libro.<text:line-break/>defcripsit, habendam etiam censet rationem aeris amhien-<text:line-break/>tis. Pone enim apparuisse notas quasdam, si ita ratio<text:line-break/>morbi ferat, profusionis sanguinis; esse vero et tempus<text:line-break/>vernum , multo certe magis exspectanda sanguinis profusio<text:line-break/>esu Si vero praestans etiam tempestas calida humidaque<text:line-break/>est, multo siane magis et duorum triumve anni temporum<text:line-break/>constitutiones generando sanguini idoneae praecesserint,<text:line-break/>fluxuri sanguinis spem multo adhuc firmiorem habemus.<text:line-break/>Caeterum quod dicimus de profusione sanguinis, reliquis<text:line-break/>etiam omnibus convenit. Ac dictum fatis esse videbitur,<text:line-break/>si unum exemplum de futuris sudoribus adduxero. Per<text:line-break/>aestus siccos febres ut plurimum sine fusiore fiu</text:span></text:span><text:span text:style-name="Default_20_Paragraph_20_Font"><text:span text:style-name="T3">n</text:span></text:span><text:span text:style-name="Default_20_Paragraph_20_Font"><text:span text:style-name="T1">t, si vero</text:span></text:span></text:p>
        <text:p text:style-name="P3"><text:span text:style-name="Default_20_Paragraph_20_Font"><text:span text:style-name="T1">cutu aestu minutula pluvia decidit, f</text:span></text:span><text:span text:style-name="Default_20_Paragraph_20_Font"><text:span text:style-name="T3">o</text:span></text:span><text:span text:style-name="Default_20_Paragraph_20_Font"><text:span text:style-name="T1">deres facilius eli-<text:line-break/>ciuntur. Itaque perspicuum est si praeter alias notas, quae<text:line-break/>fiunt morbi propriae venturum sudorem prodentes, alia<text:line-break/>etiam a caeli fletu testimonia accesserint, futurae rei ex-<text:line-break/>spectationem longe haberi certiorem.</text:span></text:span></text:p>
        <text:h text:style-name="Heading_20_2" text:outline-level="2"><text:span text:style-name="Default_20_Paragraph_20_Font">XXXIX.</text:span></text:h>
        <text:p text:style-name="P4"><text:span text:style-name="Default_20_Paragraph_20_Font"><text:span text:style-name="T3">probe sane</text:span></text:span><text:span text:style-name="Default_20_Paragraph_20_Font"><text:span text:style-name="T1"> n</text:span></text:span><text:span text:style-name="Default_20_Paragraph_20_Font"><text:span text:style-name="T3">oste</text:span></text:span><text:span text:style-name="Default_20_Paragraph_20_Font"><text:span text:style-name="T1"> o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rtet de cert</text:span></text:span><text:span text:style-name="Default_20_Paragraph_20_Font"><text:span text:style-name="T1">is. i</text:span></text:span><text:span text:style-name="Default_20_Paragraph_20_Font"><text:span text:style-name="T3">nd</text:span></text:span><text:span text:style-name="Default_20_Paragraph_20_Font"><text:span text:style-name="T1">ici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ac caeter</text:span></text:span><text:span text:style-name="Default_20_Paragraph_20_Font"><text:span text:style-name="T1">is<text:line-break/></text:span></text:span><text:span text:style-name="Default_20_Paragraph_20_Font"><text:span text:style-name="T3">sig</text:span></text:span><text:span text:style-name="Default_20_Paragraph_20_Font"><text:span text:style-name="T1">nis </text:span></text:span><text:span text:style-name="Default_20_Paragraph_20_Font"><text:span text:style-name="T3">nec ign</text:span></text:span><text:span text:style-name="Default_20_Paragraph_20_Font"><text:span text:style-name="T1">o</text:span></text:span><text:span text:style-name="Default_20_Paragraph_20_Font"><text:span text:style-name="T3">rare quod qu</text:span></text:span><text:span text:style-name="Default_20_Paragraph_20_Font"><text:span text:style-name="T1">o</text:span></text:span><text:span text:style-name="Default_20_Paragraph_20_Font"><text:span text:style-name="T3">v</text:span></text:span><text:span text:style-name="Default_20_Paragraph_20_Font"><text:span text:style-name="T1">is </text:span></text:span><text:span text:style-name="Default_20_Paragraph_20_Font"><text:span text:style-name="T3">anno et quavi</text:span></text:span><text:span text:style-name="Default_20_Paragraph_20_Font"><text:span text:style-name="T1">s </text:span></text:span><text:span text:style-name="Default_20_Paragraph_20_Font"><text:span text:style-name="T3">anni<text:line-break/>te</text:span></text:span><text:span text:style-name="Default_20_Paragraph_20_Font"><text:span text:style-name="T1">m</text:span></text:span><text:span text:style-name="Default_20_Paragraph_20_Font"><text:span text:style-name="T3">pestate</text:span></text:span><text:span text:style-name="Default_20_Paragraph_20_Font"><text:span text:style-name="T1"> m</text:span></text:span><text:span text:style-name="Default_20_Paragraph_20_Font"><text:span text:style-name="T3">ala ma</text:span></text:span><text:span text:style-name="Default_20_Paragraph_20_Font"><text:span text:style-name="T1">l</text:span></text:span><text:span text:style-name="Default_20_Paragraph_20_Font"><text:span text:style-name="T3">u</text:span></text:span><text:span text:style-name="Default_20_Paragraph_20_Font"><text:span text:style-name="T1">m </text:span></text:span><text:span text:style-name="Default_20_Paragraph_20_Font"><text:span text:style-name="T3">e</text:span></text:span><text:span text:style-name="Default_20_Paragraph_20_Font"><text:span text:style-name="T1">t </text:span></text:span><text:span text:style-name="Default_20_Paragraph_20_Font"><text:span text:style-name="T3">b</text:span></text:span><text:span text:style-name="Default_20_Paragraph_20_Font"><text:span text:style-name="T1">o</text:span></text:span><text:span text:style-name="Default_20_Paragraph_20_Font"><text:span text:style-name="T3">na b</text:span></text:span><text:span text:style-name="Default_20_Paragraph_20_Font"><text:span text:style-name="T1">o</text:span></text:span><text:span text:style-name="Default_20_Paragraph_20_Font"><text:span text:style-name="T3">num denunc</text:span></text:span><text:span text:style-name="Default_20_Paragraph_20_Font"><text:span text:style-name="T1">i</text:span></text:span><text:span text:style-name="Default_20_Paragraph_20_Font"><text:span text:style-name="T3">an</text:span></text:span><text:span text:style-name="Default_20_Paragraph_20_Font"><text:span text:style-name="T1">t.</text:span></text:span></text:p>
        <text:p text:style-name="P1"><text:span text:style-name="Default_20_Paragraph_20_Font"><text:span text:style-name="T1">Quaesitum est non modo a medicis, fed etiam a rite-<text:line-break/>turibus-, quid inter </text:span></text:span><text:span text:style-name="Default_20_Paragraph_20_Font"><text:span text:style-name="T10">τεκμήριον</text:span></text:span><text:span text:style-name="Default_20_Paragraph_20_Font"><text:span text:style-name="T2"> </text:span></text:span><text:span text:style-name="Default_20_Paragraph_20_Font"><text:span text:style-name="T1">et </text:span></text:span><text:span text:style-name="Default_20_Paragraph_20_Font"><text:span text:style-name="T10">σημεῖο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1">interesset, quibus<text:line-break/>duobus nominibus ustus. est hoc loco Hippocrates, pes au-<text:line-break/>tem argumenta et notas vertimus, quae quidem quaestio,<text:line-break/>ut alia quaepiam , non </text:span></text:span><text:span text:style-name="Default_20_Paragraph_20_Font"><text:span text:style-name="T3">t</text:span></text:span><text:span text:style-name="Default_20_Paragraph_20_Font"><text:span text:style-name="T1">elum ea quae significantur inqui-, </text:span></text:span><text:span text:style-name="Default_20_Paragraph_20_Font"><text:span text:style-name="T3">i<text:line-break/></text:span></text:span><text:span text:style-name="Default_20_Paragraph_20_Font"><text:span text:style-name="T1">rit, verum etiam de rebus ipsis est. Namque invenienda</text:span></text:span></text:p>
        <text:p text:style-name="P3"><text:span text:style-name="Default_20_Paragraph_20_Font"><text:span text:style-name="T1">est gemina rerum natura, ex quibus medici quidem prae-<text:line-break/>fagiunt, rhetores vero demonstrant aut persuadent. Eo-<text:line-break/>rum quidem quae ad demonstrationem assumuntur, sive<text:line-break/>illa certam afferat scientiam sive probabilis sit, una qui-<text:line-break/>dem differentia est, alia necessaria esse atque ad ea alte-<text:line-break/>rum semper consequi ex quibus propositio componitur,<text:line-break/>alia vero neque necessario neque semper, sed ut plurimum<text:line-break/>concludere. Altera vero quod quaedam per empiricam<text:line-break/>observationem, quaedam per consequutionem logicam, hoc<text:line-break/>est demonstrationem, ostendunt. Hoc quidem est in ipsis<text:line-break/>rebus discrimen. His autem non omnes similiter nomina<text:line-break/>indiderunt, sed qui loqu</text:span></text:span><text:span text:style-name="Default_20_Paragraph_20_Font"><text:span text:style-name="T3">a</text:span></text:span><text:span text:style-name="Default_20_Paragraph_20_Font"><text:span text:style-name="T1">tur disertius, alios enim lubens<text:line-break/>omitto, in prima quidem differentia id, quod perpetuo<text:line-break/>aliquid ostendit, </text:span></text:span><text:span text:style-name="Default_20_Paragraph_20_Font"><text:span text:style-name="T10">τεκμἠριον</text:span></text:span><text:span text:style-name="Default_20_Paragraph_20_Font"><text:span text:style-name="T2"> </text:span></text:span><text:span text:style-name="Default_20_Paragraph_20_Font"><text:span text:style-name="T1">nuncupari volu</text:span></text:span><text:span text:style-name="Default_20_Paragraph_20_Font"><text:span text:style-name="T3">n</text:span></text:span><text:span text:style-name="Default_20_Paragraph_20_Font"><text:span text:style-name="T1">t, alterum vero<text:line-break/></text:span></text:span><text:span text:style-name="Default_20_Paragraph_20_Font"><text:span text:style-name="T10">σημεῖον</text:span></text:span><text:span text:style-name="Default_20_Paragraph_20_Font"><text:span text:style-name="T2"> </text:span></text:span><text:span text:style-name="Default_20_Paragraph_20_Font"><text:span text:style-name="T1">appellant. In secunda vero quod ab observatione<text:line-break/>est, </text:span></text:span><text:span text:style-name="Default_20_Paragraph_20_Font"><text:span text:style-name="T10">σημεῖον</text:span></text:span><text:span text:style-name="Default_20_Paragraph_20_Font"><text:span text:style-name="T2">, </text:span></text:span><text:span text:style-name="Default_20_Paragraph_20_Font"><text:span text:style-name="T1">quod autem per demonstrationem concludit,<text:line-break/></text:span></text:span><text:span text:style-name="Default_20_Paragraph_20_Font"><text:span text:style-name="T10">τεκμἠριον</text:span></text:span><text:span text:style-name="Default_20_Paragraph_20_Font"><text:span text:style-name="T2">. </text:span></text:span><text:span text:style-name="Default_20_Paragraph_20_Font"><text:span text:style-name="T1">Ac quod nominibus quidem Graeci hoc modo<text:line-break/>utantur, non solum medicis conducit scire, sed etiam om-<text:line-break/>tubus quos ex arte decet Graece loqui. Quod autem</text:span></text:span></text:p>
        <text:p text:style-name="P3"><text:span text:style-name="Default_20_Paragraph_20_Font"><text:span text:style-name="T1">ejusmodi rerum discrimen novisse maxime et ad demon-<text:line-break/>Urendum et ad praesagiendum expediat , arbitror omni-<text:line-break/>bus esse perspicuum. At vero utraque eandem semper<text:line-break/>habere vim, sive bonum significent sive malum, jure vide-<text:line-break/>fur disquirendum. Ipfe enim scripsit in aphorismis: </text:span></text:span><text:span text:style-name="Default_20_Paragraph_20_Font"><text:span text:style-name="T3">mor-<text:line-break/>bos minus per</text:span></text:span><text:span text:style-name="Default_20_Paragraph_20_Font"><text:span text:style-name="T1">i</text:span></text:span><text:span text:style-name="Default_20_Paragraph_20_Font"><text:span text:style-name="T3">cu</text:span></text:span><text:span text:style-name="Default_20_Paragraph_20_Font"><text:span text:style-name="T1">l</text:span></text:span><text:span text:style-name="Default_20_Paragraph_20_Font"><text:span text:style-name="T3">osu</text:span></text:span><text:span text:style-name="Default_20_Paragraph_20_Font"><text:span text:style-name="T1">s </text:span></text:span><text:span text:style-name="Default_20_Paragraph_20_Font"><text:span text:style-name="T3">este, qu</text:span></text:span><text:span text:style-name="Default_20_Paragraph_20_Font"><text:span text:style-name="T1">i m</text:span></text:span><text:span text:style-name="Default_20_Paragraph_20_Font"><text:span text:style-name="T3">ag</text:span></text:span><text:span text:style-name="Default_20_Paragraph_20_Font"><text:span text:style-name="T1">i</text:span></text:span><text:span text:style-name="Default_20_Paragraph_20_Font"><text:span text:style-name="T3">s cum natura, aetate,<text:line-break/>habitu corp</text:span></text:span><text:span text:style-name="Default_20_Paragraph_20_Font"><text:span text:style-name="T1">o</text:span></text:span><text:span text:style-name="Default_20_Paragraph_20_Font"><text:span text:style-name="T3">ris, ann</text:span></text:span><text:span text:style-name="Default_20_Paragraph_20_Font"><text:span text:style-name="T1">i</text:span></text:span><text:span text:style-name="Default_20_Paragraph_20_Font"><text:span text:style-name="T3">que temp</text:span></text:span><text:span text:style-name="Default_20_Paragraph_20_Font"><text:span text:style-name="T1">o</text:span></text:span><text:span text:style-name="Default_20_Paragraph_20_Font"><text:span text:style-name="T3">re c</text:span></text:span><text:span text:style-name="Default_20_Paragraph_20_Font"><text:span text:style-name="T1">o</text:span></text:span><text:span text:style-name="Default_20_Paragraph_20_Font"><text:span text:style-name="T3">nsent</text:span></text:span><text:span text:style-name="Default_20_Paragraph_20_Font"><text:span text:style-name="T1">i</text:span></text:span><text:span text:style-name="Default_20_Paragraph_20_Font"><text:span text:style-name="T3">unt, qua</text:span></text:span><text:span text:style-name="Default_20_Paragraph_20_Font"><text:span text:style-name="T1">m </text:span></text:span><text:span text:style-name="Default_20_Paragraph_20_Font"><text:span text:style-name="T3">qui<text:line-break/>n</text:span></text:span><text:span text:style-name="Default_20_Paragraph_20_Font"><text:span text:style-name="T1">i</text:span></text:span><text:span text:style-name="Default_20_Paragraph_20_Font"><text:span text:style-name="T3">hi</text:span></text:span><text:span text:style-name="Default_20_Paragraph_20_Font"><text:span text:style-name="T1">l </text:span></text:span><text:span text:style-name="Default_20_Paragraph_20_Font"><text:span text:style-name="T3">habent cum al</text:span></text:span><text:span text:style-name="Default_20_Paragraph_20_Font"><text:span text:style-name="T1">i</text:span></text:span><text:span text:style-name="Default_20_Paragraph_20_Font"><text:span text:style-name="T3">quo h</text:span></text:span><text:span text:style-name="Default_20_Paragraph_20_Font"><text:span text:style-name="T1">o</text:span></text:span><text:span text:style-name="Default_20_Paragraph_20_Font"><text:span text:style-name="T3">ru</text:span></text:span><text:span text:style-name="Default_20_Paragraph_20_Font"><text:span text:style-name="T1">m </text:span></text:span><text:span text:style-name="Default_20_Paragraph_20_Font"><text:span text:style-name="T3">affinita</text:span></text:span><text:span text:style-name="Default_20_Paragraph_20_Font"><text:span text:style-name="T1">t</text:span></text:span><text:span text:style-name="Default_20_Paragraph_20_Font"><text:span text:style-name="T3">i</text:span></text:span><text:span text:style-name="Default_20_Paragraph_20_Font"><text:span text:style-name="T1">s. Quod siaue ab<text:line-break/>hoc non discrepat, quod modo dixit. Namque mala- ait<text:line-break/>malum perpetuo designare nec tamen aut aeque aut non<text:line-break/>aeque adjectum est lu eo quem citavimus aphorismo.<text:line-break/>Neutrum autem in co</text:span></text:span><text:span text:style-name="Default_20_Paragraph_20_Font"><text:span text:style-name="T3">n</text:span></text:span><text:span text:style-name="Default_20_Paragraph_20_Font"><text:span text:style-name="T1">trariam transit naturam, verum id<text:line-break/>magis minusqne utrique eorum inesse dicit pro ratione<text:line-break/>naturae et aetatis, atque aliorum omnium quae recensuit.<text:line-break/>^Itaque non videtur hac in re Hippocrates sibi contrarius<text:line-break/>esse. At eo loco magis </text:span></text:span><text:span text:style-name="Default_20_Paragraph_20_Font"><text:span text:style-name="T3">t</text:span></text:span><text:span text:style-name="Default_20_Paragraph_20_Font"><text:span text:style-name="T1">ecum pugnare videatur, ubi </text:span></text:span><text:span text:style-name="Default_20_Paragraph_20_Font"><text:span text:style-name="T3">t</text:span></text:span><text:span text:style-name="Default_20_Paragraph_20_Font"><text:span text:style-name="T1">cri-<text:line-break/>bit : </text:span></text:span><text:span text:style-name="Default_20_Paragraph_20_Font"><text:span text:style-name="T3">non este admodum hi</text:span></text:span><text:span text:style-name="Default_20_Paragraph_20_Font"><text:span text:style-name="T1">s </text:span></text:span><text:span text:style-name="Default_20_Paragraph_20_Font"><text:span text:style-name="T3">fidendum , quae morbum sine<text:line-break/>ratione leviorem exhibent nec valde metuenda mala, quae</text:span></text:span></text:p>
        <text:p text:style-name="P3"><text:span text:style-name="Default_20_Paragraph_20_Font"><text:span text:style-name="T3">praeter rationem</text:span></text:span><text:span text:style-name="Default_20_Paragraph_20_Font"><text:span text:style-name="T1"> o</text:span></text:span><text:span text:style-name="Default_20_Paragraph_20_Font"><text:span text:style-name="T3">b</text:span></text:span><text:span text:style-name="Default_20_Paragraph_20_Font"><text:span text:style-name="T1">o</text:span></text:span><text:span text:style-name="Default_20_Paragraph_20_Font"><text:span text:style-name="T3">rta sunt, h</text:span></text:span><text:span text:style-name="Default_20_Paragraph_20_Font"><text:span text:style-name="T1">o</text:span></text:span><text:span text:style-name="Default_20_Paragraph_20_Font"><text:span text:style-name="T3">rum enim pleraque sunt<text:line-break/>incerta nec per</text:span></text:span><text:span text:style-name="Default_20_Paragraph_20_Font"><text:span text:style-name="T1">m</text:span></text:span><text:span text:style-name="Default_20_Paragraph_20_Font"><text:span text:style-name="T3">anere d</text:span></text:span><text:span text:style-name="Default_20_Paragraph_20_Font"><text:span text:style-name="T1">i</text:span></text:span><text:span text:style-name="Default_20_Paragraph_20_Font"><text:span text:style-name="T3">uque peeseverare sal</text:span></text:span><text:span text:style-name="Default_20_Paragraph_20_Font"><text:span text:style-name="T1">i</text:span></text:span><text:span text:style-name="Default_20_Paragraph_20_Font"><text:span text:style-name="T3">ta. </text:span></text:span><text:span text:style-name="Default_20_Paragraph_20_Font"><text:span text:style-name="T1">Et eam<text:line-break/>quidem ob causam videtur hanc quam nunc explicamus<text:line-break/>in proguostico in</text:span></text:span><text:span text:style-name="Default_20_Paragraph_20_Font"><text:span text:style-name="T3">s</text:span></text:span><text:span text:style-name="Default_20_Paragraph_20_Font"><text:span text:style-name="T1">eruisse sententiam. Namque symptomata<text:line-break/>et ex malis quodammodo fiunt bona et ex bonis mala.<text:line-break/>Signa vero nunquam in contrariam naturam vertuntur,<text:line-break/>rad majoris minorifque mali aut boni testimonia funti<text:line-break/>Nec tamen quod nunc bonum est, postea malum erit, aut<text:line-break/>quod nunc malum postea bonum. Ergo quae in urinis<text:line-break/>mala esse signa docuit, nunquam bona evadent, uti nec<text:line-break/>bona fient unquam mala. Sic quae </text:span></text:span><text:span text:style-name="Default_20_Paragraph_20_Font"><text:span text:style-name="T3">t</text:span></text:span><text:span text:style-name="Default_20_Paragraph_20_Font"><text:span text:style-name="T1">ecta aut alvi exere-<text:line-break/>menta bona vel mala esse dixit, nunquam in contrarium<text:line-break/>degeneranti Ad eundem modum nec quas notas lu facie<text:line-break/>descripsit ex colore aut tumore aut figura nec quae dixit<text:line-break/>de jacentium habitu nec quae de livore et nigredine par-<text:line-break/>tis aut ullo alio ejusmodi affectu. Cuncta enim vim pro-<text:line-break/>pr iam retinent, non parem quidem magnitudine, quippe</text:span></text:span></text:p>
        <text:p text:style-name="P2"><text:span text:style-name="Default_20_Paragraph_20_Font"><text:span text:style-name="T1">dictum ante fuit illa intendi atque remitti , sed eandem<text:line-break/>genere. Namque nihil quod bonum sit, in malorum genus<text:line-break/>migrat nec horum quidquam in bonorum genus desciscit,<text:line-break/>si modo propriae distinctiones lu diiudicando adhibeantur.<text:line-break/>Verum non sic habet in symptomatis. Nam plerique et<text:line-break/>magna cum difficultate spirant et insaniunt et praecordio-<text:line-break/>rum contractionem se</text:span></text:span><text:span text:style-name="Default_20_Paragraph_20_Font"><text:span text:style-name="T3">n</text:span></text:span><text:span text:style-name="Default_20_Paragraph_20_Font"><text:span text:style-name="T1">tiunt et splendores cernere se pu-<text:line-break/>tant et atra quaedam oculis observari per crisin. Ad haec<text:line-break/>cordis dolor corripit, labrum inferius crebro agitatur motu,<text:line-break/>parotides aut alii quidam abscessus proveniunt. Haec enim<text:line-break/>. omnia partim ut dictum est,- vis ipsa ratioque crisis pro-<text:line-break/>ducit, partim vero increscentibus morbis succedere viden-<text:line-break/>tur. Quare haud absurde id quoque dictum ab illo fuit:<text:line-break/></text:span></text:span><text:span text:style-name="Default_20_Paragraph_20_Font"><text:span text:style-name="T3">quae judicand</text:span></text:span><text:span text:style-name="Default_20_Paragraph_20_Font"><text:span text:style-name="T1">i </text:span></text:span><text:span text:style-name="Default_20_Paragraph_20_Font"><text:span text:style-name="T3">v</text:span></text:span><text:span text:style-name="Default_20_Paragraph_20_Font"><text:span text:style-name="T1">i </text:span></text:span><text:span text:style-name="Default_20_Paragraph_20_Font"><text:span text:style-name="T3">praed</text:span></text:span><text:span text:style-name="Default_20_Paragraph_20_Font"><text:span text:style-name="T1">it</text:span></text:span><text:span text:style-name="Default_20_Paragraph_20_Font"><text:span text:style-name="T3">a non</text:span></text:span><text:span text:style-name="Default_20_Paragraph_20_Font"><text:span text:style-name="T1"> i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cant al</text:span></text:span><text:span text:style-name="Default_20_Paragraph_20_Font"><text:span text:style-name="T1">i</text:span></text:span><text:span text:style-name="Default_20_Paragraph_20_Font"><text:span text:style-name="T3">a morte</text:span></text:span><text:span text:style-name="Default_20_Paragraph_20_Font"><text:span text:style-name="T1">m,<text:line-break/></text:span></text:span><text:span text:style-name="Default_20_Paragraph_20_Font"><text:span text:style-name="T3">al</text:span></text:span><text:span text:style-name="Default_20_Paragraph_20_Font"><text:span text:style-name="T1">i</text:span></text:span><text:span text:style-name="Default_20_Paragraph_20_Font"><text:span text:style-name="T3">a d</text:span></text:span><text:span text:style-name="Default_20_Paragraph_20_Font"><text:span text:style-name="T1">i</text:span></text:span><text:span text:style-name="Default_20_Paragraph_20_Font"><text:span text:style-name="T3">ffic</text:span></text:span><text:span text:style-name="Default_20_Paragraph_20_Font"><text:span text:style-name="T1">i</text:span></text:span><text:span text:style-name="Default_20_Paragraph_20_Font"><text:span text:style-name="T3">lem cr</text:span></text:span><text:span text:style-name="Default_20_Paragraph_20_Font"><text:span text:style-name="T1">i</text:span></text:span><text:span text:style-name="Default_20_Paragraph_20_Font"><text:span text:style-name="T3">sin m</text:span></text:span><text:span text:style-name="Default_20_Paragraph_20_Font"><text:span text:style-name="T1">i</text:span></text:span><text:span text:style-name="Default_20_Paragraph_20_Font"><text:span text:style-name="T3">nar</text:span></text:span><text:span text:style-name="Default_20_Paragraph_20_Font"><text:span text:style-name="T1">i. Verum haec omnia cum aliis<text:line-break/>quibusdam in libris tum in his, quos de crisibus fcripfi-<text:line-break/>mus, tam sunt aperte a nolula explicata, ut jam nihil ad<text:line-break/>praecognitionem deesse videatur. Quamobrem quod ego<text:line-break/>femper consilium do, nunc etiam dare non pigebit. In</text:span></text:span></text:p>
        <text:p text:style-name="P3"><text:span text:style-name="Default_20_Paragraph_20_Font"><text:span text:style-name="T1">primis quidem potissimumque ediscendis medicae artis ope-<text:line-break/>ribus studium impendendum esse censeo, alias vero ejus-<text:line-break/>modi de voce et significatione quaestiones, quaeque logi-<text:line-break/>cam habent contemplationem, postremo et magno in otio<text:line-break/>tractanda. Quemadmodum hoc etiam loco facimus de<text:line-break/>nominum </text:span></text:span><text:span text:style-name="Default_20_Paragraph_20_Font"><text:span text:style-name="T10">τεκμηρίου</text:span></text:span><text:span text:style-name="Default_20_Paragraph_20_Font"><text:span text:style-name="T2"> </text:span></text:span><text:span text:style-name="Default_20_Paragraph_20_Font"><text:span text:style-name="T1">atque </text:span></text:span><text:span text:style-name="Default_20_Paragraph_20_Font"><text:span text:style-name="T10">σημεἰου</text:span></text:span><text:span text:style-name="Default_20_Paragraph_20_Font"><text:span text:style-name="T2"> </text:span></text:span><text:span text:style-name="Default_20_Paragraph_20_Font"><text:span text:style-name="T1">significatione. Quum<text:line-break/>enim quidquid ad artem videtur conducere exposuerim,<text:line-break/>aliam nunc a priore afferam istorum interpretationem.<text:line-break/>Est autem ejusmodi. In symptomatis quae vim habent<text:line-break/>judicandi, licet aliquando </text:span></text:span><text:span text:style-name="Default_20_Paragraph_20_Font"><text:span text:style-name="T10">το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10">σημείο</text:span></text:span><text:span text:style-name="Default_20_Paragraph_20_Font"><text:span text:style-name="T11">ν</text:span></text:span><text:span text:style-name="Default_20_Paragraph_20_Font"><text:span text:style-name="T2"> </text:span></text:span><text:span text:style-name="Default_20_Paragraph_20_Font"><text:span text:style-name="T1">nomen damnare,<text:line-break/>verum </text:span></text:span><text:span text:style-name="Default_20_Paragraph_20_Font"><text:span text:style-name="T10">τὸ</text:span></text:span><text:span text:style-name="Default_20_Paragraph_20_Font"><text:span text:style-name="T2"> </text:span></text:span><text:span text:style-name="Default_20_Paragraph_20_Font"><text:span text:style-name="T10">τεκμήριον</text:span></text:span><text:span text:style-name="Default_20_Paragraph_20_Font"><text:span text:style-name="T2"> </text:span></text:span><text:span text:style-name="Default_20_Paragraph_20_Font"><text:span text:style-name="T1">non licet. suam illa tantummodo a<text:line-break/>Graecis </text:span></text:span><text:span text:style-name="Default_20_Paragraph_20_Font"><text:span text:style-name="T10">σημεῖα</text:span></text:span><text:span text:style-name="Default_20_Paragraph_20_Font"><text:span text:style-name="T2"> </text:span></text:span><text:span text:style-name="Default_20_Paragraph_20_Font"><text:span text:style-name="T1">simul et </text:span></text:span><text:span text:style-name="Default_20_Paragraph_20_Font"><text:span text:style-name="T10">τεκμἠρια</text:span></text:span><text:span text:style-name="Default_20_Paragraph_20_Font"><text:span text:style-name="T2"> </text:span></text:span><text:span text:style-name="Default_20_Paragraph_20_Font"><text:span text:style-name="T1">vocantur; ex quibus fa-<text:line-break/>lus aegri aut pernicies certa est. Quae si quis uno no-<text:line-break/>mine complecti velit, dicet esse facultatum, quibus cor-<text:line-break/>pus gubernatur testimonia quam imbecillae sint aut robu-<text:line-break/>stae , inter quae etiam cruditatis coctionifque signa con-<text:line-break/>tineutur. At nulla symptomata quae judicandi vim possi-<text:line-break/>dent, tali praedita funi natura, fed futuram quidem</text:span></text:span></text:p>
        <text:p text:style-name="P3"><text:span text:style-name="Default_20_Paragraph_20_Font"><text:span text:style-name="T1">crisin -per excretionem vel abscessum ostendunt et prae-<text:line-break/>terea excretionis vel abscessus speciem, veluti sanguinis<text:line-break/>prosusionem aut vomitus aut parotidas. An vero bona<text:line-break/>crisis erit, an mala fieri non potest, ut per haec signa<text:line-break/>intelligas. Namque ori</text:span></text:span><text:span text:style-name="Default_20_Paragraph_20_Font"><text:span text:style-name="T3">t</text:span></text:span><text:span text:style-name="Default_20_Paragraph_20_Font"><text:span text:style-name="T1">es ejusmodi bonum aeque ac ma-<text:line-break/>lum exitum consequuntur. Verum enim vero certissimam<text:line-break/>dijudicaudi rationem nos docuit non ex quibusdam fym-<text:line-break/>ptomatis , fed notis atque argumentis : </text:span></text:span><text:span text:style-name="Default_20_Paragraph_20_Font"><text:span text:style-name="T3">concoc</text:span></text:span><text:span text:style-name="Default_20_Paragraph_20_Font"><text:span text:style-name="T1">ti</text:span></text:span><text:span text:style-name="Default_20_Paragraph_20_Font"><text:span text:style-name="T3">o en</text:span></text:span><text:span text:style-name="Default_20_Paragraph_20_Font"><text:span text:style-name="T1">i</text:span></text:span><text:span text:style-name="Default_20_Paragraph_20_Font"><text:span text:style-name="T3">m,<text:line-break/></text:span></text:span><text:span text:style-name="Default_20_Paragraph_20_Font"><text:span text:style-name="T1">inquit, -</text:span></text:span><text:span text:style-name="Default_20_Paragraph_20_Font"><text:span text:style-name="T3">ci</text:span></text:span><text:span text:style-name="Default_20_Paragraph_20_Font"><text:span text:style-name="T1">t</text:span></text:span><text:span text:style-name="Default_20_Paragraph_20_Font"><text:span text:style-name="T3">o su</text:span></text:span><text:span text:style-name="Default_20_Paragraph_20_Font"><text:span text:style-name="T1">t</text:span></text:span><text:span text:style-name="Default_20_Paragraph_20_Font"><text:span text:style-name="T3">ura</text:span></text:span><text:span text:style-name="Default_20_Paragraph_20_Font"><text:span text:style-name="T1">m </text:span></text:span><text:span text:style-name="Default_20_Paragraph_20_Font"><text:span text:style-name="T3">cr</text:span></text:span><text:span text:style-name="Default_20_Paragraph_20_Font"><text:span text:style-name="T1">i</text:span></text:span><text:span text:style-name="Default_20_Paragraph_20_Font"><text:span text:style-name="T3">sin et</text:span></text:span><text:span text:style-name="Default_20_Paragraph_20_Font"><text:span text:style-name="T1"> t</text:span></text:span><text:span text:style-name="Default_20_Paragraph_20_Font"><text:span text:style-name="T3">utam valetudinem poll</text:span></text:span><text:span text:style-name="Default_20_Paragraph_20_Font"><text:span text:style-name="T1">i</text:span></text:span><text:span text:style-name="Default_20_Paragraph_20_Font"><text:span text:style-name="T3">ce-.<text:line-break/>tur</text:span></text:span><text:span text:style-name="Default_20_Paragraph_20_Font"><text:span text:style-name="T1">i </text:span></text:span><text:span text:style-name="Default_20_Paragraph_20_Font"><text:span text:style-name="T3">cruda ver</text:span></text:span><text:span text:style-name="Default_20_Paragraph_20_Font"><text:span text:style-name="T1">o </text:span></text:span><text:span text:style-name="Default_20_Paragraph_20_Font"><text:span text:style-name="T3">a</text:span></text:span><text:span text:style-name="Default_20_Paragraph_20_Font"><text:span text:style-name="T1">t</text:span></text:span><text:span text:style-name="Default_20_Paragraph_20_Font"><text:span text:style-name="T3">que incocta, quaeque in mal</text:span></text:span><text:span text:style-name="Default_20_Paragraph_20_Font"><text:span text:style-name="T1">os </text:span></text:span><text:span text:style-name="Default_20_Paragraph_20_Font"><text:span text:style-name="T3">versu<text:line-break/>sun</text:span></text:span><text:span text:style-name="Default_20_Paragraph_20_Font"><text:span text:style-name="T1">t </text:span></text:span><text:span text:style-name="Default_20_Paragraph_20_Font"><text:span text:style-name="T3">abscestu</text:span></text:span><text:span text:style-name="Default_20_Paragraph_20_Font"><text:span text:style-name="T1">s </text:span></text:span><text:span text:style-name="Default_20_Paragraph_20_Font"><text:span text:style-name="T3">aut nulla</text:span></text:span><text:span text:style-name="Default_20_Paragraph_20_Font"><text:span text:style-name="T1">m </text:span></text:span><text:span text:style-name="Default_20_Paragraph_20_Font"><text:span text:style-name="T3">aut suram cr</text:span></text:span><text:span text:style-name="Default_20_Paragraph_20_Font"><text:span text:style-name="T1">i</text:span></text:span><text:span text:style-name="Default_20_Paragraph_20_Font"><text:span text:style-name="T3">sin vel dol</text:span></text:span><text:span text:style-name="Default_20_Paragraph_20_Font"><text:span text:style-name="T1">o</text:span></text:span><text:span text:style-name="Default_20_Paragraph_20_Font"><text:span text:style-name="T3">re</text:span></text:span><text:span text:style-name="Default_20_Paragraph_20_Font"><text:span text:style-name="T1">s </text:span></text:span><text:span text:style-name="Default_20_Paragraph_20_Font"><text:span text:style-name="T3">vel<text:line-break/></text:span></text:span><text:span text:style-name="Default_20_Paragraph_20_Font"><text:span text:style-name="T1">atonoa v</text:span></text:span><text:span text:style-name="Default_20_Paragraph_20_Font"><text:span text:style-name="T3">el eoru</text:span></text:span><text:span text:style-name="Default_20_Paragraph_20_Font"><text:span text:style-name="T1">m </text:span></text:span><text:span text:style-name="Default_20_Paragraph_20_Font"><text:span text:style-name="T3">recid</text:span></text:span><text:span text:style-name="Default_20_Paragraph_20_Font"><text:span text:style-name="T1">i</text:span></text:span><text:span text:style-name="Default_20_Paragraph_20_Font"><text:span text:style-name="T3">va</text:span></text:span><text:span text:style-name="Default_20_Paragraph_20_Font"><text:span text:style-name="T1">s </text:span></text:span><text:span text:style-name="Default_20_Paragraph_20_Font"><text:span text:style-name="T3">mini</text:span></text:span><text:span text:style-name="Default_20_Paragraph_20_Font"><text:span text:style-name="T1">t</text:span></text:span><text:span text:style-name="Default_20_Paragraph_20_Font"><text:span text:style-name="T3">an</text:span></text:span><text:span text:style-name="Default_20_Paragraph_20_Font"><text:span text:style-name="T1">t</text:span></text:span><text:span text:style-name="Default_20_Paragraph_20_Font"><text:span text:style-name="T3">ur. </text:span></text:span><text:span text:style-name="Default_20_Paragraph_20_Font"><text:span text:style-name="T1">Itaque- fore<text:line-break/>quidem -crisin ex judicantibus symptomatis, quae etiam<text:line-break/>iudicantes notas licet appellere, praesciri potest, an vero<text:line-break/>bene an male cedet, ex his quae concocta funi, sumenda<text:line-break/>cognitio est. Sed haec rarius futuram crisin non produnt,<text:line-break/>salutis autem aut interitus documenta praebent. Ista qui-<text:line-break/>dem. est praeter fupra dictas nominum interpretatio , una</text:span></text:span></text:p>
        <text:p text:style-name="P2"><text:span text:style-name="Default_20_Paragraph_20_Font"><text:span text:style-name="T1">cum iis, quae ad artem conducunt explicata. Nec vero<text:line-break/>te lateat notas etiam vim judicandi habentes genere fym-<text:line-break/>. plumata esse, quae futuras excretiones aut abscessus de-<text:line-break/>nunciant. Hae autem causae quidem primum funt ab-<text:line-break/>igendi morbi aut exsolvendarum virium; per accidens<text:line-break/>vero etiam inter signa censentur.</text:span></text:span></text:p>
        <text:h text:style-name="Heading_20_2" text:outline-level="2"><text:span text:style-name="Default_20_Paragraph_20_Font"><text:span text:style-name="T3">l i</text:span></text:span><text:span text:style-name="Default_20_Paragraph_20_Font"><text:span text:style-name="T1"> . . XI..</text:span></text:span></text:h>
        <text:p text:style-name="P4"><text:span text:style-name="Default_20_Paragraph_20_Font"><text:span text:style-name="T1">Q</text:span></text:span><text:span text:style-name="Default_20_Paragraph_20_Font"><text:span text:style-name="T3">uandoquide</text:span></text:span><text:span text:style-name="Default_20_Paragraph_20_Font"><text:span text:style-name="T1">m </text:span></text:span><text:span text:style-name="Default_20_Paragraph_20_Font"><text:span text:style-name="T3">et in L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y</text:span></text:span><text:span text:style-name="Default_20_Paragraph_20_Font"><text:span text:style-name="T3">a et in De</text:span></text:span><text:span text:style-name="Default_20_Paragraph_20_Font"><text:span text:style-name="T1">lo </text:span></text:span><text:span text:style-name="Default_20_Paragraph_20_Font"><text:span text:style-name="T3">et in sc</text:span></text:span><text:span text:style-name="Default_20_Paragraph_20_Font"><text:span text:style-name="T1">y</text:span></text:span><text:span text:style-name="Default_20_Paragraph_20_Font"><text:span text:style-name="T3">thia pr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<text:line-break/></text:span></text:span><text:span text:style-name="Default_20_Paragraph_20_Font"><text:span text:style-name="T3">scripta signa- vera esse c</text:span></text:span><text:span text:style-name="Default_20_Paragraph_20_Font"><text:span text:style-name="T1">o</text:span></text:span><text:span text:style-name="Default_20_Paragraph_20_Font"><text:span text:style-name="T3">mpr</text:span></text:span><text:span text:style-name="Default_20_Paragraph_20_Font"><text:span text:style-name="T1">o</text:span></text:span><text:span text:style-name="Default_20_Paragraph_20_Font"><text:span text:style-name="T3">bantur.</text:span></text:span></text:p>
        <text:p text:style-name="P1"><text:span text:style-name="Default_20_Paragraph_20_Font"><text:span text:style-name="T1">Dicens de</text:span></text:span><text:span text:style-name="Default_20_Paragraph_20_Font"><text:span text:style-name="T3">r</text:span></text:span><text:span text:style-name="Default_20_Paragraph_20_Font"><text:span text:style-name="T1"> regionibus non est u</text:span></text:span><text:span text:style-name="Default_20_Paragraph_20_Font"><text:span text:style-name="T3">t</text:span></text:span><text:span text:style-name="Default_20_Paragraph_20_Font"><text:span text:style-name="T1">us ea qua felat bre- -<text:line-break/>vitate. Nam si priori sententiae duas modo syllabas ad-<text:line-break/>jecisset , non fuisset necesse hanc adscribere. Ego vero<text:line-break/>illas addam quo plane intelligatis qualis fuisset oratio.<text:line-break/>Nec vero latere quemquam debet, sed certo tenendum est<text:line-break/>et argumenta et rerum notas mala quidem malum, bona<text:line-break/>vero bonum cum in omni anno tum in omnibus anni</text:span></text:span></text:p>
        <text:p text:style-name="P2"><text:span text:style-name="Default_20_Paragraph_20_Font"><text:span text:style-name="T1">temporibus tum regionibus designare. cui sententiae in-<text:line-break/>serens regionum nomen superflua esse proposita nunc verba<text:line-break/>tibi aperte ostendi. Haec enim non aliud docent quam<text:line-break/>utraque signa tam bona quam mala aliquid sui simile<text:line-break/>indicare in omni regione, sive calida sive frigida sive<text:line-break/>temperata sit. Africam enim tanquam calidam, Scythiam,<text:line-break/>ut frigidam, Desum pro temperata et inter utrumque me-<text:line-break/>dia exempli causa adduxit:</text:span></text:span></text:p>
        <text:h text:style-name="Heading_20_2" text:outline-level="2"><text:span text:style-name="Default_20_Paragraph_20_Font">XLI.</text:span></text:h>
        <text:p text:style-name="P32"><text:span text:style-name="Default_20_Paragraph_20_Font"><text:span text:style-name="T3">probe</text:span></text:span><text:span text:style-name="Default_20_Paragraph_20_Font"><text:span text:style-name="T1"> i</text:span></text:span><text:span text:style-name="Default_20_Paragraph_20_Font"><text:span text:style-name="T3">taque sc</text:span></text:span><text:span text:style-name="Default_20_Paragraph_20_Font"><text:span text:style-name="T1">i</text:span></text:span><text:span text:style-name="Default_20_Paragraph_20_Font"><text:span text:style-name="T3">endum est qu</text:span></text:span><text:span text:style-name="Default_20_Paragraph_20_Font"><text:span text:style-name="T1">o</text:span></text:span><text:span text:style-name="Default_20_Paragraph_20_Font"><text:span text:style-name="T3">d in h</text:span></text:span><text:span text:style-name="Default_20_Paragraph_20_Font"><text:span text:style-name="T1">i</text:span></text:span><text:span text:style-name="Default_20_Paragraph_20_Font"><text:span text:style-name="T3">s reg</text:span></text:span><text:span text:style-name="Default_20_Paragraph_20_Font"><text:span text:style-name="T1">io</text:span></text:span><text:span text:style-name="Default_20_Paragraph_20_Font"><text:span text:style-name="T3">nibus longe<text:line-break/>plura h</text:span></text:span><text:span text:style-name="Default_20_Paragraph_20_Font"><text:span text:style-name="T1">is </text:span></text:span><text:span text:style-name="Default_20_Paragraph_20_Font"><text:span text:style-name="T3">assequ</text:span></text:span><text:span text:style-name="Default_20_Paragraph_20_Font"><text:span text:style-name="T1">i </text:span></text:span><text:span text:style-name="Default_20_Paragraph_20_Font"><text:span text:style-name="T3">haud arduum si</text:span></text:span><text:span text:style-name="Default_20_Paragraph_20_Font"><text:span text:style-name="T1">t </text:span></text:span><text:span text:style-name="Default_20_Paragraph_20_Font"><text:span text:style-name="T3">si quis ea cogn</text:span></text:span><text:span text:style-name="Default_20_Paragraph_20_Font"><text:span text:style-name="T1">i</text:span></text:span><text:span text:style-name="Default_20_Paragraph_20_Font"><text:span text:style-name="T3">t</text:span></text:span><text:span text:style-name="Default_20_Paragraph_20_Font"><text:span text:style-name="T1">io</text:span></text:span><text:span text:style-name="Default_20_Paragraph_20_Font"><text:span text:style-name="T3">ne<text:line-break/>c</text:span></text:span><text:span text:style-name="Default_20_Paragraph_20_Font"><text:span text:style-name="T1">om</text:span></text:span><text:span text:style-name="Default_20_Paragraph_20_Font"><text:span text:style-name="T3">plexu</text:span></text:span><text:span text:style-name="Default_20_Paragraph_20_Font"><text:span text:style-name="T1">s </text:span></text:span><text:span text:style-name="Default_20_Paragraph_20_Font"><text:span text:style-name="T3">recte tum</text:span></text:span><text:span text:style-name="Default_20_Paragraph_20_Font"><text:span text:style-name="T1"> i</text:span></text:span><text:span text:style-name="Default_20_Paragraph_20_Font"><text:span text:style-name="T3">ud</text:span></text:span><text:span text:style-name="Default_20_Paragraph_20_Font"><text:span text:style-name="T1">i</text:span></text:span><text:span text:style-name="Default_20_Paragraph_20_Font"><text:span text:style-name="T3">care tum recte rat</text:span></text:span><text:span text:style-name="Default_20_Paragraph_20_Font"><text:span text:style-name="T1">i</text:span></text:span><text:span text:style-name="Default_20_Paragraph_20_Font"><text:span text:style-name="T3">one co</text:span></text:span><text:span text:style-name="Default_20_Paragraph_20_Font"><text:span text:style-name="T1">ll</text:span></text:span><text:span text:style-name="Default_20_Paragraph_20_Font"><text:span text:style-name="T3">t-<text:line-break/>gere sc</text:span></text:span><text:span text:style-name="Default_20_Paragraph_20_Font"><text:span text:style-name="T1">i</text:span></text:span><text:span text:style-name="Default_20_Paragraph_20_Font"><text:span text:style-name="T3">at.<text:tab/>-<text:tab/>.<text:tab/>.</text:span></text:span></text:p>
        <text:p text:style-name="P1"><text:span text:style-name="Default_20_Paragraph_20_Font"><text:span text:style-name="T1">Quod nos prius quodam loco diximus, prout oratio<text:line-break/>postulare videbatur,. id nunc Hippocrates ipse adscripsit;<text:line-break/>qui recte calluerit signorum vires, si non perpetuo possit<text:line-break/>futura certo praesagire, multa tamen saepius vera dictu-</text:span></text:span></text:p>
        <text:p text:style-name="P2"><text:span text:style-name="Default_20_Paragraph_20_Font"><text:span text:style-name="T1">tum esse quam siccus eveniat atque praedixerit, Qua<text:line-break/>quidem in re alter alteri praesagiendo excellit. Quippe<text:line-break/>nunquam errare supra hominem est, rarissime autem fo-<text:line-break/>lius est artificis. Sed in hoc quidem magna etiam est di-<text:line-break/>versitas. Nam qui vigesima modo praedictione aberrat,<text:line-break/>non parum illi praestat qui decima quaque semel fallitur<text:line-break/>atque is rursus illi ipsi , qui centesima quaque </text:span></text:span><text:span text:style-name="Default_20_Paragraph_20_Font"><text:span text:style-name="T3">t</text:span></text:span><text:span text:style-name="Default_20_Paragraph_20_Font"><text:span text:style-name="T1">emet dum-<text:line-break/>taxat , decipitur , quemadmodum et hic rursus ab illo vin-<text:line-break/>citur,.. qui ducentesima, Itaque non recte videntur em-<text:line-break/>pirici nos percontari, ecquod tandem theorema magna ex<text:line-break/>parte verum rationis accessione firmum perpetuumque effe-<text:line-break/>cimus. Quod quum ostendere non possimus , sibi videntur<text:line-break/>convicisse adjectam frustra a nobis fuisse rationem. Nos<text:line-break/>enim quamvis non perpetuo , saepius tamen quam illi ut<text:line-break/>futura praesagiendo , sic aegros curando finem artis con-<text:line-break/>fequrtur.</text:span></text:span></text:p>
        <text:h text:style-name="P37" text:outline-level="2"><text:span text:style-name="Default_20_Paragraph_20_Font">XI.IL</text:span></text:h>
        <text:p text:style-name="P4"><text:span text:style-name="Default_20_Paragraph_20_Font"><text:span text:style-name="T3">At null</text:span></text:span><text:span text:style-name="Default_20_Paragraph_20_Font"><text:span text:style-name="T1">i</text:span></text:span><text:span text:style-name="Default_20_Paragraph_20_Font"><text:span text:style-name="T3">u</text:span></text:span><text:span text:style-name="Default_20_Paragraph_20_Font"><text:span text:style-name="T1">s </text:span></text:span><text:span text:style-name="Default_20_Paragraph_20_Font"><text:span text:style-name="T3">morbi nomen quod hic scrip</text:span></text:span><text:span text:style-name="Default_20_Paragraph_20_Font"><text:span text:style-name="T1">t</text:span></text:span><text:span text:style-name="Default_20_Paragraph_20_Font"><text:span text:style-name="T3">um n</text:span></text:span><text:span text:style-name="Default_20_Paragraph_20_Font"><text:span text:style-name="T1">o</text:span></text:span><text:span text:style-name="Default_20_Paragraph_20_Font"><text:span text:style-name="T3">n sit expc-<text:line-break/></text:span></text:span><text:span text:style-name="Default_20_Paragraph_20_Font"><text:span text:style-name="T1">r</text:span></text:span><text:span text:style-name="Default_20_Paragraph_20_Font"><text:span text:style-name="T3">endum est. omne</text:span></text:span><text:span text:style-name="Default_20_Paragraph_20_Font"><text:span text:style-name="T1">s </text:span></text:span><text:span text:style-name="Default_20_Paragraph_20_Font"><text:span text:style-name="T3">en</text:span></text:span><text:span text:style-name="Default_20_Paragraph_20_Font"><text:span text:style-name="T1">im </text:span></text:span><text:span text:style-name="Default_20_Paragraph_20_Font"><text:span text:style-name="T3">qu</text:span></text:span><text:span text:style-name="Default_20_Paragraph_20_Font"><text:span text:style-name="T1">i </text:span></text:span><text:span text:style-name="Default_20_Paragraph_20_Font"><text:span text:style-name="T3">in praed</text:span></text:span><text:span text:style-name="Default_20_Paragraph_20_Font"><text:span text:style-name="T1">ict</text:span></text:span><text:span text:style-name="Default_20_Paragraph_20_Font"><text:span text:style-name="T3">i</text:span></text:span><text:span text:style-name="Default_20_Paragraph_20_Font"><text:span text:style-name="T1">s </text:span></text:span><text:span text:style-name="Default_20_Paragraph_20_Font"><text:span text:style-name="T3">te</text:span></text:span><text:span text:style-name="Default_20_Paragraph_20_Font"><text:span text:style-name="T1">m</text:span></text:span><text:span text:style-name="Default_20_Paragraph_20_Font"><text:span text:style-name="T3">por</text:span></text:span><text:span text:style-name="Default_20_Paragraph_20_Font"><text:span text:style-name="T1">i</text:span></text:span><text:span text:style-name="Default_20_Paragraph_20_Font"><text:span text:style-name="T3">bu</text:span></text:span><text:span text:style-name="Default_20_Paragraph_20_Font"><text:span text:style-name="T1">s<text:line-break/>i</text:span></text:span><text:span text:style-name="Default_20_Paragraph_20_Font"><text:span text:style-name="T3">udicantur</text:span></text:span><text:span text:style-name="Default_20_Paragraph_20_Font"><text:span text:style-name="T1">, iis</text:span></text:span><text:span text:style-name="Default_20_Paragraph_20_Font"><text:span text:style-name="T3">de</text:span></text:span><text:span text:style-name="Default_20_Paragraph_20_Font"><text:span text:style-name="T1">m </text:span></text:span><text:span text:style-name="Default_20_Paragraph_20_Font"><text:span text:style-name="T3">sign</text:span></text:span><text:span text:style-name="Default_20_Paragraph_20_Font"><text:span text:style-name="T1">is </text:span></text:span><text:span text:style-name="Default_20_Paragraph_20_Font"><text:span text:style-name="T3">c</text:span></text:span><text:span text:style-name="Default_20_Paragraph_20_Font"><text:span text:style-name="T1">o</text:span></text:span><text:span text:style-name="Default_20_Paragraph_20_Font"><text:span text:style-name="T3">gnosce</text:span></text:span><text:span text:style-name="Default_20_Paragraph_20_Font"><text:span text:style-name="T1">s.</text:span></text:span></text:p>
        <text:p text:style-name="P1"><text:span text:style-name="Default_20_Paragraph_20_Font"><text:span text:style-name="T1">Hoc mihi ridetur extremo libro adjecisse propterea<text:line-break/>quod in isto de morbis acutis atque aliis qui ab ipsis<text:line-break/>nascuntur </text:span></text:span><text:span text:style-name="Default_20_Paragraph_20_Font"><text:span text:style-name="T3">t</text:span></text:span><text:span text:style-name="Default_20_Paragraph_20_Font"><text:span text:style-name="T1">e disseruisse professus esu Itaque memor ple-<text:line-break/>raque signa tam bona quam mala simpliciter a fe propo-<text:line-break/>sita fuisse, ut morbis omnibus communia , pauca autem<text:line-break/>certis quibusdam morbis assignata, id nobis revocarit in<text:line-break/>memoriam: simulque addidit nullum prorsus praetermissum<text:line-break/>fuisse. Quod forte nobis falsum esse rideatur, quum non-<text:line-break/>nullos quidem ipsc nominatim expresserit, alios autem mi-<text:line-break/>nime. Hoc enim non temere nec nullam ob causam sic<text:line-break/>factum ab eo fuisse declarati Nam quia morbi quidam<text:line-break/>praeter caeteros peculiarem disciplinam postulare videban-<text:line-break/>tur, ideo mentionem illorum nominatim fecit, alii vero</text:span></text:span></text:p>
      </text:section>
      <text:p text:style-name="P2"><text:span text:style-name="Default_20_Paragraph_20_Font"><text:span text:style-name="T1">omnes quorum nomina tacuit, fub communibus signis<text:line-break/>comprehenduntur. Et ne longe abeas, quae primum ab<text:line-break/>eo depicta est mortifera, ut vocant, facies in omni morbo<text:line-break/>- acuto recte dicitur perniciosa este. Aeque vero et omnia<text:line-break/>quae scriptu funt de jacentium habitu, de respiratione, de<text:line-break/>somno, de vigilis et aliis., quae passim omnibus in mor-<text:line-break/>bis accidunt, qui antedictis temporibus ordinantur. Neque<text:line-break/>enim de longis morbis scriptus ab eo liber est, fed quem-<text:line-break/>admodum ipse dixit, acutis et qui ab his prodeunt. Quo-<text:line-break/>rum spatia ipse quoque explicavit, nonnullis quidem ex-<text:line-break/>tremum diem vigesimum, aliis vero quadragesimum aut<text:line-break/>sexagesimum praescribens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Microsoft Sans Serif Greek" svg:font-family="'Microsoft Sans Serif Greek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Microsoft Sans Serif" fo:font-family="'Microsoft Sans Serif'" style:font-family-generic="swiss" style:font-pitch="variable" fo:font-size="12pt" fo:language="la" fo:country="VA" style:font-name-asian="Microsoft Sans Serif" style:font-family-asian="'Microsoft Sans Serif'" style:font-family-generic-asian="swiss" style:font-pitch-asian="variable" style:font-size-asian="12pt" style:language-asian="la" style:country-asian="VA" style:font-name-complex="Microsoft Sans Serif" style:font-family-complex="'Microsoft Sans Serif'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3" draw:style-name="Mdp1" style:next-style-name="Standard"/>
    <style:master-page style:name="Converted1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b</dc:title>
    <dc:subject>Galien</dc:subject>
    <meta:keyword>https:/archive.org/details/BIUSante_45674x18b</meta:keyword>
    <meta:initial-creator>Galien;Kühn, Karl Gottlob (éd.)</meta:initial-creator>
    <meta:creation-date>2023-01-16T14:00:00Z</meta:creation-date>
    <dc:date>2023-01-19T15:01:56.932000000</dc:date>
    <meta:editing-cycles>13</meta:editing-cycles>
    <meta:editing-duration>PT1H27M21S</meta:editing-duration>
    <meta:document-statistic meta:table-count="0" meta:image-count="0" meta:object-count="0" meta:page-count="317" meta:paragraph-count="756" meta:word-count="41475" meta:character-count="275494" meta:non-whitespace-character-count="234765"/>
    <meta:template xlink:type="simple" xlink:actuate="onRequest" xlink:title="" xlink:href="Normal.dotm"/>
  </office:meta>
</office:document-meta>
</file>